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5.66pt"/>
    </style:style>
    <style:style style:name="co2" style:family="table-column">
      <style:table-column-properties fo:break-before="auto" style:column-width="68.54pt"/>
    </style:style>
    <style:style style:name="co3" style:family="table-column">
      <style:table-column-properties fo:break-before="auto" style:column-width="18.65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11.99pt"/>
    </style:style>
    <style:style style:name="co6" style:family="table-column">
      <style:table-column-properties fo:break-before="auto" style:column-width="57.34pt"/>
    </style:style>
    <style:style style:name="co7" style:family="table-column">
      <style:table-column-properties fo:break-before="auto" style:column-width="62.7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56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c9ba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c9ba4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bbe33d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fo:background-color="#bbe33d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 style:data-style-name="N37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ackground-color="#ffffa6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fo:background-color="#bbe33d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36">
      <style:table-cell-properties fo:background-color="#cccccc"/>
      <style:text-properties fo:color="#f10d0c" fo:font-weight="bold" style:font-weight-asian="bold" style:font-weight-complex="bold"/>
    </style:style>
    <style:style style:name="ce19" style:family="table-cell" style:parent-style-name="Default" style:data-style-name="N136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b4c7d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0">
      <style:table-cell-properties fo:background-color="#b4c7dc"/>
      <style:text-properties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 style:data-style-name="N136">
      <style:table-cell-properties fo:background-color="#b4c7d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36"/>
    <style:style style:name="ce27" style:family="table-cell" style:parent-style-name="Default" style:data-style-name="N136">
      <style:text-properties fo:color="#f10d0c"/>
    </style:style>
    <style:style style:name="ce28" style:family="table-cell" style:parent-style-name="Default" style:data-style-name="N136">
      <style:table-cell-properties fo:background-color="#b4c7dc" style:text-align-source="fix" style:repeat-content="false"/>
      <style:paragraph-properties fo:text-align="center" fo:margin-left="0pt"/>
      <style:text-properties fo:color="#f10d0c"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ce22"/>
        <table:table-column table:style-name="co5" table:default-cell-style-name="ce24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8" table:default-cell-style-name="ce26"/>
        <table:table-column table:style-name="co8" table:default-cell-style-name="ce27"/>
        <table:table-column table:style-name="co8" table:number-columns-repeated="2" table:default-cell-style-name="ce26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odel Parameters</text:p>
          </table:table-cell>
          <table:covered-table-cell table:style-name="ce5"/>
          <table:table-cell table:style-name="ce20"/>
          <table:table-cell table:style-name="ce21" office:value-type="string" calcext:value-type="string" table:number-columns-spanned="1" table:number-rows-spanned="2">
            <text:p>Date</text:p>
          </table:table-cell>
          <table:table-cell table:style-name="ce23"/>
          <table:table-cell table:number-columns-repeated="2" table:style-name="ce25" office:value-type="string" calcext:value-type="string">
            <text:p>Infected</text:p>
          </table:table-cell>
          <table:table-cell table:number-columns-repeated="3" table:style-name="ce25" office:value-type="string" calcext:value-type="string">
            <text:p>ICU</text:p>
          </table:table-cell>
          <table:table-cell table:style-name="ce28" office:value-type="string" calcext:value-type="string">
            <text:p>No ICU Avail</text:p>
          </table:table-cell>
          <table:table-cell table:number-columns-repeated="2" table:style-name="ce25" office:value-type="string" calcext:value-type="string">
            <text:p>Deaths</text:p>
          </table:table-cell>
          <table:table-cell table:style-name="ce20" table:number-columns-repeated="1011"/>
        </table:table-row>
        <table:table-row table:style-name="ro1">
          <table:table-cell table:style-name="ce1" office:value-type="string" calcext:value-type="string" table:number-columns-spanned="2" table:number-rows-spanned="1">
            <text:p>Yellow = Editable, Green = Calculated</text:p>
          </table:table-cell>
          <table:covered-table-cell table:style-name="ce5"/>
          <table:table-cell table:style-name="ce20"/>
          <table:covered-table-cell table:style-name="ce21"/>
          <table:table-cell table:style-name="ce23"/>
          <table:table-cell table:style-name="ce25" office:value-type="string" calcext:value-type="string">
            <text:p>New</text:p>
          </table:table-cell>
          <table:table-cell table:style-name="ce25" office:value-type="string" calcext:value-type="string">
            <text:p>Total</text:p>
          </table:table-cell>
          <table:table-cell table:style-name="ce25" office:value-type="string" calcext:value-type="string">
            <text:p>New</text:p>
          </table:table-cell>
          <table:table-cell table:style-name="ce25" office:value-type="string" calcext:value-type="string">
            <text:p>Active</text:p>
          </table:table-cell>
          <table:table-cell table:style-name="ce25" office:value-type="string" calcext:value-type="string">
            <text:p>Unavailable</text:p>
          </table:table-cell>
          <table:table-cell table:style-name="ce28" office:value-type="string" calcext:value-type="string">
            <text:p>Deaths</text:p>
          </table:table-cell>
          <table:table-cell table:style-name="ce25" office:value-type="string" calcext:value-type="string">
            <text:p>New</text:p>
          </table:table-cell>
          <table:table-cell table:style-name="ce25" office:value-type="string" calcext:value-type="string">
            <text:p>Total</text:p>
          </table:table-cell>
          <table:table-cell table:style-name="ce20" table:number-columns-repeated="1011"/>
        </table:table-row>
        <table:table-row table:style-name="ro1">
          <table:table-cell office:value-type="string" calcext:value-type="string">
            <text:p>Case increase per day:</text:p>
          </table:table-cell>
          <table:table-cell table:style-name="ce6" office:value-type="percentage" office:value="0.134" calcext:value-type="percentage">
            <text:p>13.40%</text:p>
          </table:table-cell>
          <table:table-cell/>
          <table:table-cell table:formula="of:=[.$B$16]" office:value-type="date" office:date-value="2020-01-20" calcext:value-type="date">
            <text:p>01/20/20</text:p>
          </table:table-cell>
          <table:table-cell/>
          <table:table-cell table:formula="of:=[.$B$17]" office:value-type="float" office:value="8" calcext:value-type="float">
            <text:p>8</text:p>
          </table:table-cell>
          <table:table-cell table:formula="of:=[.F3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/>
          </table:table-cell>
          <table:table-cell table:style-name="ce27" office:value-type="float" office:value="0" calcext:value-type="float">
            <text:p/>
          </table:table-cell>
          <table:table-cell table:number-columns-repeated="2" office:value-type="float" office:value="0" calcext:value-type="float">
            <text:p/>
          </table:table-cell>
          <table:table-cell table:formula="of:=SUM([.L$3:.L3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bling time (days):</text:p>
          </table:table-cell>
          <table:table-cell table:style-name="ce7" table:formula="of:=2/[.B3]" office:value-type="float" office:value="14.9253731343284" calcext:value-type="float">
            <text:p>15</text:p>
          </table:table-cell>
          <table:table-cell/>
          <table:table-cell table:formula="of:=[.D3]+1" office:value-type="date" office:date-value="2020-01-21" calcext:value-type="date">
            <text:p>01/21/20</text:p>
          </table:table-cell>
          <table:table-cell/>
          <table:table-cell table:formula="of:=IF([.G3] &lt; [.$B$25];CEILING([.G3]*[.$B$3];1);0)" office:value-type="float" office:value="2" calcext:value-type="float">
            <text:p>2</text:p>
          </table:table-cell>
          <table:table-cell table:formula="of:=IF([.G3] &lt; [.$B$25];SUM([.F$3:.F4]);[.$B$25])" office:value-type="float" office:value="10" calcext:value-type="float">
            <text:p>10</text:p>
          </table:table-cell>
          <table:table-cell table:formula="of:=IF((ROW() - [.$B$21] &lt; 3);0;FLOOR(IFERROR(OFFSET([.$F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] &gt; [.$B$20];[.I4]-[.$B$20];0)" office:value-type="float" office:value="0" calcext:value-type="float">
            <text:p/>
          </table:table-cell>
          <table:table-cell table:formula="of:=IF([.J4] &gt; 0; ROUND([.$B$23] *MIN([.J4];[.H4])); 0)" office:value-type="float" office:value="0" calcext:value-type="float">
            <text:p/>
          </table:table-cell>
          <table:table-cell table:formula="of:=IF((ROW() - [.$B$13] &lt; 3);0;FLOOR(IFERROR(OFFSET([.$F4];-1*[.$B$13];0 );0) * [.$B$14]))" office:value-type="float" office:value="0" calcext:value-type="float">
            <text:p/>
          </table:table-cell>
          <table:table-cell table:formula="of:=SUM([.L$3:.L4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]+1" office:value-type="date" office:date-value="2020-01-22" calcext:value-type="date">
            <text:p>01/22/20</text:p>
          </table:table-cell>
          <table:table-cell/>
          <table:table-cell table:formula="of:=IF([.G4] &lt; [.$B$25];CEILING([.G4]*[.$B$3];1);0)" office:value-type="float" office:value="2" calcext:value-type="float">
            <text:p>2</text:p>
          </table:table-cell>
          <table:table-cell table:formula="of:=IF([.G4] &lt; [.$B$25];SUM([.F$3:.F5]);[.$B$25])" office:value-type="float" office:value="12" calcext:value-type="float">
            <text:p>12</text:p>
          </table:table-cell>
          <table:table-cell table:formula="of:=IF((ROW() - [.$B$21] &lt; 3);0;FLOOR(IFERROR(OFFSET([.$F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] &gt; [.$B$20];[.I5]-[.$B$20];0)" office:value-type="float" office:value="0" calcext:value-type="float">
            <text:p/>
          </table:table-cell>
          <table:table-cell table:formula="of:=IF([.J5] &gt; 0; ROUND([.$B$23] *MIN([.J5];[.H5])); 0)" office:value-type="float" office:value="0" calcext:value-type="float">
            <text:p/>
          </table:table-cell>
          <table:table-cell table:formula="of:=IF((ROW() - [.$B$13] &lt; 3);0;FLOOR(IFERROR(OFFSET([.$F5];-1*[.$B$13];0 );0) * [.$B$14]))" office:value-type="float" office:value="0" calcext:value-type="float">
            <text:p/>
          </table:table-cell>
          <table:table-cell table:formula="of:=SUM([.L$3:.L5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 Population:</text:p>
          </table:table-cell>
          <table:table-cell table:style-name="ce9" office:value-type="float" office:value="329407500" calcext:value-type="float">
            <text:p>329,407,500</text:p>
          </table:table-cell>
          <table:table-cell/>
          <table:table-cell table:formula="of:=[.D5]+1" office:value-type="date" office:date-value="2020-01-23" calcext:value-type="date">
            <text:p>01/23/20</text:p>
          </table:table-cell>
          <table:table-cell/>
          <table:table-cell table:formula="of:=IF([.G5] &lt; [.$B$25];CEILING([.G5]*[.$B$3];1);0)" office:value-type="float" office:value="2" calcext:value-type="float">
            <text:p>2</text:p>
          </table:table-cell>
          <table:table-cell table:formula="of:=IF([.G5] &lt; [.$B$25];SUM([.F$3:.F6]);[.$B$25])" office:value-type="float" office:value="14" calcext:value-type="float">
            <text:p>14</text:p>
          </table:table-cell>
          <table:table-cell table:formula="of:=IF((ROW() - [.$B$21] &lt; 3);0;FLOOR(IFERROR(OFFSET([.$F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] &gt; [.$B$20];[.I6]-[.$B$20];0)" office:value-type="float" office:value="0" calcext:value-type="float">
            <text:p/>
          </table:table-cell>
          <table:table-cell table:formula="of:=IF([.J6] &gt; 0; ROUND([.$B$23] *MIN([.J6];[.H6])); 0)" office:value-type="float" office:value="0" calcext:value-type="float">
            <text:p/>
          </table:table-cell>
          <table:table-cell table:formula="of:=IF((ROW() - [.$B$13] &lt; 3);0;FLOOR(IFERROR(OFFSET([.$F6];-1*[.$B$13];0 );0) * [.$B$14]))" office:value-type="float" office:value="0" calcext:value-type="float">
            <text:p/>
          </table:table-cell>
          <table:table-cell table:formula="of:=SUM([.L$3:.L6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cent of pop infected:</text:p>
          </table:table-cell>
          <table:table-cell table:style-name="ce6" office:value-type="percentage" office:value="0.675" calcext:value-type="percentage">
            <text:p>67.50%</text:p>
          </table:table-cell>
          <table:table-cell/>
          <table:table-cell table:formula="of:=[.D6]+1" office:value-type="date" office:date-value="2020-01-24" calcext:value-type="date">
            <text:p>01/24/20</text:p>
          </table:table-cell>
          <table:table-cell/>
          <table:table-cell table:formula="of:=IF([.G6] &lt; [.$B$25];CEILING([.G6]*[.$B$3];1);0)" office:value-type="float" office:value="2" calcext:value-type="float">
            <text:p>2</text:p>
          </table:table-cell>
          <table:table-cell table:formula="of:=IF([.G6] &lt; [.$B$25];SUM([.F$3:.F7]);[.$B$25])" office:value-type="float" office:value="16" calcext:value-type="float">
            <text:p>16</text:p>
          </table:table-cell>
          <table:table-cell table:formula="of:=IF((ROW() - [.$B$21] &lt; 3);0;FLOOR(IFERROR(OFFSET([.$F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] &gt; [.$B$20];[.I7]-[.$B$20];0)" office:value-type="float" office:value="0" calcext:value-type="float">
            <text:p/>
          </table:table-cell>
          <table:table-cell table:formula="of:=IF([.J7] &gt; 0; ROUND([.$B$23] *MIN([.J7];[.H7])); 0)" office:value-type="float" office:value="0" calcext:value-type="float">
            <text:p/>
          </table:table-cell>
          <table:table-cell table:formula="of:=IF((ROW() - [.$B$13] &lt; 3);0;FLOOR(IFERROR(OFFSET([.$F7];-1*[.$B$13];0 );0) * [.$B$14]))" office:value-type="float" office:value="0" calcext:value-type="float">
            <text:p/>
          </table:table-cell>
          <table:table-cell table:formula="of:=SUM([.L$3:.L7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]+1" office:value-type="date" office:date-value="2020-01-25" calcext:value-type="date">
            <text:p>01/25/20</text:p>
          </table:table-cell>
          <table:table-cell/>
          <table:table-cell table:formula="of:=IF([.G7] &lt; [.$B$25];CEILING([.G7]*[.$B$3];1);0)" office:value-type="float" office:value="3" calcext:value-type="float">
            <text:p>3</text:p>
          </table:table-cell>
          <table:table-cell table:formula="of:=IF([.G7] &lt; [.$B$25];SUM([.F$3:.F8]);[.$B$25])" office:value-type="float" office:value="19" calcext:value-type="float">
            <text:p>19</text:p>
          </table:table-cell>
          <table:table-cell table:formula="of:=IF((ROW() - [.$B$21] &lt; 3);0;FLOOR(IFERROR(OFFSET([.$F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8] &gt; [.$B$20];[.I8]-[.$B$20];0)" office:value-type="float" office:value="0" calcext:value-type="float">
            <text:p/>
          </table:table-cell>
          <table:table-cell table:formula="of:=IF([.J8] &gt; 0; ROUND([.$B$23] *MIN([.J8];[.H8])); 0)" office:value-type="float" office:value="0" calcext:value-type="float">
            <text:p/>
          </table:table-cell>
          <table:table-cell table:formula="of:=IF((ROW() - [.$B$13] &lt; 3);0;FLOOR(IFERROR(OFFSET([.$F8];-1*[.$B$13];0 );0) * [.$B$14]))" office:value-type="float" office:value="0" calcext:value-type="float">
            <text:p/>
          </table:table-cell>
          <table:table-cell table:formula="of:=SUM([.L$3:.L8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ld: </text:p>
          </table:table-cell>
          <table:table-cell table:style-name="ce6" office:value-type="percentage" office:value="0.83" calcext:value-type="percentage">
            <text:p>83.00%</text:p>
          </table:table-cell>
          <table:table-cell/>
          <table:table-cell table:formula="of:=[.D8]+1" office:value-type="date" office:date-value="2020-01-26" calcext:value-type="date">
            <text:p>01/26/20</text:p>
          </table:table-cell>
          <table:table-cell/>
          <table:table-cell table:formula="of:=IF([.G8] &lt; [.$B$25];CEILING([.G8]*[.$B$3];1);0)" office:value-type="float" office:value="3" calcext:value-type="float">
            <text:p>3</text:p>
          </table:table-cell>
          <table:table-cell table:formula="of:=IF([.G8] &lt; [.$B$25];SUM([.F$3:.F9]);[.$B$25])" office:value-type="float" office:value="22" calcext:value-type="float">
            <text:p>22</text:p>
          </table:table-cell>
          <table:table-cell table:formula="of:=IF((ROW() - [.$B$21] &lt; 3);0;FLOOR(IFERROR(OFFSET([.$F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9] &gt; [.$B$20];[.I9]-[.$B$20];0)" office:value-type="float" office:value="0" calcext:value-type="float">
            <text:p/>
          </table:table-cell>
          <table:table-cell table:formula="of:=IF([.J9] &gt; 0; ROUND([.$B$23] *MIN([.J9];[.H9])); 0)" office:value-type="float" office:value="0" calcext:value-type="float">
            <text:p/>
          </table:table-cell>
          <table:table-cell table:formula="of:=IF((ROW() - [.$B$13] &lt; 3);0;FLOOR(IFERROR(OFFSET([.$F9];-1*[.$B$13];0 );0) * [.$B$14]))" office:value-type="float" office:value="0" calcext:value-type="float">
            <text:p/>
          </table:table-cell>
          <table:table-cell table:formula="of:=SUM([.L$3:.L9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CU: </text:p>
          </table:table-cell>
          <table:table-cell table:style-name="ce6" office:value-type="percentage" office:value="0.17" calcext:value-type="percentage">
            <text:p>17.00%</text:p>
          </table:table-cell>
          <table:table-cell/>
          <table:table-cell table:formula="of:=[.D9]+1" office:value-type="date" office:date-value="2020-01-27" calcext:value-type="date">
            <text:p>01/27/20</text:p>
          </table:table-cell>
          <table:table-cell/>
          <table:table-cell table:formula="of:=IF([.G9] &lt; [.$B$25];CEILING([.G9]*[.$B$3];1);0)" office:value-type="float" office:value="3" calcext:value-type="float">
            <text:p>3</text:p>
          </table:table-cell>
          <table:table-cell table:formula="of:=IF([.G9] &lt; [.$B$25];SUM([.F$3:.F10]);[.$B$25])" office:value-type="float" office:value="25" calcext:value-type="float">
            <text:p>25</text:p>
          </table:table-cell>
          <table:table-cell table:formula="of:=IF((ROW() - [.$B$21] &lt; 3);0;FLOOR(IFERROR(OFFSET([.$F1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0] &gt; [.$B$20];[.I10]-[.$B$20];0)" office:value-type="float" office:value="0" calcext:value-type="float">
            <text:p/>
          </table:table-cell>
          <table:table-cell table:formula="of:=IF([.J10] &gt; 0; ROUND([.$B$23] *MIN([.J10];[.H10])); 0)" office:value-type="float" office:value="0" calcext:value-type="float">
            <text:p/>
          </table:table-cell>
          <table:table-cell table:formula="of:=IF((ROW() - [.$B$13] &lt; 3);0;FLOOR(IFERROR(OFFSET([.$F10];-1*[.$B$13];0 );0) * [.$B$14]))" office:value-type="float" office:value="0" calcext:value-type="float">
            <text:p/>
          </table:table-cell>
          <table:table-cell table:formula="of:=SUM([.L$3:.L10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:</text:p>
          </table:table-cell>
          <table:table-cell table:style-name="ce10" table:formula="of:=[.B9]+[.B10]" office:value-type="percentage" office:value="1" calcext:value-type="percentage">
            <text:p>100.00%</text:p>
          </table:table-cell>
          <table:table-cell/>
          <table:table-cell table:formula="of:=[.D10]+1" office:value-type="date" office:date-value="2020-01-28" calcext:value-type="date">
            <text:p>01/28/20</text:p>
          </table:table-cell>
          <table:table-cell/>
          <table:table-cell table:formula="of:=IF([.G10] &lt; [.$B$25];CEILING([.G10]*[.$B$3];1);0)" office:value-type="float" office:value="4" calcext:value-type="float">
            <text:p>4</text:p>
          </table:table-cell>
          <table:table-cell table:formula="of:=IF([.G10] &lt; [.$B$25];SUM([.F$3:.F11]);[.$B$25])" office:value-type="float" office:value="29" calcext:value-type="float">
            <text:p>29</text:p>
          </table:table-cell>
          <table:table-cell table:formula="of:=IF((ROW() - [.$B$21] &lt; 3);0;FLOOR(IFERROR(OFFSET([.$F1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1] &gt; [.$B$20];[.I11]-[.$B$20];0)" office:value-type="float" office:value="0" calcext:value-type="float">
            <text:p/>
          </table:table-cell>
          <table:table-cell table:formula="of:=IF([.J11] &gt; 0; ROUND([.$B$23] *MIN([.J11];[.H11])); 0)" office:value-type="float" office:value="0" calcext:value-type="float">
            <text:p/>
          </table:table-cell>
          <table:table-cell table:formula="of:=IF((ROW() - [.$B$13] &lt; 3);0;FLOOR(IFERROR(OFFSET([.$F11];-1*[.$B$13];0 );0) * [.$B$14]))" office:value-type="float" office:value="0" calcext:value-type="float">
            <text:p/>
          </table:table-cell>
          <table:table-cell table:formula="of:=SUM([.L$3:.L11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table:style-name="ce11"/>
          <table:table-cell/>
          <table:table-cell table:formula="of:=[.D11]+1" office:value-type="date" office:date-value="2020-01-29" calcext:value-type="date">
            <text:p>01/29/20</text:p>
          </table:table-cell>
          <table:table-cell/>
          <table:table-cell table:formula="of:=IF([.G11] &lt; [.$B$25];CEILING([.G11]*[.$B$3];1);0)" office:value-type="float" office:value="4" calcext:value-type="float">
            <text:p>4</text:p>
          </table:table-cell>
          <table:table-cell table:formula="of:=IF([.G11] &lt; [.$B$25];SUM([.F$3:.F12]);[.$B$25])" office:value-type="float" office:value="33" calcext:value-type="float">
            <text:p>33</text:p>
          </table:table-cell>
          <table:table-cell table:formula="of:=IF((ROW() - [.$B$21] &lt; 3);0;FLOOR(IFERROR(OFFSET([.$F12];-1*[.$B$21];0 );0) * [.$B$10]))" office:value-type="float" office:value="1" calcext:value-type="float">
            <text:p>1</text:p>
          </table:table-cell>
          <table:table-cell table:formula="of:=SUM(INDEX([.H$1:.H$736];MAX(ROW()+(-1*[.$B$22])+1;3);1):INDEX([.H$1:.H$736];ROW();1))" office:value-type="float" office:value="1" calcext:value-type="float">
            <text:p>1</text:p>
          </table:table-cell>
          <table:table-cell table:style-name="ce27" table:formula="of:=IF([.I12] &gt; [.$B$20];[.I12]-[.$B$20];0)" office:value-type="float" office:value="0" calcext:value-type="float">
            <text:p/>
          </table:table-cell>
          <table:table-cell table:formula="of:=IF([.J12] &gt; 0; ROUND([.$B$23] *MIN([.J12];[.H12])); 0)" office:value-type="float" office:value="0" calcext:value-type="float">
            <text:p/>
          </table:table-cell>
          <table:table-cell table:formula="of:=IF((ROW() - [.$B$13] &lt; 3);0;FLOOR(IFERROR(OFFSET([.$F12];-1*[.$B$13];0 );0) * [.$B$14]))" office:value-type="float" office:value="0" calcext:value-type="float">
            <text:p/>
          </table:table-cell>
          <table:table-cell table:formula="of:=SUM([.L$3:.L12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ys infected prior to Death:</text:p>
          </table:table-cell>
          <table:table-cell table:style-name="ce12" office:value-type="float" office:value="23" calcext:value-type="float">
            <text:p>23</text:p>
          </table:table-cell>
          <table:table-cell/>
          <table:table-cell table:formula="of:=[.D12]+1" office:value-type="date" office:date-value="2020-01-30" calcext:value-type="date">
            <text:p>01/30/20</text:p>
          </table:table-cell>
          <table:table-cell/>
          <table:table-cell table:formula="of:=IF([.G12] &lt; [.$B$25];CEILING([.G12]*[.$B$3];1);0)" office:value-type="float" office:value="5" calcext:value-type="float">
            <text:p>5</text:p>
          </table:table-cell>
          <table:table-cell table:formula="of:=IF([.G12] &lt; [.$B$25];SUM([.F$3:.F13]);[.$B$25])" office:value-type="float" office:value="38" calcext:value-type="float">
            <text:p>38</text:p>
          </table:table-cell>
          <table:table-cell table:formula="of:=IF((ROW() - [.$B$21] &lt; 3);0;FLOOR(IFERROR(OFFSET([.$F1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1" calcext:value-type="float">
            <text:p>1</text:p>
          </table:table-cell>
          <table:table-cell table:style-name="ce27" table:formula="of:=IF([.I13] &gt; [.$B$20];[.I13]-[.$B$20];0)" office:value-type="float" office:value="0" calcext:value-type="float">
            <text:p/>
          </table:table-cell>
          <table:table-cell table:formula="of:=IF([.J13] &gt; 0; ROUND([.$B$23] *MIN([.J13];[.H13])); 0)" office:value-type="float" office:value="0" calcext:value-type="float">
            <text:p/>
          </table:table-cell>
          <table:table-cell table:formula="of:=IF((ROW() - [.$B$13] &lt; 3);0;FLOOR(IFERROR(OFFSET([.$F13];-1*[.$B$13];0 );0) * [.$B$14]))" office:value-type="float" office:value="0" calcext:value-type="float">
            <text:p/>
          </table:table-cell>
          <table:table-cell table:formula="of:=SUM([.L$3:.L13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ath Rate:</text:p>
          </table:table-cell>
          <table:table-cell table:style-name="ce6" office:value-type="percentage" office:value="0.025" calcext:value-type="percentage">
            <text:p>2.50%</text:p>
          </table:table-cell>
          <table:table-cell/>
          <table:table-cell table:formula="of:=[.D13]+1" office:value-type="date" office:date-value="2020-01-31" calcext:value-type="date">
            <text:p>01/31/20</text:p>
          </table:table-cell>
          <table:table-cell/>
          <table:table-cell table:formula="of:=IF([.G13] &lt; [.$B$25];CEILING([.G13]*[.$B$3];1);0)" office:value-type="float" office:value="6" calcext:value-type="float">
            <text:p>6</text:p>
          </table:table-cell>
          <table:table-cell table:formula="of:=IF([.G13] &lt; [.$B$25];SUM([.F$3:.F14]);[.$B$25])" office:value-type="float" office:value="44" calcext:value-type="float">
            <text:p>44</text:p>
          </table:table-cell>
          <table:table-cell table:formula="of:=IF((ROW() - [.$B$21] &lt; 3);0;FLOOR(IFERROR(OFFSET([.$F1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1" calcext:value-type="float">
            <text:p>1</text:p>
          </table:table-cell>
          <table:table-cell table:style-name="ce27" table:formula="of:=IF([.I14] &gt; [.$B$20];[.I14]-[.$B$20];0)" office:value-type="float" office:value="0" calcext:value-type="float">
            <text:p/>
          </table:table-cell>
          <table:table-cell table:formula="of:=IF([.J14] &gt; 0; ROUND([.$B$23] *MIN([.J14];[.H14])); 0)" office:value-type="float" office:value="0" calcext:value-type="float">
            <text:p/>
          </table:table-cell>
          <table:table-cell table:formula="of:=IF((ROW() - [.$B$13] &lt; 3);0;FLOOR(IFERROR(OFFSET([.$F14];-1*[.$B$13];0 );0) * [.$B$14]))" office:value-type="float" office:value="0" calcext:value-type="float">
            <text:p/>
          </table:table-cell>
          <table:table-cell table:formula="of:=SUM([.L$3:.L14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4]+1" office:value-type="date" office:date-value="2020-02-01" calcext:value-type="date">
            <text:p>02/01/20</text:p>
          </table:table-cell>
          <table:table-cell/>
          <table:table-cell table:formula="of:=IF([.G14] &lt; [.$B$25];CEILING([.G14]*[.$B$3];1);0)" office:value-type="float" office:value="6" calcext:value-type="float">
            <text:p>6</text:p>
          </table:table-cell>
          <table:table-cell table:formula="of:=IF([.G14] &lt; [.$B$25];SUM([.F$3:.F15]);[.$B$25])" office:value-type="float" office:value="50" calcext:value-type="float">
            <text:p>50</text:p>
          </table:table-cell>
          <table:table-cell table:formula="of:=IF((ROW() - [.$B$21] &lt; 3);0;FLOOR(IFERROR(OFFSET([.$F1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1" calcext:value-type="float">
            <text:p>1</text:p>
          </table:table-cell>
          <table:table-cell table:style-name="ce27" table:formula="of:=IF([.I15] &gt; [.$B$20];[.I15]-[.$B$20];0)" office:value-type="float" office:value="0" calcext:value-type="float">
            <text:p/>
          </table:table-cell>
          <table:table-cell table:formula="of:=IF([.J15] &gt; 0; ROUND([.$B$23] *MIN([.J15];[.H15])); 0)" office:value-type="float" office:value="0" calcext:value-type="float">
            <text:p/>
          </table:table-cell>
          <table:table-cell table:formula="of:=IF((ROW() - [.$B$13] &lt; 3);0;FLOOR(IFERROR(OFFSET([.$F15];-1*[.$B$13];0 );0) * [.$B$14]))" office:value-type="float" office:value="0" calcext:value-type="float">
            <text:p/>
          </table:table-cell>
          <table:table-cell table:formula="of:=SUM([.L$3:.L15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art Date:</text:p>
          </table:table-cell>
          <table:table-cell table:style-name="ce13" office:value-type="date" office:date-value="2020-01-20" calcext:value-type="date">
            <text:p>01/20/20</text:p>
          </table:table-cell>
          <table:table-cell/>
          <table:table-cell table:formula="of:=[.D15]+1" office:value-type="date" office:date-value="2020-02-02" calcext:value-type="date">
            <text:p>02/02/20</text:p>
          </table:table-cell>
          <table:table-cell/>
          <table:table-cell table:formula="of:=IF([.G15] &lt; [.$B$25];CEILING([.G15]*[.$B$3];1);0)" office:value-type="float" office:value="7" calcext:value-type="float">
            <text:p>7</text:p>
          </table:table-cell>
          <table:table-cell table:formula="of:=IF([.G15] &lt; [.$B$25];SUM([.F$3:.F16]);[.$B$25])" office:value-type="float" office:value="57" calcext:value-type="float">
            <text:p>57</text:p>
          </table:table-cell>
          <table:table-cell table:formula="of:=IF((ROW() - [.$B$21] &lt; 3);0;FLOOR(IFERROR(OFFSET([.$F1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1" calcext:value-type="float">
            <text:p>1</text:p>
          </table:table-cell>
          <table:table-cell table:style-name="ce27" table:formula="of:=IF([.I16] &gt; [.$B$20];[.I16]-[.$B$20];0)" office:value-type="float" office:value="0" calcext:value-type="float">
            <text:p/>
          </table:table-cell>
          <table:table-cell table:formula="of:=IF([.J16] &gt; 0; ROUND([.$B$23] *MIN([.J16];[.H16])); 0)" office:value-type="float" office:value="0" calcext:value-type="float">
            <text:p/>
          </table:table-cell>
          <table:table-cell table:formula="of:=IF((ROW() - [.$B$13] &lt; 3);0;FLOOR(IFERROR(OFFSET([.$F16];-1*[.$B$13];0 );0) * [.$B$14]))" office:value-type="float" office:value="0" calcext:value-type="float">
            <text:p/>
          </table:table-cell>
          <table:table-cell table:formula="of:=SUM([.L$3:.L16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number infected: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table:formula="of:=[.D16]+1" office:value-type="date" office:date-value="2020-02-03" calcext:value-type="date">
            <text:p>02/03/20</text:p>
          </table:table-cell>
          <table:table-cell/>
          <table:table-cell table:formula="of:=IF([.G16] &lt; [.$B$25];CEILING([.G16]*[.$B$3];1);0)" office:value-type="float" office:value="8" calcext:value-type="float">
            <text:p>8</text:p>
          </table:table-cell>
          <table:table-cell table:formula="of:=IF([.G16] &lt; [.$B$25];SUM([.F$3:.F17]);[.$B$25])" office:value-type="float" office:value="65" calcext:value-type="float">
            <text:p>65</text:p>
          </table:table-cell>
          <table:table-cell table:formula="of:=IF((ROW() - [.$B$21] &lt; 3);0;FLOOR(IFERROR(OFFSET([.$F1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1" calcext:value-type="float">
            <text:p>1</text:p>
          </table:table-cell>
          <table:table-cell table:style-name="ce27" table:formula="of:=IF([.I17] &gt; [.$B$20];[.I17]-[.$B$20];0)" office:value-type="float" office:value="0" calcext:value-type="float">
            <text:p/>
          </table:table-cell>
          <table:table-cell table:formula="of:=IF([.J17] &gt; 0; ROUND([.$B$23] *MIN([.J17];[.H17])); 0)" office:value-type="float" office:value="0" calcext:value-type="float">
            <text:p/>
          </table:table-cell>
          <table:table-cell table:formula="of:=IF((ROW() - [.$B$13] &lt; 3);0;FLOOR(IFERROR(OFFSET([.$F17];-1*[.$B$13];0 );0) * [.$B$14]))" office:value-type="float" office:value="0" calcext:value-type="float">
            <text:p/>
          </table:table-cell>
          <table:table-cell table:formula="of:=SUM([.L$3:.L17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counted Infected %:</text:p>
          </table:table-cell>
          <table:table-cell table:style-name="ce6" office:value-type="percentage" office:value="0.18" calcext:value-type="percentage">
            <text:p>18.00%</text:p>
          </table:table-cell>
          <table:table-cell/>
          <table:table-cell table:formula="of:=[.D17]+1" office:value-type="date" office:date-value="2020-02-04" calcext:value-type="date">
            <text:p>02/04/20</text:p>
          </table:table-cell>
          <table:table-cell/>
          <table:table-cell table:formula="of:=IF([.G17] &lt; [.$B$25];CEILING([.G17]*[.$B$3];1);0)" office:value-type="float" office:value="9" calcext:value-type="float">
            <text:p>9</text:p>
          </table:table-cell>
          <table:table-cell table:formula="of:=IF([.G17] &lt; [.$B$25];SUM([.F$3:.F18]);[.$B$25])" office:value-type="float" office:value="74" calcext:value-type="float">
            <text:p>74</text:p>
          </table:table-cell>
          <table:table-cell table:formula="of:=IF((ROW() - [.$B$21] &lt; 3);0;FLOOR(IFERROR(OFFSET([.$F1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1" calcext:value-type="float">
            <text:p>1</text:p>
          </table:table-cell>
          <table:table-cell table:style-name="ce27" table:formula="of:=IF([.I18] &gt; [.$B$20];[.I18]-[.$B$20];0)" office:value-type="float" office:value="0" calcext:value-type="float">
            <text:p/>
          </table:table-cell>
          <table:table-cell table:formula="of:=IF([.J18] &gt; 0; ROUND([.$B$23] *MIN([.J18];[.H18])); 0)" office:value-type="float" office:value="0" calcext:value-type="float">
            <text:p/>
          </table:table-cell>
          <table:table-cell table:formula="of:=IF((ROW() - [.$B$13] &lt; 3);0;FLOOR(IFERROR(OFFSET([.$F18];-1*[.$B$13];0 );0) * [.$B$14]))" office:value-type="float" office:value="0" calcext:value-type="float">
            <text:p/>
          </table:table-cell>
          <table:table-cell table:formula="of:=SUM([.L$3:.L18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table:style-name="ce14"/>
          <table:table-cell/>
          <table:table-cell table:formula="of:=[.D18]+1" office:value-type="date" office:date-value="2020-02-05" calcext:value-type="date">
            <text:p>02/05/20</text:p>
          </table:table-cell>
          <table:table-cell/>
          <table:table-cell table:formula="of:=IF([.G18] &lt; [.$B$25];CEILING([.G18]*[.$B$3];1);0)" office:value-type="float" office:value="10" calcext:value-type="float">
            <text:p>10</text:p>
          </table:table-cell>
          <table:table-cell table:formula="of:=IF([.G18] &lt; [.$B$25];SUM([.F$3:.F19]);[.$B$25])" office:value-type="float" office:value="84" calcext:value-type="float">
            <text:p>84</text:p>
          </table:table-cell>
          <table:table-cell table:formula="of:=IF((ROW() - [.$B$21] &lt; 3);0;FLOOR(IFERROR(OFFSET([.$F1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1" calcext:value-type="float">
            <text:p>1</text:p>
          </table:table-cell>
          <table:table-cell table:style-name="ce27" table:formula="of:=IF([.I19] &gt; [.$B$20];[.I19]-[.$B$20];0)" office:value-type="float" office:value="0" calcext:value-type="float">
            <text:p/>
          </table:table-cell>
          <table:table-cell table:formula="of:=IF([.J19] &gt; 0; ROUND([.$B$23] *MIN([.J19];[.H19])); 0)" office:value-type="float" office:value="0" calcext:value-type="float">
            <text:p/>
          </table:table-cell>
          <table:table-cell table:formula="of:=IF((ROW() - [.$B$13] &lt; 3);0;FLOOR(IFERROR(OFFSET([.$F19];-1*[.$B$13];0 );0) * [.$B$14]))" office:value-type="float" office:value="0" calcext:value-type="float">
            <text:p/>
          </table:table-cell>
          <table:table-cell table:formula="of:=SUM([.L$3:.L19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CU Beds:</text:p>
          </table:table-cell>
          <table:table-cell table:style-name="ce9" table:formula="of:=([.B6]/100000) * 34.7" office:value-type="float" office:value="114304.4025" calcext:value-type="float">
            <office:annotation draw:style-name="gr1" draw:text-style-name="P2" svg:width="82.18pt" svg:height="51pt" svg:x="261.18pt" svg:y="200.66pt" draw:caption-point-x="-17.29pt" draw:caption-point-y="42.8pt">
              <dc:date>2020-03-18T00:00:00</dc:date>
              <text:p text:style-name="P1"><text:a xlink:href="https://www.sccm.org/Blog/March-2020/United-States-Resource-Availability-for-COVID-19" xlink:type="simple">https://www.sccm.org/Blog/March-2020/United-States-Resource-Availability-for-COVID-19</text:a></text:p>
              <text:p text:style-name="P1"/>
            </office:annotation>
            <text:p>114,304</text:p>
          </table:table-cell>
          <table:table-cell/>
          <table:table-cell table:formula="of:=[.D19]+1" office:value-type="date" office:date-value="2020-02-06" calcext:value-type="date">
            <text:p>02/06/20</text:p>
          </table:table-cell>
          <table:table-cell/>
          <table:table-cell table:formula="of:=IF([.G19] &lt; [.$B$25];CEILING([.G19]*[.$B$3];1);0)" office:value-type="float" office:value="12" calcext:value-type="float">
            <text:p>12</text:p>
          </table:table-cell>
          <table:table-cell table:formula="of:=IF([.G19] &lt; [.$B$25];SUM([.F$3:.F20]);[.$B$25])" office:value-type="float" office:value="96" calcext:value-type="float">
            <text:p>96</text:p>
          </table:table-cell>
          <table:table-cell table:formula="of:=IF((ROW() - [.$B$21] &lt; 3);0;FLOOR(IFERROR(OFFSET([.$F2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1" calcext:value-type="float">
            <text:p>1</text:p>
          </table:table-cell>
          <table:table-cell table:style-name="ce27" table:formula="of:=IF([.I20] &gt; [.$B$20];[.I20]-[.$B$20];0)" office:value-type="float" office:value="0" calcext:value-type="float">
            <text:p/>
          </table:table-cell>
          <table:table-cell table:formula="of:=IF([.J20] &gt; 0; ROUND([.$B$23] *MIN([.J20];[.H20])); 0)" office:value-type="float" office:value="0" calcext:value-type="float">
            <text:p/>
          </table:table-cell>
          <table:table-cell table:formula="of:=IF((ROW() - [.$B$13] &lt; 3);0;FLOOR(IFERROR(OFFSET([.$F20];-1*[.$B$13];0 );0) * [.$B$14]))" office:value-type="float" office:value="0" calcext:value-type="float">
            <text:p/>
          </table:table-cell>
          <table:table-cell table:formula="of:=SUM([.L$3:.L20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g days infected prior to ICU: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formula="of:=[.D20]+1" office:value-type="date" office:date-value="2020-02-07" calcext:value-type="date">
            <text:p>02/07/20</text:p>
          </table:table-cell>
          <table:table-cell/>
          <table:table-cell table:formula="of:=IF([.G20] &lt; [.$B$25];CEILING([.G20]*[.$B$3];1);0)" office:value-type="float" office:value="13" calcext:value-type="float">
            <text:p>13</text:p>
          </table:table-cell>
          <table:table-cell table:formula="of:=IF([.G20] &lt; [.$B$25];SUM([.F$3:.F21]);[.$B$25])" office:value-type="float" office:value="109" calcext:value-type="float">
            <text:p>109</text:p>
          </table:table-cell>
          <table:table-cell table:formula="of:=IF((ROW() - [.$B$21] &lt; 3);0;FLOOR(IFERROR(OFFSET([.$F2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1" calcext:value-type="float">
            <text:p>1</text:p>
          </table:table-cell>
          <table:table-cell table:style-name="ce27" table:formula="of:=IF([.I21] &gt; [.$B$20];[.I21]-[.$B$20];0)" office:value-type="float" office:value="0" calcext:value-type="float">
            <text:p/>
          </table:table-cell>
          <table:table-cell table:formula="of:=IF([.J21] &gt; 0; ROUND([.$B$23] *MIN([.J21];[.H21])); 0)" office:value-type="float" office:value="0" calcext:value-type="float">
            <text:p/>
          </table:table-cell>
          <table:table-cell table:formula="of:=IF((ROW() - [.$B$13] &lt; 3);0;FLOOR(IFERROR(OFFSET([.$F21];-1*[.$B$13];0 );0) * [.$B$14]))" office:value-type="float" office:value="0" calcext:value-type="float">
            <text:p/>
          </table:table-cell>
          <table:table-cell table:formula="of:=SUM([.L$3:.L21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g ICU time (days):</text:p>
          </table:table-cell>
          <table:table-cell table:style-name="ce15" office:value-type="float" office:value="23" calcext:value-type="float">
            <text:p>23</text:p>
          </table:table-cell>
          <table:table-cell/>
          <table:table-cell table:formula="of:=[.D21]+1" office:value-type="date" office:date-value="2020-02-08" calcext:value-type="date">
            <text:p>02/08/20</text:p>
          </table:table-cell>
          <table:table-cell/>
          <table:table-cell table:formula="of:=IF([.G21] &lt; [.$B$25];CEILING([.G21]*[.$B$3];1);0)" office:value-type="float" office:value="15" calcext:value-type="float">
            <text:p>15</text:p>
          </table:table-cell>
          <table:table-cell table:formula="of:=IF([.G21] &lt; [.$B$25];SUM([.F$3:.F22]);[.$B$25])" office:value-type="float" office:value="124" calcext:value-type="float">
            <text:p>124</text:p>
          </table:table-cell>
          <table:table-cell table:formula="of:=IF((ROW() - [.$B$21] &lt; 3);0;FLOOR(IFERROR(OFFSET([.$F2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1" calcext:value-type="float">
            <text:p>1</text:p>
          </table:table-cell>
          <table:table-cell table:style-name="ce27" table:formula="of:=IF([.I22] &gt; [.$B$20];[.I22]-[.$B$20];0)" office:value-type="float" office:value="0" calcext:value-type="float">
            <text:p/>
          </table:table-cell>
          <table:table-cell table:formula="of:=IF([.J22] &gt; 0; ROUND([.$B$23] *MIN([.J22];[.H22])); 0)" office:value-type="float" office:value="0" calcext:value-type="float">
            <text:p/>
          </table:table-cell>
          <table:table-cell table:formula="of:=IF((ROW() - [.$B$13] &lt; 3);0;FLOOR(IFERROR(OFFSET([.$F22];-1*[.$B$13];0 );0) * [.$B$14]))" office:value-type="float" office:value="0" calcext:value-type="float">
            <text:p/>
          </table:table-cell>
          <table:table-cell table:formula="of:=SUM([.L$3:.L22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CU Overload death rate:</text:p>
          </table:table-cell>
          <table:table-cell table:style-name="ce16" office:value-type="percentage" office:value="0.18" calcext:value-type="percentage">
            <office:annotation draw:style-name="gr2" draw:text-style-name="P2" svg:width="82.18pt" svg:height="72.88pt" svg:x="261.18pt" svg:y="239.07pt" draw:caption-point-x="-17.29pt" draw:caption-point-y="42.8pt">
              <dc:date>2020-03-18T00:00:00</dc:date>
              <text:p text:style-name="P1">How many patients who need ICU but don’t get it will die.</text:p>
              <text:p text:style-name="P1"/>
            </office:annotation>
            <text:p>18.00%</text:p>
          </table:table-cell>
          <table:table-cell/>
          <table:table-cell table:formula="of:=[.D22]+1" office:value-type="date" office:date-value="2020-02-09" calcext:value-type="date">
            <text:p>02/09/20</text:p>
          </table:table-cell>
          <table:table-cell/>
          <table:table-cell table:formula="of:=IF([.G22] &lt; [.$B$25];CEILING([.G22]*[.$B$3];1);0)" office:value-type="float" office:value="17" calcext:value-type="float">
            <text:p>17</text:p>
          </table:table-cell>
          <table:table-cell table:formula="of:=IF([.G22] &lt; [.$B$25];SUM([.F$3:.F23]);[.$B$25])" office:value-type="float" office:value="141" calcext:value-type="float">
            <text:p>141</text:p>
          </table:table-cell>
          <table:table-cell table:formula="of:=IF((ROW() - [.$B$21] &lt; 3);0;FLOOR(IFERROR(OFFSET([.$F23];-1*[.$B$21];0 );0) * [.$B$10]))" office:value-type="float" office:value="1" calcext:value-type="float">
            <text:p>1</text:p>
          </table:table-cell>
          <table:table-cell table:formula="of:=SUM(INDEX([.H$1:.H$736];MAX(ROW()+(-1*[.$B$22])+1;3);1):INDEX([.H$1:.H$736];ROW();1))" office:value-type="float" office:value="2" calcext:value-type="float">
            <text:p>2</text:p>
          </table:table-cell>
          <table:table-cell table:style-name="ce27" table:formula="of:=IF([.I23] &gt; [.$B$20];[.I23]-[.$B$20];0)" office:value-type="float" office:value="0" calcext:value-type="float">
            <text:p/>
          </table:table-cell>
          <table:table-cell table:formula="of:=IF([.J23] &gt; 0; ROUND([.$B$23] *MIN([.J23];[.H23])); 0)" office:value-type="float" office:value="0" calcext:value-type="float">
            <text:p/>
          </table:table-cell>
          <table:table-cell table:formula="of:=IF((ROW() - [.$B$13] &lt; 3);0;FLOOR(IFERROR(OFFSET([.$F23];-1*[.$B$13];0 );0) * [.$B$14]))" office:value-type="float" office:value="0" calcext:value-type="float">
            <text:p/>
          </table:table-cell>
          <table:table-cell table:formula="of:=SUM([.L$3:.L23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3]+1" office:value-type="date" office:date-value="2020-02-10" calcext:value-type="date">
            <text:p>02/10/20</text:p>
          </table:table-cell>
          <table:table-cell/>
          <table:table-cell table:formula="of:=IF([.G23] &lt; [.$B$25];CEILING([.G23]*[.$B$3];1);0)" office:value-type="float" office:value="19" calcext:value-type="float">
            <text:p>19</text:p>
          </table:table-cell>
          <table:table-cell table:formula="of:=IF([.G23] &lt; [.$B$25];SUM([.F$3:.F24]);[.$B$25])" office:value-type="float" office:value="160" calcext:value-type="float">
            <text:p>160</text:p>
          </table:table-cell>
          <table:table-cell table:formula="of:=IF((ROW() - [.$B$21] &lt; 3);0;FLOOR(IFERROR(OFFSET([.$F24];-1*[.$B$21];0 );0) * [.$B$10]))" office:value-type="float" office:value="1" calcext:value-type="float">
            <text:p>1</text:p>
          </table:table-cell>
          <table:table-cell table:formula="of:=SUM(INDEX([.H$1:.H$736];MAX(ROW()+(-1*[.$B$22])+1;3);1):INDEX([.H$1:.H$736];ROW();1))" office:value-type="float" office:value="3" calcext:value-type="float">
            <text:p>3</text:p>
          </table:table-cell>
          <table:table-cell table:style-name="ce27" table:formula="of:=IF([.I24] &gt; [.$B$20];[.I24]-[.$B$20];0)" office:value-type="float" office:value="0" calcext:value-type="float">
            <text:p/>
          </table:table-cell>
          <table:table-cell table:formula="of:=IF([.J24] &gt; 0; ROUND([.$B$23] *MIN([.J24];[.H24])); 0)" office:value-type="float" office:value="0" calcext:value-type="float">
            <text:p/>
          </table:table-cell>
          <table:table-cell table:formula="of:=IF((ROW() - [.$B$13] &lt; 3);0;FLOOR(IFERROR(OFFSET([.$F24];-1*[.$B$13];0 );0) * [.$B$14]))" office:value-type="float" office:value="0" calcext:value-type="float">
            <text:p/>
          </table:table-cell>
          <table:table-cell table:formula="of:=SUM([.L$3:.L24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 Infected Calc :</text:p>
          </table:table-cell>
          <table:table-cell table:style-name="ce17" table:formula="of:=[.B6]*[.B7]" office:value-type="float" office:value="222350062.5" calcext:value-type="float">
            <text:p>222,350,063</text:p>
          </table:table-cell>
          <table:table-cell/>
          <table:table-cell table:formula="of:=[.D24]+1" office:value-type="date" office:date-value="2020-02-11" calcext:value-type="date">
            <text:p>02/11/20</text:p>
          </table:table-cell>
          <table:table-cell/>
          <table:table-cell table:formula="of:=IF([.G24] &lt; [.$B$25];CEILING([.G24]*[.$B$3];1);0)" office:value-type="float" office:value="22" calcext:value-type="float">
            <text:p>22</text:p>
          </table:table-cell>
          <table:table-cell table:formula="of:=IF([.G24] &lt; [.$B$25];SUM([.F$3:.F25]);[.$B$25])" office:value-type="float" office:value="182" calcext:value-type="float">
            <text:p>182</text:p>
          </table:table-cell>
          <table:table-cell table:formula="of:=IF((ROW() - [.$B$21] &lt; 3);0;FLOOR(IFERROR(OFFSET([.$F25];-1*[.$B$21];0 );0) * [.$B$10]))" office:value-type="float" office:value="1" calcext:value-type="float">
            <text:p>1</text:p>
          </table:table-cell>
          <table:table-cell table:formula="of:=SUM(INDEX([.H$1:.H$736];MAX(ROW()+(-1*[.$B$22])+1;3);1):INDEX([.H$1:.H$736];ROW();1))" office:value-type="float" office:value="4" calcext:value-type="float">
            <text:p>4</text:p>
          </table:table-cell>
          <table:table-cell table:style-name="ce27" table:formula="of:=IF([.I25] &gt; [.$B$20];[.I25]-[.$B$20];0)" office:value-type="float" office:value="0" calcext:value-type="float">
            <text:p/>
          </table:table-cell>
          <table:table-cell table:formula="of:=IF([.J25] &gt; 0; ROUND([.$B$23] *MIN([.J25];[.H25])); 0)" office:value-type="float" office:value="0" calcext:value-type="float">
            <text:p/>
          </table:table-cell>
          <table:table-cell table:formula="of:=IF((ROW() - [.$B$13] &lt; 3);0;FLOOR(IFERROR(OFFSET([.$F25];-1*[.$B$13];0 );0) * [.$B$14]))" office:value-type="float" office:value="0" calcext:value-type="float">
            <text:p/>
          </table:table-cell>
          <table:table-cell table:formula="of:=SUM([.L$3:.L25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Total Infected Summed:</text:p>
          </table:table-cell>
          <table:table-cell table:style-name="ce17" table:formula="of:=SUM([.F3:.F736])" office:value-type="float" office:value="242480494" calcext:value-type="float">
            <text:p>242,480,494</text:p>
          </table:table-cell>
          <table:table-cell/>
          <table:table-cell table:formula="of:=[.D25]+1" office:value-type="date" office:date-value="2020-02-12" calcext:value-type="date">
            <text:p>02/12/20</text:p>
          </table:table-cell>
          <table:table-cell/>
          <table:table-cell table:formula="of:=IF([.G25] &lt; [.$B$25];CEILING([.G25]*[.$B$3];1);0)" office:value-type="float" office:value="25" calcext:value-type="float">
            <text:p>25</text:p>
          </table:table-cell>
          <table:table-cell table:formula="of:=IF([.G25] &lt; [.$B$25];SUM([.F$3:.F26]);[.$B$25])" office:value-type="float" office:value="207" calcext:value-type="float">
            <text:p>207</text:p>
          </table:table-cell>
          <table:table-cell table:formula="of:=IF((ROW() - [.$B$21] &lt; 3);0;FLOOR(IFERROR(OFFSET([.$F26];-1*[.$B$21];0 );0) * [.$B$10]))" office:value-type="float" office:value="1" calcext:value-type="float">
            <text:p>1</text:p>
          </table:table-cell>
          <table:table-cell table:formula="of:=SUM(INDEX([.H$1:.H$736];MAX(ROW()+(-1*[.$B$22])+1;3);1):INDEX([.H$1:.H$736];ROW();1))" office:value-type="float" office:value="5" calcext:value-type="float">
            <text:p>5</text:p>
          </table:table-cell>
          <table:table-cell table:style-name="ce27" table:formula="of:=IF([.I26] &gt; [.$B$20];[.I26]-[.$B$20];0)" office:value-type="float" office:value="0" calcext:value-type="float">
            <text:p/>
          </table:table-cell>
          <table:table-cell table:formula="of:=IF([.J26] &gt; 0; ROUND([.$B$23] *MIN([.J26];[.H26])); 0)" office:value-type="float" office:value="0" calcext:value-type="float">
            <text:p/>
          </table:table-cell>
          <table:table-cell table:formula="of:=IF((ROW() - [.$B$13] &lt; 3);0;FLOOR(IFERROR(OFFSET([.$F26];-1*[.$B$13];0 );0) * [.$B$14]))" office:value-type="float" office:value="0" calcext:value-type="float">
            <text:p/>
          </table:table-cell>
          <table:table-cell table:formula="of:=SUM([.L$3:.L26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 ICU Calc:</text:p>
          </table:table-cell>
          <table:table-cell table:style-name="ce17" table:formula="of:=[.B25]*[.B10]" office:value-type="float" office:value="37799510.625" calcext:value-type="float">
            <text:p>37,799,511</text:p>
          </table:table-cell>
          <table:table-cell/>
          <table:table-cell table:formula="of:=[.D26]+1" office:value-type="date" office:date-value="2020-02-13" calcext:value-type="date">
            <text:p>02/13/20</text:p>
          </table:table-cell>
          <table:table-cell/>
          <table:table-cell table:formula="of:=IF([.G26] &lt; [.$B$25];CEILING([.G26]*[.$B$3];1);0)" office:value-type="float" office:value="28" calcext:value-type="float">
            <text:p>28</text:p>
          </table:table-cell>
          <table:table-cell table:formula="of:=IF([.G26] &lt; [.$B$25];SUM([.F$3:.F27]);[.$B$25])" office:value-type="float" office:value="235" calcext:value-type="float">
            <text:p>235</text:p>
          </table:table-cell>
          <table:table-cell table:formula="of:=IF((ROW() - [.$B$21] &lt; 3);0;FLOOR(IFERROR(OFFSET([.$F27];-1*[.$B$21];0 );0) * [.$B$10]))" office:value-type="float" office:value="1" calcext:value-type="float">
            <text:p>1</text:p>
          </table:table-cell>
          <table:table-cell table:formula="of:=SUM(INDEX([.H$1:.H$736];MAX(ROW()+(-1*[.$B$22])+1;3);1):INDEX([.H$1:.H$736];ROW();1))" office:value-type="float" office:value="6" calcext:value-type="float">
            <text:p>6</text:p>
          </table:table-cell>
          <table:table-cell table:style-name="ce27" table:formula="of:=IF([.I27] &gt; [.$B$20];[.I27]-[.$B$20];0)" office:value-type="float" office:value="0" calcext:value-type="float">
            <text:p/>
          </table:table-cell>
          <table:table-cell table:formula="of:=IF([.J27] &gt; 0; ROUND([.$B$23] *MIN([.J27];[.H27])); 0)" office:value-type="float" office:value="0" calcext:value-type="float">
            <text:p/>
          </table:table-cell>
          <table:table-cell table:formula="of:=IF((ROW() - [.$B$13] &lt; 3);0;FLOOR(IFERROR(OFFSET([.$F27];-1*[.$B$13];0 );0) * [.$B$14]))" office:value-type="float" office:value="0" calcext:value-type="float">
            <text:p/>
          </table:table-cell>
          <table:table-cell table:formula="of:=SUM([.L$3:.L27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 ICU Summed:</text:p>
          </table:table-cell>
          <table:table-cell table:style-name="ce17" table:formula="of:=SUM([.H3:.H736])" office:value-type="float" office:value="41221618" calcext:value-type="float">
            <text:p>41,221,618</text:p>
          </table:table-cell>
          <table:table-cell/>
          <table:table-cell table:formula="of:=[.D27]+1" office:value-type="date" office:date-value="2020-02-14" calcext:value-type="date">
            <text:p>02/14/20</text:p>
          </table:table-cell>
          <table:table-cell/>
          <table:table-cell table:formula="of:=IF([.G27] &lt; [.$B$25];CEILING([.G27]*[.$B$3];1);0)" office:value-type="float" office:value="32" calcext:value-type="float">
            <text:p>32</text:p>
          </table:table-cell>
          <table:table-cell table:formula="of:=IF([.G27] &lt; [.$B$25];SUM([.F$3:.F28]);[.$B$25])" office:value-type="float" office:value="267" calcext:value-type="float">
            <text:p>267</text:p>
          </table:table-cell>
          <table:table-cell table:formula="of:=IF((ROW() - [.$B$21] &lt; 3);0;FLOOR(IFERROR(OFFSET([.$F28];-1*[.$B$21];0 );0) * [.$B$10]))" office:value-type="float" office:value="1" calcext:value-type="float">
            <text:p>1</text:p>
          </table:table-cell>
          <table:table-cell table:formula="of:=SUM(INDEX([.H$1:.H$736];MAX(ROW()+(-1*[.$B$22])+1;3);1):INDEX([.H$1:.H$736];ROW();1))" office:value-type="float" office:value="7" calcext:value-type="float">
            <text:p>7</text:p>
          </table:table-cell>
          <table:table-cell table:style-name="ce27" table:formula="of:=IF([.I28] &gt; [.$B$20];[.I28]-[.$B$20];0)" office:value-type="float" office:value="0" calcext:value-type="float">
            <text:p/>
          </table:table-cell>
          <table:table-cell table:formula="of:=IF([.J28] &gt; 0; ROUND([.$B$23] *MIN([.J28];[.H28])); 0)" office:value-type="float" office:value="0" calcext:value-type="float">
            <text:p/>
          </table:table-cell>
          <table:table-cell table:formula="of:=IF((ROW() - [.$B$13] &lt; 3);0;FLOOR(IFERROR(OFFSET([.$F28];-1*[.$B$13];0 );0) * [.$B$14]))" office:value-type="float" office:value="0" calcext:value-type="float">
            <text:p/>
          </table:table-cell>
          <table:table-cell table:formula="of:=SUM([.L$3:.L28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 Deaths: Calc</text:p>
          </table:table-cell>
          <table:table-cell table:style-name="ce17" table:formula="of:=[.B14]*[.B25]" office:value-type="float" office:value="5558751.5625" calcext:value-type="float">
            <text:p>5,558,752</text:p>
          </table:table-cell>
          <table:table-cell/>
          <table:table-cell table:formula="of:=[.D28]+1" office:value-type="date" office:date-value="2020-02-15" calcext:value-type="date">
            <text:p>02/15/20</text:p>
          </table:table-cell>
          <table:table-cell/>
          <table:table-cell table:formula="of:=IF([.G28] &lt; [.$B$25];CEILING([.G28]*[.$B$3];1);0)" office:value-type="float" office:value="36" calcext:value-type="float">
            <text:p>36</text:p>
          </table:table-cell>
          <table:table-cell table:formula="of:=IF([.G28] &lt; [.$B$25];SUM([.F$3:.F29]);[.$B$25])" office:value-type="float" office:value="303" calcext:value-type="float">
            <text:p>303</text:p>
          </table:table-cell>
          <table:table-cell table:formula="of:=IF((ROW() - [.$B$21] &lt; 3);0;FLOOR(IFERROR(OFFSET([.$F29];-1*[.$B$21];0 );0) * [.$B$10]))" office:value-type="float" office:value="2" calcext:value-type="float">
            <text:p>2</text:p>
          </table:table-cell>
          <table:table-cell table:formula="of:=SUM(INDEX([.H$1:.H$736];MAX(ROW()+(-1*[.$B$22])+1;3);1):INDEX([.H$1:.H$736];ROW();1))" office:value-type="float" office:value="9" calcext:value-type="float">
            <text:p>9</text:p>
          </table:table-cell>
          <table:table-cell table:style-name="ce27" table:formula="of:=IF([.I29] &gt; [.$B$20];[.I29]-[.$B$20];0)" office:value-type="float" office:value="0" calcext:value-type="float">
            <text:p/>
          </table:table-cell>
          <table:table-cell table:formula="of:=IF([.J29] &gt; 0; ROUND([.$B$23] *MIN([.J29];[.H29])); 0)" office:value-type="float" office:value="0" calcext:value-type="float">
            <text:p/>
          </table:table-cell>
          <table:table-cell table:formula="of:=IF((ROW() - [.$B$13] &lt; 3);0;FLOOR(IFERROR(OFFSET([.$F29];-1*[.$B$13];0 );0) * [.$B$14]))" office:value-type="float" office:value="0" calcext:value-type="float">
            <text:p/>
          </table:table-cell>
          <table:table-cell table:formula="of:=SUM([.L$3:.L29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 Death Summed:</text:p>
          </table:table-cell>
          <table:table-cell table:style-name="ce17" table:formula="of:=[.M736]" office:value-type="float" office:value="6061951" calcext:value-type="float">
            <office:annotation draw:style-name="gr1" draw:text-style-name="P2" svg:width="82.18pt" svg:height="51pt" svg:x="261.18pt" svg:y="328.68pt" draw:caption-point-x="-17.29pt" draw:caption-point-y="42.8pt">
              <dc:date>2020-03-18T00:00:00</dc:date>
              <text:p text:style-name="P1">Difference due to daily rounding of new infections</text:p>
              <text:p text:style-name="P1"><text:s/>vs single calc</text:p>
            </office:annotation>
            <text:p>6,061,951</text:p>
          </table:table-cell>
          <table:table-cell/>
          <table:table-cell table:formula="of:=[.D29]+1" office:value-type="date" office:date-value="2020-02-16" calcext:value-type="date">
            <text:p>02/16/20</text:p>
          </table:table-cell>
          <table:table-cell/>
          <table:table-cell table:formula="of:=IF([.G29] &lt; [.$B$25];CEILING([.G29]*[.$B$3];1);0)" office:value-type="float" office:value="41" calcext:value-type="float">
            <text:p>41</text:p>
          </table:table-cell>
          <table:table-cell table:formula="of:=IF([.G29] &lt; [.$B$25];SUM([.F$3:.F30]);[.$B$25])" office:value-type="float" office:value="344" calcext:value-type="float">
            <text:p>344</text:p>
          </table:table-cell>
          <table:table-cell table:formula="of:=IF((ROW() - [.$B$21] &lt; 3);0;FLOOR(IFERROR(OFFSET([.$F30];-1*[.$B$21];0 );0) * [.$B$10]))" office:value-type="float" office:value="2" calcext:value-type="float">
            <text:p>2</text:p>
          </table:table-cell>
          <table:table-cell table:formula="of:=SUM(INDEX([.H$1:.H$736];MAX(ROW()+(-1*[.$B$22])+1;3);1):INDEX([.H$1:.H$736];ROW();1))" office:value-type="float" office:value="11" calcext:value-type="float">
            <text:p>11</text:p>
          </table:table-cell>
          <table:table-cell table:style-name="ce27" table:formula="of:=IF([.I30] &gt; [.$B$20];[.I30]-[.$B$20];0)" office:value-type="float" office:value="0" calcext:value-type="float">
            <text:p/>
          </table:table-cell>
          <table:table-cell table:formula="of:=IF([.J30] &gt; 0; ROUND([.$B$23] *MIN([.J30];[.H30])); 0)" office:value-type="float" office:value="0" calcext:value-type="float">
            <text:p/>
          </table:table-cell>
          <table:table-cell table:formula="of:=IF((ROW() - [.$B$13] &lt; 3);0;FLOOR(IFERROR(OFFSET([.$F30];-1*[.$B$13];0 );0) * [.$B$14]))" office:value-type="float" office:value="0" calcext:value-type="float">
            <text:p/>
          </table:table-cell>
          <table:table-cell table:formula="of:=SUM([.L$3:.L30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aths from ICU overload:</text:p>
          </table:table-cell>
          <table:table-cell table:style-name="ce18" table:formula="of:=SUM([.K3:.K736])" office:value-type="float" office:value="7398057" calcext:value-type="float">
            <office:annotation draw:style-name="gr1" draw:text-style-name="P2" svg:width="82.18pt" svg:height="51pt" svg:x="261.18pt" svg:y="341.46pt" draw:caption-point-x="-17.29pt" draw:caption-point-y="42.8pt">
              <dc:date>2020-03-18T00:00:00</dc:date>
              <text:p text:style-name="P1">This is not calculated correctly!!</text:p>
              <text:p text:style-name="P1"/>
            </office:annotation>
            <text:p>7,398,057</text:p>
          </table:table-cell>
          <table:table-cell/>
          <table:table-cell table:formula="of:=[.D30]+1" office:value-type="date" office:date-value="2020-02-17" calcext:value-type="date">
            <text:p>02/17/20</text:p>
          </table:table-cell>
          <table:table-cell/>
          <table:table-cell table:formula="of:=IF([.G30] &lt; [.$B$25];CEILING([.G30]*[.$B$3];1);0)" office:value-type="float" office:value="47" calcext:value-type="float">
            <text:p>47</text:p>
          </table:table-cell>
          <table:table-cell table:formula="of:=IF([.G30] &lt; [.$B$25];SUM([.F$3:.F31]);[.$B$25])" office:value-type="float" office:value="391" calcext:value-type="float">
            <text:p>391</text:p>
          </table:table-cell>
          <table:table-cell table:formula="of:=IF((ROW() - [.$B$21] &lt; 3);0;FLOOR(IFERROR(OFFSET([.$F31];-1*[.$B$21];0 );0) * [.$B$10]))" office:value-type="float" office:value="2" calcext:value-type="float">
            <text:p>2</text:p>
          </table:table-cell>
          <table:table-cell table:formula="of:=SUM(INDEX([.H$1:.H$736];MAX(ROW()+(-1*[.$B$22])+1;3);1):INDEX([.H$1:.H$736];ROW();1))" office:value-type="float" office:value="13" calcext:value-type="float">
            <text:p>13</text:p>
          </table:table-cell>
          <table:table-cell table:style-name="ce27" table:formula="of:=IF([.I31] &gt; [.$B$20];[.I31]-[.$B$20];0)" office:value-type="float" office:value="0" calcext:value-type="float">
            <text:p/>
          </table:table-cell>
          <table:table-cell table:formula="of:=IF([.J31] &gt; 0; ROUND([.$B$23] *MIN([.J31];[.H31])); 0)" office:value-type="float" office:value="0" calcext:value-type="float">
            <text:p/>
          </table:table-cell>
          <table:table-cell table:formula="of:=IF((ROW() - [.$B$13] &lt; 3);0;FLOOR(IFERROR(OFFSET([.$F31];-1*[.$B$13];0 );0) * [.$B$14]))" office:value-type="float" office:value="0" calcext:value-type="float">
            <text:p/>
          </table:table-cell>
          <table:table-cell table:formula="of:=SUM([.L$3:.L31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 + ICU overload Deaths</text:p>
          </table:table-cell>
          <table:table-cell table:style-name="ce19" table:formula="of:=[.B29]+[.B31]" office:value-type="float" office:value="12956808.5625" calcext:value-type="float">
            <text:p>12,956,809</text:p>
          </table:table-cell>
          <table:table-cell/>
          <table:table-cell table:formula="of:=[.D31]+1" office:value-type="date" office:date-value="2020-02-18" calcext:value-type="date">
            <text:p>02/18/20</text:p>
          </table:table-cell>
          <table:table-cell/>
          <table:table-cell table:formula="of:=IF([.G31] &lt; [.$B$25];CEILING([.G31]*[.$B$3];1);0)" office:value-type="float" office:value="53" calcext:value-type="float">
            <text:p>53</text:p>
          </table:table-cell>
          <table:table-cell table:formula="of:=IF([.G31] &lt; [.$B$25];SUM([.F$3:.F32]);[.$B$25])" office:value-type="float" office:value="444" calcext:value-type="float">
            <text:p>444</text:p>
          </table:table-cell>
          <table:table-cell table:formula="of:=IF((ROW() - [.$B$21] &lt; 3);0;FLOOR(IFERROR(OFFSET([.$F32];-1*[.$B$21];0 );0) * [.$B$10]))" office:value-type="float" office:value="2" calcext:value-type="float">
            <text:p>2</text:p>
          </table:table-cell>
          <table:table-cell table:formula="of:=SUM(INDEX([.H$1:.H$736];MAX(ROW()+(-1*[.$B$22])+1;3);1):INDEX([.H$1:.H$736];ROW();1))" office:value-type="float" office:value="15" calcext:value-type="float">
            <text:p>15</text:p>
          </table:table-cell>
          <table:table-cell table:style-name="ce27" table:formula="of:=IF([.I32] &gt; [.$B$20];[.I32]-[.$B$20];0)" office:value-type="float" office:value="0" calcext:value-type="float">
            <text:p/>
          </table:table-cell>
          <table:table-cell table:formula="of:=IF([.J32] &gt; 0; ROUND([.$B$23] *MIN([.J32];[.H32])); 0)" office:value-type="float" office:value="0" calcext:value-type="float">
            <text:p/>
          </table:table-cell>
          <table:table-cell table:formula="of:=IF((ROW() - [.$B$13] &lt; 3);0;FLOOR(IFERROR(OFFSET([.$F32];-1*[.$B$13];0 );0) * [.$B$14]))" office:value-type="float" office:value="0" calcext:value-type="float">
            <text:p/>
          </table:table-cell>
          <table:table-cell table:formula="of:=SUM([.L$3:.L32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2]+1" office:value-type="date" office:date-value="2020-02-19" calcext:value-type="date">
            <text:p>02/19/20</text:p>
          </table:table-cell>
          <table:table-cell/>
          <table:table-cell table:formula="of:=IF([.G32] &lt; [.$B$25];CEILING([.G32]*[.$B$3];1);0)" office:value-type="float" office:value="60" calcext:value-type="float">
            <text:p>60</text:p>
          </table:table-cell>
          <table:table-cell table:formula="of:=IF([.G32] &lt; [.$B$25];SUM([.F$3:.F33]);[.$B$25])" office:value-type="float" office:value="504" calcext:value-type="float">
            <text:p>504</text:p>
          </table:table-cell>
          <table:table-cell table:formula="of:=IF((ROW() - [.$B$21] &lt; 3);0;FLOOR(IFERROR(OFFSET([.$F33];-1*[.$B$21];0 );0) * [.$B$10]))" office:value-type="float" office:value="3" calcext:value-type="float">
            <text:p>3</text:p>
          </table:table-cell>
          <table:table-cell table:formula="of:=SUM(INDEX([.H$1:.H$736];MAX(ROW()+(-1*[.$B$22])+1;3);1):INDEX([.H$1:.H$736];ROW();1))" office:value-type="float" office:value="18" calcext:value-type="float">
            <text:p>18</text:p>
          </table:table-cell>
          <table:table-cell table:style-name="ce27" table:formula="of:=IF([.I33] &gt; [.$B$20];[.I33]-[.$B$20];0)" office:value-type="float" office:value="0" calcext:value-type="float">
            <text:p/>
          </table:table-cell>
          <table:table-cell table:formula="of:=IF([.J33] &gt; 0; ROUND([.$B$23] *MIN([.J33];[.H33])); 0)" office:value-type="float" office:value="0" calcext:value-type="float">
            <text:p/>
          </table:table-cell>
          <table:table-cell table:formula="of:=IF((ROW() - [.$B$13] &lt; 3);0;FLOOR(IFERROR(OFFSET([.$F33];-1*[.$B$13];0 );0) * [.$B$14]))" office:value-type="float" office:value="0" calcext:value-type="float">
            <text:p/>
          </table:table-cell>
          <table:table-cell table:formula="of:=SUM([.L$3:.L33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Not peer reviewed!</text:p>
          </table:table-cell>
          <table:table-cell table:number-columns-repeated="2"/>
          <table:table-cell table:formula="of:=[.D33]+1" office:value-type="date" office:date-value="2020-02-20" calcext:value-type="date">
            <text:p>02/20/20</text:p>
          </table:table-cell>
          <table:table-cell/>
          <table:table-cell table:formula="of:=IF([.G33] &lt; [.$B$25];CEILING([.G33]*[.$B$3];1);0)" office:value-type="float" office:value="68" calcext:value-type="float">
            <text:p>68</text:p>
          </table:table-cell>
          <table:table-cell table:formula="of:=IF([.G33] &lt; [.$B$25];SUM([.F$3:.F34]);[.$B$25])" office:value-type="float" office:value="572" calcext:value-type="float">
            <text:p>572</text:p>
          </table:table-cell>
          <table:table-cell table:formula="of:=IF((ROW() - [.$B$21] &lt; 3);0;FLOOR(IFERROR(OFFSET([.$F34];-1*[.$B$21];0 );0) * [.$B$10]))" office:value-type="float" office:value="3" calcext:value-type="float">
            <text:p>3</text:p>
          </table:table-cell>
          <table:table-cell table:formula="of:=SUM(INDEX([.H$1:.H$736];MAX(ROW()+(-1*[.$B$22])+1;3);1):INDEX([.H$1:.H$736];ROW();1))" office:value-type="float" office:value="21" calcext:value-type="float">
            <text:p>21</text:p>
          </table:table-cell>
          <table:table-cell table:style-name="ce27" table:formula="of:=IF([.I34] &gt; [.$B$20];[.I34]-[.$B$20];0)" office:value-type="float" office:value="0" calcext:value-type="float">
            <text:p/>
          </table:table-cell>
          <table:table-cell table:formula="of:=IF([.J34] &gt; 0; ROUND([.$B$23] *MIN([.J34];[.H34])); 0)" office:value-type="float" office:value="0" calcext:value-type="float">
            <text:p/>
          </table:table-cell>
          <table:table-cell table:formula="of:=IF((ROW() - [.$B$13] &lt; 3);0;FLOOR(IFERROR(OFFSET([.$F34];-1*[.$B$13];0 );0) * [.$B$14]))" office:value-type="float" office:value="0" calcext:value-type="float">
            <text:p/>
          </table:table-cell>
          <table:table-cell table:formula="of:=SUM([.L$3:.L34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Not authorized by rooms full of officials</text:p>
          </table:table-cell>
          <table:table-cell table:number-columns-repeated="2"/>
          <table:table-cell table:formula="of:=[.D34]+1" office:value-type="date" office:date-value="2020-02-21" calcext:value-type="date">
            <text:p>02/21/20</text:p>
          </table:table-cell>
          <table:table-cell/>
          <table:table-cell table:formula="of:=IF([.G34] &lt; [.$B$25];CEILING([.G34]*[.$B$3];1);0)" office:value-type="float" office:value="77" calcext:value-type="float">
            <text:p>77</text:p>
          </table:table-cell>
          <table:table-cell table:formula="of:=IF([.G34] &lt; [.$B$25];SUM([.F$3:.F35]);[.$B$25])" office:value-type="float" office:value="649" calcext:value-type="float">
            <text:p>649</text:p>
          </table:table-cell>
          <table:table-cell table:formula="of:=IF((ROW() - [.$B$21] &lt; 3);0;FLOOR(IFERROR(OFFSET([.$F35];-1*[.$B$21];0 );0) * [.$B$10]))" office:value-type="float" office:value="4" calcext:value-type="float">
            <text:p>4</text:p>
          </table:table-cell>
          <table:table-cell table:formula="of:=SUM(INDEX([.H$1:.H$736];MAX(ROW()+(-1*[.$B$22])+1;3);1):INDEX([.H$1:.H$736];ROW();1))" office:value-type="float" office:value="24" calcext:value-type="float">
            <text:p>24</text:p>
          </table:table-cell>
          <table:table-cell table:style-name="ce27" table:formula="of:=IF([.I35] &gt; [.$B$20];[.I35]-[.$B$20];0)" office:value-type="float" office:value="0" calcext:value-type="float">
            <text:p/>
          </table:table-cell>
          <table:table-cell table:formula="of:=IF([.J35] &gt; 0; ROUND([.$B$23] *MIN([.J35];[.H35])); 0)" office:value-type="float" office:value="0" calcext:value-type="float">
            <text:p/>
          </table:table-cell>
          <table:table-cell table:formula="of:=IF((ROW() - [.$B$13] &lt; 3);0;FLOOR(IFERROR(OFFSET([.$F35];-1*[.$B$13];0 );0) * [.$B$14]))" office:value-type="float" office:value="0" calcext:value-type="float">
            <text:p/>
          </table:table-cell>
          <table:table-cell table:formula="of:=SUM([.L$3:.L35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 table:number-columns-spanned="2" table:number-rows-spanned="1">
            <text:p>SK, TW and SG are competently responding, not USA</text:p>
          </table:table-cell>
          <table:covered-table-cell/>
          <table:table-cell/>
          <table:table-cell table:formula="of:=[.D35]+1" office:value-type="date" office:date-value="2020-02-22" calcext:value-type="date">
            <text:p>02/22/20</text:p>
          </table:table-cell>
          <table:table-cell/>
          <table:table-cell table:formula="of:=IF([.G35] &lt; [.$B$25];CEILING([.G35]*[.$B$3];1);0)" office:value-type="float" office:value="87" calcext:value-type="float">
            <text:p>87</text:p>
          </table:table-cell>
          <table:table-cell table:formula="of:=IF([.G35] &lt; [.$B$25];SUM([.F$3:.F36]);[.$B$25])" office:value-type="float" office:value="736" calcext:value-type="float">
            <text:p>736</text:p>
          </table:table-cell>
          <table:table-cell table:formula="of:=IF((ROW() - [.$B$21] &lt; 3);0;FLOOR(IFERROR(OFFSET([.$F36];-1*[.$B$21];0 );0) * [.$B$10]))" office:value-type="float" office:value="4" calcext:value-type="float">
            <text:p>4</text:p>
          </table:table-cell>
          <table:table-cell table:formula="of:=SUM(INDEX([.H$1:.H$736];MAX(ROW()+(-1*[.$B$22])+1;3);1):INDEX([.H$1:.H$736];ROW();1))" office:value-type="float" office:value="28" calcext:value-type="float">
            <text:p>28</text:p>
          </table:table-cell>
          <table:table-cell table:style-name="ce27" table:formula="of:=IF([.I36] &gt; [.$B$20];[.I36]-[.$B$20];0)" office:value-type="float" office:value="0" calcext:value-type="float">
            <text:p/>
          </table:table-cell>
          <table:table-cell table:formula="of:=IF([.J36] &gt; 0; ROUND([.$B$23] *MIN([.J36];[.H36])); 0)" office:value-type="float" office:value="0" calcext:value-type="float">
            <text:p/>
          </table:table-cell>
          <table:table-cell table:formula="of:=IF((ROW() - [.$B$13] &lt; 3);0;FLOOR(IFERROR(OFFSET([.$F36];-1*[.$B$13];0 );0) * [.$B$14]))" office:value-type="float" office:value="0" calcext:value-type="float">
            <text:p/>
          </table:table-cell>
          <table:table-cell table:formula="of:=SUM([.L$3:.L36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pyright u/classicrando</text:p>
          </table:table-cell>
          <table:table-cell table:number-columns-repeated="2"/>
          <table:table-cell table:formula="of:=[.D36]+1" office:value-type="date" office:date-value="2020-02-23" calcext:value-type="date">
            <text:p>02/23/20</text:p>
          </table:table-cell>
          <table:table-cell/>
          <table:table-cell table:formula="of:=IF([.G36] &lt; [.$B$25];CEILING([.G36]*[.$B$3];1);0)" office:value-type="float" office:value="99" calcext:value-type="float">
            <text:p>99</text:p>
          </table:table-cell>
          <table:table-cell table:formula="of:=IF([.G36] &lt; [.$B$25];SUM([.F$3:.F37]);[.$B$25])" office:value-type="float" office:value="835" calcext:value-type="float">
            <text:p>835</text:p>
          </table:table-cell>
          <table:table-cell table:formula="of:=IF((ROW() - [.$B$21] &lt; 3);0;FLOOR(IFERROR(OFFSET([.$F37];-1*[.$B$21];0 );0) * [.$B$10]))" office:value-type="float" office:value="5" calcext:value-type="float">
            <text:p>5</text:p>
          </table:table-cell>
          <table:table-cell table:formula="of:=SUM(INDEX([.H$1:.H$736];MAX(ROW()+(-1*[.$B$22])+1;3);1):INDEX([.H$1:.H$736];ROW();1))" office:value-type="float" office:value="33" calcext:value-type="float">
            <text:p>33</text:p>
          </table:table-cell>
          <table:table-cell table:style-name="ce27" table:formula="of:=IF([.I37] &gt; [.$B$20];[.I37]-[.$B$20];0)" office:value-type="float" office:value="0" calcext:value-type="float">
            <text:p/>
          </table:table-cell>
          <table:table-cell table:formula="of:=IF([.J37] &gt; 0; ROUND([.$B$23] *MIN([.J37];[.H37])); 0)" office:value-type="float" office:value="0" calcext:value-type="float">
            <text:p/>
          </table:table-cell>
          <table:table-cell table:formula="of:=IF((ROW() - [.$B$13] &lt; 3);0;FLOOR(IFERROR(OFFSET([.$F37];-1*[.$B$13];0 );0) * [.$B$14]))" office:value-type="float" office:value="0" calcext:value-type="float">
            <text:p/>
          </table:table-cell>
          <table:table-cell table:formula="of:=SUM([.L$3:.L37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7]+1" office:value-type="date" office:date-value="2020-02-24" calcext:value-type="date">
            <text:p>02/24/20</text:p>
          </table:table-cell>
          <table:table-cell/>
          <table:table-cell table:formula="of:=IF([.G37] &lt; [.$B$25];CEILING([.G37]*[.$B$3];1);0)" office:value-type="float" office:value="112" calcext:value-type="float">
            <text:p>112</text:p>
          </table:table-cell>
          <table:table-cell table:formula="of:=IF([.G37] &lt; [.$B$25];SUM([.F$3:.F38]);[.$B$25])" office:value-type="float" office:value="947" calcext:value-type="float">
            <text:p>947</text:p>
          </table:table-cell>
          <table:table-cell table:formula="of:=IF((ROW() - [.$B$21] &lt; 3);0;FLOOR(IFERROR(OFFSET([.$F38];-1*[.$B$21];0 );0) * [.$B$10]))" office:value-type="float" office:value="6" calcext:value-type="float">
            <text:p>6</text:p>
          </table:table-cell>
          <table:table-cell table:formula="of:=SUM(INDEX([.H$1:.H$736];MAX(ROW()+(-1*[.$B$22])+1;3);1):INDEX([.H$1:.H$736];ROW();1))" office:value-type="float" office:value="39" calcext:value-type="float">
            <text:p>39</text:p>
          </table:table-cell>
          <table:table-cell table:style-name="ce27" table:formula="of:=IF([.I38] &gt; [.$B$20];[.I38]-[.$B$20];0)" office:value-type="float" office:value="0" calcext:value-type="float">
            <text:p/>
          </table:table-cell>
          <table:table-cell table:formula="of:=IF([.J38] &gt; 0; ROUND([.$B$23] *MIN([.J38];[.H38])); 0)" office:value-type="float" office:value="0" calcext:value-type="float">
            <text:p/>
          </table:table-cell>
          <table:table-cell table:formula="of:=IF((ROW() - [.$B$13] &lt; 3);0;FLOOR(IFERROR(OFFSET([.$F38];-1*[.$B$13];0 );0) * [.$B$14]))" office:value-type="float" office:value="0" calcext:value-type="float">
            <text:p/>
          </table:table-cell>
          <table:table-cell table:formula="of:=SUM([.L$3:.L38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8]+1" office:value-type="date" office:date-value="2020-02-25" calcext:value-type="date">
            <text:p>02/25/20</text:p>
          </table:table-cell>
          <table:table-cell/>
          <table:table-cell table:formula="of:=IF([.G38] &lt; [.$B$25];CEILING([.G38]*[.$B$3];1);0)" office:value-type="float" office:value="127" calcext:value-type="float">
            <text:p>127</text:p>
          </table:table-cell>
          <table:table-cell table:formula="of:=IF([.G38] &lt; [.$B$25];SUM([.F$3:.F39]);[.$B$25])" office:value-type="float" office:value="1074" calcext:value-type="float">
            <text:p>1,074</text:p>
          </table:table-cell>
          <table:table-cell table:formula="of:=IF((ROW() - [.$B$21] &lt; 3);0;FLOOR(IFERROR(OFFSET([.$F39];-1*[.$B$21];0 );0) * [.$B$10]))" office:value-type="float" office:value="6" calcext:value-type="float">
            <text:p>6</text:p>
          </table:table-cell>
          <table:table-cell table:formula="of:=SUM(INDEX([.H$1:.H$736];MAX(ROW()+(-1*[.$B$22])+1;3);1):INDEX([.H$1:.H$736];ROW();1))" office:value-type="float" office:value="45" calcext:value-type="float">
            <text:p>45</text:p>
          </table:table-cell>
          <table:table-cell table:style-name="ce27" table:formula="of:=IF([.I39] &gt; [.$B$20];[.I39]-[.$B$20];0)" office:value-type="float" office:value="0" calcext:value-type="float">
            <text:p/>
          </table:table-cell>
          <table:table-cell table:formula="of:=IF([.J39] &gt; 0; ROUND([.$B$23] *MIN([.J39];[.H39])); 0)" office:value-type="float" office:value="0" calcext:value-type="float">
            <text:p/>
          </table:table-cell>
          <table:table-cell table:formula="of:=IF((ROW() - [.$B$13] &lt; 3);0;FLOOR(IFERROR(OFFSET([.$F39];-1*[.$B$13];0 );0) * [.$B$14]))" office:value-type="float" office:value="0" calcext:value-type="float">
            <text:p/>
          </table:table-cell>
          <table:table-cell table:formula="of:=SUM([.L$3:.L39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9]+1" office:value-type="date" office:date-value="2020-02-26" calcext:value-type="date">
            <text:p>02/26/20</text:p>
          </table:table-cell>
          <table:table-cell/>
          <table:table-cell table:formula="of:=IF([.G39] &lt; [.$B$25];CEILING([.G39]*[.$B$3];1);0)" office:value-type="float" office:value="144" calcext:value-type="float">
            <text:p>144</text:p>
          </table:table-cell>
          <table:table-cell table:formula="of:=IF([.G39] &lt; [.$B$25];SUM([.F$3:.F40]);[.$B$25])" office:value-type="float" office:value="1218" calcext:value-type="float">
            <text:p>1,218</text:p>
          </table:table-cell>
          <table:table-cell table:formula="of:=IF((ROW() - [.$B$21] &lt; 3);0;FLOOR(IFERROR(OFFSET([.$F40];-1*[.$B$21];0 );0) * [.$B$10]))" office:value-type="float" office:value="7" calcext:value-type="float">
            <text:p>7</text:p>
          </table:table-cell>
          <table:table-cell table:formula="of:=SUM(INDEX([.H$1:.H$736];MAX(ROW()+(-1*[.$B$22])+1;3);1):INDEX([.H$1:.H$736];ROW();1))" office:value-type="float" office:value="52" calcext:value-type="float">
            <text:p>52</text:p>
          </table:table-cell>
          <table:table-cell table:style-name="ce27" table:formula="of:=IF([.I40] &gt; [.$B$20];[.I40]-[.$B$20];0)" office:value-type="float" office:value="0" calcext:value-type="float">
            <text:p/>
          </table:table-cell>
          <table:table-cell table:formula="of:=IF([.J40] &gt; 0; ROUND([.$B$23] *MIN([.J40];[.H40])); 0)" office:value-type="float" office:value="0" calcext:value-type="float">
            <text:p/>
          </table:table-cell>
          <table:table-cell table:formula="of:=IF((ROW() - [.$B$13] &lt; 3);0;FLOOR(IFERROR(OFFSET([.$F40];-1*[.$B$13];0 );0) * [.$B$14]))" office:value-type="float" office:value="0" calcext:value-type="float">
            <text:p/>
          </table:table-cell>
          <table:table-cell table:formula="of:=SUM([.L$3:.L40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0]+1" office:value-type="date" office:date-value="2020-02-27" calcext:value-type="date">
            <text:p>02/27/20</text:p>
          </table:table-cell>
          <table:table-cell/>
          <table:table-cell table:formula="of:=IF([.G40] &lt; [.$B$25];CEILING([.G40]*[.$B$3];1);0)" office:value-type="float" office:value="164" calcext:value-type="float">
            <text:p>164</text:p>
          </table:table-cell>
          <table:table-cell table:formula="of:=IF([.G40] &lt; [.$B$25];SUM([.F$3:.F41]);[.$B$25])" office:value-type="float" office:value="1382" calcext:value-type="float">
            <text:p>1,382</text:p>
          </table:table-cell>
          <table:table-cell table:formula="of:=IF((ROW() - [.$B$21] &lt; 3);0;FLOOR(IFERROR(OFFSET([.$F41];-1*[.$B$21];0 );0) * [.$B$10]))" office:value-type="float" office:value="9" calcext:value-type="float">
            <text:p>9</text:p>
          </table:table-cell>
          <table:table-cell table:formula="of:=SUM(INDEX([.H$1:.H$736];MAX(ROW()+(-1*[.$B$22])+1;3);1):INDEX([.H$1:.H$736];ROW();1))" office:value-type="float" office:value="61" calcext:value-type="float">
            <text:p>61</text:p>
          </table:table-cell>
          <table:table-cell table:style-name="ce27" table:formula="of:=IF([.I41] &gt; [.$B$20];[.I41]-[.$B$20];0)" office:value-type="float" office:value="0" calcext:value-type="float">
            <text:p/>
          </table:table-cell>
          <table:table-cell table:formula="of:=IF([.J41] &gt; 0; ROUND([.$B$23] *MIN([.J41];[.H41])); 0)" office:value-type="float" office:value="0" calcext:value-type="float">
            <text:p/>
          </table:table-cell>
          <table:table-cell table:formula="of:=IF((ROW() - [.$B$13] &lt; 3);0;FLOOR(IFERROR(OFFSET([.$F41];-1*[.$B$13];0 );0) * [.$B$14]))" office:value-type="float" office:value="0" calcext:value-type="float">
            <text:p/>
          </table:table-cell>
          <table:table-cell table:formula="of:=SUM([.L$3:.L41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1]+1" office:value-type="date" office:date-value="2020-02-28" calcext:value-type="date">
            <text:p>02/28/20</text:p>
          </table:table-cell>
          <table:table-cell/>
          <table:table-cell table:formula="of:=IF([.G41] &lt; [.$B$25];CEILING([.G41]*[.$B$3];1);0)" office:value-type="float" office:value="186" calcext:value-type="float">
            <text:p>186</text:p>
          </table:table-cell>
          <table:table-cell table:formula="of:=IF([.G41] &lt; [.$B$25];SUM([.F$3:.F42]);[.$B$25])" office:value-type="float" office:value="1568" calcext:value-type="float">
            <text:p>1,568</text:p>
          </table:table-cell>
          <table:table-cell table:formula="of:=IF((ROW() - [.$B$21] &lt; 3);0;FLOOR(IFERROR(OFFSET([.$F42];-1*[.$B$21];0 );0) * [.$B$10]))" office:value-type="float" office:value="10" calcext:value-type="float">
            <text:p>10</text:p>
          </table:table-cell>
          <table:table-cell table:formula="of:=SUM(INDEX([.H$1:.H$736];MAX(ROW()+(-1*[.$B$22])+1;3);1):INDEX([.H$1:.H$736];ROW();1))" office:value-type="float" office:value="71" calcext:value-type="float">
            <text:p>71</text:p>
          </table:table-cell>
          <table:table-cell table:style-name="ce27" table:formula="of:=IF([.I42] &gt; [.$B$20];[.I42]-[.$B$20];0)" office:value-type="float" office:value="0" calcext:value-type="float">
            <text:p/>
          </table:table-cell>
          <table:table-cell table:formula="of:=IF([.J42] &gt; 0; ROUND([.$B$23] *MIN([.J42];[.H42])); 0)" office:value-type="float" office:value="0" calcext:value-type="float">
            <text:p/>
          </table:table-cell>
          <table:table-cell table:formula="of:=IF((ROW() - [.$B$13] &lt; 3);0;FLOOR(IFERROR(OFFSET([.$F42];-1*[.$B$13];0 );0) * [.$B$14]))" office:value-type="float" office:value="0" calcext:value-type="float">
            <text:p/>
          </table:table-cell>
          <table:table-cell table:formula="of:=SUM([.L$3:.L42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2]+1" office:value-type="date" office:date-value="2020-02-29" calcext:value-type="date">
            <text:p>02/29/20</text:p>
          </table:table-cell>
          <table:table-cell/>
          <table:table-cell table:formula="of:=IF([.G42] &lt; [.$B$25];CEILING([.G42]*[.$B$3];1);0)" office:value-type="float" office:value="211" calcext:value-type="float">
            <text:p>211</text:p>
          </table:table-cell>
          <table:table-cell table:formula="of:=IF([.G42] &lt; [.$B$25];SUM([.F$3:.F43]);[.$B$25])" office:value-type="float" office:value="1779" calcext:value-type="float">
            <text:p>1,779</text:p>
          </table:table-cell>
          <table:table-cell table:formula="of:=IF((ROW() - [.$B$21] &lt; 3);0;FLOOR(IFERROR(OFFSET([.$F43];-1*[.$B$21];0 );0) * [.$B$10]))" office:value-type="float" office:value="11" calcext:value-type="float">
            <text:p>11</text:p>
          </table:table-cell>
          <table:table-cell table:formula="of:=SUM(INDEX([.H$1:.H$736];MAX(ROW()+(-1*[.$B$22])+1;3);1):INDEX([.H$1:.H$736];ROW();1))" office:value-type="float" office:value="82" calcext:value-type="float">
            <text:p>82</text:p>
          </table:table-cell>
          <table:table-cell table:style-name="ce27" table:formula="of:=IF([.I43] &gt; [.$B$20];[.I43]-[.$B$20];0)" office:value-type="float" office:value="0" calcext:value-type="float">
            <text:p/>
          </table:table-cell>
          <table:table-cell table:formula="of:=IF([.J43] &gt; 0; ROUND([.$B$23] *MIN([.J43];[.H43])); 0)" office:value-type="float" office:value="0" calcext:value-type="float">
            <text:p/>
          </table:table-cell>
          <table:table-cell table:formula="of:=IF((ROW() - [.$B$13] &lt; 3);0;FLOOR(IFERROR(OFFSET([.$F43];-1*[.$B$13];0 );0) * [.$B$14]))" office:value-type="float" office:value="0" calcext:value-type="float">
            <text:p/>
          </table:table-cell>
          <table:table-cell table:formula="of:=SUM([.L$3:.L43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3]+1" office:value-type="date" office:date-value="2020-03-01" calcext:value-type="date">
            <text:p>03/01/20</text:p>
          </table:table-cell>
          <table:table-cell/>
          <table:table-cell table:formula="of:=IF([.G43] &lt; [.$B$25];CEILING([.G43]*[.$B$3];1);0)" office:value-type="float" office:value="239" calcext:value-type="float">
            <text:p>239</text:p>
          </table:table-cell>
          <table:table-cell table:formula="of:=IF([.G43] &lt; [.$B$25];SUM([.F$3:.F44]);[.$B$25])" office:value-type="float" office:value="2018" calcext:value-type="float">
            <text:p>2,018</text:p>
          </table:table-cell>
          <table:table-cell table:formula="of:=IF((ROW() - [.$B$21] &lt; 3);0;FLOOR(IFERROR(OFFSET([.$F44];-1*[.$B$21];0 );0) * [.$B$10]))" office:value-type="float" office:value="13" calcext:value-type="float">
            <text:p>13</text:p>
          </table:table-cell>
          <table:table-cell table:formula="of:=SUM(INDEX([.H$1:.H$736];MAX(ROW()+(-1*[.$B$22])+1;3);1):INDEX([.H$1:.H$736];ROW();1))" office:value-type="float" office:value="95" calcext:value-type="float">
            <text:p>95</text:p>
          </table:table-cell>
          <table:table-cell table:style-name="ce27" table:formula="of:=IF([.I44] &gt; [.$B$20];[.I44]-[.$B$20];0)" office:value-type="float" office:value="0" calcext:value-type="float">
            <text:p/>
          </table:table-cell>
          <table:table-cell table:formula="of:=IF([.J44] &gt; 0; ROUND([.$B$23] *MIN([.J44];[.H44])); 0)" office:value-type="float" office:value="0" calcext:value-type="float">
            <text:p/>
          </table:table-cell>
          <table:table-cell table:formula="of:=IF((ROW() - [.$B$13] &lt; 3);0;FLOOR(IFERROR(OFFSET([.$F44];-1*[.$B$13];0 );0) * [.$B$14]))" office:value-type="float" office:value="0" calcext:value-type="float">
            <text:p/>
          </table:table-cell>
          <table:table-cell table:formula="of:=SUM([.L$3:.L44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4]+1" office:value-type="date" office:date-value="2020-03-02" calcext:value-type="date">
            <text:p>03/02/20</text:p>
          </table:table-cell>
          <table:table-cell/>
          <table:table-cell table:formula="of:=IF([.G44] &lt; [.$B$25];CEILING([.G44]*[.$B$3];1);0)" office:value-type="float" office:value="271" calcext:value-type="float">
            <text:p>271</text:p>
          </table:table-cell>
          <table:table-cell table:formula="of:=IF([.G44] &lt; [.$B$25];SUM([.F$3:.F45]);[.$B$25])" office:value-type="float" office:value="2289" calcext:value-type="float">
            <text:p>2,289</text:p>
          </table:table-cell>
          <table:table-cell table:formula="of:=IF((ROW() - [.$B$21] &lt; 3);0;FLOOR(IFERROR(OFFSET([.$F45];-1*[.$B$21];0 );0) * [.$B$10]))" office:value-type="float" office:value="14" calcext:value-type="float">
            <text:p>14</text:p>
          </table:table-cell>
          <table:table-cell table:formula="of:=SUM(INDEX([.H$1:.H$736];MAX(ROW()+(-1*[.$B$22])+1;3);1):INDEX([.H$1:.H$736];ROW();1))" office:value-type="float" office:value="109" calcext:value-type="float">
            <text:p>109</text:p>
          </table:table-cell>
          <table:table-cell table:style-name="ce27" table:formula="of:=IF([.I45] &gt; [.$B$20];[.I45]-[.$B$20];0)" office:value-type="float" office:value="0" calcext:value-type="float">
            <text:p/>
          </table:table-cell>
          <table:table-cell table:formula="of:=IF([.J45] &gt; 0; ROUND([.$B$23] *MIN([.J45];[.H45])); 0)" office:value-type="float" office:value="0" calcext:value-type="float">
            <text:p/>
          </table:table-cell>
          <table:table-cell table:formula="of:=IF((ROW() - [.$B$13] &lt; 3);0;FLOOR(IFERROR(OFFSET([.$F45];-1*[.$B$13];0 );0) * [.$B$14]))" office:value-type="float" office:value="0" calcext:value-type="float">
            <text:p/>
          </table:table-cell>
          <table:table-cell table:formula="of:=SUM([.L$3:.L45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5]+1" office:value-type="date" office:date-value="2020-03-03" calcext:value-type="date">
            <text:p>03/03/20</text:p>
          </table:table-cell>
          <table:table-cell/>
          <table:table-cell table:formula="of:=IF([.G45] &lt; [.$B$25];CEILING([.G45]*[.$B$3];1);0)" office:value-type="float" office:value="307" calcext:value-type="float">
            <text:p>307</text:p>
          </table:table-cell>
          <table:table-cell table:formula="of:=IF([.G45] &lt; [.$B$25];SUM([.F$3:.F46]);[.$B$25])" office:value-type="float" office:value="2596" calcext:value-type="float">
            <text:p>2,596</text:p>
          </table:table-cell>
          <table:table-cell table:formula="of:=IF((ROW() - [.$B$21] &lt; 3);0;FLOOR(IFERROR(OFFSET([.$F46];-1*[.$B$21];0 );0) * [.$B$10]))" office:value-type="float" office:value="16" calcext:value-type="float">
            <text:p>16</text:p>
          </table:table-cell>
          <table:table-cell table:formula="of:=SUM(INDEX([.H$1:.H$736];MAX(ROW()+(-1*[.$B$22])+1;3);1):INDEX([.H$1:.H$736];ROW();1))" office:value-type="float" office:value="124" calcext:value-type="float">
            <text:p>124</text:p>
          </table:table-cell>
          <table:table-cell table:style-name="ce27" table:formula="of:=IF([.I46] &gt; [.$B$20];[.I46]-[.$B$20];0)" office:value-type="float" office:value="0" calcext:value-type="float">
            <text:p/>
          </table:table-cell>
          <table:table-cell table:formula="of:=IF([.J46] &gt; 0; ROUND([.$B$23] *MIN([.J46];[.H46])); 0)" office:value-type="float" office:value="0" calcext:value-type="float">
            <text:p/>
          </table:table-cell>
          <table:table-cell table:formula="of:=IF((ROW() - [.$B$13] &lt; 3);0;FLOOR(IFERROR(OFFSET([.$F46];-1*[.$B$13];0 );0) * [.$B$14]))" office:value-type="float" office:value="0" calcext:value-type="float">
            <text:p/>
          </table:table-cell>
          <table:table-cell table:formula="of:=SUM([.L$3:.L46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6]+1" office:value-type="date" office:date-value="2020-03-04" calcext:value-type="date">
            <text:p>03/04/20</text:p>
          </table:table-cell>
          <table:table-cell/>
          <table:table-cell table:formula="of:=IF([.G46] &lt; [.$B$25];CEILING([.G46]*[.$B$3];1);0)" office:value-type="float" office:value="348" calcext:value-type="float">
            <text:p>348</text:p>
          </table:table-cell>
          <table:table-cell table:formula="of:=IF([.G46] &lt; [.$B$25];SUM([.F$3:.F47]);[.$B$25])" office:value-type="float" office:value="2944" calcext:value-type="float">
            <text:p>2,944</text:p>
          </table:table-cell>
          <table:table-cell table:formula="of:=IF((ROW() - [.$B$21] &lt; 3);0;FLOOR(IFERROR(OFFSET([.$F47];-1*[.$B$21];0 );0) * [.$B$10]))" office:value-type="float" office:value="19" calcext:value-type="float">
            <text:p>19</text:p>
          </table:table-cell>
          <table:table-cell table:formula="of:=SUM(INDEX([.H$1:.H$736];MAX(ROW()+(-1*[.$B$22])+1;3);1):INDEX([.H$1:.H$736];ROW();1))" office:value-type="float" office:value="142" calcext:value-type="float">
            <text:p>142</text:p>
          </table:table-cell>
          <table:table-cell table:style-name="ce27" table:formula="of:=IF([.I47] &gt; [.$B$20];[.I47]-[.$B$20];0)" office:value-type="float" office:value="0" calcext:value-type="float">
            <text:p/>
          </table:table-cell>
          <table:table-cell table:formula="of:=IF([.J47] &gt; 0; ROUND([.$B$23] *MIN([.J47];[.H47])); 0)" office:value-type="float" office:value="0" calcext:value-type="float">
            <text:p/>
          </table:table-cell>
          <table:table-cell table:formula="of:=IF((ROW() - [.$B$13] &lt; 3);0;FLOOR(IFERROR(OFFSET([.$F47];-1*[.$B$13];0 );0) * [.$B$14]))" office:value-type="float" office:value="0" calcext:value-type="float">
            <text:p/>
          </table:table-cell>
          <table:table-cell table:formula="of:=SUM([.L$3:.L47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7]+1" office:value-type="date" office:date-value="2020-03-05" calcext:value-type="date">
            <text:p>03/05/20</text:p>
          </table:table-cell>
          <table:table-cell/>
          <table:table-cell table:formula="of:=IF([.G47] &lt; [.$B$25];CEILING([.G47]*[.$B$3];1);0)" office:value-type="float" office:value="395" calcext:value-type="float">
            <text:p>395</text:p>
          </table:table-cell>
          <table:table-cell table:formula="of:=IF([.G47] &lt; [.$B$25];SUM([.F$3:.F48]);[.$B$25])" office:value-type="float" office:value="3339" calcext:value-type="float">
            <text:p>3,339</text:p>
          </table:table-cell>
          <table:table-cell table:formula="of:=IF((ROW() - [.$B$21] &lt; 3);0;FLOOR(IFERROR(OFFSET([.$F48];-1*[.$B$21];0 );0) * [.$B$10]))" office:value-type="float" office:value="21" calcext:value-type="float">
            <text:p>21</text:p>
          </table:table-cell>
          <table:table-cell table:formula="of:=SUM(INDEX([.H$1:.H$736];MAX(ROW()+(-1*[.$B$22])+1;3);1):INDEX([.H$1:.H$736];ROW();1))" office:value-type="float" office:value="162" calcext:value-type="float">
            <text:p>162</text:p>
          </table:table-cell>
          <table:table-cell table:style-name="ce27" table:formula="of:=IF([.I48] &gt; [.$B$20];[.I48]-[.$B$20];0)" office:value-type="float" office:value="0" calcext:value-type="float">
            <text:p/>
          </table:table-cell>
          <table:table-cell table:formula="of:=IF([.J48] &gt; 0; ROUND([.$B$23] *MIN([.J48];[.H48])); 0)" office:value-type="float" office:value="0" calcext:value-type="float">
            <text:p/>
          </table:table-cell>
          <table:table-cell table:formula="of:=IF((ROW() - [.$B$13] &lt; 3);0;FLOOR(IFERROR(OFFSET([.$F48];-1*[.$B$13];0 );0) * [.$B$14]))" office:value-type="float" office:value="0" calcext:value-type="float">
            <text:p/>
          </table:table-cell>
          <table:table-cell table:formula="of:=SUM([.L$3:.L48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8]+1" office:value-type="date" office:date-value="2020-03-06" calcext:value-type="date">
            <text:p>03/06/20</text:p>
          </table:table-cell>
          <table:table-cell/>
          <table:table-cell table:formula="of:=IF([.G48] &lt; [.$B$25];CEILING([.G48]*[.$B$3];1);0)" office:value-type="float" office:value="448" calcext:value-type="float">
            <text:p>448</text:p>
          </table:table-cell>
          <table:table-cell table:formula="of:=IF([.G48] &lt; [.$B$25];SUM([.F$3:.F49]);[.$B$25])" office:value-type="float" office:value="3787" calcext:value-type="float">
            <text:p>3,787</text:p>
          </table:table-cell>
          <table:table-cell table:formula="of:=IF((ROW() - [.$B$21] &lt; 3);0;FLOOR(IFERROR(OFFSET([.$F49];-1*[.$B$21];0 );0) * [.$B$10]))" office:value-type="float" office:value="24" calcext:value-type="float">
            <text:p>24</text:p>
          </table:table-cell>
          <table:table-cell table:formula="of:=SUM(INDEX([.H$1:.H$736];MAX(ROW()+(-1*[.$B$22])+1;3);1):INDEX([.H$1:.H$736];ROW();1))" office:value-type="float" office:value="185" calcext:value-type="float">
            <text:p>185</text:p>
          </table:table-cell>
          <table:table-cell table:style-name="ce27" table:formula="of:=IF([.I49] &gt; [.$B$20];[.I49]-[.$B$20];0)" office:value-type="float" office:value="0" calcext:value-type="float">
            <text:p/>
          </table:table-cell>
          <table:table-cell table:formula="of:=IF([.J49] &gt; 0; ROUND([.$B$23] *MIN([.J49];[.H49])); 0)" office:value-type="float" office:value="0" calcext:value-type="float">
            <text:p/>
          </table:table-cell>
          <table:table-cell table:formula="of:=IF((ROW() - [.$B$13] &lt; 3);0;FLOOR(IFERROR(OFFSET([.$F49];-1*[.$B$13];0 );0) * [.$B$14]))" office:value-type="float" office:value="0" calcext:value-type="float">
            <text:p/>
          </table:table-cell>
          <table:table-cell table:formula="of:=SUM([.L$3:.L49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9]+1" office:value-type="date" office:date-value="2020-03-07" calcext:value-type="date">
            <text:p>03/07/20</text:p>
          </table:table-cell>
          <table:table-cell/>
          <table:table-cell table:formula="of:=IF([.G49] &lt; [.$B$25];CEILING([.G49]*[.$B$3];1);0)" office:value-type="float" office:value="508" calcext:value-type="float">
            <text:p>508</text:p>
          </table:table-cell>
          <table:table-cell table:formula="of:=IF([.G49] &lt; [.$B$25];SUM([.F$3:.F50]);[.$B$25])" office:value-type="float" office:value="4295" calcext:value-type="float">
            <text:p>4,295</text:p>
          </table:table-cell>
          <table:table-cell table:formula="of:=IF((ROW() - [.$B$21] &lt; 3);0;FLOOR(IFERROR(OFFSET([.$F50];-1*[.$B$21];0 );0) * [.$B$10]))" office:value-type="float" office:value="27" calcext:value-type="float">
            <text:p>27</text:p>
          </table:table-cell>
          <table:table-cell table:formula="of:=SUM(INDEX([.H$1:.H$736];MAX(ROW()+(-1*[.$B$22])+1;3);1):INDEX([.H$1:.H$736];ROW();1))" office:value-type="float" office:value="211" calcext:value-type="float">
            <text:p>211</text:p>
          </table:table-cell>
          <table:table-cell table:style-name="ce27" table:formula="of:=IF([.I50] &gt; [.$B$20];[.I50]-[.$B$20];0)" office:value-type="float" office:value="0" calcext:value-type="float">
            <text:p/>
          </table:table-cell>
          <table:table-cell table:formula="of:=IF([.J50] &gt; 0; ROUND([.$B$23] *MIN([.J50];[.H50])); 0)" office:value-type="float" office:value="0" calcext:value-type="float">
            <text:p/>
          </table:table-cell>
          <table:table-cell table:formula="of:=IF((ROW() - [.$B$13] &lt; 3);0;FLOOR(IFERROR(OFFSET([.$F50];-1*[.$B$13];0 );0) * [.$B$14]))" office:value-type="float" office:value="0" calcext:value-type="float">
            <text:p/>
          </table:table-cell>
          <table:table-cell table:formula="of:=SUM([.L$3:.L50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0]+1" office:value-type="date" office:date-value="2020-03-08" calcext:value-type="date">
            <text:p>03/08/20</text:p>
          </table:table-cell>
          <table:table-cell/>
          <table:table-cell table:formula="of:=IF([.G50] &lt; [.$B$25];CEILING([.G50]*[.$B$3];1);0)" office:value-type="float" office:value="576" calcext:value-type="float">
            <text:p>576</text:p>
          </table:table-cell>
          <table:table-cell table:formula="of:=IF([.G50] &lt; [.$B$25];SUM([.F$3:.F51]);[.$B$25])" office:value-type="float" office:value="4871" calcext:value-type="float">
            <text:p>4,871</text:p>
          </table:table-cell>
          <table:table-cell table:formula="of:=IF((ROW() - [.$B$21] &lt; 3);0;FLOOR(IFERROR(OFFSET([.$F51];-1*[.$B$21];0 );0) * [.$B$10]))" office:value-type="float" office:value="31" calcext:value-type="float">
            <text:p>31</text:p>
          </table:table-cell>
          <table:table-cell table:formula="of:=SUM(INDEX([.H$1:.H$736];MAX(ROW()+(-1*[.$B$22])+1;3);1):INDEX([.H$1:.H$736];ROW();1))" office:value-type="float" office:value="241" calcext:value-type="float">
            <text:p>241</text:p>
          </table:table-cell>
          <table:table-cell table:style-name="ce27" table:formula="of:=IF([.I51] &gt; [.$B$20];[.I51]-[.$B$20];0)" office:value-type="float" office:value="0" calcext:value-type="float">
            <text:p/>
          </table:table-cell>
          <table:table-cell table:formula="of:=IF([.J51] &gt; 0; ROUND([.$B$23] *MIN([.J51];[.H51])); 0)" office:value-type="float" office:value="0" calcext:value-type="float">
            <text:p/>
          </table:table-cell>
          <table:table-cell table:formula="of:=IF((ROW() - [.$B$13] &lt; 3);0;FLOOR(IFERROR(OFFSET([.$F51];-1*[.$B$13];0 );0) * [.$B$14]))" office:value-type="float" office:value="0" calcext:value-type="float">
            <text:p/>
          </table:table-cell>
          <table:table-cell table:formula="of:=SUM([.L$3:.L51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1]+1" office:value-type="date" office:date-value="2020-03-09" calcext:value-type="date">
            <text:p>03/09/20</text:p>
          </table:table-cell>
          <table:table-cell/>
          <table:table-cell table:formula="of:=IF([.G51] &lt; [.$B$25];CEILING([.G51]*[.$B$3];1);0)" office:value-type="float" office:value="653" calcext:value-type="float">
            <text:p>653</text:p>
          </table:table-cell>
          <table:table-cell table:formula="of:=IF([.G51] &lt; [.$B$25];SUM([.F$3:.F52]);[.$B$25])" office:value-type="float" office:value="5524" calcext:value-type="float">
            <text:p>5,524</text:p>
          </table:table-cell>
          <table:table-cell table:formula="of:=IF((ROW() - [.$B$21] &lt; 3);0;FLOOR(IFERROR(OFFSET([.$F52];-1*[.$B$21];0 );0) * [.$B$10]))" office:value-type="float" office:value="35" calcext:value-type="float">
            <text:p>35</text:p>
          </table:table-cell>
          <table:table-cell table:formula="of:=SUM(INDEX([.H$1:.H$736];MAX(ROW()+(-1*[.$B$22])+1;3);1):INDEX([.H$1:.H$736];ROW();1))" office:value-type="float" office:value="274" calcext:value-type="float">
            <text:p>274</text:p>
          </table:table-cell>
          <table:table-cell table:style-name="ce27" table:formula="of:=IF([.I52] &gt; [.$B$20];[.I52]-[.$B$20];0)" office:value-type="float" office:value="0" calcext:value-type="float">
            <text:p/>
          </table:table-cell>
          <table:table-cell table:formula="of:=IF([.J52] &gt; 0; ROUND([.$B$23] *MIN([.J52];[.H52])); 0)" office:value-type="float" office:value="0" calcext:value-type="float">
            <text:p/>
          </table:table-cell>
          <table:table-cell table:formula="of:=IF((ROW() - [.$B$13] &lt; 3);0;FLOOR(IFERROR(OFFSET([.$F52];-1*[.$B$13];0 );0) * [.$B$14]))" office:value-type="float" office:value="0" calcext:value-type="float">
            <text:p/>
          </table:table-cell>
          <table:table-cell table:formula="of:=SUM([.L$3:.L52]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2]+1" office:value-type="date" office:date-value="2020-03-10" calcext:value-type="date">
            <text:p>03/10/20</text:p>
          </table:table-cell>
          <table:table-cell/>
          <table:table-cell table:formula="of:=IF([.G52] &lt; [.$B$25];CEILING([.G52]*[.$B$3];1);0)" office:value-type="float" office:value="741" calcext:value-type="float">
            <text:p>741</text:p>
          </table:table-cell>
          <table:table-cell table:formula="of:=IF([.G52] &lt; [.$B$25];SUM([.F$3:.F53]);[.$B$25])" office:value-type="float" office:value="6265" calcext:value-type="float">
            <text:p>6,265</text:p>
          </table:table-cell>
          <table:table-cell table:formula="of:=IF((ROW() - [.$B$21] &lt; 3);0;FLOOR(IFERROR(OFFSET([.$F53];-1*[.$B$21];0 );0) * [.$B$10]))" office:value-type="float" office:value="40" calcext:value-type="float">
            <text:p>40</text:p>
          </table:table-cell>
          <table:table-cell table:formula="of:=SUM(INDEX([.H$1:.H$736];MAX(ROW()+(-1*[.$B$22])+1;3);1):INDEX([.H$1:.H$736];ROW();1))" office:value-type="float" office:value="312" calcext:value-type="float">
            <text:p>312</text:p>
          </table:table-cell>
          <table:table-cell table:style-name="ce27" table:formula="of:=IF([.I53] &gt; [.$B$20];[.I53]-[.$B$20];0)" office:value-type="float" office:value="0" calcext:value-type="float">
            <text:p/>
          </table:table-cell>
          <table:table-cell table:formula="of:=IF([.J53] &gt; 0; ROUND([.$B$23] *MIN([.J53];[.H53])); 0)" office:value-type="float" office:value="0" calcext:value-type="float">
            <text:p/>
          </table:table-cell>
          <table:table-cell table:formula="of:=IF((ROW() - [.$B$13] &lt; 3);0;FLOOR(IFERROR(OFFSET([.$F53];-1*[.$B$13];0 );0) * [.$B$14]))" office:value-type="float" office:value="1" calcext:value-type="float">
            <text:p>1</text:p>
          </table:table-cell>
          <table:table-cell table:formula="of:=SUM([.L$3:.L5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3]+1" office:value-type="date" office:date-value="2020-03-11" calcext:value-type="date">
            <text:p>03/11/20</text:p>
          </table:table-cell>
          <table:table-cell/>
          <table:table-cell table:formula="of:=IF([.G53] &lt; [.$B$25];CEILING([.G53]*[.$B$3];1);0)" office:value-type="float" office:value="840" calcext:value-type="float">
            <text:p>840</text:p>
          </table:table-cell>
          <table:table-cell table:formula="of:=IF([.G53] &lt; [.$B$25];SUM([.F$3:.F54]);[.$B$25])" office:value-type="float" office:value="7105" calcext:value-type="float">
            <text:p>7,105</text:p>
          </table:table-cell>
          <table:table-cell table:formula="of:=IF((ROW() - [.$B$21] &lt; 3);0;FLOOR(IFERROR(OFFSET([.$F54];-1*[.$B$21];0 );0) * [.$B$10]))" office:value-type="float" office:value="46" calcext:value-type="float">
            <text:p>46</text:p>
          </table:table-cell>
          <table:table-cell table:formula="of:=SUM(INDEX([.H$1:.H$736];MAX(ROW()+(-1*[.$B$22])+1;3);1):INDEX([.H$1:.H$736];ROW();1))" office:value-type="float" office:value="356" calcext:value-type="float">
            <text:p>356</text:p>
          </table:table-cell>
          <table:table-cell table:style-name="ce27" table:formula="of:=IF([.I54] &gt; [.$B$20];[.I54]-[.$B$20];0)" office:value-type="float" office:value="0" calcext:value-type="float">
            <text:p/>
          </table:table-cell>
          <table:table-cell table:formula="of:=IF([.J54] &gt; 0; ROUND([.$B$23] *MIN([.J54];[.H54])); 0)" office:value-type="float" office:value="0" calcext:value-type="float">
            <text:p/>
          </table:table-cell>
          <table:table-cell table:formula="of:=IF((ROW() - [.$B$13] &lt; 3);0;FLOOR(IFERROR(OFFSET([.$F54];-1*[.$B$13];0 );0) * [.$B$14]))" office:value-type="float" office:value="1" calcext:value-type="float">
            <text:p>1</text:p>
          </table:table-cell>
          <table:table-cell table:formula="of:=SUM([.L$3:.L54]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4]+1" office:value-type="date" office:date-value="2020-03-12" calcext:value-type="date">
            <text:p>03/12/20</text:p>
          </table:table-cell>
          <table:table-cell/>
          <table:table-cell table:formula="of:=IF([.G54] &lt; [.$B$25];CEILING([.G54]*[.$B$3];1);0)" office:value-type="float" office:value="953" calcext:value-type="float">
            <text:p>953</text:p>
          </table:table-cell>
          <table:table-cell table:formula="of:=IF([.G54] &lt; [.$B$25];SUM([.F$3:.F55]);[.$B$25])" office:value-type="float" office:value="8058" calcext:value-type="float">
            <text:p>8,058</text:p>
          </table:table-cell>
          <table:table-cell table:formula="of:=IF((ROW() - [.$B$21] &lt; 3);0;FLOOR(IFERROR(OFFSET([.$F55];-1*[.$B$21];0 );0) * [.$B$10]))" office:value-type="float" office:value="52" calcext:value-type="float">
            <text:p>52</text:p>
          </table:table-cell>
          <table:table-cell table:formula="of:=SUM(INDEX([.H$1:.H$736];MAX(ROW()+(-1*[.$B$22])+1;3);1):INDEX([.H$1:.H$736];ROW();1))" office:value-type="float" office:value="406" calcext:value-type="float">
            <text:p>406</text:p>
          </table:table-cell>
          <table:table-cell table:style-name="ce27" table:formula="of:=IF([.I55] &gt; [.$B$20];[.I55]-[.$B$20];0)" office:value-type="float" office:value="0" calcext:value-type="float">
            <text:p/>
          </table:table-cell>
          <table:table-cell table:formula="of:=IF([.J55] &gt; 0; ROUND([.$B$23] *MIN([.J55];[.H55])); 0)" office:value-type="float" office:value="0" calcext:value-type="float">
            <text:p/>
          </table:table-cell>
          <table:table-cell table:formula="of:=IF((ROW() - [.$B$13] &lt; 3);0;FLOOR(IFERROR(OFFSET([.$F55];-1*[.$B$13];0 );0) * [.$B$14]))" office:value-type="float" office:value="1" calcext:value-type="float">
            <text:p>1</text:p>
          </table:table-cell>
          <table:table-cell table:formula="of:=SUM([.L$3:.L55]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5]+1" office:value-type="date" office:date-value="2020-03-13" calcext:value-type="date">
            <text:p>03/13/20</text:p>
          </table:table-cell>
          <table:table-cell/>
          <table:table-cell table:formula="of:=IF([.G55] &lt; [.$B$25];CEILING([.G55]*[.$B$3];1);0)" office:value-type="float" office:value="1080" calcext:value-type="float">
            <text:p>1,080</text:p>
          </table:table-cell>
          <table:table-cell table:formula="of:=IF([.G55] &lt; [.$B$25];SUM([.F$3:.F56]);[.$B$25])" office:value-type="float" office:value="9138" calcext:value-type="float">
            <text:p>9,138</text:p>
          </table:table-cell>
          <table:table-cell table:formula="of:=IF((ROW() - [.$B$21] &lt; 3);0;FLOOR(IFERROR(OFFSET([.$F56];-1*[.$B$21];0 );0) * [.$B$10]))" office:value-type="float" office:value="59" calcext:value-type="float">
            <text:p>59</text:p>
          </table:table-cell>
          <table:table-cell table:formula="of:=SUM(INDEX([.H$1:.H$736];MAX(ROW()+(-1*[.$B$22])+1;3);1):INDEX([.H$1:.H$736];ROW();1))" office:value-type="float" office:value="462" calcext:value-type="float">
            <text:p>462</text:p>
          </table:table-cell>
          <table:table-cell table:style-name="ce27" table:formula="of:=IF([.I56] &gt; [.$B$20];[.I56]-[.$B$20];0)" office:value-type="float" office:value="0" calcext:value-type="float">
            <text:p/>
          </table:table-cell>
          <table:table-cell table:formula="of:=IF([.J56] &gt; 0; ROUND([.$B$23] *MIN([.J56];[.H56])); 0)" office:value-type="float" office:value="0" calcext:value-type="float">
            <text:p/>
          </table:table-cell>
          <table:table-cell table:formula="of:=IF((ROW() - [.$B$13] &lt; 3);0;FLOOR(IFERROR(OFFSET([.$F56];-1*[.$B$13];0 );0) * [.$B$14]))" office:value-type="float" office:value="1" calcext:value-type="float">
            <text:p>1</text:p>
          </table:table-cell>
          <table:table-cell table:formula="of:=SUM([.L$3:.L56]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6]+1" office:value-type="date" office:date-value="2020-03-14" calcext:value-type="date">
            <text:p>03/14/20</text:p>
          </table:table-cell>
          <table:table-cell/>
          <table:table-cell table:formula="of:=IF([.G56] &lt; [.$B$25];CEILING([.G56]*[.$B$3];1);0)" office:value-type="float" office:value="1225" calcext:value-type="float">
            <text:p>1,225</text:p>
          </table:table-cell>
          <table:table-cell table:formula="of:=IF([.G56] &lt; [.$B$25];SUM([.F$3:.F57]);[.$B$25])" office:value-type="float" office:value="10363" calcext:value-type="float">
            <text:p>10,363</text:p>
          </table:table-cell>
          <table:table-cell table:formula="of:=IF((ROW() - [.$B$21] &lt; 3);0;FLOOR(IFERROR(OFFSET([.$F57];-1*[.$B$21];0 );0) * [.$B$10]))" office:value-type="float" office:value="67" calcext:value-type="float">
            <text:p>67</text:p>
          </table:table-cell>
          <table:table-cell table:formula="of:=SUM(INDEX([.H$1:.H$736];MAX(ROW()+(-1*[.$B$22])+1;3);1):INDEX([.H$1:.H$736];ROW();1))" office:value-type="float" office:value="526" calcext:value-type="float">
            <text:p>526</text:p>
          </table:table-cell>
          <table:table-cell table:style-name="ce27" table:formula="of:=IF([.I57] &gt; [.$B$20];[.I57]-[.$B$20];0)" office:value-type="float" office:value="0" calcext:value-type="float">
            <text:p/>
          </table:table-cell>
          <table:table-cell table:formula="of:=IF([.J57] &gt; 0; ROUND([.$B$23] *MIN([.J57];[.H57])); 0)" office:value-type="float" office:value="0" calcext:value-type="float">
            <text:p/>
          </table:table-cell>
          <table:table-cell table:formula="of:=IF((ROW() - [.$B$13] &lt; 3);0;FLOOR(IFERROR(OFFSET([.$F57];-1*[.$B$13];0 );0) * [.$B$14]))" office:value-type="float" office:value="1" calcext:value-type="float">
            <text:p>1</text:p>
          </table:table-cell>
          <table:table-cell table:formula="of:=SUM([.L$3:.L57]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7]+1" office:value-type="date" office:date-value="2020-03-15" calcext:value-type="date">
            <text:p>03/15/20</text:p>
          </table:table-cell>
          <table:table-cell/>
          <table:table-cell table:formula="of:=IF([.G57] &lt; [.$B$25];CEILING([.G57]*[.$B$3];1);0)" office:value-type="float" office:value="1389" calcext:value-type="float">
            <text:p>1,389</text:p>
          </table:table-cell>
          <table:table-cell table:formula="of:=IF([.G57] &lt; [.$B$25];SUM([.F$3:.F58]);[.$B$25])" office:value-type="float" office:value="11752" calcext:value-type="float">
            <text:p>11,752</text:p>
          </table:table-cell>
          <table:table-cell table:formula="of:=IF((ROW() - [.$B$21] &lt; 3);0;FLOOR(IFERROR(OFFSET([.$F58];-1*[.$B$21];0 );0) * [.$B$10]))" office:value-type="float" office:value="76" calcext:value-type="float">
            <text:p>76</text:p>
          </table:table-cell>
          <table:table-cell table:formula="of:=SUM(INDEX([.H$1:.H$736];MAX(ROW()+(-1*[.$B$22])+1;3);1):INDEX([.H$1:.H$736];ROW();1))" office:value-type="float" office:value="598" calcext:value-type="float">
            <text:p>598</text:p>
          </table:table-cell>
          <table:table-cell table:style-name="ce27" table:formula="of:=IF([.I58] &gt; [.$B$20];[.I58]-[.$B$20];0)" office:value-type="float" office:value="0" calcext:value-type="float">
            <text:p/>
          </table:table-cell>
          <table:table-cell table:formula="of:=IF([.J58] &gt; 0; ROUND([.$B$23] *MIN([.J58];[.H58])); 0)" office:value-type="float" office:value="0" calcext:value-type="float">
            <text:p/>
          </table:table-cell>
          <table:table-cell table:formula="of:=IF((ROW() - [.$B$13] &lt; 3);0;FLOOR(IFERROR(OFFSET([.$F58];-1*[.$B$13];0 );0) * [.$B$14]))" office:value-type="float" office:value="1" calcext:value-type="float">
            <text:p>1</text:p>
          </table:table-cell>
          <table:table-cell table:formula="of:=SUM([.L$3:.L58])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8]+1" office:value-type="date" office:date-value="2020-03-16" calcext:value-type="date">
            <text:p>03/16/20</text:p>
          </table:table-cell>
          <table:table-cell/>
          <table:table-cell table:formula="of:=IF([.G58] &lt; [.$B$25];CEILING([.G58]*[.$B$3];1);0)" office:value-type="float" office:value="1575" calcext:value-type="float">
            <text:p>1,575</text:p>
          </table:table-cell>
          <table:table-cell table:formula="of:=IF([.G58] &lt; [.$B$25];SUM([.F$3:.F59]);[.$B$25])" office:value-type="float" office:value="13327" calcext:value-type="float">
            <text:p>13,327</text:p>
          </table:table-cell>
          <table:table-cell table:formula="of:=IF((ROW() - [.$B$21] &lt; 3);0;FLOOR(IFERROR(OFFSET([.$F59];-1*[.$B$21];0 );0) * [.$B$10]))" office:value-type="float" office:value="86" calcext:value-type="float">
            <text:p>86</text:p>
          </table:table-cell>
          <table:table-cell table:formula="of:=SUM(INDEX([.H$1:.H$736];MAX(ROW()+(-1*[.$B$22])+1;3);1):INDEX([.H$1:.H$736];ROW();1))" office:value-type="float" office:value="680" calcext:value-type="float">
            <text:p>680</text:p>
          </table:table-cell>
          <table:table-cell table:style-name="ce27" table:formula="of:=IF([.I59] &gt; [.$B$20];[.I59]-[.$B$20];0)" office:value-type="float" office:value="0" calcext:value-type="float">
            <text:p/>
          </table:table-cell>
          <table:table-cell table:formula="of:=IF([.J59] &gt; 0; ROUND([.$B$23] *MIN([.J59];[.H59])); 0)" office:value-type="float" office:value="0" calcext:value-type="float">
            <text:p/>
          </table:table-cell>
          <table:table-cell table:formula="of:=IF((ROW() - [.$B$13] &lt; 3);0;FLOOR(IFERROR(OFFSET([.$F59];-1*[.$B$13];0 );0) * [.$B$14]))" office:value-type="float" office:value="2" calcext:value-type="float">
            <text:p>2</text:p>
          </table:table-cell>
          <table:table-cell table:formula="of:=SUM([.L$3:.L59]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9]+1" office:value-type="date" office:date-value="2020-03-17" calcext:value-type="date">
            <text:p>03/17/20</text:p>
          </table:table-cell>
          <table:table-cell/>
          <table:table-cell table:formula="of:=IF([.G59] &lt; [.$B$25];CEILING([.G59]*[.$B$3];1);0)" office:value-type="float" office:value="1786" calcext:value-type="float">
            <text:p>1,786</text:p>
          </table:table-cell>
          <table:table-cell table:formula="of:=IF([.G59] &lt; [.$B$25];SUM([.F$3:.F60]);[.$B$25])" office:value-type="float" office:value="15113" calcext:value-type="float">
            <text:p>15,113</text:p>
          </table:table-cell>
          <table:table-cell table:formula="of:=IF((ROW() - [.$B$21] &lt; 3);0;FLOOR(IFERROR(OFFSET([.$F60];-1*[.$B$21];0 );0) * [.$B$10]))" office:value-type="float" office:value="97" calcext:value-type="float">
            <text:p>97</text:p>
          </table:table-cell>
          <table:table-cell table:formula="of:=SUM(INDEX([.H$1:.H$736];MAX(ROW()+(-1*[.$B$22])+1;3);1):INDEX([.H$1:.H$736];ROW();1))" office:value-type="float" office:value="772" calcext:value-type="float">
            <text:p>772</text:p>
          </table:table-cell>
          <table:table-cell table:style-name="ce27" table:formula="of:=IF([.I60] &gt; [.$B$20];[.I60]-[.$B$20];0)" office:value-type="float" office:value="0" calcext:value-type="float">
            <text:p/>
          </table:table-cell>
          <table:table-cell table:formula="of:=IF([.J60] &gt; 0; ROUND([.$B$23] *MIN([.J60];[.H60])); 0)" office:value-type="float" office:value="0" calcext:value-type="float">
            <text:p/>
          </table:table-cell>
          <table:table-cell table:formula="of:=IF((ROW() - [.$B$13] &lt; 3);0;FLOOR(IFERROR(OFFSET([.$F60];-1*[.$B$13];0 );0) * [.$B$14]))" office:value-type="float" office:value="2" calcext:value-type="float">
            <text:p>2</text:p>
          </table:table-cell>
          <table:table-cell table:formula="of:=SUM([.L$3:.L60]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0]+1" office:value-type="date" office:date-value="2020-03-18" calcext:value-type="date">
            <text:p>03/18/20</text:p>
          </table:table-cell>
          <table:table-cell/>
          <table:table-cell table:formula="of:=IF([.G60] &lt; [.$B$25];CEILING([.G60]*[.$B$3];1);0)" office:value-type="float" office:value="2026" calcext:value-type="float">
            <text:p>2,026</text:p>
          </table:table-cell>
          <table:table-cell table:formula="of:=IF([.G60] &lt; [.$B$25];SUM([.F$3:.F61]);[.$B$25])" office:value-type="float" office:value="17139" calcext:value-type="float">
            <text:p>17,139</text:p>
          </table:table-cell>
          <table:table-cell table:formula="of:=IF((ROW() - [.$B$21] &lt; 3);0;FLOOR(IFERROR(OFFSET([.$F61];-1*[.$B$21];0 );0) * [.$B$10]))" office:value-type="float" office:value="111" calcext:value-type="float">
            <text:p>111</text:p>
          </table:table-cell>
          <table:table-cell table:formula="of:=SUM(INDEX([.H$1:.H$736];MAX(ROW()+(-1*[.$B$22])+1;3);1):INDEX([.H$1:.H$736];ROW();1))" office:value-type="float" office:value="877" calcext:value-type="float">
            <text:p>877</text:p>
          </table:table-cell>
          <table:table-cell table:style-name="ce27" table:formula="of:=IF([.I61] &gt; [.$B$20];[.I61]-[.$B$20];0)" office:value-type="float" office:value="0" calcext:value-type="float">
            <text:p/>
          </table:table-cell>
          <table:table-cell table:formula="of:=IF([.J61] &gt; 0; ROUND([.$B$23] *MIN([.J61];[.H61])); 0)" office:value-type="float" office:value="0" calcext:value-type="float">
            <text:p/>
          </table:table-cell>
          <table:table-cell table:formula="of:=IF((ROW() - [.$B$13] &lt; 3);0;FLOOR(IFERROR(OFFSET([.$F61];-1*[.$B$13];0 );0) * [.$B$14]))" office:value-type="float" office:value="2" calcext:value-type="float">
            <text:p>2</text:p>
          </table:table-cell>
          <table:table-cell table:formula="of:=SUM([.L$3:.L61])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1]+1" office:value-type="date" office:date-value="2020-03-19" calcext:value-type="date">
            <text:p>03/19/20</text:p>
          </table:table-cell>
          <table:table-cell/>
          <table:table-cell table:formula="of:=IF([.G61] &lt; [.$B$25];CEILING([.G61]*[.$B$3];1);0)" office:value-type="float" office:value="2297" calcext:value-type="float">
            <text:p>2,297</text:p>
          </table:table-cell>
          <table:table-cell table:formula="of:=IF([.G61] &lt; [.$B$25];SUM([.F$3:.F62]);[.$B$25])" office:value-type="float" office:value="19436" calcext:value-type="float">
            <text:p>19,436</text:p>
          </table:table-cell>
          <table:table-cell table:formula="of:=IF((ROW() - [.$B$21] &lt; 3);0;FLOOR(IFERROR(OFFSET([.$F62];-1*[.$B$21];0 );0) * [.$B$10]))" office:value-type="float" office:value="125" calcext:value-type="float">
            <text:p>125</text:p>
          </table:table-cell>
          <table:table-cell table:formula="of:=SUM(INDEX([.H$1:.H$736];MAX(ROW()+(-1*[.$B$22])+1;3);1):INDEX([.H$1:.H$736];ROW();1))" office:value-type="float" office:value="996" calcext:value-type="float">
            <text:p>996</text:p>
          </table:table-cell>
          <table:table-cell table:style-name="ce27" table:formula="of:=IF([.I62] &gt; [.$B$20];[.I62]-[.$B$20];0)" office:value-type="float" office:value="0" calcext:value-type="float">
            <text:p/>
          </table:table-cell>
          <table:table-cell table:formula="of:=IF([.J62] &gt; 0; ROUND([.$B$23] *MIN([.J62];[.H62])); 0)" office:value-type="float" office:value="0" calcext:value-type="float">
            <text:p/>
          </table:table-cell>
          <table:table-cell table:formula="of:=IF((ROW() - [.$B$13] &lt; 3);0;FLOOR(IFERROR(OFFSET([.$F62];-1*[.$B$13];0 );0) * [.$B$14]))" office:value-type="float" office:value="3" calcext:value-type="float">
            <text:p>3</text:p>
          </table:table-cell>
          <table:table-cell table:formula="of:=SUM([.L$3:.L62])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2]+1" office:value-type="date" office:date-value="2020-03-20" calcext:value-type="date">
            <text:p>03/20/20</text:p>
          </table:table-cell>
          <table:table-cell/>
          <table:table-cell table:formula="of:=IF([.G62] &lt; [.$B$25];CEILING([.G62]*[.$B$3];1);0)" office:value-type="float" office:value="2605" calcext:value-type="float">
            <text:p>2,605</text:p>
          </table:table-cell>
          <table:table-cell table:formula="of:=IF([.G62] &lt; [.$B$25];SUM([.F$3:.F63]);[.$B$25])" office:value-type="float" office:value="22041" calcext:value-type="float">
            <text:p>22,041</text:p>
          </table:table-cell>
          <table:table-cell table:formula="of:=IF((ROW() - [.$B$21] &lt; 3);0;FLOOR(IFERROR(OFFSET([.$F63];-1*[.$B$21];0 );0) * [.$B$10]))" office:value-type="float" office:value="142" calcext:value-type="float">
            <text:p>142</text:p>
          </table:table-cell>
          <table:table-cell table:formula="of:=SUM(INDEX([.H$1:.H$736];MAX(ROW()+(-1*[.$B$22])+1;3);1):INDEX([.H$1:.H$736];ROW();1))" office:value-type="float" office:value="1131" calcext:value-type="float">
            <text:p>1,131</text:p>
          </table:table-cell>
          <table:table-cell table:style-name="ce27" table:formula="of:=IF([.I63] &gt; [.$B$20];[.I63]-[.$B$20];0)" office:value-type="float" office:value="0" calcext:value-type="float">
            <text:p/>
          </table:table-cell>
          <table:table-cell table:formula="of:=IF([.J63] &gt; 0; ROUND([.$B$23] *MIN([.J63];[.H63])); 0)" office:value-type="float" office:value="0" calcext:value-type="float">
            <text:p/>
          </table:table-cell>
          <table:table-cell table:formula="of:=IF((ROW() - [.$B$13] &lt; 3);0;FLOOR(IFERROR(OFFSET([.$F63];-1*[.$B$13];0 );0) * [.$B$14]))" office:value-type="float" office:value="3" calcext:value-type="float">
            <text:p>3</text:p>
          </table:table-cell>
          <table:table-cell table:formula="of:=SUM([.L$3:.L63])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3]+1" office:value-type="date" office:date-value="2020-03-21" calcext:value-type="date">
            <text:p>03/21/20</text:p>
          </table:table-cell>
          <table:table-cell/>
          <table:table-cell table:formula="of:=IF([.G63] &lt; [.$B$25];CEILING([.G63]*[.$B$3];1);0)" office:value-type="float" office:value="2954" calcext:value-type="float">
            <text:p>2,954</text:p>
          </table:table-cell>
          <table:table-cell table:formula="of:=IF([.G63] &lt; [.$B$25];SUM([.F$3:.F64]);[.$B$25])" office:value-type="float" office:value="24995" calcext:value-type="float">
            <text:p>24,995</text:p>
          </table:table-cell>
          <table:table-cell table:formula="of:=IF((ROW() - [.$B$21] &lt; 3);0;FLOOR(IFERROR(OFFSET([.$F64];-1*[.$B$21];0 );0) * [.$B$10]))" office:value-type="float" office:value="162" calcext:value-type="float">
            <text:p>162</text:p>
          </table:table-cell>
          <table:table-cell table:formula="of:=SUM(INDEX([.H$1:.H$736];MAX(ROW()+(-1*[.$B$22])+1;3);1):INDEX([.H$1:.H$736];ROW();1))" office:value-type="float" office:value="1284" calcext:value-type="float">
            <text:p>1,284</text:p>
          </table:table-cell>
          <table:table-cell table:style-name="ce27" table:formula="of:=IF([.I64] &gt; [.$B$20];[.I64]-[.$B$20];0)" office:value-type="float" office:value="0" calcext:value-type="float">
            <text:p/>
          </table:table-cell>
          <table:table-cell table:formula="of:=IF([.J64] &gt; 0; ROUND([.$B$23] *MIN([.J64];[.H64])); 0)" office:value-type="float" office:value="0" calcext:value-type="float">
            <text:p/>
          </table:table-cell>
          <table:table-cell table:formula="of:=IF((ROW() - [.$B$13] &lt; 3);0;FLOOR(IFERROR(OFFSET([.$F64];-1*[.$B$13];0 );0) * [.$B$14]))" office:value-type="float" office:value="4" calcext:value-type="float">
            <text:p>4</text:p>
          </table:table-cell>
          <table:table-cell table:formula="of:=SUM([.L$3:.L64]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4]+1" office:value-type="date" office:date-value="2020-03-22" calcext:value-type="date">
            <text:p>03/22/20</text:p>
          </table:table-cell>
          <table:table-cell/>
          <table:table-cell table:formula="of:=IF([.G64] &lt; [.$B$25];CEILING([.G64]*[.$B$3];1);0)" office:value-type="float" office:value="3350" calcext:value-type="float">
            <text:p>3,350</text:p>
          </table:table-cell>
          <table:table-cell table:formula="of:=IF([.G64] &lt; [.$B$25];SUM([.F$3:.F65]);[.$B$25])" office:value-type="float" office:value="28345" calcext:value-type="float">
            <text:p>28,345</text:p>
          </table:table-cell>
          <table:table-cell table:formula="of:=IF((ROW() - [.$B$21] &lt; 3);0;FLOOR(IFERROR(OFFSET([.$F65];-1*[.$B$21];0 );0) * [.$B$10]))" office:value-type="float" office:value="183" calcext:value-type="float">
            <text:p>183</text:p>
          </table:table-cell>
          <table:table-cell table:formula="of:=SUM(INDEX([.H$1:.H$736];MAX(ROW()+(-1*[.$B$22])+1;3);1):INDEX([.H$1:.H$736];ROW();1))" office:value-type="float" office:value="1457" calcext:value-type="float">
            <text:p>1,457</text:p>
          </table:table-cell>
          <table:table-cell table:style-name="ce27" table:formula="of:=IF([.I65] &gt; [.$B$20];[.I65]-[.$B$20];0)" office:value-type="float" office:value="0" calcext:value-type="float">
            <text:p/>
          </table:table-cell>
          <table:table-cell table:formula="of:=IF([.J65] &gt; 0; ROUND([.$B$23] *MIN([.J65];[.H65])); 0)" office:value-type="float" office:value="0" calcext:value-type="float">
            <text:p/>
          </table:table-cell>
          <table:table-cell table:formula="of:=IF((ROW() - [.$B$13] &lt; 3);0;FLOOR(IFERROR(OFFSET([.$F65];-1*[.$B$13];0 );0) * [.$B$14]))" office:value-type="float" office:value="4" calcext:value-type="float">
            <text:p>4</text:p>
          </table:table-cell>
          <table:table-cell table:formula="of:=SUM([.L$3:.L65])"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5]+1" office:value-type="date" office:date-value="2020-03-23" calcext:value-type="date">
            <text:p>03/23/20</text:p>
          </table:table-cell>
          <table:table-cell/>
          <table:table-cell table:formula="of:=IF([.G65] &lt; [.$B$25];CEILING([.G65]*[.$B$3];1);0)" office:value-type="float" office:value="3799" calcext:value-type="float">
            <text:p>3,799</text:p>
          </table:table-cell>
          <table:table-cell table:formula="of:=IF([.G65] &lt; [.$B$25];SUM([.F$3:.F66]);[.$B$25])" office:value-type="float" office:value="32144" calcext:value-type="float">
            <text:p>32,144</text:p>
          </table:table-cell>
          <table:table-cell table:formula="of:=IF((ROW() - [.$B$21] &lt; 3);0;FLOOR(IFERROR(OFFSET([.$F66];-1*[.$B$21];0 );0) * [.$B$10]))" office:value-type="float" office:value="208" calcext:value-type="float">
            <text:p>208</text:p>
          </table:table-cell>
          <table:table-cell table:formula="of:=SUM(INDEX([.H$1:.H$736];MAX(ROW()+(-1*[.$B$22])+1;3);1):INDEX([.H$1:.H$736];ROW();1))" office:value-type="float" office:value="1654" calcext:value-type="float">
            <text:p>1,654</text:p>
          </table:table-cell>
          <table:table-cell table:style-name="ce27" table:formula="of:=IF([.I66] &gt; [.$B$20];[.I66]-[.$B$20];0)" office:value-type="float" office:value="0" calcext:value-type="float">
            <text:p/>
          </table:table-cell>
          <table:table-cell table:formula="of:=IF([.J66] &gt; 0; ROUND([.$B$23] *MIN([.J66];[.H66])); 0)" office:value-type="float" office:value="0" calcext:value-type="float">
            <text:p/>
          </table:table-cell>
          <table:table-cell table:formula="of:=IF((ROW() - [.$B$13] &lt; 3);0;FLOOR(IFERROR(OFFSET([.$F66];-1*[.$B$13];0 );0) * [.$B$14]))" office:value-type="float" office:value="5" calcext:value-type="float">
            <text:p>5</text:p>
          </table:table-cell>
          <table:table-cell table:formula="of:=SUM([.L$3:.L66])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6]+1" office:value-type="date" office:date-value="2020-03-24" calcext:value-type="date">
            <text:p>03/24/20</text:p>
          </table:table-cell>
          <table:table-cell/>
          <table:table-cell table:formula="of:=IF([.G66] &lt; [.$B$25];CEILING([.G66]*[.$B$3];1);0)" office:value-type="float" office:value="4308" calcext:value-type="float">
            <text:p>4,308</text:p>
          </table:table-cell>
          <table:table-cell table:formula="of:=IF([.G66] &lt; [.$B$25];SUM([.F$3:.F67]);[.$B$25])" office:value-type="float" office:value="36452" calcext:value-type="float">
            <text:p>36,452</text:p>
          </table:table-cell>
          <table:table-cell table:formula="of:=IF((ROW() - [.$B$21] &lt; 3);0;FLOOR(IFERROR(OFFSET([.$F67];-1*[.$B$21];0 );0) * [.$B$10]))" office:value-type="float" office:value="236" calcext:value-type="float">
            <text:p>236</text:p>
          </table:table-cell>
          <table:table-cell table:formula="of:=SUM(INDEX([.H$1:.H$736];MAX(ROW()+(-1*[.$B$22])+1;3);1):INDEX([.H$1:.H$736];ROW();1))" office:value-type="float" office:value="1877" calcext:value-type="float">
            <text:p>1,877</text:p>
          </table:table-cell>
          <table:table-cell table:style-name="ce27" table:formula="of:=IF([.I67] &gt; [.$B$20];[.I67]-[.$B$20];0)" office:value-type="float" office:value="0" calcext:value-type="float">
            <text:p/>
          </table:table-cell>
          <table:table-cell table:formula="of:=IF([.J67] &gt; 0; ROUND([.$B$23] *MIN([.J67];[.H67])); 0)" office:value-type="float" office:value="0" calcext:value-type="float">
            <text:p/>
          </table:table-cell>
          <table:table-cell table:formula="of:=IF((ROW() - [.$B$13] &lt; 3);0;FLOOR(IFERROR(OFFSET([.$F67];-1*[.$B$13];0 );0) * [.$B$14]))" office:value-type="float" office:value="5" calcext:value-type="float">
            <text:p>5</text:p>
          </table:table-cell>
          <table:table-cell table:formula="of:=SUM([.L$3:.L67])"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7]+1" office:value-type="date" office:date-value="2020-03-25" calcext:value-type="date">
            <text:p>03/25/20</text:p>
          </table:table-cell>
          <table:table-cell/>
          <table:table-cell table:formula="of:=IF([.G67] &lt; [.$B$25];CEILING([.G67]*[.$B$3];1);0)" office:value-type="float" office:value="4885" calcext:value-type="float">
            <text:p>4,885</text:p>
          </table:table-cell>
          <table:table-cell table:formula="of:=IF([.G67] &lt; [.$B$25];SUM([.F$3:.F68]);[.$B$25])" office:value-type="float" office:value="41337" calcext:value-type="float">
            <text:p>41,337</text:p>
          </table:table-cell>
          <table:table-cell table:formula="of:=IF((ROW() - [.$B$21] &lt; 3);0;FLOOR(IFERROR(OFFSET([.$F68];-1*[.$B$21];0 );0) * [.$B$10]))" office:value-type="float" office:value="267" calcext:value-type="float">
            <text:p>267</text:p>
          </table:table-cell>
          <table:table-cell table:formula="of:=SUM(INDEX([.H$1:.H$736];MAX(ROW()+(-1*[.$B$22])+1;3);1):INDEX([.H$1:.H$736];ROW();1))" office:value-type="float" office:value="2130" calcext:value-type="float">
            <text:p>2,130</text:p>
          </table:table-cell>
          <table:table-cell table:style-name="ce27" table:formula="of:=IF([.I68] &gt; [.$B$20];[.I68]-[.$B$20];0)" office:value-type="float" office:value="0" calcext:value-type="float">
            <text:p/>
          </table:table-cell>
          <table:table-cell table:formula="of:=IF([.J68] &gt; 0; ROUND([.$B$23] *MIN([.J68];[.H68])); 0)" office:value-type="float" office:value="0" calcext:value-type="float">
            <text:p/>
          </table:table-cell>
          <table:table-cell table:formula="of:=IF((ROW() - [.$B$13] &lt; 3);0;FLOOR(IFERROR(OFFSET([.$F68];-1*[.$B$13];0 );0) * [.$B$14]))" office:value-type="float" office:value="6" calcext:value-type="float">
            <text:p>6</text:p>
          </table:table-cell>
          <table:table-cell table:formula="of:=SUM([.L$3:.L68])" office:value-type="float" office:value="42" calcext:value-type="float">
            <text:p>4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8]+1" office:value-type="date" office:date-value="2020-03-26" calcext:value-type="date">
            <text:p>03/26/20</text:p>
          </table:table-cell>
          <table:table-cell/>
          <table:table-cell table:formula="of:=IF([.G68] &lt; [.$B$25];CEILING([.G68]*[.$B$3];1);0)" office:value-type="float" office:value="5540" calcext:value-type="float">
            <text:p>5,540</text:p>
          </table:table-cell>
          <table:table-cell table:formula="of:=IF([.G68] &lt; [.$B$25];SUM([.F$3:.F69]);[.$B$25])" office:value-type="float" office:value="46877" calcext:value-type="float">
            <text:p>46,877</text:p>
          </table:table-cell>
          <table:table-cell table:formula="of:=IF((ROW() - [.$B$21] &lt; 3);0;FLOOR(IFERROR(OFFSET([.$F69];-1*[.$B$21];0 );0) * [.$B$10]))" office:value-type="float" office:value="303" calcext:value-type="float">
            <text:p>303</text:p>
          </table:table-cell>
          <table:table-cell table:formula="of:=SUM(INDEX([.H$1:.H$736];MAX(ROW()+(-1*[.$B$22])+1;3);1):INDEX([.H$1:.H$736];ROW();1))" office:value-type="float" office:value="2417" calcext:value-type="float">
            <text:p>2,417</text:p>
          </table:table-cell>
          <table:table-cell table:style-name="ce27" table:formula="of:=IF([.I69] &gt; [.$B$20];[.I69]-[.$B$20];0)" office:value-type="float" office:value="0" calcext:value-type="float">
            <text:p/>
          </table:table-cell>
          <table:table-cell table:formula="of:=IF([.J69] &gt; 0; ROUND([.$B$23] *MIN([.J69];[.H69])); 0)" office:value-type="float" office:value="0" calcext:value-type="float">
            <text:p/>
          </table:table-cell>
          <table:table-cell table:formula="of:=IF((ROW() - [.$B$13] &lt; 3);0;FLOOR(IFERROR(OFFSET([.$F69];-1*[.$B$13];0 );0) * [.$B$14]))" office:value-type="float" office:value="7" calcext:value-type="float">
            <text:p>7</text:p>
          </table:table-cell>
          <table:table-cell table:formula="of:=SUM([.L$3:.L69])" office:value-type="float" office:value="49" calcext:value-type="float">
            <text:p>49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9]+1" office:value-type="date" office:date-value="2020-03-27" calcext:value-type="date">
            <text:p>03/27/20</text:p>
          </table:table-cell>
          <table:table-cell/>
          <table:table-cell table:formula="of:=IF([.G69] &lt; [.$B$25];CEILING([.G69]*[.$B$3];1);0)" office:value-type="float" office:value="6282" calcext:value-type="float">
            <text:p>6,282</text:p>
          </table:table-cell>
          <table:table-cell table:formula="of:=IF([.G69] &lt; [.$B$25];SUM([.F$3:.F70]);[.$B$25])" office:value-type="float" office:value="53159" calcext:value-type="float">
            <text:p>53,159</text:p>
          </table:table-cell>
          <table:table-cell table:formula="of:=IF((ROW() - [.$B$21] &lt; 3);0;FLOOR(IFERROR(OFFSET([.$F70];-1*[.$B$21];0 );0) * [.$B$10]))" office:value-type="float" office:value="344" calcext:value-type="float">
            <text:p>344</text:p>
          </table:table-cell>
          <table:table-cell table:formula="of:=SUM(INDEX([.H$1:.H$736];MAX(ROW()+(-1*[.$B$22])+1;3);1):INDEX([.H$1:.H$736];ROW();1))" office:value-type="float" office:value="2742" calcext:value-type="float">
            <text:p>2,742</text:p>
          </table:table-cell>
          <table:table-cell table:style-name="ce27" table:formula="of:=IF([.I70] &gt; [.$B$20];[.I70]-[.$B$20];0)" office:value-type="float" office:value="0" calcext:value-type="float">
            <text:p/>
          </table:table-cell>
          <table:table-cell table:formula="of:=IF([.J70] &gt; 0; ROUND([.$B$23] *MIN([.J70];[.H70])); 0)" office:value-type="float" office:value="0" calcext:value-type="float">
            <text:p/>
          </table:table-cell>
          <table:table-cell table:formula="of:=IF((ROW() - [.$B$13] &lt; 3);0;FLOOR(IFERROR(OFFSET([.$F70];-1*[.$B$13];0 );0) * [.$B$14]))" office:value-type="float" office:value="8" calcext:value-type="float">
            <text:p>8</text:p>
          </table:table-cell>
          <table:table-cell table:formula="of:=SUM([.L$3:.L70])" office:value-type="float" office:value="57" calcext:value-type="float">
            <text:p>5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0]+1" office:value-type="date" office:date-value="2020-03-28" calcext:value-type="date">
            <text:p>03/28/20</text:p>
          </table:table-cell>
          <table:table-cell/>
          <table:table-cell table:formula="of:=IF([.G70] &lt; [.$B$25];CEILING([.G70]*[.$B$3];1);0)" office:value-type="float" office:value="7124" calcext:value-type="float">
            <text:p>7,124</text:p>
          </table:table-cell>
          <table:table-cell table:formula="of:=IF([.G70] &lt; [.$B$25];SUM([.F$3:.F71]);[.$B$25])" office:value-type="float" office:value="60283" calcext:value-type="float">
            <text:p>60,283</text:p>
          </table:table-cell>
          <table:table-cell table:formula="of:=IF((ROW() - [.$B$21] &lt; 3);0;FLOOR(IFERROR(OFFSET([.$F71];-1*[.$B$21];0 );0) * [.$B$10]))" office:value-type="float" office:value="390" calcext:value-type="float">
            <text:p>390</text:p>
          </table:table-cell>
          <table:table-cell table:formula="of:=SUM(INDEX([.H$1:.H$736];MAX(ROW()+(-1*[.$B$22])+1;3);1):INDEX([.H$1:.H$736];ROW();1))" office:value-type="float" office:value="3111" calcext:value-type="float">
            <text:p>3,111</text:p>
          </table:table-cell>
          <table:table-cell table:style-name="ce27" table:formula="of:=IF([.I71] &gt; [.$B$20];[.I71]-[.$B$20];0)" office:value-type="float" office:value="0" calcext:value-type="float">
            <text:p/>
          </table:table-cell>
          <table:table-cell table:formula="of:=IF([.J71] &gt; 0; ROUND([.$B$23] *MIN([.J71];[.H71])); 0)" office:value-type="float" office:value="0" calcext:value-type="float">
            <text:p/>
          </table:table-cell>
          <table:table-cell table:formula="of:=IF((ROW() - [.$B$13] &lt; 3);0;FLOOR(IFERROR(OFFSET([.$F71];-1*[.$B$13];0 );0) * [.$B$14]))" office:value-type="float" office:value="9" calcext:value-type="float">
            <text:p>9</text:p>
          </table:table-cell>
          <table:table-cell table:formula="of:=SUM([.L$3:.L71])" office:value-type="float" office:value="66" calcext:value-type="float">
            <text:p>6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1]+1" office:value-type="date" office:date-value="2020-03-29" calcext:value-type="date">
            <text:p>03/29/20</text:p>
          </table:table-cell>
          <table:table-cell/>
          <table:table-cell table:formula="of:=IF([.G71] &lt; [.$B$25];CEILING([.G71]*[.$B$3];1);0)" office:value-type="float" office:value="8078" calcext:value-type="float">
            <text:p>8,078</text:p>
          </table:table-cell>
          <table:table-cell table:formula="of:=IF([.G71] &lt; [.$B$25];SUM([.F$3:.F72]);[.$B$25])" office:value-type="float" office:value="68361" calcext:value-type="float">
            <text:p>68,361</text:p>
          </table:table-cell>
          <table:table-cell table:formula="of:=IF((ROW() - [.$B$21] &lt; 3);0;FLOOR(IFERROR(OFFSET([.$F72];-1*[.$B$21];0 );0) * [.$B$10]))" office:value-type="float" office:value="442" calcext:value-type="float">
            <text:p>442</text:p>
          </table:table-cell>
          <table:table-cell table:formula="of:=SUM(INDEX([.H$1:.H$736];MAX(ROW()+(-1*[.$B$22])+1;3);1):INDEX([.H$1:.H$736];ROW();1))" office:value-type="float" office:value="3529" calcext:value-type="float">
            <text:p>3,529</text:p>
          </table:table-cell>
          <table:table-cell table:style-name="ce27" table:formula="of:=IF([.I72] &gt; [.$B$20];[.I72]-[.$B$20];0)" office:value-type="float" office:value="0" calcext:value-type="float">
            <text:p/>
          </table:table-cell>
          <table:table-cell table:formula="of:=IF([.J72] &gt; 0; ROUND([.$B$23] *MIN([.J72];[.H72])); 0)" office:value-type="float" office:value="0" calcext:value-type="float">
            <text:p/>
          </table:table-cell>
          <table:table-cell table:formula="of:=IF((ROW() - [.$B$13] &lt; 3);0;FLOOR(IFERROR(OFFSET([.$F72];-1*[.$B$13];0 );0) * [.$B$14]))" office:value-type="float" office:value="11" calcext:value-type="float">
            <text:p>11</text:p>
          </table:table-cell>
          <table:table-cell table:formula="of:=SUM([.L$3:.L72])" office:value-type="float" office:value="77" calcext:value-type="float">
            <text:p>7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2]+1" office:value-type="date" office:date-value="2020-03-30" calcext:value-type="date">
            <text:p>03/30/20</text:p>
          </table:table-cell>
          <table:table-cell/>
          <table:table-cell table:formula="of:=IF([.G72] &lt; [.$B$25];CEILING([.G72]*[.$B$3];1);0)" office:value-type="float" office:value="9161" calcext:value-type="float">
            <text:p>9,161</text:p>
          </table:table-cell>
          <table:table-cell table:formula="of:=IF([.G72] &lt; [.$B$25];SUM([.F$3:.F73]);[.$B$25])" office:value-type="float" office:value="77522" calcext:value-type="float">
            <text:p>77,522</text:p>
          </table:table-cell>
          <table:table-cell table:formula="of:=IF((ROW() - [.$B$21] &lt; 3);0;FLOOR(IFERROR(OFFSET([.$F73];-1*[.$B$21];0 );0) * [.$B$10]))" office:value-type="float" office:value="502" calcext:value-type="float">
            <text:p>502</text:p>
          </table:table-cell>
          <table:table-cell table:formula="of:=SUM(INDEX([.H$1:.H$736];MAX(ROW()+(-1*[.$B$22])+1;3);1):INDEX([.H$1:.H$736];ROW();1))" office:value-type="float" office:value="4004" calcext:value-type="float">
            <text:p>4,004</text:p>
          </table:table-cell>
          <table:table-cell table:style-name="ce27" table:formula="of:=IF([.I73] &gt; [.$B$20];[.I73]-[.$B$20];0)" office:value-type="float" office:value="0" calcext:value-type="float">
            <text:p/>
          </table:table-cell>
          <table:table-cell table:formula="of:=IF([.J73] &gt; 0; ROUND([.$B$23] *MIN([.J73];[.H73])); 0)" office:value-type="float" office:value="0" calcext:value-type="float">
            <text:p/>
          </table:table-cell>
          <table:table-cell table:formula="of:=IF((ROW() - [.$B$13] &lt; 3);0;FLOOR(IFERROR(OFFSET([.$F73];-1*[.$B$13];0 );0) * [.$B$14]))" office:value-type="float" office:value="12" calcext:value-type="float">
            <text:p>12</text:p>
          </table:table-cell>
          <table:table-cell table:formula="of:=SUM([.L$3:.L73])" office:value-type="float" office:value="89" calcext:value-type="float">
            <text:p>89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3]+1" office:value-type="date" office:date-value="2020-03-31" calcext:value-type="date">
            <text:p>03/31/20</text:p>
          </table:table-cell>
          <table:table-cell/>
          <table:table-cell table:formula="of:=IF([.G73] &lt; [.$B$25];CEILING([.G73]*[.$B$3];1);0)" office:value-type="float" office:value="10388" calcext:value-type="float">
            <text:p>10,388</text:p>
          </table:table-cell>
          <table:table-cell table:formula="of:=IF([.G73] &lt; [.$B$25];SUM([.F$3:.F74]);[.$B$25])" office:value-type="float" office:value="87910" calcext:value-type="float">
            <text:p>87,910</text:p>
          </table:table-cell>
          <table:table-cell table:formula="of:=IF((ROW() - [.$B$21] &lt; 3);0;FLOOR(IFERROR(OFFSET([.$F74];-1*[.$B$21];0 );0) * [.$B$10]))" office:value-type="float" office:value="569" calcext:value-type="float">
            <text:p>569</text:p>
          </table:table-cell>
          <table:table-cell table:formula="of:=SUM(INDEX([.H$1:.H$736];MAX(ROW()+(-1*[.$B$22])+1;3);1):INDEX([.H$1:.H$736];ROW();1))" office:value-type="float" office:value="4542" calcext:value-type="float">
            <text:p>4,542</text:p>
          </table:table-cell>
          <table:table-cell table:style-name="ce27" table:formula="of:=IF([.I74] &gt; [.$B$20];[.I74]-[.$B$20];0)" office:value-type="float" office:value="0" calcext:value-type="float">
            <text:p/>
          </table:table-cell>
          <table:table-cell table:formula="of:=IF([.J74] &gt; 0; ROUND([.$B$23] *MIN([.J74];[.H74])); 0)" office:value-type="float" office:value="0" calcext:value-type="float">
            <text:p/>
          </table:table-cell>
          <table:table-cell table:formula="of:=IF((ROW() - [.$B$13] &lt; 3);0;FLOOR(IFERROR(OFFSET([.$F74];-1*[.$B$13];0 );0) * [.$B$14]))" office:value-type="float" office:value="14" calcext:value-type="float">
            <text:p>14</text:p>
          </table:table-cell>
          <table:table-cell table:formula="of:=SUM([.L$3:.L74])"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4]+1" office:value-type="date" office:date-value="2020-04-01" calcext:value-type="date">
            <text:p>04/01/20</text:p>
          </table:table-cell>
          <table:table-cell/>
          <table:table-cell table:formula="of:=IF([.G74] &lt; [.$B$25];CEILING([.G74]*[.$B$3];1);0)" office:value-type="float" office:value="11780" calcext:value-type="float">
            <text:p>11,780</text:p>
          </table:table-cell>
          <table:table-cell table:formula="of:=IF([.G74] &lt; [.$B$25];SUM([.F$3:.F75]);[.$B$25])" office:value-type="float" office:value="99690" calcext:value-type="float">
            <text:p>99,690</text:p>
          </table:table-cell>
          <table:table-cell table:formula="of:=IF((ROW() - [.$B$21] &lt; 3);0;FLOOR(IFERROR(OFFSET([.$F75];-1*[.$B$21];0 );0) * [.$B$10]))" office:value-type="float" office:value="645" calcext:value-type="float">
            <text:p>645</text:p>
          </table:table-cell>
          <table:table-cell table:formula="of:=SUM(INDEX([.H$1:.H$736];MAX(ROW()+(-1*[.$B$22])+1;3);1):INDEX([.H$1:.H$736];ROW();1))" office:value-type="float" office:value="5152" calcext:value-type="float">
            <text:p>5,152</text:p>
          </table:table-cell>
          <table:table-cell table:style-name="ce27" table:formula="of:=IF([.I75] &gt; [.$B$20];[.I75]-[.$B$20];0)" office:value-type="float" office:value="0" calcext:value-type="float">
            <text:p/>
          </table:table-cell>
          <table:table-cell table:formula="of:=IF([.J75] &gt; 0; ROUND([.$B$23] *MIN([.J75];[.H75])); 0)" office:value-type="float" office:value="0" calcext:value-type="float">
            <text:p/>
          </table:table-cell>
          <table:table-cell table:formula="of:=IF((ROW() - [.$B$13] &lt; 3);0;FLOOR(IFERROR(OFFSET([.$F75];-1*[.$B$13];0 );0) * [.$B$14]))" office:value-type="float" office:value="16" calcext:value-type="float">
            <text:p>16</text:p>
          </table:table-cell>
          <table:table-cell table:formula="of:=SUM([.L$3:.L75])" office:value-type="float" office:value="119" calcext:value-type="float">
            <text:p>119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5]+1" office:value-type="date" office:date-value="2020-04-02" calcext:value-type="date">
            <text:p>04/02/20</text:p>
          </table:table-cell>
          <table:table-cell/>
          <table:table-cell table:formula="of:=IF([.G75] &lt; [.$B$25];CEILING([.G75]*[.$B$3];1);0)" office:value-type="float" office:value="13359" calcext:value-type="float">
            <text:p>13,359</text:p>
          </table:table-cell>
          <table:table-cell table:formula="of:=IF([.G75] &lt; [.$B$25];SUM([.F$3:.F76]);[.$B$25])" office:value-type="float" office:value="113049" calcext:value-type="float">
            <text:p>113,049</text:p>
          </table:table-cell>
          <table:table-cell table:formula="of:=IF((ROW() - [.$B$21] &lt; 3);0;FLOOR(IFERROR(OFFSET([.$F76];-1*[.$B$21];0 );0) * [.$B$10]))" office:value-type="float" office:value="732" calcext:value-type="float">
            <text:p>732</text:p>
          </table:table-cell>
          <table:table-cell table:formula="of:=SUM(INDEX([.H$1:.H$736];MAX(ROW()+(-1*[.$B$22])+1;3);1):INDEX([.H$1:.H$736];ROW();1))" office:value-type="float" office:value="5844" calcext:value-type="float">
            <text:p>5,844</text:p>
          </table:table-cell>
          <table:table-cell table:style-name="ce27" table:formula="of:=IF([.I76] &gt; [.$B$20];[.I76]-[.$B$20];0)" office:value-type="float" office:value="0" calcext:value-type="float">
            <text:p/>
          </table:table-cell>
          <table:table-cell table:formula="of:=IF([.J76] &gt; 0; ROUND([.$B$23] *MIN([.J76];[.H76])); 0)" office:value-type="float" office:value="0" calcext:value-type="float">
            <text:p/>
          </table:table-cell>
          <table:table-cell table:formula="of:=IF((ROW() - [.$B$13] &lt; 3);0;FLOOR(IFERROR(OFFSET([.$F76];-1*[.$B$13];0 );0) * [.$B$14]))" office:value-type="float" office:value="18" calcext:value-type="float">
            <text:p>18</text:p>
          </table:table-cell>
          <table:table-cell table:formula="of:=SUM([.L$3:.L76])" office:value-type="float" office:value="137" calcext:value-type="float">
            <text:p>13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6]+1" office:value-type="date" office:date-value="2020-04-03" calcext:value-type="date">
            <text:p>04/03/20</text:p>
          </table:table-cell>
          <table:table-cell/>
          <table:table-cell table:formula="of:=IF([.G76] &lt; [.$B$25];CEILING([.G76]*[.$B$3];1);0)" office:value-type="float" office:value="15149" calcext:value-type="float">
            <text:p>15,149</text:p>
          </table:table-cell>
          <table:table-cell table:formula="of:=IF([.G76] &lt; [.$B$25];SUM([.F$3:.F77]);[.$B$25])" office:value-type="float" office:value="128198" calcext:value-type="float">
            <text:p>128,198</text:p>
          </table:table-cell>
          <table:table-cell table:formula="of:=IF((ROW() - [.$B$21] &lt; 3);0;FLOOR(IFERROR(OFFSET([.$F77];-1*[.$B$21];0 );0) * [.$B$10]))" office:value-type="float" office:value="830" calcext:value-type="float">
            <text:p>830</text:p>
          </table:table-cell>
          <table:table-cell table:formula="of:=SUM(INDEX([.H$1:.H$736];MAX(ROW()+(-1*[.$B$22])+1;3);1):INDEX([.H$1:.H$736];ROW();1))" office:value-type="float" office:value="6628" calcext:value-type="float">
            <text:p>6,628</text:p>
          </table:table-cell>
          <table:table-cell table:style-name="ce27" table:formula="of:=IF([.I77] &gt; [.$B$20];[.I77]-[.$B$20];0)" office:value-type="float" office:value="0" calcext:value-type="float">
            <text:p/>
          </table:table-cell>
          <table:table-cell table:formula="of:=IF([.J77] &gt; 0; ROUND([.$B$23] *MIN([.J77];[.H77])); 0)" office:value-type="float" office:value="0" calcext:value-type="float">
            <text:p/>
          </table:table-cell>
          <table:table-cell table:formula="of:=IF((ROW() - [.$B$13] &lt; 3);0;FLOOR(IFERROR(OFFSET([.$F77];-1*[.$B$13];0 );0) * [.$B$14]))" office:value-type="float" office:value="21" calcext:value-type="float">
            <text:p>21</text:p>
          </table:table-cell>
          <table:table-cell table:formula="of:=SUM([.L$3:.L77])" office:value-type="float" office:value="158" calcext:value-type="float">
            <text:p>15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7]+1" office:value-type="date" office:date-value="2020-04-04" calcext:value-type="date">
            <text:p>04/04/20</text:p>
          </table:table-cell>
          <table:table-cell/>
          <table:table-cell table:formula="of:=IF([.G77] &lt; [.$B$25];CEILING([.G77]*[.$B$3];1);0)" office:value-type="float" office:value="17179" calcext:value-type="float">
            <text:p>17,179</text:p>
          </table:table-cell>
          <table:table-cell table:formula="of:=IF([.G77] &lt; [.$B$25];SUM([.F$3:.F78]);[.$B$25])" office:value-type="float" office:value="145377" calcext:value-type="float">
            <text:p>145,377</text:p>
          </table:table-cell>
          <table:table-cell table:formula="of:=IF((ROW() - [.$B$21] &lt; 3);0;FLOOR(IFERROR(OFFSET([.$F78];-1*[.$B$21];0 );0) * [.$B$10]))" office:value-type="float" office:value="941" calcext:value-type="float">
            <text:p>941</text:p>
          </table:table-cell>
          <table:table-cell table:formula="of:=SUM(INDEX([.H$1:.H$736];MAX(ROW()+(-1*[.$B$22])+1;3);1):INDEX([.H$1:.H$736];ROW();1))" office:value-type="float" office:value="7517" calcext:value-type="float">
            <text:p>7,517</text:p>
          </table:table-cell>
          <table:table-cell table:style-name="ce27" table:formula="of:=IF([.I78] &gt; [.$B$20];[.I78]-[.$B$20];0)" office:value-type="float" office:value="0" calcext:value-type="float">
            <text:p/>
          </table:table-cell>
          <table:table-cell table:formula="of:=IF([.J78] &gt; 0; ROUND([.$B$23] *MIN([.J78];[.H78])); 0)" office:value-type="float" office:value="0" calcext:value-type="float">
            <text:p/>
          </table:table-cell>
          <table:table-cell table:formula="of:=IF((ROW() - [.$B$13] &lt; 3);0;FLOOR(IFERROR(OFFSET([.$F78];-1*[.$B$13];0 );0) * [.$B$14]))" office:value-type="float" office:value="23" calcext:value-type="float">
            <text:p>23</text:p>
          </table:table-cell>
          <table:table-cell table:formula="of:=SUM([.L$3:.L78])" office:value-type="float" office:value="181" calcext:value-type="float">
            <text:p>18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8]+1" office:value-type="date" office:date-value="2020-04-05" calcext:value-type="date">
            <text:p>04/05/20</text:p>
          </table:table-cell>
          <table:table-cell/>
          <table:table-cell table:formula="of:=IF([.G78] &lt; [.$B$25];CEILING([.G78]*[.$B$3];1);0)" office:value-type="float" office:value="19481" calcext:value-type="float">
            <text:p>19,481</text:p>
          </table:table-cell>
          <table:table-cell table:formula="of:=IF([.G78] &lt; [.$B$25];SUM([.F$3:.F79]);[.$B$25])" office:value-type="float" office:value="164858" calcext:value-type="float">
            <text:p>164,858</text:p>
          </table:table-cell>
          <table:table-cell table:formula="of:=IF((ROW() - [.$B$21] &lt; 3);0;FLOOR(IFERROR(OFFSET([.$F79];-1*[.$B$21];0 );0) * [.$B$10]))" office:value-type="float" office:value="1067" calcext:value-type="float">
            <text:p>1,067</text:p>
          </table:table-cell>
          <table:table-cell table:formula="of:=SUM(INDEX([.H$1:.H$736];MAX(ROW()+(-1*[.$B$22])+1;3);1):INDEX([.H$1:.H$736];ROW();1))" office:value-type="float" office:value="8525" calcext:value-type="float">
            <text:p>8,525</text:p>
          </table:table-cell>
          <table:table-cell table:style-name="ce27" table:formula="of:=IF([.I79] &gt; [.$B$20];[.I79]-[.$B$20];0)" office:value-type="float" office:value="0" calcext:value-type="float">
            <text:p/>
          </table:table-cell>
          <table:table-cell table:formula="of:=IF([.J79] &gt; 0; ROUND([.$B$23] *MIN([.J79];[.H79])); 0)" office:value-type="float" office:value="0" calcext:value-type="float">
            <text:p/>
          </table:table-cell>
          <table:table-cell table:formula="of:=IF((ROW() - [.$B$13] &lt; 3);0;FLOOR(IFERROR(OFFSET([.$F79];-1*[.$B$13];0 );0) * [.$B$14]))" office:value-type="float" office:value="27" calcext:value-type="float">
            <text:p>27</text:p>
          </table:table-cell>
          <table:table-cell table:formula="of:=SUM([.L$3:.L79])" office:value-type="float" office:value="208" calcext:value-type="float">
            <text:p>20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9]+1" office:value-type="date" office:date-value="2020-04-06" calcext:value-type="date">
            <text:p>04/06/20</text:p>
          </table:table-cell>
          <table:table-cell/>
          <table:table-cell table:formula="of:=IF([.G79] &lt; [.$B$25];CEILING([.G79]*[.$B$3];1);0)" office:value-type="float" office:value="22091" calcext:value-type="float">
            <text:p>22,091</text:p>
          </table:table-cell>
          <table:table-cell table:formula="of:=IF([.G79] &lt; [.$B$25];SUM([.F$3:.F80]);[.$B$25])" office:value-type="float" office:value="186949" calcext:value-type="float">
            <text:p>186,949</text:p>
          </table:table-cell>
          <table:table-cell table:formula="of:=IF((ROW() - [.$B$21] &lt; 3);0;FLOOR(IFERROR(OFFSET([.$F80];-1*[.$B$21];0 );0) * [.$B$10]))" office:value-type="float" office:value="1211" calcext:value-type="float">
            <text:p>1,211</text:p>
          </table:table-cell>
          <table:table-cell table:formula="of:=SUM(INDEX([.H$1:.H$736];MAX(ROW()+(-1*[.$B$22])+1;3);1):INDEX([.H$1:.H$736];ROW();1))" office:value-type="float" office:value="9669" calcext:value-type="float">
            <text:p>9,669</text:p>
          </table:table-cell>
          <table:table-cell table:style-name="ce27" table:formula="of:=IF([.I80] &gt; [.$B$20];[.I80]-[.$B$20];0)" office:value-type="float" office:value="0" calcext:value-type="float">
            <text:p/>
          </table:table-cell>
          <table:table-cell table:formula="of:=IF([.J80] &gt; 0; ROUND([.$B$23] *MIN([.J80];[.H80])); 0)" office:value-type="float" office:value="0" calcext:value-type="float">
            <text:p/>
          </table:table-cell>
          <table:table-cell table:formula="of:=IF((ROW() - [.$B$13] &lt; 3);0;FLOOR(IFERROR(OFFSET([.$F80];-1*[.$B$13];0 );0) * [.$B$14]))" office:value-type="float" office:value="30" calcext:value-type="float">
            <text:p>30</text:p>
          </table:table-cell>
          <table:table-cell table:formula="of:=SUM([.L$3:.L80])" office:value-type="float" office:value="238" calcext:value-type="float">
            <text:p>23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80]+1" office:value-type="date" office:date-value="2020-04-07" calcext:value-type="date">
            <text:p>04/07/20</text:p>
          </table:table-cell>
          <table:table-cell/>
          <table:table-cell table:formula="of:=IF([.G80] &lt; [.$B$25];CEILING([.G80]*[.$B$3];1);0)" office:value-type="float" office:value="25052" calcext:value-type="float">
            <text:p>25,052</text:p>
          </table:table-cell>
          <table:table-cell table:formula="of:=IF([.G80] &lt; [.$B$25];SUM([.F$3:.F81]);[.$B$25])" office:value-type="float" office:value="212001" calcext:value-type="float">
            <text:p>212,001</text:p>
          </table:table-cell>
          <table:table-cell table:formula="of:=IF((ROW() - [.$B$21] &lt; 3);0;FLOOR(IFERROR(OFFSET([.$F81];-1*[.$B$21];0 );0) * [.$B$10]))" office:value-type="float" office:value="1373" calcext:value-type="float">
            <text:p>1,373</text:p>
          </table:table-cell>
          <table:table-cell table:formula="of:=SUM(INDEX([.H$1:.H$736];MAX(ROW()+(-1*[.$B$22])+1;3);1):INDEX([.H$1:.H$736];ROW();1))" office:value-type="float" office:value="10966" calcext:value-type="float">
            <text:p>10,966</text:p>
          </table:table-cell>
          <table:table-cell table:style-name="ce27" table:formula="of:=IF([.I81] &gt; [.$B$20];[.I81]-[.$B$20];0)" office:value-type="float" office:value="0" calcext:value-type="float">
            <text:p/>
          </table:table-cell>
          <table:table-cell table:formula="of:=IF([.J81] &gt; 0; ROUND([.$B$23] *MIN([.J81];[.H81])); 0)" office:value-type="float" office:value="0" calcext:value-type="float">
            <text:p/>
          </table:table-cell>
          <table:table-cell table:formula="of:=IF((ROW() - [.$B$13] &lt; 3);0;FLOOR(IFERROR(OFFSET([.$F81];-1*[.$B$13];0 );0) * [.$B$14]))" office:value-type="float" office:value="34" calcext:value-type="float">
            <text:p>34</text:p>
          </table:table-cell>
          <table:table-cell table:formula="of:=SUM([.L$3:.L81])" office:value-type="float" office:value="272" calcext:value-type="float">
            <text:p>27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81]+1" office:value-type="date" office:date-value="2020-04-08" calcext:value-type="date">
            <text:p>04/08/20</text:p>
          </table:table-cell>
          <table:table-cell/>
          <table:table-cell table:formula="of:=IF([.G81] &lt; [.$B$25];CEILING([.G81]*[.$B$3];1);0)" office:value-type="float" office:value="28409" calcext:value-type="float">
            <text:p>28,409</text:p>
          </table:table-cell>
          <table:table-cell table:formula="of:=IF([.G81] &lt; [.$B$25];SUM([.F$3:.F82]);[.$B$25])" office:value-type="float" office:value="240410" calcext:value-type="float">
            <text:p>240,410</text:p>
          </table:table-cell>
          <table:table-cell table:formula="of:=IF((ROW() - [.$B$21] &lt; 3);0;FLOOR(IFERROR(OFFSET([.$F82];-1*[.$B$21];0 );0) * [.$B$10]))" office:value-type="float" office:value="1557" calcext:value-type="float">
            <text:p>1,557</text:p>
          </table:table-cell>
          <table:table-cell table:formula="of:=SUM(INDEX([.H$1:.H$736];MAX(ROW()+(-1*[.$B$22])+1;3);1):INDEX([.H$1:.H$736];ROW();1))" office:value-type="float" office:value="12437" calcext:value-type="float">
            <text:p>12,437</text:p>
          </table:table-cell>
          <table:table-cell table:style-name="ce27" table:formula="of:=IF([.I82] &gt; [.$B$20];[.I82]-[.$B$20];0)" office:value-type="float" office:value="0" calcext:value-type="float">
            <text:p/>
          </table:table-cell>
          <table:table-cell table:formula="of:=IF([.J82] &gt; 0; ROUND([.$B$23] *MIN([.J82];[.H82])); 0)" office:value-type="float" office:value="0" calcext:value-type="float">
            <text:p/>
          </table:table-cell>
          <table:table-cell table:formula="of:=IF((ROW() - [.$B$13] &lt; 3);0;FLOOR(IFERROR(OFFSET([.$F82];-1*[.$B$13];0 );0) * [.$B$14]))" office:value-type="float" office:value="39" calcext:value-type="float">
            <text:p>39</text:p>
          </table:table-cell>
          <table:table-cell table:formula="of:=SUM([.L$3:.L82])" office:value-type="float" office:value="311" calcext:value-type="float">
            <text:p>31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82]+1" office:value-type="date" office:date-value="2020-04-09" calcext:value-type="date">
            <text:p>04/09/20</text:p>
          </table:table-cell>
          <table:table-cell/>
          <table:table-cell table:formula="of:=IF([.G82] &lt; [.$B$25];CEILING([.G82]*[.$B$3];1);0)" office:value-type="float" office:value="32215" calcext:value-type="float">
            <text:p>32,215</text:p>
          </table:table-cell>
          <table:table-cell table:formula="of:=IF([.G82] &lt; [.$B$25];SUM([.F$3:.F83]);[.$B$25])" office:value-type="float" office:value="272625" calcext:value-type="float">
            <text:p>272,625</text:p>
          </table:table-cell>
          <table:table-cell table:formula="of:=IF((ROW() - [.$B$21] &lt; 3);0;FLOOR(IFERROR(OFFSET([.$F83];-1*[.$B$21];0 );0) * [.$B$10]))" office:value-type="float" office:value="1765" calcext:value-type="float">
            <text:p>1,765</text:p>
          </table:table-cell>
          <table:table-cell table:formula="of:=SUM(INDEX([.H$1:.H$736];MAX(ROW()+(-1*[.$B$22])+1;3);1):INDEX([.H$1:.H$736];ROW();1))" office:value-type="float" office:value="14105" calcext:value-type="float">
            <text:p>14,105</text:p>
          </table:table-cell>
          <table:table-cell table:style-name="ce27" table:formula="of:=IF([.I83] &gt; [.$B$20];[.I83]-[.$B$20];0)" office:value-type="float" office:value="0" calcext:value-type="float">
            <text:p/>
          </table:table-cell>
          <table:table-cell table:formula="of:=IF([.J83] &gt; 0; ROUND([.$B$23] *MIN([.J83];[.H83])); 0)" office:value-type="float" office:value="0" calcext:value-type="float">
            <text:p/>
          </table:table-cell>
          <table:table-cell table:formula="of:=IF((ROW() - [.$B$13] &lt; 3);0;FLOOR(IFERROR(OFFSET([.$F83];-1*[.$B$13];0 );0) * [.$B$14]))" office:value-type="float" office:value="44" calcext:value-type="float">
            <text:p>44</text:p>
          </table:table-cell>
          <table:table-cell table:formula="of:=SUM([.L$3:.L83])" office:value-type="float" office:value="355" calcext:value-type="float">
            <text:p>35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83]+1" office:value-type="date" office:date-value="2020-04-10" calcext:value-type="date">
            <text:p>04/10/20</text:p>
          </table:table-cell>
          <table:table-cell/>
          <table:table-cell table:formula="of:=IF([.G83] &lt; [.$B$25];CEILING([.G83]*[.$B$3];1);0)" office:value-type="float" office:value="36532" calcext:value-type="float">
            <text:p>36,532</text:p>
          </table:table-cell>
          <table:table-cell table:formula="of:=IF([.G83] &lt; [.$B$25];SUM([.F$3:.F84]);[.$B$25])" office:value-type="float" office:value="309157" calcext:value-type="float">
            <text:p>309,157</text:p>
          </table:table-cell>
          <table:table-cell table:formula="of:=IF((ROW() - [.$B$21] &lt; 3);0;FLOOR(IFERROR(OFFSET([.$F84];-1*[.$B$21];0 );0) * [.$B$10]))" office:value-type="float" office:value="2002" calcext:value-type="float">
            <text:p>2,002</text:p>
          </table:table-cell>
          <table:table-cell table:formula="of:=SUM(INDEX([.H$1:.H$736];MAX(ROW()+(-1*[.$B$22])+1;3);1):INDEX([.H$1:.H$736];ROW();1))" office:value-type="float" office:value="15996" calcext:value-type="float">
            <text:p>15,996</text:p>
          </table:table-cell>
          <table:table-cell table:style-name="ce27" table:formula="of:=IF([.I84] &gt; [.$B$20];[.I84]-[.$B$20];0)" office:value-type="float" office:value="0" calcext:value-type="float">
            <text:p/>
          </table:table-cell>
          <table:table-cell table:formula="of:=IF([.J84] &gt; 0; ROUND([.$B$23] *MIN([.J84];[.H84])); 0)" office:value-type="float" office:value="0" calcext:value-type="float">
            <text:p/>
          </table:table-cell>
          <table:table-cell table:formula="of:=IF((ROW() - [.$B$13] &lt; 3);0;FLOOR(IFERROR(OFFSET([.$F84];-1*[.$B$13];0 );0) * [.$B$14]))" office:value-type="float" office:value="50" calcext:value-type="float">
            <text:p>50</text:p>
          </table:table-cell>
          <table:table-cell table:formula="of:=SUM([.L$3:.L84])" office:value-type="float" office:value="405" calcext:value-type="float">
            <text:p>40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84]+1" office:value-type="date" office:date-value="2020-04-11" calcext:value-type="date">
            <text:p>04/11/20</text:p>
          </table:table-cell>
          <table:table-cell/>
          <table:table-cell table:formula="of:=IF([.G84] &lt; [.$B$25];CEILING([.G84]*[.$B$3];1);0)" office:value-type="float" office:value="41428" calcext:value-type="float">
            <text:p>41,428</text:p>
          </table:table-cell>
          <table:table-cell table:formula="of:=IF([.G84] &lt; [.$B$25];SUM([.F$3:.F85]);[.$B$25])" office:value-type="float" office:value="350585" calcext:value-type="float">
            <text:p>350,585</text:p>
          </table:table-cell>
          <table:table-cell table:formula="of:=IF((ROW() - [.$B$21] &lt; 3);0;FLOOR(IFERROR(OFFSET([.$F85];-1*[.$B$21];0 );0) * [.$B$10]))" office:value-type="float" office:value="2271" calcext:value-type="float">
            <text:p>2,271</text:p>
          </table:table-cell>
          <table:table-cell table:formula="of:=SUM(INDEX([.H$1:.H$736];MAX(ROW()+(-1*[.$B$22])+1;3);1):INDEX([.H$1:.H$736];ROW();1))" office:value-type="float" office:value="18142" calcext:value-type="float">
            <text:p>18,142</text:p>
          </table:table-cell>
          <table:table-cell table:style-name="ce27" table:formula="of:=IF([.I85] &gt; [.$B$20];[.I85]-[.$B$20];0)" office:value-type="float" office:value="0" calcext:value-type="float">
            <text:p/>
          </table:table-cell>
          <table:table-cell table:formula="of:=IF([.J85] &gt; 0; ROUND([.$B$23] *MIN([.J85];[.H85])); 0)" office:value-type="float" office:value="0" calcext:value-type="float">
            <text:p/>
          </table:table-cell>
          <table:table-cell table:formula="of:=IF((ROW() - [.$B$13] &lt; 3);0;FLOOR(IFERROR(OFFSET([.$F85];-1*[.$B$13];0 );0) * [.$B$14]))" office:value-type="float" office:value="57" calcext:value-type="float">
            <text:p>57</text:p>
          </table:table-cell>
          <table:table-cell table:formula="of:=SUM([.L$3:.L85])" office:value-type="float" office:value="462" calcext:value-type="float">
            <text:p>46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85]+1" office:value-type="date" office:date-value="2020-04-12" calcext:value-type="date">
            <text:p>04/12/20</text:p>
          </table:table-cell>
          <table:table-cell/>
          <table:table-cell table:formula="of:=IF([.G85] &lt; [.$B$25];CEILING([.G85]*[.$B$3];1);0)" office:value-type="float" office:value="46979" calcext:value-type="float">
            <text:p>46,979</text:p>
          </table:table-cell>
          <table:table-cell table:formula="of:=IF([.G85] &lt; [.$B$25];SUM([.F$3:.F86]);[.$B$25])" office:value-type="float" office:value="397564" calcext:value-type="float">
            <text:p>397,564</text:p>
          </table:table-cell>
          <table:table-cell table:formula="of:=IF((ROW() - [.$B$21] &lt; 3);0;FLOOR(IFERROR(OFFSET([.$F86];-1*[.$B$21];0 );0) * [.$B$10]))" office:value-type="float" office:value="2575" calcext:value-type="float">
            <text:p>2,575</text:p>
          </table:table-cell>
          <table:table-cell table:formula="of:=SUM(INDEX([.H$1:.H$736];MAX(ROW()+(-1*[.$B$22])+1;3);1):INDEX([.H$1:.H$736];ROW();1))" office:value-type="float" office:value="20575" calcext:value-type="float">
            <text:p>20,575</text:p>
          </table:table-cell>
          <table:table-cell table:style-name="ce27" table:formula="of:=IF([.I86] &gt; [.$B$20];[.I86]-[.$B$20];0)" office:value-type="float" office:value="0" calcext:value-type="float">
            <text:p/>
          </table:table-cell>
          <table:table-cell table:formula="of:=IF([.J86] &gt; 0; ROUND([.$B$23] *MIN([.J86];[.H86])); 0)" office:value-type="float" office:value="0" calcext:value-type="float">
            <text:p/>
          </table:table-cell>
          <table:table-cell table:formula="of:=IF((ROW() - [.$B$13] &lt; 3);0;FLOOR(IFERROR(OFFSET([.$F86];-1*[.$B$13];0 );0) * [.$B$14]))" office:value-type="float" office:value="65" calcext:value-type="float">
            <text:p>65</text:p>
          </table:table-cell>
          <table:table-cell table:formula="of:=SUM([.L$3:.L86])"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86]+1" office:value-type="date" office:date-value="2020-04-13" calcext:value-type="date">
            <text:p>04/13/20</text:p>
          </table:table-cell>
          <table:table-cell/>
          <table:table-cell table:formula="of:=IF([.G86] &lt; [.$B$25];CEILING([.G86]*[.$B$3];1);0)" office:value-type="float" office:value="53274" calcext:value-type="float">
            <text:p>53,274</text:p>
          </table:table-cell>
          <table:table-cell table:formula="of:=IF([.G86] &lt; [.$B$25];SUM([.F$3:.F87]);[.$B$25])" office:value-type="float" office:value="450838" calcext:value-type="float">
            <text:p>450,838</text:p>
          </table:table-cell>
          <table:table-cell table:formula="of:=IF((ROW() - [.$B$21] &lt; 3);0;FLOOR(IFERROR(OFFSET([.$F87];-1*[.$B$21];0 );0) * [.$B$10]))" office:value-type="float" office:value="2920" calcext:value-type="float">
            <text:p>2,920</text:p>
          </table:table-cell>
          <table:table-cell table:formula="of:=SUM(INDEX([.H$1:.H$736];MAX(ROW()+(-1*[.$B$22])+1;3);1):INDEX([.H$1:.H$736];ROW();1))" office:value-type="float" office:value="23333" calcext:value-type="float">
            <text:p>23,333</text:p>
          </table:table-cell>
          <table:table-cell table:style-name="ce27" table:formula="of:=IF([.I87] &gt; [.$B$20];[.I87]-[.$B$20];0)" office:value-type="float" office:value="0" calcext:value-type="float">
            <text:p/>
          </table:table-cell>
          <table:table-cell table:formula="of:=IF([.J87] &gt; 0; ROUND([.$B$23] *MIN([.J87];[.H87])); 0)" office:value-type="float" office:value="0" calcext:value-type="float">
            <text:p/>
          </table:table-cell>
          <table:table-cell table:formula="of:=IF((ROW() - [.$B$13] &lt; 3);0;FLOOR(IFERROR(OFFSET([.$F87];-1*[.$B$13];0 );0) * [.$B$14]))" office:value-type="float" office:value="73" calcext:value-type="float">
            <text:p>73</text:p>
          </table:table-cell>
          <table:table-cell table:formula="of:=SUM([.L$3:.L87]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87]+1" office:value-type="date" office:date-value="2020-04-14" calcext:value-type="date">
            <text:p>04/14/20</text:p>
          </table:table-cell>
          <table:table-cell/>
          <table:table-cell table:formula="of:=IF([.G87] &lt; [.$B$25];CEILING([.G87]*[.$B$3];1);0)" office:value-type="float" office:value="60413" calcext:value-type="float">
            <text:p>60,413</text:p>
          </table:table-cell>
          <table:table-cell table:formula="of:=IF([.G87] &lt; [.$B$25];SUM([.F$3:.F88]);[.$B$25])" office:value-type="float" office:value="511251" calcext:value-type="float">
            <text:p>511,251</text:p>
          </table:table-cell>
          <table:table-cell table:formula="of:=IF((ROW() - [.$B$21] &lt; 3);0;FLOOR(IFERROR(OFFSET([.$F88];-1*[.$B$21];0 );0) * [.$B$10]))" office:value-type="float" office:value="3311" calcext:value-type="float">
            <text:p>3,311</text:p>
          </table:table-cell>
          <table:table-cell table:formula="of:=SUM(INDEX([.H$1:.H$736];MAX(ROW()+(-1*[.$B$22])+1;3);1):INDEX([.H$1:.H$736];ROW();1))" office:value-type="float" office:value="26461" calcext:value-type="float">
            <text:p>26,461</text:p>
          </table:table-cell>
          <table:table-cell table:style-name="ce27" table:formula="of:=IF([.I88] &gt; [.$B$20];[.I88]-[.$B$20];0)" office:value-type="float" office:value="0" calcext:value-type="float">
            <text:p/>
          </table:table-cell>
          <table:table-cell table:formula="of:=IF([.J88] &gt; 0; ROUND([.$B$23] *MIN([.J88];[.H88])); 0)" office:value-type="float" office:value="0" calcext:value-type="float">
            <text:p/>
          </table:table-cell>
          <table:table-cell table:formula="of:=IF((ROW() - [.$B$13] &lt; 3);0;FLOOR(IFERROR(OFFSET([.$F88];-1*[.$B$13];0 );0) * [.$B$14]))" office:value-type="float" office:value="83" calcext:value-type="float">
            <text:p>83</text:p>
          </table:table-cell>
          <table:table-cell table:formula="of:=SUM([.L$3:.L88])" office:value-type="float" office:value="683" calcext:value-type="float">
            <text:p>68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88]+1" office:value-type="date" office:date-value="2020-04-15" calcext:value-type="date">
            <text:p>04/15/20</text:p>
          </table:table-cell>
          <table:table-cell/>
          <table:table-cell table:formula="of:=IF([.G88] &lt; [.$B$25];CEILING([.G88]*[.$B$3];1);0)" office:value-type="float" office:value="68508" calcext:value-type="float">
            <text:p>68,508</text:p>
          </table:table-cell>
          <table:table-cell table:formula="of:=IF([.G88] &lt; [.$B$25];SUM([.F$3:.F89]);[.$B$25])" office:value-type="float" office:value="579759" calcext:value-type="float">
            <text:p>579,759</text:p>
          </table:table-cell>
          <table:table-cell table:formula="of:=IF((ROW() - [.$B$21] &lt; 3);0;FLOOR(IFERROR(OFFSET([.$F89];-1*[.$B$21];0 );0) * [.$B$10]))" office:value-type="float" office:value="3755" calcext:value-type="float">
            <text:p>3,755</text:p>
          </table:table-cell>
          <table:table-cell table:formula="of:=SUM(INDEX([.H$1:.H$736];MAX(ROW()+(-1*[.$B$22])+1;3);1):INDEX([.H$1:.H$736];ROW();1))" office:value-type="float" office:value="30008" calcext:value-type="float">
            <text:p>30,008</text:p>
          </table:table-cell>
          <table:table-cell table:style-name="ce27" table:formula="of:=IF([.I89] &gt; [.$B$20];[.I89]-[.$B$20];0)" office:value-type="float" office:value="0" calcext:value-type="float">
            <text:p/>
          </table:table-cell>
          <table:table-cell table:formula="of:=IF([.J89] &gt; 0; ROUND([.$B$23] *MIN([.J89];[.H89])); 0)" office:value-type="float" office:value="0" calcext:value-type="float">
            <text:p/>
          </table:table-cell>
          <table:table-cell table:formula="of:=IF((ROW() - [.$B$13] &lt; 3);0;FLOOR(IFERROR(OFFSET([.$F89];-1*[.$B$13];0 );0) * [.$B$14]))" office:value-type="float" office:value="94" calcext:value-type="float">
            <text:p>94</text:p>
          </table:table-cell>
          <table:table-cell table:formula="of:=SUM([.L$3:.L89])" office:value-type="float" office:value="777" calcext:value-type="float">
            <text:p>77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89]+1" office:value-type="date" office:date-value="2020-04-16" calcext:value-type="date">
            <text:p>04/16/20</text:p>
          </table:table-cell>
          <table:table-cell/>
          <table:table-cell table:formula="of:=IF([.G89] &lt; [.$B$25];CEILING([.G89]*[.$B$3];1);0)" office:value-type="float" office:value="77688" calcext:value-type="float">
            <text:p>77,688</text:p>
          </table:table-cell>
          <table:table-cell table:formula="of:=IF([.G89] &lt; [.$B$25];SUM([.F$3:.F90]);[.$B$25])" office:value-type="float" office:value="657447" calcext:value-type="float">
            <text:p>657,447</text:p>
          </table:table-cell>
          <table:table-cell table:formula="of:=IF((ROW() - [.$B$21] &lt; 3);0;FLOOR(IFERROR(OFFSET([.$F90];-1*[.$B$21];0 );0) * [.$B$10]))" office:value-type="float" office:value="4258" calcext:value-type="float">
            <text:p>4,258</text:p>
          </table:table-cell>
          <table:table-cell table:formula="of:=SUM(INDEX([.H$1:.H$736];MAX(ROW()+(-1*[.$B$22])+1;3);1):INDEX([.H$1:.H$736];ROW();1))" office:value-type="float" office:value="34030" calcext:value-type="float">
            <text:p>34,030</text:p>
          </table:table-cell>
          <table:table-cell table:style-name="ce27" table:formula="of:=IF([.I90] &gt; [.$B$20];[.I90]-[.$B$20];0)" office:value-type="float" office:value="0" calcext:value-type="float">
            <text:p/>
          </table:table-cell>
          <table:table-cell table:formula="of:=IF([.J90] &gt; 0; ROUND([.$B$23] *MIN([.J90];[.H90])); 0)" office:value-type="float" office:value="0" calcext:value-type="float">
            <text:p/>
          </table:table-cell>
          <table:table-cell table:formula="of:=IF((ROW() - [.$B$13] &lt; 3);0;FLOOR(IFERROR(OFFSET([.$F90];-1*[.$B$13];0 );0) * [.$B$14]))" office:value-type="float" office:value="107" calcext:value-type="float">
            <text:p>107</text:p>
          </table:table-cell>
          <table:table-cell table:formula="of:=SUM([.L$3:.L90])" office:value-type="float" office:value="884" calcext:value-type="float">
            <text:p>88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90]+1" office:value-type="date" office:date-value="2020-04-17" calcext:value-type="date">
            <text:p>04/17/20</text:p>
          </table:table-cell>
          <table:table-cell/>
          <table:table-cell table:formula="of:=IF([.G90] &lt; [.$B$25];CEILING([.G90]*[.$B$3];1);0)" office:value-type="float" office:value="88098" calcext:value-type="float">
            <text:p>88,098</text:p>
          </table:table-cell>
          <table:table-cell table:formula="of:=IF([.G90] &lt; [.$B$25];SUM([.F$3:.F91]);[.$B$25])" office:value-type="float" office:value="745545" calcext:value-type="float">
            <text:p>745,545</text:p>
          </table:table-cell>
          <table:table-cell table:formula="of:=IF((ROW() - [.$B$21] &lt; 3);0;FLOOR(IFERROR(OFFSET([.$F91];-1*[.$B$21];0 );0) * [.$B$10]))" office:value-type="float" office:value="4829" calcext:value-type="float">
            <text:p>4,829</text:p>
          </table:table-cell>
          <table:table-cell table:formula="of:=SUM(INDEX([.H$1:.H$736];MAX(ROW()+(-1*[.$B$22])+1;3);1):INDEX([.H$1:.H$736];ROW();1))" office:value-type="float" office:value="38592" calcext:value-type="float">
            <text:p>38,592</text:p>
          </table:table-cell>
          <table:table-cell table:style-name="ce27" table:formula="of:=IF([.I91] &gt; [.$B$20];[.I91]-[.$B$20];0)" office:value-type="float" office:value="0" calcext:value-type="float">
            <text:p/>
          </table:table-cell>
          <table:table-cell table:formula="of:=IF([.J91] &gt; 0; ROUND([.$B$23] *MIN([.J91];[.H91])); 0)" office:value-type="float" office:value="0" calcext:value-type="float">
            <text:p/>
          </table:table-cell>
          <table:table-cell table:formula="of:=IF((ROW() - [.$B$13] &lt; 3);0;FLOOR(IFERROR(OFFSET([.$F91];-1*[.$B$13];0 );0) * [.$B$14]))" office:value-type="float" office:value="122" calcext:value-type="float">
            <text:p>122</text:p>
          </table:table-cell>
          <table:table-cell table:formula="of:=SUM([.L$3:.L91])" office:value-type="float" office:value="1006" calcext:value-type="float">
            <text:p>1,00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91]+1" office:value-type="date" office:date-value="2020-04-18" calcext:value-type="date">
            <text:p>04/18/20</text:p>
          </table:table-cell>
          <table:table-cell/>
          <table:table-cell table:formula="of:=IF([.G91] &lt; [.$B$25];CEILING([.G91]*[.$B$3];1);0)" office:value-type="float" office:value="99904" calcext:value-type="float">
            <text:p>99,904</text:p>
          </table:table-cell>
          <table:table-cell table:formula="of:=IF([.G91] &lt; [.$B$25];SUM([.F$3:.F92]);[.$B$25])" office:value-type="float" office:value="845449" calcext:value-type="float">
            <text:p>845,449</text:p>
          </table:table-cell>
          <table:table-cell table:formula="of:=IF((ROW() - [.$B$21] &lt; 3);0;FLOOR(IFERROR(OFFSET([.$F92];-1*[.$B$21];0 );0) * [.$B$10]))" office:value-type="float" office:value="5476" calcext:value-type="float">
            <text:p>5,476</text:p>
          </table:table-cell>
          <table:table-cell table:formula="of:=SUM(INDEX([.H$1:.H$736];MAX(ROW()+(-1*[.$B$22])+1;3);1):INDEX([.H$1:.H$736];ROW();1))" office:value-type="float" office:value="43765" calcext:value-type="float">
            <text:p>43,765</text:p>
          </table:table-cell>
          <table:table-cell table:style-name="ce27" table:formula="of:=IF([.I92] &gt; [.$B$20];[.I92]-[.$B$20];0)" office:value-type="float" office:value="0" calcext:value-type="float">
            <text:p/>
          </table:table-cell>
          <table:table-cell table:formula="of:=IF([.J92] &gt; 0; ROUND([.$B$23] *MIN([.J92];[.H92])); 0)" office:value-type="float" office:value="0" calcext:value-type="float">
            <text:p/>
          </table:table-cell>
          <table:table-cell table:formula="of:=IF((ROW() - [.$B$13] &lt; 3);0;FLOOR(IFERROR(OFFSET([.$F92];-1*[.$B$13];0 );0) * [.$B$14]))" office:value-type="float" office:value="138" calcext:value-type="float">
            <text:p>138</text:p>
          </table:table-cell>
          <table:table-cell table:formula="of:=SUM([.L$3:.L92])" office:value-type="float" office:value="1144" calcext:value-type="float">
            <text:p>1,14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92]+1" office:value-type="date" office:date-value="2020-04-19" calcext:value-type="date">
            <text:p>04/19/20</text:p>
          </table:table-cell>
          <table:table-cell/>
          <table:table-cell table:formula="of:=IF([.G92] &lt; [.$B$25];CEILING([.G92]*[.$B$3];1);0)" office:value-type="float" office:value="113291" calcext:value-type="float">
            <text:p>113,291</text:p>
          </table:table-cell>
          <table:table-cell table:formula="of:=IF([.G92] &lt; [.$B$25];SUM([.F$3:.F93]);[.$B$25])" office:value-type="float" office:value="958740" calcext:value-type="float">
            <text:p>958,740</text:p>
          </table:table-cell>
          <table:table-cell table:formula="of:=IF((ROW() - [.$B$21] &lt; 3);0;FLOOR(IFERROR(OFFSET([.$F93];-1*[.$B$21];0 );0) * [.$B$10]))" office:value-type="float" office:value="6210" calcext:value-type="float">
            <text:p>6,210</text:p>
          </table:table-cell>
          <table:table-cell table:formula="of:=SUM(INDEX([.H$1:.H$736];MAX(ROW()+(-1*[.$B$22])+1;3);1):INDEX([.H$1:.H$736];ROW();1))" office:value-type="float" office:value="49631" calcext:value-type="float">
            <text:p>49,631</text:p>
          </table:table-cell>
          <table:table-cell table:style-name="ce27" table:formula="of:=IF([.I93] &gt; [.$B$20];[.I93]-[.$B$20];0)" office:value-type="float" office:value="0" calcext:value-type="float">
            <text:p/>
          </table:table-cell>
          <table:table-cell table:formula="of:=IF([.J93] &gt; 0; ROUND([.$B$23] *MIN([.J93];[.H93])); 0)" office:value-type="float" office:value="0" calcext:value-type="float">
            <text:p/>
          </table:table-cell>
          <table:table-cell table:formula="of:=IF((ROW() - [.$B$13] &lt; 3);0;FLOOR(IFERROR(OFFSET([.$F93];-1*[.$B$13];0 );0) * [.$B$14]))" office:value-type="float" office:value="157" calcext:value-type="float">
            <text:p>157</text:p>
          </table:table-cell>
          <table:table-cell table:formula="of:=SUM([.L$3:.L93])" office:value-type="float" office:value="1301" calcext:value-type="float">
            <text:p>1,30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93]+1" office:value-type="date" office:date-value="2020-04-20" calcext:value-type="date">
            <text:p>04/20/20</text:p>
          </table:table-cell>
          <table:table-cell/>
          <table:table-cell table:formula="of:=IF([.G93] &lt; [.$B$25];CEILING([.G93]*[.$B$3];1);0)" office:value-type="float" office:value="128472" calcext:value-type="float">
            <text:p>128,472</text:p>
          </table:table-cell>
          <table:table-cell table:formula="of:=IF([.G93] &lt; [.$B$25];SUM([.F$3:.F94]);[.$B$25])" office:value-type="float" office:value="1087212" calcext:value-type="float">
            <text:p>1,087,212</text:p>
          </table:table-cell>
          <table:table-cell table:formula="of:=IF((ROW() - [.$B$21] &lt; 3);0;FLOOR(IFERROR(OFFSET([.$F94];-1*[.$B$21];0 );0) * [.$B$10]))" office:value-type="float" office:value="7042" calcext:value-type="float">
            <text:p>7,042</text:p>
          </table:table-cell>
          <table:table-cell table:formula="of:=SUM(INDEX([.H$1:.H$736];MAX(ROW()+(-1*[.$B$22])+1;3);1):INDEX([.H$1:.H$736];ROW();1))" office:value-type="float" office:value="56283" calcext:value-type="float">
            <text:p>56,283</text:p>
          </table:table-cell>
          <table:table-cell table:style-name="ce27" table:formula="of:=IF([.I94] &gt; [.$B$20];[.I94]-[.$B$20];0)" office:value-type="float" office:value="0" calcext:value-type="float">
            <text:p/>
          </table:table-cell>
          <table:table-cell table:formula="of:=IF([.J94] &gt; 0; ROUND([.$B$23] *MIN([.J94];[.H94])); 0)" office:value-type="float" office:value="0" calcext:value-type="float">
            <text:p/>
          </table:table-cell>
          <table:table-cell table:formula="of:=IF((ROW() - [.$B$13] &lt; 3);0;FLOOR(IFERROR(OFFSET([.$F94];-1*[.$B$13];0 );0) * [.$B$14]))" office:value-type="float" office:value="178" calcext:value-type="float">
            <text:p>178</text:p>
          </table:table-cell>
          <table:table-cell table:formula="of:=SUM([.L$3:.L94])" office:value-type="float" office:value="1479" calcext:value-type="float">
            <text:p>1,479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94]+1" office:value-type="date" office:date-value="2020-04-21" calcext:value-type="date">
            <text:p>04/21/20</text:p>
          </table:table-cell>
          <table:table-cell/>
          <table:table-cell table:formula="of:=IF([.G94] &lt; [.$B$25];CEILING([.G94]*[.$B$3];1);0)" office:value-type="float" office:value="145687" calcext:value-type="float">
            <text:p>145,687</text:p>
          </table:table-cell>
          <table:table-cell table:formula="of:=IF([.G94] &lt; [.$B$25];SUM([.F$3:.F95]);[.$B$25])" office:value-type="float" office:value="1232899" calcext:value-type="float">
            <text:p>1,232,899</text:p>
          </table:table-cell>
          <table:table-cell table:formula="of:=IF((ROW() - [.$B$21] &lt; 3);0;FLOOR(IFERROR(OFFSET([.$F95];-1*[.$B$21];0 );0) * [.$B$10]))" office:value-type="float" office:value="7986" calcext:value-type="float">
            <text:p>7,986</text:p>
          </table:table-cell>
          <table:table-cell table:formula="of:=SUM(INDEX([.H$1:.H$736];MAX(ROW()+(-1*[.$B$22])+1;3);1):INDEX([.H$1:.H$736];ROW();1))" office:value-type="float" office:value="63827" calcext:value-type="float">
            <text:p>63,827</text:p>
          </table:table-cell>
          <table:table-cell table:style-name="ce27" table:formula="of:=IF([.I95] &gt; [.$B$20];[.I95]-[.$B$20];0)" office:value-type="float" office:value="0" calcext:value-type="float">
            <text:p/>
          </table:table-cell>
          <table:table-cell table:formula="of:=IF([.J95] &gt; 0; ROUND([.$B$23] *MIN([.J95];[.H95])); 0)" office:value-type="float" office:value="0" calcext:value-type="float">
            <text:p/>
          </table:table-cell>
          <table:table-cell table:formula="of:=IF((ROW() - [.$B$13] &lt; 3);0;FLOOR(IFERROR(OFFSET([.$F95];-1*[.$B$13];0 );0) * [.$B$14]))" office:value-type="float" office:value="201" calcext:value-type="float">
            <text:p>201</text:p>
          </table:table-cell>
          <table:table-cell table:formula="of:=SUM([.L$3:.L95])" office:value-type="float" office:value="1680" calcext:value-type="float">
            <text:p>1,68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95]+1" office:value-type="date" office:date-value="2020-04-22" calcext:value-type="date">
            <text:p>04/22/20</text:p>
          </table:table-cell>
          <table:table-cell/>
          <table:table-cell table:formula="of:=IF([.G95] &lt; [.$B$25];CEILING([.G95]*[.$B$3];1);0)" office:value-type="float" office:value="165209" calcext:value-type="float">
            <text:p>165,209</text:p>
          </table:table-cell>
          <table:table-cell table:formula="of:=IF([.G95] &lt; [.$B$25];SUM([.F$3:.F96]);[.$B$25])" office:value-type="float" office:value="1398108" calcext:value-type="float">
            <text:p>1,398,108</text:p>
          </table:table-cell>
          <table:table-cell table:formula="of:=IF((ROW() - [.$B$21] &lt; 3);0;FLOOR(IFERROR(OFFSET([.$F96];-1*[.$B$21];0 );0) * [.$B$10]))" office:value-type="float" office:value="9056" calcext:value-type="float">
            <text:p>9,056</text:p>
          </table:table-cell>
          <table:table-cell table:formula="of:=SUM(INDEX([.H$1:.H$736];MAX(ROW()+(-1*[.$B$22])+1;3);1):INDEX([.H$1:.H$736];ROW();1))" office:value-type="float" office:value="72381" calcext:value-type="float">
            <text:p>72,381</text:p>
          </table:table-cell>
          <table:table-cell table:style-name="ce27" table:formula="of:=IF([.I96] &gt; [.$B$20];[.I96]-[.$B$20];0)" office:value-type="float" office:value="0" calcext:value-type="float">
            <text:p/>
          </table:table-cell>
          <table:table-cell table:formula="of:=IF([.J96] &gt; 0; ROUND([.$B$23] *MIN([.J96];[.H96])); 0)" office:value-type="float" office:value="0" calcext:value-type="float">
            <text:p/>
          </table:table-cell>
          <table:table-cell table:formula="of:=IF((ROW() - [.$B$13] &lt; 3);0;FLOOR(IFERROR(OFFSET([.$F96];-1*[.$B$13];0 );0) * [.$B$14]))" office:value-type="float" office:value="229" calcext:value-type="float">
            <text:p>229</text:p>
          </table:table-cell>
          <table:table-cell table:formula="of:=SUM([.L$3:.L96])" office:value-type="float" office:value="1909" calcext:value-type="float">
            <text:p>1,909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96]+1" office:value-type="date" office:date-value="2020-04-23" calcext:value-type="date">
            <text:p>04/23/20</text:p>
          </table:table-cell>
          <table:table-cell/>
          <table:table-cell table:formula="of:=IF([.G96] &lt; [.$B$25];CEILING([.G96]*[.$B$3];1);0)" office:value-type="float" office:value="187347" calcext:value-type="float">
            <text:p>187,347</text:p>
          </table:table-cell>
          <table:table-cell table:formula="of:=IF([.G96] &lt; [.$B$25];SUM([.F$3:.F97]);[.$B$25])" office:value-type="float" office:value="1585455" calcext:value-type="float">
            <text:p>1,585,455</text:p>
          </table:table-cell>
          <table:table-cell table:formula="of:=IF((ROW() - [.$B$21] &lt; 3);0;FLOOR(IFERROR(OFFSET([.$F97];-1*[.$B$21];0 );0) * [.$B$10]))" office:value-type="float" office:value="10270" calcext:value-type="float">
            <text:p>10,270</text:p>
          </table:table-cell>
          <table:table-cell table:formula="of:=SUM(INDEX([.H$1:.H$736];MAX(ROW()+(-1*[.$B$22])+1;3);1):INDEX([.H$1:.H$736];ROW();1))" office:value-type="float" office:value="82082" calcext:value-type="float">
            <text:p>82,082</text:p>
          </table:table-cell>
          <table:table-cell table:style-name="ce27" table:formula="of:=IF([.I97] &gt; [.$B$20];[.I97]-[.$B$20];0)" office:value-type="float" office:value="0" calcext:value-type="float">
            <text:p/>
          </table:table-cell>
          <table:table-cell table:formula="of:=IF([.J97] &gt; 0; ROUND([.$B$23] *MIN([.J97];[.H97])); 0)" office:value-type="float" office:value="0" calcext:value-type="float">
            <text:p/>
          </table:table-cell>
          <table:table-cell table:formula="of:=IF((ROW() - [.$B$13] &lt; 3);0;FLOOR(IFERROR(OFFSET([.$F97];-1*[.$B$13];0 );0) * [.$B$14]))" office:value-type="float" office:value="259" calcext:value-type="float">
            <text:p>259</text:p>
          </table:table-cell>
          <table:table-cell table:formula="of:=SUM([.L$3:.L97])" office:value-type="float" office:value="2168" calcext:value-type="float">
            <text:p>2,16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97]+1" office:value-type="date" office:date-value="2020-04-24" calcext:value-type="date">
            <text:p>04/24/20</text:p>
          </table:table-cell>
          <table:table-cell/>
          <table:table-cell table:formula="of:=IF([.G97] &lt; [.$B$25];CEILING([.G97]*[.$B$3];1);0)" office:value-type="float" office:value="212451" calcext:value-type="float">
            <text:p>212,451</text:p>
          </table:table-cell>
          <table:table-cell table:formula="of:=IF([.G97] &lt; [.$B$25];SUM([.F$3:.F98]);[.$B$25])" office:value-type="float" office:value="1797906" calcext:value-type="float">
            <text:p>1,797,906</text:p>
          </table:table-cell>
          <table:table-cell table:formula="of:=IF((ROW() - [.$B$21] &lt; 3);0;FLOOR(IFERROR(OFFSET([.$F98];-1*[.$B$21];0 );0) * [.$B$10]))" office:value-type="float" office:value="11646" calcext:value-type="float">
            <text:p>11,646</text:p>
          </table:table-cell>
          <table:table-cell table:formula="of:=SUM(INDEX([.H$1:.H$736];MAX(ROW()+(-1*[.$B$22])+1;3);1):INDEX([.H$1:.H$736];ROW();1))" office:value-type="float" office:value="93083" calcext:value-type="float">
            <text:p>93,083</text:p>
          </table:table-cell>
          <table:table-cell table:style-name="ce27" table:formula="of:=IF([.I98] &gt; [.$B$20];[.I98]-[.$B$20];0)" office:value-type="float" office:value="0" calcext:value-type="float">
            <text:p/>
          </table:table-cell>
          <table:table-cell table:formula="of:=IF([.J98] &gt; 0; ROUND([.$B$23] *MIN([.J98];[.H98])); 0)" office:value-type="float" office:value="0" calcext:value-type="float">
            <text:p/>
          </table:table-cell>
          <table:table-cell table:formula="of:=IF((ROW() - [.$B$13] &lt; 3);0;FLOOR(IFERROR(OFFSET([.$F98];-1*[.$B$13];0 );0) * [.$B$14]))" office:value-type="float" office:value="294" calcext:value-type="float">
            <text:p>294</text:p>
          </table:table-cell>
          <table:table-cell table:formula="of:=SUM([.L$3:.L98])" office:value-type="float" office:value="2462" calcext:value-type="float">
            <text:p>2,46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98]+1" office:value-type="date" office:date-value="2020-04-25" calcext:value-type="date">
            <text:p>04/25/20</text:p>
          </table:table-cell>
          <table:table-cell/>
          <table:table-cell table:formula="of:=IF([.G98] &lt; [.$B$25];CEILING([.G98]*[.$B$3];1);0)" office:value-type="float" office:value="240920" calcext:value-type="float">
            <text:p>240,920</text:p>
          </table:table-cell>
          <table:table-cell table:formula="of:=IF([.G98] &lt; [.$B$25];SUM([.F$3:.F99]);[.$B$25])" office:value-type="float" office:value="2038826" calcext:value-type="float">
            <text:p>2,038,826</text:p>
          </table:table-cell>
          <table:table-cell table:formula="of:=IF((ROW() - [.$B$21] &lt; 3);0;FLOOR(IFERROR(OFFSET([.$F99];-1*[.$B$21];0 );0) * [.$B$10]))" office:value-type="float" office:value="13206" calcext:value-type="float">
            <text:p>13,206</text:p>
          </table:table-cell>
          <table:table-cell table:formula="of:=SUM(INDEX([.H$1:.H$736];MAX(ROW()+(-1*[.$B$22])+1;3);1):INDEX([.H$1:.H$736];ROW();1))" office:value-type="float" office:value="105557" calcext:value-type="float">
            <text:p>105,557</text:p>
          </table:table-cell>
          <table:table-cell table:style-name="ce27" table:formula="of:=IF([.I99] &gt; [.$B$20];[.I99]-[.$B$20];0)" office:value-type="float" office:value="0" calcext:value-type="float">
            <text:p/>
          </table:table-cell>
          <table:table-cell table:formula="of:=IF([.J99] &gt; 0; ROUND([.$B$23] *MIN([.J99];[.H99])); 0)" office:value-type="float" office:value="0" calcext:value-type="float">
            <text:p/>
          </table:table-cell>
          <table:table-cell table:formula="of:=IF((ROW() - [.$B$13] &lt; 3);0;FLOOR(IFERROR(OFFSET([.$F99];-1*[.$B$13];0 );0) * [.$B$14]))" office:value-type="float" office:value="333" calcext:value-type="float">
            <text:p>333</text:p>
          </table:table-cell>
          <table:table-cell table:formula="of:=SUM([.L$3:.L99])" office:value-type="float" office:value="2795" calcext:value-type="float">
            <text:p>2,79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99]+1" office:value-type="date" office:date-value="2020-04-26" calcext:value-type="date">
            <text:p>04/26/20</text:p>
          </table:table-cell>
          <table:table-cell/>
          <table:table-cell table:formula="of:=IF([.G99] &lt; [.$B$25];CEILING([.G99]*[.$B$3];1);0)" office:value-type="float" office:value="273203" calcext:value-type="float">
            <text:p>273,203</text:p>
          </table:table-cell>
          <table:table-cell table:formula="of:=IF([.G99] &lt; [.$B$25];SUM([.F$3:.F100]);[.$B$25])" office:value-type="float" office:value="2312029" calcext:value-type="float">
            <text:p>2,312,029</text:p>
          </table:table-cell>
          <table:table-cell table:formula="of:=IF((ROW() - [.$B$21] &lt; 3);0;FLOOR(IFERROR(OFFSET([.$F100];-1*[.$B$21];0 );0) * [.$B$10]))" office:value-type="float" office:value="14976" calcext:value-type="float">
            <text:p>14,976</text:p>
          </table:table-cell>
          <table:table-cell table:formula="of:=SUM(INDEX([.H$1:.H$736];MAX(ROW()+(-1*[.$B$22])+1;3);1):INDEX([.H$1:.H$736];ROW();1))" office:value-type="float" office:value="119703" calcext:value-type="float">
            <text:p>119,703</text:p>
          </table:table-cell>
          <table:table-cell table:style-name="ce27" table:formula="of:=IF([.I100] &gt; [.$B$20];[.I100]-[.$B$20];0)" office:value-type="float" office:value="5398.5975" calcext:value-type="float">
            <text:p>5,399</text:p>
          </table:table-cell>
          <table:table-cell table:formula="of:=IF([.J100] &gt; 0; ROUND([.$B$23] *MIN([.J100];[.H100])); 0)" office:value-type="float" office:value="972" calcext:value-type="float">
            <text:p>972</text:p>
          </table:table-cell>
          <table:table-cell table:formula="of:=IF((ROW() - [.$B$13] &lt; 3);0;FLOOR(IFERROR(OFFSET([.$F100];-1*[.$B$13];0 );0) * [.$B$14]))" office:value-type="float" office:value="378" calcext:value-type="float">
            <text:p>378</text:p>
          </table:table-cell>
          <table:table-cell table:formula="of:=SUM([.L$3:.L100])" office:value-type="float" office:value="3173" calcext:value-type="float">
            <text:p>3,17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00]+1" office:value-type="date" office:date-value="2020-04-27" calcext:value-type="date">
            <text:p>04/27/20</text:p>
          </table:table-cell>
          <table:table-cell/>
          <table:table-cell table:formula="of:=IF([.G100] &lt; [.$B$25];CEILING([.G100]*[.$B$3];1);0)" office:value-type="float" office:value="309812" calcext:value-type="float">
            <text:p>309,812</text:p>
          </table:table-cell>
          <table:table-cell table:formula="of:=IF([.G100] &lt; [.$B$25];SUM([.F$3:.F101]);[.$B$25])" office:value-type="float" office:value="2621841" calcext:value-type="float">
            <text:p>2,621,841</text:p>
          </table:table-cell>
          <table:table-cell table:formula="of:=IF((ROW() - [.$B$21] &lt; 3);0;FLOOR(IFERROR(OFFSET([.$F101];-1*[.$B$21];0 );0) * [.$B$10]))" office:value-type="float" office:value="16983" calcext:value-type="float">
            <text:p>16,983</text:p>
          </table:table-cell>
          <table:table-cell table:formula="of:=SUM(INDEX([.H$1:.H$736];MAX(ROW()+(-1*[.$B$22])+1;3);1):INDEX([.H$1:.H$736];ROW();1))" office:value-type="float" office:value="135745" calcext:value-type="float">
            <text:p>135,745</text:p>
          </table:table-cell>
          <table:table-cell table:style-name="ce27" table:formula="of:=IF([.I101] &gt; [.$B$20];[.I101]-[.$B$20];0)" office:value-type="float" office:value="21440.5975" calcext:value-type="float">
            <text:p>21,441</text:p>
          </table:table-cell>
          <table:table-cell table:formula="of:=IF([.J101] &gt; 0; ROUND([.$B$23] *MIN([.J101];[.H101])); 0)" office:value-type="float" office:value="3057" calcext:value-type="float">
            <text:p>3,057</text:p>
          </table:table-cell>
          <table:table-cell table:formula="of:=IF((ROW() - [.$B$13] &lt; 3);0;FLOOR(IFERROR(OFFSET([.$F101];-1*[.$B$13];0 );0) * [.$B$14]))" office:value-type="float" office:value="429" calcext:value-type="float">
            <text:p>429</text:p>
          </table:table-cell>
          <table:table-cell table:formula="of:=SUM([.L$3:.L101])" office:value-type="float" office:value="3602" calcext:value-type="float">
            <text:p>3,60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01]+1" office:value-type="date" office:date-value="2020-04-28" calcext:value-type="date">
            <text:p>04/28/20</text:p>
          </table:table-cell>
          <table:table-cell/>
          <table:table-cell table:formula="of:=IF([.G101] &lt; [.$B$25];CEILING([.G101]*[.$B$3];1);0)" office:value-type="float" office:value="351327" calcext:value-type="float">
            <text:p>351,327</text:p>
          </table:table-cell>
          <table:table-cell table:formula="of:=IF([.G101] &lt; [.$B$25];SUM([.F$3:.F102]);[.$B$25])" office:value-type="float" office:value="2973168" calcext:value-type="float">
            <text:p>2,973,168</text:p>
          </table:table-cell>
          <table:table-cell table:formula="of:=IF((ROW() - [.$B$21] &lt; 3);0;FLOOR(IFERROR(OFFSET([.$F102];-1*[.$B$21];0 );0) * [.$B$10]))" office:value-type="float" office:value="19259" calcext:value-type="float">
            <text:p>19,259</text:p>
          </table:table-cell>
          <table:table-cell table:formula="of:=SUM(INDEX([.H$1:.H$736];MAX(ROW()+(-1*[.$B$22])+1;3);1):INDEX([.H$1:.H$736];ROW();1))" office:value-type="float" office:value="153937" calcext:value-type="float">
            <text:p>153,937</text:p>
          </table:table-cell>
          <table:table-cell table:style-name="ce27" table:formula="of:=IF([.I102] &gt; [.$B$20];[.I102]-[.$B$20];0)" office:value-type="float" office:value="39632.5975" calcext:value-type="float">
            <text:p>39,633</text:p>
          </table:table-cell>
          <table:table-cell table:formula="of:=IF([.J102] &gt; 0; ROUND([.$B$23] *MIN([.J102];[.H102])); 0)" office:value-type="float" office:value="3467" calcext:value-type="float">
            <text:p>3,467</text:p>
          </table:table-cell>
          <table:table-cell table:formula="of:=IF((ROW() - [.$B$13] &lt; 3);0;FLOOR(IFERROR(OFFSET([.$F102];-1*[.$B$13];0 );0) * [.$B$14]))" office:value-type="float" office:value="487" calcext:value-type="float">
            <text:p>487</text:p>
          </table:table-cell>
          <table:table-cell table:formula="of:=SUM([.L$3:.L102])" office:value-type="float" office:value="4089" calcext:value-type="float">
            <text:p>4,089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02]+1" office:value-type="date" office:date-value="2020-04-29" calcext:value-type="date">
            <text:p>04/29/20</text:p>
          </table:table-cell>
          <table:table-cell/>
          <table:table-cell table:formula="of:=IF([.G102] &lt; [.$B$25];CEILING([.G102]*[.$B$3];1);0)" office:value-type="float" office:value="398405" calcext:value-type="float">
            <text:p>398,405</text:p>
          </table:table-cell>
          <table:table-cell table:formula="of:=IF([.G102] &lt; [.$B$25];SUM([.F$3:.F103]);[.$B$25])" office:value-type="float" office:value="3371573" calcext:value-type="float">
            <text:p>3,371,573</text:p>
          </table:table-cell>
          <table:table-cell table:formula="of:=IF((ROW() - [.$B$21] &lt; 3);0;FLOOR(IFERROR(OFFSET([.$F103];-1*[.$B$21];0 );0) * [.$B$10]))" office:value-type="float" office:value="21840" calcext:value-type="float">
            <text:p>21,840</text:p>
          </table:table-cell>
          <table:table-cell table:formula="of:=SUM(INDEX([.H$1:.H$736];MAX(ROW()+(-1*[.$B$22])+1;3);1):INDEX([.H$1:.H$736];ROW();1))" office:value-type="float" office:value="174566" calcext:value-type="float">
            <text:p>174,566</text:p>
          </table:table-cell>
          <table:table-cell table:style-name="ce27" table:formula="of:=IF([.I103] &gt; [.$B$20];[.I103]-[.$B$20];0)" office:value-type="float" office:value="60261.5975" calcext:value-type="float">
            <text:p>60,262</text:p>
          </table:table-cell>
          <table:table-cell table:formula="of:=IF([.J103] &gt; 0; ROUND([.$B$23] *MIN([.J103];[.H103])); 0)" office:value-type="float" office:value="3931" calcext:value-type="float">
            <text:p>3,931</text:p>
          </table:table-cell>
          <table:table-cell table:formula="of:=IF((ROW() - [.$B$13] &lt; 3);0;FLOOR(IFERROR(OFFSET([.$F103];-1*[.$B$13];0 );0) * [.$B$14]))" office:value-type="float" office:value="552" calcext:value-type="float">
            <text:p>552</text:p>
          </table:table-cell>
          <table:table-cell table:formula="of:=SUM([.L$3:.L103])" office:value-type="float" office:value="4641" calcext:value-type="float">
            <text:p>4,64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03]+1" office:value-type="date" office:date-value="2020-04-30" calcext:value-type="date">
            <text:p>04/30/20</text:p>
          </table:table-cell>
          <table:table-cell/>
          <table:table-cell table:formula="of:=IF([.G103] &lt; [.$B$25];CEILING([.G103]*[.$B$3];1);0)" office:value-type="float" office:value="451791" calcext:value-type="float">
            <text:p>451,791</text:p>
          </table:table-cell>
          <table:table-cell table:formula="of:=IF([.G103] &lt; [.$B$25];SUM([.F$3:.F104]);[.$B$25])" office:value-type="float" office:value="3823364" calcext:value-type="float">
            <text:p>3,823,364</text:p>
          </table:table-cell>
          <table:table-cell table:formula="of:=IF((ROW() - [.$B$21] &lt; 3);0;FLOOR(IFERROR(OFFSET([.$F104];-1*[.$B$21];0 );0) * [.$B$10]))" office:value-type="float" office:value="24766" calcext:value-type="float">
            <text:p>24,766</text:p>
          </table:table-cell>
          <table:table-cell table:formula="of:=SUM(INDEX([.H$1:.H$736];MAX(ROW()+(-1*[.$B$22])+1;3);1):INDEX([.H$1:.H$736];ROW();1))" office:value-type="float" office:value="197959" calcext:value-type="float">
            <text:p>197,959</text:p>
          </table:table-cell>
          <table:table-cell table:style-name="ce27" table:formula="of:=IF([.I104] &gt; [.$B$20];[.I104]-[.$B$20];0)" office:value-type="float" office:value="83654.5975" calcext:value-type="float">
            <text:p>83,655</text:p>
          </table:table-cell>
          <table:table-cell table:formula="of:=IF([.J104] &gt; 0; ROUND([.$B$23] *MIN([.J104];[.H104])); 0)" office:value-type="float" office:value="4458" calcext:value-type="float">
            <text:p>4,458</text:p>
          </table:table-cell>
          <table:table-cell table:formula="of:=IF((ROW() - [.$B$13] &lt; 3);0;FLOOR(IFERROR(OFFSET([.$F104];-1*[.$B$13];0 );0) * [.$B$14]))" office:value-type="float" office:value="626" calcext:value-type="float">
            <text:p>626</text:p>
          </table:table-cell>
          <table:table-cell table:formula="of:=SUM([.L$3:.L104])" office:value-type="float" office:value="5267" calcext:value-type="float">
            <text:p>5,26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04]+1" office:value-type="date" office:date-value="2020-05-01" calcext:value-type="date">
            <text:p>05/01/20</text:p>
          </table:table-cell>
          <table:table-cell/>
          <table:table-cell table:formula="of:=IF([.G104] &lt; [.$B$25];CEILING([.G104]*[.$B$3];1);0)" office:value-type="float" office:value="512331" calcext:value-type="float">
            <text:p>512,331</text:p>
          </table:table-cell>
          <table:table-cell table:formula="of:=IF([.G104] &lt; [.$B$25];SUM([.F$3:.F105]);[.$B$25])" office:value-type="float" office:value="4335695" calcext:value-type="float">
            <text:p>4,335,695</text:p>
          </table:table-cell>
          <table:table-cell table:formula="of:=IF((ROW() - [.$B$21] &lt; 3);0;FLOOR(IFERROR(OFFSET([.$F105];-1*[.$B$21];0 );0) * [.$B$10]))" office:value-type="float" office:value="28085" calcext:value-type="float">
            <text:p>28,085</text:p>
          </table:table-cell>
          <table:table-cell table:formula="of:=SUM(INDEX([.H$1:.H$736];MAX(ROW()+(-1*[.$B$22])+1;3);1):INDEX([.H$1:.H$736];ROW();1))" office:value-type="float" office:value="224487" calcext:value-type="float">
            <text:p>224,487</text:p>
          </table:table-cell>
          <table:table-cell table:style-name="ce27" table:formula="of:=IF([.I105] &gt; [.$B$20];[.I105]-[.$B$20];0)" office:value-type="float" office:value="110182.5975" calcext:value-type="float">
            <text:p>110,183</text:p>
          </table:table-cell>
          <table:table-cell table:formula="of:=IF([.J105] &gt; 0; ROUND([.$B$23] *MIN([.J105];[.H105])); 0)" office:value-type="float" office:value="5055" calcext:value-type="float">
            <text:p>5,055</text:p>
          </table:table-cell>
          <table:table-cell table:formula="of:=IF((ROW() - [.$B$13] &lt; 3);0;FLOOR(IFERROR(OFFSET([.$F105];-1*[.$B$13];0 );0) * [.$B$14]))" office:value-type="float" office:value="710" calcext:value-type="float">
            <text:p>710</text:p>
          </table:table-cell>
          <table:table-cell table:formula="of:=SUM([.L$3:.L105])" office:value-type="float" office:value="5977" calcext:value-type="float">
            <text:p>5,97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05]+1" office:value-type="date" office:date-value="2020-05-02" calcext:value-type="date">
            <text:p>05/02/20</text:p>
          </table:table-cell>
          <table:table-cell/>
          <table:table-cell table:formula="of:=IF([.G105] &lt; [.$B$25];CEILING([.G105]*[.$B$3];1);0)" office:value-type="float" office:value="580984" calcext:value-type="float">
            <text:p>580,984</text:p>
          </table:table-cell>
          <table:table-cell table:formula="of:=IF([.G105] &lt; [.$B$25];SUM([.F$3:.F106]);[.$B$25])" office:value-type="float" office:value="4916679" calcext:value-type="float">
            <text:p>4,916,679</text:p>
          </table:table-cell>
          <table:table-cell table:formula="of:=IF((ROW() - [.$B$21] &lt; 3);0;FLOOR(IFERROR(OFFSET([.$F106];-1*[.$B$21];0 );0) * [.$B$10]))" office:value-type="float" office:value="31848" calcext:value-type="float">
            <text:p>31,848</text:p>
          </table:table-cell>
          <table:table-cell table:formula="of:=SUM(INDEX([.H$1:.H$736];MAX(ROW()+(-1*[.$B$22])+1;3);1):INDEX([.H$1:.H$736];ROW();1))" office:value-type="float" office:value="254570" calcext:value-type="float">
            <text:p>254,570</text:p>
          </table:table-cell>
          <table:table-cell table:style-name="ce27" table:formula="of:=IF([.I106] &gt; [.$B$20];[.I106]-[.$B$20];0)" office:value-type="float" office:value="140265.5975" calcext:value-type="float">
            <text:p>140,266</text:p>
          </table:table-cell>
          <table:table-cell table:formula="of:=IF([.J106] &gt; 0; ROUND([.$B$23] *MIN([.J106];[.H106])); 0)" office:value-type="float" office:value="5733" calcext:value-type="float">
            <text:p>5,733</text:p>
          </table:table-cell>
          <table:table-cell table:formula="of:=IF((ROW() - [.$B$13] &lt; 3);0;FLOOR(IFERROR(OFFSET([.$F106];-1*[.$B$13];0 );0) * [.$B$14]))" office:value-type="float" office:value="805" calcext:value-type="float">
            <text:p>805</text:p>
          </table:table-cell>
          <table:table-cell table:formula="of:=SUM([.L$3:.L106])" office:value-type="float" office:value="6782" calcext:value-type="float">
            <text:p>6,78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06]+1" office:value-type="date" office:date-value="2020-05-03" calcext:value-type="date">
            <text:p>05/03/20</text:p>
          </table:table-cell>
          <table:table-cell/>
          <table:table-cell table:formula="of:=IF([.G106] &lt; [.$B$25];CEILING([.G106]*[.$B$3];1);0)" office:value-type="float" office:value="658835" calcext:value-type="float">
            <text:p>658,835</text:p>
          </table:table-cell>
          <table:table-cell table:formula="of:=IF([.G106] &lt; [.$B$25];SUM([.F$3:.F107]);[.$B$25])" office:value-type="float" office:value="5575514" calcext:value-type="float">
            <text:p>5,575,514</text:p>
          </table:table-cell>
          <table:table-cell table:formula="of:=IF((ROW() - [.$B$21] &lt; 3);0;FLOOR(IFERROR(OFFSET([.$F107];-1*[.$B$21];0 );0) * [.$B$10]))" office:value-type="float" office:value="36116" calcext:value-type="float">
            <text:p>36,116</text:p>
          </table:table-cell>
          <table:table-cell table:formula="of:=SUM(INDEX([.H$1:.H$736];MAX(ROW()+(-1*[.$B$22])+1;3);1):INDEX([.H$1:.H$736];ROW();1))" office:value-type="float" office:value="288684" calcext:value-type="float">
            <text:p>288,684</text:p>
          </table:table-cell>
          <table:table-cell table:style-name="ce27" table:formula="of:=IF([.I107] &gt; [.$B$20];[.I107]-[.$B$20];0)" office:value-type="float" office:value="174379.5975" calcext:value-type="float">
            <text:p>174,380</text:p>
          </table:table-cell>
          <table:table-cell table:formula="of:=IF([.J107] &gt; 0; ROUND([.$B$23] *MIN([.J107];[.H107])); 0)" office:value-type="float" office:value="6501" calcext:value-type="float">
            <text:p>6,501</text:p>
          </table:table-cell>
          <table:table-cell table:formula="of:=IF((ROW() - [.$B$13] &lt; 3);0;FLOOR(IFERROR(OFFSET([.$F107];-1*[.$B$13];0 );0) * [.$B$14]))" office:value-type="float" office:value="913" calcext:value-type="float">
            <text:p>913</text:p>
          </table:table-cell>
          <table:table-cell table:formula="of:=SUM([.L$3:.L107])" office:value-type="float" office:value="7695" calcext:value-type="float">
            <text:p>7,69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07]+1" office:value-type="date" office:date-value="2020-05-04" calcext:value-type="date">
            <text:p>05/04/20</text:p>
          </table:table-cell>
          <table:table-cell/>
          <table:table-cell table:formula="of:=IF([.G107] &lt; [.$B$25];CEILING([.G107]*[.$B$3];1);0)" office:value-type="float" office:value="747119" calcext:value-type="float">
            <text:p>747,119</text:p>
          </table:table-cell>
          <table:table-cell table:formula="of:=IF([.G107] &lt; [.$B$25];SUM([.F$3:.F108]);[.$B$25])" office:value-type="float" office:value="6322633" calcext:value-type="float">
            <text:p>6,322,633</text:p>
          </table:table-cell>
          <table:table-cell table:formula="of:=IF((ROW() - [.$B$21] &lt; 3);0;FLOOR(IFERROR(OFFSET([.$F108];-1*[.$B$21];0 );0) * [.$B$10]))" office:value-type="float" office:value="40956" calcext:value-type="float">
            <text:p>40,956</text:p>
          </table:table-cell>
          <table:table-cell table:formula="of:=SUM(INDEX([.H$1:.H$736];MAX(ROW()+(-1*[.$B$22])+1;3);1):INDEX([.H$1:.H$736];ROW();1))" office:value-type="float" office:value="327369" calcext:value-type="float">
            <text:p>327,369</text:p>
          </table:table-cell>
          <table:table-cell table:style-name="ce27" table:formula="of:=IF([.I108] &gt; [.$B$20];[.I108]-[.$B$20];0)" office:value-type="float" office:value="213064.5975" calcext:value-type="float">
            <text:p>213,065</text:p>
          </table:table-cell>
          <table:table-cell table:formula="of:=IF([.J108] &gt; 0; ROUND([.$B$23] *MIN([.J108];[.H108])); 0)" office:value-type="float" office:value="7372" calcext:value-type="float">
            <text:p>7,372</text:p>
          </table:table-cell>
          <table:table-cell table:formula="of:=IF((ROW() - [.$B$13] &lt; 3);0;FLOOR(IFERROR(OFFSET([.$F108];-1*[.$B$13];0 );0) * [.$B$14]))" office:value-type="float" office:value="1035" calcext:value-type="float">
            <text:p>1,035</text:p>
          </table:table-cell>
          <table:table-cell table:formula="of:=SUM([.L$3:.L108])" office:value-type="float" office:value="8730" calcext:value-type="float">
            <text:p>8,73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08]+1" office:value-type="date" office:date-value="2020-05-05" calcext:value-type="date">
            <text:p>05/05/20</text:p>
          </table:table-cell>
          <table:table-cell/>
          <table:table-cell table:formula="of:=IF([.G108] &lt; [.$B$25];CEILING([.G108]*[.$B$3];1);0)" office:value-type="float" office:value="847233" calcext:value-type="float">
            <text:p>847,233</text:p>
          </table:table-cell>
          <table:table-cell table:formula="of:=IF([.G108] &lt; [.$B$25];SUM([.F$3:.F109]);[.$B$25])" office:value-type="float" office:value="7169866" calcext:value-type="float">
            <text:p>7,169,866</text:p>
          </table:table-cell>
          <table:table-cell table:formula="of:=IF((ROW() - [.$B$21] &lt; 3);0;FLOOR(IFERROR(OFFSET([.$F109];-1*[.$B$21];0 );0) * [.$B$10]))" office:value-type="float" office:value="46444" calcext:value-type="float">
            <text:p>46,444</text:p>
          </table:table-cell>
          <table:table-cell table:formula="of:=SUM(INDEX([.H$1:.H$736];MAX(ROW()+(-1*[.$B$22])+1;3);1):INDEX([.H$1:.H$736];ROW();1))" office:value-type="float" office:value="371238" calcext:value-type="float">
            <text:p>371,238</text:p>
          </table:table-cell>
          <table:table-cell table:style-name="ce27" table:formula="of:=IF([.I109] &gt; [.$B$20];[.I109]-[.$B$20];0)" office:value-type="float" office:value="256933.5975" calcext:value-type="float">
            <text:p>256,934</text:p>
          </table:table-cell>
          <table:table-cell table:formula="of:=IF([.J109] &gt; 0; ROUND([.$B$23] *MIN([.J109];[.H109])); 0)" office:value-type="float" office:value="8360" calcext:value-type="float">
            <text:p>8,360</text:p>
          </table:table-cell>
          <table:table-cell table:formula="of:=IF((ROW() - [.$B$13] &lt; 3);0;FLOOR(IFERROR(OFFSET([.$F109];-1*[.$B$13];0 );0) * [.$B$14]))" office:value-type="float" office:value="1174" calcext:value-type="float">
            <text:p>1,174</text:p>
          </table:table-cell>
          <table:table-cell table:formula="of:=SUM([.L$3:.L109])" office:value-type="float" office:value="9904" calcext:value-type="float">
            <text:p>9,90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09]+1" office:value-type="date" office:date-value="2020-05-06" calcext:value-type="date">
            <text:p>05/06/20</text:p>
          </table:table-cell>
          <table:table-cell/>
          <table:table-cell table:formula="of:=IF([.G109] &lt; [.$B$25];CEILING([.G109]*[.$B$3];1);0)" office:value-type="float" office:value="960763" calcext:value-type="float">
            <text:p>960,763</text:p>
          </table:table-cell>
          <table:table-cell table:formula="of:=IF([.G109] &lt; [.$B$25];SUM([.F$3:.F110]);[.$B$25])" office:value-type="float" office:value="8130629" calcext:value-type="float">
            <text:p>8,130,629</text:p>
          </table:table-cell>
          <table:table-cell table:formula="of:=IF((ROW() - [.$B$21] &lt; 3);0;FLOOR(IFERROR(OFFSET([.$F110];-1*[.$B$21];0 );0) * [.$B$10]))" office:value-type="float" office:value="52668" calcext:value-type="float">
            <text:p>52,668</text:p>
          </table:table-cell>
          <table:table-cell table:formula="of:=SUM(INDEX([.H$1:.H$736];MAX(ROW()+(-1*[.$B$22])+1;3);1):INDEX([.H$1:.H$736];ROW();1))" office:value-type="float" office:value="420986" calcext:value-type="float">
            <text:p>420,986</text:p>
          </table:table-cell>
          <table:table-cell table:style-name="ce27" table:formula="of:=IF([.I110] &gt; [.$B$20];[.I110]-[.$B$20];0)" office:value-type="float" office:value="306681.5975" calcext:value-type="float">
            <text:p>306,682</text:p>
          </table:table-cell>
          <table:table-cell table:formula="of:=IF([.J110] &gt; 0; ROUND([.$B$23] *MIN([.J110];[.H110])); 0)" office:value-type="float" office:value="9480" calcext:value-type="float">
            <text:p>9,480</text:p>
          </table:table-cell>
          <table:table-cell table:formula="of:=IF((ROW() - [.$B$13] &lt; 3);0;FLOOR(IFERROR(OFFSET([.$F110];-1*[.$B$13];0 );0) * [.$B$14]))" office:value-type="float" office:value="1331" calcext:value-type="float">
            <text:p>1,331</text:p>
          </table:table-cell>
          <table:table-cell table:formula="of:=SUM([.L$3:.L110])" office:value-type="float" office:value="11235" calcext:value-type="float">
            <text:p>11,23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10]+1" office:value-type="date" office:date-value="2020-05-07" calcext:value-type="date">
            <text:p>05/07/20</text:p>
          </table:table-cell>
          <table:table-cell/>
          <table:table-cell table:formula="of:=IF([.G110] &lt; [.$B$25];CEILING([.G110]*[.$B$3];1);0)" office:value-type="float" office:value="1089505" calcext:value-type="float">
            <text:p>1,089,505</text:p>
          </table:table-cell>
          <table:table-cell table:formula="of:=IF([.G110] &lt; [.$B$25];SUM([.F$3:.F111]);[.$B$25])" office:value-type="float" office:value="9220134" calcext:value-type="float">
            <text:p>9,220,134</text:p>
          </table:table-cell>
          <table:table-cell table:formula="of:=IF((ROW() - [.$B$21] &lt; 3);0;FLOOR(IFERROR(OFFSET([.$F111];-1*[.$B$21];0 );0) * [.$B$10]))" office:value-type="float" office:value="59725" calcext:value-type="float">
            <text:p>59,725</text:p>
          </table:table-cell>
          <table:table-cell table:formula="of:=SUM(INDEX([.H$1:.H$736];MAX(ROW()+(-1*[.$B$22])+1;3);1):INDEX([.H$1:.H$736];ROW();1))" office:value-type="float" office:value="477400" calcext:value-type="float">
            <text:p>477,400</text:p>
          </table:table-cell>
          <table:table-cell table:style-name="ce27" table:formula="of:=IF([.I111] &gt; [.$B$20];[.I111]-[.$B$20];0)" office:value-type="float" office:value="363095.5975" calcext:value-type="float">
            <text:p>363,096</text:p>
          </table:table-cell>
          <table:table-cell table:formula="of:=IF([.J111] &gt; 0; ROUND([.$B$23] *MIN([.J111];[.H111])); 0)" office:value-type="float" office:value="10751" calcext:value-type="float">
            <text:p>10,751</text:p>
          </table:table-cell>
          <table:table-cell table:formula="of:=IF((ROW() - [.$B$13] &lt; 3);0;FLOOR(IFERROR(OFFSET([.$F111];-1*[.$B$13];0 );0) * [.$B$14]))" office:value-type="float" office:value="1510" calcext:value-type="float">
            <text:p>1,510</text:p>
          </table:table-cell>
          <table:table-cell table:formula="of:=SUM([.L$3:.L111])" office:value-type="float" office:value="12745" calcext:value-type="float">
            <text:p>12,74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11]+1" office:value-type="date" office:date-value="2020-05-08" calcext:value-type="date">
            <text:p>05/08/20</text:p>
          </table:table-cell>
          <table:table-cell/>
          <table:table-cell table:formula="of:=IF([.G111] &lt; [.$B$25];CEILING([.G111]*[.$B$3];1);0)" office:value-type="float" office:value="1235498" calcext:value-type="float">
            <text:p>1,235,498</text:p>
          </table:table-cell>
          <table:table-cell table:formula="of:=IF([.G111] &lt; [.$B$25];SUM([.F$3:.F112]);[.$B$25])" office:value-type="float" office:value="10455632" calcext:value-type="float">
            <text:p>10,455,632</text:p>
          </table:table-cell>
          <table:table-cell table:formula="of:=IF((ROW() - [.$B$21] &lt; 3);0;FLOOR(IFERROR(OFFSET([.$F112];-1*[.$B$21];0 );0) * [.$B$10]))" office:value-type="float" office:value="67728" calcext:value-type="float">
            <text:p>67,728</text:p>
          </table:table-cell>
          <table:table-cell table:formula="of:=SUM(INDEX([.H$1:.H$736];MAX(ROW()+(-1*[.$B$22])+1;3);1):INDEX([.H$1:.H$736];ROW();1))" office:value-type="float" office:value="541373" calcext:value-type="float">
            <text:p>541,373</text:p>
          </table:table-cell>
          <table:table-cell table:style-name="ce27" table:formula="of:=IF([.I112] &gt; [.$B$20];[.I112]-[.$B$20];0)" office:value-type="float" office:value="427068.5975" calcext:value-type="float">
            <text:p>427,069</text:p>
          </table:table-cell>
          <table:table-cell table:formula="of:=IF([.J112] &gt; 0; ROUND([.$B$23] *MIN([.J112];[.H112])); 0)" office:value-type="float" office:value="12191" calcext:value-type="float">
            <text:p>12,191</text:p>
          </table:table-cell>
          <table:table-cell table:formula="of:=IF((ROW() - [.$B$13] &lt; 3);0;FLOOR(IFERROR(OFFSET([.$F112];-1*[.$B$13];0 );0) * [.$B$14]))" office:value-type="float" office:value="1712" calcext:value-type="float">
            <text:p>1,712</text:p>
          </table:table-cell>
          <table:table-cell table:formula="of:=SUM([.L$3:.L112])" office:value-type="float" office:value="14457" calcext:value-type="float">
            <text:p>14,45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12]+1" office:value-type="date" office:date-value="2020-05-09" calcext:value-type="date">
            <text:p>05/09/20</text:p>
          </table:table-cell>
          <table:table-cell/>
          <table:table-cell table:formula="of:=IF([.G112] &lt; [.$B$25];CEILING([.G112]*[.$B$3];1);0)" office:value-type="float" office:value="1401055" calcext:value-type="float">
            <text:p>1,401,055</text:p>
          </table:table-cell>
          <table:table-cell table:formula="of:=IF([.G112] &lt; [.$B$25];SUM([.F$3:.F113]);[.$B$25])" office:value-type="float" office:value="11856687" calcext:value-type="float">
            <text:p>11,856,687</text:p>
          </table:table-cell>
          <table:table-cell table:formula="of:=IF((ROW() - [.$B$21] &lt; 3);0;FLOOR(IFERROR(OFFSET([.$F113];-1*[.$B$21];0 );0) * [.$B$10]))" office:value-type="float" office:value="76804" calcext:value-type="float">
            <text:p>76,804</text:p>
          </table:table-cell>
          <table:table-cell table:formula="of:=SUM(INDEX([.H$1:.H$736];MAX(ROW()+(-1*[.$B$22])+1;3);1):INDEX([.H$1:.H$736];ROW();1))" office:value-type="float" office:value="613919" calcext:value-type="float">
            <text:p>613,919</text:p>
          </table:table-cell>
          <table:table-cell table:style-name="ce27" table:formula="of:=IF([.I113] &gt; [.$B$20];[.I113]-[.$B$20];0)" office:value-type="float" office:value="499614.5975" calcext:value-type="float">
            <text:p>499,615</text:p>
          </table:table-cell>
          <table:table-cell table:formula="of:=IF([.J113] &gt; 0; ROUND([.$B$23] *MIN([.J113];[.H113])); 0)" office:value-type="float" office:value="13825" calcext:value-type="float">
            <text:p>13,825</text:p>
          </table:table-cell>
          <table:table-cell table:formula="of:=IF((ROW() - [.$B$13] &lt; 3);0;FLOOR(IFERROR(OFFSET([.$F113];-1*[.$B$13];0 );0) * [.$B$14]))" office:value-type="float" office:value="1942" calcext:value-type="float">
            <text:p>1,942</text:p>
          </table:table-cell>
          <table:table-cell table:formula="of:=SUM([.L$3:.L113])" office:value-type="float" office:value="16399" calcext:value-type="float">
            <text:p>16,399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13]+1" office:value-type="date" office:date-value="2020-05-10" calcext:value-type="date">
            <text:p>05/10/20</text:p>
          </table:table-cell>
          <table:table-cell/>
          <table:table-cell table:formula="of:=IF([.G113] &lt; [.$B$25];CEILING([.G113]*[.$B$3];1);0)" office:value-type="float" office:value="1588797" calcext:value-type="float">
            <text:p>1,588,797</text:p>
          </table:table-cell>
          <table:table-cell table:formula="of:=IF([.G113] &lt; [.$B$25];SUM([.F$3:.F114]);[.$B$25])" office:value-type="float" office:value="13445484" calcext:value-type="float">
            <text:p>13,445,484</text:p>
          </table:table-cell>
          <table:table-cell table:formula="of:=IF((ROW() - [.$B$21] &lt; 3);0;FLOOR(IFERROR(OFFSET([.$F114];-1*[.$B$21];0 );0) * [.$B$10]))" office:value-type="float" office:value="87096" calcext:value-type="float">
            <text:p>87,096</text:p>
          </table:table-cell>
          <table:table-cell table:formula="of:=SUM(INDEX([.H$1:.H$736];MAX(ROW()+(-1*[.$B$22])+1;3);1):INDEX([.H$1:.H$736];ROW();1))" office:value-type="float" office:value="696186" calcext:value-type="float">
            <text:p>696,186</text:p>
          </table:table-cell>
          <table:table-cell table:style-name="ce27" table:formula="of:=IF([.I114] &gt; [.$B$20];[.I114]-[.$B$20];0)" office:value-type="float" office:value="581881.5975" calcext:value-type="float">
            <text:p>581,882</text:p>
          </table:table-cell>
          <table:table-cell table:formula="of:=IF([.J114] &gt; 0; ROUND([.$B$23] *MIN([.J114];[.H114])); 0)" office:value-type="float" office:value="15677" calcext:value-type="float">
            <text:p>15,677</text:p>
          </table:table-cell>
          <table:table-cell table:formula="of:=IF((ROW() - [.$B$13] &lt; 3);0;FLOOR(IFERROR(OFFSET([.$F114];-1*[.$B$13];0 );0) * [.$B$14]))" office:value-type="float" office:value="2202" calcext:value-type="float">
            <text:p>2,202</text:p>
          </table:table-cell>
          <table:table-cell table:formula="of:=SUM([.L$3:.L114])" office:value-type="float" office:value="18601" calcext:value-type="float">
            <text:p>18,60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14]+1" office:value-type="date" office:date-value="2020-05-11" calcext:value-type="date">
            <text:p>05/11/20</text:p>
          </table:table-cell>
          <table:table-cell/>
          <table:table-cell table:formula="of:=IF([.G114] &lt; [.$B$25];CEILING([.G114]*[.$B$3];1);0)" office:value-type="float" office:value="1801695" calcext:value-type="float">
            <text:p>1,801,695</text:p>
          </table:table-cell>
          <table:table-cell table:formula="of:=IF([.G114] &lt; [.$B$25];SUM([.F$3:.F115]);[.$B$25])" office:value-type="float" office:value="15247179" calcext:value-type="float">
            <text:p>15,247,179</text:p>
          </table:table-cell>
          <table:table-cell table:formula="of:=IF((ROW() - [.$B$21] &lt; 3);0;FLOOR(IFERROR(OFFSET([.$F115];-1*[.$B$21];0 );0) * [.$B$10]))" office:value-type="float" office:value="98767" calcext:value-type="float">
            <text:p>98,767</text:p>
          </table:table-cell>
          <table:table-cell table:formula="of:=SUM(INDEX([.H$1:.H$736];MAX(ROW()+(-1*[.$B$22])+1;3);1):INDEX([.H$1:.H$736];ROW();1))" office:value-type="float" office:value="789477" calcext:value-type="float">
            <text:p>789,477</text:p>
          </table:table-cell>
          <table:table-cell table:style-name="ce27" table:formula="of:=IF([.I115] &gt; [.$B$20];[.I115]-[.$B$20];0)" office:value-type="float" office:value="675172.5975" calcext:value-type="float">
            <text:p>675,173</text:p>
          </table:table-cell>
          <table:table-cell table:formula="of:=IF([.J115] &gt; 0; ROUND([.$B$23] *MIN([.J115];[.H115])); 0)" office:value-type="float" office:value="17778" calcext:value-type="float">
            <text:p>17,778</text:p>
          </table:table-cell>
          <table:table-cell table:formula="of:=IF((ROW() - [.$B$13] &lt; 3);0;FLOOR(IFERROR(OFFSET([.$F115];-1*[.$B$13];0 );0) * [.$B$14]))" office:value-type="float" office:value="2497" calcext:value-type="float">
            <text:p>2,497</text:p>
          </table:table-cell>
          <table:table-cell table:formula="of:=SUM([.L$3:.L115])" office:value-type="float" office:value="21098" calcext:value-type="float">
            <text:p>21,09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15]+1" office:value-type="date" office:date-value="2020-05-12" calcext:value-type="date">
            <text:p>05/12/20</text:p>
          </table:table-cell>
          <table:table-cell/>
          <table:table-cell table:formula="of:=IF([.G115] &lt; [.$B$25];CEILING([.G115]*[.$B$3];1);0)" office:value-type="float" office:value="2043122" calcext:value-type="float">
            <text:p>2,043,122</text:p>
          </table:table-cell>
          <table:table-cell table:formula="of:=IF([.G115] &lt; [.$B$25];SUM([.F$3:.F116]);[.$B$25])" office:value-type="float" office:value="17290301" calcext:value-type="float">
            <text:p>17,290,301</text:p>
          </table:table-cell>
          <table:table-cell table:formula="of:=IF((ROW() - [.$B$21] &lt; 3);0;FLOOR(IFERROR(OFFSET([.$F116];-1*[.$B$21];0 );0) * [.$B$10]))" office:value-type="float" office:value="112001" calcext:value-type="float">
            <text:p>112,001</text:p>
          </table:table-cell>
          <table:table-cell table:formula="of:=SUM(INDEX([.H$1:.H$736];MAX(ROW()+(-1*[.$B$22])+1;3);1):INDEX([.H$1:.H$736];ROW();1))" office:value-type="float" office:value="895268" calcext:value-type="float">
            <text:p>895,268</text:p>
          </table:table-cell>
          <table:table-cell table:style-name="ce27" table:formula="of:=IF([.I116] &gt; [.$B$20];[.I116]-[.$B$20];0)" office:value-type="float" office:value="780963.5975" calcext:value-type="float">
            <text:p>780,964</text:p>
          </table:table-cell>
          <table:table-cell table:formula="of:=IF([.J116] &gt; 0; ROUND([.$B$23] *MIN([.J116];[.H116])); 0)" office:value-type="float" office:value="20160" calcext:value-type="float">
            <text:p>20,160</text:p>
          </table:table-cell>
          <table:table-cell table:formula="of:=IF((ROW() - [.$B$13] &lt; 3);0;FLOOR(IFERROR(OFFSET([.$F116];-1*[.$B$13];0 );0) * [.$B$14]))" office:value-type="float" office:value="2832" calcext:value-type="float">
            <text:p>2,832</text:p>
          </table:table-cell>
          <table:table-cell table:formula="of:=SUM([.L$3:.L116])" office:value-type="float" office:value="23930" calcext:value-type="float">
            <text:p>23,93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16]+1" office:value-type="date" office:date-value="2020-05-13" calcext:value-type="date">
            <text:p>05/13/20</text:p>
          </table:table-cell>
          <table:table-cell/>
          <table:table-cell table:formula="of:=IF([.G116] &lt; [.$B$25];CEILING([.G116]*[.$B$3];1);0)" office:value-type="float" office:value="2316901" calcext:value-type="float">
            <text:p>2,316,901</text:p>
          </table:table-cell>
          <table:table-cell table:formula="of:=IF([.G116] &lt; [.$B$25];SUM([.F$3:.F117]);[.$B$25])" office:value-type="float" office:value="19607202" calcext:value-type="float">
            <text:p>19,607,202</text:p>
          </table:table-cell>
          <table:table-cell table:formula="of:=IF((ROW() - [.$B$21] &lt; 3);0;FLOOR(IFERROR(OFFSET([.$F117];-1*[.$B$21];0 );0) * [.$B$10]))" office:value-type="float" office:value="127010" calcext:value-type="float">
            <text:p>127,010</text:p>
          </table:table-cell>
          <table:table-cell table:formula="of:=SUM(INDEX([.H$1:.H$736];MAX(ROW()+(-1*[.$B$22])+1;3);1):INDEX([.H$1:.H$736];ROW();1))" office:value-type="float" office:value="1015236" calcext:value-type="float">
            <text:p>1,015,236</text:p>
          </table:table-cell>
          <table:table-cell table:style-name="ce27" table:formula="of:=IF([.I117] &gt; [.$B$20];[.I117]-[.$B$20];0)" office:value-type="float" office:value="900931.5975" calcext:value-type="float">
            <text:p>900,932</text:p>
          </table:table-cell>
          <table:table-cell table:formula="of:=IF([.J117] &gt; 0; ROUND([.$B$23] *MIN([.J117];[.H117])); 0)" office:value-type="float" office:value="22862" calcext:value-type="float">
            <text:p>22,862</text:p>
          </table:table-cell>
          <table:table-cell table:formula="of:=IF((ROW() - [.$B$13] &lt; 3);0;FLOOR(IFERROR(OFFSET([.$F117];-1*[.$B$13];0 );0) * [.$B$14]))" office:value-type="float" office:value="3211" calcext:value-type="float">
            <text:p>3,211</text:p>
          </table:table-cell>
          <table:table-cell table:formula="of:=SUM([.L$3:.L117])" office:value-type="float" office:value="27141" calcext:value-type="float">
            <text:p>27,14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17]+1" office:value-type="date" office:date-value="2020-05-14" calcext:value-type="date">
            <text:p>05/14/20</text:p>
          </table:table-cell>
          <table:table-cell/>
          <table:table-cell table:formula="of:=IF([.G117] &lt; [.$B$25];CEILING([.G117]*[.$B$3];1);0)" office:value-type="float" office:value="2627366" calcext:value-type="float">
            <text:p>2,627,366</text:p>
          </table:table-cell>
          <table:table-cell table:formula="of:=IF([.G117] &lt; [.$B$25];SUM([.F$3:.F118]);[.$B$25])" office:value-type="float" office:value="22234568" calcext:value-type="float">
            <text:p>22,234,568</text:p>
          </table:table-cell>
          <table:table-cell table:formula="of:=IF((ROW() - [.$B$21] &lt; 3);0;FLOOR(IFERROR(OFFSET([.$F118];-1*[.$B$21];0 );0) * [.$B$10]))" office:value-type="float" office:value="144029" calcext:value-type="float">
            <text:p>144,029</text:p>
          </table:table-cell>
          <table:table-cell table:formula="of:=SUM(INDEX([.H$1:.H$736];MAX(ROW()+(-1*[.$B$22])+1;3);1):INDEX([.H$1:.H$736];ROW();1))" office:value-type="float" office:value="1151279" calcext:value-type="float">
            <text:p>1,151,279</text:p>
          </table:table-cell>
          <table:table-cell table:style-name="ce27" table:formula="of:=IF([.I118] &gt; [.$B$20];[.I118]-[.$B$20];0)" office:value-type="float" office:value="1036974.5975" calcext:value-type="float">
            <text:p>1,036,975</text:p>
          </table:table-cell>
          <table:table-cell table:formula="of:=IF([.J118] &gt; 0; ROUND([.$B$23] *MIN([.J118];[.H118])); 0)" office:value-type="float" office:value="25925" calcext:value-type="float">
            <text:p>25,925</text:p>
          </table:table-cell>
          <table:table-cell table:formula="of:=IF((ROW() - [.$B$13] &lt; 3);0;FLOOR(IFERROR(OFFSET([.$F118];-1*[.$B$13];0 );0) * [.$B$14]))" office:value-type="float" office:value="3642" calcext:value-type="float">
            <text:p>3,642</text:p>
          </table:table-cell>
          <table:table-cell table:formula="of:=SUM([.L$3:.L118])" office:value-type="float" office:value="30783" calcext:value-type="float">
            <text:p>30,78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18]+1" office:value-type="date" office:date-value="2020-05-15" calcext:value-type="date">
            <text:p>05/15/20</text:p>
          </table:table-cell>
          <table:table-cell/>
          <table:table-cell table:formula="of:=IF([.G118] &lt; [.$B$25];CEILING([.G118]*[.$B$3];1);0)" office:value-type="float" office:value="2979433" calcext:value-type="float">
            <text:p>2,979,433</text:p>
          </table:table-cell>
          <table:table-cell table:formula="of:=IF([.G118] &lt; [.$B$25];SUM([.F$3:.F119]);[.$B$25])" office:value-type="float" office:value="25214001" calcext:value-type="float">
            <text:p>25,214,001</text:p>
          </table:table-cell>
          <table:table-cell table:formula="of:=IF((ROW() - [.$B$21] &lt; 3);0;FLOOR(IFERROR(OFFSET([.$F119];-1*[.$B$21];0 );0) * [.$B$10]))" office:value-type="float" office:value="163329" calcext:value-type="float">
            <text:p>163,329</text:p>
          </table:table-cell>
          <table:table-cell table:formula="of:=SUM(INDEX([.H$1:.H$736];MAX(ROW()+(-1*[.$B$22])+1;3);1):INDEX([.H$1:.H$736];ROW();1))" office:value-type="float" office:value="1305552" calcext:value-type="float">
            <text:p>1,305,552</text:p>
          </table:table-cell>
          <table:table-cell table:style-name="ce27" table:formula="of:=IF([.I119] &gt; [.$B$20];[.I119]-[.$B$20];0)" office:value-type="float" office:value="1191247.5975" calcext:value-type="float">
            <text:p>1,191,248</text:p>
          </table:table-cell>
          <table:table-cell table:formula="of:=IF([.J119] &gt; 0; ROUND([.$B$23] *MIN([.J119];[.H119])); 0)" office:value-type="float" office:value="29399" calcext:value-type="float">
            <text:p>29,399</text:p>
          </table:table-cell>
          <table:table-cell table:formula="of:=IF((ROW() - [.$B$13] &lt; 3);0;FLOOR(IFERROR(OFFSET([.$F119];-1*[.$B$13];0 );0) * [.$B$14]))" office:value-type="float" office:value="4130" calcext:value-type="float">
            <text:p>4,130</text:p>
          </table:table-cell>
          <table:table-cell table:formula="of:=SUM([.L$3:.L119])" office:value-type="float" office:value="34913" calcext:value-type="float">
            <text:p>34,91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19]+1" office:value-type="date" office:date-value="2020-05-16" calcext:value-type="date">
            <text:p>05/16/20</text:p>
          </table:table-cell>
          <table:table-cell/>
          <table:table-cell table:formula="of:=IF([.G119] &lt; [.$B$25];CEILING([.G119]*[.$B$3];1);0)" office:value-type="float" office:value="3378677" calcext:value-type="float">
            <text:p>3,378,677</text:p>
          </table:table-cell>
          <table:table-cell table:formula="of:=IF([.G119] &lt; [.$B$25];SUM([.F$3:.F120]);[.$B$25])" office:value-type="float" office:value="28592678" calcext:value-type="float">
            <text:p>28,592,678</text:p>
          </table:table-cell>
          <table:table-cell table:formula="of:=IF((ROW() - [.$B$21] &lt; 3);0;FLOOR(IFERROR(OFFSET([.$F120];-1*[.$B$21];0 );0) * [.$B$10]))" office:value-type="float" office:value="185215" calcext:value-type="float">
            <text:p>185,215</text:p>
          </table:table-cell>
          <table:table-cell table:formula="of:=SUM(INDEX([.H$1:.H$736];MAX(ROW()+(-1*[.$B$22])+1;3);1):INDEX([.H$1:.H$736];ROW();1))" office:value-type="float" office:value="1480497" calcext:value-type="float">
            <text:p>1,480,497</text:p>
          </table:table-cell>
          <table:table-cell table:style-name="ce27" table:formula="of:=IF([.I120] &gt; [.$B$20];[.I120]-[.$B$20];0)" office:value-type="float" office:value="1366192.5975" calcext:value-type="float">
            <text:p>1,366,193</text:p>
          </table:table-cell>
          <table:table-cell table:formula="of:=IF([.J120] &gt; 0; ROUND([.$B$23] *MIN([.J120];[.H120])); 0)" office:value-type="float" office:value="33339" calcext:value-type="float">
            <text:p>33,339</text:p>
          </table:table-cell>
          <table:table-cell table:formula="of:=IF((ROW() - [.$B$13] &lt; 3);0;FLOOR(IFERROR(OFFSET([.$F120];-1*[.$B$13];0 );0) * [.$B$14]))" office:value-type="float" office:value="4683" calcext:value-type="float">
            <text:p>4,683</text:p>
          </table:table-cell>
          <table:table-cell table:formula="of:=SUM([.L$3:.L120])" office:value-type="float" office:value="39596" calcext:value-type="float">
            <text:p>39,59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20]+1" office:value-type="date" office:date-value="2020-05-17" calcext:value-type="date">
            <text:p>05/17/20</text:p>
          </table:table-cell>
          <table:table-cell/>
          <table:table-cell table:formula="of:=IF([.G120] &lt; [.$B$25];CEILING([.G120]*[.$B$3];1);0)" office:value-type="float" office:value="3831419" calcext:value-type="float">
            <text:p>3,831,419</text:p>
          </table:table-cell>
          <table:table-cell table:formula="of:=IF([.G120] &lt; [.$B$25];SUM([.F$3:.F121]);[.$B$25])" office:value-type="float" office:value="32424097" calcext:value-type="float">
            <text:p>32,424,097</text:p>
          </table:table-cell>
          <table:table-cell table:formula="of:=IF((ROW() - [.$B$21] &lt; 3);0;FLOOR(IFERROR(OFFSET([.$F121];-1*[.$B$21];0 );0) * [.$B$10]))" office:value-type="float" office:value="210034" calcext:value-type="float">
            <text:p>210,034</text:p>
          </table:table-cell>
          <table:table-cell table:formula="of:=SUM(INDEX([.H$1:.H$736];MAX(ROW()+(-1*[.$B$22])+1;3);1):INDEX([.H$1:.H$736];ROW();1))" office:value-type="float" office:value="1678885" calcext:value-type="float">
            <text:p>1,678,885</text:p>
          </table:table-cell>
          <table:table-cell table:style-name="ce27" table:formula="of:=IF([.I121] &gt; [.$B$20];[.I121]-[.$B$20];0)" office:value-type="float" office:value="1564580.5975" calcext:value-type="float">
            <text:p>1,564,581</text:p>
          </table:table-cell>
          <table:table-cell table:formula="of:=IF([.J121] &gt; 0; ROUND([.$B$23] *MIN([.J121];[.H121])); 0)" office:value-type="float" office:value="37806" calcext:value-type="float">
            <text:p>37,806</text:p>
          </table:table-cell>
          <table:table-cell table:formula="of:=IF((ROW() - [.$B$13] &lt; 3);0;FLOOR(IFERROR(OFFSET([.$F121];-1*[.$B$13];0 );0) * [.$B$14]))" office:value-type="float" office:value="5311" calcext:value-type="float">
            <text:p>5,311</text:p>
          </table:table-cell>
          <table:table-cell table:formula="of:=SUM([.L$3:.L121])" office:value-type="float" office:value="44907" calcext:value-type="float">
            <text:p>44,90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21]+1" office:value-type="date" office:date-value="2020-05-18" calcext:value-type="date">
            <text:p>05/18/20</text:p>
          </table:table-cell>
          <table:table-cell/>
          <table:table-cell table:formula="of:=IF([.G121] &lt; [.$B$25];CEILING([.G121]*[.$B$3];1);0)" office:value-type="float" office:value="4344829" calcext:value-type="float">
            <text:p>4,344,829</text:p>
          </table:table-cell>
          <table:table-cell table:formula="of:=IF([.G121] &lt; [.$B$25];SUM([.F$3:.F122]);[.$B$25])" office:value-type="float" office:value="36768926" calcext:value-type="float">
            <text:p>36,768,926</text:p>
          </table:table-cell>
          <table:table-cell table:formula="of:=IF((ROW() - [.$B$21] &lt; 3);0;FLOOR(IFERROR(OFFSET([.$F122];-1*[.$B$21];0 );0) * [.$B$10]))" office:value-type="float" office:value="238179" calcext:value-type="float">
            <text:p>238,179</text:p>
          </table:table-cell>
          <table:table-cell table:formula="of:=SUM(INDEX([.H$1:.H$736];MAX(ROW()+(-1*[.$B$22])+1;3);1):INDEX([.H$1:.H$736];ROW();1))" office:value-type="float" office:value="1903858" calcext:value-type="float">
            <text:p>1,903,858</text:p>
          </table:table-cell>
          <table:table-cell table:style-name="ce27" table:formula="of:=IF([.I122] &gt; [.$B$20];[.I122]-[.$B$20];0)" office:value-type="float" office:value="1789553.5975" calcext:value-type="float">
            <text:p>1,789,554</text:p>
          </table:table-cell>
          <table:table-cell table:formula="of:=IF([.J122] &gt; 0; ROUND([.$B$23] *MIN([.J122];[.H122])); 0)" office:value-type="float" office:value="42872" calcext:value-type="float">
            <text:p>42,872</text:p>
          </table:table-cell>
          <table:table-cell table:formula="of:=IF((ROW() - [.$B$13] &lt; 3);0;FLOOR(IFERROR(OFFSET([.$F122];-1*[.$B$13];0 );0) * [.$B$14]))" office:value-type="float" office:value="6023" calcext:value-type="float">
            <text:p>6,023</text:p>
          </table:table-cell>
          <table:table-cell table:formula="of:=SUM([.L$3:.L122])" office:value-type="float" office:value="50930" calcext:value-type="float">
            <text:p>50,93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22]+1" office:value-type="date" office:date-value="2020-05-19" calcext:value-type="date">
            <text:p>05/19/20</text:p>
          </table:table-cell>
          <table:table-cell/>
          <table:table-cell table:formula="of:=IF([.G122] &lt; [.$B$25];CEILING([.G122]*[.$B$3];1);0)" office:value-type="float" office:value="4927037" calcext:value-type="float">
            <text:p>4,927,037</text:p>
          </table:table-cell>
          <table:table-cell table:formula="of:=IF([.G122] &lt; [.$B$25];SUM([.F$3:.F123]);[.$B$25])" office:value-type="float" office:value="41695963" calcext:value-type="float">
            <text:p>41,695,963</text:p>
          </table:table-cell>
          <table:table-cell table:formula="of:=IF((ROW() - [.$B$21] &lt; 3);0;FLOOR(IFERROR(OFFSET([.$F123];-1*[.$B$21];0 );0) * [.$B$10]))" office:value-type="float" office:value="270095" calcext:value-type="float">
            <text:p>270,095</text:p>
          </table:table-cell>
          <table:table-cell table:formula="of:=SUM(INDEX([.H$1:.H$736];MAX(ROW()+(-1*[.$B$22])+1;3);1):INDEX([.H$1:.H$736];ROW();1))" office:value-type="float" office:value="2158977" calcext:value-type="float">
            <text:p>2,158,977</text:p>
          </table:table-cell>
          <table:table-cell table:style-name="ce27" table:formula="of:=IF([.I123] &gt; [.$B$20];[.I123]-[.$B$20];0)" office:value-type="float" office:value="2044672.5975" calcext:value-type="float">
            <text:p>2,044,673</text:p>
          </table:table-cell>
          <table:table-cell table:formula="of:=IF([.J123] &gt; 0; ROUND([.$B$23] *MIN([.J123];[.H123])); 0)" office:value-type="float" office:value="48617" calcext:value-type="float">
            <text:p>48,617</text:p>
          </table:table-cell>
          <table:table-cell table:formula="of:=IF((ROW() - [.$B$13] &lt; 3);0;FLOOR(IFERROR(OFFSET([.$F123];-1*[.$B$13];0 );0) * [.$B$14]))" office:value-type="float" office:value="6830" calcext:value-type="float">
            <text:p>6,830</text:p>
          </table:table-cell>
          <table:table-cell table:formula="of:=SUM([.L$3:.L123])" office:value-type="float" office:value="57760" calcext:value-type="float">
            <text:p>57,76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23]+1" office:value-type="date" office:date-value="2020-05-20" calcext:value-type="date">
            <text:p>05/20/20</text:p>
          </table:table-cell>
          <table:table-cell/>
          <table:table-cell table:formula="of:=IF([.G123] &lt; [.$B$25];CEILING([.G123]*[.$B$3];1);0)" office:value-type="float" office:value="5587260" calcext:value-type="float">
            <text:p>5,587,260</text:p>
          </table:table-cell>
          <table:table-cell table:formula="of:=IF([.G123] &lt; [.$B$25];SUM([.F$3:.F124]);[.$B$25])" office:value-type="float" office:value="47283223" calcext:value-type="float">
            <text:p>47,283,223</text:p>
          </table:table-cell>
          <table:table-cell table:formula="of:=IF((ROW() - [.$B$21] &lt; 3);0;FLOOR(IFERROR(OFFSET([.$F124];-1*[.$B$21];0 );0) * [.$B$10]))" office:value-type="float" office:value="306288" calcext:value-type="float">
            <text:p>306,288</text:p>
          </table:table-cell>
          <table:table-cell table:formula="of:=SUM(INDEX([.H$1:.H$736];MAX(ROW()+(-1*[.$B$22])+1;3);1):INDEX([.H$1:.H$736];ROW();1))" office:value-type="float" office:value="2448282" calcext:value-type="float">
            <text:p>2,448,282</text:p>
          </table:table-cell>
          <table:table-cell table:style-name="ce27" table:formula="of:=IF([.I124] &gt; [.$B$20];[.I124]-[.$B$20];0)" office:value-type="float" office:value="2333977.5975" calcext:value-type="float">
            <text:p>2,333,978</text:p>
          </table:table-cell>
          <table:table-cell table:formula="of:=IF([.J124] &gt; 0; ROUND([.$B$23] *MIN([.J124];[.H124])); 0)" office:value-type="float" office:value="55132" calcext:value-type="float">
            <text:p>55,132</text:p>
          </table:table-cell>
          <table:table-cell table:formula="of:=IF((ROW() - [.$B$13] &lt; 3);0;FLOOR(IFERROR(OFFSET([.$F124];-1*[.$B$13];0 );0) * [.$B$14]))" office:value-type="float" office:value="7745" calcext:value-type="float">
            <text:p>7,745</text:p>
          </table:table-cell>
          <table:table-cell table:formula="of:=SUM([.L$3:.L124])" office:value-type="float" office:value="65505" calcext:value-type="float">
            <text:p>65,50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24]+1" office:value-type="date" office:date-value="2020-05-21" calcext:value-type="date">
            <text:p>05/21/20</text:p>
          </table:table-cell>
          <table:table-cell/>
          <table:table-cell table:formula="of:=IF([.G124] &lt; [.$B$25];CEILING([.G124]*[.$B$3];1);0)" office:value-type="float" office:value="6335952" calcext:value-type="float">
            <text:p>6,335,952</text:p>
          </table:table-cell>
          <table:table-cell table:formula="of:=IF([.G124] &lt; [.$B$25];SUM([.F$3:.F125]);[.$B$25])" office:value-type="float" office:value="53619175" calcext:value-type="float">
            <text:p>53,619,175</text:p>
          </table:table-cell>
          <table:table-cell table:formula="of:=IF((ROW() - [.$B$21] &lt; 3);0;FLOOR(IFERROR(OFFSET([.$F125];-1*[.$B$21];0 );0) * [.$B$10]))" office:value-type="float" office:value="347330" calcext:value-type="float">
            <text:p>347,330</text:p>
          </table:table-cell>
          <table:table-cell table:formula="of:=SUM(INDEX([.H$1:.H$736];MAX(ROW()+(-1*[.$B$22])+1;3);1):INDEX([.H$1:.H$736];ROW();1))" office:value-type="float" office:value="2776353" calcext:value-type="float">
            <text:p>2,776,353</text:p>
          </table:table-cell>
          <table:table-cell table:style-name="ce27" table:formula="of:=IF([.I125] &gt; [.$B$20];[.I125]-[.$B$20];0)" office:value-type="float" office:value="2662048.5975" calcext:value-type="float">
            <text:p>2,662,049</text:p>
          </table:table-cell>
          <table:table-cell table:formula="of:=IF([.J125] &gt; 0; ROUND([.$B$23] *MIN([.J125];[.H125])); 0)" office:value-type="float" office:value="62519" calcext:value-type="float">
            <text:p>62,519</text:p>
          </table:table-cell>
          <table:table-cell table:formula="of:=IF((ROW() - [.$B$13] &lt; 3);0;FLOOR(IFERROR(OFFSET([.$F125];-1*[.$B$13];0 );0) * [.$B$14]))" office:value-type="float" office:value="8783" calcext:value-type="float">
            <text:p>8,783</text:p>
          </table:table-cell>
          <table:table-cell table:formula="of:=SUM([.L$3:.L125])" office:value-type="float" office:value="74288" calcext:value-type="float">
            <text:p>74,28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25]+1" office:value-type="date" office:date-value="2020-05-22" calcext:value-type="date">
            <text:p>05/22/20</text:p>
          </table:table-cell>
          <table:table-cell/>
          <table:table-cell table:formula="of:=IF([.G125] &lt; [.$B$25];CEILING([.G125]*[.$B$3];1);0)" office:value-type="float" office:value="7184970" calcext:value-type="float">
            <text:p>7,184,970</text:p>
          </table:table-cell>
          <table:table-cell table:formula="of:=IF([.G125] &lt; [.$B$25];SUM([.F$3:.F126]);[.$B$25])" office:value-type="float" office:value="60804145" calcext:value-type="float">
            <text:p>60,804,145</text:p>
          </table:table-cell>
          <table:table-cell table:formula="of:=IF((ROW() - [.$B$21] &lt; 3);0;FLOOR(IFERROR(OFFSET([.$F126];-1*[.$B$21];0 );0) * [.$B$10]))" office:value-type="float" office:value="393873" calcext:value-type="float">
            <text:p>393,873</text:p>
          </table:table-cell>
          <table:table-cell table:formula="of:=SUM(INDEX([.H$1:.H$736];MAX(ROW()+(-1*[.$B$22])+1;3);1):INDEX([.H$1:.H$736];ROW();1))" office:value-type="float" office:value="3148386" calcext:value-type="float">
            <text:p>3,148,386</text:p>
          </table:table-cell>
          <table:table-cell table:style-name="ce27" table:formula="of:=IF([.I126] &gt; [.$B$20];[.I126]-[.$B$20];0)" office:value-type="float" office:value="3034081.5975" calcext:value-type="float">
            <text:p>3,034,082</text:p>
          </table:table-cell>
          <table:table-cell table:formula="of:=IF([.J126] &gt; 0; ROUND([.$B$23] *MIN([.J126];[.H126])); 0)" office:value-type="float" office:value="70897" calcext:value-type="float">
            <text:p>70,897</text:p>
          </table:table-cell>
          <table:table-cell table:formula="of:=IF((ROW() - [.$B$13] &lt; 3);0;FLOOR(IFERROR(OFFSET([.$F126];-1*[.$B$13];0 );0) * [.$B$14]))" office:value-type="float" office:value="9960" calcext:value-type="float">
            <text:p>9,960</text:p>
          </table:table-cell>
          <table:table-cell table:formula="of:=SUM([.L$3:.L126])" office:value-type="float" office:value="84248" calcext:value-type="float">
            <text:p>84,24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26]+1" office:value-type="date" office:date-value="2020-05-23" calcext:value-type="date">
            <text:p>05/23/20</text:p>
          </table:table-cell>
          <table:table-cell/>
          <table:table-cell table:formula="of:=IF([.G126] &lt; [.$B$25];CEILING([.G126]*[.$B$3];1);0)" office:value-type="float" office:value="8147756" calcext:value-type="float">
            <text:p>8,147,756</text:p>
          </table:table-cell>
          <table:table-cell table:formula="of:=IF([.G126] &lt; [.$B$25];SUM([.F$3:.F127]);[.$B$25])" office:value-type="float" office:value="68951901" calcext:value-type="float">
            <text:p>68,951,901</text:p>
          </table:table-cell>
          <table:table-cell table:formula="of:=IF((ROW() - [.$B$21] &lt; 3);0;FLOOR(IFERROR(OFFSET([.$F127];-1*[.$B$21];0 );0) * [.$B$10]))" office:value-type="float" office:value="446652" calcext:value-type="float">
            <text:p>446,652</text:p>
          </table:table-cell>
          <table:table-cell table:formula="of:=SUM(INDEX([.H$1:.H$736];MAX(ROW()+(-1*[.$B$22])+1;3);1):INDEX([.H$1:.H$736];ROW();1))" office:value-type="float" office:value="3570272" calcext:value-type="float">
            <text:p>3,570,272</text:p>
          </table:table-cell>
          <table:table-cell table:style-name="ce27" table:formula="of:=IF([.I127] &gt; [.$B$20];[.I127]-[.$B$20];0)" office:value-type="float" office:value="3455967.5975" calcext:value-type="float">
            <text:p>3,455,968</text:p>
          </table:table-cell>
          <table:table-cell table:formula="of:=IF([.J127] &gt; 0; ROUND([.$B$23] *MIN([.J127];[.H127])); 0)" office:value-type="float" office:value="80397" calcext:value-type="float">
            <text:p>80,397</text:p>
          </table:table-cell>
          <table:table-cell table:formula="of:=IF((ROW() - [.$B$13] &lt; 3);0;FLOOR(IFERROR(OFFSET([.$F127];-1*[.$B$13];0 );0) * [.$B$14]))" office:value-type="float" office:value="11294" calcext:value-type="float">
            <text:p>11,294</text:p>
          </table:table-cell>
          <table:table-cell table:formula="of:=SUM([.L$3:.L127])" office:value-type="float" office:value="95542" calcext:value-type="float">
            <text:p>95,54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27]+1" office:value-type="date" office:date-value="2020-05-24" calcext:value-type="date">
            <text:p>05/24/20</text:p>
          </table:table-cell>
          <table:table-cell/>
          <table:table-cell table:formula="of:=IF([.G127] &lt; [.$B$25];CEILING([.G127]*[.$B$3];1);0)" office:value-type="float" office:value="9239555" calcext:value-type="float">
            <text:p>9,239,555</text:p>
          </table:table-cell>
          <table:table-cell table:formula="of:=IF([.G127] &lt; [.$B$25];SUM([.F$3:.F128]);[.$B$25])" office:value-type="float" office:value="78191456" calcext:value-type="float">
            <text:p>78,191,456</text:p>
          </table:table-cell>
          <table:table-cell table:formula="of:=IF((ROW() - [.$B$21] &lt; 3);0;FLOOR(IFERROR(OFFSET([.$F128];-1*[.$B$21];0 );0) * [.$B$10]))" office:value-type="float" office:value="506503" calcext:value-type="float">
            <text:p>506,503</text:p>
          </table:table-cell>
          <table:table-cell table:formula="of:=SUM(INDEX([.H$1:.H$736];MAX(ROW()+(-1*[.$B$22])+1;3);1):INDEX([.H$1:.H$736];ROW();1))" office:value-type="float" office:value="4048690" calcext:value-type="float">
            <text:p>4,048,690</text:p>
          </table:table-cell>
          <table:table-cell table:style-name="ce27" table:formula="of:=IF([.I128] &gt; [.$B$20];[.I128]-[.$B$20];0)" office:value-type="float" office:value="3934385.5975" calcext:value-type="float">
            <text:p>3,934,386</text:p>
          </table:table-cell>
          <table:table-cell table:formula="of:=IF([.J128] &gt; 0; ROUND([.$B$23] *MIN([.J128];[.H128])); 0)" office:value-type="float" office:value="91171" calcext:value-type="float">
            <text:p>91,171</text:p>
          </table:table-cell>
          <table:table-cell table:formula="of:=IF((ROW() - [.$B$13] &lt; 3);0;FLOOR(IFERROR(OFFSET([.$F128];-1*[.$B$13];0 );0) * [.$B$14]))" office:value-type="float" office:value="12808" calcext:value-type="float">
            <text:p>12,808</text:p>
          </table:table-cell>
          <table:table-cell table:formula="of:=SUM([.L$3:.L128])" office:value-type="float" office:value="108350" calcext:value-type="float">
            <text:p>108,35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28]+1" office:value-type="date" office:date-value="2020-05-25" calcext:value-type="date">
            <text:p>05/25/20</text:p>
          </table:table-cell>
          <table:table-cell/>
          <table:table-cell table:formula="of:=IF([.G128] &lt; [.$B$25];CEILING([.G128]*[.$B$3];1);0)" office:value-type="float" office:value="10477656" calcext:value-type="float">
            <text:p>10,477,656</text:p>
          </table:table-cell>
          <table:table-cell table:formula="of:=IF([.G128] &lt; [.$B$25];SUM([.F$3:.F129]);[.$B$25])" office:value-type="float" office:value="88669112" calcext:value-type="float">
            <text:p>88,669,112</text:p>
          </table:table-cell>
          <table:table-cell table:formula="of:=IF((ROW() - [.$B$21] &lt; 3);0;FLOOR(IFERROR(OFFSET([.$F129];-1*[.$B$21];0 );0) * [.$B$10]))" office:value-type="float" office:value="574375" calcext:value-type="float">
            <text:p>574,375</text:p>
          </table:table-cell>
          <table:table-cell table:formula="of:=SUM(INDEX([.H$1:.H$736];MAX(ROW()+(-1*[.$B$22])+1;3);1):INDEX([.H$1:.H$736];ROW();1))" office:value-type="float" office:value="4591217" calcext:value-type="float">
            <text:p>4,591,217</text:p>
          </table:table-cell>
          <table:table-cell table:style-name="ce27" table:formula="of:=IF([.I129] &gt; [.$B$20];[.I129]-[.$B$20];0)" office:value-type="float" office:value="4476912.5975" calcext:value-type="float">
            <text:p>4,476,913</text:p>
          </table:table-cell>
          <table:table-cell table:formula="of:=IF([.J129] &gt; 0; ROUND([.$B$23] *MIN([.J129];[.H129])); 0)" office:value-type="float" office:value="103388" calcext:value-type="float">
            <text:p>103,388</text:p>
          </table:table-cell>
          <table:table-cell table:formula="of:=IF((ROW() - [.$B$13] &lt; 3);0;FLOOR(IFERROR(OFFSET([.$F129];-1*[.$B$13];0 );0) * [.$B$14]))" office:value-type="float" office:value="14524" calcext:value-type="float">
            <text:p>14,524</text:p>
          </table:table-cell>
          <table:table-cell table:formula="of:=SUM([.L$3:.L129])" office:value-type="float" office:value="122874" calcext:value-type="float">
            <text:p>122,87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29]+1" office:value-type="date" office:date-value="2020-05-26" calcext:value-type="date">
            <text:p>05/26/20</text:p>
          </table:table-cell>
          <table:table-cell/>
          <table:table-cell table:formula="of:=IF([.G129] &lt; [.$B$25];CEILING([.G129]*[.$B$3];1);0)" office:value-type="float" office:value="11881662" calcext:value-type="float">
            <text:p>11,881,662</text:p>
          </table:table-cell>
          <table:table-cell table:formula="of:=IF([.G129] &lt; [.$B$25];SUM([.F$3:.F130]);[.$B$25])" office:value-type="float" office:value="100550774" calcext:value-type="float">
            <text:p>100,550,774</text:p>
          </table:table-cell>
          <table:table-cell table:formula="of:=IF((ROW() - [.$B$21] &lt; 3);0;FLOOR(IFERROR(OFFSET([.$F130];-1*[.$B$21];0 );0) * [.$B$10]))" office:value-type="float" office:value="651341" calcext:value-type="float">
            <text:p>651,341</text:p>
          </table:table-cell>
          <table:table-cell table:formula="of:=SUM(INDEX([.H$1:.H$736];MAX(ROW()+(-1*[.$B$22])+1;3);1):INDEX([.H$1:.H$736];ROW();1))" office:value-type="float" office:value="5206442" calcext:value-type="float">
            <text:p>5,206,442</text:p>
          </table:table-cell>
          <table:table-cell table:style-name="ce27" table:formula="of:=IF([.I130] &gt; [.$B$20];[.I130]-[.$B$20];0)" office:value-type="float" office:value="5092137.5975" calcext:value-type="float">
            <text:p>5,092,138</text:p>
          </table:table-cell>
          <table:table-cell table:formula="of:=IF([.J130] &gt; 0; ROUND([.$B$23] *MIN([.J130];[.H130])); 0)" office:value-type="float" office:value="117241" calcext:value-type="float">
            <text:p>117,241</text:p>
          </table:table-cell>
          <table:table-cell table:formula="of:=IF((ROW() - [.$B$13] &lt; 3);0;FLOOR(IFERROR(OFFSET([.$F130];-1*[.$B$13];0 );0) * [.$B$14]))" office:value-type="float" office:value="16470" calcext:value-type="float">
            <text:p>16,470</text:p>
          </table:table-cell>
          <table:table-cell table:formula="of:=SUM([.L$3:.L130])" office:value-type="float" office:value="139344" calcext:value-type="float">
            <text:p>139,34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30]+1" office:value-type="date" office:date-value="2020-05-27" calcext:value-type="date">
            <text:p>05/27/20</text:p>
          </table:table-cell>
          <table:table-cell/>
          <table:table-cell table:formula="of:=IF([.G130] &lt; [.$B$25];CEILING([.G130]*[.$B$3];1);0)" office:value-type="float" office:value="13473804" calcext:value-type="float">
            <text:p>13,473,804</text:p>
          </table:table-cell>
          <table:table-cell table:formula="of:=IF([.G130] &lt; [.$B$25];SUM([.F$3:.F131]);[.$B$25])" office:value-type="float" office:value="114024578" calcext:value-type="float">
            <text:p>114,024,578</text:p>
          </table:table-cell>
          <table:table-cell table:formula="of:=IF((ROW() - [.$B$21] &lt; 3);0;FLOOR(IFERROR(OFFSET([.$F131];-1*[.$B$21];0 );0) * [.$B$10]))" office:value-type="float" office:value="738620" calcext:value-type="float">
            <text:p>738,620</text:p>
          </table:table-cell>
          <table:table-cell table:formula="of:=SUM(INDEX([.H$1:.H$736];MAX(ROW()+(-1*[.$B$22])+1;3);1):INDEX([.H$1:.H$736];ROW();1))" office:value-type="float" office:value="5904106" calcext:value-type="float">
            <text:p>5,904,106</text:p>
          </table:table-cell>
          <table:table-cell table:style-name="ce27" table:formula="of:=IF([.I131] &gt; [.$B$20];[.I131]-[.$B$20];0)" office:value-type="float" office:value="5789801.5975" calcext:value-type="float">
            <text:p>5,789,802</text:p>
          </table:table-cell>
          <table:table-cell table:formula="of:=IF([.J131] &gt; 0; ROUND([.$B$23] *MIN([.J131];[.H131])); 0)" office:value-type="float" office:value="132952" calcext:value-type="float">
            <text:p>132,952</text:p>
          </table:table-cell>
          <table:table-cell table:formula="of:=IF((ROW() - [.$B$13] &lt; 3);0;FLOOR(IFERROR(OFFSET([.$F131];-1*[.$B$13];0 );0) * [.$B$14]))" office:value-type="float" office:value="18677" calcext:value-type="float">
            <text:p>18,677</text:p>
          </table:table-cell>
          <table:table-cell table:formula="of:=SUM([.L$3:.L131])" office:value-type="float" office:value="158021" calcext:value-type="float">
            <text:p>158,02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31]+1" office:value-type="date" office:date-value="2020-05-28" calcext:value-type="date">
            <text:p>05/28/20</text:p>
          </table:table-cell>
          <table:table-cell/>
          <table:table-cell table:formula="of:=IF([.G131] &lt; [.$B$25];CEILING([.G131]*[.$B$3];1);0)" office:value-type="float" office:value="15279294" calcext:value-type="float">
            <text:p>15,279,294</text:p>
          </table:table-cell>
          <table:table-cell table:formula="of:=IF([.G131] &lt; [.$B$25];SUM([.F$3:.F132]);[.$B$25])" office:value-type="float" office:value="129303872" calcext:value-type="float">
            <text:p>129,303,872</text:p>
          </table:table-cell>
          <table:table-cell table:formula="of:=IF((ROW() - [.$B$21] &lt; 3);0;FLOOR(IFERROR(OFFSET([.$F132];-1*[.$B$21];0 );0) * [.$B$10]))" office:value-type="float" office:value="837596" calcext:value-type="float">
            <text:p>837,596</text:p>
          </table:table-cell>
          <table:table-cell table:formula="of:=SUM(INDEX([.H$1:.H$736];MAX(ROW()+(-1*[.$B$22])+1;3);1):INDEX([.H$1:.H$736];ROW();1))" office:value-type="float" office:value="6695258" calcext:value-type="float">
            <text:p>6,695,258</text:p>
          </table:table-cell>
          <table:table-cell table:style-name="ce27" table:formula="of:=IF([.I132] &gt; [.$B$20];[.I132]-[.$B$20];0)" office:value-type="float" office:value="6580953.5975" calcext:value-type="float">
            <text:p>6,580,954</text:p>
          </table:table-cell>
          <table:table-cell table:formula="of:=IF([.J132] &gt; 0; ROUND([.$B$23] *MIN([.J132];[.H132])); 0)" office:value-type="float" office:value="150767" calcext:value-type="float">
            <text:p>150,767</text:p>
          </table:table-cell>
          <table:table-cell table:formula="of:=IF((ROW() - [.$B$13] &lt; 3);0;FLOOR(IFERROR(OFFSET([.$F132];-1*[.$B$13];0 );0) * [.$B$14]))" office:value-type="float" office:value="21180" calcext:value-type="float">
            <text:p>21,180</text:p>
          </table:table-cell>
          <table:table-cell table:formula="of:=SUM([.L$3:.L132])" office:value-type="float" office:value="179201" calcext:value-type="float">
            <text:p>179,20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32]+1" office:value-type="date" office:date-value="2020-05-29" calcext:value-type="date">
            <text:p>05/29/20</text:p>
          </table:table-cell>
          <table:table-cell/>
          <table:table-cell table:formula="of:=IF([.G132] &lt; [.$B$25];CEILING([.G132]*[.$B$3];1);0)" office:value-type="float" office:value="17326719" calcext:value-type="float">
            <text:p>17,326,719</text:p>
          </table:table-cell>
          <table:table-cell table:formula="of:=IF([.G132] &lt; [.$B$25];SUM([.F$3:.F133]);[.$B$25])" office:value-type="float" office:value="146630591" calcext:value-type="float">
            <text:p>146,630,591</text:p>
          </table:table-cell>
          <table:table-cell table:formula="of:=IF((ROW() - [.$B$21] &lt; 3);0;FLOOR(IFERROR(OFFSET([.$F133];-1*[.$B$21];0 );0) * [.$B$10]))" office:value-type="float" office:value="949834" calcext:value-type="float">
            <text:p>949,834</text:p>
          </table:table-cell>
          <table:table-cell table:formula="of:=SUM(INDEX([.H$1:.H$736];MAX(ROW()+(-1*[.$B$22])+1;3);1):INDEX([.H$1:.H$736];ROW();1))" office:value-type="float" office:value="7592424" calcext:value-type="float">
            <text:p>7,592,424</text:p>
          </table:table-cell>
          <table:table-cell table:style-name="ce27" table:formula="of:=IF([.I133] &gt; [.$B$20];[.I133]-[.$B$20];0)" office:value-type="float" office:value="7478119.5975" calcext:value-type="float">
            <text:p>7,478,120</text:p>
          </table:table-cell>
          <table:table-cell table:formula="of:=IF([.J133] &gt; 0; ROUND([.$B$23] *MIN([.J133];[.H133])); 0)" office:value-type="float" office:value="170970" calcext:value-type="float">
            <text:p>170,970</text:p>
          </table:table-cell>
          <table:table-cell table:formula="of:=IF((ROW() - [.$B$13] &lt; 3);0;FLOOR(IFERROR(OFFSET([.$F133];-1*[.$B$13];0 );0) * [.$B$14]))" office:value-type="float" office:value="24019" calcext:value-type="float">
            <text:p>24,019</text:p>
          </table:table-cell>
          <table:table-cell table:formula="of:=SUM([.L$3:.L133])" office:value-type="float" office:value="203220" calcext:value-type="float">
            <text:p>203,22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33]+1" office:value-type="date" office:date-value="2020-05-30" calcext:value-type="date">
            <text:p>05/30/20</text:p>
          </table:table-cell>
          <table:table-cell/>
          <table:table-cell table:formula="of:=IF([.G133] &lt; [.$B$25];CEILING([.G133]*[.$B$3];1);0)" office:value-type="float" office:value="19648500" calcext:value-type="float">
            <text:p>19,648,500</text:p>
          </table:table-cell>
          <table:table-cell table:formula="of:=IF([.G133] &lt; [.$B$25];SUM([.F$3:.F134]);[.$B$25])" office:value-type="float" office:value="166279091" calcext:value-type="float">
            <text:p>166,279,091</text:p>
          </table:table-cell>
          <table:table-cell table:formula="of:=IF((ROW() - [.$B$21] &lt; 3);0;FLOOR(IFERROR(OFFSET([.$F134];-1*[.$B$21];0 );0) * [.$B$10]))" office:value-type="float" office:value="1077111" calcext:value-type="float">
            <text:p>1,077,111</text:p>
          </table:table-cell>
          <table:table-cell table:formula="of:=SUM(INDEX([.H$1:.H$736];MAX(ROW()+(-1*[.$B$22])+1;3);1):INDEX([.H$1:.H$736];ROW();1))" office:value-type="float" office:value="8609810" calcext:value-type="float">
            <text:p>8,609,810</text:p>
          </table:table-cell>
          <table:table-cell table:style-name="ce27" table:formula="of:=IF([.I134] &gt; [.$B$20];[.I134]-[.$B$20];0)" office:value-type="float" office:value="8495505.5975" calcext:value-type="float">
            <text:p>8,495,506</text:p>
          </table:table-cell>
          <table:table-cell table:formula="of:=IF([.J134] &gt; 0; ROUND([.$B$23] *MIN([.J134];[.H134])); 0)" office:value-type="float" office:value="193880" calcext:value-type="float">
            <text:p>193,880</text:p>
          </table:table-cell>
          <table:table-cell table:formula="of:=IF((ROW() - [.$B$13] &lt; 3);0;FLOOR(IFERROR(OFFSET([.$F134];-1*[.$B$13];0 );0) * [.$B$14]))" office:value-type="float" office:value="27237" calcext:value-type="float">
            <text:p>27,237</text:p>
          </table:table-cell>
          <table:table-cell table:formula="of:=SUM([.L$3:.L134])" office:value-type="float" office:value="230457" calcext:value-type="float">
            <text:p>230,45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34]+1" office:value-type="date" office:date-value="2020-05-31" calcext:value-type="date">
            <text:p>05/31/20</text:p>
          </table:table-cell>
          <table:table-cell/>
          <table:table-cell table:formula="of:=IF([.G134] &lt; [.$B$25];CEILING([.G134]*[.$B$3];1);0)" office:value-type="float" office:value="22281399" calcext:value-type="float">
            <text:p>22,281,399</text:p>
          </table:table-cell>
          <table:table-cell table:formula="of:=IF([.G134] &lt; [.$B$25];SUM([.F$3:.F135]);[.$B$25])" office:value-type="float" office:value="188560490" calcext:value-type="float">
            <text:p>188,560,490</text:p>
          </table:table-cell>
          <table:table-cell table:formula="of:=IF((ROW() - [.$B$21] &lt; 3);0;FLOOR(IFERROR(OFFSET([.$F135];-1*[.$B$21];0 );0) * [.$B$10]))" office:value-type="float" office:value="1221444" calcext:value-type="float">
            <text:p>1,221,444</text:p>
          </table:table-cell>
          <table:table-cell table:formula="of:=SUM(INDEX([.H$1:.H$736];MAX(ROW()+(-1*[.$B$22])+1;3);1):INDEX([.H$1:.H$736];ROW();1))" office:value-type="float" office:value="9763526" calcext:value-type="float">
            <text:p>9,763,526</text:p>
          </table:table-cell>
          <table:table-cell table:style-name="ce27" table:formula="of:=IF([.I135] &gt; [.$B$20];[.I135]-[.$B$20];0)" office:value-type="float" office:value="9649221.5975" calcext:value-type="float">
            <text:p>9,649,222</text:p>
          </table:table-cell>
          <table:table-cell table:formula="of:=IF([.J135] &gt; 0; ROUND([.$B$23] *MIN([.J135];[.H135])); 0)" office:value-type="float" office:value="219860" calcext:value-type="float">
            <text:p>219,860</text:p>
          </table:table-cell>
          <table:table-cell table:formula="of:=IF((ROW() - [.$B$13] &lt; 3);0;FLOOR(IFERROR(OFFSET([.$F135];-1*[.$B$13];0 );0) * [.$B$14]))" office:value-type="float" office:value="30887" calcext:value-type="float">
            <text:p>30,887</text:p>
          </table:table-cell>
          <table:table-cell table:formula="of:=SUM([.L$3:.L135])" office:value-type="float" office:value="261344" calcext:value-type="float">
            <text:p>261,34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35]+1" office:value-type="date" office:date-value="2020-06-01" calcext:value-type="date">
            <text:p>06/01/20</text:p>
          </table:table-cell>
          <table:table-cell/>
          <table:table-cell table:formula="of:=IF([.G135] &lt; [.$B$25];CEILING([.G135]*[.$B$3];1);0)" office:value-type="float" office:value="25267106" calcext:value-type="float">
            <text:p>25,267,106</text:p>
          </table:table-cell>
          <table:table-cell table:formula="of:=IF([.G135] &lt; [.$B$25];SUM([.F$3:.F136]);[.$B$25])" office:value-type="float" office:value="213827596" calcext:value-type="float">
            <text:p>213,827,596</text:p>
          </table:table-cell>
          <table:table-cell table:formula="of:=IF((ROW() - [.$B$21] &lt; 3);0;FLOOR(IFERROR(OFFSET([.$F136];-1*[.$B$21];0 );0) * [.$B$10]))" office:value-type="float" office:value="1385118" calcext:value-type="float">
            <text:p>1,385,118</text:p>
          </table:table-cell>
          <table:table-cell table:formula="of:=SUM(INDEX([.H$1:.H$736];MAX(ROW()+(-1*[.$B$22])+1;3);1):INDEX([.H$1:.H$736];ROW();1))" office:value-type="float" office:value="11071840" calcext:value-type="float">
            <text:p>11,071,840</text:p>
          </table:table-cell>
          <table:table-cell table:style-name="ce27" table:formula="of:=IF([.I136] &gt; [.$B$20];[.I136]-[.$B$20];0)" office:value-type="float" office:value="10957535.5975" calcext:value-type="float">
            <text:p>10,957,536</text:p>
          </table:table-cell>
          <table:table-cell table:formula="of:=IF([.J136] &gt; 0; ROUND([.$B$23] *MIN([.J136];[.H136])); 0)" office:value-type="float" office:value="249321" calcext:value-type="float">
            <text:p>249,321</text:p>
          </table:table-cell>
          <table:table-cell table:formula="of:=IF((ROW() - [.$B$13] &lt; 3);0;FLOOR(IFERROR(OFFSET([.$F136];-1*[.$B$13];0 );0) * [.$B$14]))" office:value-type="float" office:value="35026" calcext:value-type="float">
            <text:p>35,026</text:p>
          </table:table-cell>
          <table:table-cell table:formula="of:=SUM([.L$3:.L136])" office:value-type="float" office:value="296370" calcext:value-type="float">
            <text:p>296,37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36]+1" office:value-type="date" office:date-value="2020-06-02" calcext:value-type="date">
            <text:p>06/02/20</text:p>
          </table:table-cell>
          <table:table-cell/>
          <table:table-cell table:formula="of:=IF([.G136] &lt; [.$B$25];CEILING([.G136]*[.$B$3];1);0)" office:value-type="float" office:value="28652898" calcext:value-type="float">
            <text:p>28,652,898</text:p>
          </table:table-cell>
          <table:table-cell table:formula="of:=IF([.G136] &lt; [.$B$25];SUM([.F$3:.F137]);[.$B$25])" office:value-type="float" office:value="242480494" calcext:value-type="float">
            <text:p>242,480,494</text:p>
          </table:table-cell>
          <table:table-cell table:formula="of:=IF((ROW() - [.$B$21] &lt; 3);0;FLOOR(IFERROR(OFFSET([.$F137];-1*[.$B$21];0 );0) * [.$B$10]))" office:value-type="float" office:value="1570724" calcext:value-type="float">
            <text:p>1,570,724</text:p>
          </table:table-cell>
          <table:table-cell table:formula="of:=SUM(INDEX([.H$1:.H$736];MAX(ROW()+(-1*[.$B$22])+1;3);1):INDEX([.H$1:.H$736];ROW();1))" office:value-type="float" office:value="12555468" calcext:value-type="float">
            <text:p>12,555,468</text:p>
          </table:table-cell>
          <table:table-cell table:style-name="ce27" table:formula="of:=IF([.I137] &gt; [.$B$20];[.I137]-[.$B$20];0)" office:value-type="float" office:value="12441163.5975" calcext:value-type="float">
            <text:p>12,441,164</text:p>
          </table:table-cell>
          <table:table-cell table:formula="of:=IF([.J137] &gt; 0; ROUND([.$B$23] *MIN([.J137];[.H137])); 0)" office:value-type="float" office:value="282730" calcext:value-type="float">
            <text:p>282,730</text:p>
          </table:table-cell>
          <table:table-cell table:formula="of:=IF((ROW() - [.$B$13] &lt; 3);0;FLOOR(IFERROR(OFFSET([.$F137];-1*[.$B$13];0 );0) * [.$B$14]))" office:value-type="float" office:value="39719" calcext:value-type="float">
            <text:p>39,719</text:p>
          </table:table-cell>
          <table:table-cell table:formula="of:=SUM([.L$3:.L137])" office:value-type="float" office:value="336089" calcext:value-type="float">
            <text:p>336,089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37]+1" office:value-type="date" office:date-value="2020-06-03" calcext:value-type="date">
            <text:p>06/03/20</text:p>
          </table:table-cell>
          <table:table-cell/>
          <table:table-cell table:formula="of:=IF([.G137] &lt; [.$B$25];CEILING([.G137]*[.$B$3];1);0)" office:value-type="float" office:value="0" calcext:value-type="float">
            <text:p/>
          </table:table-cell>
          <table:table-cell table:formula="of:=IF([.G137] &lt; [.$B$25];SUM([.F$3:.F138]);[.$B$25])" office:value-type="float" office:value="222350062.5" calcext:value-type="float">
            <text:p>222,350,063</text:p>
          </table:table-cell>
          <table:table-cell table:formula="of:=IF((ROW() - [.$B$21] &lt; 3);0;FLOOR(IFERROR(OFFSET([.$F138];-1*[.$B$21];0 );0) * [.$B$10]))" office:value-type="float" office:value="1781201" calcext:value-type="float">
            <text:p>1,781,201</text:p>
          </table:table-cell>
          <table:table-cell table:formula="of:=SUM(INDEX([.H$1:.H$736];MAX(ROW()+(-1*[.$B$22])+1;3);1):INDEX([.H$1:.H$736];ROW();1))" office:value-type="float" office:value="14237902" calcext:value-type="float">
            <text:p>14,237,902</text:p>
          </table:table-cell>
          <table:table-cell table:style-name="ce27" table:formula="of:=IF([.I138] &gt; [.$B$20];[.I138]-[.$B$20];0)" office:value-type="float" office:value="14123597.5975" calcext:value-type="float">
            <text:p>14,123,598</text:p>
          </table:table-cell>
          <table:table-cell table:formula="of:=IF([.J138] &gt; 0; ROUND([.$B$23] *MIN([.J138];[.H138])); 0)" office:value-type="float" office:value="320616" calcext:value-type="float">
            <text:p>320,616</text:p>
          </table:table-cell>
          <table:table-cell table:formula="of:=IF((ROW() - [.$B$13] &lt; 3);0;FLOOR(IFERROR(OFFSET([.$F138];-1*[.$B$13];0 );0) * [.$B$14]))" office:value-type="float" office:value="45042" calcext:value-type="float">
            <text:p>45,042</text:p>
          </table:table-cell>
          <table:table-cell table:formula="of:=SUM([.L$3:.L138])" office:value-type="float" office:value="381131" calcext:value-type="float">
            <text:p>381,13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38]+1" office:value-type="date" office:date-value="2020-06-04" calcext:value-type="date">
            <text:p>06/04/20</text:p>
          </table:table-cell>
          <table:table-cell/>
          <table:table-cell table:formula="of:=IF([.G138] &lt; [.$B$25];CEILING([.G138]*[.$B$3];1);0)" office:value-type="float" office:value="0" calcext:value-type="float">
            <text:p/>
          </table:table-cell>
          <table:table-cell table:formula="of:=IF([.G138] &lt; [.$B$25];SUM([.F$3:.F139]);[.$B$25])" office:value-type="float" office:value="222350062.5" calcext:value-type="float">
            <text:p>222,350,063</text:p>
          </table:table-cell>
          <table:table-cell table:formula="of:=IF((ROW() - [.$B$21] &lt; 3);0;FLOOR(IFERROR(OFFSET([.$F139];-1*[.$B$21];0 );0) * [.$B$10]))" office:value-type="float" office:value="2019882" calcext:value-type="float">
            <text:p>2,019,882</text:p>
          </table:table-cell>
          <table:table-cell table:formula="of:=SUM(INDEX([.H$1:.H$736];MAX(ROW()+(-1*[.$B$22])+1;3);1):INDEX([.H$1:.H$736];ROW();1))" office:value-type="float" office:value="16145783" calcext:value-type="float">
            <text:p>16,145,783</text:p>
          </table:table-cell>
          <table:table-cell table:style-name="ce27" table:formula="of:=IF([.I139] &gt; [.$B$20];[.I139]-[.$B$20];0)" office:value-type="float" office:value="16031478.5975" calcext:value-type="float">
            <text:p>16,031,479</text:p>
          </table:table-cell>
          <table:table-cell table:formula="of:=IF([.J139] &gt; 0; ROUND([.$B$23] *MIN([.J139];[.H139])); 0)" office:value-type="float" office:value="363579" calcext:value-type="float">
            <text:p>363,579</text:p>
          </table:table-cell>
          <table:table-cell table:formula="of:=IF((ROW() - [.$B$13] &lt; 3);0;FLOOR(IFERROR(OFFSET([.$F139];-1*[.$B$13];0 );0) * [.$B$14]))" office:value-type="float" office:value="51078" calcext:value-type="float">
            <text:p>51,078</text:p>
          </table:table-cell>
          <table:table-cell table:formula="of:=SUM([.L$3:.L139])" office:value-type="float" office:value="432209" calcext:value-type="float">
            <text:p>432,209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39]+1" office:value-type="date" office:date-value="2020-06-05" calcext:value-type="date">
            <text:p>06/05/20</text:p>
          </table:table-cell>
          <table:table-cell/>
          <table:table-cell table:formula="of:=IF([.G139] &lt; [.$B$25];CEILING([.G139]*[.$B$3];1);0)" office:value-type="float" office:value="0" calcext:value-type="float">
            <text:p/>
          </table:table-cell>
          <table:table-cell table:formula="of:=IF([.G139] &lt; [.$B$25];SUM([.F$3:.F140]);[.$B$25])" office:value-type="float" office:value="222350062.5" calcext:value-type="float">
            <text:p>222,350,063</text:p>
          </table:table-cell>
          <table:table-cell table:formula="of:=IF((ROW() - [.$B$21] &lt; 3);0;FLOOR(IFERROR(OFFSET([.$F140];-1*[.$B$21];0 );0) * [.$B$10]))" office:value-type="float" office:value="2290546" calcext:value-type="float">
            <text:p>2,290,546</text:p>
          </table:table-cell>
          <table:table-cell table:formula="of:=SUM(INDEX([.H$1:.H$736];MAX(ROW()+(-1*[.$B$22])+1;3);1):INDEX([.H$1:.H$736];ROW();1))" office:value-type="float" office:value="18309319" calcext:value-type="float">
            <text:p>18,309,319</text:p>
          </table:table-cell>
          <table:table-cell table:style-name="ce27" table:formula="of:=IF([.I140] &gt; [.$B$20];[.I140]-[.$B$20];0)" office:value-type="float" office:value="18195014.5975" calcext:value-type="float">
            <text:p>18,195,015</text:p>
          </table:table-cell>
          <table:table-cell table:formula="of:=IF([.J140] &gt; 0; ROUND([.$B$23] *MIN([.J140];[.H140])); 0)" office:value-type="float" office:value="412298" calcext:value-type="float">
            <text:p>412,298</text:p>
          </table:table-cell>
          <table:table-cell table:formula="of:=IF((ROW() - [.$B$13] &lt; 3);0;FLOOR(IFERROR(OFFSET([.$F140];-1*[.$B$13];0 );0) * [.$B$14]))" office:value-type="float" office:value="57922" calcext:value-type="float">
            <text:p>57,922</text:p>
          </table:table-cell>
          <table:table-cell table:formula="of:=SUM([.L$3:.L140])" office:value-type="float" office:value="490131" calcext:value-type="float">
            <text:p>490,13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40]+1" office:value-type="date" office:date-value="2020-06-06" calcext:value-type="date">
            <text:p>06/06/20</text:p>
          </table:table-cell>
          <table:table-cell/>
          <table:table-cell table:formula="of:=IF([.G140] &lt; [.$B$25];CEILING([.G140]*[.$B$3];1);0)" office:value-type="float" office:value="0" calcext:value-type="float">
            <text:p/>
          </table:table-cell>
          <table:table-cell table:formula="of:=IF([.G140] &lt; [.$B$25];SUM([.F$3:.F141]);[.$B$25])" office:value-type="float" office:value="222350062.5" calcext:value-type="float">
            <text:p>222,350,063</text:p>
          </table:table-cell>
          <table:table-cell table:formula="of:=IF((ROW() - [.$B$21] &lt; 3);0;FLOOR(IFERROR(OFFSET([.$F141];-1*[.$B$21];0 );0) * [.$B$10]))" office:value-type="float" office:value="2597479" calcext:value-type="float">
            <text:p>2,597,479</text:p>
          </table:table-cell>
          <table:table-cell table:formula="of:=SUM(INDEX([.H$1:.H$736];MAX(ROW()+(-1*[.$B$22])+1;3);1):INDEX([.H$1:.H$736];ROW();1))" office:value-type="float" office:value="20762769" calcext:value-type="float">
            <text:p>20,762,769</text:p>
          </table:table-cell>
          <table:table-cell table:style-name="ce27" table:formula="of:=IF([.I141] &gt; [.$B$20];[.I141]-[.$B$20];0)" office:value-type="float" office:value="20648464.5975" calcext:value-type="float">
            <text:p>20,648,465</text:p>
          </table:table-cell>
          <table:table-cell table:formula="of:=IF([.J141] &gt; 0; ROUND([.$B$23] *MIN([.J141];[.H141])); 0)" office:value-type="float" office:value="467546" calcext:value-type="float">
            <text:p>467,546</text:p>
          </table:table-cell>
          <table:table-cell table:formula="of:=IF((ROW() - [.$B$13] &lt; 3);0;FLOOR(IFERROR(OFFSET([.$F141];-1*[.$B$13];0 );0) * [.$B$14]))" office:value-type="float" office:value="65684" calcext:value-type="float">
            <text:p>65,684</text:p>
          </table:table-cell>
          <table:table-cell table:formula="of:=SUM([.L$3:.L141])" office:value-type="float" office:value="555815" calcext:value-type="float">
            <text:p>555,81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41]+1" office:value-type="date" office:date-value="2020-06-07" calcext:value-type="date">
            <text:p>06/07/20</text:p>
          </table:table-cell>
          <table:table-cell/>
          <table:table-cell table:formula="of:=IF([.G141] &lt; [.$B$25];CEILING([.G141]*[.$B$3];1);0)" office:value-type="float" office:value="0" calcext:value-type="float">
            <text:p/>
          </table:table-cell>
          <table:table-cell table:formula="of:=IF([.G141] &lt; [.$B$25];SUM([.F$3:.F142]);[.$B$25])" office:value-type="float" office:value="222350062.5" calcext:value-type="float">
            <text:p>222,350,063</text:p>
          </table:table-cell>
          <table:table-cell table:formula="of:=IF((ROW() - [.$B$21] &lt; 3);0;FLOOR(IFERROR(OFFSET([.$F142];-1*[.$B$21];0 );0) * [.$B$10]))" office:value-type="float" office:value="2945542" calcext:value-type="float">
            <text:p>2,945,542</text:p>
          </table:table-cell>
          <table:table-cell table:formula="of:=SUM(INDEX([.H$1:.H$736];MAX(ROW()+(-1*[.$B$22])+1;3);1):INDEX([.H$1:.H$736];ROW();1))" office:value-type="float" office:value="23544982" calcext:value-type="float">
            <text:p>23,544,982</text:p>
          </table:table-cell>
          <table:table-cell table:style-name="ce27" table:formula="of:=IF([.I142] &gt; [.$B$20];[.I142]-[.$B$20];0)" office:value-type="float" office:value="23430677.5975" calcext:value-type="float">
            <text:p>23,430,678</text:p>
          </table:table-cell>
          <table:table-cell table:formula="of:=IF([.J142] &gt; 0; ROUND([.$B$23] *MIN([.J142];[.H142])); 0)" office:value-type="float" office:value="530198" calcext:value-type="float">
            <text:p>530,198</text:p>
          </table:table-cell>
          <table:table-cell table:formula="of:=IF((ROW() - [.$B$13] &lt; 3);0;FLOOR(IFERROR(OFFSET([.$F142];-1*[.$B$13];0 );0) * [.$B$14]))" office:value-type="float" office:value="74485" calcext:value-type="float">
            <text:p>74,485</text:p>
          </table:table-cell>
          <table:table-cell table:formula="of:=SUM([.L$3:.L142])" office:value-type="float" office:value="630300" calcext:value-type="float">
            <text:p>630,30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42]+1" office:value-type="date" office:date-value="2020-06-08" calcext:value-type="date">
            <text:p>06/08/20</text:p>
          </table:table-cell>
          <table:table-cell/>
          <table:table-cell table:formula="of:=IF([.G142] &lt; [.$B$25];CEILING([.G142]*[.$B$3];1);0)" office:value-type="float" office:value="0" calcext:value-type="float">
            <text:p/>
          </table:table-cell>
          <table:table-cell table:formula="of:=IF([.G142] &lt; [.$B$25];SUM([.F$3:.F143]);[.$B$25])" office:value-type="float" office:value="222350062.5" calcext:value-type="float">
            <text:p>222,350,063</text:p>
          </table:table-cell>
          <table:table-cell table:formula="of:=IF((ROW() - [.$B$21] &lt; 3);0;FLOOR(IFERROR(OFFSET([.$F143];-1*[.$B$21];0 );0) * [.$B$10]))" office:value-type="float" office:value="3340245" calcext:value-type="float">
            <text:p>3,340,245</text:p>
          </table:table-cell>
          <table:table-cell table:formula="of:=SUM(INDEX([.H$1:.H$736];MAX(ROW()+(-1*[.$B$22])+1;3);1):INDEX([.H$1:.H$736];ROW();1))" office:value-type="float" office:value="26700012" calcext:value-type="float">
            <text:p>26,700,012</text:p>
          </table:table-cell>
          <table:table-cell table:style-name="ce27" table:formula="of:=IF([.I143] &gt; [.$B$20];[.I143]-[.$B$20];0)" office:value-type="float" office:value="26585707.5975" calcext:value-type="float">
            <text:p>26,585,708</text:p>
          </table:table-cell>
          <table:table-cell table:formula="of:=IF([.J143] &gt; 0; ROUND([.$B$23] *MIN([.J143];[.H143])); 0)" office:value-type="float" office:value="601244" calcext:value-type="float">
            <text:p>601,244</text:p>
          </table:table-cell>
          <table:table-cell table:formula="of:=IF((ROW() - [.$B$13] &lt; 3);0;FLOOR(IFERROR(OFFSET([.$F143];-1*[.$B$13];0 );0) * [.$B$14]))" office:value-type="float" office:value="84466" calcext:value-type="float">
            <text:p>84,466</text:p>
          </table:table-cell>
          <table:table-cell table:formula="of:=SUM([.L$3:.L143])" office:value-type="float" office:value="714766" calcext:value-type="float">
            <text:p>714,76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43]+1" office:value-type="date" office:date-value="2020-06-09" calcext:value-type="date">
            <text:p>06/09/20</text:p>
          </table:table-cell>
          <table:table-cell/>
          <table:table-cell table:formula="of:=IF([.G143] &lt; [.$B$25];CEILING([.G143]*[.$B$3];1);0)" office:value-type="float" office:value="0" calcext:value-type="float">
            <text:p/>
          </table:table-cell>
          <table:table-cell table:formula="of:=IF([.G143] &lt; [.$B$25];SUM([.F$3:.F144]);[.$B$25])" office:value-type="float" office:value="222350062.5" calcext:value-type="float">
            <text:p>222,350,063</text:p>
          </table:table-cell>
          <table:table-cell table:formula="of:=IF((ROW() - [.$B$21] &lt; 3);0;FLOOR(IFERROR(OFFSET([.$F144];-1*[.$B$21];0 );0) * [.$B$10]))" office:value-type="float" office:value="3787837" calcext:value-type="float">
            <text:p>3,787,837</text:p>
          </table:table-cell>
          <table:table-cell table:formula="of:=SUM(INDEX([.H$1:.H$736];MAX(ROW()+(-1*[.$B$22])+1;3);1):INDEX([.H$1:.H$736];ROW();1))" office:value-type="float" office:value="30277815" calcext:value-type="float">
            <text:p>30,277,815</text:p>
          </table:table-cell>
          <table:table-cell table:style-name="ce27" table:formula="of:=IF([.I144] &gt; [.$B$20];[.I144]-[.$B$20];0)" office:value-type="float" office:value="30163510.5975" calcext:value-type="float">
            <text:p>30,163,511</text:p>
          </table:table-cell>
          <table:table-cell table:formula="of:=IF([.J144] &gt; 0; ROUND([.$B$23] *MIN([.J144];[.H144])); 0)" office:value-type="float" office:value="681811" calcext:value-type="float">
            <text:p>681,811</text:p>
          </table:table-cell>
          <table:table-cell table:formula="of:=IF((ROW() - [.$B$13] &lt; 3);0;FLOOR(IFERROR(OFFSET([.$F144];-1*[.$B$13];0 );0) * [.$B$14]))" office:value-type="float" office:value="95785" calcext:value-type="float">
            <text:p>95,785</text:p>
          </table:table-cell>
          <table:table-cell table:formula="of:=SUM([.L$3:.L144])" office:value-type="float" office:value="810551" calcext:value-type="float">
            <text:p>810,5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44]+1" office:value-type="date" office:date-value="2020-06-10" calcext:value-type="date">
            <text:p>06/10/20</text:p>
          </table:table-cell>
          <table:table-cell/>
          <table:table-cell table:formula="of:=IF([.G144] &lt; [.$B$25];CEILING([.G144]*[.$B$3];1);0)" office:value-type="float" office:value="0" calcext:value-type="float">
            <text:p/>
          </table:table-cell>
          <table:table-cell table:formula="of:=IF([.G144] &lt; [.$B$25];SUM([.F$3:.F145]);[.$B$25])" office:value-type="float" office:value="222350062.5" calcext:value-type="float">
            <text:p>222,350,063</text:p>
          </table:table-cell>
          <table:table-cell table:formula="of:=IF((ROW() - [.$B$21] &lt; 3);0;FLOOR(IFERROR(OFFSET([.$F145];-1*[.$B$21];0 );0) * [.$B$10]))" office:value-type="float" office:value="4295408" calcext:value-type="float">
            <text:p>4,295,408</text:p>
          </table:table-cell>
          <table:table-cell table:formula="of:=SUM(INDEX([.H$1:.H$736];MAX(ROW()+(-1*[.$B$22])+1;3);1):INDEX([.H$1:.H$736];ROW();1))" office:value-type="float" office:value="34335044" calcext:value-type="float">
            <text:p>34,335,044</text:p>
          </table:table-cell>
          <table:table-cell table:style-name="ce27" table:formula="of:=IF([.I145] &gt; [.$B$20];[.I145]-[.$B$20];0)" office:value-type="float" office:value="34220739.5975" calcext:value-type="float">
            <text:p>34,220,740</text:p>
          </table:table-cell>
          <table:table-cell table:formula="of:=IF([.J145] &gt; 0; ROUND([.$B$23] *MIN([.J145];[.H145])); 0)" office:value-type="float" office:value="773173" calcext:value-type="float">
            <text:p>773,173</text:p>
          </table:table-cell>
          <table:table-cell table:formula="of:=IF((ROW() - [.$B$13] &lt; 3);0;FLOOR(IFERROR(OFFSET([.$F145];-1*[.$B$13];0 );0) * [.$B$14]))" office:value-type="float" office:value="108620" calcext:value-type="float">
            <text:p>108,620</text:p>
          </table:table-cell>
          <table:table-cell table:formula="of:=SUM([.L$3:.L145])" office:value-type="float" office:value="919171" calcext:value-type="float">
            <text:p>919,17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45]+1" office:value-type="date" office:date-value="2020-06-11" calcext:value-type="date">
            <text:p>06/11/20</text:p>
          </table:table-cell>
          <table:table-cell/>
          <table:table-cell table:formula="of:=IF([.G145] &lt; [.$B$25];CEILING([.G145]*[.$B$3];1);0)" office:value-type="float" office:value="0" calcext:value-type="float">
            <text:p/>
          </table:table-cell>
          <table:table-cell table:formula="of:=IF([.G145] &lt; [.$B$25];SUM([.F$3:.F146]);[.$B$25])" office:value-type="float" office:value="222350062.5" calcext:value-type="float">
            <text:p>222,350,063</text:p>
          </table:table-cell>
          <table:table-cell table:formula="of:=IF((ROW() - [.$B$21] &lt; 3);0;FLOOR(IFERROR(OFFSET([.$F146];-1*[.$B$21];0 );0) * [.$B$10]))" office:value-type="float" office:value="4870992" calcext:value-type="float">
            <text:p>4,870,992</text:p>
          </table:table-cell>
          <table:table-cell table:formula="of:=SUM(INDEX([.H$1:.H$736];MAX(ROW()+(-1*[.$B$22])+1;3);1):INDEX([.H$1:.H$736];ROW();1))" office:value-type="float" office:value="38935941" calcext:value-type="float">
            <text:p>38,935,941</text:p>
          </table:table-cell>
          <table:table-cell table:style-name="ce27" table:formula="of:=IF([.I146] &gt; [.$B$20];[.I146]-[.$B$20];0)" office:value-type="float" office:value="38821636.5975" calcext:value-type="float">
            <text:p>38,821,637</text:p>
          </table:table-cell>
          <table:table-cell table:formula="of:=IF([.J146] &gt; 0; ROUND([.$B$23] *MIN([.J146];[.H146])); 0)" office:value-type="float" office:value="876779" calcext:value-type="float">
            <text:p>876,779</text:p>
          </table:table-cell>
          <table:table-cell table:formula="of:=IF((ROW() - [.$B$13] &lt; 3);0;FLOOR(IFERROR(OFFSET([.$F146];-1*[.$B$13];0 );0) * [.$B$14]))" office:value-type="float" office:value="123175" calcext:value-type="float">
            <text:p>123,175</text:p>
          </table:table-cell>
          <table:table-cell table:formula="of:=SUM([.L$3:.L146])" office:value-type="float" office:value="1042346" calcext:value-type="float">
            <text:p>1,042,34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46]+1" office:value-type="date" office:date-value="2020-06-12" calcext:value-type="date">
            <text:p>06/12/20</text:p>
          </table:table-cell>
          <table:table-cell/>
          <table:table-cell table:formula="of:=IF([.G146] &lt; [.$B$25];CEILING([.G146]*[.$B$3];1);0)" office:value-type="float" office:value="0" calcext:value-type="float">
            <text:p/>
          </table:table-cell>
          <table:table-cell table:formula="of:=IF([.G146] &lt; [.$B$25];SUM([.F$3:.F147]);[.$B$25])" office:value-type="float" office:value="222350062.5" calcext:value-type="float">
            <text:p>222,350,063</text:p>
          </table:table-cell>
          <table:table-cell table:formula="of:=IF((ROW() - [.$B$21] &lt; 3);0;FLOOR(IFERROR(OFFSET([.$F14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38629653" calcext:value-type="float">
            <text:p>38,629,653</text:p>
          </table:table-cell>
          <table:table-cell table:style-name="ce27" table:formula="of:=IF([.I147] &gt; [.$B$20];[.I147]-[.$B$20];0)" office:value-type="float" office:value="38515348.5975" calcext:value-type="float">
            <text:p>38,515,349</text:p>
          </table:table-cell>
          <table:table-cell table:formula="of:=IF([.J147] &gt; 0; ROUND([.$B$23] *MIN([.J147];[.H147])); 0)" office:value-type="float" office:value="0" calcext:value-type="float">
            <text:p/>
          </table:table-cell>
          <table:table-cell table:formula="of:=IF((ROW() - [.$B$13] &lt; 3);0;FLOOR(IFERROR(OFFSET([.$F147];-1*[.$B$13];0 );0) * [.$B$14]))" office:value-type="float" office:value="139681" calcext:value-type="float">
            <text:p>139,681</text:p>
          </table:table-cell>
          <table:table-cell table:formula="of:=SUM([.L$3:.L147])" office:value-type="float" office:value="1182027" calcext:value-type="float">
            <text:p>1,182,02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47]+1" office:value-type="date" office:date-value="2020-06-13" calcext:value-type="date">
            <text:p>06/13/20</text:p>
          </table:table-cell>
          <table:table-cell/>
          <table:table-cell table:formula="of:=IF([.G147] &lt; [.$B$25];CEILING([.G147]*[.$B$3];1);0)" office:value-type="float" office:value="0" calcext:value-type="float">
            <text:p/>
          </table:table-cell>
          <table:table-cell table:formula="of:=IF([.G147] &lt; [.$B$25];SUM([.F$3:.F148]);[.$B$25])" office:value-type="float" office:value="222350062.5" calcext:value-type="float">
            <text:p>222,350,063</text:p>
          </table:table-cell>
          <table:table-cell table:formula="of:=IF((ROW() - [.$B$21] &lt; 3);0;FLOOR(IFERROR(OFFSET([.$F14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38282323" calcext:value-type="float">
            <text:p>38,282,323</text:p>
          </table:table-cell>
          <table:table-cell table:style-name="ce27" table:formula="of:=IF([.I148] &gt; [.$B$20];[.I148]-[.$B$20];0)" office:value-type="float" office:value="38168018.5975" calcext:value-type="float">
            <text:p>38,168,019</text:p>
          </table:table-cell>
          <table:table-cell table:formula="of:=IF([.J148] &gt; 0; ROUND([.$B$23] *MIN([.J148];[.H148])); 0)" office:value-type="float" office:value="0" calcext:value-type="float">
            <text:p/>
          </table:table-cell>
          <table:table-cell table:formula="of:=IF((ROW() - [.$B$13] &lt; 3);0;FLOOR(IFERROR(OFFSET([.$F148];-1*[.$B$13];0 );0) * [.$B$14]))" office:value-type="float" office:value="158398" calcext:value-type="float">
            <text:p>158,398</text:p>
          </table:table-cell>
          <table:table-cell table:formula="of:=SUM([.L$3:.L148])" office:value-type="float" office:value="1340425" calcext:value-type="float">
            <text:p>1,340,42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48]+1" office:value-type="date" office:date-value="2020-06-14" calcext:value-type="date">
            <text:p>06/14/20</text:p>
          </table:table-cell>
          <table:table-cell/>
          <table:table-cell table:formula="of:=IF([.G148] &lt; [.$B$25];CEILING([.G148]*[.$B$3];1);0)" office:value-type="float" office:value="0" calcext:value-type="float">
            <text:p/>
          </table:table-cell>
          <table:table-cell table:formula="of:=IF([.G148] &lt; [.$B$25];SUM([.F$3:.F149]);[.$B$25])" office:value-type="float" office:value="222350062.5" calcext:value-type="float">
            <text:p>222,350,063</text:p>
          </table:table-cell>
          <table:table-cell table:formula="of:=IF((ROW() - [.$B$21] &lt; 3);0;FLOOR(IFERROR(OFFSET([.$F14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37888450" calcext:value-type="float">
            <text:p>37,888,450</text:p>
          </table:table-cell>
          <table:table-cell table:style-name="ce27" table:formula="of:=IF([.I149] &gt; [.$B$20];[.I149]-[.$B$20];0)" office:value-type="float" office:value="37774145.5975" calcext:value-type="float">
            <text:p>37,774,146</text:p>
          </table:table-cell>
          <table:table-cell table:formula="of:=IF([.J149] &gt; 0; ROUND([.$B$23] *MIN([.J149];[.H149])); 0)" office:value-type="float" office:value="0" calcext:value-type="float">
            <text:p/>
          </table:table-cell>
          <table:table-cell table:formula="of:=IF((ROW() - [.$B$13] &lt; 3);0;FLOOR(IFERROR(OFFSET([.$F149];-1*[.$B$13];0 );0) * [.$B$14]))" office:value-type="float" office:value="179624" calcext:value-type="float">
            <text:p>179,624</text:p>
          </table:table-cell>
          <table:table-cell table:formula="of:=SUM([.L$3:.L149])" office:value-type="float" office:value="1520049" calcext:value-type="float">
            <text:p>1,520,049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49]+1" office:value-type="date" office:date-value="2020-06-15" calcext:value-type="date">
            <text:p>06/15/20</text:p>
          </table:table-cell>
          <table:table-cell/>
          <table:table-cell table:formula="of:=IF([.G149] &lt; [.$B$25];CEILING([.G149]*[.$B$3];1);0)" office:value-type="float" office:value="0" calcext:value-type="float">
            <text:p/>
          </table:table-cell>
          <table:table-cell table:formula="of:=IF([.G149] &lt; [.$B$25];SUM([.F$3:.F150]);[.$B$25])" office:value-type="float" office:value="222350062.5" calcext:value-type="float">
            <text:p>222,350,063</text:p>
          </table:table-cell>
          <table:table-cell table:formula="of:=IF((ROW() - [.$B$21] &lt; 3);0;FLOOR(IFERROR(OFFSET([.$F15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37441798" calcext:value-type="float">
            <text:p>37,441,798</text:p>
          </table:table-cell>
          <table:table-cell table:style-name="ce27" table:formula="of:=IF([.I150] &gt; [.$B$20];[.I150]-[.$B$20];0)" office:value-type="float" office:value="37327493.5975" calcext:value-type="float">
            <text:p>37,327,494</text:p>
          </table:table-cell>
          <table:table-cell table:formula="of:=IF([.J150] &gt; 0; ROUND([.$B$23] *MIN([.J150];[.H150])); 0)" office:value-type="float" office:value="0" calcext:value-type="float">
            <text:p/>
          </table:table-cell>
          <table:table-cell table:formula="of:=IF((ROW() - [.$B$13] &lt; 3);0;FLOOR(IFERROR(OFFSET([.$F150];-1*[.$B$13];0 );0) * [.$B$14]))" office:value-type="float" office:value="203693" calcext:value-type="float">
            <text:p>203,693</text:p>
          </table:table-cell>
          <table:table-cell table:formula="of:=SUM([.L$3:.L150])" office:value-type="float" office:value="1723742" calcext:value-type="float">
            <text:p>1,723,74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50]+1" office:value-type="date" office:date-value="2020-06-16" calcext:value-type="date">
            <text:p>06/16/20</text:p>
          </table:table-cell>
          <table:table-cell/>
          <table:table-cell table:formula="of:=IF([.G150] &lt; [.$B$25];CEILING([.G150]*[.$B$3];1);0)" office:value-type="float" office:value="0" calcext:value-type="float">
            <text:p/>
          </table:table-cell>
          <table:table-cell table:formula="of:=IF([.G150] &lt; [.$B$25];SUM([.F$3:.F151]);[.$B$25])" office:value-type="float" office:value="222350062.5" calcext:value-type="float">
            <text:p>222,350,063</text:p>
          </table:table-cell>
          <table:table-cell table:formula="of:=IF((ROW() - [.$B$21] &lt; 3);0;FLOOR(IFERROR(OFFSET([.$F15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36935295" calcext:value-type="float">
            <text:p>36,935,295</text:p>
          </table:table-cell>
          <table:table-cell table:style-name="ce27" table:formula="of:=IF([.I151] &gt; [.$B$20];[.I151]-[.$B$20];0)" office:value-type="float" office:value="36820990.5975" calcext:value-type="float">
            <text:p>36,820,991</text:p>
          </table:table-cell>
          <table:table-cell table:formula="of:=IF([.J151] &gt; 0; ROUND([.$B$23] *MIN([.J151];[.H151])); 0)" office:value-type="float" office:value="0" calcext:value-type="float">
            <text:p/>
          </table:table-cell>
          <table:table-cell table:formula="of:=IF((ROW() - [.$B$13] &lt; 3);0;FLOOR(IFERROR(OFFSET([.$F151];-1*[.$B$13];0 );0) * [.$B$14]))" office:value-type="float" office:value="230988" calcext:value-type="float">
            <text:p>230,988</text:p>
          </table:table-cell>
          <table:table-cell table:formula="of:=SUM([.L$3:.L151])" office:value-type="float" office:value="1954730" calcext:value-type="float">
            <text:p>1,954,73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51]+1" office:value-type="date" office:date-value="2020-06-17" calcext:value-type="date">
            <text:p>06/17/20</text:p>
          </table:table-cell>
          <table:table-cell/>
          <table:table-cell table:formula="of:=IF([.G151] &lt; [.$B$25];CEILING([.G151]*[.$B$3];1);0)" office:value-type="float" office:value="0" calcext:value-type="float">
            <text:p/>
          </table:table-cell>
          <table:table-cell table:formula="of:=IF([.G151] &lt; [.$B$25];SUM([.F$3:.F152]);[.$B$25])" office:value-type="float" office:value="222350062.5" calcext:value-type="float">
            <text:p>222,350,063</text:p>
          </table:table-cell>
          <table:table-cell table:formula="of:=IF((ROW() - [.$B$21] &lt; 3);0;FLOOR(IFERROR(OFFSET([.$F15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36360920" calcext:value-type="float">
            <text:p>36,360,920</text:p>
          </table:table-cell>
          <table:table-cell table:style-name="ce27" table:formula="of:=IF([.I152] &gt; [.$B$20];[.I152]-[.$B$20];0)" office:value-type="float" office:value="36246615.5975" calcext:value-type="float">
            <text:p>36,246,616</text:p>
          </table:table-cell>
          <table:table-cell table:formula="of:=IF([.J152] &gt; 0; ROUND([.$B$23] *MIN([.J152];[.H152])); 0)" office:value-type="float" office:value="0" calcext:value-type="float">
            <text:p/>
          </table:table-cell>
          <table:table-cell table:formula="of:=IF((ROW() - [.$B$13] &lt; 3);0;FLOOR(IFERROR(OFFSET([.$F152];-1*[.$B$13];0 );0) * [.$B$14]))" office:value-type="float" office:value="261941" calcext:value-type="float">
            <text:p>261,941</text:p>
          </table:table-cell>
          <table:table-cell table:formula="of:=SUM([.L$3:.L152])" office:value-type="float" office:value="2216671" calcext:value-type="float">
            <text:p>2,216,67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52]+1" office:value-type="date" office:date-value="2020-06-18" calcext:value-type="date">
            <text:p>06/18/20</text:p>
          </table:table-cell>
          <table:table-cell/>
          <table:table-cell table:formula="of:=IF([.G152] &lt; [.$B$25];CEILING([.G152]*[.$B$3];1);0)" office:value-type="float" office:value="0" calcext:value-type="float">
            <text:p/>
          </table:table-cell>
          <table:table-cell table:formula="of:=IF([.G152] &lt; [.$B$25];SUM([.F$3:.F153]);[.$B$25])" office:value-type="float" office:value="222350062.5" calcext:value-type="float">
            <text:p>222,350,063</text:p>
          </table:table-cell>
          <table:table-cell table:formula="of:=IF((ROW() - [.$B$21] &lt; 3);0;FLOOR(IFERROR(OFFSET([.$F15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35709579" calcext:value-type="float">
            <text:p>35,709,579</text:p>
          </table:table-cell>
          <table:table-cell table:style-name="ce27" table:formula="of:=IF([.I153] &gt; [.$B$20];[.I153]-[.$B$20];0)" office:value-type="float" office:value="35595274.5975" calcext:value-type="float">
            <text:p>35,595,275</text:p>
          </table:table-cell>
          <table:table-cell table:formula="of:=IF([.J153] &gt; 0; ROUND([.$B$23] *MIN([.J153];[.H153])); 0)" office:value-type="float" office:value="0" calcext:value-type="float">
            <text:p/>
          </table:table-cell>
          <table:table-cell table:formula="of:=IF((ROW() - [.$B$13] &lt; 3);0;FLOOR(IFERROR(OFFSET([.$F153];-1*[.$B$13];0 );0) * [.$B$14]))" office:value-type="float" office:value="297041" calcext:value-type="float">
            <text:p>297,041</text:p>
          </table:table-cell>
          <table:table-cell table:formula="of:=SUM([.L$3:.L153])" office:value-type="float" office:value="2513712" calcext:value-type="float">
            <text:p>2,513,71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53]+1" office:value-type="date" office:date-value="2020-06-19" calcext:value-type="date">
            <text:p>06/19/20</text:p>
          </table:table-cell>
          <table:table-cell/>
          <table:table-cell table:formula="of:=IF([.G153] &lt; [.$B$25];CEILING([.G153]*[.$B$3];1);0)" office:value-type="float" office:value="0" calcext:value-type="float">
            <text:p/>
          </table:table-cell>
          <table:table-cell table:formula="of:=IF([.G153] &lt; [.$B$25];SUM([.F$3:.F154]);[.$B$25])" office:value-type="float" office:value="222350062.5" calcext:value-type="float">
            <text:p>222,350,063</text:p>
          </table:table-cell>
          <table:table-cell table:formula="of:=IF((ROW() - [.$B$21] &lt; 3);0;FLOOR(IFERROR(OFFSET([.$F15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34970959" calcext:value-type="float">
            <text:p>34,970,959</text:p>
          </table:table-cell>
          <table:table-cell table:style-name="ce27" table:formula="of:=IF([.I154] &gt; [.$B$20];[.I154]-[.$B$20];0)" office:value-type="float" office:value="34856654.5975" calcext:value-type="float">
            <text:p>34,856,655</text:p>
          </table:table-cell>
          <table:table-cell table:formula="of:=IF([.J154] &gt; 0; ROUND([.$B$23] *MIN([.J154];[.H154])); 0)" office:value-type="float" office:value="0" calcext:value-type="float">
            <text:p/>
          </table:table-cell>
          <table:table-cell table:formula="of:=IF((ROW() - [.$B$13] &lt; 3);0;FLOOR(IFERROR(OFFSET([.$F154];-1*[.$B$13];0 );0) * [.$B$14]))" office:value-type="float" office:value="336845" calcext:value-type="float">
            <text:p>336,845</text:p>
          </table:table-cell>
          <table:table-cell table:formula="of:=SUM([.L$3:.L154])" office:value-type="float" office:value="2850557" calcext:value-type="float">
            <text:p>2,850,55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54]+1" office:value-type="date" office:date-value="2020-06-20" calcext:value-type="date">
            <text:p>06/20/20</text:p>
          </table:table-cell>
          <table:table-cell/>
          <table:table-cell table:formula="of:=IF([.G154] &lt; [.$B$25];CEILING([.G154]*[.$B$3];1);0)" office:value-type="float" office:value="0" calcext:value-type="float">
            <text:p/>
          </table:table-cell>
          <table:table-cell table:formula="of:=IF([.G154] &lt; [.$B$25];SUM([.F$3:.F155]);[.$B$25])" office:value-type="float" office:value="222350062.5" calcext:value-type="float">
            <text:p>222,350,063</text:p>
          </table:table-cell>
          <table:table-cell table:formula="of:=IF((ROW() - [.$B$21] &lt; 3);0;FLOOR(IFERROR(OFFSET([.$F15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34133363" calcext:value-type="float">
            <text:p>34,133,363</text:p>
          </table:table-cell>
          <table:table-cell table:style-name="ce27" table:formula="of:=IF([.I155] &gt; [.$B$20];[.I155]-[.$B$20];0)" office:value-type="float" office:value="34019058.5975" calcext:value-type="float">
            <text:p>34,019,059</text:p>
          </table:table-cell>
          <table:table-cell table:formula="of:=IF([.J155] &gt; 0; ROUND([.$B$23] *MIN([.J155];[.H155])); 0)" office:value-type="float" office:value="0" calcext:value-type="float">
            <text:p/>
          </table:table-cell>
          <table:table-cell table:formula="of:=IF((ROW() - [.$B$13] &lt; 3);0;FLOOR(IFERROR(OFFSET([.$F155];-1*[.$B$13];0 );0) * [.$B$14]))" office:value-type="float" office:value="381982" calcext:value-type="float">
            <text:p>381,982</text:p>
          </table:table-cell>
          <table:table-cell table:formula="of:=SUM([.L$3:.L155])" office:value-type="float" office:value="3232539" calcext:value-type="float">
            <text:p>3,232,539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55]+1" office:value-type="date" office:date-value="2020-06-21" calcext:value-type="date">
            <text:p>06/21/20</text:p>
          </table:table-cell>
          <table:table-cell/>
          <table:table-cell table:formula="of:=IF([.G155] &lt; [.$B$25];CEILING([.G155]*[.$B$3];1);0)" office:value-type="float" office:value="0" calcext:value-type="float">
            <text:p/>
          </table:table-cell>
          <table:table-cell table:formula="of:=IF([.G155] &lt; [.$B$25];SUM([.F$3:.F156]);[.$B$25])" office:value-type="float" office:value="222350062.5" calcext:value-type="float">
            <text:p>222,350,063</text:p>
          </table:table-cell>
          <table:table-cell table:formula="of:=IF((ROW() - [.$B$21] &lt; 3);0;FLOOR(IFERROR(OFFSET([.$F15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33183529" calcext:value-type="float">
            <text:p>33,183,529</text:p>
          </table:table-cell>
          <table:table-cell table:style-name="ce27" table:formula="of:=IF([.I156] &gt; [.$B$20];[.I156]-[.$B$20];0)" office:value-type="float" office:value="33069224.5975" calcext:value-type="float">
            <text:p>33,069,225</text:p>
          </table:table-cell>
          <table:table-cell table:formula="of:=IF([.J156] &gt; 0; ROUND([.$B$23] *MIN([.J156];[.H156])); 0)" office:value-type="float" office:value="0" calcext:value-type="float">
            <text:p/>
          </table:table-cell>
          <table:table-cell table:formula="of:=IF((ROW() - [.$B$13] &lt; 3);0;FLOOR(IFERROR(OFFSET([.$F156];-1*[.$B$13];0 );0) * [.$B$14]))" office:value-type="float" office:value="433167" calcext:value-type="float">
            <text:p>433,167</text:p>
          </table:table-cell>
          <table:table-cell table:formula="of:=SUM([.L$3:.L156])" office:value-type="float" office:value="3665706" calcext:value-type="float">
            <text:p>3,665,70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56]+1" office:value-type="date" office:date-value="2020-06-22" calcext:value-type="date">
            <text:p>06/22/20</text:p>
          </table:table-cell>
          <table:table-cell/>
          <table:table-cell table:formula="of:=IF([.G156] &lt; [.$B$25];CEILING([.G156]*[.$B$3];1);0)" office:value-type="float" office:value="0" calcext:value-type="float">
            <text:p/>
          </table:table-cell>
          <table:table-cell table:formula="of:=IF([.G156] &lt; [.$B$25];SUM([.F$3:.F157]);[.$B$25])" office:value-type="float" office:value="222350062.5" calcext:value-type="float">
            <text:p>222,350,063</text:p>
          </table:table-cell>
          <table:table-cell table:formula="of:=IF((ROW() - [.$B$21] &lt; 3);0;FLOOR(IFERROR(OFFSET([.$F15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32106418" calcext:value-type="float">
            <text:p>32,106,418</text:p>
          </table:table-cell>
          <table:table-cell table:style-name="ce27" table:formula="of:=IF([.I157] &gt; [.$B$20];[.I157]-[.$B$20];0)" office:value-type="float" office:value="31992113.5975" calcext:value-type="float">
            <text:p>31,992,114</text:p>
          </table:table-cell>
          <table:table-cell table:formula="of:=IF([.J157] &gt; 0; ROUND([.$B$23] *MIN([.J157];[.H157])); 0)" office:value-type="float" office:value="0" calcext:value-type="float">
            <text:p/>
          </table:table-cell>
          <table:table-cell table:formula="of:=IF((ROW() - [.$B$13] &lt; 3);0;FLOOR(IFERROR(OFFSET([.$F157];-1*[.$B$13];0 );0) * [.$B$14]))" office:value-type="float" office:value="491212" calcext:value-type="float">
            <text:p>491,212</text:p>
          </table:table-cell>
          <table:table-cell table:formula="of:=SUM([.L$3:.L157])" office:value-type="float" office:value="4156918" calcext:value-type="float">
            <text:p>4,156,91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57]+1" office:value-type="date" office:date-value="2020-06-23" calcext:value-type="date">
            <text:p>06/23/20</text:p>
          </table:table-cell>
          <table:table-cell/>
          <table:table-cell table:formula="of:=IF([.G157] &lt; [.$B$25];CEILING([.G157]*[.$B$3];1);0)" office:value-type="float" office:value="0" calcext:value-type="float">
            <text:p/>
          </table:table-cell>
          <table:table-cell table:formula="of:=IF([.G157] &lt; [.$B$25];SUM([.F$3:.F158]);[.$B$25])" office:value-type="float" office:value="222350062.5" calcext:value-type="float">
            <text:p>222,350,063</text:p>
          </table:table-cell>
          <table:table-cell table:formula="of:=IF((ROW() - [.$B$21] &lt; 3);0;FLOOR(IFERROR(OFFSET([.$F15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30884974" calcext:value-type="float">
            <text:p>30,884,974</text:p>
          </table:table-cell>
          <table:table-cell table:style-name="ce27" table:formula="of:=IF([.I158] &gt; [.$B$20];[.I158]-[.$B$20];0)" office:value-type="float" office:value="30770669.5975" calcext:value-type="float">
            <text:p>30,770,670</text:p>
          </table:table-cell>
          <table:table-cell table:formula="of:=IF([.J158] &gt; 0; ROUND([.$B$23] *MIN([.J158];[.H158])); 0)" office:value-type="float" office:value="0" calcext:value-type="float">
            <text:p/>
          </table:table-cell>
          <table:table-cell table:formula="of:=IF((ROW() - [.$B$13] &lt; 3);0;FLOOR(IFERROR(OFFSET([.$F158];-1*[.$B$13];0 );0) * [.$B$14]))" office:value-type="float" office:value="557034" calcext:value-type="float">
            <text:p>557,034</text:p>
          </table:table-cell>
          <table:table-cell table:formula="of:=SUM([.L$3:.L158])" office:value-type="float" office:value="4713952" calcext:value-type="float">
            <text:p>4,713,95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58]+1" office:value-type="date" office:date-value="2020-06-24" calcext:value-type="date">
            <text:p>06/24/20</text:p>
          </table:table-cell>
          <table:table-cell/>
          <table:table-cell table:formula="of:=IF([.G158] &lt; [.$B$25];CEILING([.G158]*[.$B$3];1);0)" office:value-type="float" office:value="0" calcext:value-type="float">
            <text:p/>
          </table:table-cell>
          <table:table-cell table:formula="of:=IF([.G158] &lt; [.$B$25];SUM([.F$3:.F159]);[.$B$25])" office:value-type="float" office:value="222350062.5" calcext:value-type="float">
            <text:p>222,350,063</text:p>
          </table:table-cell>
          <table:table-cell table:formula="of:=IF((ROW() - [.$B$21] &lt; 3);0;FLOOR(IFERROR(OFFSET([.$F15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29499856" calcext:value-type="float">
            <text:p>29,499,856</text:p>
          </table:table-cell>
          <table:table-cell table:style-name="ce27" table:formula="of:=IF([.I159] &gt; [.$B$20];[.I159]-[.$B$20];0)" office:value-type="float" office:value="29385551.5975" calcext:value-type="float">
            <text:p>29,385,552</text:p>
          </table:table-cell>
          <table:table-cell table:formula="of:=IF([.J159] &gt; 0; ROUND([.$B$23] *MIN([.J159];[.H159])); 0)" office:value-type="float" office:value="0" calcext:value-type="float">
            <text:p/>
          </table:table-cell>
          <table:table-cell table:formula="of:=IF((ROW() - [.$B$13] &lt; 3);0;FLOOR(IFERROR(OFFSET([.$F159];-1*[.$B$13];0 );0) * [.$B$14]))" office:value-type="float" office:value="631677" calcext:value-type="float">
            <text:p>631,677</text:p>
          </table:table-cell>
          <table:table-cell table:formula="of:=SUM([.L$3:.L159])" office:value-type="float" office:value="5345629" calcext:value-type="float">
            <text:p>5,345,629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59]+1" office:value-type="date" office:date-value="2020-06-25" calcext:value-type="date">
            <text:p>06/25/20</text:p>
          </table:table-cell>
          <table:table-cell/>
          <table:table-cell table:formula="of:=IF([.G159] &lt; [.$B$25];CEILING([.G159]*[.$B$3];1);0)" office:value-type="float" office:value="0" calcext:value-type="float">
            <text:p/>
          </table:table-cell>
          <table:table-cell table:formula="of:=IF([.G159] &lt; [.$B$25];SUM([.F$3:.F160]);[.$B$25])" office:value-type="float" office:value="222350062.5" calcext:value-type="float">
            <text:p>222,350,063</text:p>
          </table:table-cell>
          <table:table-cell table:formula="of:=IF((ROW() - [.$B$21] &lt; 3);0;FLOOR(IFERROR(OFFSET([.$F16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27929132" calcext:value-type="float">
            <text:p>27,929,132</text:p>
          </table:table-cell>
          <table:table-cell table:style-name="ce27" table:formula="of:=IF([.I160] &gt; [.$B$20];[.I160]-[.$B$20];0)" office:value-type="float" office:value="27814827.5975" calcext:value-type="float">
            <text:p>27,814,828</text:p>
          </table:table-cell>
          <table:table-cell table:formula="of:=IF([.J160] &gt; 0; ROUND([.$B$23] *MIN([.J160];[.H160])); 0)" office:value-type="float" office:value="0" calcext:value-type="float">
            <text:p/>
          </table:table-cell>
          <table:table-cell table:formula="of:=IF((ROW() - [.$B$13] &lt; 3);0;FLOOR(IFERROR(OFFSET([.$F160];-1*[.$B$13];0 );0) * [.$B$14]))" office:value-type="float" office:value="716322" calcext:value-type="float">
            <text:p>716,322</text:p>
          </table:table-cell>
          <table:table-cell table:formula="of:=SUM([.L$3:.L16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60]+1" office:value-type="date" office:date-value="2020-06-26" calcext:value-type="date">
            <text:p>06/26/20</text:p>
          </table:table-cell>
          <table:table-cell/>
          <table:table-cell table:formula="of:=IF([.G160] &lt; [.$B$25];CEILING([.G160]*[.$B$3];1);0)" office:value-type="float" office:value="0" calcext:value-type="float">
            <text:p/>
          </table:table-cell>
          <table:table-cell table:formula="of:=IF([.G160] &lt; [.$B$25];SUM([.F$3:.F161]);[.$B$25])" office:value-type="float" office:value="222350062.5" calcext:value-type="float">
            <text:p>222,350,063</text:p>
          </table:table-cell>
          <table:table-cell table:formula="of:=IF((ROW() - [.$B$21] &lt; 3);0;FLOOR(IFERROR(OFFSET([.$F16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26147931" calcext:value-type="float">
            <text:p>26,147,931</text:p>
          </table:table-cell>
          <table:table-cell table:style-name="ce27" table:formula="of:=IF([.I161] &gt; [.$B$20];[.I161]-[.$B$20];0)" office:value-type="float" office:value="26033626.5975" calcext:value-type="float">
            <text:p>26,033,627</text:p>
          </table:table-cell>
          <table:table-cell table:formula="of:=IF([.J161] &gt; 0; ROUND([.$B$23] *MIN([.J161];[.H161])); 0)" office:value-type="float" office:value="0" calcext:value-type="float">
            <text:p/>
          </table:table-cell>
          <table:table-cell table:formula="of:=IF((ROW() - [.$B$13] &lt; 3);0;FLOOR(IFERROR(OFFSET([.$F161];-1*[.$B$13];0 );0) * [.$B$14]))" office:value-type="float" office:value="0" calcext:value-type="float">
            <text:p/>
          </table:table-cell>
          <table:table-cell table:formula="of:=SUM([.L$3:.L16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61]+1" office:value-type="date" office:date-value="2020-06-27" calcext:value-type="date">
            <text:p>06/27/20</text:p>
          </table:table-cell>
          <table:table-cell/>
          <table:table-cell table:formula="of:=IF([.G161] &lt; [.$B$25];CEILING([.G161]*[.$B$3];1);0)" office:value-type="float" office:value="0" calcext:value-type="float">
            <text:p/>
          </table:table-cell>
          <table:table-cell table:formula="of:=IF([.G161] &lt; [.$B$25];SUM([.F$3:.F162]);[.$B$25])" office:value-type="float" office:value="222350062.5" calcext:value-type="float">
            <text:p>222,350,063</text:p>
          </table:table-cell>
          <table:table-cell table:formula="of:=IF((ROW() - [.$B$21] &lt; 3);0;FLOOR(IFERROR(OFFSET([.$F16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24128049" calcext:value-type="float">
            <text:p>24,128,049</text:p>
          </table:table-cell>
          <table:table-cell table:style-name="ce27" table:formula="of:=IF([.I162] &gt; [.$B$20];[.I162]-[.$B$20];0)" office:value-type="float" office:value="24013744.5975" calcext:value-type="float">
            <text:p>24,013,745</text:p>
          </table:table-cell>
          <table:table-cell table:formula="of:=IF([.J162] &gt; 0; ROUND([.$B$23] *MIN([.J162];[.H162])); 0)" office:value-type="float" office:value="0" calcext:value-type="float">
            <text:p/>
          </table:table-cell>
          <table:table-cell table:formula="of:=IF((ROW() - [.$B$13] &lt; 3);0;FLOOR(IFERROR(OFFSET([.$F162];-1*[.$B$13];0 );0) * [.$B$14]))" office:value-type="float" office:value="0" calcext:value-type="float">
            <text:p/>
          </table:table-cell>
          <table:table-cell table:formula="of:=SUM([.L$3:.L16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62]+1" office:value-type="date" office:date-value="2020-06-28" calcext:value-type="date">
            <text:p>06/28/20</text:p>
          </table:table-cell>
          <table:table-cell/>
          <table:table-cell table:formula="of:=IF([.G162] &lt; [.$B$25];CEILING([.G162]*[.$B$3];1);0)" office:value-type="float" office:value="0" calcext:value-type="float">
            <text:p/>
          </table:table-cell>
          <table:table-cell table:formula="of:=IF([.G162] &lt; [.$B$25];SUM([.F$3:.F163]);[.$B$25])" office:value-type="float" office:value="222350062.5" calcext:value-type="float">
            <text:p>222,350,063</text:p>
          </table:table-cell>
          <table:table-cell table:formula="of:=IF((ROW() - [.$B$21] &lt; 3);0;FLOOR(IFERROR(OFFSET([.$F16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21837503" calcext:value-type="float">
            <text:p>21,837,503</text:p>
          </table:table-cell>
          <table:table-cell table:style-name="ce27" table:formula="of:=IF([.I163] &gt; [.$B$20];[.I163]-[.$B$20];0)" office:value-type="float" office:value="21723198.5975" calcext:value-type="float">
            <text:p>21,723,199</text:p>
          </table:table-cell>
          <table:table-cell table:formula="of:=IF([.J163] &gt; 0; ROUND([.$B$23] *MIN([.J163];[.H163])); 0)" office:value-type="float" office:value="0" calcext:value-type="float">
            <text:p/>
          </table:table-cell>
          <table:table-cell table:formula="of:=IF((ROW() - [.$B$13] &lt; 3);0;FLOOR(IFERROR(OFFSET([.$F163];-1*[.$B$13];0 );0) * [.$B$14]))" office:value-type="float" office:value="0" calcext:value-type="float">
            <text:p/>
          </table:table-cell>
          <table:table-cell table:formula="of:=SUM([.L$3:.L16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63]+1" office:value-type="date" office:date-value="2020-06-29" calcext:value-type="date">
            <text:p>06/29/20</text:p>
          </table:table-cell>
          <table:table-cell/>
          <table:table-cell table:formula="of:=IF([.G163] &lt; [.$B$25];CEILING([.G163]*[.$B$3];1);0)" office:value-type="float" office:value="0" calcext:value-type="float">
            <text:p/>
          </table:table-cell>
          <table:table-cell table:formula="of:=IF([.G163] &lt; [.$B$25];SUM([.F$3:.F164]);[.$B$25])" office:value-type="float" office:value="222350062.5" calcext:value-type="float">
            <text:p>222,350,063</text:p>
          </table:table-cell>
          <table:table-cell table:formula="of:=IF((ROW() - [.$B$21] &lt; 3);0;FLOOR(IFERROR(OFFSET([.$F16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19240024" calcext:value-type="float">
            <text:p>19,240,024</text:p>
          </table:table-cell>
          <table:table-cell table:style-name="ce27" table:formula="of:=IF([.I164] &gt; [.$B$20];[.I164]-[.$B$20];0)" office:value-type="float" office:value="19125719.5975" calcext:value-type="float">
            <text:p>19,125,720</text:p>
          </table:table-cell>
          <table:table-cell table:formula="of:=IF([.J164] &gt; 0; ROUND([.$B$23] *MIN([.J164];[.H164])); 0)" office:value-type="float" office:value="0" calcext:value-type="float">
            <text:p/>
          </table:table-cell>
          <table:table-cell table:formula="of:=IF((ROW() - [.$B$13] &lt; 3);0;FLOOR(IFERROR(OFFSET([.$F164];-1*[.$B$13];0 );0) * [.$B$14]))" office:value-type="float" office:value="0" calcext:value-type="float">
            <text:p/>
          </table:table-cell>
          <table:table-cell table:formula="of:=SUM([.L$3:.L16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64]+1" office:value-type="date" office:date-value="2020-06-30" calcext:value-type="date">
            <text:p>06/30/20</text:p>
          </table:table-cell>
          <table:table-cell/>
          <table:table-cell table:formula="of:=IF([.G164] &lt; [.$B$25];CEILING([.G164]*[.$B$3];1);0)" office:value-type="float" office:value="0" calcext:value-type="float">
            <text:p/>
          </table:table-cell>
          <table:table-cell table:formula="of:=IF([.G164] &lt; [.$B$25];SUM([.F$3:.F165]);[.$B$25])" office:value-type="float" office:value="222350062.5" calcext:value-type="float">
            <text:p>222,350,063</text:p>
          </table:table-cell>
          <table:table-cell table:formula="of:=IF((ROW() - [.$B$21] &lt; 3);0;FLOOR(IFERROR(OFFSET([.$F16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16294482" calcext:value-type="float">
            <text:p>16,294,482</text:p>
          </table:table-cell>
          <table:table-cell table:style-name="ce27" table:formula="of:=IF([.I165] &gt; [.$B$20];[.I165]-[.$B$20];0)" office:value-type="float" office:value="16180177.5975" calcext:value-type="float">
            <text:p>16,180,178</text:p>
          </table:table-cell>
          <table:table-cell table:formula="of:=IF([.J165] &gt; 0; ROUND([.$B$23] *MIN([.J165];[.H165])); 0)" office:value-type="float" office:value="0" calcext:value-type="float">
            <text:p/>
          </table:table-cell>
          <table:table-cell table:formula="of:=IF((ROW() - [.$B$13] &lt; 3);0;FLOOR(IFERROR(OFFSET([.$F165];-1*[.$B$13];0 );0) * [.$B$14]))" office:value-type="float" office:value="0" calcext:value-type="float">
            <text:p/>
          </table:table-cell>
          <table:table-cell table:formula="of:=SUM([.L$3:.L16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65]+1" office:value-type="date" office:date-value="2020-07-01" calcext:value-type="date">
            <text:p>07/01/20</text:p>
          </table:table-cell>
          <table:table-cell/>
          <table:table-cell table:formula="of:=IF([.G165] &lt; [.$B$25];CEILING([.G165]*[.$B$3];1);0)" office:value-type="float" office:value="0" calcext:value-type="float">
            <text:p/>
          </table:table-cell>
          <table:table-cell table:formula="of:=IF([.G165] &lt; [.$B$25];SUM([.F$3:.F166]);[.$B$25])" office:value-type="float" office:value="222350062.5" calcext:value-type="float">
            <text:p>222,350,063</text:p>
          </table:table-cell>
          <table:table-cell table:formula="of:=IF((ROW() - [.$B$21] &lt; 3);0;FLOOR(IFERROR(OFFSET([.$F16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12954237" calcext:value-type="float">
            <text:p>12,954,237</text:p>
          </table:table-cell>
          <table:table-cell table:style-name="ce27" table:formula="of:=IF([.I166] &gt; [.$B$20];[.I166]-[.$B$20];0)" office:value-type="float" office:value="12839932.5975" calcext:value-type="float">
            <text:p>12,839,933</text:p>
          </table:table-cell>
          <table:table-cell table:formula="of:=IF([.J166] &gt; 0; ROUND([.$B$23] *MIN([.J166];[.H166])); 0)" office:value-type="float" office:value="0" calcext:value-type="float">
            <text:p/>
          </table:table-cell>
          <table:table-cell table:formula="of:=IF((ROW() - [.$B$13] &lt; 3);0;FLOOR(IFERROR(OFFSET([.$F166];-1*[.$B$13];0 );0) * [.$B$14]))" office:value-type="float" office:value="0" calcext:value-type="float">
            <text:p/>
          </table:table-cell>
          <table:table-cell table:formula="of:=SUM([.L$3:.L16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66]+1" office:value-type="date" office:date-value="2020-07-02" calcext:value-type="date">
            <text:p>07/02/20</text:p>
          </table:table-cell>
          <table:table-cell/>
          <table:table-cell table:formula="of:=IF([.G166] &lt; [.$B$25];CEILING([.G166]*[.$B$3];1);0)" office:value-type="float" office:value="0" calcext:value-type="float">
            <text:p/>
          </table:table-cell>
          <table:table-cell table:formula="of:=IF([.G166] &lt; [.$B$25];SUM([.F$3:.F167]);[.$B$25])" office:value-type="float" office:value="222350062.5" calcext:value-type="float">
            <text:p>222,350,063</text:p>
          </table:table-cell>
          <table:table-cell table:formula="of:=IF((ROW() - [.$B$21] &lt; 3);0;FLOOR(IFERROR(OFFSET([.$F16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9166400" calcext:value-type="float">
            <text:p>9,166,400</text:p>
          </table:table-cell>
          <table:table-cell table:style-name="ce27" table:formula="of:=IF([.I167] &gt; [.$B$20];[.I167]-[.$B$20];0)" office:value-type="float" office:value="9052095.5975" calcext:value-type="float">
            <text:p>9,052,096</text:p>
          </table:table-cell>
          <table:table-cell table:formula="of:=IF([.J167] &gt; 0; ROUND([.$B$23] *MIN([.J167];[.H167])); 0)" office:value-type="float" office:value="0" calcext:value-type="float">
            <text:p/>
          </table:table-cell>
          <table:table-cell table:formula="of:=IF((ROW() - [.$B$13] &lt; 3);0;FLOOR(IFERROR(OFFSET([.$F167];-1*[.$B$13];0 );0) * [.$B$14]))" office:value-type="float" office:value="0" calcext:value-type="float">
            <text:p/>
          </table:table-cell>
          <table:table-cell table:formula="of:=SUM([.L$3:.L16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67]+1" office:value-type="date" office:date-value="2020-07-03" calcext:value-type="date">
            <text:p>07/03/20</text:p>
          </table:table-cell>
          <table:table-cell/>
          <table:table-cell table:formula="of:=IF([.G167] &lt; [.$B$25];CEILING([.G167]*[.$B$3];1);0)" office:value-type="float" office:value="0" calcext:value-type="float">
            <text:p/>
          </table:table-cell>
          <table:table-cell table:formula="of:=IF([.G167] &lt; [.$B$25];SUM([.F$3:.F168]);[.$B$25])" office:value-type="float" office:value="222350062.5" calcext:value-type="float">
            <text:p>222,350,063</text:p>
          </table:table-cell>
          <table:table-cell table:formula="of:=IF((ROW() - [.$B$21] &lt; 3);0;FLOOR(IFERROR(OFFSET([.$F16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4870992" calcext:value-type="float">
            <text:p>4,870,992</text:p>
          </table:table-cell>
          <table:table-cell table:style-name="ce27" table:formula="of:=IF([.I168] &gt; [.$B$20];[.I168]-[.$B$20];0)" office:value-type="float" office:value="4756687.5975" calcext:value-type="float">
            <text:p>4,756,688</text:p>
          </table:table-cell>
          <table:table-cell table:formula="of:=IF([.J168] &gt; 0; ROUND([.$B$23] *MIN([.J168];[.H168])); 0)" office:value-type="float" office:value="0" calcext:value-type="float">
            <text:p/>
          </table:table-cell>
          <table:table-cell table:formula="of:=IF((ROW() - [.$B$13] &lt; 3);0;FLOOR(IFERROR(OFFSET([.$F168];-1*[.$B$13];0 );0) * [.$B$14]))" office:value-type="float" office:value="0" calcext:value-type="float">
            <text:p/>
          </table:table-cell>
          <table:table-cell table:formula="of:=SUM([.L$3:.L16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68]+1" office:value-type="date" office:date-value="2020-07-04" calcext:value-type="date">
            <text:p>07/04/20</text:p>
          </table:table-cell>
          <table:table-cell/>
          <table:table-cell table:formula="of:=IF([.G168] &lt; [.$B$25];CEILING([.G168]*[.$B$3];1);0)" office:value-type="float" office:value="0" calcext:value-type="float">
            <text:p/>
          </table:table-cell>
          <table:table-cell table:formula="of:=IF([.G168] &lt; [.$B$25];SUM([.F$3:.F169]);[.$B$25])" office:value-type="float" office:value="222350062.5" calcext:value-type="float">
            <text:p>222,350,063</text:p>
          </table:table-cell>
          <table:table-cell table:formula="of:=IF((ROW() - [.$B$21] &lt; 3);0;FLOOR(IFERROR(OFFSET([.$F16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69] &gt; [.$B$20];[.I169]-[.$B$20];0)" office:value-type="float" office:value="0" calcext:value-type="float">
            <text:p/>
          </table:table-cell>
          <table:table-cell table:formula="of:=IF([.J169] &gt; 0; ROUND([.$B$23] *MIN([.J169];[.H169])); 0)" office:value-type="float" office:value="0" calcext:value-type="float">
            <text:p/>
          </table:table-cell>
          <table:table-cell table:formula="of:=IF((ROW() - [.$B$13] &lt; 3);0;FLOOR(IFERROR(OFFSET([.$F169];-1*[.$B$13];0 );0) * [.$B$14]))" office:value-type="float" office:value="0" calcext:value-type="float">
            <text:p/>
          </table:table-cell>
          <table:table-cell table:formula="of:=SUM([.L$3:.L16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69]+1" office:value-type="date" office:date-value="2020-07-05" calcext:value-type="date">
            <text:p>07/05/20</text:p>
          </table:table-cell>
          <table:table-cell/>
          <table:table-cell table:formula="of:=IF([.G169] &lt; [.$B$25];CEILING([.G169]*[.$B$3];1);0)" office:value-type="float" office:value="0" calcext:value-type="float">
            <text:p/>
          </table:table-cell>
          <table:table-cell table:formula="of:=IF([.G169] &lt; [.$B$25];SUM([.F$3:.F170]);[.$B$25])" office:value-type="float" office:value="222350062.5" calcext:value-type="float">
            <text:p>222,350,063</text:p>
          </table:table-cell>
          <table:table-cell table:formula="of:=IF((ROW() - [.$B$21] &lt; 3);0;FLOOR(IFERROR(OFFSET([.$F17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70] &gt; [.$B$20];[.I170]-[.$B$20];0)" office:value-type="float" office:value="0" calcext:value-type="float">
            <text:p/>
          </table:table-cell>
          <table:table-cell table:formula="of:=IF([.J170] &gt; 0; ROUND([.$B$23] *MIN([.J170];[.H170])); 0)" office:value-type="float" office:value="0" calcext:value-type="float">
            <text:p/>
          </table:table-cell>
          <table:table-cell table:formula="of:=IF((ROW() - [.$B$13] &lt; 3);0;FLOOR(IFERROR(OFFSET([.$F170];-1*[.$B$13];0 );0) * [.$B$14]))" office:value-type="float" office:value="0" calcext:value-type="float">
            <text:p/>
          </table:table-cell>
          <table:table-cell table:formula="of:=SUM([.L$3:.L17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70]+1" office:value-type="date" office:date-value="2020-07-06" calcext:value-type="date">
            <text:p>07/06/20</text:p>
          </table:table-cell>
          <table:table-cell/>
          <table:table-cell table:formula="of:=IF([.G170] &lt; [.$B$25];CEILING([.G170]*[.$B$3];1);0)" office:value-type="float" office:value="0" calcext:value-type="float">
            <text:p/>
          </table:table-cell>
          <table:table-cell table:formula="of:=IF([.G170] &lt; [.$B$25];SUM([.F$3:.F171]);[.$B$25])" office:value-type="float" office:value="222350062.5" calcext:value-type="float">
            <text:p>222,350,063</text:p>
          </table:table-cell>
          <table:table-cell table:formula="of:=IF((ROW() - [.$B$21] &lt; 3);0;FLOOR(IFERROR(OFFSET([.$F17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71] &gt; [.$B$20];[.I171]-[.$B$20];0)" office:value-type="float" office:value="0" calcext:value-type="float">
            <text:p/>
          </table:table-cell>
          <table:table-cell table:formula="of:=IF([.J171] &gt; 0; ROUND([.$B$23] *MIN([.J171];[.H171])); 0)" office:value-type="float" office:value="0" calcext:value-type="float">
            <text:p/>
          </table:table-cell>
          <table:table-cell table:formula="of:=IF((ROW() - [.$B$13] &lt; 3);0;FLOOR(IFERROR(OFFSET([.$F171];-1*[.$B$13];0 );0) * [.$B$14]))" office:value-type="float" office:value="0" calcext:value-type="float">
            <text:p/>
          </table:table-cell>
          <table:table-cell table:formula="of:=SUM([.L$3:.L17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71]+1" office:value-type="date" office:date-value="2020-07-07" calcext:value-type="date">
            <text:p>07/07/20</text:p>
          </table:table-cell>
          <table:table-cell/>
          <table:table-cell table:formula="of:=IF([.G171] &lt; [.$B$25];CEILING([.G171]*[.$B$3];1);0)" office:value-type="float" office:value="0" calcext:value-type="float">
            <text:p/>
          </table:table-cell>
          <table:table-cell table:formula="of:=IF([.G171] &lt; [.$B$25];SUM([.F$3:.F172]);[.$B$25])" office:value-type="float" office:value="222350062.5" calcext:value-type="float">
            <text:p>222,350,063</text:p>
          </table:table-cell>
          <table:table-cell table:formula="of:=IF((ROW() - [.$B$21] &lt; 3);0;FLOOR(IFERROR(OFFSET([.$F17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72] &gt; [.$B$20];[.I172]-[.$B$20];0)" office:value-type="float" office:value="0" calcext:value-type="float">
            <text:p/>
          </table:table-cell>
          <table:table-cell table:formula="of:=IF([.J172] &gt; 0; ROUND([.$B$23] *MIN([.J172];[.H172])); 0)" office:value-type="float" office:value="0" calcext:value-type="float">
            <text:p/>
          </table:table-cell>
          <table:table-cell table:formula="of:=IF((ROW() - [.$B$13] &lt; 3);0;FLOOR(IFERROR(OFFSET([.$F172];-1*[.$B$13];0 );0) * [.$B$14]))" office:value-type="float" office:value="0" calcext:value-type="float">
            <text:p/>
          </table:table-cell>
          <table:table-cell table:formula="of:=SUM([.L$3:.L17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72]+1" office:value-type="date" office:date-value="2020-07-08" calcext:value-type="date">
            <text:p>07/08/20</text:p>
          </table:table-cell>
          <table:table-cell/>
          <table:table-cell table:formula="of:=IF([.G172] &lt; [.$B$25];CEILING([.G172]*[.$B$3];1);0)" office:value-type="float" office:value="0" calcext:value-type="float">
            <text:p/>
          </table:table-cell>
          <table:table-cell table:formula="of:=IF([.G172] &lt; [.$B$25];SUM([.F$3:.F173]);[.$B$25])" office:value-type="float" office:value="222350062.5" calcext:value-type="float">
            <text:p>222,350,063</text:p>
          </table:table-cell>
          <table:table-cell table:formula="of:=IF((ROW() - [.$B$21] &lt; 3);0;FLOOR(IFERROR(OFFSET([.$F17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73] &gt; [.$B$20];[.I173]-[.$B$20];0)" office:value-type="float" office:value="0" calcext:value-type="float">
            <text:p/>
          </table:table-cell>
          <table:table-cell table:formula="of:=IF([.J173] &gt; 0; ROUND([.$B$23] *MIN([.J173];[.H173])); 0)" office:value-type="float" office:value="0" calcext:value-type="float">
            <text:p/>
          </table:table-cell>
          <table:table-cell table:formula="of:=IF((ROW() - [.$B$13] &lt; 3);0;FLOOR(IFERROR(OFFSET([.$F173];-1*[.$B$13];0 );0) * [.$B$14]))" office:value-type="float" office:value="0" calcext:value-type="float">
            <text:p/>
          </table:table-cell>
          <table:table-cell table:formula="of:=SUM([.L$3:.L17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73]+1" office:value-type="date" office:date-value="2020-07-09" calcext:value-type="date">
            <text:p>07/09/20</text:p>
          </table:table-cell>
          <table:table-cell/>
          <table:table-cell table:formula="of:=IF([.G173] &lt; [.$B$25];CEILING([.G173]*[.$B$3];1);0)" office:value-type="float" office:value="0" calcext:value-type="float">
            <text:p/>
          </table:table-cell>
          <table:table-cell table:formula="of:=IF([.G173] &lt; [.$B$25];SUM([.F$3:.F174]);[.$B$25])" office:value-type="float" office:value="222350062.5" calcext:value-type="float">
            <text:p>222,350,063</text:p>
          </table:table-cell>
          <table:table-cell table:formula="of:=IF((ROW() - [.$B$21] &lt; 3);0;FLOOR(IFERROR(OFFSET([.$F17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74] &gt; [.$B$20];[.I174]-[.$B$20];0)" office:value-type="float" office:value="0" calcext:value-type="float">
            <text:p/>
          </table:table-cell>
          <table:table-cell table:formula="of:=IF([.J174] &gt; 0; ROUND([.$B$23] *MIN([.J174];[.H174])); 0)" office:value-type="float" office:value="0" calcext:value-type="float">
            <text:p/>
          </table:table-cell>
          <table:table-cell table:formula="of:=IF((ROW() - [.$B$13] &lt; 3);0;FLOOR(IFERROR(OFFSET([.$F174];-1*[.$B$13];0 );0) * [.$B$14]))" office:value-type="float" office:value="0" calcext:value-type="float">
            <text:p/>
          </table:table-cell>
          <table:table-cell table:formula="of:=SUM([.L$3:.L17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74]+1" office:value-type="date" office:date-value="2020-07-10" calcext:value-type="date">
            <text:p>07/10/20</text:p>
          </table:table-cell>
          <table:table-cell/>
          <table:table-cell table:formula="of:=IF([.G174] &lt; [.$B$25];CEILING([.G174]*[.$B$3];1);0)" office:value-type="float" office:value="0" calcext:value-type="float">
            <text:p/>
          </table:table-cell>
          <table:table-cell table:formula="of:=IF([.G174] &lt; [.$B$25];SUM([.F$3:.F175]);[.$B$25])" office:value-type="float" office:value="222350062.5" calcext:value-type="float">
            <text:p>222,350,063</text:p>
          </table:table-cell>
          <table:table-cell table:formula="of:=IF((ROW() - [.$B$21] &lt; 3);0;FLOOR(IFERROR(OFFSET([.$F17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75] &gt; [.$B$20];[.I175]-[.$B$20];0)" office:value-type="float" office:value="0" calcext:value-type="float">
            <text:p/>
          </table:table-cell>
          <table:table-cell table:formula="of:=IF([.J175] &gt; 0; ROUND([.$B$23] *MIN([.J175];[.H175])); 0)" office:value-type="float" office:value="0" calcext:value-type="float">
            <text:p/>
          </table:table-cell>
          <table:table-cell table:formula="of:=IF((ROW() - [.$B$13] &lt; 3);0;FLOOR(IFERROR(OFFSET([.$F175];-1*[.$B$13];0 );0) * [.$B$14]))" office:value-type="float" office:value="0" calcext:value-type="float">
            <text:p/>
          </table:table-cell>
          <table:table-cell table:formula="of:=SUM([.L$3:.L17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75]+1" office:value-type="date" office:date-value="2020-07-11" calcext:value-type="date">
            <text:p>07/11/20</text:p>
          </table:table-cell>
          <table:table-cell/>
          <table:table-cell table:formula="of:=IF([.G175] &lt; [.$B$25];CEILING([.G175]*[.$B$3];1);0)" office:value-type="float" office:value="0" calcext:value-type="float">
            <text:p/>
          </table:table-cell>
          <table:table-cell table:formula="of:=IF([.G175] &lt; [.$B$25];SUM([.F$3:.F176]);[.$B$25])" office:value-type="float" office:value="222350062.5" calcext:value-type="float">
            <text:p>222,350,063</text:p>
          </table:table-cell>
          <table:table-cell table:formula="of:=IF((ROW() - [.$B$21] &lt; 3);0;FLOOR(IFERROR(OFFSET([.$F17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76] &gt; [.$B$20];[.I176]-[.$B$20];0)" office:value-type="float" office:value="0" calcext:value-type="float">
            <text:p/>
          </table:table-cell>
          <table:table-cell table:formula="of:=IF([.J176] &gt; 0; ROUND([.$B$23] *MIN([.J176];[.H176])); 0)" office:value-type="float" office:value="0" calcext:value-type="float">
            <text:p/>
          </table:table-cell>
          <table:table-cell table:formula="of:=IF((ROW() - [.$B$13] &lt; 3);0;FLOOR(IFERROR(OFFSET([.$F176];-1*[.$B$13];0 );0) * [.$B$14]))" office:value-type="float" office:value="0" calcext:value-type="float">
            <text:p/>
          </table:table-cell>
          <table:table-cell table:formula="of:=SUM([.L$3:.L17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76]+1" office:value-type="date" office:date-value="2020-07-12" calcext:value-type="date">
            <text:p>07/12/20</text:p>
          </table:table-cell>
          <table:table-cell/>
          <table:table-cell table:formula="of:=IF([.G176] &lt; [.$B$25];CEILING([.G176]*[.$B$3];1);0)" office:value-type="float" office:value="0" calcext:value-type="float">
            <text:p/>
          </table:table-cell>
          <table:table-cell table:formula="of:=IF([.G176] &lt; [.$B$25];SUM([.F$3:.F177]);[.$B$25])" office:value-type="float" office:value="222350062.5" calcext:value-type="float">
            <text:p>222,350,063</text:p>
          </table:table-cell>
          <table:table-cell table:formula="of:=IF((ROW() - [.$B$21] &lt; 3);0;FLOOR(IFERROR(OFFSET([.$F17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77] &gt; [.$B$20];[.I177]-[.$B$20];0)" office:value-type="float" office:value="0" calcext:value-type="float">
            <text:p/>
          </table:table-cell>
          <table:table-cell table:formula="of:=IF([.J177] &gt; 0; ROUND([.$B$23] *MIN([.J177];[.H177])); 0)" office:value-type="float" office:value="0" calcext:value-type="float">
            <text:p/>
          </table:table-cell>
          <table:table-cell table:formula="of:=IF((ROW() - [.$B$13] &lt; 3);0;FLOOR(IFERROR(OFFSET([.$F177];-1*[.$B$13];0 );0) * [.$B$14]))" office:value-type="float" office:value="0" calcext:value-type="float">
            <text:p/>
          </table:table-cell>
          <table:table-cell table:formula="of:=SUM([.L$3:.L17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77]+1" office:value-type="date" office:date-value="2020-07-13" calcext:value-type="date">
            <text:p>07/13/20</text:p>
          </table:table-cell>
          <table:table-cell/>
          <table:table-cell table:formula="of:=IF([.G177] &lt; [.$B$25];CEILING([.G177]*[.$B$3];1);0)" office:value-type="float" office:value="0" calcext:value-type="float">
            <text:p/>
          </table:table-cell>
          <table:table-cell table:formula="of:=IF([.G177] &lt; [.$B$25];SUM([.F$3:.F178]);[.$B$25])" office:value-type="float" office:value="222350062.5" calcext:value-type="float">
            <text:p>222,350,063</text:p>
          </table:table-cell>
          <table:table-cell table:formula="of:=IF((ROW() - [.$B$21] &lt; 3);0;FLOOR(IFERROR(OFFSET([.$F17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78] &gt; [.$B$20];[.I178]-[.$B$20];0)" office:value-type="float" office:value="0" calcext:value-type="float">
            <text:p/>
          </table:table-cell>
          <table:table-cell table:formula="of:=IF([.J178] &gt; 0; ROUND([.$B$23] *MIN([.J178];[.H178])); 0)" office:value-type="float" office:value="0" calcext:value-type="float">
            <text:p/>
          </table:table-cell>
          <table:table-cell table:formula="of:=IF((ROW() - [.$B$13] &lt; 3);0;FLOOR(IFERROR(OFFSET([.$F178];-1*[.$B$13];0 );0) * [.$B$14]))" office:value-type="float" office:value="0" calcext:value-type="float">
            <text:p/>
          </table:table-cell>
          <table:table-cell table:formula="of:=SUM([.L$3:.L17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78]+1" office:value-type="date" office:date-value="2020-07-14" calcext:value-type="date">
            <text:p>07/14/20</text:p>
          </table:table-cell>
          <table:table-cell/>
          <table:table-cell table:formula="of:=IF([.G178] &lt; [.$B$25];CEILING([.G178]*[.$B$3];1);0)" office:value-type="float" office:value="0" calcext:value-type="float">
            <text:p/>
          </table:table-cell>
          <table:table-cell table:formula="of:=IF([.G178] &lt; [.$B$25];SUM([.F$3:.F179]);[.$B$25])" office:value-type="float" office:value="222350062.5" calcext:value-type="float">
            <text:p>222,350,063</text:p>
          </table:table-cell>
          <table:table-cell table:formula="of:=IF((ROW() - [.$B$21] &lt; 3);0;FLOOR(IFERROR(OFFSET([.$F17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79] &gt; [.$B$20];[.I179]-[.$B$20];0)" office:value-type="float" office:value="0" calcext:value-type="float">
            <text:p/>
          </table:table-cell>
          <table:table-cell table:formula="of:=IF([.J179] &gt; 0; ROUND([.$B$23] *MIN([.J179];[.H179])); 0)" office:value-type="float" office:value="0" calcext:value-type="float">
            <text:p/>
          </table:table-cell>
          <table:table-cell table:formula="of:=IF((ROW() - [.$B$13] &lt; 3);0;FLOOR(IFERROR(OFFSET([.$F179];-1*[.$B$13];0 );0) * [.$B$14]))" office:value-type="float" office:value="0" calcext:value-type="float">
            <text:p/>
          </table:table-cell>
          <table:table-cell table:formula="of:=SUM([.L$3:.L17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79]+1" office:value-type="date" office:date-value="2020-07-15" calcext:value-type="date">
            <text:p>07/15/20</text:p>
          </table:table-cell>
          <table:table-cell/>
          <table:table-cell table:formula="of:=IF([.G179] &lt; [.$B$25];CEILING([.G179]*[.$B$3];1);0)" office:value-type="float" office:value="0" calcext:value-type="float">
            <text:p/>
          </table:table-cell>
          <table:table-cell table:formula="of:=IF([.G179] &lt; [.$B$25];SUM([.F$3:.F180]);[.$B$25])" office:value-type="float" office:value="222350062.5" calcext:value-type="float">
            <text:p>222,350,063</text:p>
          </table:table-cell>
          <table:table-cell table:formula="of:=IF((ROW() - [.$B$21] &lt; 3);0;FLOOR(IFERROR(OFFSET([.$F18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80] &gt; [.$B$20];[.I180]-[.$B$20];0)" office:value-type="float" office:value="0" calcext:value-type="float">
            <text:p/>
          </table:table-cell>
          <table:table-cell table:formula="of:=IF([.J180] &gt; 0; ROUND([.$B$23] *MIN([.J180];[.H180])); 0)" office:value-type="float" office:value="0" calcext:value-type="float">
            <text:p/>
          </table:table-cell>
          <table:table-cell table:formula="of:=IF((ROW() - [.$B$13] &lt; 3);0;FLOOR(IFERROR(OFFSET([.$F180];-1*[.$B$13];0 );0) * [.$B$14]))" office:value-type="float" office:value="0" calcext:value-type="float">
            <text:p/>
          </table:table-cell>
          <table:table-cell table:formula="of:=SUM([.L$3:.L18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80]+1" office:value-type="date" office:date-value="2020-07-16" calcext:value-type="date">
            <text:p>07/16/20</text:p>
          </table:table-cell>
          <table:table-cell/>
          <table:table-cell table:formula="of:=IF([.G180] &lt; [.$B$25];CEILING([.G180]*[.$B$3];1);0)" office:value-type="float" office:value="0" calcext:value-type="float">
            <text:p/>
          </table:table-cell>
          <table:table-cell table:formula="of:=IF([.G180] &lt; [.$B$25];SUM([.F$3:.F181]);[.$B$25])" office:value-type="float" office:value="222350062.5" calcext:value-type="float">
            <text:p>222,350,063</text:p>
          </table:table-cell>
          <table:table-cell table:formula="of:=IF((ROW() - [.$B$21] &lt; 3);0;FLOOR(IFERROR(OFFSET([.$F18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81] &gt; [.$B$20];[.I181]-[.$B$20];0)" office:value-type="float" office:value="0" calcext:value-type="float">
            <text:p/>
          </table:table-cell>
          <table:table-cell table:formula="of:=IF([.J181] &gt; 0; ROUND([.$B$23] *MIN([.J181];[.H181])); 0)" office:value-type="float" office:value="0" calcext:value-type="float">
            <text:p/>
          </table:table-cell>
          <table:table-cell table:formula="of:=IF((ROW() - [.$B$13] &lt; 3);0;FLOOR(IFERROR(OFFSET([.$F181];-1*[.$B$13];0 );0) * [.$B$14]))" office:value-type="float" office:value="0" calcext:value-type="float">
            <text:p/>
          </table:table-cell>
          <table:table-cell table:formula="of:=SUM([.L$3:.L18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81]+1" office:value-type="date" office:date-value="2020-07-17" calcext:value-type="date">
            <text:p>07/17/20</text:p>
          </table:table-cell>
          <table:table-cell/>
          <table:table-cell table:formula="of:=IF([.G181] &lt; [.$B$25];CEILING([.G181]*[.$B$3];1);0)" office:value-type="float" office:value="0" calcext:value-type="float">
            <text:p/>
          </table:table-cell>
          <table:table-cell table:formula="of:=IF([.G181] &lt; [.$B$25];SUM([.F$3:.F182]);[.$B$25])" office:value-type="float" office:value="222350062.5" calcext:value-type="float">
            <text:p>222,350,063</text:p>
          </table:table-cell>
          <table:table-cell table:formula="of:=IF((ROW() - [.$B$21] &lt; 3);0;FLOOR(IFERROR(OFFSET([.$F18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82] &gt; [.$B$20];[.I182]-[.$B$20];0)" office:value-type="float" office:value="0" calcext:value-type="float">
            <text:p/>
          </table:table-cell>
          <table:table-cell table:formula="of:=IF([.J182] &gt; 0; ROUND([.$B$23] *MIN([.J182];[.H182])); 0)" office:value-type="float" office:value="0" calcext:value-type="float">
            <text:p/>
          </table:table-cell>
          <table:table-cell table:formula="of:=IF((ROW() - [.$B$13] &lt; 3);0;FLOOR(IFERROR(OFFSET([.$F182];-1*[.$B$13];0 );0) * [.$B$14]))" office:value-type="float" office:value="0" calcext:value-type="float">
            <text:p/>
          </table:table-cell>
          <table:table-cell table:formula="of:=SUM([.L$3:.L18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82]+1" office:value-type="date" office:date-value="2020-07-18" calcext:value-type="date">
            <text:p>07/18/20</text:p>
          </table:table-cell>
          <table:table-cell/>
          <table:table-cell table:formula="of:=IF([.G182] &lt; [.$B$25];CEILING([.G182]*[.$B$3];1);0)" office:value-type="float" office:value="0" calcext:value-type="float">
            <text:p/>
          </table:table-cell>
          <table:table-cell table:formula="of:=IF([.G182] &lt; [.$B$25];SUM([.F$3:.F183]);[.$B$25])" office:value-type="float" office:value="222350062.5" calcext:value-type="float">
            <text:p>222,350,063</text:p>
          </table:table-cell>
          <table:table-cell table:formula="of:=IF((ROW() - [.$B$21] &lt; 3);0;FLOOR(IFERROR(OFFSET([.$F18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83] &gt; [.$B$20];[.I183]-[.$B$20];0)" office:value-type="float" office:value="0" calcext:value-type="float">
            <text:p/>
          </table:table-cell>
          <table:table-cell table:formula="of:=IF([.J183] &gt; 0; ROUND([.$B$23] *MIN([.J183];[.H183])); 0)" office:value-type="float" office:value="0" calcext:value-type="float">
            <text:p/>
          </table:table-cell>
          <table:table-cell table:formula="of:=IF((ROW() - [.$B$13] &lt; 3);0;FLOOR(IFERROR(OFFSET([.$F183];-1*[.$B$13];0 );0) * [.$B$14]))" office:value-type="float" office:value="0" calcext:value-type="float">
            <text:p/>
          </table:table-cell>
          <table:table-cell table:formula="of:=SUM([.L$3:.L18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83]+1" office:value-type="date" office:date-value="2020-07-19" calcext:value-type="date">
            <text:p>07/19/20</text:p>
          </table:table-cell>
          <table:table-cell/>
          <table:table-cell table:formula="of:=IF([.G183] &lt; [.$B$25];CEILING([.G183]*[.$B$3];1);0)" office:value-type="float" office:value="0" calcext:value-type="float">
            <text:p/>
          </table:table-cell>
          <table:table-cell table:formula="of:=IF([.G183] &lt; [.$B$25];SUM([.F$3:.F184]);[.$B$25])" office:value-type="float" office:value="222350062.5" calcext:value-type="float">
            <text:p>222,350,063</text:p>
          </table:table-cell>
          <table:table-cell table:formula="of:=IF((ROW() - [.$B$21] &lt; 3);0;FLOOR(IFERROR(OFFSET([.$F18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84] &gt; [.$B$20];[.I184]-[.$B$20];0)" office:value-type="float" office:value="0" calcext:value-type="float">
            <text:p/>
          </table:table-cell>
          <table:table-cell table:formula="of:=IF([.J184] &gt; 0; ROUND([.$B$23] *MIN([.J184];[.H184])); 0)" office:value-type="float" office:value="0" calcext:value-type="float">
            <text:p/>
          </table:table-cell>
          <table:table-cell table:formula="of:=IF((ROW() - [.$B$13] &lt; 3);0;FLOOR(IFERROR(OFFSET([.$F184];-1*[.$B$13];0 );0) * [.$B$14]))" office:value-type="float" office:value="0" calcext:value-type="float">
            <text:p/>
          </table:table-cell>
          <table:table-cell table:formula="of:=SUM([.L$3:.L18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84]+1" office:value-type="date" office:date-value="2020-07-20" calcext:value-type="date">
            <text:p>07/20/20</text:p>
          </table:table-cell>
          <table:table-cell/>
          <table:table-cell table:formula="of:=IF([.G184] &lt; [.$B$25];CEILING([.G184]*[.$B$3];1);0)" office:value-type="float" office:value="0" calcext:value-type="float">
            <text:p/>
          </table:table-cell>
          <table:table-cell table:formula="of:=IF([.G184] &lt; [.$B$25];SUM([.F$3:.F185]);[.$B$25])" office:value-type="float" office:value="222350062.5" calcext:value-type="float">
            <text:p>222,350,063</text:p>
          </table:table-cell>
          <table:table-cell table:formula="of:=IF((ROW() - [.$B$21] &lt; 3);0;FLOOR(IFERROR(OFFSET([.$F18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85] &gt; [.$B$20];[.I185]-[.$B$20];0)" office:value-type="float" office:value="0" calcext:value-type="float">
            <text:p/>
          </table:table-cell>
          <table:table-cell table:formula="of:=IF([.J185] &gt; 0; ROUND([.$B$23] *MIN([.J185];[.H185])); 0)" office:value-type="float" office:value="0" calcext:value-type="float">
            <text:p/>
          </table:table-cell>
          <table:table-cell table:formula="of:=IF((ROW() - [.$B$13] &lt; 3);0;FLOOR(IFERROR(OFFSET([.$F185];-1*[.$B$13];0 );0) * [.$B$14]))" office:value-type="float" office:value="0" calcext:value-type="float">
            <text:p/>
          </table:table-cell>
          <table:table-cell table:formula="of:=SUM([.L$3:.L18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85]+1" office:value-type="date" office:date-value="2020-07-21" calcext:value-type="date">
            <text:p>07/21/20</text:p>
          </table:table-cell>
          <table:table-cell/>
          <table:table-cell table:formula="of:=IF([.G185] &lt; [.$B$25];CEILING([.G185]*[.$B$3];1);0)" office:value-type="float" office:value="0" calcext:value-type="float">
            <text:p/>
          </table:table-cell>
          <table:table-cell table:formula="of:=IF([.G185] &lt; [.$B$25];SUM([.F$3:.F186]);[.$B$25])" office:value-type="float" office:value="222350062.5" calcext:value-type="float">
            <text:p>222,350,063</text:p>
          </table:table-cell>
          <table:table-cell table:formula="of:=IF((ROW() - [.$B$21] &lt; 3);0;FLOOR(IFERROR(OFFSET([.$F18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86] &gt; [.$B$20];[.I186]-[.$B$20];0)" office:value-type="float" office:value="0" calcext:value-type="float">
            <text:p/>
          </table:table-cell>
          <table:table-cell table:formula="of:=IF([.J186] &gt; 0; ROUND([.$B$23] *MIN([.J186];[.H186])); 0)" office:value-type="float" office:value="0" calcext:value-type="float">
            <text:p/>
          </table:table-cell>
          <table:table-cell table:formula="of:=IF((ROW() - [.$B$13] &lt; 3);0;FLOOR(IFERROR(OFFSET([.$F186];-1*[.$B$13];0 );0) * [.$B$14]))" office:value-type="float" office:value="0" calcext:value-type="float">
            <text:p/>
          </table:table-cell>
          <table:table-cell table:formula="of:=SUM([.L$3:.L18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86]+1" office:value-type="date" office:date-value="2020-07-22" calcext:value-type="date">
            <text:p>07/22/20</text:p>
          </table:table-cell>
          <table:table-cell/>
          <table:table-cell table:formula="of:=IF([.G186] &lt; [.$B$25];CEILING([.G186]*[.$B$3];1);0)" office:value-type="float" office:value="0" calcext:value-type="float">
            <text:p/>
          </table:table-cell>
          <table:table-cell table:formula="of:=IF([.G186] &lt; [.$B$25];SUM([.F$3:.F187]);[.$B$25])" office:value-type="float" office:value="222350062.5" calcext:value-type="float">
            <text:p>222,350,063</text:p>
          </table:table-cell>
          <table:table-cell table:formula="of:=IF((ROW() - [.$B$21] &lt; 3);0;FLOOR(IFERROR(OFFSET([.$F18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87] &gt; [.$B$20];[.I187]-[.$B$20];0)" office:value-type="float" office:value="0" calcext:value-type="float">
            <text:p/>
          </table:table-cell>
          <table:table-cell table:formula="of:=IF([.J187] &gt; 0; ROUND([.$B$23] *MIN([.J187];[.H187])); 0)" office:value-type="float" office:value="0" calcext:value-type="float">
            <text:p/>
          </table:table-cell>
          <table:table-cell table:formula="of:=IF((ROW() - [.$B$13] &lt; 3);0;FLOOR(IFERROR(OFFSET([.$F187];-1*[.$B$13];0 );0) * [.$B$14]))" office:value-type="float" office:value="0" calcext:value-type="float">
            <text:p/>
          </table:table-cell>
          <table:table-cell table:formula="of:=SUM([.L$3:.L18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87]+1" office:value-type="date" office:date-value="2020-07-23" calcext:value-type="date">
            <text:p>07/23/20</text:p>
          </table:table-cell>
          <table:table-cell/>
          <table:table-cell table:formula="of:=IF([.G187] &lt; [.$B$25];CEILING([.G187]*[.$B$3];1);0)" office:value-type="float" office:value="0" calcext:value-type="float">
            <text:p/>
          </table:table-cell>
          <table:table-cell table:formula="of:=IF([.G187] &lt; [.$B$25];SUM([.F$3:.F188]);[.$B$25])" office:value-type="float" office:value="222350062.5" calcext:value-type="float">
            <text:p>222,350,063</text:p>
          </table:table-cell>
          <table:table-cell table:formula="of:=IF((ROW() - [.$B$21] &lt; 3);0;FLOOR(IFERROR(OFFSET([.$F18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88] &gt; [.$B$20];[.I188]-[.$B$20];0)" office:value-type="float" office:value="0" calcext:value-type="float">
            <text:p/>
          </table:table-cell>
          <table:table-cell table:formula="of:=IF([.J188] &gt; 0; ROUND([.$B$23] *MIN([.J188];[.H188])); 0)" office:value-type="float" office:value="0" calcext:value-type="float">
            <text:p/>
          </table:table-cell>
          <table:table-cell table:formula="of:=IF((ROW() - [.$B$13] &lt; 3);0;FLOOR(IFERROR(OFFSET([.$F188];-1*[.$B$13];0 );0) * [.$B$14]))" office:value-type="float" office:value="0" calcext:value-type="float">
            <text:p/>
          </table:table-cell>
          <table:table-cell table:formula="of:=SUM([.L$3:.L18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88]+1" office:value-type="date" office:date-value="2020-07-24" calcext:value-type="date">
            <text:p>07/24/20</text:p>
          </table:table-cell>
          <table:table-cell/>
          <table:table-cell table:formula="of:=IF([.G188] &lt; [.$B$25];CEILING([.G188]*[.$B$3];1);0)" office:value-type="float" office:value="0" calcext:value-type="float">
            <text:p/>
          </table:table-cell>
          <table:table-cell table:formula="of:=IF([.G188] &lt; [.$B$25];SUM([.F$3:.F189]);[.$B$25])" office:value-type="float" office:value="222350062.5" calcext:value-type="float">
            <text:p>222,350,063</text:p>
          </table:table-cell>
          <table:table-cell table:formula="of:=IF((ROW() - [.$B$21] &lt; 3);0;FLOOR(IFERROR(OFFSET([.$F18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89] &gt; [.$B$20];[.I189]-[.$B$20];0)" office:value-type="float" office:value="0" calcext:value-type="float">
            <text:p/>
          </table:table-cell>
          <table:table-cell table:formula="of:=IF([.J189] &gt; 0; ROUND([.$B$23] *MIN([.J189];[.H189])); 0)" office:value-type="float" office:value="0" calcext:value-type="float">
            <text:p/>
          </table:table-cell>
          <table:table-cell table:formula="of:=IF((ROW() - [.$B$13] &lt; 3);0;FLOOR(IFERROR(OFFSET([.$F189];-1*[.$B$13];0 );0) * [.$B$14]))" office:value-type="float" office:value="0" calcext:value-type="float">
            <text:p/>
          </table:table-cell>
          <table:table-cell table:formula="of:=SUM([.L$3:.L18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89]+1" office:value-type="date" office:date-value="2020-07-25" calcext:value-type="date">
            <text:p>07/25/20</text:p>
          </table:table-cell>
          <table:table-cell/>
          <table:table-cell table:formula="of:=IF([.G189] &lt; [.$B$25];CEILING([.G189]*[.$B$3];1);0)" office:value-type="float" office:value="0" calcext:value-type="float">
            <text:p/>
          </table:table-cell>
          <table:table-cell table:formula="of:=IF([.G189] &lt; [.$B$25];SUM([.F$3:.F190]);[.$B$25])" office:value-type="float" office:value="222350062.5" calcext:value-type="float">
            <text:p>222,350,063</text:p>
          </table:table-cell>
          <table:table-cell table:formula="of:=IF((ROW() - [.$B$21] &lt; 3);0;FLOOR(IFERROR(OFFSET([.$F19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90] &gt; [.$B$20];[.I190]-[.$B$20];0)" office:value-type="float" office:value="0" calcext:value-type="float">
            <text:p/>
          </table:table-cell>
          <table:table-cell table:formula="of:=IF([.J190] &gt; 0; ROUND([.$B$23] *MIN([.J190];[.H190])); 0)" office:value-type="float" office:value="0" calcext:value-type="float">
            <text:p/>
          </table:table-cell>
          <table:table-cell table:formula="of:=IF((ROW() - [.$B$13] &lt; 3);0;FLOOR(IFERROR(OFFSET([.$F190];-1*[.$B$13];0 );0) * [.$B$14]))" office:value-type="float" office:value="0" calcext:value-type="float">
            <text:p/>
          </table:table-cell>
          <table:table-cell table:formula="of:=SUM([.L$3:.L19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90]+1" office:value-type="date" office:date-value="2020-07-26" calcext:value-type="date">
            <text:p>07/26/20</text:p>
          </table:table-cell>
          <table:table-cell/>
          <table:table-cell table:formula="of:=IF([.G190] &lt; [.$B$25];CEILING([.G190]*[.$B$3];1);0)" office:value-type="float" office:value="0" calcext:value-type="float">
            <text:p/>
          </table:table-cell>
          <table:table-cell table:formula="of:=IF([.G190] &lt; [.$B$25];SUM([.F$3:.F191]);[.$B$25])" office:value-type="float" office:value="222350062.5" calcext:value-type="float">
            <text:p>222,350,063</text:p>
          </table:table-cell>
          <table:table-cell table:formula="of:=IF((ROW() - [.$B$21] &lt; 3);0;FLOOR(IFERROR(OFFSET([.$F19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91] &gt; [.$B$20];[.I191]-[.$B$20];0)" office:value-type="float" office:value="0" calcext:value-type="float">
            <text:p/>
          </table:table-cell>
          <table:table-cell table:formula="of:=IF([.J191] &gt; 0; ROUND([.$B$23] *MIN([.J191];[.H191])); 0)" office:value-type="float" office:value="0" calcext:value-type="float">
            <text:p/>
          </table:table-cell>
          <table:table-cell table:formula="of:=IF((ROW() - [.$B$13] &lt; 3);0;FLOOR(IFERROR(OFFSET([.$F191];-1*[.$B$13];0 );0) * [.$B$14]))" office:value-type="float" office:value="0" calcext:value-type="float">
            <text:p/>
          </table:table-cell>
          <table:table-cell table:formula="of:=SUM([.L$3:.L19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91]+1" office:value-type="date" office:date-value="2020-07-27" calcext:value-type="date">
            <text:p>07/27/20</text:p>
          </table:table-cell>
          <table:table-cell/>
          <table:table-cell table:formula="of:=IF([.G191] &lt; [.$B$25];CEILING([.G191]*[.$B$3];1);0)" office:value-type="float" office:value="0" calcext:value-type="float">
            <text:p/>
          </table:table-cell>
          <table:table-cell table:formula="of:=IF([.G191] &lt; [.$B$25];SUM([.F$3:.F192]);[.$B$25])" office:value-type="float" office:value="222350062.5" calcext:value-type="float">
            <text:p>222,350,063</text:p>
          </table:table-cell>
          <table:table-cell table:formula="of:=IF((ROW() - [.$B$21] &lt; 3);0;FLOOR(IFERROR(OFFSET([.$F19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92] &gt; [.$B$20];[.I192]-[.$B$20];0)" office:value-type="float" office:value="0" calcext:value-type="float">
            <text:p/>
          </table:table-cell>
          <table:table-cell table:formula="of:=IF([.J192] &gt; 0; ROUND([.$B$23] *MIN([.J192];[.H192])); 0)" office:value-type="float" office:value="0" calcext:value-type="float">
            <text:p/>
          </table:table-cell>
          <table:table-cell table:formula="of:=IF((ROW() - [.$B$13] &lt; 3);0;FLOOR(IFERROR(OFFSET([.$F192];-1*[.$B$13];0 );0) * [.$B$14]))" office:value-type="float" office:value="0" calcext:value-type="float">
            <text:p/>
          </table:table-cell>
          <table:table-cell table:formula="of:=SUM([.L$3:.L19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92]+1" office:value-type="date" office:date-value="2020-07-28" calcext:value-type="date">
            <text:p>07/28/20</text:p>
          </table:table-cell>
          <table:table-cell/>
          <table:table-cell table:formula="of:=IF([.G192] &lt; [.$B$25];CEILING([.G192]*[.$B$3];1);0)" office:value-type="float" office:value="0" calcext:value-type="float">
            <text:p/>
          </table:table-cell>
          <table:table-cell table:formula="of:=IF([.G192] &lt; [.$B$25];SUM([.F$3:.F193]);[.$B$25])" office:value-type="float" office:value="222350062.5" calcext:value-type="float">
            <text:p>222,350,063</text:p>
          </table:table-cell>
          <table:table-cell table:formula="of:=IF((ROW() - [.$B$21] &lt; 3);0;FLOOR(IFERROR(OFFSET([.$F19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93] &gt; [.$B$20];[.I193]-[.$B$20];0)" office:value-type="float" office:value="0" calcext:value-type="float">
            <text:p/>
          </table:table-cell>
          <table:table-cell table:formula="of:=IF([.J193] &gt; 0; ROUND([.$B$23] *MIN([.J193];[.H193])); 0)" office:value-type="float" office:value="0" calcext:value-type="float">
            <text:p/>
          </table:table-cell>
          <table:table-cell table:formula="of:=IF((ROW() - [.$B$13] &lt; 3);0;FLOOR(IFERROR(OFFSET([.$F193];-1*[.$B$13];0 );0) * [.$B$14]))" office:value-type="float" office:value="0" calcext:value-type="float">
            <text:p/>
          </table:table-cell>
          <table:table-cell table:formula="of:=SUM([.L$3:.L19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93]+1" office:value-type="date" office:date-value="2020-07-29" calcext:value-type="date">
            <text:p>07/29/20</text:p>
          </table:table-cell>
          <table:table-cell/>
          <table:table-cell table:formula="of:=IF([.G193] &lt; [.$B$25];CEILING([.G193]*[.$B$3];1);0)" office:value-type="float" office:value="0" calcext:value-type="float">
            <text:p/>
          </table:table-cell>
          <table:table-cell table:formula="of:=IF([.G193] &lt; [.$B$25];SUM([.F$3:.F194]);[.$B$25])" office:value-type="float" office:value="222350062.5" calcext:value-type="float">
            <text:p>222,350,063</text:p>
          </table:table-cell>
          <table:table-cell table:formula="of:=IF((ROW() - [.$B$21] &lt; 3);0;FLOOR(IFERROR(OFFSET([.$F19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94] &gt; [.$B$20];[.I194]-[.$B$20];0)" office:value-type="float" office:value="0" calcext:value-type="float">
            <text:p/>
          </table:table-cell>
          <table:table-cell table:formula="of:=IF([.J194] &gt; 0; ROUND([.$B$23] *MIN([.J194];[.H194])); 0)" office:value-type="float" office:value="0" calcext:value-type="float">
            <text:p/>
          </table:table-cell>
          <table:table-cell table:formula="of:=IF((ROW() - [.$B$13] &lt; 3);0;FLOOR(IFERROR(OFFSET([.$F194];-1*[.$B$13];0 );0) * [.$B$14]))" office:value-type="float" office:value="0" calcext:value-type="float">
            <text:p/>
          </table:table-cell>
          <table:table-cell table:formula="of:=SUM([.L$3:.L19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94]+1" office:value-type="date" office:date-value="2020-07-30" calcext:value-type="date">
            <text:p>07/30/20</text:p>
          </table:table-cell>
          <table:table-cell/>
          <table:table-cell table:formula="of:=IF([.G194] &lt; [.$B$25];CEILING([.G194]*[.$B$3];1);0)" office:value-type="float" office:value="0" calcext:value-type="float">
            <text:p/>
          </table:table-cell>
          <table:table-cell table:formula="of:=IF([.G194] &lt; [.$B$25];SUM([.F$3:.F195]);[.$B$25])" office:value-type="float" office:value="222350062.5" calcext:value-type="float">
            <text:p>222,350,063</text:p>
          </table:table-cell>
          <table:table-cell table:formula="of:=IF((ROW() - [.$B$21] &lt; 3);0;FLOOR(IFERROR(OFFSET([.$F19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95] &gt; [.$B$20];[.I195]-[.$B$20];0)" office:value-type="float" office:value="0" calcext:value-type="float">
            <text:p/>
          </table:table-cell>
          <table:table-cell table:formula="of:=IF([.J195] &gt; 0; ROUND([.$B$23] *MIN([.J195];[.H195])); 0)" office:value-type="float" office:value="0" calcext:value-type="float">
            <text:p/>
          </table:table-cell>
          <table:table-cell table:formula="of:=IF((ROW() - [.$B$13] &lt; 3);0;FLOOR(IFERROR(OFFSET([.$F195];-1*[.$B$13];0 );0) * [.$B$14]))" office:value-type="float" office:value="0" calcext:value-type="float">
            <text:p/>
          </table:table-cell>
          <table:table-cell table:formula="of:=SUM([.L$3:.L19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95]+1" office:value-type="date" office:date-value="2020-07-31" calcext:value-type="date">
            <text:p>07/31/20</text:p>
          </table:table-cell>
          <table:table-cell/>
          <table:table-cell table:formula="of:=IF([.G195] &lt; [.$B$25];CEILING([.G195]*[.$B$3];1);0)" office:value-type="float" office:value="0" calcext:value-type="float">
            <text:p/>
          </table:table-cell>
          <table:table-cell table:formula="of:=IF([.G195] &lt; [.$B$25];SUM([.F$3:.F196]);[.$B$25])" office:value-type="float" office:value="222350062.5" calcext:value-type="float">
            <text:p>222,350,063</text:p>
          </table:table-cell>
          <table:table-cell table:formula="of:=IF((ROW() - [.$B$21] &lt; 3);0;FLOOR(IFERROR(OFFSET([.$F19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96] &gt; [.$B$20];[.I196]-[.$B$20];0)" office:value-type="float" office:value="0" calcext:value-type="float">
            <text:p/>
          </table:table-cell>
          <table:table-cell table:formula="of:=IF([.J196] &gt; 0; ROUND([.$B$23] *MIN([.J196];[.H196])); 0)" office:value-type="float" office:value="0" calcext:value-type="float">
            <text:p/>
          </table:table-cell>
          <table:table-cell table:formula="of:=IF((ROW() - [.$B$13] &lt; 3);0;FLOOR(IFERROR(OFFSET([.$F196];-1*[.$B$13];0 );0) * [.$B$14]))" office:value-type="float" office:value="0" calcext:value-type="float">
            <text:p/>
          </table:table-cell>
          <table:table-cell table:formula="of:=SUM([.L$3:.L19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96]+1" office:value-type="date" office:date-value="2020-08-01" calcext:value-type="date">
            <text:p>08/01/20</text:p>
          </table:table-cell>
          <table:table-cell/>
          <table:table-cell table:formula="of:=IF([.G196] &lt; [.$B$25];CEILING([.G196]*[.$B$3];1);0)" office:value-type="float" office:value="0" calcext:value-type="float">
            <text:p/>
          </table:table-cell>
          <table:table-cell table:formula="of:=IF([.G196] &lt; [.$B$25];SUM([.F$3:.F197]);[.$B$25])" office:value-type="float" office:value="222350062.5" calcext:value-type="float">
            <text:p>222,350,063</text:p>
          </table:table-cell>
          <table:table-cell table:formula="of:=IF((ROW() - [.$B$21] &lt; 3);0;FLOOR(IFERROR(OFFSET([.$F19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97] &gt; [.$B$20];[.I197]-[.$B$20];0)" office:value-type="float" office:value="0" calcext:value-type="float">
            <text:p/>
          </table:table-cell>
          <table:table-cell table:formula="of:=IF([.J197] &gt; 0; ROUND([.$B$23] *MIN([.J197];[.H197])); 0)" office:value-type="float" office:value="0" calcext:value-type="float">
            <text:p/>
          </table:table-cell>
          <table:table-cell table:formula="of:=IF((ROW() - [.$B$13] &lt; 3);0;FLOOR(IFERROR(OFFSET([.$F197];-1*[.$B$13];0 );0) * [.$B$14]))" office:value-type="float" office:value="0" calcext:value-type="float">
            <text:p/>
          </table:table-cell>
          <table:table-cell table:formula="of:=SUM([.L$3:.L19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97]+1" office:value-type="date" office:date-value="2020-08-02" calcext:value-type="date">
            <text:p>08/02/20</text:p>
          </table:table-cell>
          <table:table-cell/>
          <table:table-cell table:formula="of:=IF([.G197] &lt; [.$B$25];CEILING([.G197]*[.$B$3];1);0)" office:value-type="float" office:value="0" calcext:value-type="float">
            <text:p/>
          </table:table-cell>
          <table:table-cell table:formula="of:=IF([.G197] &lt; [.$B$25];SUM([.F$3:.F198]);[.$B$25])" office:value-type="float" office:value="222350062.5" calcext:value-type="float">
            <text:p>222,350,063</text:p>
          </table:table-cell>
          <table:table-cell table:formula="of:=IF((ROW() - [.$B$21] &lt; 3);0;FLOOR(IFERROR(OFFSET([.$F19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98] &gt; [.$B$20];[.I198]-[.$B$20];0)" office:value-type="float" office:value="0" calcext:value-type="float">
            <text:p/>
          </table:table-cell>
          <table:table-cell table:formula="of:=IF([.J198] &gt; 0; ROUND([.$B$23] *MIN([.J198];[.H198])); 0)" office:value-type="float" office:value="0" calcext:value-type="float">
            <text:p/>
          </table:table-cell>
          <table:table-cell table:formula="of:=IF((ROW() - [.$B$13] &lt; 3);0;FLOOR(IFERROR(OFFSET([.$F198];-1*[.$B$13];0 );0) * [.$B$14]))" office:value-type="float" office:value="0" calcext:value-type="float">
            <text:p/>
          </table:table-cell>
          <table:table-cell table:formula="of:=SUM([.L$3:.L19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98]+1" office:value-type="date" office:date-value="2020-08-03" calcext:value-type="date">
            <text:p>08/03/20</text:p>
          </table:table-cell>
          <table:table-cell/>
          <table:table-cell table:formula="of:=IF([.G198] &lt; [.$B$25];CEILING([.G198]*[.$B$3];1);0)" office:value-type="float" office:value="0" calcext:value-type="float">
            <text:p/>
          </table:table-cell>
          <table:table-cell table:formula="of:=IF([.G198] &lt; [.$B$25];SUM([.F$3:.F199]);[.$B$25])" office:value-type="float" office:value="222350062.5" calcext:value-type="float">
            <text:p>222,350,063</text:p>
          </table:table-cell>
          <table:table-cell table:formula="of:=IF((ROW() - [.$B$21] &lt; 3);0;FLOOR(IFERROR(OFFSET([.$F19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199] &gt; [.$B$20];[.I199]-[.$B$20];0)" office:value-type="float" office:value="0" calcext:value-type="float">
            <text:p/>
          </table:table-cell>
          <table:table-cell table:formula="of:=IF([.J199] &gt; 0; ROUND([.$B$23] *MIN([.J199];[.H199])); 0)" office:value-type="float" office:value="0" calcext:value-type="float">
            <text:p/>
          </table:table-cell>
          <table:table-cell table:formula="of:=IF((ROW() - [.$B$13] &lt; 3);0;FLOOR(IFERROR(OFFSET([.$F199];-1*[.$B$13];0 );0) * [.$B$14]))" office:value-type="float" office:value="0" calcext:value-type="float">
            <text:p/>
          </table:table-cell>
          <table:table-cell table:formula="of:=SUM([.L$3:.L19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99]+1" office:value-type="date" office:date-value="2020-08-04" calcext:value-type="date">
            <text:p>08/04/20</text:p>
          </table:table-cell>
          <table:table-cell/>
          <table:table-cell table:formula="of:=IF([.G199] &lt; [.$B$25];CEILING([.G199]*[.$B$3];1);0)" office:value-type="float" office:value="0" calcext:value-type="float">
            <text:p/>
          </table:table-cell>
          <table:table-cell table:formula="of:=IF([.G199] &lt; [.$B$25];SUM([.F$3:.F200]);[.$B$25])" office:value-type="float" office:value="222350062.5" calcext:value-type="float">
            <text:p>222,350,063</text:p>
          </table:table-cell>
          <table:table-cell table:formula="of:=IF((ROW() - [.$B$21] &lt; 3);0;FLOOR(IFERROR(OFFSET([.$F20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00] &gt; [.$B$20];[.I200]-[.$B$20];0)" office:value-type="float" office:value="0" calcext:value-type="float">
            <text:p/>
          </table:table-cell>
          <table:table-cell table:formula="of:=IF([.J200] &gt; 0; ROUND([.$B$23] *MIN([.J200];[.H200])); 0)" office:value-type="float" office:value="0" calcext:value-type="float">
            <text:p/>
          </table:table-cell>
          <table:table-cell table:formula="of:=IF((ROW() - [.$B$13] &lt; 3);0;FLOOR(IFERROR(OFFSET([.$F200];-1*[.$B$13];0 );0) * [.$B$14]))" office:value-type="float" office:value="0" calcext:value-type="float">
            <text:p/>
          </table:table-cell>
          <table:table-cell table:formula="of:=SUM([.L$3:.L20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00]+1" office:value-type="date" office:date-value="2020-08-05" calcext:value-type="date">
            <text:p>08/05/20</text:p>
          </table:table-cell>
          <table:table-cell/>
          <table:table-cell table:formula="of:=IF([.G200] &lt; [.$B$25];CEILING([.G200]*[.$B$3];1);0)" office:value-type="float" office:value="0" calcext:value-type="float">
            <text:p/>
          </table:table-cell>
          <table:table-cell table:formula="of:=IF([.G200] &lt; [.$B$25];SUM([.F$3:.F201]);[.$B$25])" office:value-type="float" office:value="222350062.5" calcext:value-type="float">
            <text:p>222,350,063</text:p>
          </table:table-cell>
          <table:table-cell table:formula="of:=IF((ROW() - [.$B$21] &lt; 3);0;FLOOR(IFERROR(OFFSET([.$F20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01] &gt; [.$B$20];[.I201]-[.$B$20];0)" office:value-type="float" office:value="0" calcext:value-type="float">
            <text:p/>
          </table:table-cell>
          <table:table-cell table:formula="of:=IF([.J201] &gt; 0; ROUND([.$B$23] *MIN([.J201];[.H201])); 0)" office:value-type="float" office:value="0" calcext:value-type="float">
            <text:p/>
          </table:table-cell>
          <table:table-cell table:formula="of:=IF((ROW() - [.$B$13] &lt; 3);0;FLOOR(IFERROR(OFFSET([.$F201];-1*[.$B$13];0 );0) * [.$B$14]))" office:value-type="float" office:value="0" calcext:value-type="float">
            <text:p/>
          </table:table-cell>
          <table:table-cell table:formula="of:=SUM([.L$3:.L20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01]+1" office:value-type="date" office:date-value="2020-08-06" calcext:value-type="date">
            <text:p>08/06/20</text:p>
          </table:table-cell>
          <table:table-cell/>
          <table:table-cell table:formula="of:=IF([.G201] &lt; [.$B$25];CEILING([.G201]*[.$B$3];1);0)" office:value-type="float" office:value="0" calcext:value-type="float">
            <text:p/>
          </table:table-cell>
          <table:table-cell table:formula="of:=IF([.G201] &lt; [.$B$25];SUM([.F$3:.F202]);[.$B$25])" office:value-type="float" office:value="222350062.5" calcext:value-type="float">
            <text:p>222,350,063</text:p>
          </table:table-cell>
          <table:table-cell table:formula="of:=IF((ROW() - [.$B$21] &lt; 3);0;FLOOR(IFERROR(OFFSET([.$F20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02] &gt; [.$B$20];[.I202]-[.$B$20];0)" office:value-type="float" office:value="0" calcext:value-type="float">
            <text:p/>
          </table:table-cell>
          <table:table-cell table:formula="of:=IF([.J202] &gt; 0; ROUND([.$B$23] *MIN([.J202];[.H202])); 0)" office:value-type="float" office:value="0" calcext:value-type="float">
            <text:p/>
          </table:table-cell>
          <table:table-cell table:formula="of:=IF((ROW() - [.$B$13] &lt; 3);0;FLOOR(IFERROR(OFFSET([.$F202];-1*[.$B$13];0 );0) * [.$B$14]))" office:value-type="float" office:value="0" calcext:value-type="float">
            <text:p/>
          </table:table-cell>
          <table:table-cell table:formula="of:=SUM([.L$3:.L20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02]+1" office:value-type="date" office:date-value="2020-08-07" calcext:value-type="date">
            <text:p>08/07/20</text:p>
          </table:table-cell>
          <table:table-cell/>
          <table:table-cell table:formula="of:=IF([.G202] &lt; [.$B$25];CEILING([.G202]*[.$B$3];1);0)" office:value-type="float" office:value="0" calcext:value-type="float">
            <text:p/>
          </table:table-cell>
          <table:table-cell table:formula="of:=IF([.G202] &lt; [.$B$25];SUM([.F$3:.F203]);[.$B$25])" office:value-type="float" office:value="222350062.5" calcext:value-type="float">
            <text:p>222,350,063</text:p>
          </table:table-cell>
          <table:table-cell table:formula="of:=IF((ROW() - [.$B$21] &lt; 3);0;FLOOR(IFERROR(OFFSET([.$F20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03] &gt; [.$B$20];[.I203]-[.$B$20];0)" office:value-type="float" office:value="0" calcext:value-type="float">
            <text:p/>
          </table:table-cell>
          <table:table-cell table:formula="of:=IF([.J203] &gt; 0; ROUND([.$B$23] *MIN([.J203];[.H203])); 0)" office:value-type="float" office:value="0" calcext:value-type="float">
            <text:p/>
          </table:table-cell>
          <table:table-cell table:formula="of:=IF((ROW() - [.$B$13] &lt; 3);0;FLOOR(IFERROR(OFFSET([.$F203];-1*[.$B$13];0 );0) * [.$B$14]))" office:value-type="float" office:value="0" calcext:value-type="float">
            <text:p/>
          </table:table-cell>
          <table:table-cell table:formula="of:=SUM([.L$3:.L20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03]+1" office:value-type="date" office:date-value="2020-08-08" calcext:value-type="date">
            <text:p>08/08/20</text:p>
          </table:table-cell>
          <table:table-cell/>
          <table:table-cell table:formula="of:=IF([.G203] &lt; [.$B$25];CEILING([.G203]*[.$B$3];1);0)" office:value-type="float" office:value="0" calcext:value-type="float">
            <text:p/>
          </table:table-cell>
          <table:table-cell table:formula="of:=IF([.G203] &lt; [.$B$25];SUM([.F$3:.F204]);[.$B$25])" office:value-type="float" office:value="222350062.5" calcext:value-type="float">
            <text:p>222,350,063</text:p>
          </table:table-cell>
          <table:table-cell table:formula="of:=IF((ROW() - [.$B$21] &lt; 3);0;FLOOR(IFERROR(OFFSET([.$F20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04] &gt; [.$B$20];[.I204]-[.$B$20];0)" office:value-type="float" office:value="0" calcext:value-type="float">
            <text:p/>
          </table:table-cell>
          <table:table-cell table:formula="of:=IF([.J204] &gt; 0; ROUND([.$B$23] *MIN([.J204];[.H204])); 0)" office:value-type="float" office:value="0" calcext:value-type="float">
            <text:p/>
          </table:table-cell>
          <table:table-cell table:formula="of:=IF((ROW() - [.$B$13] &lt; 3);0;FLOOR(IFERROR(OFFSET([.$F204];-1*[.$B$13];0 );0) * [.$B$14]))" office:value-type="float" office:value="0" calcext:value-type="float">
            <text:p/>
          </table:table-cell>
          <table:table-cell table:formula="of:=SUM([.L$3:.L20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04]+1" office:value-type="date" office:date-value="2020-08-09" calcext:value-type="date">
            <text:p>08/09/20</text:p>
          </table:table-cell>
          <table:table-cell/>
          <table:table-cell table:formula="of:=IF([.G204] &lt; [.$B$25];CEILING([.G204]*[.$B$3];1);0)" office:value-type="float" office:value="0" calcext:value-type="float">
            <text:p/>
          </table:table-cell>
          <table:table-cell table:formula="of:=IF([.G204] &lt; [.$B$25];SUM([.F$3:.F205]);[.$B$25])" office:value-type="float" office:value="222350062.5" calcext:value-type="float">
            <text:p>222,350,063</text:p>
          </table:table-cell>
          <table:table-cell table:formula="of:=IF((ROW() - [.$B$21] &lt; 3);0;FLOOR(IFERROR(OFFSET([.$F20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05] &gt; [.$B$20];[.I205]-[.$B$20];0)" office:value-type="float" office:value="0" calcext:value-type="float">
            <text:p/>
          </table:table-cell>
          <table:table-cell table:formula="of:=IF([.J205] &gt; 0; ROUND([.$B$23] *MIN([.J205];[.H205])); 0)" office:value-type="float" office:value="0" calcext:value-type="float">
            <text:p/>
          </table:table-cell>
          <table:table-cell table:formula="of:=IF((ROW() - [.$B$13] &lt; 3);0;FLOOR(IFERROR(OFFSET([.$F205];-1*[.$B$13];0 );0) * [.$B$14]))" office:value-type="float" office:value="0" calcext:value-type="float">
            <text:p/>
          </table:table-cell>
          <table:table-cell table:formula="of:=SUM([.L$3:.L20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05]+1" office:value-type="date" office:date-value="2020-08-10" calcext:value-type="date">
            <text:p>08/10/20</text:p>
          </table:table-cell>
          <table:table-cell/>
          <table:table-cell table:formula="of:=IF([.G205] &lt; [.$B$25];CEILING([.G205]*[.$B$3];1);0)" office:value-type="float" office:value="0" calcext:value-type="float">
            <text:p/>
          </table:table-cell>
          <table:table-cell table:formula="of:=IF([.G205] &lt; [.$B$25];SUM([.F$3:.F206]);[.$B$25])" office:value-type="float" office:value="222350062.5" calcext:value-type="float">
            <text:p>222,350,063</text:p>
          </table:table-cell>
          <table:table-cell table:formula="of:=IF((ROW() - [.$B$21] &lt; 3);0;FLOOR(IFERROR(OFFSET([.$F20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06] &gt; [.$B$20];[.I206]-[.$B$20];0)" office:value-type="float" office:value="0" calcext:value-type="float">
            <text:p/>
          </table:table-cell>
          <table:table-cell table:formula="of:=IF([.J206] &gt; 0; ROUND([.$B$23] *MIN([.J206];[.H206])); 0)" office:value-type="float" office:value="0" calcext:value-type="float">
            <text:p/>
          </table:table-cell>
          <table:table-cell table:formula="of:=IF((ROW() - [.$B$13] &lt; 3);0;FLOOR(IFERROR(OFFSET([.$F206];-1*[.$B$13];0 );0) * [.$B$14]))" office:value-type="float" office:value="0" calcext:value-type="float">
            <text:p/>
          </table:table-cell>
          <table:table-cell table:formula="of:=SUM([.L$3:.L20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06]+1" office:value-type="date" office:date-value="2020-08-11" calcext:value-type="date">
            <text:p>08/11/20</text:p>
          </table:table-cell>
          <table:table-cell/>
          <table:table-cell table:formula="of:=IF([.G206] &lt; [.$B$25];CEILING([.G206]*[.$B$3];1);0)" office:value-type="float" office:value="0" calcext:value-type="float">
            <text:p/>
          </table:table-cell>
          <table:table-cell table:formula="of:=IF([.G206] &lt; [.$B$25];SUM([.F$3:.F207]);[.$B$25])" office:value-type="float" office:value="222350062.5" calcext:value-type="float">
            <text:p>222,350,063</text:p>
          </table:table-cell>
          <table:table-cell table:formula="of:=IF((ROW() - [.$B$21] &lt; 3);0;FLOOR(IFERROR(OFFSET([.$F20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07] &gt; [.$B$20];[.I207]-[.$B$20];0)" office:value-type="float" office:value="0" calcext:value-type="float">
            <text:p/>
          </table:table-cell>
          <table:table-cell table:formula="of:=IF([.J207] &gt; 0; ROUND([.$B$23] *MIN([.J207];[.H207])); 0)" office:value-type="float" office:value="0" calcext:value-type="float">
            <text:p/>
          </table:table-cell>
          <table:table-cell table:formula="of:=IF((ROW() - [.$B$13] &lt; 3);0;FLOOR(IFERROR(OFFSET([.$F207];-1*[.$B$13];0 );0) * [.$B$14]))" office:value-type="float" office:value="0" calcext:value-type="float">
            <text:p/>
          </table:table-cell>
          <table:table-cell table:formula="of:=SUM([.L$3:.L20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07]+1" office:value-type="date" office:date-value="2020-08-12" calcext:value-type="date">
            <text:p>08/12/20</text:p>
          </table:table-cell>
          <table:table-cell/>
          <table:table-cell table:formula="of:=IF([.G207] &lt; [.$B$25];CEILING([.G207]*[.$B$3];1);0)" office:value-type="float" office:value="0" calcext:value-type="float">
            <text:p/>
          </table:table-cell>
          <table:table-cell table:formula="of:=IF([.G207] &lt; [.$B$25];SUM([.F$3:.F208]);[.$B$25])" office:value-type="float" office:value="222350062.5" calcext:value-type="float">
            <text:p>222,350,063</text:p>
          </table:table-cell>
          <table:table-cell table:formula="of:=IF((ROW() - [.$B$21] &lt; 3);0;FLOOR(IFERROR(OFFSET([.$F20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08] &gt; [.$B$20];[.I208]-[.$B$20];0)" office:value-type="float" office:value="0" calcext:value-type="float">
            <text:p/>
          </table:table-cell>
          <table:table-cell table:formula="of:=IF([.J208] &gt; 0; ROUND([.$B$23] *MIN([.J208];[.H208])); 0)" office:value-type="float" office:value="0" calcext:value-type="float">
            <text:p/>
          </table:table-cell>
          <table:table-cell table:formula="of:=IF((ROW() - [.$B$13] &lt; 3);0;FLOOR(IFERROR(OFFSET([.$F208];-1*[.$B$13];0 );0) * [.$B$14]))" office:value-type="float" office:value="0" calcext:value-type="float">
            <text:p/>
          </table:table-cell>
          <table:table-cell table:formula="of:=SUM([.L$3:.L20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08]+1" office:value-type="date" office:date-value="2020-08-13" calcext:value-type="date">
            <text:p>08/13/20</text:p>
          </table:table-cell>
          <table:table-cell/>
          <table:table-cell table:formula="of:=IF([.G208] &lt; [.$B$25];CEILING([.G208]*[.$B$3];1);0)" office:value-type="float" office:value="0" calcext:value-type="float">
            <text:p/>
          </table:table-cell>
          <table:table-cell table:formula="of:=IF([.G208] &lt; [.$B$25];SUM([.F$3:.F209]);[.$B$25])" office:value-type="float" office:value="222350062.5" calcext:value-type="float">
            <text:p>222,350,063</text:p>
          </table:table-cell>
          <table:table-cell table:formula="of:=IF((ROW() - [.$B$21] &lt; 3);0;FLOOR(IFERROR(OFFSET([.$F20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09] &gt; [.$B$20];[.I209]-[.$B$20];0)" office:value-type="float" office:value="0" calcext:value-type="float">
            <text:p/>
          </table:table-cell>
          <table:table-cell table:formula="of:=IF([.J209] &gt; 0; ROUND([.$B$23] *MIN([.J209];[.H209])); 0)" office:value-type="float" office:value="0" calcext:value-type="float">
            <text:p/>
          </table:table-cell>
          <table:table-cell table:formula="of:=IF((ROW() - [.$B$13] &lt; 3);0;FLOOR(IFERROR(OFFSET([.$F209];-1*[.$B$13];0 );0) * [.$B$14]))" office:value-type="float" office:value="0" calcext:value-type="float">
            <text:p/>
          </table:table-cell>
          <table:table-cell table:formula="of:=SUM([.L$3:.L20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09]+1" office:value-type="date" office:date-value="2020-08-14" calcext:value-type="date">
            <text:p>08/14/20</text:p>
          </table:table-cell>
          <table:table-cell/>
          <table:table-cell table:formula="of:=IF([.G209] &lt; [.$B$25];CEILING([.G209]*[.$B$3];1);0)" office:value-type="float" office:value="0" calcext:value-type="float">
            <text:p/>
          </table:table-cell>
          <table:table-cell table:formula="of:=IF([.G209] &lt; [.$B$25];SUM([.F$3:.F210]);[.$B$25])" office:value-type="float" office:value="222350062.5" calcext:value-type="float">
            <text:p>222,350,063</text:p>
          </table:table-cell>
          <table:table-cell table:formula="of:=IF((ROW() - [.$B$21] &lt; 3);0;FLOOR(IFERROR(OFFSET([.$F21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10] &gt; [.$B$20];[.I210]-[.$B$20];0)" office:value-type="float" office:value="0" calcext:value-type="float">
            <text:p/>
          </table:table-cell>
          <table:table-cell table:formula="of:=IF([.J210] &gt; 0; ROUND([.$B$23] *MIN([.J210];[.H210])); 0)" office:value-type="float" office:value="0" calcext:value-type="float">
            <text:p/>
          </table:table-cell>
          <table:table-cell table:formula="of:=IF((ROW() - [.$B$13] &lt; 3);0;FLOOR(IFERROR(OFFSET([.$F210];-1*[.$B$13];0 );0) * [.$B$14]))" office:value-type="float" office:value="0" calcext:value-type="float">
            <text:p/>
          </table:table-cell>
          <table:table-cell table:formula="of:=SUM([.L$3:.L21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10]+1" office:value-type="date" office:date-value="2020-08-15" calcext:value-type="date">
            <text:p>08/15/20</text:p>
          </table:table-cell>
          <table:table-cell/>
          <table:table-cell table:formula="of:=IF([.G210] &lt; [.$B$25];CEILING([.G210]*[.$B$3];1);0)" office:value-type="float" office:value="0" calcext:value-type="float">
            <text:p/>
          </table:table-cell>
          <table:table-cell table:formula="of:=IF([.G210] &lt; [.$B$25];SUM([.F$3:.F211]);[.$B$25])" office:value-type="float" office:value="222350062.5" calcext:value-type="float">
            <text:p>222,350,063</text:p>
          </table:table-cell>
          <table:table-cell table:formula="of:=IF((ROW() - [.$B$21] &lt; 3);0;FLOOR(IFERROR(OFFSET([.$F21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11] &gt; [.$B$20];[.I211]-[.$B$20];0)" office:value-type="float" office:value="0" calcext:value-type="float">
            <text:p/>
          </table:table-cell>
          <table:table-cell table:formula="of:=IF([.J211] &gt; 0; ROUND([.$B$23] *MIN([.J211];[.H211])); 0)" office:value-type="float" office:value="0" calcext:value-type="float">
            <text:p/>
          </table:table-cell>
          <table:table-cell table:formula="of:=IF((ROW() - [.$B$13] &lt; 3);0;FLOOR(IFERROR(OFFSET([.$F211];-1*[.$B$13];0 );0) * [.$B$14]))" office:value-type="float" office:value="0" calcext:value-type="float">
            <text:p/>
          </table:table-cell>
          <table:table-cell table:formula="of:=SUM([.L$3:.L21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11]+1" office:value-type="date" office:date-value="2020-08-16" calcext:value-type="date">
            <text:p>08/16/20</text:p>
          </table:table-cell>
          <table:table-cell/>
          <table:table-cell table:formula="of:=IF([.G211] &lt; [.$B$25];CEILING([.G211]*[.$B$3];1);0)" office:value-type="float" office:value="0" calcext:value-type="float">
            <text:p/>
          </table:table-cell>
          <table:table-cell table:formula="of:=IF([.G211] &lt; [.$B$25];SUM([.F$3:.F212]);[.$B$25])" office:value-type="float" office:value="222350062.5" calcext:value-type="float">
            <text:p>222,350,063</text:p>
          </table:table-cell>
          <table:table-cell table:formula="of:=IF((ROW() - [.$B$21] &lt; 3);0;FLOOR(IFERROR(OFFSET([.$F21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12] &gt; [.$B$20];[.I212]-[.$B$20];0)" office:value-type="float" office:value="0" calcext:value-type="float">
            <text:p/>
          </table:table-cell>
          <table:table-cell table:formula="of:=IF([.J212] &gt; 0; ROUND([.$B$23] *MIN([.J212];[.H212])); 0)" office:value-type="float" office:value="0" calcext:value-type="float">
            <text:p/>
          </table:table-cell>
          <table:table-cell table:formula="of:=IF((ROW() - [.$B$13] &lt; 3);0;FLOOR(IFERROR(OFFSET([.$F212];-1*[.$B$13];0 );0) * [.$B$14]))" office:value-type="float" office:value="0" calcext:value-type="float">
            <text:p/>
          </table:table-cell>
          <table:table-cell table:formula="of:=SUM([.L$3:.L21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12]+1" office:value-type="date" office:date-value="2020-08-17" calcext:value-type="date">
            <text:p>08/17/20</text:p>
          </table:table-cell>
          <table:table-cell/>
          <table:table-cell table:formula="of:=IF([.G212] &lt; [.$B$25];CEILING([.G212]*[.$B$3];1);0)" office:value-type="float" office:value="0" calcext:value-type="float">
            <text:p/>
          </table:table-cell>
          <table:table-cell table:formula="of:=IF([.G212] &lt; [.$B$25];SUM([.F$3:.F213]);[.$B$25])" office:value-type="float" office:value="222350062.5" calcext:value-type="float">
            <text:p>222,350,063</text:p>
          </table:table-cell>
          <table:table-cell table:formula="of:=IF((ROW() - [.$B$21] &lt; 3);0;FLOOR(IFERROR(OFFSET([.$F21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13] &gt; [.$B$20];[.I213]-[.$B$20];0)" office:value-type="float" office:value="0" calcext:value-type="float">
            <text:p/>
          </table:table-cell>
          <table:table-cell table:formula="of:=IF([.J213] &gt; 0; ROUND([.$B$23] *MIN([.J213];[.H213])); 0)" office:value-type="float" office:value="0" calcext:value-type="float">
            <text:p/>
          </table:table-cell>
          <table:table-cell table:formula="of:=IF((ROW() - [.$B$13] &lt; 3);0;FLOOR(IFERROR(OFFSET([.$F213];-1*[.$B$13];0 );0) * [.$B$14]))" office:value-type="float" office:value="0" calcext:value-type="float">
            <text:p/>
          </table:table-cell>
          <table:table-cell table:formula="of:=SUM([.L$3:.L21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13]+1" office:value-type="date" office:date-value="2020-08-18" calcext:value-type="date">
            <text:p>08/18/20</text:p>
          </table:table-cell>
          <table:table-cell/>
          <table:table-cell table:formula="of:=IF([.G213] &lt; [.$B$25];CEILING([.G213]*[.$B$3];1);0)" office:value-type="float" office:value="0" calcext:value-type="float">
            <text:p/>
          </table:table-cell>
          <table:table-cell table:formula="of:=IF([.G213] &lt; [.$B$25];SUM([.F$3:.F214]);[.$B$25])" office:value-type="float" office:value="222350062.5" calcext:value-type="float">
            <text:p>222,350,063</text:p>
          </table:table-cell>
          <table:table-cell table:formula="of:=IF((ROW() - [.$B$21] &lt; 3);0;FLOOR(IFERROR(OFFSET([.$F21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14] &gt; [.$B$20];[.I214]-[.$B$20];0)" office:value-type="float" office:value="0" calcext:value-type="float">
            <text:p/>
          </table:table-cell>
          <table:table-cell table:formula="of:=IF([.J214] &gt; 0; ROUND([.$B$23] *MIN([.J214];[.H214])); 0)" office:value-type="float" office:value="0" calcext:value-type="float">
            <text:p/>
          </table:table-cell>
          <table:table-cell table:formula="of:=IF((ROW() - [.$B$13] &lt; 3);0;FLOOR(IFERROR(OFFSET([.$F214];-1*[.$B$13];0 );0) * [.$B$14]))" office:value-type="float" office:value="0" calcext:value-type="float">
            <text:p/>
          </table:table-cell>
          <table:table-cell table:formula="of:=SUM([.L$3:.L21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14]+1" office:value-type="date" office:date-value="2020-08-19" calcext:value-type="date">
            <text:p>08/19/20</text:p>
          </table:table-cell>
          <table:table-cell/>
          <table:table-cell table:formula="of:=IF([.G214] &lt; [.$B$25];CEILING([.G214]*[.$B$3];1);0)" office:value-type="float" office:value="0" calcext:value-type="float">
            <text:p/>
          </table:table-cell>
          <table:table-cell table:formula="of:=IF([.G214] &lt; [.$B$25];SUM([.F$3:.F215]);[.$B$25])" office:value-type="float" office:value="222350062.5" calcext:value-type="float">
            <text:p>222,350,063</text:p>
          </table:table-cell>
          <table:table-cell table:formula="of:=IF((ROW() - [.$B$21] &lt; 3);0;FLOOR(IFERROR(OFFSET([.$F21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15] &gt; [.$B$20];[.I215]-[.$B$20];0)" office:value-type="float" office:value="0" calcext:value-type="float">
            <text:p/>
          </table:table-cell>
          <table:table-cell table:formula="of:=IF([.J215] &gt; 0; ROUND([.$B$23] *MIN([.J215];[.H215])); 0)" office:value-type="float" office:value="0" calcext:value-type="float">
            <text:p/>
          </table:table-cell>
          <table:table-cell table:formula="of:=IF((ROW() - [.$B$13] &lt; 3);0;FLOOR(IFERROR(OFFSET([.$F215];-1*[.$B$13];0 );0) * [.$B$14]))" office:value-type="float" office:value="0" calcext:value-type="float">
            <text:p/>
          </table:table-cell>
          <table:table-cell table:formula="of:=SUM([.L$3:.L21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15]+1" office:value-type="date" office:date-value="2020-08-20" calcext:value-type="date">
            <text:p>08/20/20</text:p>
          </table:table-cell>
          <table:table-cell/>
          <table:table-cell table:formula="of:=IF([.G215] &lt; [.$B$25];CEILING([.G215]*[.$B$3];1);0)" office:value-type="float" office:value="0" calcext:value-type="float">
            <text:p/>
          </table:table-cell>
          <table:table-cell table:formula="of:=IF([.G215] &lt; [.$B$25];SUM([.F$3:.F216]);[.$B$25])" office:value-type="float" office:value="222350062.5" calcext:value-type="float">
            <text:p>222,350,063</text:p>
          </table:table-cell>
          <table:table-cell table:formula="of:=IF((ROW() - [.$B$21] &lt; 3);0;FLOOR(IFERROR(OFFSET([.$F21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16] &gt; [.$B$20];[.I216]-[.$B$20];0)" office:value-type="float" office:value="0" calcext:value-type="float">
            <text:p/>
          </table:table-cell>
          <table:table-cell table:formula="of:=IF([.J216] &gt; 0; ROUND([.$B$23] *MIN([.J216];[.H216])); 0)" office:value-type="float" office:value="0" calcext:value-type="float">
            <text:p/>
          </table:table-cell>
          <table:table-cell table:formula="of:=IF((ROW() - [.$B$13] &lt; 3);0;FLOOR(IFERROR(OFFSET([.$F216];-1*[.$B$13];0 );0) * [.$B$14]))" office:value-type="float" office:value="0" calcext:value-type="float">
            <text:p/>
          </table:table-cell>
          <table:table-cell table:formula="of:=SUM([.L$3:.L21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16]+1" office:value-type="date" office:date-value="2020-08-21" calcext:value-type="date">
            <text:p>08/21/20</text:p>
          </table:table-cell>
          <table:table-cell/>
          <table:table-cell table:formula="of:=IF([.G216] &lt; [.$B$25];CEILING([.G216]*[.$B$3];1);0)" office:value-type="float" office:value="0" calcext:value-type="float">
            <text:p/>
          </table:table-cell>
          <table:table-cell table:formula="of:=IF([.G216] &lt; [.$B$25];SUM([.F$3:.F217]);[.$B$25])" office:value-type="float" office:value="222350062.5" calcext:value-type="float">
            <text:p>222,350,063</text:p>
          </table:table-cell>
          <table:table-cell table:formula="of:=IF((ROW() - [.$B$21] &lt; 3);0;FLOOR(IFERROR(OFFSET([.$F21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17] &gt; [.$B$20];[.I217]-[.$B$20];0)" office:value-type="float" office:value="0" calcext:value-type="float">
            <text:p/>
          </table:table-cell>
          <table:table-cell table:formula="of:=IF([.J217] &gt; 0; ROUND([.$B$23] *MIN([.J217];[.H217])); 0)" office:value-type="float" office:value="0" calcext:value-type="float">
            <text:p/>
          </table:table-cell>
          <table:table-cell table:formula="of:=IF((ROW() - [.$B$13] &lt; 3);0;FLOOR(IFERROR(OFFSET([.$F217];-1*[.$B$13];0 );0) * [.$B$14]))" office:value-type="float" office:value="0" calcext:value-type="float">
            <text:p/>
          </table:table-cell>
          <table:table-cell table:formula="of:=SUM([.L$3:.L21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17]+1" office:value-type="date" office:date-value="2020-08-22" calcext:value-type="date">
            <text:p>08/22/20</text:p>
          </table:table-cell>
          <table:table-cell/>
          <table:table-cell table:formula="of:=IF([.G217] &lt; [.$B$25];CEILING([.G217]*[.$B$3];1);0)" office:value-type="float" office:value="0" calcext:value-type="float">
            <text:p/>
          </table:table-cell>
          <table:table-cell table:formula="of:=IF([.G217] &lt; [.$B$25];SUM([.F$3:.F218]);[.$B$25])" office:value-type="float" office:value="222350062.5" calcext:value-type="float">
            <text:p>222,350,063</text:p>
          </table:table-cell>
          <table:table-cell table:formula="of:=IF((ROW() - [.$B$21] &lt; 3);0;FLOOR(IFERROR(OFFSET([.$F21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18] &gt; [.$B$20];[.I218]-[.$B$20];0)" office:value-type="float" office:value="0" calcext:value-type="float">
            <text:p/>
          </table:table-cell>
          <table:table-cell table:formula="of:=IF([.J218] &gt; 0; ROUND([.$B$23] *MIN([.J218];[.H218])); 0)" office:value-type="float" office:value="0" calcext:value-type="float">
            <text:p/>
          </table:table-cell>
          <table:table-cell table:formula="of:=IF((ROW() - [.$B$13] &lt; 3);0;FLOOR(IFERROR(OFFSET([.$F218];-1*[.$B$13];0 );0) * [.$B$14]))" office:value-type="float" office:value="0" calcext:value-type="float">
            <text:p/>
          </table:table-cell>
          <table:table-cell table:formula="of:=SUM([.L$3:.L21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18]+1" office:value-type="date" office:date-value="2020-08-23" calcext:value-type="date">
            <text:p>08/23/20</text:p>
          </table:table-cell>
          <table:table-cell/>
          <table:table-cell table:formula="of:=IF([.G218] &lt; [.$B$25];CEILING([.G218]*[.$B$3];1);0)" office:value-type="float" office:value="0" calcext:value-type="float">
            <text:p/>
          </table:table-cell>
          <table:table-cell table:formula="of:=IF([.G218] &lt; [.$B$25];SUM([.F$3:.F219]);[.$B$25])" office:value-type="float" office:value="222350062.5" calcext:value-type="float">
            <text:p>222,350,063</text:p>
          </table:table-cell>
          <table:table-cell table:formula="of:=IF((ROW() - [.$B$21] &lt; 3);0;FLOOR(IFERROR(OFFSET([.$F21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19] &gt; [.$B$20];[.I219]-[.$B$20];0)" office:value-type="float" office:value="0" calcext:value-type="float">
            <text:p/>
          </table:table-cell>
          <table:table-cell table:formula="of:=IF([.J219] &gt; 0; ROUND([.$B$23] *MIN([.J219];[.H219])); 0)" office:value-type="float" office:value="0" calcext:value-type="float">
            <text:p/>
          </table:table-cell>
          <table:table-cell table:formula="of:=IF((ROW() - [.$B$13] &lt; 3);0;FLOOR(IFERROR(OFFSET([.$F219];-1*[.$B$13];0 );0) * [.$B$14]))" office:value-type="float" office:value="0" calcext:value-type="float">
            <text:p/>
          </table:table-cell>
          <table:table-cell table:formula="of:=SUM([.L$3:.L21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19]+1" office:value-type="date" office:date-value="2020-08-24" calcext:value-type="date">
            <text:p>08/24/20</text:p>
          </table:table-cell>
          <table:table-cell/>
          <table:table-cell table:formula="of:=IF([.G219] &lt; [.$B$25];CEILING([.G219]*[.$B$3];1);0)" office:value-type="float" office:value="0" calcext:value-type="float">
            <text:p/>
          </table:table-cell>
          <table:table-cell table:formula="of:=IF([.G219] &lt; [.$B$25];SUM([.F$3:.F220]);[.$B$25])" office:value-type="float" office:value="222350062.5" calcext:value-type="float">
            <text:p>222,350,063</text:p>
          </table:table-cell>
          <table:table-cell table:formula="of:=IF((ROW() - [.$B$21] &lt; 3);0;FLOOR(IFERROR(OFFSET([.$F22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20] &gt; [.$B$20];[.I220]-[.$B$20];0)" office:value-type="float" office:value="0" calcext:value-type="float">
            <text:p/>
          </table:table-cell>
          <table:table-cell table:formula="of:=IF([.J220] &gt; 0; ROUND([.$B$23] *MIN([.J220];[.H220])); 0)" office:value-type="float" office:value="0" calcext:value-type="float">
            <text:p/>
          </table:table-cell>
          <table:table-cell table:formula="of:=IF((ROW() - [.$B$13] &lt; 3);0;FLOOR(IFERROR(OFFSET([.$F220];-1*[.$B$13];0 );0) * [.$B$14]))" office:value-type="float" office:value="0" calcext:value-type="float">
            <text:p/>
          </table:table-cell>
          <table:table-cell table:formula="of:=SUM([.L$3:.L22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20]+1" office:value-type="date" office:date-value="2020-08-25" calcext:value-type="date">
            <text:p>08/25/20</text:p>
          </table:table-cell>
          <table:table-cell/>
          <table:table-cell table:formula="of:=IF([.G220] &lt; [.$B$25];CEILING([.G220]*[.$B$3];1);0)" office:value-type="float" office:value="0" calcext:value-type="float">
            <text:p/>
          </table:table-cell>
          <table:table-cell table:formula="of:=IF([.G220] &lt; [.$B$25];SUM([.F$3:.F221]);[.$B$25])" office:value-type="float" office:value="222350062.5" calcext:value-type="float">
            <text:p>222,350,063</text:p>
          </table:table-cell>
          <table:table-cell table:formula="of:=IF((ROW() - [.$B$21] &lt; 3);0;FLOOR(IFERROR(OFFSET([.$F22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21] &gt; [.$B$20];[.I221]-[.$B$20];0)" office:value-type="float" office:value="0" calcext:value-type="float">
            <text:p/>
          </table:table-cell>
          <table:table-cell table:formula="of:=IF([.J221] &gt; 0; ROUND([.$B$23] *MIN([.J221];[.H221])); 0)" office:value-type="float" office:value="0" calcext:value-type="float">
            <text:p/>
          </table:table-cell>
          <table:table-cell table:formula="of:=IF((ROW() - [.$B$13] &lt; 3);0;FLOOR(IFERROR(OFFSET([.$F221];-1*[.$B$13];0 );0) * [.$B$14]))" office:value-type="float" office:value="0" calcext:value-type="float">
            <text:p/>
          </table:table-cell>
          <table:table-cell table:formula="of:=SUM([.L$3:.L22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21]+1" office:value-type="date" office:date-value="2020-08-26" calcext:value-type="date">
            <text:p>08/26/20</text:p>
          </table:table-cell>
          <table:table-cell/>
          <table:table-cell table:formula="of:=IF([.G221] &lt; [.$B$25];CEILING([.G221]*[.$B$3];1);0)" office:value-type="float" office:value="0" calcext:value-type="float">
            <text:p/>
          </table:table-cell>
          <table:table-cell table:formula="of:=IF([.G221] &lt; [.$B$25];SUM([.F$3:.F222]);[.$B$25])" office:value-type="float" office:value="222350062.5" calcext:value-type="float">
            <text:p>222,350,063</text:p>
          </table:table-cell>
          <table:table-cell table:formula="of:=IF((ROW() - [.$B$21] &lt; 3);0;FLOOR(IFERROR(OFFSET([.$F22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22] &gt; [.$B$20];[.I222]-[.$B$20];0)" office:value-type="float" office:value="0" calcext:value-type="float">
            <text:p/>
          </table:table-cell>
          <table:table-cell table:formula="of:=IF([.J222] &gt; 0; ROUND([.$B$23] *MIN([.J222];[.H222])); 0)" office:value-type="float" office:value="0" calcext:value-type="float">
            <text:p/>
          </table:table-cell>
          <table:table-cell table:formula="of:=IF((ROW() - [.$B$13] &lt; 3);0;FLOOR(IFERROR(OFFSET([.$F222];-1*[.$B$13];0 );0) * [.$B$14]))" office:value-type="float" office:value="0" calcext:value-type="float">
            <text:p/>
          </table:table-cell>
          <table:table-cell table:formula="of:=SUM([.L$3:.L22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22]+1" office:value-type="date" office:date-value="2020-08-27" calcext:value-type="date">
            <text:p>08/27/20</text:p>
          </table:table-cell>
          <table:table-cell/>
          <table:table-cell table:formula="of:=IF([.G222] &lt; [.$B$25];CEILING([.G222]*[.$B$3];1);0)" office:value-type="float" office:value="0" calcext:value-type="float">
            <text:p/>
          </table:table-cell>
          <table:table-cell table:formula="of:=IF([.G222] &lt; [.$B$25];SUM([.F$3:.F223]);[.$B$25])" office:value-type="float" office:value="222350062.5" calcext:value-type="float">
            <text:p>222,350,063</text:p>
          </table:table-cell>
          <table:table-cell table:formula="of:=IF((ROW() - [.$B$21] &lt; 3);0;FLOOR(IFERROR(OFFSET([.$F22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23] &gt; [.$B$20];[.I223]-[.$B$20];0)" office:value-type="float" office:value="0" calcext:value-type="float">
            <text:p/>
          </table:table-cell>
          <table:table-cell table:formula="of:=IF([.J223] &gt; 0; ROUND([.$B$23] *MIN([.J223];[.H223])); 0)" office:value-type="float" office:value="0" calcext:value-type="float">
            <text:p/>
          </table:table-cell>
          <table:table-cell table:formula="of:=IF((ROW() - [.$B$13] &lt; 3);0;FLOOR(IFERROR(OFFSET([.$F223];-1*[.$B$13];0 );0) * [.$B$14]))" office:value-type="float" office:value="0" calcext:value-type="float">
            <text:p/>
          </table:table-cell>
          <table:table-cell table:formula="of:=SUM([.L$3:.L22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23]+1" office:value-type="date" office:date-value="2020-08-28" calcext:value-type="date">
            <text:p>08/28/20</text:p>
          </table:table-cell>
          <table:table-cell/>
          <table:table-cell table:formula="of:=IF([.G223] &lt; [.$B$25];CEILING([.G223]*[.$B$3];1);0)" office:value-type="float" office:value="0" calcext:value-type="float">
            <text:p/>
          </table:table-cell>
          <table:table-cell table:formula="of:=IF([.G223] &lt; [.$B$25];SUM([.F$3:.F224]);[.$B$25])" office:value-type="float" office:value="222350062.5" calcext:value-type="float">
            <text:p>222,350,063</text:p>
          </table:table-cell>
          <table:table-cell table:formula="of:=IF((ROW() - [.$B$21] &lt; 3);0;FLOOR(IFERROR(OFFSET([.$F22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24] &gt; [.$B$20];[.I224]-[.$B$20];0)" office:value-type="float" office:value="0" calcext:value-type="float">
            <text:p/>
          </table:table-cell>
          <table:table-cell table:formula="of:=IF([.J224] &gt; 0; ROUND([.$B$23] *MIN([.J224];[.H224])); 0)" office:value-type="float" office:value="0" calcext:value-type="float">
            <text:p/>
          </table:table-cell>
          <table:table-cell table:formula="of:=IF((ROW() - [.$B$13] &lt; 3);0;FLOOR(IFERROR(OFFSET([.$F224];-1*[.$B$13];0 );0) * [.$B$14]))" office:value-type="float" office:value="0" calcext:value-type="float">
            <text:p/>
          </table:table-cell>
          <table:table-cell table:formula="of:=SUM([.L$3:.L22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24]+1" office:value-type="date" office:date-value="2020-08-29" calcext:value-type="date">
            <text:p>08/29/20</text:p>
          </table:table-cell>
          <table:table-cell/>
          <table:table-cell table:formula="of:=IF([.G224] &lt; [.$B$25];CEILING([.G224]*[.$B$3];1);0)" office:value-type="float" office:value="0" calcext:value-type="float">
            <text:p/>
          </table:table-cell>
          <table:table-cell table:formula="of:=IF([.G224] &lt; [.$B$25];SUM([.F$3:.F225]);[.$B$25])" office:value-type="float" office:value="222350062.5" calcext:value-type="float">
            <text:p>222,350,063</text:p>
          </table:table-cell>
          <table:table-cell table:formula="of:=IF((ROW() - [.$B$21] &lt; 3);0;FLOOR(IFERROR(OFFSET([.$F22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25] &gt; [.$B$20];[.I225]-[.$B$20];0)" office:value-type="float" office:value="0" calcext:value-type="float">
            <text:p/>
          </table:table-cell>
          <table:table-cell table:formula="of:=IF([.J225] &gt; 0; ROUND([.$B$23] *MIN([.J225];[.H225])); 0)" office:value-type="float" office:value="0" calcext:value-type="float">
            <text:p/>
          </table:table-cell>
          <table:table-cell table:formula="of:=IF((ROW() - [.$B$13] &lt; 3);0;FLOOR(IFERROR(OFFSET([.$F225];-1*[.$B$13];0 );0) * [.$B$14]))" office:value-type="float" office:value="0" calcext:value-type="float">
            <text:p/>
          </table:table-cell>
          <table:table-cell table:formula="of:=SUM([.L$3:.L22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25]+1" office:value-type="date" office:date-value="2020-08-30" calcext:value-type="date">
            <text:p>08/30/20</text:p>
          </table:table-cell>
          <table:table-cell/>
          <table:table-cell table:formula="of:=IF([.G225] &lt; [.$B$25];CEILING([.G225]*[.$B$3];1);0)" office:value-type="float" office:value="0" calcext:value-type="float">
            <text:p/>
          </table:table-cell>
          <table:table-cell table:formula="of:=IF([.G225] &lt; [.$B$25];SUM([.F$3:.F226]);[.$B$25])" office:value-type="float" office:value="222350062.5" calcext:value-type="float">
            <text:p>222,350,063</text:p>
          </table:table-cell>
          <table:table-cell table:formula="of:=IF((ROW() - [.$B$21] &lt; 3);0;FLOOR(IFERROR(OFFSET([.$F22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26] &gt; [.$B$20];[.I226]-[.$B$20];0)" office:value-type="float" office:value="0" calcext:value-type="float">
            <text:p/>
          </table:table-cell>
          <table:table-cell table:formula="of:=IF([.J226] &gt; 0; ROUND([.$B$23] *MIN([.J226];[.H226])); 0)" office:value-type="float" office:value="0" calcext:value-type="float">
            <text:p/>
          </table:table-cell>
          <table:table-cell table:formula="of:=IF((ROW() - [.$B$13] &lt; 3);0;FLOOR(IFERROR(OFFSET([.$F226];-1*[.$B$13];0 );0) * [.$B$14]))" office:value-type="float" office:value="0" calcext:value-type="float">
            <text:p/>
          </table:table-cell>
          <table:table-cell table:formula="of:=SUM([.L$3:.L22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26]+1" office:value-type="date" office:date-value="2020-08-31" calcext:value-type="date">
            <text:p>08/31/20</text:p>
          </table:table-cell>
          <table:table-cell/>
          <table:table-cell table:formula="of:=IF([.G226] &lt; [.$B$25];CEILING([.G226]*[.$B$3];1);0)" office:value-type="float" office:value="0" calcext:value-type="float">
            <text:p/>
          </table:table-cell>
          <table:table-cell table:formula="of:=IF([.G226] &lt; [.$B$25];SUM([.F$3:.F227]);[.$B$25])" office:value-type="float" office:value="222350062.5" calcext:value-type="float">
            <text:p>222,350,063</text:p>
          </table:table-cell>
          <table:table-cell table:formula="of:=IF((ROW() - [.$B$21] &lt; 3);0;FLOOR(IFERROR(OFFSET([.$F22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27] &gt; [.$B$20];[.I227]-[.$B$20];0)" office:value-type="float" office:value="0" calcext:value-type="float">
            <text:p/>
          </table:table-cell>
          <table:table-cell table:formula="of:=IF([.J227] &gt; 0; ROUND([.$B$23] *MIN([.J227];[.H227])); 0)" office:value-type="float" office:value="0" calcext:value-type="float">
            <text:p/>
          </table:table-cell>
          <table:table-cell table:formula="of:=IF((ROW() - [.$B$13] &lt; 3);0;FLOOR(IFERROR(OFFSET([.$F227];-1*[.$B$13];0 );0) * [.$B$14]))" office:value-type="float" office:value="0" calcext:value-type="float">
            <text:p/>
          </table:table-cell>
          <table:table-cell table:formula="of:=SUM([.L$3:.L22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27]+1" office:value-type="date" office:date-value="2020-09-01" calcext:value-type="date">
            <text:p>09/01/20</text:p>
          </table:table-cell>
          <table:table-cell/>
          <table:table-cell table:formula="of:=IF([.G227] &lt; [.$B$25];CEILING([.G227]*[.$B$3];1);0)" office:value-type="float" office:value="0" calcext:value-type="float">
            <text:p/>
          </table:table-cell>
          <table:table-cell table:formula="of:=IF([.G227] &lt; [.$B$25];SUM([.F$3:.F228]);[.$B$25])" office:value-type="float" office:value="222350062.5" calcext:value-type="float">
            <text:p>222,350,063</text:p>
          </table:table-cell>
          <table:table-cell table:formula="of:=IF((ROW() - [.$B$21] &lt; 3);0;FLOOR(IFERROR(OFFSET([.$F22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28] &gt; [.$B$20];[.I228]-[.$B$20];0)" office:value-type="float" office:value="0" calcext:value-type="float">
            <text:p/>
          </table:table-cell>
          <table:table-cell table:formula="of:=IF([.J228] &gt; 0; ROUND([.$B$23] *MIN([.J228];[.H228])); 0)" office:value-type="float" office:value="0" calcext:value-type="float">
            <text:p/>
          </table:table-cell>
          <table:table-cell table:formula="of:=IF((ROW() - [.$B$13] &lt; 3);0;FLOOR(IFERROR(OFFSET([.$F228];-1*[.$B$13];0 );0) * [.$B$14]))" office:value-type="float" office:value="0" calcext:value-type="float">
            <text:p/>
          </table:table-cell>
          <table:table-cell table:formula="of:=SUM([.L$3:.L22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28]+1" office:value-type="date" office:date-value="2020-09-02" calcext:value-type="date">
            <text:p>09/02/20</text:p>
          </table:table-cell>
          <table:table-cell/>
          <table:table-cell table:formula="of:=IF([.G228] &lt; [.$B$25];CEILING([.G228]*[.$B$3];1);0)" office:value-type="float" office:value="0" calcext:value-type="float">
            <text:p/>
          </table:table-cell>
          <table:table-cell table:formula="of:=IF([.G228] &lt; [.$B$25];SUM([.F$3:.F229]);[.$B$25])" office:value-type="float" office:value="222350062.5" calcext:value-type="float">
            <text:p>222,350,063</text:p>
          </table:table-cell>
          <table:table-cell table:formula="of:=IF((ROW() - [.$B$21] &lt; 3);0;FLOOR(IFERROR(OFFSET([.$F22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29] &gt; [.$B$20];[.I229]-[.$B$20];0)" office:value-type="float" office:value="0" calcext:value-type="float">
            <text:p/>
          </table:table-cell>
          <table:table-cell table:formula="of:=IF([.J229] &gt; 0; ROUND([.$B$23] *MIN([.J229];[.H229])); 0)" office:value-type="float" office:value="0" calcext:value-type="float">
            <text:p/>
          </table:table-cell>
          <table:table-cell table:formula="of:=IF((ROW() - [.$B$13] &lt; 3);0;FLOOR(IFERROR(OFFSET([.$F229];-1*[.$B$13];0 );0) * [.$B$14]))" office:value-type="float" office:value="0" calcext:value-type="float">
            <text:p/>
          </table:table-cell>
          <table:table-cell table:formula="of:=SUM([.L$3:.L22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29]+1" office:value-type="date" office:date-value="2020-09-03" calcext:value-type="date">
            <text:p>09/03/20</text:p>
          </table:table-cell>
          <table:table-cell/>
          <table:table-cell table:formula="of:=IF([.G229] &lt; [.$B$25];CEILING([.G229]*[.$B$3];1);0)" office:value-type="float" office:value="0" calcext:value-type="float">
            <text:p/>
          </table:table-cell>
          <table:table-cell table:formula="of:=IF([.G229] &lt; [.$B$25];SUM([.F$3:.F230]);[.$B$25])" office:value-type="float" office:value="222350062.5" calcext:value-type="float">
            <text:p>222,350,063</text:p>
          </table:table-cell>
          <table:table-cell table:formula="of:=IF((ROW() - [.$B$21] &lt; 3);0;FLOOR(IFERROR(OFFSET([.$F23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30] &gt; [.$B$20];[.I230]-[.$B$20];0)" office:value-type="float" office:value="0" calcext:value-type="float">
            <text:p/>
          </table:table-cell>
          <table:table-cell table:formula="of:=IF([.J230] &gt; 0; ROUND([.$B$23] *MIN([.J230];[.H230])); 0)" office:value-type="float" office:value="0" calcext:value-type="float">
            <text:p/>
          </table:table-cell>
          <table:table-cell table:formula="of:=IF((ROW() - [.$B$13] &lt; 3);0;FLOOR(IFERROR(OFFSET([.$F230];-1*[.$B$13];0 );0) * [.$B$14]))" office:value-type="float" office:value="0" calcext:value-type="float">
            <text:p/>
          </table:table-cell>
          <table:table-cell table:formula="of:=SUM([.L$3:.L23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30]+1" office:value-type="date" office:date-value="2020-09-04" calcext:value-type="date">
            <text:p>09/04/20</text:p>
          </table:table-cell>
          <table:table-cell/>
          <table:table-cell table:formula="of:=IF([.G230] &lt; [.$B$25];CEILING([.G230]*[.$B$3];1);0)" office:value-type="float" office:value="0" calcext:value-type="float">
            <text:p/>
          </table:table-cell>
          <table:table-cell table:formula="of:=IF([.G230] &lt; [.$B$25];SUM([.F$3:.F231]);[.$B$25])" office:value-type="float" office:value="222350062.5" calcext:value-type="float">
            <text:p>222,350,063</text:p>
          </table:table-cell>
          <table:table-cell table:formula="of:=IF((ROW() - [.$B$21] &lt; 3);0;FLOOR(IFERROR(OFFSET([.$F23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31] &gt; [.$B$20];[.I231]-[.$B$20];0)" office:value-type="float" office:value="0" calcext:value-type="float">
            <text:p/>
          </table:table-cell>
          <table:table-cell table:formula="of:=IF([.J231] &gt; 0; ROUND([.$B$23] *MIN([.J231];[.H231])); 0)" office:value-type="float" office:value="0" calcext:value-type="float">
            <text:p/>
          </table:table-cell>
          <table:table-cell table:formula="of:=IF((ROW() - [.$B$13] &lt; 3);0;FLOOR(IFERROR(OFFSET([.$F231];-1*[.$B$13];0 );0) * [.$B$14]))" office:value-type="float" office:value="0" calcext:value-type="float">
            <text:p/>
          </table:table-cell>
          <table:table-cell table:formula="of:=SUM([.L$3:.L23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31]+1" office:value-type="date" office:date-value="2020-09-05" calcext:value-type="date">
            <text:p>09/05/20</text:p>
          </table:table-cell>
          <table:table-cell/>
          <table:table-cell table:formula="of:=IF([.G231] &lt; [.$B$25];CEILING([.G231]*[.$B$3];1);0)" office:value-type="float" office:value="0" calcext:value-type="float">
            <text:p/>
          </table:table-cell>
          <table:table-cell table:formula="of:=IF([.G231] &lt; [.$B$25];SUM([.F$3:.F232]);[.$B$25])" office:value-type="float" office:value="222350062.5" calcext:value-type="float">
            <text:p>222,350,063</text:p>
          </table:table-cell>
          <table:table-cell table:formula="of:=IF((ROW() - [.$B$21] &lt; 3);0;FLOOR(IFERROR(OFFSET([.$F23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32] &gt; [.$B$20];[.I232]-[.$B$20];0)" office:value-type="float" office:value="0" calcext:value-type="float">
            <text:p/>
          </table:table-cell>
          <table:table-cell table:formula="of:=IF([.J232] &gt; 0; ROUND([.$B$23] *MIN([.J232];[.H232])); 0)" office:value-type="float" office:value="0" calcext:value-type="float">
            <text:p/>
          </table:table-cell>
          <table:table-cell table:formula="of:=IF((ROW() - [.$B$13] &lt; 3);0;FLOOR(IFERROR(OFFSET([.$F232];-1*[.$B$13];0 );0) * [.$B$14]))" office:value-type="float" office:value="0" calcext:value-type="float">
            <text:p/>
          </table:table-cell>
          <table:table-cell table:formula="of:=SUM([.L$3:.L23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32]+1" office:value-type="date" office:date-value="2020-09-06" calcext:value-type="date">
            <text:p>09/06/20</text:p>
          </table:table-cell>
          <table:table-cell/>
          <table:table-cell table:formula="of:=IF([.G232] &lt; [.$B$25];CEILING([.G232]*[.$B$3];1);0)" office:value-type="float" office:value="0" calcext:value-type="float">
            <text:p/>
          </table:table-cell>
          <table:table-cell table:formula="of:=IF([.G232] &lt; [.$B$25];SUM([.F$3:.F233]);[.$B$25])" office:value-type="float" office:value="222350062.5" calcext:value-type="float">
            <text:p>222,350,063</text:p>
          </table:table-cell>
          <table:table-cell table:formula="of:=IF((ROW() - [.$B$21] &lt; 3);0;FLOOR(IFERROR(OFFSET([.$F23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33] &gt; [.$B$20];[.I233]-[.$B$20];0)" office:value-type="float" office:value="0" calcext:value-type="float">
            <text:p/>
          </table:table-cell>
          <table:table-cell table:formula="of:=IF([.J233] &gt; 0; ROUND([.$B$23] *MIN([.J233];[.H233])); 0)" office:value-type="float" office:value="0" calcext:value-type="float">
            <text:p/>
          </table:table-cell>
          <table:table-cell table:formula="of:=IF((ROW() - [.$B$13] &lt; 3);0;FLOOR(IFERROR(OFFSET([.$F233];-1*[.$B$13];0 );0) * [.$B$14]))" office:value-type="float" office:value="0" calcext:value-type="float">
            <text:p/>
          </table:table-cell>
          <table:table-cell table:formula="of:=SUM([.L$3:.L23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33]+1" office:value-type="date" office:date-value="2020-09-07" calcext:value-type="date">
            <text:p>09/07/20</text:p>
          </table:table-cell>
          <table:table-cell/>
          <table:table-cell table:formula="of:=IF([.G233] &lt; [.$B$25];CEILING([.G233]*[.$B$3];1);0)" office:value-type="float" office:value="0" calcext:value-type="float">
            <text:p/>
          </table:table-cell>
          <table:table-cell table:formula="of:=IF([.G233] &lt; [.$B$25];SUM([.F$3:.F234]);[.$B$25])" office:value-type="float" office:value="222350062.5" calcext:value-type="float">
            <text:p>222,350,063</text:p>
          </table:table-cell>
          <table:table-cell table:formula="of:=IF((ROW() - [.$B$21] &lt; 3);0;FLOOR(IFERROR(OFFSET([.$F23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34] &gt; [.$B$20];[.I234]-[.$B$20];0)" office:value-type="float" office:value="0" calcext:value-type="float">
            <text:p/>
          </table:table-cell>
          <table:table-cell table:formula="of:=IF([.J234] &gt; 0; ROUND([.$B$23] *MIN([.J234];[.H234])); 0)" office:value-type="float" office:value="0" calcext:value-type="float">
            <text:p/>
          </table:table-cell>
          <table:table-cell table:formula="of:=IF((ROW() - [.$B$13] &lt; 3);0;FLOOR(IFERROR(OFFSET([.$F234];-1*[.$B$13];0 );0) * [.$B$14]))" office:value-type="float" office:value="0" calcext:value-type="float">
            <text:p/>
          </table:table-cell>
          <table:table-cell table:formula="of:=SUM([.L$3:.L23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34]+1" office:value-type="date" office:date-value="2020-09-08" calcext:value-type="date">
            <text:p>09/08/20</text:p>
          </table:table-cell>
          <table:table-cell/>
          <table:table-cell table:formula="of:=IF([.G234] &lt; [.$B$25];CEILING([.G234]*[.$B$3];1);0)" office:value-type="float" office:value="0" calcext:value-type="float">
            <text:p/>
          </table:table-cell>
          <table:table-cell table:formula="of:=IF([.G234] &lt; [.$B$25];SUM([.F$3:.F235]);[.$B$25])" office:value-type="float" office:value="222350062.5" calcext:value-type="float">
            <text:p>222,350,063</text:p>
          </table:table-cell>
          <table:table-cell table:formula="of:=IF((ROW() - [.$B$21] &lt; 3);0;FLOOR(IFERROR(OFFSET([.$F23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35] &gt; [.$B$20];[.I235]-[.$B$20];0)" office:value-type="float" office:value="0" calcext:value-type="float">
            <text:p/>
          </table:table-cell>
          <table:table-cell table:formula="of:=IF([.J235] &gt; 0; ROUND([.$B$23] *MIN([.J235];[.H235])); 0)" office:value-type="float" office:value="0" calcext:value-type="float">
            <text:p/>
          </table:table-cell>
          <table:table-cell table:formula="of:=IF((ROW() - [.$B$13] &lt; 3);0;FLOOR(IFERROR(OFFSET([.$F235];-1*[.$B$13];0 );0) * [.$B$14]))" office:value-type="float" office:value="0" calcext:value-type="float">
            <text:p/>
          </table:table-cell>
          <table:table-cell table:formula="of:=SUM([.L$3:.L23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35]+1" office:value-type="date" office:date-value="2020-09-09" calcext:value-type="date">
            <text:p>09/09/20</text:p>
          </table:table-cell>
          <table:table-cell/>
          <table:table-cell table:formula="of:=IF([.G235] &lt; [.$B$25];CEILING([.G235]*[.$B$3];1);0)" office:value-type="float" office:value="0" calcext:value-type="float">
            <text:p/>
          </table:table-cell>
          <table:table-cell table:formula="of:=IF([.G235] &lt; [.$B$25];SUM([.F$3:.F236]);[.$B$25])" office:value-type="float" office:value="222350062.5" calcext:value-type="float">
            <text:p>222,350,063</text:p>
          </table:table-cell>
          <table:table-cell table:formula="of:=IF((ROW() - [.$B$21] &lt; 3);0;FLOOR(IFERROR(OFFSET([.$F23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36] &gt; [.$B$20];[.I236]-[.$B$20];0)" office:value-type="float" office:value="0" calcext:value-type="float">
            <text:p/>
          </table:table-cell>
          <table:table-cell table:formula="of:=IF([.J236] &gt; 0; ROUND([.$B$23] *MIN([.J236];[.H236])); 0)" office:value-type="float" office:value="0" calcext:value-type="float">
            <text:p/>
          </table:table-cell>
          <table:table-cell table:formula="of:=IF((ROW() - [.$B$13] &lt; 3);0;FLOOR(IFERROR(OFFSET([.$F236];-1*[.$B$13];0 );0) * [.$B$14]))" office:value-type="float" office:value="0" calcext:value-type="float">
            <text:p/>
          </table:table-cell>
          <table:table-cell table:formula="of:=SUM([.L$3:.L23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36]+1" office:value-type="date" office:date-value="2020-09-10" calcext:value-type="date">
            <text:p>09/10/20</text:p>
          </table:table-cell>
          <table:table-cell/>
          <table:table-cell table:formula="of:=IF([.G236] &lt; [.$B$25];CEILING([.G236]*[.$B$3];1);0)" office:value-type="float" office:value="0" calcext:value-type="float">
            <text:p/>
          </table:table-cell>
          <table:table-cell table:formula="of:=IF([.G236] &lt; [.$B$25];SUM([.F$3:.F237]);[.$B$25])" office:value-type="float" office:value="222350062.5" calcext:value-type="float">
            <text:p>222,350,063</text:p>
          </table:table-cell>
          <table:table-cell table:formula="of:=IF((ROW() - [.$B$21] &lt; 3);0;FLOOR(IFERROR(OFFSET([.$F23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37] &gt; [.$B$20];[.I237]-[.$B$20];0)" office:value-type="float" office:value="0" calcext:value-type="float">
            <text:p/>
          </table:table-cell>
          <table:table-cell table:formula="of:=IF([.J237] &gt; 0; ROUND([.$B$23] *MIN([.J237];[.H237])); 0)" office:value-type="float" office:value="0" calcext:value-type="float">
            <text:p/>
          </table:table-cell>
          <table:table-cell table:formula="of:=IF((ROW() - [.$B$13] &lt; 3);0;FLOOR(IFERROR(OFFSET([.$F237];-1*[.$B$13];0 );0) * [.$B$14]))" office:value-type="float" office:value="0" calcext:value-type="float">
            <text:p/>
          </table:table-cell>
          <table:table-cell table:formula="of:=SUM([.L$3:.L23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37]+1" office:value-type="date" office:date-value="2020-09-11" calcext:value-type="date">
            <text:p>09/11/20</text:p>
          </table:table-cell>
          <table:table-cell/>
          <table:table-cell table:formula="of:=IF([.G237] &lt; [.$B$25];CEILING([.G237]*[.$B$3];1);0)" office:value-type="float" office:value="0" calcext:value-type="float">
            <text:p/>
          </table:table-cell>
          <table:table-cell table:formula="of:=IF([.G237] &lt; [.$B$25];SUM([.F$3:.F238]);[.$B$25])" office:value-type="float" office:value="222350062.5" calcext:value-type="float">
            <text:p>222,350,063</text:p>
          </table:table-cell>
          <table:table-cell table:formula="of:=IF((ROW() - [.$B$21] &lt; 3);0;FLOOR(IFERROR(OFFSET([.$F23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38] &gt; [.$B$20];[.I238]-[.$B$20];0)" office:value-type="float" office:value="0" calcext:value-type="float">
            <text:p/>
          </table:table-cell>
          <table:table-cell table:formula="of:=IF([.J238] &gt; 0; ROUND([.$B$23] *MIN([.J238];[.H238])); 0)" office:value-type="float" office:value="0" calcext:value-type="float">
            <text:p/>
          </table:table-cell>
          <table:table-cell table:formula="of:=IF((ROW() - [.$B$13] &lt; 3);0;FLOOR(IFERROR(OFFSET([.$F238];-1*[.$B$13];0 );0) * [.$B$14]))" office:value-type="float" office:value="0" calcext:value-type="float">
            <text:p/>
          </table:table-cell>
          <table:table-cell table:formula="of:=SUM([.L$3:.L23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38]+1" office:value-type="date" office:date-value="2020-09-12" calcext:value-type="date">
            <text:p>09/12/20</text:p>
          </table:table-cell>
          <table:table-cell/>
          <table:table-cell table:formula="of:=IF([.G238] &lt; [.$B$25];CEILING([.G238]*[.$B$3];1);0)" office:value-type="float" office:value="0" calcext:value-type="float">
            <text:p/>
          </table:table-cell>
          <table:table-cell table:formula="of:=IF([.G238] &lt; [.$B$25];SUM([.F$3:.F239]);[.$B$25])" office:value-type="float" office:value="222350062.5" calcext:value-type="float">
            <text:p>222,350,063</text:p>
          </table:table-cell>
          <table:table-cell table:formula="of:=IF((ROW() - [.$B$21] &lt; 3);0;FLOOR(IFERROR(OFFSET([.$F23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39] &gt; [.$B$20];[.I239]-[.$B$20];0)" office:value-type="float" office:value="0" calcext:value-type="float">
            <text:p/>
          </table:table-cell>
          <table:table-cell table:formula="of:=IF([.J239] &gt; 0; ROUND([.$B$23] *MIN([.J239];[.H239])); 0)" office:value-type="float" office:value="0" calcext:value-type="float">
            <text:p/>
          </table:table-cell>
          <table:table-cell table:formula="of:=IF((ROW() - [.$B$13] &lt; 3);0;FLOOR(IFERROR(OFFSET([.$F239];-1*[.$B$13];0 );0) * [.$B$14]))" office:value-type="float" office:value="0" calcext:value-type="float">
            <text:p/>
          </table:table-cell>
          <table:table-cell table:formula="of:=SUM([.L$3:.L23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39]+1" office:value-type="date" office:date-value="2020-09-13" calcext:value-type="date">
            <text:p>09/13/20</text:p>
          </table:table-cell>
          <table:table-cell/>
          <table:table-cell table:formula="of:=IF([.G239] &lt; [.$B$25];CEILING([.G239]*[.$B$3];1);0)" office:value-type="float" office:value="0" calcext:value-type="float">
            <text:p/>
          </table:table-cell>
          <table:table-cell table:formula="of:=IF([.G239] &lt; [.$B$25];SUM([.F$3:.F240]);[.$B$25])" office:value-type="float" office:value="222350062.5" calcext:value-type="float">
            <text:p>222,350,063</text:p>
          </table:table-cell>
          <table:table-cell table:formula="of:=IF((ROW() - [.$B$21] &lt; 3);0;FLOOR(IFERROR(OFFSET([.$F24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40] &gt; [.$B$20];[.I240]-[.$B$20];0)" office:value-type="float" office:value="0" calcext:value-type="float">
            <text:p/>
          </table:table-cell>
          <table:table-cell table:formula="of:=IF([.J240] &gt; 0; ROUND([.$B$23] *MIN([.J240];[.H240])); 0)" office:value-type="float" office:value="0" calcext:value-type="float">
            <text:p/>
          </table:table-cell>
          <table:table-cell table:formula="of:=IF((ROW() - [.$B$13] &lt; 3);0;FLOOR(IFERROR(OFFSET([.$F240];-1*[.$B$13];0 );0) * [.$B$14]))" office:value-type="float" office:value="0" calcext:value-type="float">
            <text:p/>
          </table:table-cell>
          <table:table-cell table:formula="of:=SUM([.L$3:.L24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40]+1" office:value-type="date" office:date-value="2020-09-14" calcext:value-type="date">
            <text:p>09/14/20</text:p>
          </table:table-cell>
          <table:table-cell/>
          <table:table-cell table:formula="of:=IF([.G240] &lt; [.$B$25];CEILING([.G240]*[.$B$3];1);0)" office:value-type="float" office:value="0" calcext:value-type="float">
            <text:p/>
          </table:table-cell>
          <table:table-cell table:formula="of:=IF([.G240] &lt; [.$B$25];SUM([.F$3:.F241]);[.$B$25])" office:value-type="float" office:value="222350062.5" calcext:value-type="float">
            <text:p>222,350,063</text:p>
          </table:table-cell>
          <table:table-cell table:formula="of:=IF((ROW() - [.$B$21] &lt; 3);0;FLOOR(IFERROR(OFFSET([.$F24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41] &gt; [.$B$20];[.I241]-[.$B$20];0)" office:value-type="float" office:value="0" calcext:value-type="float">
            <text:p/>
          </table:table-cell>
          <table:table-cell table:formula="of:=IF([.J241] &gt; 0; ROUND([.$B$23] *MIN([.J241];[.H241])); 0)" office:value-type="float" office:value="0" calcext:value-type="float">
            <text:p/>
          </table:table-cell>
          <table:table-cell table:formula="of:=IF((ROW() - [.$B$13] &lt; 3);0;FLOOR(IFERROR(OFFSET([.$F241];-1*[.$B$13];0 );0) * [.$B$14]))" office:value-type="float" office:value="0" calcext:value-type="float">
            <text:p/>
          </table:table-cell>
          <table:table-cell table:formula="of:=SUM([.L$3:.L24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41]+1" office:value-type="date" office:date-value="2020-09-15" calcext:value-type="date">
            <text:p>09/15/20</text:p>
          </table:table-cell>
          <table:table-cell/>
          <table:table-cell table:formula="of:=IF([.G241] &lt; [.$B$25];CEILING([.G241]*[.$B$3];1);0)" office:value-type="float" office:value="0" calcext:value-type="float">
            <text:p/>
          </table:table-cell>
          <table:table-cell table:formula="of:=IF([.G241] &lt; [.$B$25];SUM([.F$3:.F242]);[.$B$25])" office:value-type="float" office:value="222350062.5" calcext:value-type="float">
            <text:p>222,350,063</text:p>
          </table:table-cell>
          <table:table-cell table:formula="of:=IF((ROW() - [.$B$21] &lt; 3);0;FLOOR(IFERROR(OFFSET([.$F24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42] &gt; [.$B$20];[.I242]-[.$B$20];0)" office:value-type="float" office:value="0" calcext:value-type="float">
            <text:p/>
          </table:table-cell>
          <table:table-cell table:formula="of:=IF([.J242] &gt; 0; ROUND([.$B$23] *MIN([.J242];[.H242])); 0)" office:value-type="float" office:value="0" calcext:value-type="float">
            <text:p/>
          </table:table-cell>
          <table:table-cell table:formula="of:=IF((ROW() - [.$B$13] &lt; 3);0;FLOOR(IFERROR(OFFSET([.$F242];-1*[.$B$13];0 );0) * [.$B$14]))" office:value-type="float" office:value="0" calcext:value-type="float">
            <text:p/>
          </table:table-cell>
          <table:table-cell table:formula="of:=SUM([.L$3:.L24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42]+1" office:value-type="date" office:date-value="2020-09-16" calcext:value-type="date">
            <text:p>09/16/20</text:p>
          </table:table-cell>
          <table:table-cell/>
          <table:table-cell table:formula="of:=IF([.G242] &lt; [.$B$25];CEILING([.G242]*[.$B$3];1);0)" office:value-type="float" office:value="0" calcext:value-type="float">
            <text:p/>
          </table:table-cell>
          <table:table-cell table:formula="of:=IF([.G242] &lt; [.$B$25];SUM([.F$3:.F243]);[.$B$25])" office:value-type="float" office:value="222350062.5" calcext:value-type="float">
            <text:p>222,350,063</text:p>
          </table:table-cell>
          <table:table-cell table:formula="of:=IF((ROW() - [.$B$21] &lt; 3);0;FLOOR(IFERROR(OFFSET([.$F24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43] &gt; [.$B$20];[.I243]-[.$B$20];0)" office:value-type="float" office:value="0" calcext:value-type="float">
            <text:p/>
          </table:table-cell>
          <table:table-cell table:formula="of:=IF([.J243] &gt; 0; ROUND([.$B$23] *MIN([.J243];[.H243])); 0)" office:value-type="float" office:value="0" calcext:value-type="float">
            <text:p/>
          </table:table-cell>
          <table:table-cell table:formula="of:=IF((ROW() - [.$B$13] &lt; 3);0;FLOOR(IFERROR(OFFSET([.$F243];-1*[.$B$13];0 );0) * [.$B$14]))" office:value-type="float" office:value="0" calcext:value-type="float">
            <text:p/>
          </table:table-cell>
          <table:table-cell table:formula="of:=SUM([.L$3:.L24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43]+1" office:value-type="date" office:date-value="2020-09-17" calcext:value-type="date">
            <text:p>09/17/20</text:p>
          </table:table-cell>
          <table:table-cell/>
          <table:table-cell table:formula="of:=IF([.G243] &lt; [.$B$25];CEILING([.G243]*[.$B$3];1);0)" office:value-type="float" office:value="0" calcext:value-type="float">
            <text:p/>
          </table:table-cell>
          <table:table-cell table:formula="of:=IF([.G243] &lt; [.$B$25];SUM([.F$3:.F244]);[.$B$25])" office:value-type="float" office:value="222350062.5" calcext:value-type="float">
            <text:p>222,350,063</text:p>
          </table:table-cell>
          <table:table-cell table:formula="of:=IF((ROW() - [.$B$21] &lt; 3);0;FLOOR(IFERROR(OFFSET([.$F24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44] &gt; [.$B$20];[.I244]-[.$B$20];0)" office:value-type="float" office:value="0" calcext:value-type="float">
            <text:p/>
          </table:table-cell>
          <table:table-cell table:formula="of:=IF([.J244] &gt; 0; ROUND([.$B$23] *MIN([.J244];[.H244])); 0)" office:value-type="float" office:value="0" calcext:value-type="float">
            <text:p/>
          </table:table-cell>
          <table:table-cell table:formula="of:=IF((ROW() - [.$B$13] &lt; 3);0;FLOOR(IFERROR(OFFSET([.$F244];-1*[.$B$13];0 );0) * [.$B$14]))" office:value-type="float" office:value="0" calcext:value-type="float">
            <text:p/>
          </table:table-cell>
          <table:table-cell table:formula="of:=SUM([.L$3:.L24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44]+1" office:value-type="date" office:date-value="2020-09-18" calcext:value-type="date">
            <text:p>09/18/20</text:p>
          </table:table-cell>
          <table:table-cell/>
          <table:table-cell table:formula="of:=IF([.G244] &lt; [.$B$25];CEILING([.G244]*[.$B$3];1);0)" office:value-type="float" office:value="0" calcext:value-type="float">
            <text:p/>
          </table:table-cell>
          <table:table-cell table:formula="of:=IF([.G244] &lt; [.$B$25];SUM([.F$3:.F245]);[.$B$25])" office:value-type="float" office:value="222350062.5" calcext:value-type="float">
            <text:p>222,350,063</text:p>
          </table:table-cell>
          <table:table-cell table:formula="of:=IF((ROW() - [.$B$21] &lt; 3);0;FLOOR(IFERROR(OFFSET([.$F24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45] &gt; [.$B$20];[.I245]-[.$B$20];0)" office:value-type="float" office:value="0" calcext:value-type="float">
            <text:p/>
          </table:table-cell>
          <table:table-cell table:formula="of:=IF([.J245] &gt; 0; ROUND([.$B$23] *MIN([.J245];[.H245])); 0)" office:value-type="float" office:value="0" calcext:value-type="float">
            <text:p/>
          </table:table-cell>
          <table:table-cell table:formula="of:=IF((ROW() - [.$B$13] &lt; 3);0;FLOOR(IFERROR(OFFSET([.$F245];-1*[.$B$13];0 );0) * [.$B$14]))" office:value-type="float" office:value="0" calcext:value-type="float">
            <text:p/>
          </table:table-cell>
          <table:table-cell table:formula="of:=SUM([.L$3:.L24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45]+1" office:value-type="date" office:date-value="2020-09-19" calcext:value-type="date">
            <text:p>09/19/20</text:p>
          </table:table-cell>
          <table:table-cell/>
          <table:table-cell table:formula="of:=IF([.G245] &lt; [.$B$25];CEILING([.G245]*[.$B$3];1);0)" office:value-type="float" office:value="0" calcext:value-type="float">
            <text:p/>
          </table:table-cell>
          <table:table-cell table:formula="of:=IF([.G245] &lt; [.$B$25];SUM([.F$3:.F246]);[.$B$25])" office:value-type="float" office:value="222350062.5" calcext:value-type="float">
            <text:p>222,350,063</text:p>
          </table:table-cell>
          <table:table-cell table:formula="of:=IF((ROW() - [.$B$21] &lt; 3);0;FLOOR(IFERROR(OFFSET([.$F24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46] &gt; [.$B$20];[.I246]-[.$B$20];0)" office:value-type="float" office:value="0" calcext:value-type="float">
            <text:p/>
          </table:table-cell>
          <table:table-cell table:formula="of:=IF([.J246] &gt; 0; ROUND([.$B$23] *MIN([.J246];[.H246])); 0)" office:value-type="float" office:value="0" calcext:value-type="float">
            <text:p/>
          </table:table-cell>
          <table:table-cell table:formula="of:=IF((ROW() - [.$B$13] &lt; 3);0;FLOOR(IFERROR(OFFSET([.$F246];-1*[.$B$13];0 );0) * [.$B$14]))" office:value-type="float" office:value="0" calcext:value-type="float">
            <text:p/>
          </table:table-cell>
          <table:table-cell table:formula="of:=SUM([.L$3:.L24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46]+1" office:value-type="date" office:date-value="2020-09-20" calcext:value-type="date">
            <text:p>09/20/20</text:p>
          </table:table-cell>
          <table:table-cell/>
          <table:table-cell table:formula="of:=IF([.G246] &lt; [.$B$25];CEILING([.G246]*[.$B$3];1);0)" office:value-type="float" office:value="0" calcext:value-type="float">
            <text:p/>
          </table:table-cell>
          <table:table-cell table:formula="of:=IF([.G246] &lt; [.$B$25];SUM([.F$3:.F247]);[.$B$25])" office:value-type="float" office:value="222350062.5" calcext:value-type="float">
            <text:p>222,350,063</text:p>
          </table:table-cell>
          <table:table-cell table:formula="of:=IF((ROW() - [.$B$21] &lt; 3);0;FLOOR(IFERROR(OFFSET([.$F24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47] &gt; [.$B$20];[.I247]-[.$B$20];0)" office:value-type="float" office:value="0" calcext:value-type="float">
            <text:p/>
          </table:table-cell>
          <table:table-cell table:formula="of:=IF([.J247] &gt; 0; ROUND([.$B$23] *MIN([.J247];[.H247])); 0)" office:value-type="float" office:value="0" calcext:value-type="float">
            <text:p/>
          </table:table-cell>
          <table:table-cell table:formula="of:=IF((ROW() - [.$B$13] &lt; 3);0;FLOOR(IFERROR(OFFSET([.$F247];-1*[.$B$13];0 );0) * [.$B$14]))" office:value-type="float" office:value="0" calcext:value-type="float">
            <text:p/>
          </table:table-cell>
          <table:table-cell table:formula="of:=SUM([.L$3:.L24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47]+1" office:value-type="date" office:date-value="2020-09-21" calcext:value-type="date">
            <text:p>09/21/20</text:p>
          </table:table-cell>
          <table:table-cell/>
          <table:table-cell table:formula="of:=IF([.G247] &lt; [.$B$25];CEILING([.G247]*[.$B$3];1);0)" office:value-type="float" office:value="0" calcext:value-type="float">
            <text:p/>
          </table:table-cell>
          <table:table-cell table:formula="of:=IF([.G247] &lt; [.$B$25];SUM([.F$3:.F248]);[.$B$25])" office:value-type="float" office:value="222350062.5" calcext:value-type="float">
            <text:p>222,350,063</text:p>
          </table:table-cell>
          <table:table-cell table:formula="of:=IF((ROW() - [.$B$21] &lt; 3);0;FLOOR(IFERROR(OFFSET([.$F24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48] &gt; [.$B$20];[.I248]-[.$B$20];0)" office:value-type="float" office:value="0" calcext:value-type="float">
            <text:p/>
          </table:table-cell>
          <table:table-cell table:formula="of:=IF([.J248] &gt; 0; ROUND([.$B$23] *MIN([.J248];[.H248])); 0)" office:value-type="float" office:value="0" calcext:value-type="float">
            <text:p/>
          </table:table-cell>
          <table:table-cell table:formula="of:=IF((ROW() - [.$B$13] &lt; 3);0;FLOOR(IFERROR(OFFSET([.$F248];-1*[.$B$13];0 );0) * [.$B$14]))" office:value-type="float" office:value="0" calcext:value-type="float">
            <text:p/>
          </table:table-cell>
          <table:table-cell table:formula="of:=SUM([.L$3:.L24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48]+1" office:value-type="date" office:date-value="2020-09-22" calcext:value-type="date">
            <text:p>09/22/20</text:p>
          </table:table-cell>
          <table:table-cell/>
          <table:table-cell table:formula="of:=IF([.G248] &lt; [.$B$25];CEILING([.G248]*[.$B$3];1);0)" office:value-type="float" office:value="0" calcext:value-type="float">
            <text:p/>
          </table:table-cell>
          <table:table-cell table:formula="of:=IF([.G248] &lt; [.$B$25];SUM([.F$3:.F249]);[.$B$25])" office:value-type="float" office:value="222350062.5" calcext:value-type="float">
            <text:p>222,350,063</text:p>
          </table:table-cell>
          <table:table-cell table:formula="of:=IF((ROW() - [.$B$21] &lt; 3);0;FLOOR(IFERROR(OFFSET([.$F24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49] &gt; [.$B$20];[.I249]-[.$B$20];0)" office:value-type="float" office:value="0" calcext:value-type="float">
            <text:p/>
          </table:table-cell>
          <table:table-cell table:formula="of:=IF([.J249] &gt; 0; ROUND([.$B$23] *MIN([.J249];[.H249])); 0)" office:value-type="float" office:value="0" calcext:value-type="float">
            <text:p/>
          </table:table-cell>
          <table:table-cell table:formula="of:=IF((ROW() - [.$B$13] &lt; 3);0;FLOOR(IFERROR(OFFSET([.$F249];-1*[.$B$13];0 );0) * [.$B$14]))" office:value-type="float" office:value="0" calcext:value-type="float">
            <text:p/>
          </table:table-cell>
          <table:table-cell table:formula="of:=SUM([.L$3:.L24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49]+1" office:value-type="date" office:date-value="2020-09-23" calcext:value-type="date">
            <text:p>09/23/20</text:p>
          </table:table-cell>
          <table:table-cell/>
          <table:table-cell table:formula="of:=IF([.G249] &lt; [.$B$25];CEILING([.G249]*[.$B$3];1);0)" office:value-type="float" office:value="0" calcext:value-type="float">
            <text:p/>
          </table:table-cell>
          <table:table-cell table:formula="of:=IF([.G249] &lt; [.$B$25];SUM([.F$3:.F250]);[.$B$25])" office:value-type="float" office:value="222350062.5" calcext:value-type="float">
            <text:p>222,350,063</text:p>
          </table:table-cell>
          <table:table-cell table:formula="of:=IF((ROW() - [.$B$21] &lt; 3);0;FLOOR(IFERROR(OFFSET([.$F25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50] &gt; [.$B$20];[.I250]-[.$B$20];0)" office:value-type="float" office:value="0" calcext:value-type="float">
            <text:p/>
          </table:table-cell>
          <table:table-cell table:formula="of:=IF([.J250] &gt; 0; ROUND([.$B$23] *MIN([.J250];[.H250])); 0)" office:value-type="float" office:value="0" calcext:value-type="float">
            <text:p/>
          </table:table-cell>
          <table:table-cell table:formula="of:=IF((ROW() - [.$B$13] &lt; 3);0;FLOOR(IFERROR(OFFSET([.$F250];-1*[.$B$13];0 );0) * [.$B$14]))" office:value-type="float" office:value="0" calcext:value-type="float">
            <text:p/>
          </table:table-cell>
          <table:table-cell table:formula="of:=SUM([.L$3:.L25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50]+1" office:value-type="date" office:date-value="2020-09-24" calcext:value-type="date">
            <text:p>09/24/20</text:p>
          </table:table-cell>
          <table:table-cell/>
          <table:table-cell table:formula="of:=IF([.G250] &lt; [.$B$25];CEILING([.G250]*[.$B$3];1);0)" office:value-type="float" office:value="0" calcext:value-type="float">
            <text:p/>
          </table:table-cell>
          <table:table-cell table:formula="of:=IF([.G250] &lt; [.$B$25];SUM([.F$3:.F251]);[.$B$25])" office:value-type="float" office:value="222350062.5" calcext:value-type="float">
            <text:p>222,350,063</text:p>
          </table:table-cell>
          <table:table-cell table:formula="of:=IF((ROW() - [.$B$21] &lt; 3);0;FLOOR(IFERROR(OFFSET([.$F25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51] &gt; [.$B$20];[.I251]-[.$B$20];0)" office:value-type="float" office:value="0" calcext:value-type="float">
            <text:p/>
          </table:table-cell>
          <table:table-cell table:formula="of:=IF([.J251] &gt; 0; ROUND([.$B$23] *MIN([.J251];[.H251])); 0)" office:value-type="float" office:value="0" calcext:value-type="float">
            <text:p/>
          </table:table-cell>
          <table:table-cell table:formula="of:=IF((ROW() - [.$B$13] &lt; 3);0;FLOOR(IFERROR(OFFSET([.$F251];-1*[.$B$13];0 );0) * [.$B$14]))" office:value-type="float" office:value="0" calcext:value-type="float">
            <text:p/>
          </table:table-cell>
          <table:table-cell table:formula="of:=SUM([.L$3:.L25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51]+1" office:value-type="date" office:date-value="2020-09-25" calcext:value-type="date">
            <text:p>09/25/20</text:p>
          </table:table-cell>
          <table:table-cell/>
          <table:table-cell table:formula="of:=IF([.G251] &lt; [.$B$25];CEILING([.G251]*[.$B$3];1);0)" office:value-type="float" office:value="0" calcext:value-type="float">
            <text:p/>
          </table:table-cell>
          <table:table-cell table:formula="of:=IF([.G251] &lt; [.$B$25];SUM([.F$3:.F252]);[.$B$25])" office:value-type="float" office:value="222350062.5" calcext:value-type="float">
            <text:p>222,350,063</text:p>
          </table:table-cell>
          <table:table-cell table:formula="of:=IF((ROW() - [.$B$21] &lt; 3);0;FLOOR(IFERROR(OFFSET([.$F25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52] &gt; [.$B$20];[.I252]-[.$B$20];0)" office:value-type="float" office:value="0" calcext:value-type="float">
            <text:p/>
          </table:table-cell>
          <table:table-cell table:formula="of:=IF([.J252] &gt; 0; ROUND([.$B$23] *MIN([.J252];[.H252])); 0)" office:value-type="float" office:value="0" calcext:value-type="float">
            <text:p/>
          </table:table-cell>
          <table:table-cell table:formula="of:=IF((ROW() - [.$B$13] &lt; 3);0;FLOOR(IFERROR(OFFSET([.$F252];-1*[.$B$13];0 );0) * [.$B$14]))" office:value-type="float" office:value="0" calcext:value-type="float">
            <text:p/>
          </table:table-cell>
          <table:table-cell table:formula="of:=SUM([.L$3:.L25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52]+1" office:value-type="date" office:date-value="2020-09-26" calcext:value-type="date">
            <text:p>09/26/20</text:p>
          </table:table-cell>
          <table:table-cell/>
          <table:table-cell table:formula="of:=IF([.G252] &lt; [.$B$25];CEILING([.G252]*[.$B$3];1);0)" office:value-type="float" office:value="0" calcext:value-type="float">
            <text:p/>
          </table:table-cell>
          <table:table-cell table:formula="of:=IF([.G252] &lt; [.$B$25];SUM([.F$3:.F253]);[.$B$25])" office:value-type="float" office:value="222350062.5" calcext:value-type="float">
            <text:p>222,350,063</text:p>
          </table:table-cell>
          <table:table-cell table:formula="of:=IF((ROW() - [.$B$21] &lt; 3);0;FLOOR(IFERROR(OFFSET([.$F25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53] &gt; [.$B$20];[.I253]-[.$B$20];0)" office:value-type="float" office:value="0" calcext:value-type="float">
            <text:p/>
          </table:table-cell>
          <table:table-cell table:formula="of:=IF([.J253] &gt; 0; ROUND([.$B$23] *MIN([.J253];[.H253])); 0)" office:value-type="float" office:value="0" calcext:value-type="float">
            <text:p/>
          </table:table-cell>
          <table:table-cell table:formula="of:=IF((ROW() - [.$B$13] &lt; 3);0;FLOOR(IFERROR(OFFSET([.$F253];-1*[.$B$13];0 );0) * [.$B$14]))" office:value-type="float" office:value="0" calcext:value-type="float">
            <text:p/>
          </table:table-cell>
          <table:table-cell table:formula="of:=SUM([.L$3:.L25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53]+1" office:value-type="date" office:date-value="2020-09-27" calcext:value-type="date">
            <text:p>09/27/20</text:p>
          </table:table-cell>
          <table:table-cell/>
          <table:table-cell table:formula="of:=IF([.G253] &lt; [.$B$25];CEILING([.G253]*[.$B$3];1);0)" office:value-type="float" office:value="0" calcext:value-type="float">
            <text:p/>
          </table:table-cell>
          <table:table-cell table:formula="of:=IF([.G253] &lt; [.$B$25];SUM([.F$3:.F254]);[.$B$25])" office:value-type="float" office:value="222350062.5" calcext:value-type="float">
            <text:p>222,350,063</text:p>
          </table:table-cell>
          <table:table-cell table:formula="of:=IF((ROW() - [.$B$21] &lt; 3);0;FLOOR(IFERROR(OFFSET([.$F25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54] &gt; [.$B$20];[.I254]-[.$B$20];0)" office:value-type="float" office:value="0" calcext:value-type="float">
            <text:p/>
          </table:table-cell>
          <table:table-cell table:formula="of:=IF([.J254] &gt; 0; ROUND([.$B$23] *MIN([.J254];[.H254])); 0)" office:value-type="float" office:value="0" calcext:value-type="float">
            <text:p/>
          </table:table-cell>
          <table:table-cell table:formula="of:=IF((ROW() - [.$B$13] &lt; 3);0;FLOOR(IFERROR(OFFSET([.$F254];-1*[.$B$13];0 );0) * [.$B$14]))" office:value-type="float" office:value="0" calcext:value-type="float">
            <text:p/>
          </table:table-cell>
          <table:table-cell table:formula="of:=SUM([.L$3:.L25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54]+1" office:value-type="date" office:date-value="2020-09-28" calcext:value-type="date">
            <text:p>09/28/20</text:p>
          </table:table-cell>
          <table:table-cell/>
          <table:table-cell table:formula="of:=IF([.G254] &lt; [.$B$25];CEILING([.G254]*[.$B$3];1);0)" office:value-type="float" office:value="0" calcext:value-type="float">
            <text:p/>
          </table:table-cell>
          <table:table-cell table:formula="of:=IF([.G254] &lt; [.$B$25];SUM([.F$3:.F255]);[.$B$25])" office:value-type="float" office:value="222350062.5" calcext:value-type="float">
            <text:p>222,350,063</text:p>
          </table:table-cell>
          <table:table-cell table:formula="of:=IF((ROW() - [.$B$21] &lt; 3);0;FLOOR(IFERROR(OFFSET([.$F25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55] &gt; [.$B$20];[.I255]-[.$B$20];0)" office:value-type="float" office:value="0" calcext:value-type="float">
            <text:p/>
          </table:table-cell>
          <table:table-cell table:formula="of:=IF([.J255] &gt; 0; ROUND([.$B$23] *MIN([.J255];[.H255])); 0)" office:value-type="float" office:value="0" calcext:value-type="float">
            <text:p/>
          </table:table-cell>
          <table:table-cell table:formula="of:=IF((ROW() - [.$B$13] &lt; 3);0;FLOOR(IFERROR(OFFSET([.$F255];-1*[.$B$13];0 );0) * [.$B$14]))" office:value-type="float" office:value="0" calcext:value-type="float">
            <text:p/>
          </table:table-cell>
          <table:table-cell table:formula="of:=SUM([.L$3:.L25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55]+1" office:value-type="date" office:date-value="2020-09-29" calcext:value-type="date">
            <text:p>09/29/20</text:p>
          </table:table-cell>
          <table:table-cell/>
          <table:table-cell table:formula="of:=IF([.G255] &lt; [.$B$25];CEILING([.G255]*[.$B$3];1);0)" office:value-type="float" office:value="0" calcext:value-type="float">
            <text:p/>
          </table:table-cell>
          <table:table-cell table:formula="of:=IF([.G255] &lt; [.$B$25];SUM([.F$3:.F256]);[.$B$25])" office:value-type="float" office:value="222350062.5" calcext:value-type="float">
            <text:p>222,350,063</text:p>
          </table:table-cell>
          <table:table-cell table:formula="of:=IF((ROW() - [.$B$21] &lt; 3);0;FLOOR(IFERROR(OFFSET([.$F25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56] &gt; [.$B$20];[.I256]-[.$B$20];0)" office:value-type="float" office:value="0" calcext:value-type="float">
            <text:p/>
          </table:table-cell>
          <table:table-cell table:formula="of:=IF([.J256] &gt; 0; ROUND([.$B$23] *MIN([.J256];[.H256])); 0)" office:value-type="float" office:value="0" calcext:value-type="float">
            <text:p/>
          </table:table-cell>
          <table:table-cell table:formula="of:=IF((ROW() - [.$B$13] &lt; 3);0;FLOOR(IFERROR(OFFSET([.$F256];-1*[.$B$13];0 );0) * [.$B$14]))" office:value-type="float" office:value="0" calcext:value-type="float">
            <text:p/>
          </table:table-cell>
          <table:table-cell table:formula="of:=SUM([.L$3:.L25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56]+1" office:value-type="date" office:date-value="2020-09-30" calcext:value-type="date">
            <text:p>09/30/20</text:p>
          </table:table-cell>
          <table:table-cell/>
          <table:table-cell table:formula="of:=IF([.G256] &lt; [.$B$25];CEILING([.G256]*[.$B$3];1);0)" office:value-type="float" office:value="0" calcext:value-type="float">
            <text:p/>
          </table:table-cell>
          <table:table-cell table:formula="of:=IF([.G256] &lt; [.$B$25];SUM([.F$3:.F257]);[.$B$25])" office:value-type="float" office:value="222350062.5" calcext:value-type="float">
            <text:p>222,350,063</text:p>
          </table:table-cell>
          <table:table-cell table:formula="of:=IF((ROW() - [.$B$21] &lt; 3);0;FLOOR(IFERROR(OFFSET([.$F25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57] &gt; [.$B$20];[.I257]-[.$B$20];0)" office:value-type="float" office:value="0" calcext:value-type="float">
            <text:p/>
          </table:table-cell>
          <table:table-cell table:formula="of:=IF([.J257] &gt; 0; ROUND([.$B$23] *MIN([.J257];[.H257])); 0)" office:value-type="float" office:value="0" calcext:value-type="float">
            <text:p/>
          </table:table-cell>
          <table:table-cell table:formula="of:=IF((ROW() - [.$B$13] &lt; 3);0;FLOOR(IFERROR(OFFSET([.$F257];-1*[.$B$13];0 );0) * [.$B$14]))" office:value-type="float" office:value="0" calcext:value-type="float">
            <text:p/>
          </table:table-cell>
          <table:table-cell table:formula="of:=SUM([.L$3:.L25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57]+1" office:value-type="date" office:date-value="2020-10-01" calcext:value-type="date">
            <text:p>10/01/20</text:p>
          </table:table-cell>
          <table:table-cell/>
          <table:table-cell table:formula="of:=IF([.G257] &lt; [.$B$25];CEILING([.G257]*[.$B$3];1);0)" office:value-type="float" office:value="0" calcext:value-type="float">
            <text:p/>
          </table:table-cell>
          <table:table-cell table:formula="of:=IF([.G257] &lt; [.$B$25];SUM([.F$3:.F258]);[.$B$25])" office:value-type="float" office:value="222350062.5" calcext:value-type="float">
            <text:p>222,350,063</text:p>
          </table:table-cell>
          <table:table-cell table:formula="of:=IF((ROW() - [.$B$21] &lt; 3);0;FLOOR(IFERROR(OFFSET([.$F25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58] &gt; [.$B$20];[.I258]-[.$B$20];0)" office:value-type="float" office:value="0" calcext:value-type="float">
            <text:p/>
          </table:table-cell>
          <table:table-cell table:formula="of:=IF([.J258] &gt; 0; ROUND([.$B$23] *MIN([.J258];[.H258])); 0)" office:value-type="float" office:value="0" calcext:value-type="float">
            <text:p/>
          </table:table-cell>
          <table:table-cell table:formula="of:=IF((ROW() - [.$B$13] &lt; 3);0;FLOOR(IFERROR(OFFSET([.$F258];-1*[.$B$13];0 );0) * [.$B$14]))" office:value-type="float" office:value="0" calcext:value-type="float">
            <text:p/>
          </table:table-cell>
          <table:table-cell table:formula="of:=SUM([.L$3:.L25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58]+1" office:value-type="date" office:date-value="2020-10-02" calcext:value-type="date">
            <text:p>10/02/20</text:p>
          </table:table-cell>
          <table:table-cell/>
          <table:table-cell table:formula="of:=IF([.G258] &lt; [.$B$25];CEILING([.G258]*[.$B$3];1);0)" office:value-type="float" office:value="0" calcext:value-type="float">
            <text:p/>
          </table:table-cell>
          <table:table-cell table:formula="of:=IF([.G258] &lt; [.$B$25];SUM([.F$3:.F259]);[.$B$25])" office:value-type="float" office:value="222350062.5" calcext:value-type="float">
            <text:p>222,350,063</text:p>
          </table:table-cell>
          <table:table-cell table:formula="of:=IF((ROW() - [.$B$21] &lt; 3);0;FLOOR(IFERROR(OFFSET([.$F25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59] &gt; [.$B$20];[.I259]-[.$B$20];0)" office:value-type="float" office:value="0" calcext:value-type="float">
            <text:p/>
          </table:table-cell>
          <table:table-cell table:formula="of:=IF([.J259] &gt; 0; ROUND([.$B$23] *MIN([.J259];[.H259])); 0)" office:value-type="float" office:value="0" calcext:value-type="float">
            <text:p/>
          </table:table-cell>
          <table:table-cell table:formula="of:=IF((ROW() - [.$B$13] &lt; 3);0;FLOOR(IFERROR(OFFSET([.$F259];-1*[.$B$13];0 );0) * [.$B$14]))" office:value-type="float" office:value="0" calcext:value-type="float">
            <text:p/>
          </table:table-cell>
          <table:table-cell table:formula="of:=SUM([.L$3:.L25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59]+1" office:value-type="date" office:date-value="2020-10-03" calcext:value-type="date">
            <text:p>10/03/20</text:p>
          </table:table-cell>
          <table:table-cell/>
          <table:table-cell table:formula="of:=IF([.G259] &lt; [.$B$25];CEILING([.G259]*[.$B$3];1);0)" office:value-type="float" office:value="0" calcext:value-type="float">
            <text:p/>
          </table:table-cell>
          <table:table-cell table:formula="of:=IF([.G259] &lt; [.$B$25];SUM([.F$3:.F260]);[.$B$25])" office:value-type="float" office:value="222350062.5" calcext:value-type="float">
            <text:p>222,350,063</text:p>
          </table:table-cell>
          <table:table-cell table:formula="of:=IF((ROW() - [.$B$21] &lt; 3);0;FLOOR(IFERROR(OFFSET([.$F26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60] &gt; [.$B$20];[.I260]-[.$B$20];0)" office:value-type="float" office:value="0" calcext:value-type="float">
            <text:p/>
          </table:table-cell>
          <table:table-cell table:formula="of:=IF([.J260] &gt; 0; ROUND([.$B$23] *MIN([.J260];[.H260])); 0)" office:value-type="float" office:value="0" calcext:value-type="float">
            <text:p/>
          </table:table-cell>
          <table:table-cell table:formula="of:=IF((ROW() - [.$B$13] &lt; 3);0;FLOOR(IFERROR(OFFSET([.$F260];-1*[.$B$13];0 );0) * [.$B$14]))" office:value-type="float" office:value="0" calcext:value-type="float">
            <text:p/>
          </table:table-cell>
          <table:table-cell table:formula="of:=SUM([.L$3:.L26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60]+1" office:value-type="date" office:date-value="2020-10-04" calcext:value-type="date">
            <text:p>10/04/20</text:p>
          </table:table-cell>
          <table:table-cell/>
          <table:table-cell table:formula="of:=IF([.G260] &lt; [.$B$25];CEILING([.G260]*[.$B$3];1);0)" office:value-type="float" office:value="0" calcext:value-type="float">
            <text:p/>
          </table:table-cell>
          <table:table-cell table:formula="of:=IF([.G260] &lt; [.$B$25];SUM([.F$3:.F261]);[.$B$25])" office:value-type="float" office:value="222350062.5" calcext:value-type="float">
            <text:p>222,350,063</text:p>
          </table:table-cell>
          <table:table-cell table:formula="of:=IF((ROW() - [.$B$21] &lt; 3);0;FLOOR(IFERROR(OFFSET([.$F26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61] &gt; [.$B$20];[.I261]-[.$B$20];0)" office:value-type="float" office:value="0" calcext:value-type="float">
            <text:p/>
          </table:table-cell>
          <table:table-cell table:formula="of:=IF([.J261] &gt; 0; ROUND([.$B$23] *MIN([.J261];[.H261])); 0)" office:value-type="float" office:value="0" calcext:value-type="float">
            <text:p/>
          </table:table-cell>
          <table:table-cell table:formula="of:=IF((ROW() - [.$B$13] &lt; 3);0;FLOOR(IFERROR(OFFSET([.$F261];-1*[.$B$13];0 );0) * [.$B$14]))" office:value-type="float" office:value="0" calcext:value-type="float">
            <text:p/>
          </table:table-cell>
          <table:table-cell table:formula="of:=SUM([.L$3:.L26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61]+1" office:value-type="date" office:date-value="2020-10-05" calcext:value-type="date">
            <text:p>10/05/20</text:p>
          </table:table-cell>
          <table:table-cell/>
          <table:table-cell table:formula="of:=IF([.G261] &lt; [.$B$25];CEILING([.G261]*[.$B$3];1);0)" office:value-type="float" office:value="0" calcext:value-type="float">
            <text:p/>
          </table:table-cell>
          <table:table-cell table:formula="of:=IF([.G261] &lt; [.$B$25];SUM([.F$3:.F262]);[.$B$25])" office:value-type="float" office:value="222350062.5" calcext:value-type="float">
            <text:p>222,350,063</text:p>
          </table:table-cell>
          <table:table-cell table:formula="of:=IF((ROW() - [.$B$21] &lt; 3);0;FLOOR(IFERROR(OFFSET([.$F26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62] &gt; [.$B$20];[.I262]-[.$B$20];0)" office:value-type="float" office:value="0" calcext:value-type="float">
            <text:p/>
          </table:table-cell>
          <table:table-cell table:formula="of:=IF([.J262] &gt; 0; ROUND([.$B$23] *MIN([.J262];[.H262])); 0)" office:value-type="float" office:value="0" calcext:value-type="float">
            <text:p/>
          </table:table-cell>
          <table:table-cell table:formula="of:=IF((ROW() - [.$B$13] &lt; 3);0;FLOOR(IFERROR(OFFSET([.$F262];-1*[.$B$13];0 );0) * [.$B$14]))" office:value-type="float" office:value="0" calcext:value-type="float">
            <text:p/>
          </table:table-cell>
          <table:table-cell table:formula="of:=SUM([.L$3:.L26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62]+1" office:value-type="date" office:date-value="2020-10-06" calcext:value-type="date">
            <text:p>10/06/20</text:p>
          </table:table-cell>
          <table:table-cell/>
          <table:table-cell table:formula="of:=IF([.G262] &lt; [.$B$25];CEILING([.G262]*[.$B$3];1);0)" office:value-type="float" office:value="0" calcext:value-type="float">
            <text:p/>
          </table:table-cell>
          <table:table-cell table:formula="of:=IF([.G262] &lt; [.$B$25];SUM([.F$3:.F263]);[.$B$25])" office:value-type="float" office:value="222350062.5" calcext:value-type="float">
            <text:p>222,350,063</text:p>
          </table:table-cell>
          <table:table-cell table:formula="of:=IF((ROW() - [.$B$21] &lt; 3);0;FLOOR(IFERROR(OFFSET([.$F26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63] &gt; [.$B$20];[.I263]-[.$B$20];0)" office:value-type="float" office:value="0" calcext:value-type="float">
            <text:p/>
          </table:table-cell>
          <table:table-cell table:formula="of:=IF([.J263] &gt; 0; ROUND([.$B$23] *MIN([.J263];[.H263])); 0)" office:value-type="float" office:value="0" calcext:value-type="float">
            <text:p/>
          </table:table-cell>
          <table:table-cell table:formula="of:=IF((ROW() - [.$B$13] &lt; 3);0;FLOOR(IFERROR(OFFSET([.$F263];-1*[.$B$13];0 );0) * [.$B$14]))" office:value-type="float" office:value="0" calcext:value-type="float">
            <text:p/>
          </table:table-cell>
          <table:table-cell table:formula="of:=SUM([.L$3:.L26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63]+1" office:value-type="date" office:date-value="2020-10-07" calcext:value-type="date">
            <text:p>10/07/20</text:p>
          </table:table-cell>
          <table:table-cell/>
          <table:table-cell table:formula="of:=IF([.G263] &lt; [.$B$25];CEILING([.G263]*[.$B$3];1);0)" office:value-type="float" office:value="0" calcext:value-type="float">
            <text:p/>
          </table:table-cell>
          <table:table-cell table:formula="of:=IF([.G263] &lt; [.$B$25];SUM([.F$3:.F264]);[.$B$25])" office:value-type="float" office:value="222350062.5" calcext:value-type="float">
            <text:p>222,350,063</text:p>
          </table:table-cell>
          <table:table-cell table:formula="of:=IF((ROW() - [.$B$21] &lt; 3);0;FLOOR(IFERROR(OFFSET([.$F26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64] &gt; [.$B$20];[.I264]-[.$B$20];0)" office:value-type="float" office:value="0" calcext:value-type="float">
            <text:p/>
          </table:table-cell>
          <table:table-cell table:formula="of:=IF([.J264] &gt; 0; ROUND([.$B$23] *MIN([.J264];[.H264])); 0)" office:value-type="float" office:value="0" calcext:value-type="float">
            <text:p/>
          </table:table-cell>
          <table:table-cell table:formula="of:=IF((ROW() - [.$B$13] &lt; 3);0;FLOOR(IFERROR(OFFSET([.$F264];-1*[.$B$13];0 );0) * [.$B$14]))" office:value-type="float" office:value="0" calcext:value-type="float">
            <text:p/>
          </table:table-cell>
          <table:table-cell table:formula="of:=SUM([.L$3:.L26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64]+1" office:value-type="date" office:date-value="2020-10-08" calcext:value-type="date">
            <text:p>10/08/20</text:p>
          </table:table-cell>
          <table:table-cell/>
          <table:table-cell table:formula="of:=IF([.G264] &lt; [.$B$25];CEILING([.G264]*[.$B$3];1);0)" office:value-type="float" office:value="0" calcext:value-type="float">
            <text:p/>
          </table:table-cell>
          <table:table-cell table:formula="of:=IF([.G264] &lt; [.$B$25];SUM([.F$3:.F265]);[.$B$25])" office:value-type="float" office:value="222350062.5" calcext:value-type="float">
            <text:p>222,350,063</text:p>
          </table:table-cell>
          <table:table-cell table:formula="of:=IF((ROW() - [.$B$21] &lt; 3);0;FLOOR(IFERROR(OFFSET([.$F26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65] &gt; [.$B$20];[.I265]-[.$B$20];0)" office:value-type="float" office:value="0" calcext:value-type="float">
            <text:p/>
          </table:table-cell>
          <table:table-cell table:formula="of:=IF([.J265] &gt; 0; ROUND([.$B$23] *MIN([.J265];[.H265])); 0)" office:value-type="float" office:value="0" calcext:value-type="float">
            <text:p/>
          </table:table-cell>
          <table:table-cell table:formula="of:=IF((ROW() - [.$B$13] &lt; 3);0;FLOOR(IFERROR(OFFSET([.$F265];-1*[.$B$13];0 );0) * [.$B$14]))" office:value-type="float" office:value="0" calcext:value-type="float">
            <text:p/>
          </table:table-cell>
          <table:table-cell table:formula="of:=SUM([.L$3:.L26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65]+1" office:value-type="date" office:date-value="2020-10-09" calcext:value-type="date">
            <text:p>10/09/20</text:p>
          </table:table-cell>
          <table:table-cell/>
          <table:table-cell table:formula="of:=IF([.G265] &lt; [.$B$25];CEILING([.G265]*[.$B$3];1);0)" office:value-type="float" office:value="0" calcext:value-type="float">
            <text:p/>
          </table:table-cell>
          <table:table-cell table:formula="of:=IF([.G265] &lt; [.$B$25];SUM([.F$3:.F266]);[.$B$25])" office:value-type="float" office:value="222350062.5" calcext:value-type="float">
            <text:p>222,350,063</text:p>
          </table:table-cell>
          <table:table-cell table:formula="of:=IF((ROW() - [.$B$21] &lt; 3);0;FLOOR(IFERROR(OFFSET([.$F26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66] &gt; [.$B$20];[.I266]-[.$B$20];0)" office:value-type="float" office:value="0" calcext:value-type="float">
            <text:p/>
          </table:table-cell>
          <table:table-cell table:formula="of:=IF([.J266] &gt; 0; ROUND([.$B$23] *MIN([.J266];[.H266])); 0)" office:value-type="float" office:value="0" calcext:value-type="float">
            <text:p/>
          </table:table-cell>
          <table:table-cell table:formula="of:=IF((ROW() - [.$B$13] &lt; 3);0;FLOOR(IFERROR(OFFSET([.$F266];-1*[.$B$13];0 );0) * [.$B$14]))" office:value-type="float" office:value="0" calcext:value-type="float">
            <text:p/>
          </table:table-cell>
          <table:table-cell table:formula="of:=SUM([.L$3:.L26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66]+1" office:value-type="date" office:date-value="2020-10-10" calcext:value-type="date">
            <text:p>10/10/20</text:p>
          </table:table-cell>
          <table:table-cell/>
          <table:table-cell table:formula="of:=IF([.G266] &lt; [.$B$25];CEILING([.G266]*[.$B$3];1);0)" office:value-type="float" office:value="0" calcext:value-type="float">
            <text:p/>
          </table:table-cell>
          <table:table-cell table:formula="of:=IF([.G266] &lt; [.$B$25];SUM([.F$3:.F267]);[.$B$25])" office:value-type="float" office:value="222350062.5" calcext:value-type="float">
            <text:p>222,350,063</text:p>
          </table:table-cell>
          <table:table-cell table:formula="of:=IF((ROW() - [.$B$21] &lt; 3);0;FLOOR(IFERROR(OFFSET([.$F26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67] &gt; [.$B$20];[.I267]-[.$B$20];0)" office:value-type="float" office:value="0" calcext:value-type="float">
            <text:p/>
          </table:table-cell>
          <table:table-cell table:formula="of:=IF([.J267] &gt; 0; ROUND([.$B$23] *MIN([.J267];[.H267])); 0)" office:value-type="float" office:value="0" calcext:value-type="float">
            <text:p/>
          </table:table-cell>
          <table:table-cell table:formula="of:=IF((ROW() - [.$B$13] &lt; 3);0;FLOOR(IFERROR(OFFSET([.$F267];-1*[.$B$13];0 );0) * [.$B$14]))" office:value-type="float" office:value="0" calcext:value-type="float">
            <text:p/>
          </table:table-cell>
          <table:table-cell table:formula="of:=SUM([.L$3:.L26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67]+1" office:value-type="date" office:date-value="2020-10-11" calcext:value-type="date">
            <text:p>10/11/20</text:p>
          </table:table-cell>
          <table:table-cell/>
          <table:table-cell table:formula="of:=IF([.G267] &lt; [.$B$25];CEILING([.G267]*[.$B$3];1);0)" office:value-type="float" office:value="0" calcext:value-type="float">
            <text:p/>
          </table:table-cell>
          <table:table-cell table:formula="of:=IF([.G267] &lt; [.$B$25];SUM([.F$3:.F268]);[.$B$25])" office:value-type="float" office:value="222350062.5" calcext:value-type="float">
            <text:p>222,350,063</text:p>
          </table:table-cell>
          <table:table-cell table:formula="of:=IF((ROW() - [.$B$21] &lt; 3);0;FLOOR(IFERROR(OFFSET([.$F26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68] &gt; [.$B$20];[.I268]-[.$B$20];0)" office:value-type="float" office:value="0" calcext:value-type="float">
            <text:p/>
          </table:table-cell>
          <table:table-cell table:formula="of:=IF([.J268] &gt; 0; ROUND([.$B$23] *MIN([.J268];[.H268])); 0)" office:value-type="float" office:value="0" calcext:value-type="float">
            <text:p/>
          </table:table-cell>
          <table:table-cell table:formula="of:=IF((ROW() - [.$B$13] &lt; 3);0;FLOOR(IFERROR(OFFSET([.$F268];-1*[.$B$13];0 );0) * [.$B$14]))" office:value-type="float" office:value="0" calcext:value-type="float">
            <text:p/>
          </table:table-cell>
          <table:table-cell table:formula="of:=SUM([.L$3:.L26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68]+1" office:value-type="date" office:date-value="2020-10-12" calcext:value-type="date">
            <text:p>10/12/20</text:p>
          </table:table-cell>
          <table:table-cell/>
          <table:table-cell table:formula="of:=IF([.G268] &lt; [.$B$25];CEILING([.G268]*[.$B$3];1);0)" office:value-type="float" office:value="0" calcext:value-type="float">
            <text:p/>
          </table:table-cell>
          <table:table-cell table:formula="of:=IF([.G268] &lt; [.$B$25];SUM([.F$3:.F269]);[.$B$25])" office:value-type="float" office:value="222350062.5" calcext:value-type="float">
            <text:p>222,350,063</text:p>
          </table:table-cell>
          <table:table-cell table:formula="of:=IF((ROW() - [.$B$21] &lt; 3);0;FLOOR(IFERROR(OFFSET([.$F26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69] &gt; [.$B$20];[.I269]-[.$B$20];0)" office:value-type="float" office:value="0" calcext:value-type="float">
            <text:p/>
          </table:table-cell>
          <table:table-cell table:formula="of:=IF([.J269] &gt; 0; ROUND([.$B$23] *MIN([.J269];[.H269])); 0)" office:value-type="float" office:value="0" calcext:value-type="float">
            <text:p/>
          </table:table-cell>
          <table:table-cell table:formula="of:=IF((ROW() - [.$B$13] &lt; 3);0;FLOOR(IFERROR(OFFSET([.$F269];-1*[.$B$13];0 );0) * [.$B$14]))" office:value-type="float" office:value="0" calcext:value-type="float">
            <text:p/>
          </table:table-cell>
          <table:table-cell table:formula="of:=SUM([.L$3:.L26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69]+1" office:value-type="date" office:date-value="2020-10-13" calcext:value-type="date">
            <text:p>10/13/20</text:p>
          </table:table-cell>
          <table:table-cell/>
          <table:table-cell table:formula="of:=IF([.G269] &lt; [.$B$25];CEILING([.G269]*[.$B$3];1);0)" office:value-type="float" office:value="0" calcext:value-type="float">
            <text:p/>
          </table:table-cell>
          <table:table-cell table:formula="of:=IF([.G269] &lt; [.$B$25];SUM([.F$3:.F270]);[.$B$25])" office:value-type="float" office:value="222350062.5" calcext:value-type="float">
            <text:p>222,350,063</text:p>
          </table:table-cell>
          <table:table-cell table:formula="of:=IF((ROW() - [.$B$21] &lt; 3);0;FLOOR(IFERROR(OFFSET([.$F27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70] &gt; [.$B$20];[.I270]-[.$B$20];0)" office:value-type="float" office:value="0" calcext:value-type="float">
            <text:p/>
          </table:table-cell>
          <table:table-cell table:formula="of:=IF([.J270] &gt; 0; ROUND([.$B$23] *MIN([.J270];[.H270])); 0)" office:value-type="float" office:value="0" calcext:value-type="float">
            <text:p/>
          </table:table-cell>
          <table:table-cell table:formula="of:=IF((ROW() - [.$B$13] &lt; 3);0;FLOOR(IFERROR(OFFSET([.$F270];-1*[.$B$13];0 );0) * [.$B$14]))" office:value-type="float" office:value="0" calcext:value-type="float">
            <text:p/>
          </table:table-cell>
          <table:table-cell table:formula="of:=SUM([.L$3:.L27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70]+1" office:value-type="date" office:date-value="2020-10-14" calcext:value-type="date">
            <text:p>10/14/20</text:p>
          </table:table-cell>
          <table:table-cell/>
          <table:table-cell table:formula="of:=IF([.G270] &lt; [.$B$25];CEILING([.G270]*[.$B$3];1);0)" office:value-type="float" office:value="0" calcext:value-type="float">
            <text:p/>
          </table:table-cell>
          <table:table-cell table:formula="of:=IF([.G270] &lt; [.$B$25];SUM([.F$3:.F271]);[.$B$25])" office:value-type="float" office:value="222350062.5" calcext:value-type="float">
            <text:p>222,350,063</text:p>
          </table:table-cell>
          <table:table-cell table:formula="of:=IF((ROW() - [.$B$21] &lt; 3);0;FLOOR(IFERROR(OFFSET([.$F27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71] &gt; [.$B$20];[.I271]-[.$B$20];0)" office:value-type="float" office:value="0" calcext:value-type="float">
            <text:p/>
          </table:table-cell>
          <table:table-cell table:formula="of:=IF([.J271] &gt; 0; ROUND([.$B$23] *MIN([.J271];[.H271])); 0)" office:value-type="float" office:value="0" calcext:value-type="float">
            <text:p/>
          </table:table-cell>
          <table:table-cell table:formula="of:=IF((ROW() - [.$B$13] &lt; 3);0;FLOOR(IFERROR(OFFSET([.$F271];-1*[.$B$13];0 );0) * [.$B$14]))" office:value-type="float" office:value="0" calcext:value-type="float">
            <text:p/>
          </table:table-cell>
          <table:table-cell table:formula="of:=SUM([.L$3:.L27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71]+1" office:value-type="date" office:date-value="2020-10-15" calcext:value-type="date">
            <text:p>10/15/20</text:p>
          </table:table-cell>
          <table:table-cell/>
          <table:table-cell table:formula="of:=IF([.G271] &lt; [.$B$25];CEILING([.G271]*[.$B$3];1);0)" office:value-type="float" office:value="0" calcext:value-type="float">
            <text:p/>
          </table:table-cell>
          <table:table-cell table:formula="of:=IF([.G271] &lt; [.$B$25];SUM([.F$3:.F272]);[.$B$25])" office:value-type="float" office:value="222350062.5" calcext:value-type="float">
            <text:p>222,350,063</text:p>
          </table:table-cell>
          <table:table-cell table:formula="of:=IF((ROW() - [.$B$21] &lt; 3);0;FLOOR(IFERROR(OFFSET([.$F27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72] &gt; [.$B$20];[.I272]-[.$B$20];0)" office:value-type="float" office:value="0" calcext:value-type="float">
            <text:p/>
          </table:table-cell>
          <table:table-cell table:formula="of:=IF([.J272] &gt; 0; ROUND([.$B$23] *MIN([.J272];[.H272])); 0)" office:value-type="float" office:value="0" calcext:value-type="float">
            <text:p/>
          </table:table-cell>
          <table:table-cell table:formula="of:=IF((ROW() - [.$B$13] &lt; 3);0;FLOOR(IFERROR(OFFSET([.$F272];-1*[.$B$13];0 );0) * [.$B$14]))" office:value-type="float" office:value="0" calcext:value-type="float">
            <text:p/>
          </table:table-cell>
          <table:table-cell table:formula="of:=SUM([.L$3:.L27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72]+1" office:value-type="date" office:date-value="2020-10-16" calcext:value-type="date">
            <text:p>10/16/20</text:p>
          </table:table-cell>
          <table:table-cell/>
          <table:table-cell table:formula="of:=IF([.G272] &lt; [.$B$25];CEILING([.G272]*[.$B$3];1);0)" office:value-type="float" office:value="0" calcext:value-type="float">
            <text:p/>
          </table:table-cell>
          <table:table-cell table:formula="of:=IF([.G272] &lt; [.$B$25];SUM([.F$3:.F273]);[.$B$25])" office:value-type="float" office:value="222350062.5" calcext:value-type="float">
            <text:p>222,350,063</text:p>
          </table:table-cell>
          <table:table-cell table:formula="of:=IF((ROW() - [.$B$21] &lt; 3);0;FLOOR(IFERROR(OFFSET([.$F27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73] &gt; [.$B$20];[.I273]-[.$B$20];0)" office:value-type="float" office:value="0" calcext:value-type="float">
            <text:p/>
          </table:table-cell>
          <table:table-cell table:formula="of:=IF([.J273] &gt; 0; ROUND([.$B$23] *MIN([.J273];[.H273])); 0)" office:value-type="float" office:value="0" calcext:value-type="float">
            <text:p/>
          </table:table-cell>
          <table:table-cell table:formula="of:=IF((ROW() - [.$B$13] &lt; 3);0;FLOOR(IFERROR(OFFSET([.$F273];-1*[.$B$13];0 );0) * [.$B$14]))" office:value-type="float" office:value="0" calcext:value-type="float">
            <text:p/>
          </table:table-cell>
          <table:table-cell table:formula="of:=SUM([.L$3:.L27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73]+1" office:value-type="date" office:date-value="2020-10-17" calcext:value-type="date">
            <text:p>10/17/20</text:p>
          </table:table-cell>
          <table:table-cell/>
          <table:table-cell table:formula="of:=IF([.G273] &lt; [.$B$25];CEILING([.G273]*[.$B$3];1);0)" office:value-type="float" office:value="0" calcext:value-type="float">
            <text:p/>
          </table:table-cell>
          <table:table-cell table:formula="of:=IF([.G273] &lt; [.$B$25];SUM([.F$3:.F274]);[.$B$25])" office:value-type="float" office:value="222350062.5" calcext:value-type="float">
            <text:p>222,350,063</text:p>
          </table:table-cell>
          <table:table-cell table:formula="of:=IF((ROW() - [.$B$21] &lt; 3);0;FLOOR(IFERROR(OFFSET([.$F27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74] &gt; [.$B$20];[.I274]-[.$B$20];0)" office:value-type="float" office:value="0" calcext:value-type="float">
            <text:p/>
          </table:table-cell>
          <table:table-cell table:formula="of:=IF([.J274] &gt; 0; ROUND([.$B$23] *MIN([.J274];[.H274])); 0)" office:value-type="float" office:value="0" calcext:value-type="float">
            <text:p/>
          </table:table-cell>
          <table:table-cell table:formula="of:=IF((ROW() - [.$B$13] &lt; 3);0;FLOOR(IFERROR(OFFSET([.$F274];-1*[.$B$13];0 );0) * [.$B$14]))" office:value-type="float" office:value="0" calcext:value-type="float">
            <text:p/>
          </table:table-cell>
          <table:table-cell table:formula="of:=SUM([.L$3:.L27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74]+1" office:value-type="date" office:date-value="2020-10-18" calcext:value-type="date">
            <text:p>10/18/20</text:p>
          </table:table-cell>
          <table:table-cell/>
          <table:table-cell table:formula="of:=IF([.G274] &lt; [.$B$25];CEILING([.G274]*[.$B$3];1);0)" office:value-type="float" office:value="0" calcext:value-type="float">
            <text:p/>
          </table:table-cell>
          <table:table-cell table:formula="of:=IF([.G274] &lt; [.$B$25];SUM([.F$3:.F275]);[.$B$25])" office:value-type="float" office:value="222350062.5" calcext:value-type="float">
            <text:p>222,350,063</text:p>
          </table:table-cell>
          <table:table-cell table:formula="of:=IF((ROW() - [.$B$21] &lt; 3);0;FLOOR(IFERROR(OFFSET([.$F27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75] &gt; [.$B$20];[.I275]-[.$B$20];0)" office:value-type="float" office:value="0" calcext:value-type="float">
            <text:p/>
          </table:table-cell>
          <table:table-cell table:formula="of:=IF([.J275] &gt; 0; ROUND([.$B$23] *MIN([.J275];[.H275])); 0)" office:value-type="float" office:value="0" calcext:value-type="float">
            <text:p/>
          </table:table-cell>
          <table:table-cell table:formula="of:=IF((ROW() - [.$B$13] &lt; 3);0;FLOOR(IFERROR(OFFSET([.$F275];-1*[.$B$13];0 );0) * [.$B$14]))" office:value-type="float" office:value="0" calcext:value-type="float">
            <text:p/>
          </table:table-cell>
          <table:table-cell table:formula="of:=SUM([.L$3:.L27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75]+1" office:value-type="date" office:date-value="2020-10-19" calcext:value-type="date">
            <text:p>10/19/20</text:p>
          </table:table-cell>
          <table:table-cell/>
          <table:table-cell table:formula="of:=IF([.G275] &lt; [.$B$25];CEILING([.G275]*[.$B$3];1);0)" office:value-type="float" office:value="0" calcext:value-type="float">
            <text:p/>
          </table:table-cell>
          <table:table-cell table:formula="of:=IF([.G275] &lt; [.$B$25];SUM([.F$3:.F276]);[.$B$25])" office:value-type="float" office:value="222350062.5" calcext:value-type="float">
            <text:p>222,350,063</text:p>
          </table:table-cell>
          <table:table-cell table:formula="of:=IF((ROW() - [.$B$21] &lt; 3);0;FLOOR(IFERROR(OFFSET([.$F27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76] &gt; [.$B$20];[.I276]-[.$B$20];0)" office:value-type="float" office:value="0" calcext:value-type="float">
            <text:p/>
          </table:table-cell>
          <table:table-cell table:formula="of:=IF([.J276] &gt; 0; ROUND([.$B$23] *MIN([.J276];[.H276])); 0)" office:value-type="float" office:value="0" calcext:value-type="float">
            <text:p/>
          </table:table-cell>
          <table:table-cell table:formula="of:=IF((ROW() - [.$B$13] &lt; 3);0;FLOOR(IFERROR(OFFSET([.$F276];-1*[.$B$13];0 );0) * [.$B$14]))" office:value-type="float" office:value="0" calcext:value-type="float">
            <text:p/>
          </table:table-cell>
          <table:table-cell table:formula="of:=SUM([.L$3:.L27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76]+1" office:value-type="date" office:date-value="2020-10-20" calcext:value-type="date">
            <text:p>10/20/20</text:p>
          </table:table-cell>
          <table:table-cell/>
          <table:table-cell table:formula="of:=IF([.G276] &lt; [.$B$25];CEILING([.G276]*[.$B$3];1);0)" office:value-type="float" office:value="0" calcext:value-type="float">
            <text:p/>
          </table:table-cell>
          <table:table-cell table:formula="of:=IF([.G276] &lt; [.$B$25];SUM([.F$3:.F277]);[.$B$25])" office:value-type="float" office:value="222350062.5" calcext:value-type="float">
            <text:p>222,350,063</text:p>
          </table:table-cell>
          <table:table-cell table:formula="of:=IF((ROW() - [.$B$21] &lt; 3);0;FLOOR(IFERROR(OFFSET([.$F27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77] &gt; [.$B$20];[.I277]-[.$B$20];0)" office:value-type="float" office:value="0" calcext:value-type="float">
            <text:p/>
          </table:table-cell>
          <table:table-cell table:formula="of:=IF([.J277] &gt; 0; ROUND([.$B$23] *MIN([.J277];[.H277])); 0)" office:value-type="float" office:value="0" calcext:value-type="float">
            <text:p/>
          </table:table-cell>
          <table:table-cell table:formula="of:=IF((ROW() - [.$B$13] &lt; 3);0;FLOOR(IFERROR(OFFSET([.$F277];-1*[.$B$13];0 );0) * [.$B$14]))" office:value-type="float" office:value="0" calcext:value-type="float">
            <text:p/>
          </table:table-cell>
          <table:table-cell table:formula="of:=SUM([.L$3:.L27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77]+1" office:value-type="date" office:date-value="2020-10-21" calcext:value-type="date">
            <text:p>10/21/20</text:p>
          </table:table-cell>
          <table:table-cell/>
          <table:table-cell table:formula="of:=IF([.G277] &lt; [.$B$25];CEILING([.G277]*[.$B$3];1);0)" office:value-type="float" office:value="0" calcext:value-type="float">
            <text:p/>
          </table:table-cell>
          <table:table-cell table:formula="of:=IF([.G277] &lt; [.$B$25];SUM([.F$3:.F278]);[.$B$25])" office:value-type="float" office:value="222350062.5" calcext:value-type="float">
            <text:p>222,350,063</text:p>
          </table:table-cell>
          <table:table-cell table:formula="of:=IF((ROW() - [.$B$21] &lt; 3);0;FLOOR(IFERROR(OFFSET([.$F27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78] &gt; [.$B$20];[.I278]-[.$B$20];0)" office:value-type="float" office:value="0" calcext:value-type="float">
            <text:p/>
          </table:table-cell>
          <table:table-cell table:formula="of:=IF([.J278] &gt; 0; ROUND([.$B$23] *MIN([.J278];[.H278])); 0)" office:value-type="float" office:value="0" calcext:value-type="float">
            <text:p/>
          </table:table-cell>
          <table:table-cell table:formula="of:=IF((ROW() - [.$B$13] &lt; 3);0;FLOOR(IFERROR(OFFSET([.$F278];-1*[.$B$13];0 );0) * [.$B$14]))" office:value-type="float" office:value="0" calcext:value-type="float">
            <text:p/>
          </table:table-cell>
          <table:table-cell table:formula="of:=SUM([.L$3:.L27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78]+1" office:value-type="date" office:date-value="2020-10-22" calcext:value-type="date">
            <text:p>10/22/20</text:p>
          </table:table-cell>
          <table:table-cell/>
          <table:table-cell table:formula="of:=IF([.G278] &lt; [.$B$25];CEILING([.G278]*[.$B$3];1);0)" office:value-type="float" office:value="0" calcext:value-type="float">
            <text:p/>
          </table:table-cell>
          <table:table-cell table:formula="of:=IF([.G278] &lt; [.$B$25];SUM([.F$3:.F279]);[.$B$25])" office:value-type="float" office:value="222350062.5" calcext:value-type="float">
            <text:p>222,350,063</text:p>
          </table:table-cell>
          <table:table-cell table:formula="of:=IF((ROW() - [.$B$21] &lt; 3);0;FLOOR(IFERROR(OFFSET([.$F27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79] &gt; [.$B$20];[.I279]-[.$B$20];0)" office:value-type="float" office:value="0" calcext:value-type="float">
            <text:p/>
          </table:table-cell>
          <table:table-cell table:formula="of:=IF([.J279] &gt; 0; ROUND([.$B$23] *MIN([.J279];[.H279])); 0)" office:value-type="float" office:value="0" calcext:value-type="float">
            <text:p/>
          </table:table-cell>
          <table:table-cell table:formula="of:=IF((ROW() - [.$B$13] &lt; 3);0;FLOOR(IFERROR(OFFSET([.$F279];-1*[.$B$13];0 );0) * [.$B$14]))" office:value-type="float" office:value="0" calcext:value-type="float">
            <text:p/>
          </table:table-cell>
          <table:table-cell table:formula="of:=SUM([.L$3:.L27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79]+1" office:value-type="date" office:date-value="2020-10-23" calcext:value-type="date">
            <text:p>10/23/20</text:p>
          </table:table-cell>
          <table:table-cell/>
          <table:table-cell table:formula="of:=IF([.G279] &lt; [.$B$25];CEILING([.G279]*[.$B$3];1);0)" office:value-type="float" office:value="0" calcext:value-type="float">
            <text:p/>
          </table:table-cell>
          <table:table-cell table:formula="of:=IF([.G279] &lt; [.$B$25];SUM([.F$3:.F280]);[.$B$25])" office:value-type="float" office:value="222350062.5" calcext:value-type="float">
            <text:p>222,350,063</text:p>
          </table:table-cell>
          <table:table-cell table:formula="of:=IF((ROW() - [.$B$21] &lt; 3);0;FLOOR(IFERROR(OFFSET([.$F28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80] &gt; [.$B$20];[.I280]-[.$B$20];0)" office:value-type="float" office:value="0" calcext:value-type="float">
            <text:p/>
          </table:table-cell>
          <table:table-cell table:formula="of:=IF([.J280] &gt; 0; ROUND([.$B$23] *MIN([.J280];[.H280])); 0)" office:value-type="float" office:value="0" calcext:value-type="float">
            <text:p/>
          </table:table-cell>
          <table:table-cell table:formula="of:=IF((ROW() - [.$B$13] &lt; 3);0;FLOOR(IFERROR(OFFSET([.$F280];-1*[.$B$13];0 );0) * [.$B$14]))" office:value-type="float" office:value="0" calcext:value-type="float">
            <text:p/>
          </table:table-cell>
          <table:table-cell table:formula="of:=SUM([.L$3:.L28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80]+1" office:value-type="date" office:date-value="2020-10-24" calcext:value-type="date">
            <text:p>10/24/20</text:p>
          </table:table-cell>
          <table:table-cell/>
          <table:table-cell table:formula="of:=IF([.G280] &lt; [.$B$25];CEILING([.G280]*[.$B$3];1);0)" office:value-type="float" office:value="0" calcext:value-type="float">
            <text:p/>
          </table:table-cell>
          <table:table-cell table:formula="of:=IF([.G280] &lt; [.$B$25];SUM([.F$3:.F281]);[.$B$25])" office:value-type="float" office:value="222350062.5" calcext:value-type="float">
            <text:p>222,350,063</text:p>
          </table:table-cell>
          <table:table-cell table:formula="of:=IF((ROW() - [.$B$21] &lt; 3);0;FLOOR(IFERROR(OFFSET([.$F28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81] &gt; [.$B$20];[.I281]-[.$B$20];0)" office:value-type="float" office:value="0" calcext:value-type="float">
            <text:p/>
          </table:table-cell>
          <table:table-cell table:formula="of:=IF([.J281] &gt; 0; ROUND([.$B$23] *MIN([.J281];[.H281])); 0)" office:value-type="float" office:value="0" calcext:value-type="float">
            <text:p/>
          </table:table-cell>
          <table:table-cell table:formula="of:=IF((ROW() - [.$B$13] &lt; 3);0;FLOOR(IFERROR(OFFSET([.$F281];-1*[.$B$13];0 );0) * [.$B$14]))" office:value-type="float" office:value="0" calcext:value-type="float">
            <text:p/>
          </table:table-cell>
          <table:table-cell table:formula="of:=SUM([.L$3:.L28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81]+1" office:value-type="date" office:date-value="2020-10-25" calcext:value-type="date">
            <text:p>10/25/20</text:p>
          </table:table-cell>
          <table:table-cell/>
          <table:table-cell table:formula="of:=IF([.G281] &lt; [.$B$25];CEILING([.G281]*[.$B$3];1);0)" office:value-type="float" office:value="0" calcext:value-type="float">
            <text:p/>
          </table:table-cell>
          <table:table-cell table:formula="of:=IF([.G281] &lt; [.$B$25];SUM([.F$3:.F282]);[.$B$25])" office:value-type="float" office:value="222350062.5" calcext:value-type="float">
            <text:p>222,350,063</text:p>
          </table:table-cell>
          <table:table-cell table:formula="of:=IF((ROW() - [.$B$21] &lt; 3);0;FLOOR(IFERROR(OFFSET([.$F28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82] &gt; [.$B$20];[.I282]-[.$B$20];0)" office:value-type="float" office:value="0" calcext:value-type="float">
            <text:p/>
          </table:table-cell>
          <table:table-cell table:formula="of:=IF([.J282] &gt; 0; ROUND([.$B$23] *MIN([.J282];[.H282])); 0)" office:value-type="float" office:value="0" calcext:value-type="float">
            <text:p/>
          </table:table-cell>
          <table:table-cell table:formula="of:=IF((ROW() - [.$B$13] &lt; 3);0;FLOOR(IFERROR(OFFSET([.$F282];-1*[.$B$13];0 );0) * [.$B$14]))" office:value-type="float" office:value="0" calcext:value-type="float">
            <text:p/>
          </table:table-cell>
          <table:table-cell table:formula="of:=SUM([.L$3:.L28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82]+1" office:value-type="date" office:date-value="2020-10-26" calcext:value-type="date">
            <text:p>10/26/20</text:p>
          </table:table-cell>
          <table:table-cell/>
          <table:table-cell table:formula="of:=IF([.G282] &lt; [.$B$25];CEILING([.G282]*[.$B$3];1);0)" office:value-type="float" office:value="0" calcext:value-type="float">
            <text:p/>
          </table:table-cell>
          <table:table-cell table:formula="of:=IF([.G282] &lt; [.$B$25];SUM([.F$3:.F283]);[.$B$25])" office:value-type="float" office:value="222350062.5" calcext:value-type="float">
            <text:p>222,350,063</text:p>
          </table:table-cell>
          <table:table-cell table:formula="of:=IF((ROW() - [.$B$21] &lt; 3);0;FLOOR(IFERROR(OFFSET([.$F28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83] &gt; [.$B$20];[.I283]-[.$B$20];0)" office:value-type="float" office:value="0" calcext:value-type="float">
            <text:p/>
          </table:table-cell>
          <table:table-cell table:formula="of:=IF([.J283] &gt; 0; ROUND([.$B$23] *MIN([.J283];[.H283])); 0)" office:value-type="float" office:value="0" calcext:value-type="float">
            <text:p/>
          </table:table-cell>
          <table:table-cell table:formula="of:=IF((ROW() - [.$B$13] &lt; 3);0;FLOOR(IFERROR(OFFSET([.$F283];-1*[.$B$13];0 );0) * [.$B$14]))" office:value-type="float" office:value="0" calcext:value-type="float">
            <text:p/>
          </table:table-cell>
          <table:table-cell table:formula="of:=SUM([.L$3:.L28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83]+1" office:value-type="date" office:date-value="2020-10-27" calcext:value-type="date">
            <text:p>10/27/20</text:p>
          </table:table-cell>
          <table:table-cell/>
          <table:table-cell table:formula="of:=IF([.G283] &lt; [.$B$25];CEILING([.G283]*[.$B$3];1);0)" office:value-type="float" office:value="0" calcext:value-type="float">
            <text:p/>
          </table:table-cell>
          <table:table-cell table:formula="of:=IF([.G283] &lt; [.$B$25];SUM([.F$3:.F284]);[.$B$25])" office:value-type="float" office:value="222350062.5" calcext:value-type="float">
            <text:p>222,350,063</text:p>
          </table:table-cell>
          <table:table-cell table:formula="of:=IF((ROW() - [.$B$21] &lt; 3);0;FLOOR(IFERROR(OFFSET([.$F28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84] &gt; [.$B$20];[.I284]-[.$B$20];0)" office:value-type="float" office:value="0" calcext:value-type="float">
            <text:p/>
          </table:table-cell>
          <table:table-cell table:formula="of:=IF([.J284] &gt; 0; ROUND([.$B$23] *MIN([.J284];[.H284])); 0)" office:value-type="float" office:value="0" calcext:value-type="float">
            <text:p/>
          </table:table-cell>
          <table:table-cell table:formula="of:=IF((ROW() - [.$B$13] &lt; 3);0;FLOOR(IFERROR(OFFSET([.$F284];-1*[.$B$13];0 );0) * [.$B$14]))" office:value-type="float" office:value="0" calcext:value-type="float">
            <text:p/>
          </table:table-cell>
          <table:table-cell table:formula="of:=SUM([.L$3:.L28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84]+1" office:value-type="date" office:date-value="2020-10-28" calcext:value-type="date">
            <text:p>10/28/20</text:p>
          </table:table-cell>
          <table:table-cell/>
          <table:table-cell table:formula="of:=IF([.G284] &lt; [.$B$25];CEILING([.G284]*[.$B$3];1);0)" office:value-type="float" office:value="0" calcext:value-type="float">
            <text:p/>
          </table:table-cell>
          <table:table-cell table:formula="of:=IF([.G284] &lt; [.$B$25];SUM([.F$3:.F285]);[.$B$25])" office:value-type="float" office:value="222350062.5" calcext:value-type="float">
            <text:p>222,350,063</text:p>
          </table:table-cell>
          <table:table-cell table:formula="of:=IF((ROW() - [.$B$21] &lt; 3);0;FLOOR(IFERROR(OFFSET([.$F28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85] &gt; [.$B$20];[.I285]-[.$B$20];0)" office:value-type="float" office:value="0" calcext:value-type="float">
            <text:p/>
          </table:table-cell>
          <table:table-cell table:formula="of:=IF([.J285] &gt; 0; ROUND([.$B$23] *MIN([.J285];[.H285])); 0)" office:value-type="float" office:value="0" calcext:value-type="float">
            <text:p/>
          </table:table-cell>
          <table:table-cell table:formula="of:=IF((ROW() - [.$B$13] &lt; 3);0;FLOOR(IFERROR(OFFSET([.$F285];-1*[.$B$13];0 );0) * [.$B$14]))" office:value-type="float" office:value="0" calcext:value-type="float">
            <text:p/>
          </table:table-cell>
          <table:table-cell table:formula="of:=SUM([.L$3:.L28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85]+1" office:value-type="date" office:date-value="2020-10-29" calcext:value-type="date">
            <text:p>10/29/20</text:p>
          </table:table-cell>
          <table:table-cell/>
          <table:table-cell table:formula="of:=IF([.G285] &lt; [.$B$25];CEILING([.G285]*[.$B$3];1);0)" office:value-type="float" office:value="0" calcext:value-type="float">
            <text:p/>
          </table:table-cell>
          <table:table-cell table:formula="of:=IF([.G285] &lt; [.$B$25];SUM([.F$3:.F286]);[.$B$25])" office:value-type="float" office:value="222350062.5" calcext:value-type="float">
            <text:p>222,350,063</text:p>
          </table:table-cell>
          <table:table-cell table:formula="of:=IF((ROW() - [.$B$21] &lt; 3);0;FLOOR(IFERROR(OFFSET([.$F28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86] &gt; [.$B$20];[.I286]-[.$B$20];0)" office:value-type="float" office:value="0" calcext:value-type="float">
            <text:p/>
          </table:table-cell>
          <table:table-cell table:formula="of:=IF([.J286] &gt; 0; ROUND([.$B$23] *MIN([.J286];[.H286])); 0)" office:value-type="float" office:value="0" calcext:value-type="float">
            <text:p/>
          </table:table-cell>
          <table:table-cell table:formula="of:=IF((ROW() - [.$B$13] &lt; 3);0;FLOOR(IFERROR(OFFSET([.$F286];-1*[.$B$13];0 );0) * [.$B$14]))" office:value-type="float" office:value="0" calcext:value-type="float">
            <text:p/>
          </table:table-cell>
          <table:table-cell table:formula="of:=SUM([.L$3:.L28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86]+1" office:value-type="date" office:date-value="2020-10-30" calcext:value-type="date">
            <text:p>10/30/20</text:p>
          </table:table-cell>
          <table:table-cell/>
          <table:table-cell table:formula="of:=IF([.G286] &lt; [.$B$25];CEILING([.G286]*[.$B$3];1);0)" office:value-type="float" office:value="0" calcext:value-type="float">
            <text:p/>
          </table:table-cell>
          <table:table-cell table:formula="of:=IF([.G286] &lt; [.$B$25];SUM([.F$3:.F287]);[.$B$25])" office:value-type="float" office:value="222350062.5" calcext:value-type="float">
            <text:p>222,350,063</text:p>
          </table:table-cell>
          <table:table-cell table:formula="of:=IF((ROW() - [.$B$21] &lt; 3);0;FLOOR(IFERROR(OFFSET([.$F28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87] &gt; [.$B$20];[.I287]-[.$B$20];0)" office:value-type="float" office:value="0" calcext:value-type="float">
            <text:p/>
          </table:table-cell>
          <table:table-cell table:formula="of:=IF([.J287] &gt; 0; ROUND([.$B$23] *MIN([.J287];[.H287])); 0)" office:value-type="float" office:value="0" calcext:value-type="float">
            <text:p/>
          </table:table-cell>
          <table:table-cell table:formula="of:=IF((ROW() - [.$B$13] &lt; 3);0;FLOOR(IFERROR(OFFSET([.$F287];-1*[.$B$13];0 );0) * [.$B$14]))" office:value-type="float" office:value="0" calcext:value-type="float">
            <text:p/>
          </table:table-cell>
          <table:table-cell table:formula="of:=SUM([.L$3:.L28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87]+1" office:value-type="date" office:date-value="2020-10-31" calcext:value-type="date">
            <text:p>10/31/20</text:p>
          </table:table-cell>
          <table:table-cell/>
          <table:table-cell table:formula="of:=IF([.G287] &lt; [.$B$25];CEILING([.G287]*[.$B$3];1);0)" office:value-type="float" office:value="0" calcext:value-type="float">
            <text:p/>
          </table:table-cell>
          <table:table-cell table:formula="of:=IF([.G287] &lt; [.$B$25];SUM([.F$3:.F288]);[.$B$25])" office:value-type="float" office:value="222350062.5" calcext:value-type="float">
            <text:p>222,350,063</text:p>
          </table:table-cell>
          <table:table-cell table:formula="of:=IF((ROW() - [.$B$21] &lt; 3);0;FLOOR(IFERROR(OFFSET([.$F28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88] &gt; [.$B$20];[.I288]-[.$B$20];0)" office:value-type="float" office:value="0" calcext:value-type="float">
            <text:p/>
          </table:table-cell>
          <table:table-cell table:formula="of:=IF([.J288] &gt; 0; ROUND([.$B$23] *MIN([.J288];[.H288])); 0)" office:value-type="float" office:value="0" calcext:value-type="float">
            <text:p/>
          </table:table-cell>
          <table:table-cell table:formula="of:=IF((ROW() - [.$B$13] &lt; 3);0;FLOOR(IFERROR(OFFSET([.$F288];-1*[.$B$13];0 );0) * [.$B$14]))" office:value-type="float" office:value="0" calcext:value-type="float">
            <text:p/>
          </table:table-cell>
          <table:table-cell table:formula="of:=SUM([.L$3:.L28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88]+1" office:value-type="date" office:date-value="2020-11-01" calcext:value-type="date">
            <text:p>11/01/20</text:p>
          </table:table-cell>
          <table:table-cell/>
          <table:table-cell table:formula="of:=IF([.G288] &lt; [.$B$25];CEILING([.G288]*[.$B$3];1);0)" office:value-type="float" office:value="0" calcext:value-type="float">
            <text:p/>
          </table:table-cell>
          <table:table-cell table:formula="of:=IF([.G288] &lt; [.$B$25];SUM([.F$3:.F289]);[.$B$25])" office:value-type="float" office:value="222350062.5" calcext:value-type="float">
            <text:p>222,350,063</text:p>
          </table:table-cell>
          <table:table-cell table:formula="of:=IF((ROW() - [.$B$21] &lt; 3);0;FLOOR(IFERROR(OFFSET([.$F28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89] &gt; [.$B$20];[.I289]-[.$B$20];0)" office:value-type="float" office:value="0" calcext:value-type="float">
            <text:p/>
          </table:table-cell>
          <table:table-cell table:formula="of:=IF([.J289] &gt; 0; ROUND([.$B$23] *MIN([.J289];[.H289])); 0)" office:value-type="float" office:value="0" calcext:value-type="float">
            <text:p/>
          </table:table-cell>
          <table:table-cell table:formula="of:=IF((ROW() - [.$B$13] &lt; 3);0;FLOOR(IFERROR(OFFSET([.$F289];-1*[.$B$13];0 );0) * [.$B$14]))" office:value-type="float" office:value="0" calcext:value-type="float">
            <text:p/>
          </table:table-cell>
          <table:table-cell table:formula="of:=SUM([.L$3:.L28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89]+1" office:value-type="date" office:date-value="2020-11-02" calcext:value-type="date">
            <text:p>11/02/20</text:p>
          </table:table-cell>
          <table:table-cell/>
          <table:table-cell table:formula="of:=IF([.G289] &lt; [.$B$25];CEILING([.G289]*[.$B$3];1);0)" office:value-type="float" office:value="0" calcext:value-type="float">
            <text:p/>
          </table:table-cell>
          <table:table-cell table:formula="of:=IF([.G289] &lt; [.$B$25];SUM([.F$3:.F290]);[.$B$25])" office:value-type="float" office:value="222350062.5" calcext:value-type="float">
            <text:p>222,350,063</text:p>
          </table:table-cell>
          <table:table-cell table:formula="of:=IF((ROW() - [.$B$21] &lt; 3);0;FLOOR(IFERROR(OFFSET([.$F29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90] &gt; [.$B$20];[.I290]-[.$B$20];0)" office:value-type="float" office:value="0" calcext:value-type="float">
            <text:p/>
          </table:table-cell>
          <table:table-cell table:formula="of:=IF([.J290] &gt; 0; ROUND([.$B$23] *MIN([.J290];[.H290])); 0)" office:value-type="float" office:value="0" calcext:value-type="float">
            <text:p/>
          </table:table-cell>
          <table:table-cell table:formula="of:=IF((ROW() - [.$B$13] &lt; 3);0;FLOOR(IFERROR(OFFSET([.$F290];-1*[.$B$13];0 );0) * [.$B$14]))" office:value-type="float" office:value="0" calcext:value-type="float">
            <text:p/>
          </table:table-cell>
          <table:table-cell table:formula="of:=SUM([.L$3:.L29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90]+1" office:value-type="date" office:date-value="2020-11-03" calcext:value-type="date">
            <text:p>11/03/20</text:p>
          </table:table-cell>
          <table:table-cell/>
          <table:table-cell table:formula="of:=IF([.G290] &lt; [.$B$25];CEILING([.G290]*[.$B$3];1);0)" office:value-type="float" office:value="0" calcext:value-type="float">
            <text:p/>
          </table:table-cell>
          <table:table-cell table:formula="of:=IF([.G290] &lt; [.$B$25];SUM([.F$3:.F291]);[.$B$25])" office:value-type="float" office:value="222350062.5" calcext:value-type="float">
            <text:p>222,350,063</text:p>
          </table:table-cell>
          <table:table-cell table:formula="of:=IF((ROW() - [.$B$21] &lt; 3);0;FLOOR(IFERROR(OFFSET([.$F29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91] &gt; [.$B$20];[.I291]-[.$B$20];0)" office:value-type="float" office:value="0" calcext:value-type="float">
            <text:p/>
          </table:table-cell>
          <table:table-cell table:formula="of:=IF([.J291] &gt; 0; ROUND([.$B$23] *MIN([.J291];[.H291])); 0)" office:value-type="float" office:value="0" calcext:value-type="float">
            <text:p/>
          </table:table-cell>
          <table:table-cell table:formula="of:=IF((ROW() - [.$B$13] &lt; 3);0;FLOOR(IFERROR(OFFSET([.$F291];-1*[.$B$13];0 );0) * [.$B$14]))" office:value-type="float" office:value="0" calcext:value-type="float">
            <text:p/>
          </table:table-cell>
          <table:table-cell table:formula="of:=SUM([.L$3:.L29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91]+1" office:value-type="date" office:date-value="2020-11-04" calcext:value-type="date">
            <text:p>11/04/20</text:p>
          </table:table-cell>
          <table:table-cell/>
          <table:table-cell table:formula="of:=IF([.G291] &lt; [.$B$25];CEILING([.G291]*[.$B$3];1);0)" office:value-type="float" office:value="0" calcext:value-type="float">
            <text:p/>
          </table:table-cell>
          <table:table-cell table:formula="of:=IF([.G291] &lt; [.$B$25];SUM([.F$3:.F292]);[.$B$25])" office:value-type="float" office:value="222350062.5" calcext:value-type="float">
            <text:p>222,350,063</text:p>
          </table:table-cell>
          <table:table-cell table:formula="of:=IF((ROW() - [.$B$21] &lt; 3);0;FLOOR(IFERROR(OFFSET([.$F29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92] &gt; [.$B$20];[.I292]-[.$B$20];0)" office:value-type="float" office:value="0" calcext:value-type="float">
            <text:p/>
          </table:table-cell>
          <table:table-cell table:formula="of:=IF([.J292] &gt; 0; ROUND([.$B$23] *MIN([.J292];[.H292])); 0)" office:value-type="float" office:value="0" calcext:value-type="float">
            <text:p/>
          </table:table-cell>
          <table:table-cell table:formula="of:=IF((ROW() - [.$B$13] &lt; 3);0;FLOOR(IFERROR(OFFSET([.$F292];-1*[.$B$13];0 );0) * [.$B$14]))" office:value-type="float" office:value="0" calcext:value-type="float">
            <text:p/>
          </table:table-cell>
          <table:table-cell table:formula="of:=SUM([.L$3:.L29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92]+1" office:value-type="date" office:date-value="2020-11-05" calcext:value-type="date">
            <text:p>11/05/20</text:p>
          </table:table-cell>
          <table:table-cell/>
          <table:table-cell table:formula="of:=IF([.G292] &lt; [.$B$25];CEILING([.G292]*[.$B$3];1);0)" office:value-type="float" office:value="0" calcext:value-type="float">
            <text:p/>
          </table:table-cell>
          <table:table-cell table:formula="of:=IF([.G292] &lt; [.$B$25];SUM([.F$3:.F293]);[.$B$25])" office:value-type="float" office:value="222350062.5" calcext:value-type="float">
            <text:p>222,350,063</text:p>
          </table:table-cell>
          <table:table-cell table:formula="of:=IF((ROW() - [.$B$21] &lt; 3);0;FLOOR(IFERROR(OFFSET([.$F29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93] &gt; [.$B$20];[.I293]-[.$B$20];0)" office:value-type="float" office:value="0" calcext:value-type="float">
            <text:p/>
          </table:table-cell>
          <table:table-cell table:formula="of:=IF([.J293] &gt; 0; ROUND([.$B$23] *MIN([.J293];[.H293])); 0)" office:value-type="float" office:value="0" calcext:value-type="float">
            <text:p/>
          </table:table-cell>
          <table:table-cell table:formula="of:=IF((ROW() - [.$B$13] &lt; 3);0;FLOOR(IFERROR(OFFSET([.$F293];-1*[.$B$13];0 );0) * [.$B$14]))" office:value-type="float" office:value="0" calcext:value-type="float">
            <text:p/>
          </table:table-cell>
          <table:table-cell table:formula="of:=SUM([.L$3:.L29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93]+1" office:value-type="date" office:date-value="2020-11-06" calcext:value-type="date">
            <text:p>11/06/20</text:p>
          </table:table-cell>
          <table:table-cell/>
          <table:table-cell table:formula="of:=IF([.G293] &lt; [.$B$25];CEILING([.G293]*[.$B$3];1);0)" office:value-type="float" office:value="0" calcext:value-type="float">
            <text:p/>
          </table:table-cell>
          <table:table-cell table:formula="of:=IF([.G293] &lt; [.$B$25];SUM([.F$3:.F294]);[.$B$25])" office:value-type="float" office:value="222350062.5" calcext:value-type="float">
            <text:p>222,350,063</text:p>
          </table:table-cell>
          <table:table-cell table:formula="of:=IF((ROW() - [.$B$21] &lt; 3);0;FLOOR(IFERROR(OFFSET([.$F29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94] &gt; [.$B$20];[.I294]-[.$B$20];0)" office:value-type="float" office:value="0" calcext:value-type="float">
            <text:p/>
          </table:table-cell>
          <table:table-cell table:formula="of:=IF([.J294] &gt; 0; ROUND([.$B$23] *MIN([.J294];[.H294])); 0)" office:value-type="float" office:value="0" calcext:value-type="float">
            <text:p/>
          </table:table-cell>
          <table:table-cell table:formula="of:=IF((ROW() - [.$B$13] &lt; 3);0;FLOOR(IFERROR(OFFSET([.$F294];-1*[.$B$13];0 );0) * [.$B$14]))" office:value-type="float" office:value="0" calcext:value-type="float">
            <text:p/>
          </table:table-cell>
          <table:table-cell table:formula="of:=SUM([.L$3:.L29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94]+1" office:value-type="date" office:date-value="2020-11-07" calcext:value-type="date">
            <text:p>11/07/20</text:p>
          </table:table-cell>
          <table:table-cell/>
          <table:table-cell table:formula="of:=IF([.G294] &lt; [.$B$25];CEILING([.G294]*[.$B$3];1);0)" office:value-type="float" office:value="0" calcext:value-type="float">
            <text:p/>
          </table:table-cell>
          <table:table-cell table:formula="of:=IF([.G294] &lt; [.$B$25];SUM([.F$3:.F295]);[.$B$25])" office:value-type="float" office:value="222350062.5" calcext:value-type="float">
            <text:p>222,350,063</text:p>
          </table:table-cell>
          <table:table-cell table:formula="of:=IF((ROW() - [.$B$21] &lt; 3);0;FLOOR(IFERROR(OFFSET([.$F29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95] &gt; [.$B$20];[.I295]-[.$B$20];0)" office:value-type="float" office:value="0" calcext:value-type="float">
            <text:p/>
          </table:table-cell>
          <table:table-cell table:formula="of:=IF([.J295] &gt; 0; ROUND([.$B$23] *MIN([.J295];[.H295])); 0)" office:value-type="float" office:value="0" calcext:value-type="float">
            <text:p/>
          </table:table-cell>
          <table:table-cell table:formula="of:=IF((ROW() - [.$B$13] &lt; 3);0;FLOOR(IFERROR(OFFSET([.$F295];-1*[.$B$13];0 );0) * [.$B$14]))" office:value-type="float" office:value="0" calcext:value-type="float">
            <text:p/>
          </table:table-cell>
          <table:table-cell table:formula="of:=SUM([.L$3:.L29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95]+1" office:value-type="date" office:date-value="2020-11-08" calcext:value-type="date">
            <text:p>11/08/20</text:p>
          </table:table-cell>
          <table:table-cell/>
          <table:table-cell table:formula="of:=IF([.G295] &lt; [.$B$25];CEILING([.G295]*[.$B$3];1);0)" office:value-type="float" office:value="0" calcext:value-type="float">
            <text:p/>
          </table:table-cell>
          <table:table-cell table:formula="of:=IF([.G295] &lt; [.$B$25];SUM([.F$3:.F296]);[.$B$25])" office:value-type="float" office:value="222350062.5" calcext:value-type="float">
            <text:p>222,350,063</text:p>
          </table:table-cell>
          <table:table-cell table:formula="of:=IF((ROW() - [.$B$21] &lt; 3);0;FLOOR(IFERROR(OFFSET([.$F29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96] &gt; [.$B$20];[.I296]-[.$B$20];0)" office:value-type="float" office:value="0" calcext:value-type="float">
            <text:p/>
          </table:table-cell>
          <table:table-cell table:formula="of:=IF([.J296] &gt; 0; ROUND([.$B$23] *MIN([.J296];[.H296])); 0)" office:value-type="float" office:value="0" calcext:value-type="float">
            <text:p/>
          </table:table-cell>
          <table:table-cell table:formula="of:=IF((ROW() - [.$B$13] &lt; 3);0;FLOOR(IFERROR(OFFSET([.$F296];-1*[.$B$13];0 );0) * [.$B$14]))" office:value-type="float" office:value="0" calcext:value-type="float">
            <text:p/>
          </table:table-cell>
          <table:table-cell table:formula="of:=SUM([.L$3:.L29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96]+1" office:value-type="date" office:date-value="2020-11-09" calcext:value-type="date">
            <text:p>11/09/20</text:p>
          </table:table-cell>
          <table:table-cell/>
          <table:table-cell table:formula="of:=IF([.G296] &lt; [.$B$25];CEILING([.G296]*[.$B$3];1);0)" office:value-type="float" office:value="0" calcext:value-type="float">
            <text:p/>
          </table:table-cell>
          <table:table-cell table:formula="of:=IF([.G296] &lt; [.$B$25];SUM([.F$3:.F297]);[.$B$25])" office:value-type="float" office:value="222350062.5" calcext:value-type="float">
            <text:p>222,350,063</text:p>
          </table:table-cell>
          <table:table-cell table:formula="of:=IF((ROW() - [.$B$21] &lt; 3);0;FLOOR(IFERROR(OFFSET([.$F29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97] &gt; [.$B$20];[.I297]-[.$B$20];0)" office:value-type="float" office:value="0" calcext:value-type="float">
            <text:p/>
          </table:table-cell>
          <table:table-cell table:formula="of:=IF([.J297] &gt; 0; ROUND([.$B$23] *MIN([.J297];[.H297])); 0)" office:value-type="float" office:value="0" calcext:value-type="float">
            <text:p/>
          </table:table-cell>
          <table:table-cell table:formula="of:=IF((ROW() - [.$B$13] &lt; 3);0;FLOOR(IFERROR(OFFSET([.$F297];-1*[.$B$13];0 );0) * [.$B$14]))" office:value-type="float" office:value="0" calcext:value-type="float">
            <text:p/>
          </table:table-cell>
          <table:table-cell table:formula="of:=SUM([.L$3:.L29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97]+1" office:value-type="date" office:date-value="2020-11-10" calcext:value-type="date">
            <text:p>11/10/20</text:p>
          </table:table-cell>
          <table:table-cell/>
          <table:table-cell table:formula="of:=IF([.G297] &lt; [.$B$25];CEILING([.G297]*[.$B$3];1);0)" office:value-type="float" office:value="0" calcext:value-type="float">
            <text:p/>
          </table:table-cell>
          <table:table-cell table:formula="of:=IF([.G297] &lt; [.$B$25];SUM([.F$3:.F298]);[.$B$25])" office:value-type="float" office:value="222350062.5" calcext:value-type="float">
            <text:p>222,350,063</text:p>
          </table:table-cell>
          <table:table-cell table:formula="of:=IF((ROW() - [.$B$21] &lt; 3);0;FLOOR(IFERROR(OFFSET([.$F29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98] &gt; [.$B$20];[.I298]-[.$B$20];0)" office:value-type="float" office:value="0" calcext:value-type="float">
            <text:p/>
          </table:table-cell>
          <table:table-cell table:formula="of:=IF([.J298] &gt; 0; ROUND([.$B$23] *MIN([.J298];[.H298])); 0)" office:value-type="float" office:value="0" calcext:value-type="float">
            <text:p/>
          </table:table-cell>
          <table:table-cell table:formula="of:=IF((ROW() - [.$B$13] &lt; 3);0;FLOOR(IFERROR(OFFSET([.$F298];-1*[.$B$13];0 );0) * [.$B$14]))" office:value-type="float" office:value="0" calcext:value-type="float">
            <text:p/>
          </table:table-cell>
          <table:table-cell table:formula="of:=SUM([.L$3:.L29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98]+1" office:value-type="date" office:date-value="2020-11-11" calcext:value-type="date">
            <text:p>11/11/20</text:p>
          </table:table-cell>
          <table:table-cell/>
          <table:table-cell table:formula="of:=IF([.G298] &lt; [.$B$25];CEILING([.G298]*[.$B$3];1);0)" office:value-type="float" office:value="0" calcext:value-type="float">
            <text:p/>
          </table:table-cell>
          <table:table-cell table:formula="of:=IF([.G298] &lt; [.$B$25];SUM([.F$3:.F299]);[.$B$25])" office:value-type="float" office:value="222350062.5" calcext:value-type="float">
            <text:p>222,350,063</text:p>
          </table:table-cell>
          <table:table-cell table:formula="of:=IF((ROW() - [.$B$21] &lt; 3);0;FLOOR(IFERROR(OFFSET([.$F29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299] &gt; [.$B$20];[.I299]-[.$B$20];0)" office:value-type="float" office:value="0" calcext:value-type="float">
            <text:p/>
          </table:table-cell>
          <table:table-cell table:formula="of:=IF([.J299] &gt; 0; ROUND([.$B$23] *MIN([.J299];[.H299])); 0)" office:value-type="float" office:value="0" calcext:value-type="float">
            <text:p/>
          </table:table-cell>
          <table:table-cell table:formula="of:=IF((ROW() - [.$B$13] &lt; 3);0;FLOOR(IFERROR(OFFSET([.$F299];-1*[.$B$13];0 );0) * [.$B$14]))" office:value-type="float" office:value="0" calcext:value-type="float">
            <text:p/>
          </table:table-cell>
          <table:table-cell table:formula="of:=SUM([.L$3:.L29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99]+1" office:value-type="date" office:date-value="2020-11-12" calcext:value-type="date">
            <text:p>11/12/20</text:p>
          </table:table-cell>
          <table:table-cell/>
          <table:table-cell table:formula="of:=IF([.G299] &lt; [.$B$25];CEILING([.G299]*[.$B$3];1);0)" office:value-type="float" office:value="0" calcext:value-type="float">
            <text:p/>
          </table:table-cell>
          <table:table-cell table:formula="of:=IF([.G299] &lt; [.$B$25];SUM([.F$3:.F300]);[.$B$25])" office:value-type="float" office:value="222350062.5" calcext:value-type="float">
            <text:p>222,350,063</text:p>
          </table:table-cell>
          <table:table-cell table:formula="of:=IF((ROW() - [.$B$21] &lt; 3);0;FLOOR(IFERROR(OFFSET([.$F30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00] &gt; [.$B$20];[.I300]-[.$B$20];0)" office:value-type="float" office:value="0" calcext:value-type="float">
            <text:p/>
          </table:table-cell>
          <table:table-cell table:formula="of:=IF([.J300] &gt; 0; ROUND([.$B$23] *MIN([.J300];[.H300])); 0)" office:value-type="float" office:value="0" calcext:value-type="float">
            <text:p/>
          </table:table-cell>
          <table:table-cell table:formula="of:=IF((ROW() - [.$B$13] &lt; 3);0;FLOOR(IFERROR(OFFSET([.$F300];-1*[.$B$13];0 );0) * [.$B$14]))" office:value-type="float" office:value="0" calcext:value-type="float">
            <text:p/>
          </table:table-cell>
          <table:table-cell table:formula="of:=SUM([.L$3:.L30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00]+1" office:value-type="date" office:date-value="2020-11-13" calcext:value-type="date">
            <text:p>11/13/20</text:p>
          </table:table-cell>
          <table:table-cell/>
          <table:table-cell table:formula="of:=IF([.G300] &lt; [.$B$25];CEILING([.G300]*[.$B$3];1);0)" office:value-type="float" office:value="0" calcext:value-type="float">
            <text:p/>
          </table:table-cell>
          <table:table-cell table:formula="of:=IF([.G300] &lt; [.$B$25];SUM([.F$3:.F301]);[.$B$25])" office:value-type="float" office:value="222350062.5" calcext:value-type="float">
            <text:p>222,350,063</text:p>
          </table:table-cell>
          <table:table-cell table:formula="of:=IF((ROW() - [.$B$21] &lt; 3);0;FLOOR(IFERROR(OFFSET([.$F30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01] &gt; [.$B$20];[.I301]-[.$B$20];0)" office:value-type="float" office:value="0" calcext:value-type="float">
            <text:p/>
          </table:table-cell>
          <table:table-cell table:formula="of:=IF([.J301] &gt; 0; ROUND([.$B$23] *MIN([.J301];[.H301])); 0)" office:value-type="float" office:value="0" calcext:value-type="float">
            <text:p/>
          </table:table-cell>
          <table:table-cell table:formula="of:=IF((ROW() - [.$B$13] &lt; 3);0;FLOOR(IFERROR(OFFSET([.$F301];-1*[.$B$13];0 );0) * [.$B$14]))" office:value-type="float" office:value="0" calcext:value-type="float">
            <text:p/>
          </table:table-cell>
          <table:table-cell table:formula="of:=SUM([.L$3:.L30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01]+1" office:value-type="date" office:date-value="2020-11-14" calcext:value-type="date">
            <text:p>11/14/20</text:p>
          </table:table-cell>
          <table:table-cell/>
          <table:table-cell table:formula="of:=IF([.G301] &lt; [.$B$25];CEILING([.G301]*[.$B$3];1);0)" office:value-type="float" office:value="0" calcext:value-type="float">
            <text:p/>
          </table:table-cell>
          <table:table-cell table:formula="of:=IF([.G301] &lt; [.$B$25];SUM([.F$3:.F302]);[.$B$25])" office:value-type="float" office:value="222350062.5" calcext:value-type="float">
            <text:p>222,350,063</text:p>
          </table:table-cell>
          <table:table-cell table:formula="of:=IF((ROW() - [.$B$21] &lt; 3);0;FLOOR(IFERROR(OFFSET([.$F30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02] &gt; [.$B$20];[.I302]-[.$B$20];0)" office:value-type="float" office:value="0" calcext:value-type="float">
            <text:p/>
          </table:table-cell>
          <table:table-cell table:formula="of:=IF([.J302] &gt; 0; ROUND([.$B$23] *MIN([.J302];[.H302])); 0)" office:value-type="float" office:value="0" calcext:value-type="float">
            <text:p/>
          </table:table-cell>
          <table:table-cell table:formula="of:=IF((ROW() - [.$B$13] &lt; 3);0;FLOOR(IFERROR(OFFSET([.$F302];-1*[.$B$13];0 );0) * [.$B$14]))" office:value-type="float" office:value="0" calcext:value-type="float">
            <text:p/>
          </table:table-cell>
          <table:table-cell table:formula="of:=SUM([.L$3:.L30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02]+1" office:value-type="date" office:date-value="2020-11-15" calcext:value-type="date">
            <text:p>11/15/20</text:p>
          </table:table-cell>
          <table:table-cell/>
          <table:table-cell table:formula="of:=IF([.G302] &lt; [.$B$25];CEILING([.G302]*[.$B$3];1);0)" office:value-type="float" office:value="0" calcext:value-type="float">
            <text:p/>
          </table:table-cell>
          <table:table-cell table:formula="of:=IF([.G302] &lt; [.$B$25];SUM([.F$3:.F303]);[.$B$25])" office:value-type="float" office:value="222350062.5" calcext:value-type="float">
            <text:p>222,350,063</text:p>
          </table:table-cell>
          <table:table-cell table:formula="of:=IF((ROW() - [.$B$21] &lt; 3);0;FLOOR(IFERROR(OFFSET([.$F30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03] &gt; [.$B$20];[.I303]-[.$B$20];0)" office:value-type="float" office:value="0" calcext:value-type="float">
            <text:p/>
          </table:table-cell>
          <table:table-cell table:formula="of:=IF([.J303] &gt; 0; ROUND([.$B$23] *MIN([.J303];[.H303])); 0)" office:value-type="float" office:value="0" calcext:value-type="float">
            <text:p/>
          </table:table-cell>
          <table:table-cell table:formula="of:=IF((ROW() - [.$B$13] &lt; 3);0;FLOOR(IFERROR(OFFSET([.$F303];-1*[.$B$13];0 );0) * [.$B$14]))" office:value-type="float" office:value="0" calcext:value-type="float">
            <text:p/>
          </table:table-cell>
          <table:table-cell table:formula="of:=SUM([.L$3:.L30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03]+1" office:value-type="date" office:date-value="2020-11-16" calcext:value-type="date">
            <text:p>11/16/20</text:p>
          </table:table-cell>
          <table:table-cell/>
          <table:table-cell table:formula="of:=IF([.G303] &lt; [.$B$25];CEILING([.G303]*[.$B$3];1);0)" office:value-type="float" office:value="0" calcext:value-type="float">
            <text:p/>
          </table:table-cell>
          <table:table-cell table:formula="of:=IF([.G303] &lt; [.$B$25];SUM([.F$3:.F304]);[.$B$25])" office:value-type="float" office:value="222350062.5" calcext:value-type="float">
            <text:p>222,350,063</text:p>
          </table:table-cell>
          <table:table-cell table:formula="of:=IF((ROW() - [.$B$21] &lt; 3);0;FLOOR(IFERROR(OFFSET([.$F30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04] &gt; [.$B$20];[.I304]-[.$B$20];0)" office:value-type="float" office:value="0" calcext:value-type="float">
            <text:p/>
          </table:table-cell>
          <table:table-cell table:formula="of:=IF([.J304] &gt; 0; ROUND([.$B$23] *MIN([.J304];[.H304])); 0)" office:value-type="float" office:value="0" calcext:value-type="float">
            <text:p/>
          </table:table-cell>
          <table:table-cell table:formula="of:=IF((ROW() - [.$B$13] &lt; 3);0;FLOOR(IFERROR(OFFSET([.$F304];-1*[.$B$13];0 );0) * [.$B$14]))" office:value-type="float" office:value="0" calcext:value-type="float">
            <text:p/>
          </table:table-cell>
          <table:table-cell table:formula="of:=SUM([.L$3:.L30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04]+1" office:value-type="date" office:date-value="2020-11-17" calcext:value-type="date">
            <text:p>11/17/20</text:p>
          </table:table-cell>
          <table:table-cell/>
          <table:table-cell table:formula="of:=IF([.G304] &lt; [.$B$25];CEILING([.G304]*[.$B$3];1);0)" office:value-type="float" office:value="0" calcext:value-type="float">
            <text:p/>
          </table:table-cell>
          <table:table-cell table:formula="of:=IF([.G304] &lt; [.$B$25];SUM([.F$3:.F305]);[.$B$25])" office:value-type="float" office:value="222350062.5" calcext:value-type="float">
            <text:p>222,350,063</text:p>
          </table:table-cell>
          <table:table-cell table:formula="of:=IF((ROW() - [.$B$21] &lt; 3);0;FLOOR(IFERROR(OFFSET([.$F30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05] &gt; [.$B$20];[.I305]-[.$B$20];0)" office:value-type="float" office:value="0" calcext:value-type="float">
            <text:p/>
          </table:table-cell>
          <table:table-cell table:formula="of:=IF([.J305] &gt; 0; ROUND([.$B$23] *MIN([.J305];[.H305])); 0)" office:value-type="float" office:value="0" calcext:value-type="float">
            <text:p/>
          </table:table-cell>
          <table:table-cell table:formula="of:=IF((ROW() - [.$B$13] &lt; 3);0;FLOOR(IFERROR(OFFSET([.$F305];-1*[.$B$13];0 );0) * [.$B$14]))" office:value-type="float" office:value="0" calcext:value-type="float">
            <text:p/>
          </table:table-cell>
          <table:table-cell table:formula="of:=SUM([.L$3:.L30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05]+1" office:value-type="date" office:date-value="2020-11-18" calcext:value-type="date">
            <text:p>11/18/20</text:p>
          </table:table-cell>
          <table:table-cell/>
          <table:table-cell table:formula="of:=IF([.G305] &lt; [.$B$25];CEILING([.G305]*[.$B$3];1);0)" office:value-type="float" office:value="0" calcext:value-type="float">
            <text:p/>
          </table:table-cell>
          <table:table-cell table:formula="of:=IF([.G305] &lt; [.$B$25];SUM([.F$3:.F306]);[.$B$25])" office:value-type="float" office:value="222350062.5" calcext:value-type="float">
            <text:p>222,350,063</text:p>
          </table:table-cell>
          <table:table-cell table:formula="of:=IF((ROW() - [.$B$21] &lt; 3);0;FLOOR(IFERROR(OFFSET([.$F30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06] &gt; [.$B$20];[.I306]-[.$B$20];0)" office:value-type="float" office:value="0" calcext:value-type="float">
            <text:p/>
          </table:table-cell>
          <table:table-cell table:formula="of:=IF([.J306] &gt; 0; ROUND([.$B$23] *MIN([.J306];[.H306])); 0)" office:value-type="float" office:value="0" calcext:value-type="float">
            <text:p/>
          </table:table-cell>
          <table:table-cell table:formula="of:=IF((ROW() - [.$B$13] &lt; 3);0;FLOOR(IFERROR(OFFSET([.$F306];-1*[.$B$13];0 );0) * [.$B$14]))" office:value-type="float" office:value="0" calcext:value-type="float">
            <text:p/>
          </table:table-cell>
          <table:table-cell table:formula="of:=SUM([.L$3:.L30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06]+1" office:value-type="date" office:date-value="2020-11-19" calcext:value-type="date">
            <text:p>11/19/20</text:p>
          </table:table-cell>
          <table:table-cell/>
          <table:table-cell table:formula="of:=IF([.G306] &lt; [.$B$25];CEILING([.G306]*[.$B$3];1);0)" office:value-type="float" office:value="0" calcext:value-type="float">
            <text:p/>
          </table:table-cell>
          <table:table-cell table:formula="of:=IF([.G306] &lt; [.$B$25];SUM([.F$3:.F307]);[.$B$25])" office:value-type="float" office:value="222350062.5" calcext:value-type="float">
            <text:p>222,350,063</text:p>
          </table:table-cell>
          <table:table-cell table:formula="of:=IF((ROW() - [.$B$21] &lt; 3);0;FLOOR(IFERROR(OFFSET([.$F30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07] &gt; [.$B$20];[.I307]-[.$B$20];0)" office:value-type="float" office:value="0" calcext:value-type="float">
            <text:p/>
          </table:table-cell>
          <table:table-cell table:formula="of:=IF([.J307] &gt; 0; ROUND([.$B$23] *MIN([.J307];[.H307])); 0)" office:value-type="float" office:value="0" calcext:value-type="float">
            <text:p/>
          </table:table-cell>
          <table:table-cell table:formula="of:=IF((ROW() - [.$B$13] &lt; 3);0;FLOOR(IFERROR(OFFSET([.$F307];-1*[.$B$13];0 );0) * [.$B$14]))" office:value-type="float" office:value="0" calcext:value-type="float">
            <text:p/>
          </table:table-cell>
          <table:table-cell table:formula="of:=SUM([.L$3:.L30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07]+1" office:value-type="date" office:date-value="2020-11-20" calcext:value-type="date">
            <text:p>11/20/20</text:p>
          </table:table-cell>
          <table:table-cell/>
          <table:table-cell table:formula="of:=IF([.G307] &lt; [.$B$25];CEILING([.G307]*[.$B$3];1);0)" office:value-type="float" office:value="0" calcext:value-type="float">
            <text:p/>
          </table:table-cell>
          <table:table-cell table:formula="of:=IF([.G307] &lt; [.$B$25];SUM([.F$3:.F308]);[.$B$25])" office:value-type="float" office:value="222350062.5" calcext:value-type="float">
            <text:p>222,350,063</text:p>
          </table:table-cell>
          <table:table-cell table:formula="of:=IF((ROW() - [.$B$21] &lt; 3);0;FLOOR(IFERROR(OFFSET([.$F30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08] &gt; [.$B$20];[.I308]-[.$B$20];0)" office:value-type="float" office:value="0" calcext:value-type="float">
            <text:p/>
          </table:table-cell>
          <table:table-cell table:formula="of:=IF([.J308] &gt; 0; ROUND([.$B$23] *MIN([.J308];[.H308])); 0)" office:value-type="float" office:value="0" calcext:value-type="float">
            <text:p/>
          </table:table-cell>
          <table:table-cell table:formula="of:=IF((ROW() - [.$B$13] &lt; 3);0;FLOOR(IFERROR(OFFSET([.$F308];-1*[.$B$13];0 );0) * [.$B$14]))" office:value-type="float" office:value="0" calcext:value-type="float">
            <text:p/>
          </table:table-cell>
          <table:table-cell table:formula="of:=SUM([.L$3:.L30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08]+1" office:value-type="date" office:date-value="2020-11-21" calcext:value-type="date">
            <text:p>11/21/20</text:p>
          </table:table-cell>
          <table:table-cell/>
          <table:table-cell table:formula="of:=IF([.G308] &lt; [.$B$25];CEILING([.G308]*[.$B$3];1);0)" office:value-type="float" office:value="0" calcext:value-type="float">
            <text:p/>
          </table:table-cell>
          <table:table-cell table:formula="of:=IF([.G308] &lt; [.$B$25];SUM([.F$3:.F309]);[.$B$25])" office:value-type="float" office:value="222350062.5" calcext:value-type="float">
            <text:p>222,350,063</text:p>
          </table:table-cell>
          <table:table-cell table:formula="of:=IF((ROW() - [.$B$21] &lt; 3);0;FLOOR(IFERROR(OFFSET([.$F30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09] &gt; [.$B$20];[.I309]-[.$B$20];0)" office:value-type="float" office:value="0" calcext:value-type="float">
            <text:p/>
          </table:table-cell>
          <table:table-cell table:formula="of:=IF([.J309] &gt; 0; ROUND([.$B$23] *MIN([.J309];[.H309])); 0)" office:value-type="float" office:value="0" calcext:value-type="float">
            <text:p/>
          </table:table-cell>
          <table:table-cell table:formula="of:=IF((ROW() - [.$B$13] &lt; 3);0;FLOOR(IFERROR(OFFSET([.$F309];-1*[.$B$13];0 );0) * [.$B$14]))" office:value-type="float" office:value="0" calcext:value-type="float">
            <text:p/>
          </table:table-cell>
          <table:table-cell table:formula="of:=SUM([.L$3:.L30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09]+1" office:value-type="date" office:date-value="2020-11-22" calcext:value-type="date">
            <text:p>11/22/20</text:p>
          </table:table-cell>
          <table:table-cell/>
          <table:table-cell table:formula="of:=IF([.G309] &lt; [.$B$25];CEILING([.G309]*[.$B$3];1);0)" office:value-type="float" office:value="0" calcext:value-type="float">
            <text:p/>
          </table:table-cell>
          <table:table-cell table:formula="of:=IF([.G309] &lt; [.$B$25];SUM([.F$3:.F310]);[.$B$25])" office:value-type="float" office:value="222350062.5" calcext:value-type="float">
            <text:p>222,350,063</text:p>
          </table:table-cell>
          <table:table-cell table:formula="of:=IF((ROW() - [.$B$21] &lt; 3);0;FLOOR(IFERROR(OFFSET([.$F31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10] &gt; [.$B$20];[.I310]-[.$B$20];0)" office:value-type="float" office:value="0" calcext:value-type="float">
            <text:p/>
          </table:table-cell>
          <table:table-cell table:formula="of:=IF([.J310] &gt; 0; ROUND([.$B$23] *MIN([.J310];[.H310])); 0)" office:value-type="float" office:value="0" calcext:value-type="float">
            <text:p/>
          </table:table-cell>
          <table:table-cell table:formula="of:=IF((ROW() - [.$B$13] &lt; 3);0;FLOOR(IFERROR(OFFSET([.$F310];-1*[.$B$13];0 );0) * [.$B$14]))" office:value-type="float" office:value="0" calcext:value-type="float">
            <text:p/>
          </table:table-cell>
          <table:table-cell table:formula="of:=SUM([.L$3:.L31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10]+1" office:value-type="date" office:date-value="2020-11-23" calcext:value-type="date">
            <text:p>11/23/20</text:p>
          </table:table-cell>
          <table:table-cell/>
          <table:table-cell table:formula="of:=IF([.G310] &lt; [.$B$25];CEILING([.G310]*[.$B$3];1);0)" office:value-type="float" office:value="0" calcext:value-type="float">
            <text:p/>
          </table:table-cell>
          <table:table-cell table:formula="of:=IF([.G310] &lt; [.$B$25];SUM([.F$3:.F311]);[.$B$25])" office:value-type="float" office:value="222350062.5" calcext:value-type="float">
            <text:p>222,350,063</text:p>
          </table:table-cell>
          <table:table-cell table:formula="of:=IF((ROW() - [.$B$21] &lt; 3);0;FLOOR(IFERROR(OFFSET([.$F31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11] &gt; [.$B$20];[.I311]-[.$B$20];0)" office:value-type="float" office:value="0" calcext:value-type="float">
            <text:p/>
          </table:table-cell>
          <table:table-cell table:formula="of:=IF([.J311] &gt; 0; ROUND([.$B$23] *MIN([.J311];[.H311])); 0)" office:value-type="float" office:value="0" calcext:value-type="float">
            <text:p/>
          </table:table-cell>
          <table:table-cell table:formula="of:=IF((ROW() - [.$B$13] &lt; 3);0;FLOOR(IFERROR(OFFSET([.$F311];-1*[.$B$13];0 );0) * [.$B$14]))" office:value-type="float" office:value="0" calcext:value-type="float">
            <text:p/>
          </table:table-cell>
          <table:table-cell table:formula="of:=SUM([.L$3:.L31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11]+1" office:value-type="date" office:date-value="2020-11-24" calcext:value-type="date">
            <text:p>11/24/20</text:p>
          </table:table-cell>
          <table:table-cell/>
          <table:table-cell table:formula="of:=IF([.G311] &lt; [.$B$25];CEILING([.G311]*[.$B$3];1);0)" office:value-type="float" office:value="0" calcext:value-type="float">
            <text:p/>
          </table:table-cell>
          <table:table-cell table:formula="of:=IF([.G311] &lt; [.$B$25];SUM([.F$3:.F312]);[.$B$25])" office:value-type="float" office:value="222350062.5" calcext:value-type="float">
            <text:p>222,350,063</text:p>
          </table:table-cell>
          <table:table-cell table:formula="of:=IF((ROW() - [.$B$21] &lt; 3);0;FLOOR(IFERROR(OFFSET([.$F31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12] &gt; [.$B$20];[.I312]-[.$B$20];0)" office:value-type="float" office:value="0" calcext:value-type="float">
            <text:p/>
          </table:table-cell>
          <table:table-cell table:formula="of:=IF([.J312] &gt; 0; ROUND([.$B$23] *MIN([.J312];[.H312])); 0)" office:value-type="float" office:value="0" calcext:value-type="float">
            <text:p/>
          </table:table-cell>
          <table:table-cell table:formula="of:=IF((ROW() - [.$B$13] &lt; 3);0;FLOOR(IFERROR(OFFSET([.$F312];-1*[.$B$13];0 );0) * [.$B$14]))" office:value-type="float" office:value="0" calcext:value-type="float">
            <text:p/>
          </table:table-cell>
          <table:table-cell table:formula="of:=SUM([.L$3:.L31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12]+1" office:value-type="date" office:date-value="2020-11-25" calcext:value-type="date">
            <text:p>11/25/20</text:p>
          </table:table-cell>
          <table:table-cell/>
          <table:table-cell table:formula="of:=IF([.G312] &lt; [.$B$25];CEILING([.G312]*[.$B$3];1);0)" office:value-type="float" office:value="0" calcext:value-type="float">
            <text:p/>
          </table:table-cell>
          <table:table-cell table:formula="of:=IF([.G312] &lt; [.$B$25];SUM([.F$3:.F313]);[.$B$25])" office:value-type="float" office:value="222350062.5" calcext:value-type="float">
            <text:p>222,350,063</text:p>
          </table:table-cell>
          <table:table-cell table:formula="of:=IF((ROW() - [.$B$21] &lt; 3);0;FLOOR(IFERROR(OFFSET([.$F31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13] &gt; [.$B$20];[.I313]-[.$B$20];0)" office:value-type="float" office:value="0" calcext:value-type="float">
            <text:p/>
          </table:table-cell>
          <table:table-cell table:formula="of:=IF([.J313] &gt; 0; ROUND([.$B$23] *MIN([.J313];[.H313])); 0)" office:value-type="float" office:value="0" calcext:value-type="float">
            <text:p/>
          </table:table-cell>
          <table:table-cell table:formula="of:=IF((ROW() - [.$B$13] &lt; 3);0;FLOOR(IFERROR(OFFSET([.$F313];-1*[.$B$13];0 );0) * [.$B$14]))" office:value-type="float" office:value="0" calcext:value-type="float">
            <text:p/>
          </table:table-cell>
          <table:table-cell table:formula="of:=SUM([.L$3:.L31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13]+1" office:value-type="date" office:date-value="2020-11-26" calcext:value-type="date">
            <text:p>11/26/20</text:p>
          </table:table-cell>
          <table:table-cell/>
          <table:table-cell table:formula="of:=IF([.G313] &lt; [.$B$25];CEILING([.G313]*[.$B$3];1);0)" office:value-type="float" office:value="0" calcext:value-type="float">
            <text:p/>
          </table:table-cell>
          <table:table-cell table:formula="of:=IF([.G313] &lt; [.$B$25];SUM([.F$3:.F314]);[.$B$25])" office:value-type="float" office:value="222350062.5" calcext:value-type="float">
            <text:p>222,350,063</text:p>
          </table:table-cell>
          <table:table-cell table:formula="of:=IF((ROW() - [.$B$21] &lt; 3);0;FLOOR(IFERROR(OFFSET([.$F31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14] &gt; [.$B$20];[.I314]-[.$B$20];0)" office:value-type="float" office:value="0" calcext:value-type="float">
            <text:p/>
          </table:table-cell>
          <table:table-cell table:formula="of:=IF([.J314] &gt; 0; ROUND([.$B$23] *MIN([.J314];[.H314])); 0)" office:value-type="float" office:value="0" calcext:value-type="float">
            <text:p/>
          </table:table-cell>
          <table:table-cell table:formula="of:=IF((ROW() - [.$B$13] &lt; 3);0;FLOOR(IFERROR(OFFSET([.$F314];-1*[.$B$13];0 );0) * [.$B$14]))" office:value-type="float" office:value="0" calcext:value-type="float">
            <text:p/>
          </table:table-cell>
          <table:table-cell table:formula="of:=SUM([.L$3:.L31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14]+1" office:value-type="date" office:date-value="2020-11-27" calcext:value-type="date">
            <text:p>11/27/20</text:p>
          </table:table-cell>
          <table:table-cell/>
          <table:table-cell table:formula="of:=IF([.G314] &lt; [.$B$25];CEILING([.G314]*[.$B$3];1);0)" office:value-type="float" office:value="0" calcext:value-type="float">
            <text:p/>
          </table:table-cell>
          <table:table-cell table:formula="of:=IF([.G314] &lt; [.$B$25];SUM([.F$3:.F315]);[.$B$25])" office:value-type="float" office:value="222350062.5" calcext:value-type="float">
            <text:p>222,350,063</text:p>
          </table:table-cell>
          <table:table-cell table:formula="of:=IF((ROW() - [.$B$21] &lt; 3);0;FLOOR(IFERROR(OFFSET([.$F31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15] &gt; [.$B$20];[.I315]-[.$B$20];0)" office:value-type="float" office:value="0" calcext:value-type="float">
            <text:p/>
          </table:table-cell>
          <table:table-cell table:formula="of:=IF([.J315] &gt; 0; ROUND([.$B$23] *MIN([.J315];[.H315])); 0)" office:value-type="float" office:value="0" calcext:value-type="float">
            <text:p/>
          </table:table-cell>
          <table:table-cell table:formula="of:=IF((ROW() - [.$B$13] &lt; 3);0;FLOOR(IFERROR(OFFSET([.$F315];-1*[.$B$13];0 );0) * [.$B$14]))" office:value-type="float" office:value="0" calcext:value-type="float">
            <text:p/>
          </table:table-cell>
          <table:table-cell table:formula="of:=SUM([.L$3:.L31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15]+1" office:value-type="date" office:date-value="2020-11-28" calcext:value-type="date">
            <text:p>11/28/20</text:p>
          </table:table-cell>
          <table:table-cell/>
          <table:table-cell table:formula="of:=IF([.G315] &lt; [.$B$25];CEILING([.G315]*[.$B$3];1);0)" office:value-type="float" office:value="0" calcext:value-type="float">
            <text:p/>
          </table:table-cell>
          <table:table-cell table:formula="of:=IF([.G315] &lt; [.$B$25];SUM([.F$3:.F316]);[.$B$25])" office:value-type="float" office:value="222350062.5" calcext:value-type="float">
            <text:p>222,350,063</text:p>
          </table:table-cell>
          <table:table-cell table:formula="of:=IF((ROW() - [.$B$21] &lt; 3);0;FLOOR(IFERROR(OFFSET([.$F31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16] &gt; [.$B$20];[.I316]-[.$B$20];0)" office:value-type="float" office:value="0" calcext:value-type="float">
            <text:p/>
          </table:table-cell>
          <table:table-cell table:formula="of:=IF([.J316] &gt; 0; ROUND([.$B$23] *MIN([.J316];[.H316])); 0)" office:value-type="float" office:value="0" calcext:value-type="float">
            <text:p/>
          </table:table-cell>
          <table:table-cell table:formula="of:=IF((ROW() - [.$B$13] &lt; 3);0;FLOOR(IFERROR(OFFSET([.$F316];-1*[.$B$13];0 );0) * [.$B$14]))" office:value-type="float" office:value="0" calcext:value-type="float">
            <text:p/>
          </table:table-cell>
          <table:table-cell table:formula="of:=SUM([.L$3:.L31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16]+1" office:value-type="date" office:date-value="2020-11-29" calcext:value-type="date">
            <text:p>11/29/20</text:p>
          </table:table-cell>
          <table:table-cell/>
          <table:table-cell table:formula="of:=IF([.G316] &lt; [.$B$25];CEILING([.G316]*[.$B$3];1);0)" office:value-type="float" office:value="0" calcext:value-type="float">
            <text:p/>
          </table:table-cell>
          <table:table-cell table:formula="of:=IF([.G316] &lt; [.$B$25];SUM([.F$3:.F317]);[.$B$25])" office:value-type="float" office:value="222350062.5" calcext:value-type="float">
            <text:p>222,350,063</text:p>
          </table:table-cell>
          <table:table-cell table:formula="of:=IF((ROW() - [.$B$21] &lt; 3);0;FLOOR(IFERROR(OFFSET([.$F31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17] &gt; [.$B$20];[.I317]-[.$B$20];0)" office:value-type="float" office:value="0" calcext:value-type="float">
            <text:p/>
          </table:table-cell>
          <table:table-cell table:formula="of:=IF([.J317] &gt; 0; ROUND([.$B$23] *MIN([.J317];[.H317])); 0)" office:value-type="float" office:value="0" calcext:value-type="float">
            <text:p/>
          </table:table-cell>
          <table:table-cell table:formula="of:=IF((ROW() - [.$B$13] &lt; 3);0;FLOOR(IFERROR(OFFSET([.$F317];-1*[.$B$13];0 );0) * [.$B$14]))" office:value-type="float" office:value="0" calcext:value-type="float">
            <text:p/>
          </table:table-cell>
          <table:table-cell table:formula="of:=SUM([.L$3:.L31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17]+1" office:value-type="date" office:date-value="2020-11-30" calcext:value-type="date">
            <text:p>11/30/20</text:p>
          </table:table-cell>
          <table:table-cell/>
          <table:table-cell table:formula="of:=IF([.G317] &lt; [.$B$25];CEILING([.G317]*[.$B$3];1);0)" office:value-type="float" office:value="0" calcext:value-type="float">
            <text:p/>
          </table:table-cell>
          <table:table-cell table:formula="of:=IF([.G317] &lt; [.$B$25];SUM([.F$3:.F318]);[.$B$25])" office:value-type="float" office:value="222350062.5" calcext:value-type="float">
            <text:p>222,350,063</text:p>
          </table:table-cell>
          <table:table-cell table:formula="of:=IF((ROW() - [.$B$21] &lt; 3);0;FLOOR(IFERROR(OFFSET([.$F31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18] &gt; [.$B$20];[.I318]-[.$B$20];0)" office:value-type="float" office:value="0" calcext:value-type="float">
            <text:p/>
          </table:table-cell>
          <table:table-cell table:formula="of:=IF([.J318] &gt; 0; ROUND([.$B$23] *MIN([.J318];[.H318])); 0)" office:value-type="float" office:value="0" calcext:value-type="float">
            <text:p/>
          </table:table-cell>
          <table:table-cell table:formula="of:=IF((ROW() - [.$B$13] &lt; 3);0;FLOOR(IFERROR(OFFSET([.$F318];-1*[.$B$13];0 );0) * [.$B$14]))" office:value-type="float" office:value="0" calcext:value-type="float">
            <text:p/>
          </table:table-cell>
          <table:table-cell table:formula="of:=SUM([.L$3:.L31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18]+1" office:value-type="date" office:date-value="2020-12-01" calcext:value-type="date">
            <text:p>12/01/20</text:p>
          </table:table-cell>
          <table:table-cell/>
          <table:table-cell table:formula="of:=IF([.G318] &lt; [.$B$25];CEILING([.G318]*[.$B$3];1);0)" office:value-type="float" office:value="0" calcext:value-type="float">
            <text:p/>
          </table:table-cell>
          <table:table-cell table:formula="of:=IF([.G318] &lt; [.$B$25];SUM([.F$3:.F319]);[.$B$25])" office:value-type="float" office:value="222350062.5" calcext:value-type="float">
            <text:p>222,350,063</text:p>
          </table:table-cell>
          <table:table-cell table:formula="of:=IF((ROW() - [.$B$21] &lt; 3);0;FLOOR(IFERROR(OFFSET([.$F31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19] &gt; [.$B$20];[.I319]-[.$B$20];0)" office:value-type="float" office:value="0" calcext:value-type="float">
            <text:p/>
          </table:table-cell>
          <table:table-cell table:formula="of:=IF([.J319] &gt; 0; ROUND([.$B$23] *MIN([.J319];[.H319])); 0)" office:value-type="float" office:value="0" calcext:value-type="float">
            <text:p/>
          </table:table-cell>
          <table:table-cell table:formula="of:=IF((ROW() - [.$B$13] &lt; 3);0;FLOOR(IFERROR(OFFSET([.$F319];-1*[.$B$13];0 );0) * [.$B$14]))" office:value-type="float" office:value="0" calcext:value-type="float">
            <text:p/>
          </table:table-cell>
          <table:table-cell table:formula="of:=SUM([.L$3:.L31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19]+1" office:value-type="date" office:date-value="2020-12-02" calcext:value-type="date">
            <text:p>12/02/20</text:p>
          </table:table-cell>
          <table:table-cell/>
          <table:table-cell table:formula="of:=IF([.G319] &lt; [.$B$25];CEILING([.G319]*[.$B$3];1);0)" office:value-type="float" office:value="0" calcext:value-type="float">
            <text:p/>
          </table:table-cell>
          <table:table-cell table:formula="of:=IF([.G319] &lt; [.$B$25];SUM([.F$3:.F320]);[.$B$25])" office:value-type="float" office:value="222350062.5" calcext:value-type="float">
            <text:p>222,350,063</text:p>
          </table:table-cell>
          <table:table-cell table:formula="of:=IF((ROW() - [.$B$21] &lt; 3);0;FLOOR(IFERROR(OFFSET([.$F32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20] &gt; [.$B$20];[.I320]-[.$B$20];0)" office:value-type="float" office:value="0" calcext:value-type="float">
            <text:p/>
          </table:table-cell>
          <table:table-cell table:formula="of:=IF([.J320] &gt; 0; ROUND([.$B$23] *MIN([.J320];[.H320])); 0)" office:value-type="float" office:value="0" calcext:value-type="float">
            <text:p/>
          </table:table-cell>
          <table:table-cell table:formula="of:=IF((ROW() - [.$B$13] &lt; 3);0;FLOOR(IFERROR(OFFSET([.$F320];-1*[.$B$13];0 );0) * [.$B$14]))" office:value-type="float" office:value="0" calcext:value-type="float">
            <text:p/>
          </table:table-cell>
          <table:table-cell table:formula="of:=SUM([.L$3:.L32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20]+1" office:value-type="date" office:date-value="2020-12-03" calcext:value-type="date">
            <text:p>12/03/20</text:p>
          </table:table-cell>
          <table:table-cell/>
          <table:table-cell table:formula="of:=IF([.G320] &lt; [.$B$25];CEILING([.G320]*[.$B$3];1);0)" office:value-type="float" office:value="0" calcext:value-type="float">
            <text:p/>
          </table:table-cell>
          <table:table-cell table:formula="of:=IF([.G320] &lt; [.$B$25];SUM([.F$3:.F321]);[.$B$25])" office:value-type="float" office:value="222350062.5" calcext:value-type="float">
            <text:p>222,350,063</text:p>
          </table:table-cell>
          <table:table-cell table:formula="of:=IF((ROW() - [.$B$21] &lt; 3);0;FLOOR(IFERROR(OFFSET([.$F32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21] &gt; [.$B$20];[.I321]-[.$B$20];0)" office:value-type="float" office:value="0" calcext:value-type="float">
            <text:p/>
          </table:table-cell>
          <table:table-cell table:formula="of:=IF([.J321] &gt; 0; ROUND([.$B$23] *MIN([.J321];[.H321])); 0)" office:value-type="float" office:value="0" calcext:value-type="float">
            <text:p/>
          </table:table-cell>
          <table:table-cell table:formula="of:=IF((ROW() - [.$B$13] &lt; 3);0;FLOOR(IFERROR(OFFSET([.$F321];-1*[.$B$13];0 );0) * [.$B$14]))" office:value-type="float" office:value="0" calcext:value-type="float">
            <text:p/>
          </table:table-cell>
          <table:table-cell table:formula="of:=SUM([.L$3:.L32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21]+1" office:value-type="date" office:date-value="2020-12-04" calcext:value-type="date">
            <text:p>12/04/20</text:p>
          </table:table-cell>
          <table:table-cell/>
          <table:table-cell table:formula="of:=IF([.G321] &lt; [.$B$25];CEILING([.G321]*[.$B$3];1);0)" office:value-type="float" office:value="0" calcext:value-type="float">
            <text:p/>
          </table:table-cell>
          <table:table-cell table:formula="of:=IF([.G321] &lt; [.$B$25];SUM([.F$3:.F322]);[.$B$25])" office:value-type="float" office:value="222350062.5" calcext:value-type="float">
            <text:p>222,350,063</text:p>
          </table:table-cell>
          <table:table-cell table:formula="of:=IF((ROW() - [.$B$21] &lt; 3);0;FLOOR(IFERROR(OFFSET([.$F32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22] &gt; [.$B$20];[.I322]-[.$B$20];0)" office:value-type="float" office:value="0" calcext:value-type="float">
            <text:p/>
          </table:table-cell>
          <table:table-cell table:formula="of:=IF([.J322] &gt; 0; ROUND([.$B$23] *MIN([.J322];[.H322])); 0)" office:value-type="float" office:value="0" calcext:value-type="float">
            <text:p/>
          </table:table-cell>
          <table:table-cell table:formula="of:=IF((ROW() - [.$B$13] &lt; 3);0;FLOOR(IFERROR(OFFSET([.$F322];-1*[.$B$13];0 );0) * [.$B$14]))" office:value-type="float" office:value="0" calcext:value-type="float">
            <text:p/>
          </table:table-cell>
          <table:table-cell table:formula="of:=SUM([.L$3:.L32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22]+1" office:value-type="date" office:date-value="2020-12-05" calcext:value-type="date">
            <text:p>12/05/20</text:p>
          </table:table-cell>
          <table:table-cell/>
          <table:table-cell table:formula="of:=IF([.G322] &lt; [.$B$25];CEILING([.G322]*[.$B$3];1);0)" office:value-type="float" office:value="0" calcext:value-type="float">
            <text:p/>
          </table:table-cell>
          <table:table-cell table:formula="of:=IF([.G322] &lt; [.$B$25];SUM([.F$3:.F323]);[.$B$25])" office:value-type="float" office:value="222350062.5" calcext:value-type="float">
            <text:p>222,350,063</text:p>
          </table:table-cell>
          <table:table-cell table:formula="of:=IF((ROW() - [.$B$21] &lt; 3);0;FLOOR(IFERROR(OFFSET([.$F32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23] &gt; [.$B$20];[.I323]-[.$B$20];0)" office:value-type="float" office:value="0" calcext:value-type="float">
            <text:p/>
          </table:table-cell>
          <table:table-cell table:formula="of:=IF([.J323] &gt; 0; ROUND([.$B$23] *MIN([.J323];[.H323])); 0)" office:value-type="float" office:value="0" calcext:value-type="float">
            <text:p/>
          </table:table-cell>
          <table:table-cell table:formula="of:=IF((ROW() - [.$B$13] &lt; 3);0;FLOOR(IFERROR(OFFSET([.$F323];-1*[.$B$13];0 );0) * [.$B$14]))" office:value-type="float" office:value="0" calcext:value-type="float">
            <text:p/>
          </table:table-cell>
          <table:table-cell table:formula="of:=SUM([.L$3:.L32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23]+1" office:value-type="date" office:date-value="2020-12-06" calcext:value-type="date">
            <text:p>12/06/20</text:p>
          </table:table-cell>
          <table:table-cell/>
          <table:table-cell table:formula="of:=IF([.G323] &lt; [.$B$25];CEILING([.G323]*[.$B$3];1);0)" office:value-type="float" office:value="0" calcext:value-type="float">
            <text:p/>
          </table:table-cell>
          <table:table-cell table:formula="of:=IF([.G323] &lt; [.$B$25];SUM([.F$3:.F324]);[.$B$25])" office:value-type="float" office:value="222350062.5" calcext:value-type="float">
            <text:p>222,350,063</text:p>
          </table:table-cell>
          <table:table-cell table:formula="of:=IF((ROW() - [.$B$21] &lt; 3);0;FLOOR(IFERROR(OFFSET([.$F32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24] &gt; [.$B$20];[.I324]-[.$B$20];0)" office:value-type="float" office:value="0" calcext:value-type="float">
            <text:p/>
          </table:table-cell>
          <table:table-cell table:formula="of:=IF([.J324] &gt; 0; ROUND([.$B$23] *MIN([.J324];[.H324])); 0)" office:value-type="float" office:value="0" calcext:value-type="float">
            <text:p/>
          </table:table-cell>
          <table:table-cell table:formula="of:=IF((ROW() - [.$B$13] &lt; 3);0;FLOOR(IFERROR(OFFSET([.$F324];-1*[.$B$13];0 );0) * [.$B$14]))" office:value-type="float" office:value="0" calcext:value-type="float">
            <text:p/>
          </table:table-cell>
          <table:table-cell table:formula="of:=SUM([.L$3:.L32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24]+1" office:value-type="date" office:date-value="2020-12-07" calcext:value-type="date">
            <text:p>12/07/20</text:p>
          </table:table-cell>
          <table:table-cell/>
          <table:table-cell table:formula="of:=IF([.G324] &lt; [.$B$25];CEILING([.G324]*[.$B$3];1);0)" office:value-type="float" office:value="0" calcext:value-type="float">
            <text:p/>
          </table:table-cell>
          <table:table-cell table:formula="of:=IF([.G324] &lt; [.$B$25];SUM([.F$3:.F325]);[.$B$25])" office:value-type="float" office:value="222350062.5" calcext:value-type="float">
            <text:p>222,350,063</text:p>
          </table:table-cell>
          <table:table-cell table:formula="of:=IF((ROW() - [.$B$21] &lt; 3);0;FLOOR(IFERROR(OFFSET([.$F32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25] &gt; [.$B$20];[.I325]-[.$B$20];0)" office:value-type="float" office:value="0" calcext:value-type="float">
            <text:p/>
          </table:table-cell>
          <table:table-cell table:formula="of:=IF([.J325] &gt; 0; ROUND([.$B$23] *MIN([.J325];[.H325])); 0)" office:value-type="float" office:value="0" calcext:value-type="float">
            <text:p/>
          </table:table-cell>
          <table:table-cell table:formula="of:=IF((ROW() - [.$B$13] &lt; 3);0;FLOOR(IFERROR(OFFSET([.$F325];-1*[.$B$13];0 );0) * [.$B$14]))" office:value-type="float" office:value="0" calcext:value-type="float">
            <text:p/>
          </table:table-cell>
          <table:table-cell table:formula="of:=SUM([.L$3:.L32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25]+1" office:value-type="date" office:date-value="2020-12-08" calcext:value-type="date">
            <text:p>12/08/20</text:p>
          </table:table-cell>
          <table:table-cell/>
          <table:table-cell table:formula="of:=IF([.G325] &lt; [.$B$25];CEILING([.G325]*[.$B$3];1);0)" office:value-type="float" office:value="0" calcext:value-type="float">
            <text:p/>
          </table:table-cell>
          <table:table-cell table:formula="of:=IF([.G325] &lt; [.$B$25];SUM([.F$3:.F326]);[.$B$25])" office:value-type="float" office:value="222350062.5" calcext:value-type="float">
            <text:p>222,350,063</text:p>
          </table:table-cell>
          <table:table-cell table:formula="of:=IF((ROW() - [.$B$21] &lt; 3);0;FLOOR(IFERROR(OFFSET([.$F32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26] &gt; [.$B$20];[.I326]-[.$B$20];0)" office:value-type="float" office:value="0" calcext:value-type="float">
            <text:p/>
          </table:table-cell>
          <table:table-cell table:formula="of:=IF([.J326] &gt; 0; ROUND([.$B$23] *MIN([.J326];[.H326])); 0)" office:value-type="float" office:value="0" calcext:value-type="float">
            <text:p/>
          </table:table-cell>
          <table:table-cell table:formula="of:=IF((ROW() - [.$B$13] &lt; 3);0;FLOOR(IFERROR(OFFSET([.$F326];-1*[.$B$13];0 );0) * [.$B$14]))" office:value-type="float" office:value="0" calcext:value-type="float">
            <text:p/>
          </table:table-cell>
          <table:table-cell table:formula="of:=SUM([.L$3:.L32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26]+1" office:value-type="date" office:date-value="2020-12-09" calcext:value-type="date">
            <text:p>12/09/20</text:p>
          </table:table-cell>
          <table:table-cell/>
          <table:table-cell table:formula="of:=IF([.G326] &lt; [.$B$25];CEILING([.G326]*[.$B$3];1);0)" office:value-type="float" office:value="0" calcext:value-type="float">
            <text:p/>
          </table:table-cell>
          <table:table-cell table:formula="of:=IF([.G326] &lt; [.$B$25];SUM([.F$3:.F327]);[.$B$25])" office:value-type="float" office:value="222350062.5" calcext:value-type="float">
            <text:p>222,350,063</text:p>
          </table:table-cell>
          <table:table-cell table:formula="of:=IF((ROW() - [.$B$21] &lt; 3);0;FLOOR(IFERROR(OFFSET([.$F32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27] &gt; [.$B$20];[.I327]-[.$B$20];0)" office:value-type="float" office:value="0" calcext:value-type="float">
            <text:p/>
          </table:table-cell>
          <table:table-cell table:formula="of:=IF([.J327] &gt; 0; ROUND([.$B$23] *MIN([.J327];[.H327])); 0)" office:value-type="float" office:value="0" calcext:value-type="float">
            <text:p/>
          </table:table-cell>
          <table:table-cell table:formula="of:=IF((ROW() - [.$B$13] &lt; 3);0;FLOOR(IFERROR(OFFSET([.$F327];-1*[.$B$13];0 );0) * [.$B$14]))" office:value-type="float" office:value="0" calcext:value-type="float">
            <text:p/>
          </table:table-cell>
          <table:table-cell table:formula="of:=SUM([.L$3:.L32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27]+1" office:value-type="date" office:date-value="2020-12-10" calcext:value-type="date">
            <text:p>12/10/20</text:p>
          </table:table-cell>
          <table:table-cell/>
          <table:table-cell table:formula="of:=IF([.G327] &lt; [.$B$25];CEILING([.G327]*[.$B$3];1);0)" office:value-type="float" office:value="0" calcext:value-type="float">
            <text:p/>
          </table:table-cell>
          <table:table-cell table:formula="of:=IF([.G327] &lt; [.$B$25];SUM([.F$3:.F328]);[.$B$25])" office:value-type="float" office:value="222350062.5" calcext:value-type="float">
            <text:p>222,350,063</text:p>
          </table:table-cell>
          <table:table-cell table:formula="of:=IF((ROW() - [.$B$21] &lt; 3);0;FLOOR(IFERROR(OFFSET([.$F32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28] &gt; [.$B$20];[.I328]-[.$B$20];0)" office:value-type="float" office:value="0" calcext:value-type="float">
            <text:p/>
          </table:table-cell>
          <table:table-cell table:formula="of:=IF([.J328] &gt; 0; ROUND([.$B$23] *MIN([.J328];[.H328])); 0)" office:value-type="float" office:value="0" calcext:value-type="float">
            <text:p/>
          </table:table-cell>
          <table:table-cell table:formula="of:=IF((ROW() - [.$B$13] &lt; 3);0;FLOOR(IFERROR(OFFSET([.$F328];-1*[.$B$13];0 );0) * [.$B$14]))" office:value-type="float" office:value="0" calcext:value-type="float">
            <text:p/>
          </table:table-cell>
          <table:table-cell table:formula="of:=SUM([.L$3:.L32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28]+1" office:value-type="date" office:date-value="2020-12-11" calcext:value-type="date">
            <text:p>12/11/20</text:p>
          </table:table-cell>
          <table:table-cell/>
          <table:table-cell table:formula="of:=IF([.G328] &lt; [.$B$25];CEILING([.G328]*[.$B$3];1);0)" office:value-type="float" office:value="0" calcext:value-type="float">
            <text:p/>
          </table:table-cell>
          <table:table-cell table:formula="of:=IF([.G328] &lt; [.$B$25];SUM([.F$3:.F329]);[.$B$25])" office:value-type="float" office:value="222350062.5" calcext:value-type="float">
            <text:p>222,350,063</text:p>
          </table:table-cell>
          <table:table-cell table:formula="of:=IF((ROW() - [.$B$21] &lt; 3);0;FLOOR(IFERROR(OFFSET([.$F32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29] &gt; [.$B$20];[.I329]-[.$B$20];0)" office:value-type="float" office:value="0" calcext:value-type="float">
            <text:p/>
          </table:table-cell>
          <table:table-cell table:formula="of:=IF([.J329] &gt; 0; ROUND([.$B$23] *MIN([.J329];[.H329])); 0)" office:value-type="float" office:value="0" calcext:value-type="float">
            <text:p/>
          </table:table-cell>
          <table:table-cell table:formula="of:=IF((ROW() - [.$B$13] &lt; 3);0;FLOOR(IFERROR(OFFSET([.$F329];-1*[.$B$13];0 );0) * [.$B$14]))" office:value-type="float" office:value="0" calcext:value-type="float">
            <text:p/>
          </table:table-cell>
          <table:table-cell table:formula="of:=SUM([.L$3:.L32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29]+1" office:value-type="date" office:date-value="2020-12-12" calcext:value-type="date">
            <text:p>12/12/20</text:p>
          </table:table-cell>
          <table:table-cell/>
          <table:table-cell table:formula="of:=IF([.G329] &lt; [.$B$25];CEILING([.G329]*[.$B$3];1);0)" office:value-type="float" office:value="0" calcext:value-type="float">
            <text:p/>
          </table:table-cell>
          <table:table-cell table:formula="of:=IF([.G329] &lt; [.$B$25];SUM([.F$3:.F330]);[.$B$25])" office:value-type="float" office:value="222350062.5" calcext:value-type="float">
            <text:p>222,350,063</text:p>
          </table:table-cell>
          <table:table-cell table:formula="of:=IF((ROW() - [.$B$21] &lt; 3);0;FLOOR(IFERROR(OFFSET([.$F33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30] &gt; [.$B$20];[.I330]-[.$B$20];0)" office:value-type="float" office:value="0" calcext:value-type="float">
            <text:p/>
          </table:table-cell>
          <table:table-cell table:formula="of:=IF([.J330] &gt; 0; ROUND([.$B$23] *MIN([.J330];[.H330])); 0)" office:value-type="float" office:value="0" calcext:value-type="float">
            <text:p/>
          </table:table-cell>
          <table:table-cell table:formula="of:=IF((ROW() - [.$B$13] &lt; 3);0;FLOOR(IFERROR(OFFSET([.$F330];-1*[.$B$13];0 );0) * [.$B$14]))" office:value-type="float" office:value="0" calcext:value-type="float">
            <text:p/>
          </table:table-cell>
          <table:table-cell table:formula="of:=SUM([.L$3:.L33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30]+1" office:value-type="date" office:date-value="2020-12-13" calcext:value-type="date">
            <text:p>12/13/20</text:p>
          </table:table-cell>
          <table:table-cell/>
          <table:table-cell table:formula="of:=IF([.G330] &lt; [.$B$25];CEILING([.G330]*[.$B$3];1);0)" office:value-type="float" office:value="0" calcext:value-type="float">
            <text:p/>
          </table:table-cell>
          <table:table-cell table:formula="of:=IF([.G330] &lt; [.$B$25];SUM([.F$3:.F331]);[.$B$25])" office:value-type="float" office:value="222350062.5" calcext:value-type="float">
            <text:p>222,350,063</text:p>
          </table:table-cell>
          <table:table-cell table:formula="of:=IF((ROW() - [.$B$21] &lt; 3);0;FLOOR(IFERROR(OFFSET([.$F33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31] &gt; [.$B$20];[.I331]-[.$B$20];0)" office:value-type="float" office:value="0" calcext:value-type="float">
            <text:p/>
          </table:table-cell>
          <table:table-cell table:formula="of:=IF([.J331] &gt; 0; ROUND([.$B$23] *MIN([.J331];[.H331])); 0)" office:value-type="float" office:value="0" calcext:value-type="float">
            <text:p/>
          </table:table-cell>
          <table:table-cell table:formula="of:=IF((ROW() - [.$B$13] &lt; 3);0;FLOOR(IFERROR(OFFSET([.$F331];-1*[.$B$13];0 );0) * [.$B$14]))" office:value-type="float" office:value="0" calcext:value-type="float">
            <text:p/>
          </table:table-cell>
          <table:table-cell table:formula="of:=SUM([.L$3:.L33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31]+1" office:value-type="date" office:date-value="2020-12-14" calcext:value-type="date">
            <text:p>12/14/20</text:p>
          </table:table-cell>
          <table:table-cell/>
          <table:table-cell table:formula="of:=IF([.G331] &lt; [.$B$25];CEILING([.G331]*[.$B$3];1);0)" office:value-type="float" office:value="0" calcext:value-type="float">
            <text:p/>
          </table:table-cell>
          <table:table-cell table:formula="of:=IF([.G331] &lt; [.$B$25];SUM([.F$3:.F332]);[.$B$25])" office:value-type="float" office:value="222350062.5" calcext:value-type="float">
            <text:p>222,350,063</text:p>
          </table:table-cell>
          <table:table-cell table:formula="of:=IF((ROW() - [.$B$21] &lt; 3);0;FLOOR(IFERROR(OFFSET([.$F33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32] &gt; [.$B$20];[.I332]-[.$B$20];0)" office:value-type="float" office:value="0" calcext:value-type="float">
            <text:p/>
          </table:table-cell>
          <table:table-cell table:formula="of:=IF([.J332] &gt; 0; ROUND([.$B$23] *MIN([.J332];[.H332])); 0)" office:value-type="float" office:value="0" calcext:value-type="float">
            <text:p/>
          </table:table-cell>
          <table:table-cell table:formula="of:=IF((ROW() - [.$B$13] &lt; 3);0;FLOOR(IFERROR(OFFSET([.$F332];-1*[.$B$13];0 );0) * [.$B$14]))" office:value-type="float" office:value="0" calcext:value-type="float">
            <text:p/>
          </table:table-cell>
          <table:table-cell table:formula="of:=SUM([.L$3:.L33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32]+1" office:value-type="date" office:date-value="2020-12-15" calcext:value-type="date">
            <text:p>12/15/20</text:p>
          </table:table-cell>
          <table:table-cell/>
          <table:table-cell table:formula="of:=IF([.G332] &lt; [.$B$25];CEILING([.G332]*[.$B$3];1);0)" office:value-type="float" office:value="0" calcext:value-type="float">
            <text:p/>
          </table:table-cell>
          <table:table-cell table:formula="of:=IF([.G332] &lt; [.$B$25];SUM([.F$3:.F333]);[.$B$25])" office:value-type="float" office:value="222350062.5" calcext:value-type="float">
            <text:p>222,350,063</text:p>
          </table:table-cell>
          <table:table-cell table:formula="of:=IF((ROW() - [.$B$21] &lt; 3);0;FLOOR(IFERROR(OFFSET([.$F33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33] &gt; [.$B$20];[.I333]-[.$B$20];0)" office:value-type="float" office:value="0" calcext:value-type="float">
            <text:p/>
          </table:table-cell>
          <table:table-cell table:formula="of:=IF([.J333] &gt; 0; ROUND([.$B$23] *MIN([.J333];[.H333])); 0)" office:value-type="float" office:value="0" calcext:value-type="float">
            <text:p/>
          </table:table-cell>
          <table:table-cell table:formula="of:=IF((ROW() - [.$B$13] &lt; 3);0;FLOOR(IFERROR(OFFSET([.$F333];-1*[.$B$13];0 );0) * [.$B$14]))" office:value-type="float" office:value="0" calcext:value-type="float">
            <text:p/>
          </table:table-cell>
          <table:table-cell table:formula="of:=SUM([.L$3:.L33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33]+1" office:value-type="date" office:date-value="2020-12-16" calcext:value-type="date">
            <text:p>12/16/20</text:p>
          </table:table-cell>
          <table:table-cell/>
          <table:table-cell table:formula="of:=IF([.G333] &lt; [.$B$25];CEILING([.G333]*[.$B$3];1);0)" office:value-type="float" office:value="0" calcext:value-type="float">
            <text:p/>
          </table:table-cell>
          <table:table-cell table:formula="of:=IF([.G333] &lt; [.$B$25];SUM([.F$3:.F334]);[.$B$25])" office:value-type="float" office:value="222350062.5" calcext:value-type="float">
            <text:p>222,350,063</text:p>
          </table:table-cell>
          <table:table-cell table:formula="of:=IF((ROW() - [.$B$21] &lt; 3);0;FLOOR(IFERROR(OFFSET([.$F33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34] &gt; [.$B$20];[.I334]-[.$B$20];0)" office:value-type="float" office:value="0" calcext:value-type="float">
            <text:p/>
          </table:table-cell>
          <table:table-cell table:formula="of:=IF([.J334] &gt; 0; ROUND([.$B$23] *MIN([.J334];[.H334])); 0)" office:value-type="float" office:value="0" calcext:value-type="float">
            <text:p/>
          </table:table-cell>
          <table:table-cell table:formula="of:=IF((ROW() - [.$B$13] &lt; 3);0;FLOOR(IFERROR(OFFSET([.$F334];-1*[.$B$13];0 );0) * [.$B$14]))" office:value-type="float" office:value="0" calcext:value-type="float">
            <text:p/>
          </table:table-cell>
          <table:table-cell table:formula="of:=SUM([.L$3:.L33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34]+1" office:value-type="date" office:date-value="2020-12-17" calcext:value-type="date">
            <text:p>12/17/20</text:p>
          </table:table-cell>
          <table:table-cell/>
          <table:table-cell table:formula="of:=IF([.G334] &lt; [.$B$25];CEILING([.G334]*[.$B$3];1);0)" office:value-type="float" office:value="0" calcext:value-type="float">
            <text:p/>
          </table:table-cell>
          <table:table-cell table:formula="of:=IF([.G334] &lt; [.$B$25];SUM([.F$3:.F335]);[.$B$25])" office:value-type="float" office:value="222350062.5" calcext:value-type="float">
            <text:p>222,350,063</text:p>
          </table:table-cell>
          <table:table-cell table:formula="of:=IF((ROW() - [.$B$21] &lt; 3);0;FLOOR(IFERROR(OFFSET([.$F33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35] &gt; [.$B$20];[.I335]-[.$B$20];0)" office:value-type="float" office:value="0" calcext:value-type="float">
            <text:p/>
          </table:table-cell>
          <table:table-cell table:formula="of:=IF([.J335] &gt; 0; ROUND([.$B$23] *MIN([.J335];[.H335])); 0)" office:value-type="float" office:value="0" calcext:value-type="float">
            <text:p/>
          </table:table-cell>
          <table:table-cell table:formula="of:=IF((ROW() - [.$B$13] &lt; 3);0;FLOOR(IFERROR(OFFSET([.$F335];-1*[.$B$13];0 );0) * [.$B$14]))" office:value-type="float" office:value="0" calcext:value-type="float">
            <text:p/>
          </table:table-cell>
          <table:table-cell table:formula="of:=SUM([.L$3:.L33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35]+1" office:value-type="date" office:date-value="2020-12-18" calcext:value-type="date">
            <text:p>12/18/20</text:p>
          </table:table-cell>
          <table:table-cell/>
          <table:table-cell table:formula="of:=IF([.G335] &lt; [.$B$25];CEILING([.G335]*[.$B$3];1);0)" office:value-type="float" office:value="0" calcext:value-type="float">
            <text:p/>
          </table:table-cell>
          <table:table-cell table:formula="of:=IF([.G335] &lt; [.$B$25];SUM([.F$3:.F336]);[.$B$25])" office:value-type="float" office:value="222350062.5" calcext:value-type="float">
            <text:p>222,350,063</text:p>
          </table:table-cell>
          <table:table-cell table:formula="of:=IF((ROW() - [.$B$21] &lt; 3);0;FLOOR(IFERROR(OFFSET([.$F33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36] &gt; [.$B$20];[.I336]-[.$B$20];0)" office:value-type="float" office:value="0" calcext:value-type="float">
            <text:p/>
          </table:table-cell>
          <table:table-cell table:formula="of:=IF([.J336] &gt; 0; ROUND([.$B$23] *MIN([.J336];[.H336])); 0)" office:value-type="float" office:value="0" calcext:value-type="float">
            <text:p/>
          </table:table-cell>
          <table:table-cell table:formula="of:=IF((ROW() - [.$B$13] &lt; 3);0;FLOOR(IFERROR(OFFSET([.$F336];-1*[.$B$13];0 );0) * [.$B$14]))" office:value-type="float" office:value="0" calcext:value-type="float">
            <text:p/>
          </table:table-cell>
          <table:table-cell table:formula="of:=SUM([.L$3:.L33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36]+1" office:value-type="date" office:date-value="2020-12-19" calcext:value-type="date">
            <text:p>12/19/20</text:p>
          </table:table-cell>
          <table:table-cell/>
          <table:table-cell table:formula="of:=IF([.G336] &lt; [.$B$25];CEILING([.G336]*[.$B$3];1);0)" office:value-type="float" office:value="0" calcext:value-type="float">
            <text:p/>
          </table:table-cell>
          <table:table-cell table:formula="of:=IF([.G336] &lt; [.$B$25];SUM([.F$3:.F337]);[.$B$25])" office:value-type="float" office:value="222350062.5" calcext:value-type="float">
            <text:p>222,350,063</text:p>
          </table:table-cell>
          <table:table-cell table:formula="of:=IF((ROW() - [.$B$21] &lt; 3);0;FLOOR(IFERROR(OFFSET([.$F33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37] &gt; [.$B$20];[.I337]-[.$B$20];0)" office:value-type="float" office:value="0" calcext:value-type="float">
            <text:p/>
          </table:table-cell>
          <table:table-cell table:formula="of:=IF([.J337] &gt; 0; ROUND([.$B$23] *MIN([.J337];[.H337])); 0)" office:value-type="float" office:value="0" calcext:value-type="float">
            <text:p/>
          </table:table-cell>
          <table:table-cell table:formula="of:=IF((ROW() - [.$B$13] &lt; 3);0;FLOOR(IFERROR(OFFSET([.$F337];-1*[.$B$13];0 );0) * [.$B$14]))" office:value-type="float" office:value="0" calcext:value-type="float">
            <text:p/>
          </table:table-cell>
          <table:table-cell table:formula="of:=SUM([.L$3:.L33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37]+1" office:value-type="date" office:date-value="2020-12-20" calcext:value-type="date">
            <text:p>12/20/20</text:p>
          </table:table-cell>
          <table:table-cell/>
          <table:table-cell table:formula="of:=IF([.G337] &lt; [.$B$25];CEILING([.G337]*[.$B$3];1);0)" office:value-type="float" office:value="0" calcext:value-type="float">
            <text:p/>
          </table:table-cell>
          <table:table-cell table:formula="of:=IF([.G337] &lt; [.$B$25];SUM([.F$3:.F338]);[.$B$25])" office:value-type="float" office:value="222350062.5" calcext:value-type="float">
            <text:p>222,350,063</text:p>
          </table:table-cell>
          <table:table-cell table:formula="of:=IF((ROW() - [.$B$21] &lt; 3);0;FLOOR(IFERROR(OFFSET([.$F33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38] &gt; [.$B$20];[.I338]-[.$B$20];0)" office:value-type="float" office:value="0" calcext:value-type="float">
            <text:p/>
          </table:table-cell>
          <table:table-cell table:formula="of:=IF([.J338] &gt; 0; ROUND([.$B$23] *MIN([.J338];[.H338])); 0)" office:value-type="float" office:value="0" calcext:value-type="float">
            <text:p/>
          </table:table-cell>
          <table:table-cell table:formula="of:=IF((ROW() - [.$B$13] &lt; 3);0;FLOOR(IFERROR(OFFSET([.$F338];-1*[.$B$13];0 );0) * [.$B$14]))" office:value-type="float" office:value="0" calcext:value-type="float">
            <text:p/>
          </table:table-cell>
          <table:table-cell table:formula="of:=SUM([.L$3:.L33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38]+1" office:value-type="date" office:date-value="2020-12-21" calcext:value-type="date">
            <text:p>12/21/20</text:p>
          </table:table-cell>
          <table:table-cell/>
          <table:table-cell table:formula="of:=IF([.G338] &lt; [.$B$25];CEILING([.G338]*[.$B$3];1);0)" office:value-type="float" office:value="0" calcext:value-type="float">
            <text:p/>
          </table:table-cell>
          <table:table-cell table:formula="of:=IF([.G338] &lt; [.$B$25];SUM([.F$3:.F339]);[.$B$25])" office:value-type="float" office:value="222350062.5" calcext:value-type="float">
            <text:p>222,350,063</text:p>
          </table:table-cell>
          <table:table-cell table:formula="of:=IF((ROW() - [.$B$21] &lt; 3);0;FLOOR(IFERROR(OFFSET([.$F33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39] &gt; [.$B$20];[.I339]-[.$B$20];0)" office:value-type="float" office:value="0" calcext:value-type="float">
            <text:p/>
          </table:table-cell>
          <table:table-cell table:formula="of:=IF([.J339] &gt; 0; ROUND([.$B$23] *MIN([.J339];[.H339])); 0)" office:value-type="float" office:value="0" calcext:value-type="float">
            <text:p/>
          </table:table-cell>
          <table:table-cell table:formula="of:=IF((ROW() - [.$B$13] &lt; 3);0;FLOOR(IFERROR(OFFSET([.$F339];-1*[.$B$13];0 );0) * [.$B$14]))" office:value-type="float" office:value="0" calcext:value-type="float">
            <text:p/>
          </table:table-cell>
          <table:table-cell table:formula="of:=SUM([.L$3:.L33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39]+1" office:value-type="date" office:date-value="2020-12-22" calcext:value-type="date">
            <text:p>12/22/20</text:p>
          </table:table-cell>
          <table:table-cell/>
          <table:table-cell table:formula="of:=IF([.G339] &lt; [.$B$25];CEILING([.G339]*[.$B$3];1);0)" office:value-type="float" office:value="0" calcext:value-type="float">
            <text:p/>
          </table:table-cell>
          <table:table-cell table:formula="of:=IF([.G339] &lt; [.$B$25];SUM([.F$3:.F340]);[.$B$25])" office:value-type="float" office:value="222350062.5" calcext:value-type="float">
            <text:p>222,350,063</text:p>
          </table:table-cell>
          <table:table-cell table:formula="of:=IF((ROW() - [.$B$21] &lt; 3);0;FLOOR(IFERROR(OFFSET([.$F34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40] &gt; [.$B$20];[.I340]-[.$B$20];0)" office:value-type="float" office:value="0" calcext:value-type="float">
            <text:p/>
          </table:table-cell>
          <table:table-cell table:formula="of:=IF([.J340] &gt; 0; ROUND([.$B$23] *MIN([.J340];[.H340])); 0)" office:value-type="float" office:value="0" calcext:value-type="float">
            <text:p/>
          </table:table-cell>
          <table:table-cell table:formula="of:=IF((ROW() - [.$B$13] &lt; 3);0;FLOOR(IFERROR(OFFSET([.$F340];-1*[.$B$13];0 );0) * [.$B$14]))" office:value-type="float" office:value="0" calcext:value-type="float">
            <text:p/>
          </table:table-cell>
          <table:table-cell table:formula="of:=SUM([.L$3:.L34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40]+1" office:value-type="date" office:date-value="2020-12-23" calcext:value-type="date">
            <text:p>12/23/20</text:p>
          </table:table-cell>
          <table:table-cell/>
          <table:table-cell table:formula="of:=IF([.G340] &lt; [.$B$25];CEILING([.G340]*[.$B$3];1);0)" office:value-type="float" office:value="0" calcext:value-type="float">
            <text:p/>
          </table:table-cell>
          <table:table-cell table:formula="of:=IF([.G340] &lt; [.$B$25];SUM([.F$3:.F341]);[.$B$25])" office:value-type="float" office:value="222350062.5" calcext:value-type="float">
            <text:p>222,350,063</text:p>
          </table:table-cell>
          <table:table-cell table:formula="of:=IF((ROW() - [.$B$21] &lt; 3);0;FLOOR(IFERROR(OFFSET([.$F34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41] &gt; [.$B$20];[.I341]-[.$B$20];0)" office:value-type="float" office:value="0" calcext:value-type="float">
            <text:p/>
          </table:table-cell>
          <table:table-cell table:formula="of:=IF([.J341] &gt; 0; ROUND([.$B$23] *MIN([.J341];[.H341])); 0)" office:value-type="float" office:value="0" calcext:value-type="float">
            <text:p/>
          </table:table-cell>
          <table:table-cell table:formula="of:=IF((ROW() - [.$B$13] &lt; 3);0;FLOOR(IFERROR(OFFSET([.$F341];-1*[.$B$13];0 );0) * [.$B$14]))" office:value-type="float" office:value="0" calcext:value-type="float">
            <text:p/>
          </table:table-cell>
          <table:table-cell table:formula="of:=SUM([.L$3:.L34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41]+1" office:value-type="date" office:date-value="2020-12-24" calcext:value-type="date">
            <text:p>12/24/20</text:p>
          </table:table-cell>
          <table:table-cell/>
          <table:table-cell table:formula="of:=IF([.G341] &lt; [.$B$25];CEILING([.G341]*[.$B$3];1);0)" office:value-type="float" office:value="0" calcext:value-type="float">
            <text:p/>
          </table:table-cell>
          <table:table-cell table:formula="of:=IF([.G341] &lt; [.$B$25];SUM([.F$3:.F342]);[.$B$25])" office:value-type="float" office:value="222350062.5" calcext:value-type="float">
            <text:p>222,350,063</text:p>
          </table:table-cell>
          <table:table-cell table:formula="of:=IF((ROW() - [.$B$21] &lt; 3);0;FLOOR(IFERROR(OFFSET([.$F34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42] &gt; [.$B$20];[.I342]-[.$B$20];0)" office:value-type="float" office:value="0" calcext:value-type="float">
            <text:p/>
          </table:table-cell>
          <table:table-cell table:formula="of:=IF([.J342] &gt; 0; ROUND([.$B$23] *MIN([.J342];[.H342])); 0)" office:value-type="float" office:value="0" calcext:value-type="float">
            <text:p/>
          </table:table-cell>
          <table:table-cell table:formula="of:=IF((ROW() - [.$B$13] &lt; 3);0;FLOOR(IFERROR(OFFSET([.$F342];-1*[.$B$13];0 );0) * [.$B$14]))" office:value-type="float" office:value="0" calcext:value-type="float">
            <text:p/>
          </table:table-cell>
          <table:table-cell table:formula="of:=SUM([.L$3:.L34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42]+1" office:value-type="date" office:date-value="2020-12-25" calcext:value-type="date">
            <text:p>12/25/20</text:p>
          </table:table-cell>
          <table:table-cell/>
          <table:table-cell table:formula="of:=IF([.G342] &lt; [.$B$25];CEILING([.G342]*[.$B$3];1);0)" office:value-type="float" office:value="0" calcext:value-type="float">
            <text:p/>
          </table:table-cell>
          <table:table-cell table:formula="of:=IF([.G342] &lt; [.$B$25];SUM([.F$3:.F343]);[.$B$25])" office:value-type="float" office:value="222350062.5" calcext:value-type="float">
            <text:p>222,350,063</text:p>
          </table:table-cell>
          <table:table-cell table:formula="of:=IF((ROW() - [.$B$21] &lt; 3);0;FLOOR(IFERROR(OFFSET([.$F34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43] &gt; [.$B$20];[.I343]-[.$B$20];0)" office:value-type="float" office:value="0" calcext:value-type="float">
            <text:p/>
          </table:table-cell>
          <table:table-cell table:formula="of:=IF([.J343] &gt; 0; ROUND([.$B$23] *MIN([.J343];[.H343])); 0)" office:value-type="float" office:value="0" calcext:value-type="float">
            <text:p/>
          </table:table-cell>
          <table:table-cell table:formula="of:=IF((ROW() - [.$B$13] &lt; 3);0;FLOOR(IFERROR(OFFSET([.$F343];-1*[.$B$13];0 );0) * [.$B$14]))" office:value-type="float" office:value="0" calcext:value-type="float">
            <text:p/>
          </table:table-cell>
          <table:table-cell table:formula="of:=SUM([.L$3:.L34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43]+1" office:value-type="date" office:date-value="2020-12-26" calcext:value-type="date">
            <text:p>12/26/20</text:p>
          </table:table-cell>
          <table:table-cell/>
          <table:table-cell table:formula="of:=IF([.G343] &lt; [.$B$25];CEILING([.G343]*[.$B$3];1);0)" office:value-type="float" office:value="0" calcext:value-type="float">
            <text:p/>
          </table:table-cell>
          <table:table-cell table:formula="of:=IF([.G343] &lt; [.$B$25];SUM([.F$3:.F344]);[.$B$25])" office:value-type="float" office:value="222350062.5" calcext:value-type="float">
            <text:p>222,350,063</text:p>
          </table:table-cell>
          <table:table-cell table:formula="of:=IF((ROW() - [.$B$21] &lt; 3);0;FLOOR(IFERROR(OFFSET([.$F34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44] &gt; [.$B$20];[.I344]-[.$B$20];0)" office:value-type="float" office:value="0" calcext:value-type="float">
            <text:p/>
          </table:table-cell>
          <table:table-cell table:formula="of:=IF([.J344] &gt; 0; ROUND([.$B$23] *MIN([.J344];[.H344])); 0)" office:value-type="float" office:value="0" calcext:value-type="float">
            <text:p/>
          </table:table-cell>
          <table:table-cell table:formula="of:=IF((ROW() - [.$B$13] &lt; 3);0;FLOOR(IFERROR(OFFSET([.$F344];-1*[.$B$13];0 );0) * [.$B$14]))" office:value-type="float" office:value="0" calcext:value-type="float">
            <text:p/>
          </table:table-cell>
          <table:table-cell table:formula="of:=SUM([.L$3:.L34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44]+1" office:value-type="date" office:date-value="2020-12-27" calcext:value-type="date">
            <text:p>12/27/20</text:p>
          </table:table-cell>
          <table:table-cell/>
          <table:table-cell table:formula="of:=IF([.G344] &lt; [.$B$25];CEILING([.G344]*[.$B$3];1);0)" office:value-type="float" office:value="0" calcext:value-type="float">
            <text:p/>
          </table:table-cell>
          <table:table-cell table:formula="of:=IF([.G344] &lt; [.$B$25];SUM([.F$3:.F345]);[.$B$25])" office:value-type="float" office:value="222350062.5" calcext:value-type="float">
            <text:p>222,350,063</text:p>
          </table:table-cell>
          <table:table-cell table:formula="of:=IF((ROW() - [.$B$21] &lt; 3);0;FLOOR(IFERROR(OFFSET([.$F34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45] &gt; [.$B$20];[.I345]-[.$B$20];0)" office:value-type="float" office:value="0" calcext:value-type="float">
            <text:p/>
          </table:table-cell>
          <table:table-cell table:formula="of:=IF([.J345] &gt; 0; ROUND([.$B$23] *MIN([.J345];[.H345])); 0)" office:value-type="float" office:value="0" calcext:value-type="float">
            <text:p/>
          </table:table-cell>
          <table:table-cell table:formula="of:=IF((ROW() - [.$B$13] &lt; 3);0;FLOOR(IFERROR(OFFSET([.$F345];-1*[.$B$13];0 );0) * [.$B$14]))" office:value-type="float" office:value="0" calcext:value-type="float">
            <text:p/>
          </table:table-cell>
          <table:table-cell table:formula="of:=SUM([.L$3:.L34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45]+1" office:value-type="date" office:date-value="2020-12-28" calcext:value-type="date">
            <text:p>12/28/20</text:p>
          </table:table-cell>
          <table:table-cell/>
          <table:table-cell table:formula="of:=IF([.G345] &lt; [.$B$25];CEILING([.G345]*[.$B$3];1);0)" office:value-type="float" office:value="0" calcext:value-type="float">
            <text:p/>
          </table:table-cell>
          <table:table-cell table:formula="of:=IF([.G345] &lt; [.$B$25];SUM([.F$3:.F346]);[.$B$25])" office:value-type="float" office:value="222350062.5" calcext:value-type="float">
            <text:p>222,350,063</text:p>
          </table:table-cell>
          <table:table-cell table:formula="of:=IF((ROW() - [.$B$21] &lt; 3);0;FLOOR(IFERROR(OFFSET([.$F34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46] &gt; [.$B$20];[.I346]-[.$B$20];0)" office:value-type="float" office:value="0" calcext:value-type="float">
            <text:p/>
          </table:table-cell>
          <table:table-cell table:formula="of:=IF([.J346] &gt; 0; ROUND([.$B$23] *MIN([.J346];[.H346])); 0)" office:value-type="float" office:value="0" calcext:value-type="float">
            <text:p/>
          </table:table-cell>
          <table:table-cell table:formula="of:=IF((ROW() - [.$B$13] &lt; 3);0;FLOOR(IFERROR(OFFSET([.$F346];-1*[.$B$13];0 );0) * [.$B$14]))" office:value-type="float" office:value="0" calcext:value-type="float">
            <text:p/>
          </table:table-cell>
          <table:table-cell table:formula="of:=SUM([.L$3:.L34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46]+1" office:value-type="date" office:date-value="2020-12-29" calcext:value-type="date">
            <text:p>12/29/20</text:p>
          </table:table-cell>
          <table:table-cell/>
          <table:table-cell table:formula="of:=IF([.G346] &lt; [.$B$25];CEILING([.G346]*[.$B$3];1);0)" office:value-type="float" office:value="0" calcext:value-type="float">
            <text:p/>
          </table:table-cell>
          <table:table-cell table:formula="of:=IF([.G346] &lt; [.$B$25];SUM([.F$3:.F347]);[.$B$25])" office:value-type="float" office:value="222350062.5" calcext:value-type="float">
            <text:p>222,350,063</text:p>
          </table:table-cell>
          <table:table-cell table:formula="of:=IF((ROW() - [.$B$21] &lt; 3);0;FLOOR(IFERROR(OFFSET([.$F34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47] &gt; [.$B$20];[.I347]-[.$B$20];0)" office:value-type="float" office:value="0" calcext:value-type="float">
            <text:p/>
          </table:table-cell>
          <table:table-cell table:formula="of:=IF([.J347] &gt; 0; ROUND([.$B$23] *MIN([.J347];[.H347])); 0)" office:value-type="float" office:value="0" calcext:value-type="float">
            <text:p/>
          </table:table-cell>
          <table:table-cell table:formula="of:=IF((ROW() - [.$B$13] &lt; 3);0;FLOOR(IFERROR(OFFSET([.$F347];-1*[.$B$13];0 );0) * [.$B$14]))" office:value-type="float" office:value="0" calcext:value-type="float">
            <text:p/>
          </table:table-cell>
          <table:table-cell table:formula="of:=SUM([.L$3:.L34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47]+1" office:value-type="date" office:date-value="2020-12-30" calcext:value-type="date">
            <text:p>12/30/20</text:p>
          </table:table-cell>
          <table:table-cell/>
          <table:table-cell table:formula="of:=IF([.G347] &lt; [.$B$25];CEILING([.G347]*[.$B$3];1);0)" office:value-type="float" office:value="0" calcext:value-type="float">
            <text:p/>
          </table:table-cell>
          <table:table-cell table:formula="of:=IF([.G347] &lt; [.$B$25];SUM([.F$3:.F348]);[.$B$25])" office:value-type="float" office:value="222350062.5" calcext:value-type="float">
            <text:p>222,350,063</text:p>
          </table:table-cell>
          <table:table-cell table:formula="of:=IF((ROW() - [.$B$21] &lt; 3);0;FLOOR(IFERROR(OFFSET([.$F34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48] &gt; [.$B$20];[.I348]-[.$B$20];0)" office:value-type="float" office:value="0" calcext:value-type="float">
            <text:p/>
          </table:table-cell>
          <table:table-cell table:formula="of:=IF([.J348] &gt; 0; ROUND([.$B$23] *MIN([.J348];[.H348])); 0)" office:value-type="float" office:value="0" calcext:value-type="float">
            <text:p/>
          </table:table-cell>
          <table:table-cell table:formula="of:=IF((ROW() - [.$B$13] &lt; 3);0;FLOOR(IFERROR(OFFSET([.$F348];-1*[.$B$13];0 );0) * [.$B$14]))" office:value-type="float" office:value="0" calcext:value-type="float">
            <text:p/>
          </table:table-cell>
          <table:table-cell table:formula="of:=SUM([.L$3:.L34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48]+1" office:value-type="date" office:date-value="2020-12-31" calcext:value-type="date">
            <text:p>12/31/20</text:p>
          </table:table-cell>
          <table:table-cell/>
          <table:table-cell table:formula="of:=IF([.G348] &lt; [.$B$25];CEILING([.G348]*[.$B$3];1);0)" office:value-type="float" office:value="0" calcext:value-type="float">
            <text:p/>
          </table:table-cell>
          <table:table-cell table:formula="of:=IF([.G348] &lt; [.$B$25];SUM([.F$3:.F349]);[.$B$25])" office:value-type="float" office:value="222350062.5" calcext:value-type="float">
            <text:p>222,350,063</text:p>
          </table:table-cell>
          <table:table-cell table:formula="of:=IF((ROW() - [.$B$21] &lt; 3);0;FLOOR(IFERROR(OFFSET([.$F34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49] &gt; [.$B$20];[.I349]-[.$B$20];0)" office:value-type="float" office:value="0" calcext:value-type="float">
            <text:p/>
          </table:table-cell>
          <table:table-cell table:formula="of:=IF([.J349] &gt; 0; ROUND([.$B$23] *MIN([.J349];[.H349])); 0)" office:value-type="float" office:value="0" calcext:value-type="float">
            <text:p/>
          </table:table-cell>
          <table:table-cell table:formula="of:=IF((ROW() - [.$B$13] &lt; 3);0;FLOOR(IFERROR(OFFSET([.$F349];-1*[.$B$13];0 );0) * [.$B$14]))" office:value-type="float" office:value="0" calcext:value-type="float">
            <text:p/>
          </table:table-cell>
          <table:table-cell table:formula="of:=SUM([.L$3:.L34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49]+1" office:value-type="date" office:date-value="2021-01-01" calcext:value-type="date">
            <text:p>01/01/21</text:p>
          </table:table-cell>
          <table:table-cell/>
          <table:table-cell table:formula="of:=IF([.G349] &lt; [.$B$25];CEILING([.G349]*[.$B$3];1);0)" office:value-type="float" office:value="0" calcext:value-type="float">
            <text:p/>
          </table:table-cell>
          <table:table-cell table:formula="of:=IF([.G349] &lt; [.$B$25];SUM([.F$3:.F350]);[.$B$25])" office:value-type="float" office:value="222350062.5" calcext:value-type="float">
            <text:p>222,350,063</text:p>
          </table:table-cell>
          <table:table-cell table:formula="of:=IF((ROW() - [.$B$21] &lt; 3);0;FLOOR(IFERROR(OFFSET([.$F35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50] &gt; [.$B$20];[.I350]-[.$B$20];0)" office:value-type="float" office:value="0" calcext:value-type="float">
            <text:p/>
          </table:table-cell>
          <table:table-cell table:formula="of:=IF([.J350] &gt; 0; ROUND([.$B$23] *MIN([.J350];[.H350])); 0)" office:value-type="float" office:value="0" calcext:value-type="float">
            <text:p/>
          </table:table-cell>
          <table:table-cell table:formula="of:=IF((ROW() - [.$B$13] &lt; 3);0;FLOOR(IFERROR(OFFSET([.$F350];-1*[.$B$13];0 );0) * [.$B$14]))" office:value-type="float" office:value="0" calcext:value-type="float">
            <text:p/>
          </table:table-cell>
          <table:table-cell table:formula="of:=SUM([.L$3:.L35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50]+1" office:value-type="date" office:date-value="2021-01-02" calcext:value-type="date">
            <text:p>01/02/21</text:p>
          </table:table-cell>
          <table:table-cell/>
          <table:table-cell table:formula="of:=IF([.G350] &lt; [.$B$25];CEILING([.G350]*[.$B$3];1);0)" office:value-type="float" office:value="0" calcext:value-type="float">
            <text:p/>
          </table:table-cell>
          <table:table-cell table:formula="of:=IF([.G350] &lt; [.$B$25];SUM([.F$3:.F351]);[.$B$25])" office:value-type="float" office:value="222350062.5" calcext:value-type="float">
            <text:p>222,350,063</text:p>
          </table:table-cell>
          <table:table-cell table:formula="of:=IF((ROW() - [.$B$21] &lt; 3);0;FLOOR(IFERROR(OFFSET([.$F35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51] &gt; [.$B$20];[.I351]-[.$B$20];0)" office:value-type="float" office:value="0" calcext:value-type="float">
            <text:p/>
          </table:table-cell>
          <table:table-cell table:formula="of:=IF([.J351] &gt; 0; ROUND([.$B$23] *MIN([.J351];[.H351])); 0)" office:value-type="float" office:value="0" calcext:value-type="float">
            <text:p/>
          </table:table-cell>
          <table:table-cell table:formula="of:=IF((ROW() - [.$B$13] &lt; 3);0;FLOOR(IFERROR(OFFSET([.$F351];-1*[.$B$13];0 );0) * [.$B$14]))" office:value-type="float" office:value="0" calcext:value-type="float">
            <text:p/>
          </table:table-cell>
          <table:table-cell table:formula="of:=SUM([.L$3:.L35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51]+1" office:value-type="date" office:date-value="2021-01-03" calcext:value-type="date">
            <text:p>01/03/21</text:p>
          </table:table-cell>
          <table:table-cell/>
          <table:table-cell table:formula="of:=IF([.G351] &lt; [.$B$25];CEILING([.G351]*[.$B$3];1);0)" office:value-type="float" office:value="0" calcext:value-type="float">
            <text:p/>
          </table:table-cell>
          <table:table-cell table:formula="of:=IF([.G351] &lt; [.$B$25];SUM([.F$3:.F352]);[.$B$25])" office:value-type="float" office:value="222350062.5" calcext:value-type="float">
            <text:p>222,350,063</text:p>
          </table:table-cell>
          <table:table-cell table:formula="of:=IF((ROW() - [.$B$21] &lt; 3);0;FLOOR(IFERROR(OFFSET([.$F35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52] &gt; [.$B$20];[.I352]-[.$B$20];0)" office:value-type="float" office:value="0" calcext:value-type="float">
            <text:p/>
          </table:table-cell>
          <table:table-cell table:formula="of:=IF([.J352] &gt; 0; ROUND([.$B$23] *MIN([.J352];[.H352])); 0)" office:value-type="float" office:value="0" calcext:value-type="float">
            <text:p/>
          </table:table-cell>
          <table:table-cell table:formula="of:=IF((ROW() - [.$B$13] &lt; 3);0;FLOOR(IFERROR(OFFSET([.$F352];-1*[.$B$13];0 );0) * [.$B$14]))" office:value-type="float" office:value="0" calcext:value-type="float">
            <text:p/>
          </table:table-cell>
          <table:table-cell table:formula="of:=SUM([.L$3:.L35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52]+1" office:value-type="date" office:date-value="2021-01-04" calcext:value-type="date">
            <text:p>01/04/21</text:p>
          </table:table-cell>
          <table:table-cell/>
          <table:table-cell table:formula="of:=IF([.G352] &lt; [.$B$25];CEILING([.G352]*[.$B$3];1);0)" office:value-type="float" office:value="0" calcext:value-type="float">
            <text:p/>
          </table:table-cell>
          <table:table-cell table:formula="of:=IF([.G352] &lt; [.$B$25];SUM([.F$3:.F353]);[.$B$25])" office:value-type="float" office:value="222350062.5" calcext:value-type="float">
            <text:p>222,350,063</text:p>
          </table:table-cell>
          <table:table-cell table:formula="of:=IF((ROW() - [.$B$21] &lt; 3);0;FLOOR(IFERROR(OFFSET([.$F35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53] &gt; [.$B$20];[.I353]-[.$B$20];0)" office:value-type="float" office:value="0" calcext:value-type="float">
            <text:p/>
          </table:table-cell>
          <table:table-cell table:formula="of:=IF([.J353] &gt; 0; ROUND([.$B$23] *MIN([.J353];[.H353])); 0)" office:value-type="float" office:value="0" calcext:value-type="float">
            <text:p/>
          </table:table-cell>
          <table:table-cell table:formula="of:=IF((ROW() - [.$B$13] &lt; 3);0;FLOOR(IFERROR(OFFSET([.$F353];-1*[.$B$13];0 );0) * [.$B$14]))" office:value-type="float" office:value="0" calcext:value-type="float">
            <text:p/>
          </table:table-cell>
          <table:table-cell table:formula="of:=SUM([.L$3:.L35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53]+1" office:value-type="date" office:date-value="2021-01-05" calcext:value-type="date">
            <text:p>01/05/21</text:p>
          </table:table-cell>
          <table:table-cell/>
          <table:table-cell table:formula="of:=IF([.G353] &lt; [.$B$25];CEILING([.G353]*[.$B$3];1);0)" office:value-type="float" office:value="0" calcext:value-type="float">
            <text:p/>
          </table:table-cell>
          <table:table-cell table:formula="of:=IF([.G353] &lt; [.$B$25];SUM([.F$3:.F354]);[.$B$25])" office:value-type="float" office:value="222350062.5" calcext:value-type="float">
            <text:p>222,350,063</text:p>
          </table:table-cell>
          <table:table-cell table:formula="of:=IF((ROW() - [.$B$21] &lt; 3);0;FLOOR(IFERROR(OFFSET([.$F35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54] &gt; [.$B$20];[.I354]-[.$B$20];0)" office:value-type="float" office:value="0" calcext:value-type="float">
            <text:p/>
          </table:table-cell>
          <table:table-cell table:formula="of:=IF([.J354] &gt; 0; ROUND([.$B$23] *MIN([.J354];[.H354])); 0)" office:value-type="float" office:value="0" calcext:value-type="float">
            <text:p/>
          </table:table-cell>
          <table:table-cell table:formula="of:=IF((ROW() - [.$B$13] &lt; 3);0;FLOOR(IFERROR(OFFSET([.$F354];-1*[.$B$13];0 );0) * [.$B$14]))" office:value-type="float" office:value="0" calcext:value-type="float">
            <text:p/>
          </table:table-cell>
          <table:table-cell table:formula="of:=SUM([.L$3:.L35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54]+1" office:value-type="date" office:date-value="2021-01-06" calcext:value-type="date">
            <text:p>01/06/21</text:p>
          </table:table-cell>
          <table:table-cell/>
          <table:table-cell table:formula="of:=IF([.G354] &lt; [.$B$25];CEILING([.G354]*[.$B$3];1);0)" office:value-type="float" office:value="0" calcext:value-type="float">
            <text:p/>
          </table:table-cell>
          <table:table-cell table:formula="of:=IF([.G354] &lt; [.$B$25];SUM([.F$3:.F355]);[.$B$25])" office:value-type="float" office:value="222350062.5" calcext:value-type="float">
            <text:p>222,350,063</text:p>
          </table:table-cell>
          <table:table-cell table:formula="of:=IF((ROW() - [.$B$21] &lt; 3);0;FLOOR(IFERROR(OFFSET([.$F35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55] &gt; [.$B$20];[.I355]-[.$B$20];0)" office:value-type="float" office:value="0" calcext:value-type="float">
            <text:p/>
          </table:table-cell>
          <table:table-cell table:formula="of:=IF([.J355] &gt; 0; ROUND([.$B$23] *MIN([.J355];[.H355])); 0)" office:value-type="float" office:value="0" calcext:value-type="float">
            <text:p/>
          </table:table-cell>
          <table:table-cell table:formula="of:=IF((ROW() - [.$B$13] &lt; 3);0;FLOOR(IFERROR(OFFSET([.$F355];-1*[.$B$13];0 );0) * [.$B$14]))" office:value-type="float" office:value="0" calcext:value-type="float">
            <text:p/>
          </table:table-cell>
          <table:table-cell table:formula="of:=SUM([.L$3:.L35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55]+1" office:value-type="date" office:date-value="2021-01-07" calcext:value-type="date">
            <text:p>01/07/21</text:p>
          </table:table-cell>
          <table:table-cell/>
          <table:table-cell table:formula="of:=IF([.G355] &lt; [.$B$25];CEILING([.G355]*[.$B$3];1);0)" office:value-type="float" office:value="0" calcext:value-type="float">
            <text:p/>
          </table:table-cell>
          <table:table-cell table:formula="of:=IF([.G355] &lt; [.$B$25];SUM([.F$3:.F356]);[.$B$25])" office:value-type="float" office:value="222350062.5" calcext:value-type="float">
            <text:p>222,350,063</text:p>
          </table:table-cell>
          <table:table-cell table:formula="of:=IF((ROW() - [.$B$21] &lt; 3);0;FLOOR(IFERROR(OFFSET([.$F35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56] &gt; [.$B$20];[.I356]-[.$B$20];0)" office:value-type="float" office:value="0" calcext:value-type="float">
            <text:p/>
          </table:table-cell>
          <table:table-cell table:formula="of:=IF([.J356] &gt; 0; ROUND([.$B$23] *MIN([.J356];[.H356])); 0)" office:value-type="float" office:value="0" calcext:value-type="float">
            <text:p/>
          </table:table-cell>
          <table:table-cell table:formula="of:=IF((ROW() - [.$B$13] &lt; 3);0;FLOOR(IFERROR(OFFSET([.$F356];-1*[.$B$13];0 );0) * [.$B$14]))" office:value-type="float" office:value="0" calcext:value-type="float">
            <text:p/>
          </table:table-cell>
          <table:table-cell table:formula="of:=SUM([.L$3:.L35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56]+1" office:value-type="date" office:date-value="2021-01-08" calcext:value-type="date">
            <text:p>01/08/21</text:p>
          </table:table-cell>
          <table:table-cell/>
          <table:table-cell table:formula="of:=IF([.G356] &lt; [.$B$25];CEILING([.G356]*[.$B$3];1);0)" office:value-type="float" office:value="0" calcext:value-type="float">
            <text:p/>
          </table:table-cell>
          <table:table-cell table:formula="of:=IF([.G356] &lt; [.$B$25];SUM([.F$3:.F357]);[.$B$25])" office:value-type="float" office:value="222350062.5" calcext:value-type="float">
            <text:p>222,350,063</text:p>
          </table:table-cell>
          <table:table-cell table:formula="of:=IF((ROW() - [.$B$21] &lt; 3);0;FLOOR(IFERROR(OFFSET([.$F35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57] &gt; [.$B$20];[.I357]-[.$B$20];0)" office:value-type="float" office:value="0" calcext:value-type="float">
            <text:p/>
          </table:table-cell>
          <table:table-cell table:formula="of:=IF([.J357] &gt; 0; ROUND([.$B$23] *MIN([.J357];[.H357])); 0)" office:value-type="float" office:value="0" calcext:value-type="float">
            <text:p/>
          </table:table-cell>
          <table:table-cell table:formula="of:=IF((ROW() - [.$B$13] &lt; 3);0;FLOOR(IFERROR(OFFSET([.$F357];-1*[.$B$13];0 );0) * [.$B$14]))" office:value-type="float" office:value="0" calcext:value-type="float">
            <text:p/>
          </table:table-cell>
          <table:table-cell table:formula="of:=SUM([.L$3:.L35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57]+1" office:value-type="date" office:date-value="2021-01-09" calcext:value-type="date">
            <text:p>01/09/21</text:p>
          </table:table-cell>
          <table:table-cell/>
          <table:table-cell table:formula="of:=IF([.G357] &lt; [.$B$25];CEILING([.G357]*[.$B$3];1);0)" office:value-type="float" office:value="0" calcext:value-type="float">
            <text:p/>
          </table:table-cell>
          <table:table-cell table:formula="of:=IF([.G357] &lt; [.$B$25];SUM([.F$3:.F358]);[.$B$25])" office:value-type="float" office:value="222350062.5" calcext:value-type="float">
            <text:p>222,350,063</text:p>
          </table:table-cell>
          <table:table-cell table:formula="of:=IF((ROW() - [.$B$21] &lt; 3);0;FLOOR(IFERROR(OFFSET([.$F35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58] &gt; [.$B$20];[.I358]-[.$B$20];0)" office:value-type="float" office:value="0" calcext:value-type="float">
            <text:p/>
          </table:table-cell>
          <table:table-cell table:formula="of:=IF([.J358] &gt; 0; ROUND([.$B$23] *MIN([.J358];[.H358])); 0)" office:value-type="float" office:value="0" calcext:value-type="float">
            <text:p/>
          </table:table-cell>
          <table:table-cell table:formula="of:=IF((ROW() - [.$B$13] &lt; 3);0;FLOOR(IFERROR(OFFSET([.$F358];-1*[.$B$13];0 );0) * [.$B$14]))" office:value-type="float" office:value="0" calcext:value-type="float">
            <text:p/>
          </table:table-cell>
          <table:table-cell table:formula="of:=SUM([.L$3:.L35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58]+1" office:value-type="date" office:date-value="2021-01-10" calcext:value-type="date">
            <text:p>01/10/21</text:p>
          </table:table-cell>
          <table:table-cell/>
          <table:table-cell table:formula="of:=IF([.G358] &lt; [.$B$25];CEILING([.G358]*[.$B$3];1);0)" office:value-type="float" office:value="0" calcext:value-type="float">
            <text:p/>
          </table:table-cell>
          <table:table-cell table:formula="of:=IF([.G358] &lt; [.$B$25];SUM([.F$3:.F359]);[.$B$25])" office:value-type="float" office:value="222350062.5" calcext:value-type="float">
            <text:p>222,350,063</text:p>
          </table:table-cell>
          <table:table-cell table:formula="of:=IF((ROW() - [.$B$21] &lt; 3);0;FLOOR(IFERROR(OFFSET([.$F35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59] &gt; [.$B$20];[.I359]-[.$B$20];0)" office:value-type="float" office:value="0" calcext:value-type="float">
            <text:p/>
          </table:table-cell>
          <table:table-cell table:formula="of:=IF([.J359] &gt; 0; ROUND([.$B$23] *MIN([.J359];[.H359])); 0)" office:value-type="float" office:value="0" calcext:value-type="float">
            <text:p/>
          </table:table-cell>
          <table:table-cell table:formula="of:=IF((ROW() - [.$B$13] &lt; 3);0;FLOOR(IFERROR(OFFSET([.$F359];-1*[.$B$13];0 );0) * [.$B$14]))" office:value-type="float" office:value="0" calcext:value-type="float">
            <text:p/>
          </table:table-cell>
          <table:table-cell table:formula="of:=SUM([.L$3:.L35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59]+1" office:value-type="date" office:date-value="2021-01-11" calcext:value-type="date">
            <text:p>01/11/21</text:p>
          </table:table-cell>
          <table:table-cell/>
          <table:table-cell table:formula="of:=IF([.G359] &lt; [.$B$25];CEILING([.G359]*[.$B$3];1);0)" office:value-type="float" office:value="0" calcext:value-type="float">
            <text:p/>
          </table:table-cell>
          <table:table-cell table:formula="of:=IF([.G359] &lt; [.$B$25];SUM([.F$3:.F360]);[.$B$25])" office:value-type="float" office:value="222350062.5" calcext:value-type="float">
            <text:p>222,350,063</text:p>
          </table:table-cell>
          <table:table-cell table:formula="of:=IF((ROW() - [.$B$21] &lt; 3);0;FLOOR(IFERROR(OFFSET([.$F36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60] &gt; [.$B$20];[.I360]-[.$B$20];0)" office:value-type="float" office:value="0" calcext:value-type="float">
            <text:p/>
          </table:table-cell>
          <table:table-cell table:formula="of:=IF([.J360] &gt; 0; ROUND([.$B$23] *MIN([.J360];[.H360])); 0)" office:value-type="float" office:value="0" calcext:value-type="float">
            <text:p/>
          </table:table-cell>
          <table:table-cell table:formula="of:=IF((ROW() - [.$B$13] &lt; 3);0;FLOOR(IFERROR(OFFSET([.$F360];-1*[.$B$13];0 );0) * [.$B$14]))" office:value-type="float" office:value="0" calcext:value-type="float">
            <text:p/>
          </table:table-cell>
          <table:table-cell table:formula="of:=SUM([.L$3:.L36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60]+1" office:value-type="date" office:date-value="2021-01-12" calcext:value-type="date">
            <text:p>01/12/21</text:p>
          </table:table-cell>
          <table:table-cell/>
          <table:table-cell table:formula="of:=IF([.G360] &lt; [.$B$25];CEILING([.G360]*[.$B$3];1);0)" office:value-type="float" office:value="0" calcext:value-type="float">
            <text:p/>
          </table:table-cell>
          <table:table-cell table:formula="of:=IF([.G360] &lt; [.$B$25];SUM([.F$3:.F361]);[.$B$25])" office:value-type="float" office:value="222350062.5" calcext:value-type="float">
            <text:p>222,350,063</text:p>
          </table:table-cell>
          <table:table-cell table:formula="of:=IF((ROW() - [.$B$21] &lt; 3);0;FLOOR(IFERROR(OFFSET([.$F36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61] &gt; [.$B$20];[.I361]-[.$B$20];0)" office:value-type="float" office:value="0" calcext:value-type="float">
            <text:p/>
          </table:table-cell>
          <table:table-cell table:formula="of:=IF([.J361] &gt; 0; ROUND([.$B$23] *MIN([.J361];[.H361])); 0)" office:value-type="float" office:value="0" calcext:value-type="float">
            <text:p/>
          </table:table-cell>
          <table:table-cell table:formula="of:=IF((ROW() - [.$B$13] &lt; 3);0;FLOOR(IFERROR(OFFSET([.$F361];-1*[.$B$13];0 );0) * [.$B$14]))" office:value-type="float" office:value="0" calcext:value-type="float">
            <text:p/>
          </table:table-cell>
          <table:table-cell table:formula="of:=SUM([.L$3:.L36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61]+1" office:value-type="date" office:date-value="2021-01-13" calcext:value-type="date">
            <text:p>01/13/21</text:p>
          </table:table-cell>
          <table:table-cell/>
          <table:table-cell table:formula="of:=IF([.G361] &lt; [.$B$25];CEILING([.G361]*[.$B$3];1);0)" office:value-type="float" office:value="0" calcext:value-type="float">
            <text:p/>
          </table:table-cell>
          <table:table-cell table:formula="of:=IF([.G361] &lt; [.$B$25];SUM([.F$3:.F362]);[.$B$25])" office:value-type="float" office:value="222350062.5" calcext:value-type="float">
            <text:p>222,350,063</text:p>
          </table:table-cell>
          <table:table-cell table:formula="of:=IF((ROW() - [.$B$21] &lt; 3);0;FLOOR(IFERROR(OFFSET([.$F36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62] &gt; [.$B$20];[.I362]-[.$B$20];0)" office:value-type="float" office:value="0" calcext:value-type="float">
            <text:p/>
          </table:table-cell>
          <table:table-cell table:formula="of:=IF([.J362] &gt; 0; ROUND([.$B$23] *MIN([.J362];[.H362])); 0)" office:value-type="float" office:value="0" calcext:value-type="float">
            <text:p/>
          </table:table-cell>
          <table:table-cell table:formula="of:=IF((ROW() - [.$B$13] &lt; 3);0;FLOOR(IFERROR(OFFSET([.$F362];-1*[.$B$13];0 );0) * [.$B$14]))" office:value-type="float" office:value="0" calcext:value-type="float">
            <text:p/>
          </table:table-cell>
          <table:table-cell table:formula="of:=SUM([.L$3:.L36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62]+1" office:value-type="date" office:date-value="2021-01-14" calcext:value-type="date">
            <text:p>01/14/21</text:p>
          </table:table-cell>
          <table:table-cell/>
          <table:table-cell table:formula="of:=IF([.G362] &lt; [.$B$25];CEILING([.G362]*[.$B$3];1);0)" office:value-type="float" office:value="0" calcext:value-type="float">
            <text:p/>
          </table:table-cell>
          <table:table-cell table:formula="of:=IF([.G362] &lt; [.$B$25];SUM([.F$3:.F363]);[.$B$25])" office:value-type="float" office:value="222350062.5" calcext:value-type="float">
            <text:p>222,350,063</text:p>
          </table:table-cell>
          <table:table-cell table:formula="of:=IF((ROW() - [.$B$21] &lt; 3);0;FLOOR(IFERROR(OFFSET([.$F36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63] &gt; [.$B$20];[.I363]-[.$B$20];0)" office:value-type="float" office:value="0" calcext:value-type="float">
            <text:p/>
          </table:table-cell>
          <table:table-cell table:formula="of:=IF([.J363] &gt; 0; ROUND([.$B$23] *MIN([.J363];[.H363])); 0)" office:value-type="float" office:value="0" calcext:value-type="float">
            <text:p/>
          </table:table-cell>
          <table:table-cell table:formula="of:=IF((ROW() - [.$B$13] &lt; 3);0;FLOOR(IFERROR(OFFSET([.$F363];-1*[.$B$13];0 );0) * [.$B$14]))" office:value-type="float" office:value="0" calcext:value-type="float">
            <text:p/>
          </table:table-cell>
          <table:table-cell table:formula="of:=SUM([.L$3:.L36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63]+1" office:value-type="date" office:date-value="2021-01-15" calcext:value-type="date">
            <text:p>01/15/21</text:p>
          </table:table-cell>
          <table:table-cell/>
          <table:table-cell table:formula="of:=IF([.G363] &lt; [.$B$25];CEILING([.G363]*[.$B$3];1);0)" office:value-type="float" office:value="0" calcext:value-type="float">
            <text:p/>
          </table:table-cell>
          <table:table-cell table:formula="of:=IF([.G363] &lt; [.$B$25];SUM([.F$3:.F364]);[.$B$25])" office:value-type="float" office:value="222350062.5" calcext:value-type="float">
            <text:p>222,350,063</text:p>
          </table:table-cell>
          <table:table-cell table:formula="of:=IF((ROW() - [.$B$21] &lt; 3);0;FLOOR(IFERROR(OFFSET([.$F36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64] &gt; [.$B$20];[.I364]-[.$B$20];0)" office:value-type="float" office:value="0" calcext:value-type="float">
            <text:p/>
          </table:table-cell>
          <table:table-cell table:formula="of:=IF([.J364] &gt; 0; ROUND([.$B$23] *MIN([.J364];[.H364])); 0)" office:value-type="float" office:value="0" calcext:value-type="float">
            <text:p/>
          </table:table-cell>
          <table:table-cell table:formula="of:=IF((ROW() - [.$B$13] &lt; 3);0;FLOOR(IFERROR(OFFSET([.$F364];-1*[.$B$13];0 );0) * [.$B$14]))" office:value-type="float" office:value="0" calcext:value-type="float">
            <text:p/>
          </table:table-cell>
          <table:table-cell table:formula="of:=SUM([.L$3:.L36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64]+1" office:value-type="date" office:date-value="2021-01-16" calcext:value-type="date">
            <text:p>01/16/21</text:p>
          </table:table-cell>
          <table:table-cell/>
          <table:table-cell table:formula="of:=IF([.G364] &lt; [.$B$25];CEILING([.G364]*[.$B$3];1);0)" office:value-type="float" office:value="0" calcext:value-type="float">
            <text:p/>
          </table:table-cell>
          <table:table-cell table:formula="of:=IF([.G364] &lt; [.$B$25];SUM([.F$3:.F365]);[.$B$25])" office:value-type="float" office:value="222350062.5" calcext:value-type="float">
            <text:p>222,350,063</text:p>
          </table:table-cell>
          <table:table-cell table:formula="of:=IF((ROW() - [.$B$21] &lt; 3);0;FLOOR(IFERROR(OFFSET([.$F36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65] &gt; [.$B$20];[.I365]-[.$B$20];0)" office:value-type="float" office:value="0" calcext:value-type="float">
            <text:p/>
          </table:table-cell>
          <table:table-cell table:formula="of:=IF([.J365] &gt; 0; ROUND([.$B$23] *MIN([.J365];[.H365])); 0)" office:value-type="float" office:value="0" calcext:value-type="float">
            <text:p/>
          </table:table-cell>
          <table:table-cell table:formula="of:=IF((ROW() - [.$B$13] &lt; 3);0;FLOOR(IFERROR(OFFSET([.$F365];-1*[.$B$13];0 );0) * [.$B$14]))" office:value-type="float" office:value="0" calcext:value-type="float">
            <text:p/>
          </table:table-cell>
          <table:table-cell table:formula="of:=SUM([.L$3:.L36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65]+1" office:value-type="date" office:date-value="2021-01-17" calcext:value-type="date">
            <text:p>01/17/21</text:p>
          </table:table-cell>
          <table:table-cell/>
          <table:table-cell table:formula="of:=IF([.G365] &lt; [.$B$25];CEILING([.G365]*[.$B$3];1);0)" office:value-type="float" office:value="0" calcext:value-type="float">
            <text:p/>
          </table:table-cell>
          <table:table-cell table:formula="of:=IF([.G365] &lt; [.$B$25];SUM([.F$3:.F366]);[.$B$25])" office:value-type="float" office:value="222350062.5" calcext:value-type="float">
            <text:p>222,350,063</text:p>
          </table:table-cell>
          <table:table-cell table:formula="of:=IF((ROW() - [.$B$21] &lt; 3);0;FLOOR(IFERROR(OFFSET([.$F36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66] &gt; [.$B$20];[.I366]-[.$B$20];0)" office:value-type="float" office:value="0" calcext:value-type="float">
            <text:p/>
          </table:table-cell>
          <table:table-cell table:formula="of:=IF([.J366] &gt; 0; ROUND([.$B$23] *MIN([.J366];[.H366])); 0)" office:value-type="float" office:value="0" calcext:value-type="float">
            <text:p/>
          </table:table-cell>
          <table:table-cell table:formula="of:=IF((ROW() - [.$B$13] &lt; 3);0;FLOOR(IFERROR(OFFSET([.$F366];-1*[.$B$13];0 );0) * [.$B$14]))" office:value-type="float" office:value="0" calcext:value-type="float">
            <text:p/>
          </table:table-cell>
          <table:table-cell table:formula="of:=SUM([.L$3:.L36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66]+1" office:value-type="date" office:date-value="2021-01-18" calcext:value-type="date">
            <text:p>01/18/21</text:p>
          </table:table-cell>
          <table:table-cell/>
          <table:table-cell table:formula="of:=IF([.G366] &lt; [.$B$25];CEILING([.G366]*[.$B$3];1);0)" office:value-type="float" office:value="0" calcext:value-type="float">
            <text:p/>
          </table:table-cell>
          <table:table-cell table:formula="of:=IF([.G366] &lt; [.$B$25];SUM([.F$3:.F367]);[.$B$25])" office:value-type="float" office:value="222350062.5" calcext:value-type="float">
            <text:p>222,350,063</text:p>
          </table:table-cell>
          <table:table-cell table:formula="of:=IF((ROW() - [.$B$21] &lt; 3);0;FLOOR(IFERROR(OFFSET([.$F36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67] &gt; [.$B$20];[.I367]-[.$B$20];0)" office:value-type="float" office:value="0" calcext:value-type="float">
            <text:p/>
          </table:table-cell>
          <table:table-cell table:formula="of:=IF([.J367] &gt; 0; ROUND([.$B$23] *MIN([.J367];[.H367])); 0)" office:value-type="float" office:value="0" calcext:value-type="float">
            <text:p/>
          </table:table-cell>
          <table:table-cell table:formula="of:=IF((ROW() - [.$B$13] &lt; 3);0;FLOOR(IFERROR(OFFSET([.$F367];-1*[.$B$13];0 );0) * [.$B$14]))" office:value-type="float" office:value="0" calcext:value-type="float">
            <text:p/>
          </table:table-cell>
          <table:table-cell table:formula="of:=SUM([.L$3:.L36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67]+1" office:value-type="date" office:date-value="2021-01-19" calcext:value-type="date">
            <text:p>01/19/21</text:p>
          </table:table-cell>
          <table:table-cell/>
          <table:table-cell table:formula="of:=IF([.G367] &lt; [.$B$25];CEILING([.G367]*[.$B$3];1);0)" office:value-type="float" office:value="0" calcext:value-type="float">
            <text:p/>
          </table:table-cell>
          <table:table-cell table:formula="of:=IF([.G367] &lt; [.$B$25];SUM([.F$3:.F368]);[.$B$25])" office:value-type="float" office:value="222350062.5" calcext:value-type="float">
            <text:p>222,350,063</text:p>
          </table:table-cell>
          <table:table-cell table:formula="of:=IF((ROW() - [.$B$21] &lt; 3);0;FLOOR(IFERROR(OFFSET([.$F36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68] &gt; [.$B$20];[.I368]-[.$B$20];0)" office:value-type="float" office:value="0" calcext:value-type="float">
            <text:p/>
          </table:table-cell>
          <table:table-cell table:formula="of:=IF([.J368] &gt; 0; ROUND([.$B$23] *MIN([.J368];[.H368])); 0)" office:value-type="float" office:value="0" calcext:value-type="float">
            <text:p/>
          </table:table-cell>
          <table:table-cell table:formula="of:=IF((ROW() - [.$B$13] &lt; 3);0;FLOOR(IFERROR(OFFSET([.$F368];-1*[.$B$13];0 );0) * [.$B$14]))" office:value-type="float" office:value="0" calcext:value-type="float">
            <text:p/>
          </table:table-cell>
          <table:table-cell table:formula="of:=SUM([.L$3:.L36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68]+1" office:value-type="date" office:date-value="2021-01-20" calcext:value-type="date">
            <text:p>01/20/21</text:p>
          </table:table-cell>
          <table:table-cell/>
          <table:table-cell table:formula="of:=IF([.G368] &lt; [.$B$25];CEILING([.G368]*[.$B$3];1);0)" office:value-type="float" office:value="0" calcext:value-type="float">
            <text:p/>
          </table:table-cell>
          <table:table-cell table:formula="of:=IF([.G368] &lt; [.$B$25];SUM([.F$3:.F369]);[.$B$25])" office:value-type="float" office:value="222350062.5" calcext:value-type="float">
            <text:p>222,350,063</text:p>
          </table:table-cell>
          <table:table-cell table:formula="of:=IF((ROW() - [.$B$21] &lt; 3);0;FLOOR(IFERROR(OFFSET([.$F36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69] &gt; [.$B$20];[.I369]-[.$B$20];0)" office:value-type="float" office:value="0" calcext:value-type="float">
            <text:p/>
          </table:table-cell>
          <table:table-cell table:formula="of:=IF([.J369] &gt; 0; ROUND([.$B$23] *MIN([.J369];[.H369])); 0)" office:value-type="float" office:value="0" calcext:value-type="float">
            <text:p/>
          </table:table-cell>
          <table:table-cell table:formula="of:=IF((ROW() - [.$B$13] &lt; 3);0;FLOOR(IFERROR(OFFSET([.$F369];-1*[.$B$13];0 );0) * [.$B$14]))" office:value-type="float" office:value="0" calcext:value-type="float">
            <text:p/>
          </table:table-cell>
          <table:table-cell table:formula="of:=SUM([.L$3:.L36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69]+1" office:value-type="date" office:date-value="2021-01-21" calcext:value-type="date">
            <text:p>01/21/21</text:p>
          </table:table-cell>
          <table:table-cell/>
          <table:table-cell table:formula="of:=IF([.G369] &lt; [.$B$25];CEILING([.G369]*[.$B$3];1);0)" office:value-type="float" office:value="0" calcext:value-type="float">
            <text:p/>
          </table:table-cell>
          <table:table-cell table:formula="of:=IF([.G369] &lt; [.$B$25];SUM([.F$3:.F370]);[.$B$25])" office:value-type="float" office:value="222350062.5" calcext:value-type="float">
            <text:p>222,350,063</text:p>
          </table:table-cell>
          <table:table-cell table:formula="of:=IF((ROW() - [.$B$21] &lt; 3);0;FLOOR(IFERROR(OFFSET([.$F37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70] &gt; [.$B$20];[.I370]-[.$B$20];0)" office:value-type="float" office:value="0" calcext:value-type="float">
            <text:p/>
          </table:table-cell>
          <table:table-cell table:formula="of:=IF([.J370] &gt; 0; ROUND([.$B$23] *MIN([.J370];[.H370])); 0)" office:value-type="float" office:value="0" calcext:value-type="float">
            <text:p/>
          </table:table-cell>
          <table:table-cell table:formula="of:=IF((ROW() - [.$B$13] &lt; 3);0;FLOOR(IFERROR(OFFSET([.$F370];-1*[.$B$13];0 );0) * [.$B$14]))" office:value-type="float" office:value="0" calcext:value-type="float">
            <text:p/>
          </table:table-cell>
          <table:table-cell table:formula="of:=SUM([.L$3:.L37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70]+1" office:value-type="date" office:date-value="2021-01-22" calcext:value-type="date">
            <text:p>01/22/21</text:p>
          </table:table-cell>
          <table:table-cell/>
          <table:table-cell table:formula="of:=IF([.G370] &lt; [.$B$25];CEILING([.G370]*[.$B$3];1);0)" office:value-type="float" office:value="0" calcext:value-type="float">
            <text:p/>
          </table:table-cell>
          <table:table-cell table:formula="of:=IF([.G370] &lt; [.$B$25];SUM([.F$3:.F371]);[.$B$25])" office:value-type="float" office:value="222350062.5" calcext:value-type="float">
            <text:p>222,350,063</text:p>
          </table:table-cell>
          <table:table-cell table:formula="of:=IF((ROW() - [.$B$21] &lt; 3);0;FLOOR(IFERROR(OFFSET([.$F37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71] &gt; [.$B$20];[.I371]-[.$B$20];0)" office:value-type="float" office:value="0" calcext:value-type="float">
            <text:p/>
          </table:table-cell>
          <table:table-cell table:formula="of:=IF([.J371] &gt; 0; ROUND([.$B$23] *MIN([.J371];[.H371])); 0)" office:value-type="float" office:value="0" calcext:value-type="float">
            <text:p/>
          </table:table-cell>
          <table:table-cell table:formula="of:=IF((ROW() - [.$B$13] &lt; 3);0;FLOOR(IFERROR(OFFSET([.$F371];-1*[.$B$13];0 );0) * [.$B$14]))" office:value-type="float" office:value="0" calcext:value-type="float">
            <text:p/>
          </table:table-cell>
          <table:table-cell table:formula="of:=SUM([.L$3:.L37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71]+1" office:value-type="date" office:date-value="2021-01-23" calcext:value-type="date">
            <text:p>01/23/21</text:p>
          </table:table-cell>
          <table:table-cell/>
          <table:table-cell table:formula="of:=IF([.G371] &lt; [.$B$25];CEILING([.G371]*[.$B$3];1);0)" office:value-type="float" office:value="0" calcext:value-type="float">
            <text:p/>
          </table:table-cell>
          <table:table-cell table:formula="of:=IF([.G371] &lt; [.$B$25];SUM([.F$3:.F372]);[.$B$25])" office:value-type="float" office:value="222350062.5" calcext:value-type="float">
            <text:p>222,350,063</text:p>
          </table:table-cell>
          <table:table-cell table:formula="of:=IF((ROW() - [.$B$21] &lt; 3);0;FLOOR(IFERROR(OFFSET([.$F37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72] &gt; [.$B$20];[.I372]-[.$B$20];0)" office:value-type="float" office:value="0" calcext:value-type="float">
            <text:p/>
          </table:table-cell>
          <table:table-cell table:formula="of:=IF([.J372] &gt; 0; ROUND([.$B$23] *MIN([.J372];[.H372])); 0)" office:value-type="float" office:value="0" calcext:value-type="float">
            <text:p/>
          </table:table-cell>
          <table:table-cell table:formula="of:=IF((ROW() - [.$B$13] &lt; 3);0;FLOOR(IFERROR(OFFSET([.$F372];-1*[.$B$13];0 );0) * [.$B$14]))" office:value-type="float" office:value="0" calcext:value-type="float">
            <text:p/>
          </table:table-cell>
          <table:table-cell table:formula="of:=SUM([.L$3:.L37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72]+1" office:value-type="date" office:date-value="2021-01-24" calcext:value-type="date">
            <text:p>01/24/21</text:p>
          </table:table-cell>
          <table:table-cell/>
          <table:table-cell table:formula="of:=IF([.G372] &lt; [.$B$25];CEILING([.G372]*[.$B$3];1);0)" office:value-type="float" office:value="0" calcext:value-type="float">
            <text:p/>
          </table:table-cell>
          <table:table-cell table:formula="of:=IF([.G372] &lt; [.$B$25];SUM([.F$3:.F373]);[.$B$25])" office:value-type="float" office:value="222350062.5" calcext:value-type="float">
            <text:p>222,350,063</text:p>
          </table:table-cell>
          <table:table-cell table:formula="of:=IF((ROW() - [.$B$21] &lt; 3);0;FLOOR(IFERROR(OFFSET([.$F37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73] &gt; [.$B$20];[.I373]-[.$B$20];0)" office:value-type="float" office:value="0" calcext:value-type="float">
            <text:p/>
          </table:table-cell>
          <table:table-cell table:formula="of:=IF([.J373] &gt; 0; ROUND([.$B$23] *MIN([.J373];[.H373])); 0)" office:value-type="float" office:value="0" calcext:value-type="float">
            <text:p/>
          </table:table-cell>
          <table:table-cell table:formula="of:=IF((ROW() - [.$B$13] &lt; 3);0;FLOOR(IFERROR(OFFSET([.$F373];-1*[.$B$13];0 );0) * [.$B$14]))" office:value-type="float" office:value="0" calcext:value-type="float">
            <text:p/>
          </table:table-cell>
          <table:table-cell table:formula="of:=SUM([.L$3:.L37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73]+1" office:value-type="date" office:date-value="2021-01-25" calcext:value-type="date">
            <text:p>01/25/21</text:p>
          </table:table-cell>
          <table:table-cell/>
          <table:table-cell table:formula="of:=IF([.G373] &lt; [.$B$25];CEILING([.G373]*[.$B$3];1);0)" office:value-type="float" office:value="0" calcext:value-type="float">
            <text:p/>
          </table:table-cell>
          <table:table-cell table:formula="of:=IF([.G373] &lt; [.$B$25];SUM([.F$3:.F374]);[.$B$25])" office:value-type="float" office:value="222350062.5" calcext:value-type="float">
            <text:p>222,350,063</text:p>
          </table:table-cell>
          <table:table-cell table:formula="of:=IF((ROW() - [.$B$21] &lt; 3);0;FLOOR(IFERROR(OFFSET([.$F37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74] &gt; [.$B$20];[.I374]-[.$B$20];0)" office:value-type="float" office:value="0" calcext:value-type="float">
            <text:p/>
          </table:table-cell>
          <table:table-cell table:formula="of:=IF([.J374] &gt; 0; ROUND([.$B$23] *MIN([.J374];[.H374])); 0)" office:value-type="float" office:value="0" calcext:value-type="float">
            <text:p/>
          </table:table-cell>
          <table:table-cell table:formula="of:=IF((ROW() - [.$B$13] &lt; 3);0;FLOOR(IFERROR(OFFSET([.$F374];-1*[.$B$13];0 );0) * [.$B$14]))" office:value-type="float" office:value="0" calcext:value-type="float">
            <text:p/>
          </table:table-cell>
          <table:table-cell table:formula="of:=SUM([.L$3:.L37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74]+1" office:value-type="date" office:date-value="2021-01-26" calcext:value-type="date">
            <text:p>01/26/21</text:p>
          </table:table-cell>
          <table:table-cell/>
          <table:table-cell table:formula="of:=IF([.G374] &lt; [.$B$25];CEILING([.G374]*[.$B$3];1);0)" office:value-type="float" office:value="0" calcext:value-type="float">
            <text:p/>
          </table:table-cell>
          <table:table-cell table:formula="of:=IF([.G374] &lt; [.$B$25];SUM([.F$3:.F375]);[.$B$25])" office:value-type="float" office:value="222350062.5" calcext:value-type="float">
            <text:p>222,350,063</text:p>
          </table:table-cell>
          <table:table-cell table:formula="of:=IF((ROW() - [.$B$21] &lt; 3);0;FLOOR(IFERROR(OFFSET([.$F37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75] &gt; [.$B$20];[.I375]-[.$B$20];0)" office:value-type="float" office:value="0" calcext:value-type="float">
            <text:p/>
          </table:table-cell>
          <table:table-cell table:formula="of:=IF([.J375] &gt; 0; ROUND([.$B$23] *MIN([.J375];[.H375])); 0)" office:value-type="float" office:value="0" calcext:value-type="float">
            <text:p/>
          </table:table-cell>
          <table:table-cell table:formula="of:=IF((ROW() - [.$B$13] &lt; 3);0;FLOOR(IFERROR(OFFSET([.$F375];-1*[.$B$13];0 );0) * [.$B$14]))" office:value-type="float" office:value="0" calcext:value-type="float">
            <text:p/>
          </table:table-cell>
          <table:table-cell table:formula="of:=SUM([.L$3:.L37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75]+1" office:value-type="date" office:date-value="2021-01-27" calcext:value-type="date">
            <text:p>01/27/21</text:p>
          </table:table-cell>
          <table:table-cell/>
          <table:table-cell table:formula="of:=IF([.G375] &lt; [.$B$25];CEILING([.G375]*[.$B$3];1);0)" office:value-type="float" office:value="0" calcext:value-type="float">
            <text:p/>
          </table:table-cell>
          <table:table-cell table:formula="of:=IF([.G375] &lt; [.$B$25];SUM([.F$3:.F376]);[.$B$25])" office:value-type="float" office:value="222350062.5" calcext:value-type="float">
            <text:p>222,350,063</text:p>
          </table:table-cell>
          <table:table-cell table:formula="of:=IF((ROW() - [.$B$21] &lt; 3);0;FLOOR(IFERROR(OFFSET([.$F37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76] &gt; [.$B$20];[.I376]-[.$B$20];0)" office:value-type="float" office:value="0" calcext:value-type="float">
            <text:p/>
          </table:table-cell>
          <table:table-cell table:formula="of:=IF([.J376] &gt; 0; ROUND([.$B$23] *MIN([.J376];[.H376])); 0)" office:value-type="float" office:value="0" calcext:value-type="float">
            <text:p/>
          </table:table-cell>
          <table:table-cell table:formula="of:=IF((ROW() - [.$B$13] &lt; 3);0;FLOOR(IFERROR(OFFSET([.$F376];-1*[.$B$13];0 );0) * [.$B$14]))" office:value-type="float" office:value="0" calcext:value-type="float">
            <text:p/>
          </table:table-cell>
          <table:table-cell table:formula="of:=SUM([.L$3:.L37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76]+1" office:value-type="date" office:date-value="2021-01-28" calcext:value-type="date">
            <text:p>01/28/21</text:p>
          </table:table-cell>
          <table:table-cell/>
          <table:table-cell table:formula="of:=IF([.G376] &lt; [.$B$25];CEILING([.G376]*[.$B$3];1);0)" office:value-type="float" office:value="0" calcext:value-type="float">
            <text:p/>
          </table:table-cell>
          <table:table-cell table:formula="of:=IF([.G376] &lt; [.$B$25];SUM([.F$3:.F377]);[.$B$25])" office:value-type="float" office:value="222350062.5" calcext:value-type="float">
            <text:p>222,350,063</text:p>
          </table:table-cell>
          <table:table-cell table:formula="of:=IF((ROW() - [.$B$21] &lt; 3);0;FLOOR(IFERROR(OFFSET([.$F37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77] &gt; [.$B$20];[.I377]-[.$B$20];0)" office:value-type="float" office:value="0" calcext:value-type="float">
            <text:p/>
          </table:table-cell>
          <table:table-cell table:formula="of:=IF([.J377] &gt; 0; ROUND([.$B$23] *MIN([.J377];[.H377])); 0)" office:value-type="float" office:value="0" calcext:value-type="float">
            <text:p/>
          </table:table-cell>
          <table:table-cell table:formula="of:=IF((ROW() - [.$B$13] &lt; 3);0;FLOOR(IFERROR(OFFSET([.$F377];-1*[.$B$13];0 );0) * [.$B$14]))" office:value-type="float" office:value="0" calcext:value-type="float">
            <text:p/>
          </table:table-cell>
          <table:table-cell table:formula="of:=SUM([.L$3:.L37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77]+1" office:value-type="date" office:date-value="2021-01-29" calcext:value-type="date">
            <text:p>01/29/21</text:p>
          </table:table-cell>
          <table:table-cell/>
          <table:table-cell table:formula="of:=IF([.G377] &lt; [.$B$25];CEILING([.G377]*[.$B$3];1);0)" office:value-type="float" office:value="0" calcext:value-type="float">
            <text:p/>
          </table:table-cell>
          <table:table-cell table:formula="of:=IF([.G377] &lt; [.$B$25];SUM([.F$3:.F378]);[.$B$25])" office:value-type="float" office:value="222350062.5" calcext:value-type="float">
            <text:p>222,350,063</text:p>
          </table:table-cell>
          <table:table-cell table:formula="of:=IF((ROW() - [.$B$21] &lt; 3);0;FLOOR(IFERROR(OFFSET([.$F37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78] &gt; [.$B$20];[.I378]-[.$B$20];0)" office:value-type="float" office:value="0" calcext:value-type="float">
            <text:p/>
          </table:table-cell>
          <table:table-cell table:formula="of:=IF([.J378] &gt; 0; ROUND([.$B$23] *MIN([.J378];[.H378])); 0)" office:value-type="float" office:value="0" calcext:value-type="float">
            <text:p/>
          </table:table-cell>
          <table:table-cell table:formula="of:=IF((ROW() - [.$B$13] &lt; 3);0;FLOOR(IFERROR(OFFSET([.$F378];-1*[.$B$13];0 );0) * [.$B$14]))" office:value-type="float" office:value="0" calcext:value-type="float">
            <text:p/>
          </table:table-cell>
          <table:table-cell table:formula="of:=SUM([.L$3:.L37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78]+1" office:value-type="date" office:date-value="2021-01-30" calcext:value-type="date">
            <text:p>01/30/21</text:p>
          </table:table-cell>
          <table:table-cell/>
          <table:table-cell table:formula="of:=IF([.G378] &lt; [.$B$25];CEILING([.G378]*[.$B$3];1);0)" office:value-type="float" office:value="0" calcext:value-type="float">
            <text:p/>
          </table:table-cell>
          <table:table-cell table:formula="of:=IF([.G378] &lt; [.$B$25];SUM([.F$3:.F379]);[.$B$25])" office:value-type="float" office:value="222350062.5" calcext:value-type="float">
            <text:p>222,350,063</text:p>
          </table:table-cell>
          <table:table-cell table:formula="of:=IF((ROW() - [.$B$21] &lt; 3);0;FLOOR(IFERROR(OFFSET([.$F37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79] &gt; [.$B$20];[.I379]-[.$B$20];0)" office:value-type="float" office:value="0" calcext:value-type="float">
            <text:p/>
          </table:table-cell>
          <table:table-cell table:formula="of:=IF([.J379] &gt; 0; ROUND([.$B$23] *MIN([.J379];[.H379])); 0)" office:value-type="float" office:value="0" calcext:value-type="float">
            <text:p/>
          </table:table-cell>
          <table:table-cell table:formula="of:=IF((ROW() - [.$B$13] &lt; 3);0;FLOOR(IFERROR(OFFSET([.$F379];-1*[.$B$13];0 );0) * [.$B$14]))" office:value-type="float" office:value="0" calcext:value-type="float">
            <text:p/>
          </table:table-cell>
          <table:table-cell table:formula="of:=SUM([.L$3:.L37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79]+1" office:value-type="date" office:date-value="2021-01-31" calcext:value-type="date">
            <text:p>01/31/21</text:p>
          </table:table-cell>
          <table:table-cell/>
          <table:table-cell table:formula="of:=IF([.G379] &lt; [.$B$25];CEILING([.G379]*[.$B$3];1);0)" office:value-type="float" office:value="0" calcext:value-type="float">
            <text:p/>
          </table:table-cell>
          <table:table-cell table:formula="of:=IF([.G379] &lt; [.$B$25];SUM([.F$3:.F380]);[.$B$25])" office:value-type="float" office:value="222350062.5" calcext:value-type="float">
            <text:p>222,350,063</text:p>
          </table:table-cell>
          <table:table-cell table:formula="of:=IF((ROW() - [.$B$21] &lt; 3);0;FLOOR(IFERROR(OFFSET([.$F38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80] &gt; [.$B$20];[.I380]-[.$B$20];0)" office:value-type="float" office:value="0" calcext:value-type="float">
            <text:p/>
          </table:table-cell>
          <table:table-cell table:formula="of:=IF([.J380] &gt; 0; ROUND([.$B$23] *MIN([.J380];[.H380])); 0)" office:value-type="float" office:value="0" calcext:value-type="float">
            <text:p/>
          </table:table-cell>
          <table:table-cell table:formula="of:=IF((ROW() - [.$B$13] &lt; 3);0;FLOOR(IFERROR(OFFSET([.$F380];-1*[.$B$13];0 );0) * [.$B$14]))" office:value-type="float" office:value="0" calcext:value-type="float">
            <text:p/>
          </table:table-cell>
          <table:table-cell table:formula="of:=SUM([.L$3:.L38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80]+1" office:value-type="date" office:date-value="2021-02-01" calcext:value-type="date">
            <text:p>02/01/21</text:p>
          </table:table-cell>
          <table:table-cell/>
          <table:table-cell table:formula="of:=IF([.G380] &lt; [.$B$25];CEILING([.G380]*[.$B$3];1);0)" office:value-type="float" office:value="0" calcext:value-type="float">
            <text:p/>
          </table:table-cell>
          <table:table-cell table:formula="of:=IF([.G380] &lt; [.$B$25];SUM([.F$3:.F381]);[.$B$25])" office:value-type="float" office:value="222350062.5" calcext:value-type="float">
            <text:p>222,350,063</text:p>
          </table:table-cell>
          <table:table-cell table:formula="of:=IF((ROW() - [.$B$21] &lt; 3);0;FLOOR(IFERROR(OFFSET([.$F38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81] &gt; [.$B$20];[.I381]-[.$B$20];0)" office:value-type="float" office:value="0" calcext:value-type="float">
            <text:p/>
          </table:table-cell>
          <table:table-cell table:formula="of:=IF([.J381] &gt; 0; ROUND([.$B$23] *MIN([.J381];[.H381])); 0)" office:value-type="float" office:value="0" calcext:value-type="float">
            <text:p/>
          </table:table-cell>
          <table:table-cell table:formula="of:=IF((ROW() - [.$B$13] &lt; 3);0;FLOOR(IFERROR(OFFSET([.$F381];-1*[.$B$13];0 );0) * [.$B$14]))" office:value-type="float" office:value="0" calcext:value-type="float">
            <text:p/>
          </table:table-cell>
          <table:table-cell table:formula="of:=SUM([.L$3:.L38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81]+1" office:value-type="date" office:date-value="2021-02-02" calcext:value-type="date">
            <text:p>02/02/21</text:p>
          </table:table-cell>
          <table:table-cell/>
          <table:table-cell table:formula="of:=IF([.G381] &lt; [.$B$25];CEILING([.G381]*[.$B$3];1);0)" office:value-type="float" office:value="0" calcext:value-type="float">
            <text:p/>
          </table:table-cell>
          <table:table-cell table:formula="of:=IF([.G381] &lt; [.$B$25];SUM([.F$3:.F382]);[.$B$25])" office:value-type="float" office:value="222350062.5" calcext:value-type="float">
            <text:p>222,350,063</text:p>
          </table:table-cell>
          <table:table-cell table:formula="of:=IF((ROW() - [.$B$21] &lt; 3);0;FLOOR(IFERROR(OFFSET([.$F38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82] &gt; [.$B$20];[.I382]-[.$B$20];0)" office:value-type="float" office:value="0" calcext:value-type="float">
            <text:p/>
          </table:table-cell>
          <table:table-cell table:formula="of:=IF([.J382] &gt; 0; ROUND([.$B$23] *MIN([.J382];[.H382])); 0)" office:value-type="float" office:value="0" calcext:value-type="float">
            <text:p/>
          </table:table-cell>
          <table:table-cell table:formula="of:=IF((ROW() - [.$B$13] &lt; 3);0;FLOOR(IFERROR(OFFSET([.$F382];-1*[.$B$13];0 );0) * [.$B$14]))" office:value-type="float" office:value="0" calcext:value-type="float">
            <text:p/>
          </table:table-cell>
          <table:table-cell table:formula="of:=SUM([.L$3:.L38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82]+1" office:value-type="date" office:date-value="2021-02-03" calcext:value-type="date">
            <text:p>02/03/21</text:p>
          </table:table-cell>
          <table:table-cell/>
          <table:table-cell table:formula="of:=IF([.G382] &lt; [.$B$25];CEILING([.G382]*[.$B$3];1);0)" office:value-type="float" office:value="0" calcext:value-type="float">
            <text:p/>
          </table:table-cell>
          <table:table-cell table:formula="of:=IF([.G382] &lt; [.$B$25];SUM([.F$3:.F383]);[.$B$25])" office:value-type="float" office:value="222350062.5" calcext:value-type="float">
            <text:p>222,350,063</text:p>
          </table:table-cell>
          <table:table-cell table:formula="of:=IF((ROW() - [.$B$21] &lt; 3);0;FLOOR(IFERROR(OFFSET([.$F38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83] &gt; [.$B$20];[.I383]-[.$B$20];0)" office:value-type="float" office:value="0" calcext:value-type="float">
            <text:p/>
          </table:table-cell>
          <table:table-cell table:formula="of:=IF([.J383] &gt; 0; ROUND([.$B$23] *MIN([.J383];[.H383])); 0)" office:value-type="float" office:value="0" calcext:value-type="float">
            <text:p/>
          </table:table-cell>
          <table:table-cell table:formula="of:=IF((ROW() - [.$B$13] &lt; 3);0;FLOOR(IFERROR(OFFSET([.$F383];-1*[.$B$13];0 );0) * [.$B$14]))" office:value-type="float" office:value="0" calcext:value-type="float">
            <text:p/>
          </table:table-cell>
          <table:table-cell table:formula="of:=SUM([.L$3:.L38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83]+1" office:value-type="date" office:date-value="2021-02-04" calcext:value-type="date">
            <text:p>02/04/21</text:p>
          </table:table-cell>
          <table:table-cell/>
          <table:table-cell table:formula="of:=IF([.G383] &lt; [.$B$25];CEILING([.G383]*[.$B$3];1);0)" office:value-type="float" office:value="0" calcext:value-type="float">
            <text:p/>
          </table:table-cell>
          <table:table-cell table:formula="of:=IF([.G383] &lt; [.$B$25];SUM([.F$3:.F384]);[.$B$25])" office:value-type="float" office:value="222350062.5" calcext:value-type="float">
            <text:p>222,350,063</text:p>
          </table:table-cell>
          <table:table-cell table:formula="of:=IF((ROW() - [.$B$21] &lt; 3);0;FLOOR(IFERROR(OFFSET([.$F38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84] &gt; [.$B$20];[.I384]-[.$B$20];0)" office:value-type="float" office:value="0" calcext:value-type="float">
            <text:p/>
          </table:table-cell>
          <table:table-cell table:formula="of:=IF([.J384] &gt; 0; ROUND([.$B$23] *MIN([.J384];[.H384])); 0)" office:value-type="float" office:value="0" calcext:value-type="float">
            <text:p/>
          </table:table-cell>
          <table:table-cell table:formula="of:=IF((ROW() - [.$B$13] &lt; 3);0;FLOOR(IFERROR(OFFSET([.$F384];-1*[.$B$13];0 );0) * [.$B$14]))" office:value-type="float" office:value="0" calcext:value-type="float">
            <text:p/>
          </table:table-cell>
          <table:table-cell table:formula="of:=SUM([.L$3:.L38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84]+1" office:value-type="date" office:date-value="2021-02-05" calcext:value-type="date">
            <text:p>02/05/21</text:p>
          </table:table-cell>
          <table:table-cell/>
          <table:table-cell table:formula="of:=IF([.G384] &lt; [.$B$25];CEILING([.G384]*[.$B$3];1);0)" office:value-type="float" office:value="0" calcext:value-type="float">
            <text:p/>
          </table:table-cell>
          <table:table-cell table:formula="of:=IF([.G384] &lt; [.$B$25];SUM([.F$3:.F385]);[.$B$25])" office:value-type="float" office:value="222350062.5" calcext:value-type="float">
            <text:p>222,350,063</text:p>
          </table:table-cell>
          <table:table-cell table:formula="of:=IF((ROW() - [.$B$21] &lt; 3);0;FLOOR(IFERROR(OFFSET([.$F38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85] &gt; [.$B$20];[.I385]-[.$B$20];0)" office:value-type="float" office:value="0" calcext:value-type="float">
            <text:p/>
          </table:table-cell>
          <table:table-cell table:formula="of:=IF([.J385] &gt; 0; ROUND([.$B$23] *MIN([.J385];[.H385])); 0)" office:value-type="float" office:value="0" calcext:value-type="float">
            <text:p/>
          </table:table-cell>
          <table:table-cell table:formula="of:=IF((ROW() - [.$B$13] &lt; 3);0;FLOOR(IFERROR(OFFSET([.$F385];-1*[.$B$13];0 );0) * [.$B$14]))" office:value-type="float" office:value="0" calcext:value-type="float">
            <text:p/>
          </table:table-cell>
          <table:table-cell table:formula="of:=SUM([.L$3:.L38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85]+1" office:value-type="date" office:date-value="2021-02-06" calcext:value-type="date">
            <text:p>02/06/21</text:p>
          </table:table-cell>
          <table:table-cell/>
          <table:table-cell table:formula="of:=IF([.G385] &lt; [.$B$25];CEILING([.G385]*[.$B$3];1);0)" office:value-type="float" office:value="0" calcext:value-type="float">
            <text:p/>
          </table:table-cell>
          <table:table-cell table:formula="of:=IF([.G385] &lt; [.$B$25];SUM([.F$3:.F386]);[.$B$25])" office:value-type="float" office:value="222350062.5" calcext:value-type="float">
            <text:p>222,350,063</text:p>
          </table:table-cell>
          <table:table-cell table:formula="of:=IF((ROW() - [.$B$21] &lt; 3);0;FLOOR(IFERROR(OFFSET([.$F38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86] &gt; [.$B$20];[.I386]-[.$B$20];0)" office:value-type="float" office:value="0" calcext:value-type="float">
            <text:p/>
          </table:table-cell>
          <table:table-cell table:formula="of:=IF([.J386] &gt; 0; ROUND([.$B$23] *MIN([.J386];[.H386])); 0)" office:value-type="float" office:value="0" calcext:value-type="float">
            <text:p/>
          </table:table-cell>
          <table:table-cell table:formula="of:=IF((ROW() - [.$B$13] &lt; 3);0;FLOOR(IFERROR(OFFSET([.$F386];-1*[.$B$13];0 );0) * [.$B$14]))" office:value-type="float" office:value="0" calcext:value-type="float">
            <text:p/>
          </table:table-cell>
          <table:table-cell table:formula="of:=SUM([.L$3:.L38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86]+1" office:value-type="date" office:date-value="2021-02-07" calcext:value-type="date">
            <text:p>02/07/21</text:p>
          </table:table-cell>
          <table:table-cell/>
          <table:table-cell table:formula="of:=IF([.G386] &lt; [.$B$25];CEILING([.G386]*[.$B$3];1);0)" office:value-type="float" office:value="0" calcext:value-type="float">
            <text:p/>
          </table:table-cell>
          <table:table-cell table:formula="of:=IF([.G386] &lt; [.$B$25];SUM([.F$3:.F387]);[.$B$25])" office:value-type="float" office:value="222350062.5" calcext:value-type="float">
            <text:p>222,350,063</text:p>
          </table:table-cell>
          <table:table-cell table:formula="of:=IF((ROW() - [.$B$21] &lt; 3);0;FLOOR(IFERROR(OFFSET([.$F38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87] &gt; [.$B$20];[.I387]-[.$B$20];0)" office:value-type="float" office:value="0" calcext:value-type="float">
            <text:p/>
          </table:table-cell>
          <table:table-cell table:formula="of:=IF([.J387] &gt; 0; ROUND([.$B$23] *MIN([.J387];[.H387])); 0)" office:value-type="float" office:value="0" calcext:value-type="float">
            <text:p/>
          </table:table-cell>
          <table:table-cell table:formula="of:=IF((ROW() - [.$B$13] &lt; 3);0;FLOOR(IFERROR(OFFSET([.$F387];-1*[.$B$13];0 );0) * [.$B$14]))" office:value-type="float" office:value="0" calcext:value-type="float">
            <text:p/>
          </table:table-cell>
          <table:table-cell table:formula="of:=SUM([.L$3:.L38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87]+1" office:value-type="date" office:date-value="2021-02-08" calcext:value-type="date">
            <text:p>02/08/21</text:p>
          </table:table-cell>
          <table:table-cell/>
          <table:table-cell table:formula="of:=IF([.G387] &lt; [.$B$25];CEILING([.G387]*[.$B$3];1);0)" office:value-type="float" office:value="0" calcext:value-type="float">
            <text:p/>
          </table:table-cell>
          <table:table-cell table:formula="of:=IF([.G387] &lt; [.$B$25];SUM([.F$3:.F388]);[.$B$25])" office:value-type="float" office:value="222350062.5" calcext:value-type="float">
            <text:p>222,350,063</text:p>
          </table:table-cell>
          <table:table-cell table:formula="of:=IF((ROW() - [.$B$21] &lt; 3);0;FLOOR(IFERROR(OFFSET([.$F38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88] &gt; [.$B$20];[.I388]-[.$B$20];0)" office:value-type="float" office:value="0" calcext:value-type="float">
            <text:p/>
          </table:table-cell>
          <table:table-cell table:formula="of:=IF([.J388] &gt; 0; ROUND([.$B$23] *MIN([.J388];[.H388])); 0)" office:value-type="float" office:value="0" calcext:value-type="float">
            <text:p/>
          </table:table-cell>
          <table:table-cell table:formula="of:=IF((ROW() - [.$B$13] &lt; 3);0;FLOOR(IFERROR(OFFSET([.$F388];-1*[.$B$13];0 );0) * [.$B$14]))" office:value-type="float" office:value="0" calcext:value-type="float">
            <text:p/>
          </table:table-cell>
          <table:table-cell table:formula="of:=SUM([.L$3:.L38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88]+1" office:value-type="date" office:date-value="2021-02-09" calcext:value-type="date">
            <text:p>02/09/21</text:p>
          </table:table-cell>
          <table:table-cell/>
          <table:table-cell table:formula="of:=IF([.G388] &lt; [.$B$25];CEILING([.G388]*[.$B$3];1);0)" office:value-type="float" office:value="0" calcext:value-type="float">
            <text:p/>
          </table:table-cell>
          <table:table-cell table:formula="of:=IF([.G388] &lt; [.$B$25];SUM([.F$3:.F389]);[.$B$25])" office:value-type="float" office:value="222350062.5" calcext:value-type="float">
            <text:p>222,350,063</text:p>
          </table:table-cell>
          <table:table-cell table:formula="of:=IF((ROW() - [.$B$21] &lt; 3);0;FLOOR(IFERROR(OFFSET([.$F38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89] &gt; [.$B$20];[.I389]-[.$B$20];0)" office:value-type="float" office:value="0" calcext:value-type="float">
            <text:p/>
          </table:table-cell>
          <table:table-cell table:formula="of:=IF([.J389] &gt; 0; ROUND([.$B$23] *MIN([.J389];[.H389])); 0)" office:value-type="float" office:value="0" calcext:value-type="float">
            <text:p/>
          </table:table-cell>
          <table:table-cell table:formula="of:=IF((ROW() - [.$B$13] &lt; 3);0;FLOOR(IFERROR(OFFSET([.$F389];-1*[.$B$13];0 );0) * [.$B$14]))" office:value-type="float" office:value="0" calcext:value-type="float">
            <text:p/>
          </table:table-cell>
          <table:table-cell table:formula="of:=SUM([.L$3:.L38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89]+1" office:value-type="date" office:date-value="2021-02-10" calcext:value-type="date">
            <text:p>02/10/21</text:p>
          </table:table-cell>
          <table:table-cell/>
          <table:table-cell table:formula="of:=IF([.G389] &lt; [.$B$25];CEILING([.G389]*[.$B$3];1);0)" office:value-type="float" office:value="0" calcext:value-type="float">
            <text:p/>
          </table:table-cell>
          <table:table-cell table:formula="of:=IF([.G389] &lt; [.$B$25];SUM([.F$3:.F390]);[.$B$25])" office:value-type="float" office:value="222350062.5" calcext:value-type="float">
            <text:p>222,350,063</text:p>
          </table:table-cell>
          <table:table-cell table:formula="of:=IF((ROW() - [.$B$21] &lt; 3);0;FLOOR(IFERROR(OFFSET([.$F39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90] &gt; [.$B$20];[.I390]-[.$B$20];0)" office:value-type="float" office:value="0" calcext:value-type="float">
            <text:p/>
          </table:table-cell>
          <table:table-cell table:formula="of:=IF([.J390] &gt; 0; ROUND([.$B$23] *MIN([.J390];[.H390])); 0)" office:value-type="float" office:value="0" calcext:value-type="float">
            <text:p/>
          </table:table-cell>
          <table:table-cell table:formula="of:=IF((ROW() - [.$B$13] &lt; 3);0;FLOOR(IFERROR(OFFSET([.$F390];-1*[.$B$13];0 );0) * [.$B$14]))" office:value-type="float" office:value="0" calcext:value-type="float">
            <text:p/>
          </table:table-cell>
          <table:table-cell table:formula="of:=SUM([.L$3:.L39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90]+1" office:value-type="date" office:date-value="2021-02-11" calcext:value-type="date">
            <text:p>02/11/21</text:p>
          </table:table-cell>
          <table:table-cell/>
          <table:table-cell table:formula="of:=IF([.G390] &lt; [.$B$25];CEILING([.G390]*[.$B$3];1);0)" office:value-type="float" office:value="0" calcext:value-type="float">
            <text:p/>
          </table:table-cell>
          <table:table-cell table:formula="of:=IF([.G390] &lt; [.$B$25];SUM([.F$3:.F391]);[.$B$25])" office:value-type="float" office:value="222350062.5" calcext:value-type="float">
            <text:p>222,350,063</text:p>
          </table:table-cell>
          <table:table-cell table:formula="of:=IF((ROW() - [.$B$21] &lt; 3);0;FLOOR(IFERROR(OFFSET([.$F39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91] &gt; [.$B$20];[.I391]-[.$B$20];0)" office:value-type="float" office:value="0" calcext:value-type="float">
            <text:p/>
          </table:table-cell>
          <table:table-cell table:formula="of:=IF([.J391] &gt; 0; ROUND([.$B$23] *MIN([.J391];[.H391])); 0)" office:value-type="float" office:value="0" calcext:value-type="float">
            <text:p/>
          </table:table-cell>
          <table:table-cell table:formula="of:=IF((ROW() - [.$B$13] &lt; 3);0;FLOOR(IFERROR(OFFSET([.$F391];-1*[.$B$13];0 );0) * [.$B$14]))" office:value-type="float" office:value="0" calcext:value-type="float">
            <text:p/>
          </table:table-cell>
          <table:table-cell table:formula="of:=SUM([.L$3:.L39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91]+1" office:value-type="date" office:date-value="2021-02-12" calcext:value-type="date">
            <text:p>02/12/21</text:p>
          </table:table-cell>
          <table:table-cell/>
          <table:table-cell table:formula="of:=IF([.G391] &lt; [.$B$25];CEILING([.G391]*[.$B$3];1);0)" office:value-type="float" office:value="0" calcext:value-type="float">
            <text:p/>
          </table:table-cell>
          <table:table-cell table:formula="of:=IF([.G391] &lt; [.$B$25];SUM([.F$3:.F392]);[.$B$25])" office:value-type="float" office:value="222350062.5" calcext:value-type="float">
            <text:p>222,350,063</text:p>
          </table:table-cell>
          <table:table-cell table:formula="of:=IF((ROW() - [.$B$21] &lt; 3);0;FLOOR(IFERROR(OFFSET([.$F39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92] &gt; [.$B$20];[.I392]-[.$B$20];0)" office:value-type="float" office:value="0" calcext:value-type="float">
            <text:p/>
          </table:table-cell>
          <table:table-cell table:formula="of:=IF([.J392] &gt; 0; ROUND([.$B$23] *MIN([.J392];[.H392])); 0)" office:value-type="float" office:value="0" calcext:value-type="float">
            <text:p/>
          </table:table-cell>
          <table:table-cell table:formula="of:=IF((ROW() - [.$B$13] &lt; 3);0;FLOOR(IFERROR(OFFSET([.$F392];-1*[.$B$13];0 );0) * [.$B$14]))" office:value-type="float" office:value="0" calcext:value-type="float">
            <text:p/>
          </table:table-cell>
          <table:table-cell table:formula="of:=SUM([.L$3:.L39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92]+1" office:value-type="date" office:date-value="2021-02-13" calcext:value-type="date">
            <text:p>02/13/21</text:p>
          </table:table-cell>
          <table:table-cell/>
          <table:table-cell table:formula="of:=IF([.G392] &lt; [.$B$25];CEILING([.G392]*[.$B$3];1);0)" office:value-type="float" office:value="0" calcext:value-type="float">
            <text:p/>
          </table:table-cell>
          <table:table-cell table:formula="of:=IF([.G392] &lt; [.$B$25];SUM([.F$3:.F393]);[.$B$25])" office:value-type="float" office:value="222350062.5" calcext:value-type="float">
            <text:p>222,350,063</text:p>
          </table:table-cell>
          <table:table-cell table:formula="of:=IF((ROW() - [.$B$21] &lt; 3);0;FLOOR(IFERROR(OFFSET([.$F39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93] &gt; [.$B$20];[.I393]-[.$B$20];0)" office:value-type="float" office:value="0" calcext:value-type="float">
            <text:p/>
          </table:table-cell>
          <table:table-cell table:formula="of:=IF([.J393] &gt; 0; ROUND([.$B$23] *MIN([.J393];[.H393])); 0)" office:value-type="float" office:value="0" calcext:value-type="float">
            <text:p/>
          </table:table-cell>
          <table:table-cell table:formula="of:=IF((ROW() - [.$B$13] &lt; 3);0;FLOOR(IFERROR(OFFSET([.$F393];-1*[.$B$13];0 );0) * [.$B$14]))" office:value-type="float" office:value="0" calcext:value-type="float">
            <text:p/>
          </table:table-cell>
          <table:table-cell table:formula="of:=SUM([.L$3:.L39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93]+1" office:value-type="date" office:date-value="2021-02-14" calcext:value-type="date">
            <text:p>02/14/21</text:p>
          </table:table-cell>
          <table:table-cell/>
          <table:table-cell table:formula="of:=IF([.G393] &lt; [.$B$25];CEILING([.G393]*[.$B$3];1);0)" office:value-type="float" office:value="0" calcext:value-type="float">
            <text:p/>
          </table:table-cell>
          <table:table-cell table:formula="of:=IF([.G393] &lt; [.$B$25];SUM([.F$3:.F394]);[.$B$25])" office:value-type="float" office:value="222350062.5" calcext:value-type="float">
            <text:p>222,350,063</text:p>
          </table:table-cell>
          <table:table-cell table:formula="of:=IF((ROW() - [.$B$21] &lt; 3);0;FLOOR(IFERROR(OFFSET([.$F39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94] &gt; [.$B$20];[.I394]-[.$B$20];0)" office:value-type="float" office:value="0" calcext:value-type="float">
            <text:p/>
          </table:table-cell>
          <table:table-cell table:formula="of:=IF([.J394] &gt; 0; ROUND([.$B$23] *MIN([.J394];[.H394])); 0)" office:value-type="float" office:value="0" calcext:value-type="float">
            <text:p/>
          </table:table-cell>
          <table:table-cell table:formula="of:=IF((ROW() - [.$B$13] &lt; 3);0;FLOOR(IFERROR(OFFSET([.$F394];-1*[.$B$13];0 );0) * [.$B$14]))" office:value-type="float" office:value="0" calcext:value-type="float">
            <text:p/>
          </table:table-cell>
          <table:table-cell table:formula="of:=SUM([.L$3:.L39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94]+1" office:value-type="date" office:date-value="2021-02-15" calcext:value-type="date">
            <text:p>02/15/21</text:p>
          </table:table-cell>
          <table:table-cell/>
          <table:table-cell table:formula="of:=IF([.G394] &lt; [.$B$25];CEILING([.G394]*[.$B$3];1);0)" office:value-type="float" office:value="0" calcext:value-type="float">
            <text:p/>
          </table:table-cell>
          <table:table-cell table:formula="of:=IF([.G394] &lt; [.$B$25];SUM([.F$3:.F395]);[.$B$25])" office:value-type="float" office:value="222350062.5" calcext:value-type="float">
            <text:p>222,350,063</text:p>
          </table:table-cell>
          <table:table-cell table:formula="of:=IF((ROW() - [.$B$21] &lt; 3);0;FLOOR(IFERROR(OFFSET([.$F39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95] &gt; [.$B$20];[.I395]-[.$B$20];0)" office:value-type="float" office:value="0" calcext:value-type="float">
            <text:p/>
          </table:table-cell>
          <table:table-cell table:formula="of:=IF([.J395] &gt; 0; ROUND([.$B$23] *MIN([.J395];[.H395])); 0)" office:value-type="float" office:value="0" calcext:value-type="float">
            <text:p/>
          </table:table-cell>
          <table:table-cell table:formula="of:=IF((ROW() - [.$B$13] &lt; 3);0;FLOOR(IFERROR(OFFSET([.$F395];-1*[.$B$13];0 );0) * [.$B$14]))" office:value-type="float" office:value="0" calcext:value-type="float">
            <text:p/>
          </table:table-cell>
          <table:table-cell table:formula="of:=SUM([.L$3:.L39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95]+1" office:value-type="date" office:date-value="2021-02-16" calcext:value-type="date">
            <text:p>02/16/21</text:p>
          </table:table-cell>
          <table:table-cell/>
          <table:table-cell table:formula="of:=IF([.G395] &lt; [.$B$25];CEILING([.G395]*[.$B$3];1);0)" office:value-type="float" office:value="0" calcext:value-type="float">
            <text:p/>
          </table:table-cell>
          <table:table-cell table:formula="of:=IF([.G395] &lt; [.$B$25];SUM([.F$3:.F396]);[.$B$25])" office:value-type="float" office:value="222350062.5" calcext:value-type="float">
            <text:p>222,350,063</text:p>
          </table:table-cell>
          <table:table-cell table:formula="of:=IF((ROW() - [.$B$21] &lt; 3);0;FLOOR(IFERROR(OFFSET([.$F39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96] &gt; [.$B$20];[.I396]-[.$B$20];0)" office:value-type="float" office:value="0" calcext:value-type="float">
            <text:p/>
          </table:table-cell>
          <table:table-cell table:formula="of:=IF([.J396] &gt; 0; ROUND([.$B$23] *MIN([.J396];[.H396])); 0)" office:value-type="float" office:value="0" calcext:value-type="float">
            <text:p/>
          </table:table-cell>
          <table:table-cell table:formula="of:=IF((ROW() - [.$B$13] &lt; 3);0;FLOOR(IFERROR(OFFSET([.$F396];-1*[.$B$13];0 );0) * [.$B$14]))" office:value-type="float" office:value="0" calcext:value-type="float">
            <text:p/>
          </table:table-cell>
          <table:table-cell table:formula="of:=SUM([.L$3:.L39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96]+1" office:value-type="date" office:date-value="2021-02-17" calcext:value-type="date">
            <text:p>02/17/21</text:p>
          </table:table-cell>
          <table:table-cell/>
          <table:table-cell table:formula="of:=IF([.G396] &lt; [.$B$25];CEILING([.G396]*[.$B$3];1);0)" office:value-type="float" office:value="0" calcext:value-type="float">
            <text:p/>
          </table:table-cell>
          <table:table-cell table:formula="of:=IF([.G396] &lt; [.$B$25];SUM([.F$3:.F397]);[.$B$25])" office:value-type="float" office:value="222350062.5" calcext:value-type="float">
            <text:p>222,350,063</text:p>
          </table:table-cell>
          <table:table-cell table:formula="of:=IF((ROW() - [.$B$21] &lt; 3);0;FLOOR(IFERROR(OFFSET([.$F39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97] &gt; [.$B$20];[.I397]-[.$B$20];0)" office:value-type="float" office:value="0" calcext:value-type="float">
            <text:p/>
          </table:table-cell>
          <table:table-cell table:formula="of:=IF([.J397] &gt; 0; ROUND([.$B$23] *MIN([.J397];[.H397])); 0)" office:value-type="float" office:value="0" calcext:value-type="float">
            <text:p/>
          </table:table-cell>
          <table:table-cell table:formula="of:=IF((ROW() - [.$B$13] &lt; 3);0;FLOOR(IFERROR(OFFSET([.$F397];-1*[.$B$13];0 );0) * [.$B$14]))" office:value-type="float" office:value="0" calcext:value-type="float">
            <text:p/>
          </table:table-cell>
          <table:table-cell table:formula="of:=SUM([.L$3:.L39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97]+1" office:value-type="date" office:date-value="2021-02-18" calcext:value-type="date">
            <text:p>02/18/21</text:p>
          </table:table-cell>
          <table:table-cell/>
          <table:table-cell table:formula="of:=IF([.G397] &lt; [.$B$25];CEILING([.G397]*[.$B$3];1);0)" office:value-type="float" office:value="0" calcext:value-type="float">
            <text:p/>
          </table:table-cell>
          <table:table-cell table:formula="of:=IF([.G397] &lt; [.$B$25];SUM([.F$3:.F398]);[.$B$25])" office:value-type="float" office:value="222350062.5" calcext:value-type="float">
            <text:p>222,350,063</text:p>
          </table:table-cell>
          <table:table-cell table:formula="of:=IF((ROW() - [.$B$21] &lt; 3);0;FLOOR(IFERROR(OFFSET([.$F39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98] &gt; [.$B$20];[.I398]-[.$B$20];0)" office:value-type="float" office:value="0" calcext:value-type="float">
            <text:p/>
          </table:table-cell>
          <table:table-cell table:formula="of:=IF([.J398] &gt; 0; ROUND([.$B$23] *MIN([.J398];[.H398])); 0)" office:value-type="float" office:value="0" calcext:value-type="float">
            <text:p/>
          </table:table-cell>
          <table:table-cell table:formula="of:=IF((ROW() - [.$B$13] &lt; 3);0;FLOOR(IFERROR(OFFSET([.$F398];-1*[.$B$13];0 );0) * [.$B$14]))" office:value-type="float" office:value="0" calcext:value-type="float">
            <text:p/>
          </table:table-cell>
          <table:table-cell table:formula="of:=SUM([.L$3:.L39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98]+1" office:value-type="date" office:date-value="2021-02-19" calcext:value-type="date">
            <text:p>02/19/21</text:p>
          </table:table-cell>
          <table:table-cell/>
          <table:table-cell table:formula="of:=IF([.G398] &lt; [.$B$25];CEILING([.G398]*[.$B$3];1);0)" office:value-type="float" office:value="0" calcext:value-type="float">
            <text:p/>
          </table:table-cell>
          <table:table-cell table:formula="of:=IF([.G398] &lt; [.$B$25];SUM([.F$3:.F399]);[.$B$25])" office:value-type="float" office:value="222350062.5" calcext:value-type="float">
            <text:p>222,350,063</text:p>
          </table:table-cell>
          <table:table-cell table:formula="of:=IF((ROW() - [.$B$21] &lt; 3);0;FLOOR(IFERROR(OFFSET([.$F39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399] &gt; [.$B$20];[.I399]-[.$B$20];0)" office:value-type="float" office:value="0" calcext:value-type="float">
            <text:p/>
          </table:table-cell>
          <table:table-cell table:formula="of:=IF([.J399] &gt; 0; ROUND([.$B$23] *MIN([.J399];[.H399])); 0)" office:value-type="float" office:value="0" calcext:value-type="float">
            <text:p/>
          </table:table-cell>
          <table:table-cell table:formula="of:=IF((ROW() - [.$B$13] &lt; 3);0;FLOOR(IFERROR(OFFSET([.$F399];-1*[.$B$13];0 );0) * [.$B$14]))" office:value-type="float" office:value="0" calcext:value-type="float">
            <text:p/>
          </table:table-cell>
          <table:table-cell table:formula="of:=SUM([.L$3:.L39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99]+1" office:value-type="date" office:date-value="2021-02-20" calcext:value-type="date">
            <text:p>02/20/21</text:p>
          </table:table-cell>
          <table:table-cell/>
          <table:table-cell table:formula="of:=IF([.G399] &lt; [.$B$25];CEILING([.G399]*[.$B$3];1);0)" office:value-type="float" office:value="0" calcext:value-type="float">
            <text:p/>
          </table:table-cell>
          <table:table-cell table:formula="of:=IF([.G399] &lt; [.$B$25];SUM([.F$3:.F400]);[.$B$25])" office:value-type="float" office:value="222350062.5" calcext:value-type="float">
            <text:p>222,350,063</text:p>
          </table:table-cell>
          <table:table-cell table:formula="of:=IF((ROW() - [.$B$21] &lt; 3);0;FLOOR(IFERROR(OFFSET([.$F40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00] &gt; [.$B$20];[.I400]-[.$B$20];0)" office:value-type="float" office:value="0" calcext:value-type="float">
            <text:p/>
          </table:table-cell>
          <table:table-cell table:formula="of:=IF([.J400] &gt; 0; ROUND([.$B$23] *MIN([.J400];[.H400])); 0)" office:value-type="float" office:value="0" calcext:value-type="float">
            <text:p/>
          </table:table-cell>
          <table:table-cell table:formula="of:=IF((ROW() - [.$B$13] &lt; 3);0;FLOOR(IFERROR(OFFSET([.$F400];-1*[.$B$13];0 );0) * [.$B$14]))" office:value-type="float" office:value="0" calcext:value-type="float">
            <text:p/>
          </table:table-cell>
          <table:table-cell table:formula="of:=SUM([.L$3:.L40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00]+1" office:value-type="date" office:date-value="2021-02-21" calcext:value-type="date">
            <text:p>02/21/21</text:p>
          </table:table-cell>
          <table:table-cell/>
          <table:table-cell table:formula="of:=IF([.G400] &lt; [.$B$25];CEILING([.G400]*[.$B$3];1);0)" office:value-type="float" office:value="0" calcext:value-type="float">
            <text:p/>
          </table:table-cell>
          <table:table-cell table:formula="of:=IF([.G400] &lt; [.$B$25];SUM([.F$3:.F401]);[.$B$25])" office:value-type="float" office:value="222350062.5" calcext:value-type="float">
            <text:p>222,350,063</text:p>
          </table:table-cell>
          <table:table-cell table:formula="of:=IF((ROW() - [.$B$21] &lt; 3);0;FLOOR(IFERROR(OFFSET([.$F40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01] &gt; [.$B$20];[.I401]-[.$B$20];0)" office:value-type="float" office:value="0" calcext:value-type="float">
            <text:p/>
          </table:table-cell>
          <table:table-cell table:formula="of:=IF([.J401] &gt; 0; ROUND([.$B$23] *MIN([.J401];[.H401])); 0)" office:value-type="float" office:value="0" calcext:value-type="float">
            <text:p/>
          </table:table-cell>
          <table:table-cell table:formula="of:=IF((ROW() - [.$B$13] &lt; 3);0;FLOOR(IFERROR(OFFSET([.$F401];-1*[.$B$13];0 );0) * [.$B$14]))" office:value-type="float" office:value="0" calcext:value-type="float">
            <text:p/>
          </table:table-cell>
          <table:table-cell table:formula="of:=SUM([.L$3:.L40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01]+1" office:value-type="date" office:date-value="2021-02-22" calcext:value-type="date">
            <text:p>02/22/21</text:p>
          </table:table-cell>
          <table:table-cell/>
          <table:table-cell table:formula="of:=IF([.G401] &lt; [.$B$25];CEILING([.G401]*[.$B$3];1);0)" office:value-type="float" office:value="0" calcext:value-type="float">
            <text:p/>
          </table:table-cell>
          <table:table-cell table:formula="of:=IF([.G401] &lt; [.$B$25];SUM([.F$3:.F402]);[.$B$25])" office:value-type="float" office:value="222350062.5" calcext:value-type="float">
            <text:p>222,350,063</text:p>
          </table:table-cell>
          <table:table-cell table:formula="of:=IF((ROW() - [.$B$21] &lt; 3);0;FLOOR(IFERROR(OFFSET([.$F40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02] &gt; [.$B$20];[.I402]-[.$B$20];0)" office:value-type="float" office:value="0" calcext:value-type="float">
            <text:p/>
          </table:table-cell>
          <table:table-cell table:formula="of:=IF([.J402] &gt; 0; ROUND([.$B$23] *MIN([.J402];[.H402])); 0)" office:value-type="float" office:value="0" calcext:value-type="float">
            <text:p/>
          </table:table-cell>
          <table:table-cell table:formula="of:=IF((ROW() - [.$B$13] &lt; 3);0;FLOOR(IFERROR(OFFSET([.$F402];-1*[.$B$13];0 );0) * [.$B$14]))" office:value-type="float" office:value="0" calcext:value-type="float">
            <text:p/>
          </table:table-cell>
          <table:table-cell table:formula="of:=SUM([.L$3:.L40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02]+1" office:value-type="date" office:date-value="2021-02-23" calcext:value-type="date">
            <text:p>02/23/21</text:p>
          </table:table-cell>
          <table:table-cell/>
          <table:table-cell table:formula="of:=IF([.G402] &lt; [.$B$25];CEILING([.G402]*[.$B$3];1);0)" office:value-type="float" office:value="0" calcext:value-type="float">
            <text:p/>
          </table:table-cell>
          <table:table-cell table:formula="of:=IF([.G402] &lt; [.$B$25];SUM([.F$3:.F403]);[.$B$25])" office:value-type="float" office:value="222350062.5" calcext:value-type="float">
            <text:p>222,350,063</text:p>
          </table:table-cell>
          <table:table-cell table:formula="of:=IF((ROW() - [.$B$21] &lt; 3);0;FLOOR(IFERROR(OFFSET([.$F40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03] &gt; [.$B$20];[.I403]-[.$B$20];0)" office:value-type="float" office:value="0" calcext:value-type="float">
            <text:p/>
          </table:table-cell>
          <table:table-cell table:formula="of:=IF([.J403] &gt; 0; ROUND([.$B$23] *MIN([.J403];[.H403])); 0)" office:value-type="float" office:value="0" calcext:value-type="float">
            <text:p/>
          </table:table-cell>
          <table:table-cell table:formula="of:=IF((ROW() - [.$B$13] &lt; 3);0;FLOOR(IFERROR(OFFSET([.$F403];-1*[.$B$13];0 );0) * [.$B$14]))" office:value-type="float" office:value="0" calcext:value-type="float">
            <text:p/>
          </table:table-cell>
          <table:table-cell table:formula="of:=SUM([.L$3:.L40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03]+1" office:value-type="date" office:date-value="2021-02-24" calcext:value-type="date">
            <text:p>02/24/21</text:p>
          </table:table-cell>
          <table:table-cell/>
          <table:table-cell table:formula="of:=IF([.G403] &lt; [.$B$25];CEILING([.G403]*[.$B$3];1);0)" office:value-type="float" office:value="0" calcext:value-type="float">
            <text:p/>
          </table:table-cell>
          <table:table-cell table:formula="of:=IF([.G403] &lt; [.$B$25];SUM([.F$3:.F404]);[.$B$25])" office:value-type="float" office:value="222350062.5" calcext:value-type="float">
            <text:p>222,350,063</text:p>
          </table:table-cell>
          <table:table-cell table:formula="of:=IF((ROW() - [.$B$21] &lt; 3);0;FLOOR(IFERROR(OFFSET([.$F40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04] &gt; [.$B$20];[.I404]-[.$B$20];0)" office:value-type="float" office:value="0" calcext:value-type="float">
            <text:p/>
          </table:table-cell>
          <table:table-cell table:formula="of:=IF([.J404] &gt; 0; ROUND([.$B$23] *MIN([.J404];[.H404])); 0)" office:value-type="float" office:value="0" calcext:value-type="float">
            <text:p/>
          </table:table-cell>
          <table:table-cell table:formula="of:=IF((ROW() - [.$B$13] &lt; 3);0;FLOOR(IFERROR(OFFSET([.$F404];-1*[.$B$13];0 );0) * [.$B$14]))" office:value-type="float" office:value="0" calcext:value-type="float">
            <text:p/>
          </table:table-cell>
          <table:table-cell table:formula="of:=SUM([.L$3:.L40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04]+1" office:value-type="date" office:date-value="2021-02-25" calcext:value-type="date">
            <text:p>02/25/21</text:p>
          </table:table-cell>
          <table:table-cell/>
          <table:table-cell table:formula="of:=IF([.G404] &lt; [.$B$25];CEILING([.G404]*[.$B$3];1);0)" office:value-type="float" office:value="0" calcext:value-type="float">
            <text:p/>
          </table:table-cell>
          <table:table-cell table:formula="of:=IF([.G404] &lt; [.$B$25];SUM([.F$3:.F405]);[.$B$25])" office:value-type="float" office:value="222350062.5" calcext:value-type="float">
            <text:p>222,350,063</text:p>
          </table:table-cell>
          <table:table-cell table:formula="of:=IF((ROW() - [.$B$21] &lt; 3);0;FLOOR(IFERROR(OFFSET([.$F40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05] &gt; [.$B$20];[.I405]-[.$B$20];0)" office:value-type="float" office:value="0" calcext:value-type="float">
            <text:p/>
          </table:table-cell>
          <table:table-cell table:formula="of:=IF([.J405] &gt; 0; ROUND([.$B$23] *MIN([.J405];[.H405])); 0)" office:value-type="float" office:value="0" calcext:value-type="float">
            <text:p/>
          </table:table-cell>
          <table:table-cell table:formula="of:=IF((ROW() - [.$B$13] &lt; 3);0;FLOOR(IFERROR(OFFSET([.$F405];-1*[.$B$13];0 );0) * [.$B$14]))" office:value-type="float" office:value="0" calcext:value-type="float">
            <text:p/>
          </table:table-cell>
          <table:table-cell table:formula="of:=SUM([.L$3:.L40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05]+1" office:value-type="date" office:date-value="2021-02-26" calcext:value-type="date">
            <text:p>02/26/21</text:p>
          </table:table-cell>
          <table:table-cell/>
          <table:table-cell table:formula="of:=IF([.G405] &lt; [.$B$25];CEILING([.G405]*[.$B$3];1);0)" office:value-type="float" office:value="0" calcext:value-type="float">
            <text:p/>
          </table:table-cell>
          <table:table-cell table:formula="of:=IF([.G405] &lt; [.$B$25];SUM([.F$3:.F406]);[.$B$25])" office:value-type="float" office:value="222350062.5" calcext:value-type="float">
            <text:p>222,350,063</text:p>
          </table:table-cell>
          <table:table-cell table:formula="of:=IF((ROW() - [.$B$21] &lt; 3);0;FLOOR(IFERROR(OFFSET([.$F40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06] &gt; [.$B$20];[.I406]-[.$B$20];0)" office:value-type="float" office:value="0" calcext:value-type="float">
            <text:p/>
          </table:table-cell>
          <table:table-cell table:formula="of:=IF([.J406] &gt; 0; ROUND([.$B$23] *MIN([.J406];[.H406])); 0)" office:value-type="float" office:value="0" calcext:value-type="float">
            <text:p/>
          </table:table-cell>
          <table:table-cell table:formula="of:=IF((ROW() - [.$B$13] &lt; 3);0;FLOOR(IFERROR(OFFSET([.$F406];-1*[.$B$13];0 );0) * [.$B$14]))" office:value-type="float" office:value="0" calcext:value-type="float">
            <text:p/>
          </table:table-cell>
          <table:table-cell table:formula="of:=SUM([.L$3:.L40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06]+1" office:value-type="date" office:date-value="2021-02-27" calcext:value-type="date">
            <text:p>02/27/21</text:p>
          </table:table-cell>
          <table:table-cell/>
          <table:table-cell table:formula="of:=IF([.G406] &lt; [.$B$25];CEILING([.G406]*[.$B$3];1);0)" office:value-type="float" office:value="0" calcext:value-type="float">
            <text:p/>
          </table:table-cell>
          <table:table-cell table:formula="of:=IF([.G406] &lt; [.$B$25];SUM([.F$3:.F407]);[.$B$25])" office:value-type="float" office:value="222350062.5" calcext:value-type="float">
            <text:p>222,350,063</text:p>
          </table:table-cell>
          <table:table-cell table:formula="of:=IF((ROW() - [.$B$21] &lt; 3);0;FLOOR(IFERROR(OFFSET([.$F40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07] &gt; [.$B$20];[.I407]-[.$B$20];0)" office:value-type="float" office:value="0" calcext:value-type="float">
            <text:p/>
          </table:table-cell>
          <table:table-cell table:formula="of:=IF([.J407] &gt; 0; ROUND([.$B$23] *MIN([.J407];[.H407])); 0)" office:value-type="float" office:value="0" calcext:value-type="float">
            <text:p/>
          </table:table-cell>
          <table:table-cell table:formula="of:=IF((ROW() - [.$B$13] &lt; 3);0;FLOOR(IFERROR(OFFSET([.$F407];-1*[.$B$13];0 );0) * [.$B$14]))" office:value-type="float" office:value="0" calcext:value-type="float">
            <text:p/>
          </table:table-cell>
          <table:table-cell table:formula="of:=SUM([.L$3:.L40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07]+1" office:value-type="date" office:date-value="2021-02-28" calcext:value-type="date">
            <text:p>02/28/21</text:p>
          </table:table-cell>
          <table:table-cell/>
          <table:table-cell table:formula="of:=IF([.G407] &lt; [.$B$25];CEILING([.G407]*[.$B$3];1);0)" office:value-type="float" office:value="0" calcext:value-type="float">
            <text:p/>
          </table:table-cell>
          <table:table-cell table:formula="of:=IF([.G407] &lt; [.$B$25];SUM([.F$3:.F408]);[.$B$25])" office:value-type="float" office:value="222350062.5" calcext:value-type="float">
            <text:p>222,350,063</text:p>
          </table:table-cell>
          <table:table-cell table:formula="of:=IF((ROW() - [.$B$21] &lt; 3);0;FLOOR(IFERROR(OFFSET([.$F40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08] &gt; [.$B$20];[.I408]-[.$B$20];0)" office:value-type="float" office:value="0" calcext:value-type="float">
            <text:p/>
          </table:table-cell>
          <table:table-cell table:formula="of:=IF([.J408] &gt; 0; ROUND([.$B$23] *MIN([.J408];[.H408])); 0)" office:value-type="float" office:value="0" calcext:value-type="float">
            <text:p/>
          </table:table-cell>
          <table:table-cell table:formula="of:=IF((ROW() - [.$B$13] &lt; 3);0;FLOOR(IFERROR(OFFSET([.$F408];-1*[.$B$13];0 );0) * [.$B$14]))" office:value-type="float" office:value="0" calcext:value-type="float">
            <text:p/>
          </table:table-cell>
          <table:table-cell table:formula="of:=SUM([.L$3:.L40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08]+1" office:value-type="date" office:date-value="2021-03-01" calcext:value-type="date">
            <text:p>03/01/21</text:p>
          </table:table-cell>
          <table:table-cell/>
          <table:table-cell table:formula="of:=IF([.G408] &lt; [.$B$25];CEILING([.G408]*[.$B$3];1);0)" office:value-type="float" office:value="0" calcext:value-type="float">
            <text:p/>
          </table:table-cell>
          <table:table-cell table:formula="of:=IF([.G408] &lt; [.$B$25];SUM([.F$3:.F409]);[.$B$25])" office:value-type="float" office:value="222350062.5" calcext:value-type="float">
            <text:p>222,350,063</text:p>
          </table:table-cell>
          <table:table-cell table:formula="of:=IF((ROW() - [.$B$21] &lt; 3);0;FLOOR(IFERROR(OFFSET([.$F40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09] &gt; [.$B$20];[.I409]-[.$B$20];0)" office:value-type="float" office:value="0" calcext:value-type="float">
            <text:p/>
          </table:table-cell>
          <table:table-cell table:formula="of:=IF([.J409] &gt; 0; ROUND([.$B$23] *MIN([.J409];[.H409])); 0)" office:value-type="float" office:value="0" calcext:value-type="float">
            <text:p/>
          </table:table-cell>
          <table:table-cell table:formula="of:=IF((ROW() - [.$B$13] &lt; 3);0;FLOOR(IFERROR(OFFSET([.$F409];-1*[.$B$13];0 );0) * [.$B$14]))" office:value-type="float" office:value="0" calcext:value-type="float">
            <text:p/>
          </table:table-cell>
          <table:table-cell table:formula="of:=SUM([.L$3:.L40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09]+1" office:value-type="date" office:date-value="2021-03-02" calcext:value-type="date">
            <text:p>03/02/21</text:p>
          </table:table-cell>
          <table:table-cell/>
          <table:table-cell table:formula="of:=IF([.G409] &lt; [.$B$25];CEILING([.G409]*[.$B$3];1);0)" office:value-type="float" office:value="0" calcext:value-type="float">
            <text:p/>
          </table:table-cell>
          <table:table-cell table:formula="of:=IF([.G409] &lt; [.$B$25];SUM([.F$3:.F410]);[.$B$25])" office:value-type="float" office:value="222350062.5" calcext:value-type="float">
            <text:p>222,350,063</text:p>
          </table:table-cell>
          <table:table-cell table:formula="of:=IF((ROW() - [.$B$21] &lt; 3);0;FLOOR(IFERROR(OFFSET([.$F41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10] &gt; [.$B$20];[.I410]-[.$B$20];0)" office:value-type="float" office:value="0" calcext:value-type="float">
            <text:p/>
          </table:table-cell>
          <table:table-cell table:formula="of:=IF([.J410] &gt; 0; ROUND([.$B$23] *MIN([.J410];[.H410])); 0)" office:value-type="float" office:value="0" calcext:value-type="float">
            <text:p/>
          </table:table-cell>
          <table:table-cell table:formula="of:=IF((ROW() - [.$B$13] &lt; 3);0;FLOOR(IFERROR(OFFSET([.$F410];-1*[.$B$13];0 );0) * [.$B$14]))" office:value-type="float" office:value="0" calcext:value-type="float">
            <text:p/>
          </table:table-cell>
          <table:table-cell table:formula="of:=SUM([.L$3:.L41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10]+1" office:value-type="date" office:date-value="2021-03-03" calcext:value-type="date">
            <text:p>03/03/21</text:p>
          </table:table-cell>
          <table:table-cell/>
          <table:table-cell table:formula="of:=IF([.G410] &lt; [.$B$25];CEILING([.G410]*[.$B$3];1);0)" office:value-type="float" office:value="0" calcext:value-type="float">
            <text:p/>
          </table:table-cell>
          <table:table-cell table:formula="of:=IF([.G410] &lt; [.$B$25];SUM([.F$3:.F411]);[.$B$25])" office:value-type="float" office:value="222350062.5" calcext:value-type="float">
            <text:p>222,350,063</text:p>
          </table:table-cell>
          <table:table-cell table:formula="of:=IF((ROW() - [.$B$21] &lt; 3);0;FLOOR(IFERROR(OFFSET([.$F41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11] &gt; [.$B$20];[.I411]-[.$B$20];0)" office:value-type="float" office:value="0" calcext:value-type="float">
            <text:p/>
          </table:table-cell>
          <table:table-cell table:formula="of:=IF([.J411] &gt; 0; ROUND([.$B$23] *MIN([.J411];[.H411])); 0)" office:value-type="float" office:value="0" calcext:value-type="float">
            <text:p/>
          </table:table-cell>
          <table:table-cell table:formula="of:=IF((ROW() - [.$B$13] &lt; 3);0;FLOOR(IFERROR(OFFSET([.$F411];-1*[.$B$13];0 );0) * [.$B$14]))" office:value-type="float" office:value="0" calcext:value-type="float">
            <text:p/>
          </table:table-cell>
          <table:table-cell table:formula="of:=SUM([.L$3:.L41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11]+1" office:value-type="date" office:date-value="2021-03-04" calcext:value-type="date">
            <text:p>03/04/21</text:p>
          </table:table-cell>
          <table:table-cell/>
          <table:table-cell table:formula="of:=IF([.G411] &lt; [.$B$25];CEILING([.G411]*[.$B$3];1);0)" office:value-type="float" office:value="0" calcext:value-type="float">
            <text:p/>
          </table:table-cell>
          <table:table-cell table:formula="of:=IF([.G411] &lt; [.$B$25];SUM([.F$3:.F412]);[.$B$25])" office:value-type="float" office:value="222350062.5" calcext:value-type="float">
            <text:p>222,350,063</text:p>
          </table:table-cell>
          <table:table-cell table:formula="of:=IF((ROW() - [.$B$21] &lt; 3);0;FLOOR(IFERROR(OFFSET([.$F41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12] &gt; [.$B$20];[.I412]-[.$B$20];0)" office:value-type="float" office:value="0" calcext:value-type="float">
            <text:p/>
          </table:table-cell>
          <table:table-cell table:formula="of:=IF([.J412] &gt; 0; ROUND([.$B$23] *MIN([.J412];[.H412])); 0)" office:value-type="float" office:value="0" calcext:value-type="float">
            <text:p/>
          </table:table-cell>
          <table:table-cell table:formula="of:=IF((ROW() - [.$B$13] &lt; 3);0;FLOOR(IFERROR(OFFSET([.$F412];-1*[.$B$13];0 );0) * [.$B$14]))" office:value-type="float" office:value="0" calcext:value-type="float">
            <text:p/>
          </table:table-cell>
          <table:table-cell table:formula="of:=SUM([.L$3:.L41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12]+1" office:value-type="date" office:date-value="2021-03-05" calcext:value-type="date">
            <text:p>03/05/21</text:p>
          </table:table-cell>
          <table:table-cell/>
          <table:table-cell table:formula="of:=IF([.G412] &lt; [.$B$25];CEILING([.G412]*[.$B$3];1);0)" office:value-type="float" office:value="0" calcext:value-type="float">
            <text:p/>
          </table:table-cell>
          <table:table-cell table:formula="of:=IF([.G412] &lt; [.$B$25];SUM([.F$3:.F413]);[.$B$25])" office:value-type="float" office:value="222350062.5" calcext:value-type="float">
            <text:p>222,350,063</text:p>
          </table:table-cell>
          <table:table-cell table:formula="of:=IF((ROW() - [.$B$21] &lt; 3);0;FLOOR(IFERROR(OFFSET([.$F41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13] &gt; [.$B$20];[.I413]-[.$B$20];0)" office:value-type="float" office:value="0" calcext:value-type="float">
            <text:p/>
          </table:table-cell>
          <table:table-cell table:formula="of:=IF([.J413] &gt; 0; ROUND([.$B$23] *MIN([.J413];[.H413])); 0)" office:value-type="float" office:value="0" calcext:value-type="float">
            <text:p/>
          </table:table-cell>
          <table:table-cell table:formula="of:=IF((ROW() - [.$B$13] &lt; 3);0;FLOOR(IFERROR(OFFSET([.$F413];-1*[.$B$13];0 );0) * [.$B$14]))" office:value-type="float" office:value="0" calcext:value-type="float">
            <text:p/>
          </table:table-cell>
          <table:table-cell table:formula="of:=SUM([.L$3:.L41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13]+1" office:value-type="date" office:date-value="2021-03-06" calcext:value-type="date">
            <text:p>03/06/21</text:p>
          </table:table-cell>
          <table:table-cell/>
          <table:table-cell table:formula="of:=IF([.G413] &lt; [.$B$25];CEILING([.G413]*[.$B$3];1);0)" office:value-type="float" office:value="0" calcext:value-type="float">
            <text:p/>
          </table:table-cell>
          <table:table-cell table:formula="of:=IF([.G413] &lt; [.$B$25];SUM([.F$3:.F414]);[.$B$25])" office:value-type="float" office:value="222350062.5" calcext:value-type="float">
            <text:p>222,350,063</text:p>
          </table:table-cell>
          <table:table-cell table:formula="of:=IF((ROW() - [.$B$21] &lt; 3);0;FLOOR(IFERROR(OFFSET([.$F41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14] &gt; [.$B$20];[.I414]-[.$B$20];0)" office:value-type="float" office:value="0" calcext:value-type="float">
            <text:p/>
          </table:table-cell>
          <table:table-cell table:formula="of:=IF([.J414] &gt; 0; ROUND([.$B$23] *MIN([.J414];[.H414])); 0)" office:value-type="float" office:value="0" calcext:value-type="float">
            <text:p/>
          </table:table-cell>
          <table:table-cell table:formula="of:=IF((ROW() - [.$B$13] &lt; 3);0;FLOOR(IFERROR(OFFSET([.$F414];-1*[.$B$13];0 );0) * [.$B$14]))" office:value-type="float" office:value="0" calcext:value-type="float">
            <text:p/>
          </table:table-cell>
          <table:table-cell table:formula="of:=SUM([.L$3:.L41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14]+1" office:value-type="date" office:date-value="2021-03-07" calcext:value-type="date">
            <text:p>03/07/21</text:p>
          </table:table-cell>
          <table:table-cell/>
          <table:table-cell table:formula="of:=IF([.G414] &lt; [.$B$25];CEILING([.G414]*[.$B$3];1);0)" office:value-type="float" office:value="0" calcext:value-type="float">
            <text:p/>
          </table:table-cell>
          <table:table-cell table:formula="of:=IF([.G414] &lt; [.$B$25];SUM([.F$3:.F415]);[.$B$25])" office:value-type="float" office:value="222350062.5" calcext:value-type="float">
            <text:p>222,350,063</text:p>
          </table:table-cell>
          <table:table-cell table:formula="of:=IF((ROW() - [.$B$21] &lt; 3);0;FLOOR(IFERROR(OFFSET([.$F41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15] &gt; [.$B$20];[.I415]-[.$B$20];0)" office:value-type="float" office:value="0" calcext:value-type="float">
            <text:p/>
          </table:table-cell>
          <table:table-cell table:formula="of:=IF([.J415] &gt; 0; ROUND([.$B$23] *MIN([.J415];[.H415])); 0)" office:value-type="float" office:value="0" calcext:value-type="float">
            <text:p/>
          </table:table-cell>
          <table:table-cell table:formula="of:=IF((ROW() - [.$B$13] &lt; 3);0;FLOOR(IFERROR(OFFSET([.$F415];-1*[.$B$13];0 );0) * [.$B$14]))" office:value-type="float" office:value="0" calcext:value-type="float">
            <text:p/>
          </table:table-cell>
          <table:table-cell table:formula="of:=SUM([.L$3:.L41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15]+1" office:value-type="date" office:date-value="2021-03-08" calcext:value-type="date">
            <text:p>03/08/21</text:p>
          </table:table-cell>
          <table:table-cell/>
          <table:table-cell table:formula="of:=IF([.G415] &lt; [.$B$25];CEILING([.G415]*[.$B$3];1);0)" office:value-type="float" office:value="0" calcext:value-type="float">
            <text:p/>
          </table:table-cell>
          <table:table-cell table:formula="of:=IF([.G415] &lt; [.$B$25];SUM([.F$3:.F416]);[.$B$25])" office:value-type="float" office:value="222350062.5" calcext:value-type="float">
            <text:p>222,350,063</text:p>
          </table:table-cell>
          <table:table-cell table:formula="of:=IF((ROW() - [.$B$21] &lt; 3);0;FLOOR(IFERROR(OFFSET([.$F41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16] &gt; [.$B$20];[.I416]-[.$B$20];0)" office:value-type="float" office:value="0" calcext:value-type="float">
            <text:p/>
          </table:table-cell>
          <table:table-cell table:formula="of:=IF([.J416] &gt; 0; ROUND([.$B$23] *MIN([.J416];[.H416])); 0)" office:value-type="float" office:value="0" calcext:value-type="float">
            <text:p/>
          </table:table-cell>
          <table:table-cell table:formula="of:=IF((ROW() - [.$B$13] &lt; 3);0;FLOOR(IFERROR(OFFSET([.$F416];-1*[.$B$13];0 );0) * [.$B$14]))" office:value-type="float" office:value="0" calcext:value-type="float">
            <text:p/>
          </table:table-cell>
          <table:table-cell table:formula="of:=SUM([.L$3:.L41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16]+1" office:value-type="date" office:date-value="2021-03-09" calcext:value-type="date">
            <text:p>03/09/21</text:p>
          </table:table-cell>
          <table:table-cell/>
          <table:table-cell table:formula="of:=IF([.G416] &lt; [.$B$25];CEILING([.G416]*[.$B$3];1);0)" office:value-type="float" office:value="0" calcext:value-type="float">
            <text:p/>
          </table:table-cell>
          <table:table-cell table:formula="of:=IF([.G416] &lt; [.$B$25];SUM([.F$3:.F417]);[.$B$25])" office:value-type="float" office:value="222350062.5" calcext:value-type="float">
            <text:p>222,350,063</text:p>
          </table:table-cell>
          <table:table-cell table:formula="of:=IF((ROW() - [.$B$21] &lt; 3);0;FLOOR(IFERROR(OFFSET([.$F41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17] &gt; [.$B$20];[.I417]-[.$B$20];0)" office:value-type="float" office:value="0" calcext:value-type="float">
            <text:p/>
          </table:table-cell>
          <table:table-cell table:formula="of:=IF([.J417] &gt; 0; ROUND([.$B$23] *MIN([.J417];[.H417])); 0)" office:value-type="float" office:value="0" calcext:value-type="float">
            <text:p/>
          </table:table-cell>
          <table:table-cell table:formula="of:=IF((ROW() - [.$B$13] &lt; 3);0;FLOOR(IFERROR(OFFSET([.$F417];-1*[.$B$13];0 );0) * [.$B$14]))" office:value-type="float" office:value="0" calcext:value-type="float">
            <text:p/>
          </table:table-cell>
          <table:table-cell table:formula="of:=SUM([.L$3:.L41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17]+1" office:value-type="date" office:date-value="2021-03-10" calcext:value-type="date">
            <text:p>03/10/21</text:p>
          </table:table-cell>
          <table:table-cell/>
          <table:table-cell table:formula="of:=IF([.G417] &lt; [.$B$25];CEILING([.G417]*[.$B$3];1);0)" office:value-type="float" office:value="0" calcext:value-type="float">
            <text:p/>
          </table:table-cell>
          <table:table-cell table:formula="of:=IF([.G417] &lt; [.$B$25];SUM([.F$3:.F418]);[.$B$25])" office:value-type="float" office:value="222350062.5" calcext:value-type="float">
            <text:p>222,350,063</text:p>
          </table:table-cell>
          <table:table-cell table:formula="of:=IF((ROW() - [.$B$21] &lt; 3);0;FLOOR(IFERROR(OFFSET([.$F41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18] &gt; [.$B$20];[.I418]-[.$B$20];0)" office:value-type="float" office:value="0" calcext:value-type="float">
            <text:p/>
          </table:table-cell>
          <table:table-cell table:formula="of:=IF([.J418] &gt; 0; ROUND([.$B$23] *MIN([.J418];[.H418])); 0)" office:value-type="float" office:value="0" calcext:value-type="float">
            <text:p/>
          </table:table-cell>
          <table:table-cell table:formula="of:=IF((ROW() - [.$B$13] &lt; 3);0;FLOOR(IFERROR(OFFSET([.$F418];-1*[.$B$13];0 );0) * [.$B$14]))" office:value-type="float" office:value="0" calcext:value-type="float">
            <text:p/>
          </table:table-cell>
          <table:table-cell table:formula="of:=SUM([.L$3:.L41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18]+1" office:value-type="date" office:date-value="2021-03-11" calcext:value-type="date">
            <text:p>03/11/21</text:p>
          </table:table-cell>
          <table:table-cell/>
          <table:table-cell table:formula="of:=IF([.G418] &lt; [.$B$25];CEILING([.G418]*[.$B$3];1);0)" office:value-type="float" office:value="0" calcext:value-type="float">
            <text:p/>
          </table:table-cell>
          <table:table-cell table:formula="of:=IF([.G418] &lt; [.$B$25];SUM([.F$3:.F419]);[.$B$25])" office:value-type="float" office:value="222350062.5" calcext:value-type="float">
            <text:p>222,350,063</text:p>
          </table:table-cell>
          <table:table-cell table:formula="of:=IF((ROW() - [.$B$21] &lt; 3);0;FLOOR(IFERROR(OFFSET([.$F41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19] &gt; [.$B$20];[.I419]-[.$B$20];0)" office:value-type="float" office:value="0" calcext:value-type="float">
            <text:p/>
          </table:table-cell>
          <table:table-cell table:formula="of:=IF([.J419] &gt; 0; ROUND([.$B$23] *MIN([.J419];[.H419])); 0)" office:value-type="float" office:value="0" calcext:value-type="float">
            <text:p/>
          </table:table-cell>
          <table:table-cell table:formula="of:=IF((ROW() - [.$B$13] &lt; 3);0;FLOOR(IFERROR(OFFSET([.$F419];-1*[.$B$13];0 );0) * [.$B$14]))" office:value-type="float" office:value="0" calcext:value-type="float">
            <text:p/>
          </table:table-cell>
          <table:table-cell table:formula="of:=SUM([.L$3:.L41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19]+1" office:value-type="date" office:date-value="2021-03-12" calcext:value-type="date">
            <text:p>03/12/21</text:p>
          </table:table-cell>
          <table:table-cell/>
          <table:table-cell table:formula="of:=IF([.G419] &lt; [.$B$25];CEILING([.G419]*[.$B$3];1);0)" office:value-type="float" office:value="0" calcext:value-type="float">
            <text:p/>
          </table:table-cell>
          <table:table-cell table:formula="of:=IF([.G419] &lt; [.$B$25];SUM([.F$3:.F420]);[.$B$25])" office:value-type="float" office:value="222350062.5" calcext:value-type="float">
            <text:p>222,350,063</text:p>
          </table:table-cell>
          <table:table-cell table:formula="of:=IF((ROW() - [.$B$21] &lt; 3);0;FLOOR(IFERROR(OFFSET([.$F42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20] &gt; [.$B$20];[.I420]-[.$B$20];0)" office:value-type="float" office:value="0" calcext:value-type="float">
            <text:p/>
          </table:table-cell>
          <table:table-cell table:formula="of:=IF([.J420] &gt; 0; ROUND([.$B$23] *MIN([.J420];[.H420])); 0)" office:value-type="float" office:value="0" calcext:value-type="float">
            <text:p/>
          </table:table-cell>
          <table:table-cell table:formula="of:=IF((ROW() - [.$B$13] &lt; 3);0;FLOOR(IFERROR(OFFSET([.$F420];-1*[.$B$13];0 );0) * [.$B$14]))" office:value-type="float" office:value="0" calcext:value-type="float">
            <text:p/>
          </table:table-cell>
          <table:table-cell table:formula="of:=SUM([.L$3:.L42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20]+1" office:value-type="date" office:date-value="2021-03-13" calcext:value-type="date">
            <text:p>03/13/21</text:p>
          </table:table-cell>
          <table:table-cell/>
          <table:table-cell table:formula="of:=IF([.G420] &lt; [.$B$25];CEILING([.G420]*[.$B$3];1);0)" office:value-type="float" office:value="0" calcext:value-type="float">
            <text:p/>
          </table:table-cell>
          <table:table-cell table:formula="of:=IF([.G420] &lt; [.$B$25];SUM([.F$3:.F421]);[.$B$25])" office:value-type="float" office:value="222350062.5" calcext:value-type="float">
            <text:p>222,350,063</text:p>
          </table:table-cell>
          <table:table-cell table:formula="of:=IF((ROW() - [.$B$21] &lt; 3);0;FLOOR(IFERROR(OFFSET([.$F42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21] &gt; [.$B$20];[.I421]-[.$B$20];0)" office:value-type="float" office:value="0" calcext:value-type="float">
            <text:p/>
          </table:table-cell>
          <table:table-cell table:formula="of:=IF([.J421] &gt; 0; ROUND([.$B$23] *MIN([.J421];[.H421])); 0)" office:value-type="float" office:value="0" calcext:value-type="float">
            <text:p/>
          </table:table-cell>
          <table:table-cell table:formula="of:=IF((ROW() - [.$B$13] &lt; 3);0;FLOOR(IFERROR(OFFSET([.$F421];-1*[.$B$13];0 );0) * [.$B$14]))" office:value-type="float" office:value="0" calcext:value-type="float">
            <text:p/>
          </table:table-cell>
          <table:table-cell table:formula="of:=SUM([.L$3:.L42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21]+1" office:value-type="date" office:date-value="2021-03-14" calcext:value-type="date">
            <text:p>03/14/21</text:p>
          </table:table-cell>
          <table:table-cell/>
          <table:table-cell table:formula="of:=IF([.G421] &lt; [.$B$25];CEILING([.G421]*[.$B$3];1);0)" office:value-type="float" office:value="0" calcext:value-type="float">
            <text:p/>
          </table:table-cell>
          <table:table-cell table:formula="of:=IF([.G421] &lt; [.$B$25];SUM([.F$3:.F422]);[.$B$25])" office:value-type="float" office:value="222350062.5" calcext:value-type="float">
            <text:p>222,350,063</text:p>
          </table:table-cell>
          <table:table-cell table:formula="of:=IF((ROW() - [.$B$21] &lt; 3);0;FLOOR(IFERROR(OFFSET([.$F42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22] &gt; [.$B$20];[.I422]-[.$B$20];0)" office:value-type="float" office:value="0" calcext:value-type="float">
            <text:p/>
          </table:table-cell>
          <table:table-cell table:formula="of:=IF([.J422] &gt; 0; ROUND([.$B$23] *MIN([.J422];[.H422])); 0)" office:value-type="float" office:value="0" calcext:value-type="float">
            <text:p/>
          </table:table-cell>
          <table:table-cell table:formula="of:=IF((ROW() - [.$B$13] &lt; 3);0;FLOOR(IFERROR(OFFSET([.$F422];-1*[.$B$13];0 );0) * [.$B$14]))" office:value-type="float" office:value="0" calcext:value-type="float">
            <text:p/>
          </table:table-cell>
          <table:table-cell table:formula="of:=SUM([.L$3:.L42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22]+1" office:value-type="date" office:date-value="2021-03-15" calcext:value-type="date">
            <text:p>03/15/21</text:p>
          </table:table-cell>
          <table:table-cell/>
          <table:table-cell table:formula="of:=IF([.G422] &lt; [.$B$25];CEILING([.G422]*[.$B$3];1);0)" office:value-type="float" office:value="0" calcext:value-type="float">
            <text:p/>
          </table:table-cell>
          <table:table-cell table:formula="of:=IF([.G422] &lt; [.$B$25];SUM([.F$3:.F423]);[.$B$25])" office:value-type="float" office:value="222350062.5" calcext:value-type="float">
            <text:p>222,350,063</text:p>
          </table:table-cell>
          <table:table-cell table:formula="of:=IF((ROW() - [.$B$21] &lt; 3);0;FLOOR(IFERROR(OFFSET([.$F42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23] &gt; [.$B$20];[.I423]-[.$B$20];0)" office:value-type="float" office:value="0" calcext:value-type="float">
            <text:p/>
          </table:table-cell>
          <table:table-cell table:formula="of:=IF([.J423] &gt; 0; ROUND([.$B$23] *MIN([.J423];[.H423])); 0)" office:value-type="float" office:value="0" calcext:value-type="float">
            <text:p/>
          </table:table-cell>
          <table:table-cell table:formula="of:=IF((ROW() - [.$B$13] &lt; 3);0;FLOOR(IFERROR(OFFSET([.$F423];-1*[.$B$13];0 );0) * [.$B$14]))" office:value-type="float" office:value="0" calcext:value-type="float">
            <text:p/>
          </table:table-cell>
          <table:table-cell table:formula="of:=SUM([.L$3:.L42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23]+1" office:value-type="date" office:date-value="2021-03-16" calcext:value-type="date">
            <text:p>03/16/21</text:p>
          </table:table-cell>
          <table:table-cell/>
          <table:table-cell table:formula="of:=IF([.G423] &lt; [.$B$25];CEILING([.G423]*[.$B$3];1);0)" office:value-type="float" office:value="0" calcext:value-type="float">
            <text:p/>
          </table:table-cell>
          <table:table-cell table:formula="of:=IF([.G423] &lt; [.$B$25];SUM([.F$3:.F424]);[.$B$25])" office:value-type="float" office:value="222350062.5" calcext:value-type="float">
            <text:p>222,350,063</text:p>
          </table:table-cell>
          <table:table-cell table:formula="of:=IF((ROW() - [.$B$21] &lt; 3);0;FLOOR(IFERROR(OFFSET([.$F42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24] &gt; [.$B$20];[.I424]-[.$B$20];0)" office:value-type="float" office:value="0" calcext:value-type="float">
            <text:p/>
          </table:table-cell>
          <table:table-cell table:formula="of:=IF([.J424] &gt; 0; ROUND([.$B$23] *MIN([.J424];[.H424])); 0)" office:value-type="float" office:value="0" calcext:value-type="float">
            <text:p/>
          </table:table-cell>
          <table:table-cell table:formula="of:=IF((ROW() - [.$B$13] &lt; 3);0;FLOOR(IFERROR(OFFSET([.$F424];-1*[.$B$13];0 );0) * [.$B$14]))" office:value-type="float" office:value="0" calcext:value-type="float">
            <text:p/>
          </table:table-cell>
          <table:table-cell table:formula="of:=SUM([.L$3:.L42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24]+1" office:value-type="date" office:date-value="2021-03-17" calcext:value-type="date">
            <text:p>03/17/21</text:p>
          </table:table-cell>
          <table:table-cell/>
          <table:table-cell table:formula="of:=IF([.G424] &lt; [.$B$25];CEILING([.G424]*[.$B$3];1);0)" office:value-type="float" office:value="0" calcext:value-type="float">
            <text:p/>
          </table:table-cell>
          <table:table-cell table:formula="of:=IF([.G424] &lt; [.$B$25];SUM([.F$3:.F425]);[.$B$25])" office:value-type="float" office:value="222350062.5" calcext:value-type="float">
            <text:p>222,350,063</text:p>
          </table:table-cell>
          <table:table-cell table:formula="of:=IF((ROW() - [.$B$21] &lt; 3);0;FLOOR(IFERROR(OFFSET([.$F42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25] &gt; [.$B$20];[.I425]-[.$B$20];0)" office:value-type="float" office:value="0" calcext:value-type="float">
            <text:p/>
          </table:table-cell>
          <table:table-cell table:formula="of:=IF([.J425] &gt; 0; ROUND([.$B$23] *MIN([.J425];[.H425])); 0)" office:value-type="float" office:value="0" calcext:value-type="float">
            <text:p/>
          </table:table-cell>
          <table:table-cell table:formula="of:=IF((ROW() - [.$B$13] &lt; 3);0;FLOOR(IFERROR(OFFSET([.$F425];-1*[.$B$13];0 );0) * [.$B$14]))" office:value-type="float" office:value="0" calcext:value-type="float">
            <text:p/>
          </table:table-cell>
          <table:table-cell table:formula="of:=SUM([.L$3:.L42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25]+1" office:value-type="date" office:date-value="2021-03-18" calcext:value-type="date">
            <text:p>03/18/21</text:p>
          </table:table-cell>
          <table:table-cell/>
          <table:table-cell table:formula="of:=IF([.G425] &lt; [.$B$25];CEILING([.G425]*[.$B$3];1);0)" office:value-type="float" office:value="0" calcext:value-type="float">
            <text:p/>
          </table:table-cell>
          <table:table-cell table:formula="of:=IF([.G425] &lt; [.$B$25];SUM([.F$3:.F426]);[.$B$25])" office:value-type="float" office:value="222350062.5" calcext:value-type="float">
            <text:p>222,350,063</text:p>
          </table:table-cell>
          <table:table-cell table:formula="of:=IF((ROW() - [.$B$21] &lt; 3);0;FLOOR(IFERROR(OFFSET([.$F42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26] &gt; [.$B$20];[.I426]-[.$B$20];0)" office:value-type="float" office:value="0" calcext:value-type="float">
            <text:p/>
          </table:table-cell>
          <table:table-cell table:formula="of:=IF([.J426] &gt; 0; ROUND([.$B$23] *MIN([.J426];[.H426])); 0)" office:value-type="float" office:value="0" calcext:value-type="float">
            <text:p/>
          </table:table-cell>
          <table:table-cell table:formula="of:=IF((ROW() - [.$B$13] &lt; 3);0;FLOOR(IFERROR(OFFSET([.$F426];-1*[.$B$13];0 );0) * [.$B$14]))" office:value-type="float" office:value="0" calcext:value-type="float">
            <text:p/>
          </table:table-cell>
          <table:table-cell table:formula="of:=SUM([.L$3:.L42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26]+1" office:value-type="date" office:date-value="2021-03-19" calcext:value-type="date">
            <text:p>03/19/21</text:p>
          </table:table-cell>
          <table:table-cell/>
          <table:table-cell table:formula="of:=IF([.G426] &lt; [.$B$25];CEILING([.G426]*[.$B$3];1);0)" office:value-type="float" office:value="0" calcext:value-type="float">
            <text:p/>
          </table:table-cell>
          <table:table-cell table:formula="of:=IF([.G426] &lt; [.$B$25];SUM([.F$3:.F427]);[.$B$25])" office:value-type="float" office:value="222350062.5" calcext:value-type="float">
            <text:p>222,350,063</text:p>
          </table:table-cell>
          <table:table-cell table:formula="of:=IF((ROW() - [.$B$21] &lt; 3);0;FLOOR(IFERROR(OFFSET([.$F42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27] &gt; [.$B$20];[.I427]-[.$B$20];0)" office:value-type="float" office:value="0" calcext:value-type="float">
            <text:p/>
          </table:table-cell>
          <table:table-cell table:formula="of:=IF([.J427] &gt; 0; ROUND([.$B$23] *MIN([.J427];[.H427])); 0)" office:value-type="float" office:value="0" calcext:value-type="float">
            <text:p/>
          </table:table-cell>
          <table:table-cell table:formula="of:=IF((ROW() - [.$B$13] &lt; 3);0;FLOOR(IFERROR(OFFSET([.$F427];-1*[.$B$13];0 );0) * [.$B$14]))" office:value-type="float" office:value="0" calcext:value-type="float">
            <text:p/>
          </table:table-cell>
          <table:table-cell table:formula="of:=SUM([.L$3:.L42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27]+1" office:value-type="date" office:date-value="2021-03-20" calcext:value-type="date">
            <text:p>03/20/21</text:p>
          </table:table-cell>
          <table:table-cell/>
          <table:table-cell table:formula="of:=IF([.G427] &lt; [.$B$25];CEILING([.G427]*[.$B$3];1);0)" office:value-type="float" office:value="0" calcext:value-type="float">
            <text:p/>
          </table:table-cell>
          <table:table-cell table:formula="of:=IF([.G427] &lt; [.$B$25];SUM([.F$3:.F428]);[.$B$25])" office:value-type="float" office:value="222350062.5" calcext:value-type="float">
            <text:p>222,350,063</text:p>
          </table:table-cell>
          <table:table-cell table:formula="of:=IF((ROW() - [.$B$21] &lt; 3);0;FLOOR(IFERROR(OFFSET([.$F42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28] &gt; [.$B$20];[.I428]-[.$B$20];0)" office:value-type="float" office:value="0" calcext:value-type="float">
            <text:p/>
          </table:table-cell>
          <table:table-cell table:formula="of:=IF([.J428] &gt; 0; ROUND([.$B$23] *MIN([.J428];[.H428])); 0)" office:value-type="float" office:value="0" calcext:value-type="float">
            <text:p/>
          </table:table-cell>
          <table:table-cell table:formula="of:=IF((ROW() - [.$B$13] &lt; 3);0;FLOOR(IFERROR(OFFSET([.$F428];-1*[.$B$13];0 );0) * [.$B$14]))" office:value-type="float" office:value="0" calcext:value-type="float">
            <text:p/>
          </table:table-cell>
          <table:table-cell table:formula="of:=SUM([.L$3:.L42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28]+1" office:value-type="date" office:date-value="2021-03-21" calcext:value-type="date">
            <text:p>03/21/21</text:p>
          </table:table-cell>
          <table:table-cell/>
          <table:table-cell table:formula="of:=IF([.G428] &lt; [.$B$25];CEILING([.G428]*[.$B$3];1);0)" office:value-type="float" office:value="0" calcext:value-type="float">
            <text:p/>
          </table:table-cell>
          <table:table-cell table:formula="of:=IF([.G428] &lt; [.$B$25];SUM([.F$3:.F429]);[.$B$25])" office:value-type="float" office:value="222350062.5" calcext:value-type="float">
            <text:p>222,350,063</text:p>
          </table:table-cell>
          <table:table-cell table:formula="of:=IF((ROW() - [.$B$21] &lt; 3);0;FLOOR(IFERROR(OFFSET([.$F42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29] &gt; [.$B$20];[.I429]-[.$B$20];0)" office:value-type="float" office:value="0" calcext:value-type="float">
            <text:p/>
          </table:table-cell>
          <table:table-cell table:formula="of:=IF([.J429] &gt; 0; ROUND([.$B$23] *MIN([.J429];[.H429])); 0)" office:value-type="float" office:value="0" calcext:value-type="float">
            <text:p/>
          </table:table-cell>
          <table:table-cell table:formula="of:=IF((ROW() - [.$B$13] &lt; 3);0;FLOOR(IFERROR(OFFSET([.$F429];-1*[.$B$13];0 );0) * [.$B$14]))" office:value-type="float" office:value="0" calcext:value-type="float">
            <text:p/>
          </table:table-cell>
          <table:table-cell table:formula="of:=SUM([.L$3:.L42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29]+1" office:value-type="date" office:date-value="2021-03-22" calcext:value-type="date">
            <text:p>03/22/21</text:p>
          </table:table-cell>
          <table:table-cell/>
          <table:table-cell table:formula="of:=IF([.G429] &lt; [.$B$25];CEILING([.G429]*[.$B$3];1);0)" office:value-type="float" office:value="0" calcext:value-type="float">
            <text:p/>
          </table:table-cell>
          <table:table-cell table:formula="of:=IF([.G429] &lt; [.$B$25];SUM([.F$3:.F430]);[.$B$25])" office:value-type="float" office:value="222350062.5" calcext:value-type="float">
            <text:p>222,350,063</text:p>
          </table:table-cell>
          <table:table-cell table:formula="of:=IF((ROW() - [.$B$21] &lt; 3);0;FLOOR(IFERROR(OFFSET([.$F43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30] &gt; [.$B$20];[.I430]-[.$B$20];0)" office:value-type="float" office:value="0" calcext:value-type="float">
            <text:p/>
          </table:table-cell>
          <table:table-cell table:formula="of:=IF([.J430] &gt; 0; ROUND([.$B$23] *MIN([.J430];[.H430])); 0)" office:value-type="float" office:value="0" calcext:value-type="float">
            <text:p/>
          </table:table-cell>
          <table:table-cell table:formula="of:=IF((ROW() - [.$B$13] &lt; 3);0;FLOOR(IFERROR(OFFSET([.$F430];-1*[.$B$13];0 );0) * [.$B$14]))" office:value-type="float" office:value="0" calcext:value-type="float">
            <text:p/>
          </table:table-cell>
          <table:table-cell table:formula="of:=SUM([.L$3:.L43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30]+1" office:value-type="date" office:date-value="2021-03-23" calcext:value-type="date">
            <text:p>03/23/21</text:p>
          </table:table-cell>
          <table:table-cell/>
          <table:table-cell table:formula="of:=IF([.G430] &lt; [.$B$25];CEILING([.G430]*[.$B$3];1);0)" office:value-type="float" office:value="0" calcext:value-type="float">
            <text:p/>
          </table:table-cell>
          <table:table-cell table:formula="of:=IF([.G430] &lt; [.$B$25];SUM([.F$3:.F431]);[.$B$25])" office:value-type="float" office:value="222350062.5" calcext:value-type="float">
            <text:p>222,350,063</text:p>
          </table:table-cell>
          <table:table-cell table:formula="of:=IF((ROW() - [.$B$21] &lt; 3);0;FLOOR(IFERROR(OFFSET([.$F43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31] &gt; [.$B$20];[.I431]-[.$B$20];0)" office:value-type="float" office:value="0" calcext:value-type="float">
            <text:p/>
          </table:table-cell>
          <table:table-cell table:formula="of:=IF([.J431] &gt; 0; ROUND([.$B$23] *MIN([.J431];[.H431])); 0)" office:value-type="float" office:value="0" calcext:value-type="float">
            <text:p/>
          </table:table-cell>
          <table:table-cell table:formula="of:=IF((ROW() - [.$B$13] &lt; 3);0;FLOOR(IFERROR(OFFSET([.$F431];-1*[.$B$13];0 );0) * [.$B$14]))" office:value-type="float" office:value="0" calcext:value-type="float">
            <text:p/>
          </table:table-cell>
          <table:table-cell table:formula="of:=SUM([.L$3:.L43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31]+1" office:value-type="date" office:date-value="2021-03-24" calcext:value-type="date">
            <text:p>03/24/21</text:p>
          </table:table-cell>
          <table:table-cell/>
          <table:table-cell table:formula="of:=IF([.G431] &lt; [.$B$25];CEILING([.G431]*[.$B$3];1);0)" office:value-type="float" office:value="0" calcext:value-type="float">
            <text:p/>
          </table:table-cell>
          <table:table-cell table:formula="of:=IF([.G431] &lt; [.$B$25];SUM([.F$3:.F432]);[.$B$25])" office:value-type="float" office:value="222350062.5" calcext:value-type="float">
            <text:p>222,350,063</text:p>
          </table:table-cell>
          <table:table-cell table:formula="of:=IF((ROW() - [.$B$21] &lt; 3);0;FLOOR(IFERROR(OFFSET([.$F43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32] &gt; [.$B$20];[.I432]-[.$B$20];0)" office:value-type="float" office:value="0" calcext:value-type="float">
            <text:p/>
          </table:table-cell>
          <table:table-cell table:formula="of:=IF([.J432] &gt; 0; ROUND([.$B$23] *MIN([.J432];[.H432])); 0)" office:value-type="float" office:value="0" calcext:value-type="float">
            <text:p/>
          </table:table-cell>
          <table:table-cell table:formula="of:=IF((ROW() - [.$B$13] &lt; 3);0;FLOOR(IFERROR(OFFSET([.$F432];-1*[.$B$13];0 );0) * [.$B$14]))" office:value-type="float" office:value="0" calcext:value-type="float">
            <text:p/>
          </table:table-cell>
          <table:table-cell table:formula="of:=SUM([.L$3:.L43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32]+1" office:value-type="date" office:date-value="2021-03-25" calcext:value-type="date">
            <text:p>03/25/21</text:p>
          </table:table-cell>
          <table:table-cell/>
          <table:table-cell table:formula="of:=IF([.G432] &lt; [.$B$25];CEILING([.G432]*[.$B$3];1);0)" office:value-type="float" office:value="0" calcext:value-type="float">
            <text:p/>
          </table:table-cell>
          <table:table-cell table:formula="of:=IF([.G432] &lt; [.$B$25];SUM([.F$3:.F433]);[.$B$25])" office:value-type="float" office:value="222350062.5" calcext:value-type="float">
            <text:p>222,350,063</text:p>
          </table:table-cell>
          <table:table-cell table:formula="of:=IF((ROW() - [.$B$21] &lt; 3);0;FLOOR(IFERROR(OFFSET([.$F43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33] &gt; [.$B$20];[.I433]-[.$B$20];0)" office:value-type="float" office:value="0" calcext:value-type="float">
            <text:p/>
          </table:table-cell>
          <table:table-cell table:formula="of:=IF([.J433] &gt; 0; ROUND([.$B$23] *MIN([.J433];[.H433])); 0)" office:value-type="float" office:value="0" calcext:value-type="float">
            <text:p/>
          </table:table-cell>
          <table:table-cell table:formula="of:=IF((ROW() - [.$B$13] &lt; 3);0;FLOOR(IFERROR(OFFSET([.$F433];-1*[.$B$13];0 );0) * [.$B$14]))" office:value-type="float" office:value="0" calcext:value-type="float">
            <text:p/>
          </table:table-cell>
          <table:table-cell table:formula="of:=SUM([.L$3:.L43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33]+1" office:value-type="date" office:date-value="2021-03-26" calcext:value-type="date">
            <text:p>03/26/21</text:p>
          </table:table-cell>
          <table:table-cell/>
          <table:table-cell table:formula="of:=IF([.G433] &lt; [.$B$25];CEILING([.G433]*[.$B$3];1);0)" office:value-type="float" office:value="0" calcext:value-type="float">
            <text:p/>
          </table:table-cell>
          <table:table-cell table:formula="of:=IF([.G433] &lt; [.$B$25];SUM([.F$3:.F434]);[.$B$25])" office:value-type="float" office:value="222350062.5" calcext:value-type="float">
            <text:p>222,350,063</text:p>
          </table:table-cell>
          <table:table-cell table:formula="of:=IF((ROW() - [.$B$21] &lt; 3);0;FLOOR(IFERROR(OFFSET([.$F43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34] &gt; [.$B$20];[.I434]-[.$B$20];0)" office:value-type="float" office:value="0" calcext:value-type="float">
            <text:p/>
          </table:table-cell>
          <table:table-cell table:formula="of:=IF([.J434] &gt; 0; ROUND([.$B$23] *MIN([.J434];[.H434])); 0)" office:value-type="float" office:value="0" calcext:value-type="float">
            <text:p/>
          </table:table-cell>
          <table:table-cell table:formula="of:=IF((ROW() - [.$B$13] &lt; 3);0;FLOOR(IFERROR(OFFSET([.$F434];-1*[.$B$13];0 );0) * [.$B$14]))" office:value-type="float" office:value="0" calcext:value-type="float">
            <text:p/>
          </table:table-cell>
          <table:table-cell table:formula="of:=SUM([.L$3:.L43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34]+1" office:value-type="date" office:date-value="2021-03-27" calcext:value-type="date">
            <text:p>03/27/21</text:p>
          </table:table-cell>
          <table:table-cell/>
          <table:table-cell table:formula="of:=IF([.G434] &lt; [.$B$25];CEILING([.G434]*[.$B$3];1);0)" office:value-type="float" office:value="0" calcext:value-type="float">
            <text:p/>
          </table:table-cell>
          <table:table-cell table:formula="of:=IF([.G434] &lt; [.$B$25];SUM([.F$3:.F435]);[.$B$25])" office:value-type="float" office:value="222350062.5" calcext:value-type="float">
            <text:p>222,350,063</text:p>
          </table:table-cell>
          <table:table-cell table:formula="of:=IF((ROW() - [.$B$21] &lt; 3);0;FLOOR(IFERROR(OFFSET([.$F43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35] &gt; [.$B$20];[.I435]-[.$B$20];0)" office:value-type="float" office:value="0" calcext:value-type="float">
            <text:p/>
          </table:table-cell>
          <table:table-cell table:formula="of:=IF([.J435] &gt; 0; ROUND([.$B$23] *MIN([.J435];[.H435])); 0)" office:value-type="float" office:value="0" calcext:value-type="float">
            <text:p/>
          </table:table-cell>
          <table:table-cell table:formula="of:=IF((ROW() - [.$B$13] &lt; 3);0;FLOOR(IFERROR(OFFSET([.$F435];-1*[.$B$13];0 );0) * [.$B$14]))" office:value-type="float" office:value="0" calcext:value-type="float">
            <text:p/>
          </table:table-cell>
          <table:table-cell table:formula="of:=SUM([.L$3:.L43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35]+1" office:value-type="date" office:date-value="2021-03-28" calcext:value-type="date">
            <text:p>03/28/21</text:p>
          </table:table-cell>
          <table:table-cell/>
          <table:table-cell table:formula="of:=IF([.G435] &lt; [.$B$25];CEILING([.G435]*[.$B$3];1);0)" office:value-type="float" office:value="0" calcext:value-type="float">
            <text:p/>
          </table:table-cell>
          <table:table-cell table:formula="of:=IF([.G435] &lt; [.$B$25];SUM([.F$3:.F436]);[.$B$25])" office:value-type="float" office:value="222350062.5" calcext:value-type="float">
            <text:p>222,350,063</text:p>
          </table:table-cell>
          <table:table-cell table:formula="of:=IF((ROW() - [.$B$21] &lt; 3);0;FLOOR(IFERROR(OFFSET([.$F43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36] &gt; [.$B$20];[.I436]-[.$B$20];0)" office:value-type="float" office:value="0" calcext:value-type="float">
            <text:p/>
          </table:table-cell>
          <table:table-cell table:formula="of:=IF([.J436] &gt; 0; ROUND([.$B$23] *MIN([.J436];[.H436])); 0)" office:value-type="float" office:value="0" calcext:value-type="float">
            <text:p/>
          </table:table-cell>
          <table:table-cell table:formula="of:=IF((ROW() - [.$B$13] &lt; 3);0;FLOOR(IFERROR(OFFSET([.$F436];-1*[.$B$13];0 );0) * [.$B$14]))" office:value-type="float" office:value="0" calcext:value-type="float">
            <text:p/>
          </table:table-cell>
          <table:table-cell table:formula="of:=SUM([.L$3:.L43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36]+1" office:value-type="date" office:date-value="2021-03-29" calcext:value-type="date">
            <text:p>03/29/21</text:p>
          </table:table-cell>
          <table:table-cell/>
          <table:table-cell table:formula="of:=IF([.G436] &lt; [.$B$25];CEILING([.G436]*[.$B$3];1);0)" office:value-type="float" office:value="0" calcext:value-type="float">
            <text:p/>
          </table:table-cell>
          <table:table-cell table:formula="of:=IF([.G436] &lt; [.$B$25];SUM([.F$3:.F437]);[.$B$25])" office:value-type="float" office:value="222350062.5" calcext:value-type="float">
            <text:p>222,350,063</text:p>
          </table:table-cell>
          <table:table-cell table:formula="of:=IF((ROW() - [.$B$21] &lt; 3);0;FLOOR(IFERROR(OFFSET([.$F43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37] &gt; [.$B$20];[.I437]-[.$B$20];0)" office:value-type="float" office:value="0" calcext:value-type="float">
            <text:p/>
          </table:table-cell>
          <table:table-cell table:formula="of:=IF([.J437] &gt; 0; ROUND([.$B$23] *MIN([.J437];[.H437])); 0)" office:value-type="float" office:value="0" calcext:value-type="float">
            <text:p/>
          </table:table-cell>
          <table:table-cell table:formula="of:=IF((ROW() - [.$B$13] &lt; 3);0;FLOOR(IFERROR(OFFSET([.$F437];-1*[.$B$13];0 );0) * [.$B$14]))" office:value-type="float" office:value="0" calcext:value-type="float">
            <text:p/>
          </table:table-cell>
          <table:table-cell table:formula="of:=SUM([.L$3:.L43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37]+1" office:value-type="date" office:date-value="2021-03-30" calcext:value-type="date">
            <text:p>03/30/21</text:p>
          </table:table-cell>
          <table:table-cell/>
          <table:table-cell table:formula="of:=IF([.G437] &lt; [.$B$25];CEILING([.G437]*[.$B$3];1);0)" office:value-type="float" office:value="0" calcext:value-type="float">
            <text:p/>
          </table:table-cell>
          <table:table-cell table:formula="of:=IF([.G437] &lt; [.$B$25];SUM([.F$3:.F438]);[.$B$25])" office:value-type="float" office:value="222350062.5" calcext:value-type="float">
            <text:p>222,350,063</text:p>
          </table:table-cell>
          <table:table-cell table:formula="of:=IF((ROW() - [.$B$21] &lt; 3);0;FLOOR(IFERROR(OFFSET([.$F43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38] &gt; [.$B$20];[.I438]-[.$B$20];0)" office:value-type="float" office:value="0" calcext:value-type="float">
            <text:p/>
          </table:table-cell>
          <table:table-cell table:formula="of:=IF([.J438] &gt; 0; ROUND([.$B$23] *MIN([.J438];[.H438])); 0)" office:value-type="float" office:value="0" calcext:value-type="float">
            <text:p/>
          </table:table-cell>
          <table:table-cell table:formula="of:=IF((ROW() - [.$B$13] &lt; 3);0;FLOOR(IFERROR(OFFSET([.$F438];-1*[.$B$13];0 );0) * [.$B$14]))" office:value-type="float" office:value="0" calcext:value-type="float">
            <text:p/>
          </table:table-cell>
          <table:table-cell table:formula="of:=SUM([.L$3:.L43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38]+1" office:value-type="date" office:date-value="2021-03-31" calcext:value-type="date">
            <text:p>03/31/21</text:p>
          </table:table-cell>
          <table:table-cell/>
          <table:table-cell table:formula="of:=IF([.G438] &lt; [.$B$25];CEILING([.G438]*[.$B$3];1);0)" office:value-type="float" office:value="0" calcext:value-type="float">
            <text:p/>
          </table:table-cell>
          <table:table-cell table:formula="of:=IF([.G438] &lt; [.$B$25];SUM([.F$3:.F439]);[.$B$25])" office:value-type="float" office:value="222350062.5" calcext:value-type="float">
            <text:p>222,350,063</text:p>
          </table:table-cell>
          <table:table-cell table:formula="of:=IF((ROW() - [.$B$21] &lt; 3);0;FLOOR(IFERROR(OFFSET([.$F43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39] &gt; [.$B$20];[.I439]-[.$B$20];0)" office:value-type="float" office:value="0" calcext:value-type="float">
            <text:p/>
          </table:table-cell>
          <table:table-cell table:formula="of:=IF([.J439] &gt; 0; ROUND([.$B$23] *MIN([.J439];[.H439])); 0)" office:value-type="float" office:value="0" calcext:value-type="float">
            <text:p/>
          </table:table-cell>
          <table:table-cell table:formula="of:=IF((ROW() - [.$B$13] &lt; 3);0;FLOOR(IFERROR(OFFSET([.$F439];-1*[.$B$13];0 );0) * [.$B$14]))" office:value-type="float" office:value="0" calcext:value-type="float">
            <text:p/>
          </table:table-cell>
          <table:table-cell table:formula="of:=SUM([.L$3:.L43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39]+1" office:value-type="date" office:date-value="2021-04-01" calcext:value-type="date">
            <text:p>04/01/21</text:p>
          </table:table-cell>
          <table:table-cell/>
          <table:table-cell table:formula="of:=IF([.G439] &lt; [.$B$25];CEILING([.G439]*[.$B$3];1);0)" office:value-type="float" office:value="0" calcext:value-type="float">
            <text:p/>
          </table:table-cell>
          <table:table-cell table:formula="of:=IF([.G439] &lt; [.$B$25];SUM([.F$3:.F440]);[.$B$25])" office:value-type="float" office:value="222350062.5" calcext:value-type="float">
            <text:p>222,350,063</text:p>
          </table:table-cell>
          <table:table-cell table:formula="of:=IF((ROW() - [.$B$21] &lt; 3);0;FLOOR(IFERROR(OFFSET([.$F44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40] &gt; [.$B$20];[.I440]-[.$B$20];0)" office:value-type="float" office:value="0" calcext:value-type="float">
            <text:p/>
          </table:table-cell>
          <table:table-cell table:formula="of:=IF([.J440] &gt; 0; ROUND([.$B$23] *MIN([.J440];[.H440])); 0)" office:value-type="float" office:value="0" calcext:value-type="float">
            <text:p/>
          </table:table-cell>
          <table:table-cell table:formula="of:=IF((ROW() - [.$B$13] &lt; 3);0;FLOOR(IFERROR(OFFSET([.$F440];-1*[.$B$13];0 );0) * [.$B$14]))" office:value-type="float" office:value="0" calcext:value-type="float">
            <text:p/>
          </table:table-cell>
          <table:table-cell table:formula="of:=SUM([.L$3:.L44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40]+1" office:value-type="date" office:date-value="2021-04-02" calcext:value-type="date">
            <text:p>04/02/21</text:p>
          </table:table-cell>
          <table:table-cell/>
          <table:table-cell table:formula="of:=IF([.G440] &lt; [.$B$25];CEILING([.G440]*[.$B$3];1);0)" office:value-type="float" office:value="0" calcext:value-type="float">
            <text:p/>
          </table:table-cell>
          <table:table-cell table:formula="of:=IF([.G440] &lt; [.$B$25];SUM([.F$3:.F441]);[.$B$25])" office:value-type="float" office:value="222350062.5" calcext:value-type="float">
            <text:p>222,350,063</text:p>
          </table:table-cell>
          <table:table-cell table:formula="of:=IF((ROW() - [.$B$21] &lt; 3);0;FLOOR(IFERROR(OFFSET([.$F44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41] &gt; [.$B$20];[.I441]-[.$B$20];0)" office:value-type="float" office:value="0" calcext:value-type="float">
            <text:p/>
          </table:table-cell>
          <table:table-cell table:formula="of:=IF([.J441] &gt; 0; ROUND([.$B$23] *MIN([.J441];[.H441])); 0)" office:value-type="float" office:value="0" calcext:value-type="float">
            <text:p/>
          </table:table-cell>
          <table:table-cell table:formula="of:=IF((ROW() - [.$B$13] &lt; 3);0;FLOOR(IFERROR(OFFSET([.$F441];-1*[.$B$13];0 );0) * [.$B$14]))" office:value-type="float" office:value="0" calcext:value-type="float">
            <text:p/>
          </table:table-cell>
          <table:table-cell table:formula="of:=SUM([.L$3:.L44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41]+1" office:value-type="date" office:date-value="2021-04-03" calcext:value-type="date">
            <text:p>04/03/21</text:p>
          </table:table-cell>
          <table:table-cell/>
          <table:table-cell table:formula="of:=IF([.G441] &lt; [.$B$25];CEILING([.G441]*[.$B$3];1);0)" office:value-type="float" office:value="0" calcext:value-type="float">
            <text:p/>
          </table:table-cell>
          <table:table-cell table:formula="of:=IF([.G441] &lt; [.$B$25];SUM([.F$3:.F442]);[.$B$25])" office:value-type="float" office:value="222350062.5" calcext:value-type="float">
            <text:p>222,350,063</text:p>
          </table:table-cell>
          <table:table-cell table:formula="of:=IF((ROW() - [.$B$21] &lt; 3);0;FLOOR(IFERROR(OFFSET([.$F44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42] &gt; [.$B$20];[.I442]-[.$B$20];0)" office:value-type="float" office:value="0" calcext:value-type="float">
            <text:p/>
          </table:table-cell>
          <table:table-cell table:formula="of:=IF([.J442] &gt; 0; ROUND([.$B$23] *MIN([.J442];[.H442])); 0)" office:value-type="float" office:value="0" calcext:value-type="float">
            <text:p/>
          </table:table-cell>
          <table:table-cell table:formula="of:=IF((ROW() - [.$B$13] &lt; 3);0;FLOOR(IFERROR(OFFSET([.$F442];-1*[.$B$13];0 );0) * [.$B$14]))" office:value-type="float" office:value="0" calcext:value-type="float">
            <text:p/>
          </table:table-cell>
          <table:table-cell table:formula="of:=SUM([.L$3:.L44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42]+1" office:value-type="date" office:date-value="2021-04-04" calcext:value-type="date">
            <text:p>04/04/21</text:p>
          </table:table-cell>
          <table:table-cell/>
          <table:table-cell table:formula="of:=IF([.G442] &lt; [.$B$25];CEILING([.G442]*[.$B$3];1);0)" office:value-type="float" office:value="0" calcext:value-type="float">
            <text:p/>
          </table:table-cell>
          <table:table-cell table:formula="of:=IF([.G442] &lt; [.$B$25];SUM([.F$3:.F443]);[.$B$25])" office:value-type="float" office:value="222350062.5" calcext:value-type="float">
            <text:p>222,350,063</text:p>
          </table:table-cell>
          <table:table-cell table:formula="of:=IF((ROW() - [.$B$21] &lt; 3);0;FLOOR(IFERROR(OFFSET([.$F44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43] &gt; [.$B$20];[.I443]-[.$B$20];0)" office:value-type="float" office:value="0" calcext:value-type="float">
            <text:p/>
          </table:table-cell>
          <table:table-cell table:formula="of:=IF([.J443] &gt; 0; ROUND([.$B$23] *MIN([.J443];[.H443])); 0)" office:value-type="float" office:value="0" calcext:value-type="float">
            <text:p/>
          </table:table-cell>
          <table:table-cell table:formula="of:=IF((ROW() - [.$B$13] &lt; 3);0;FLOOR(IFERROR(OFFSET([.$F443];-1*[.$B$13];0 );0) * [.$B$14]))" office:value-type="float" office:value="0" calcext:value-type="float">
            <text:p/>
          </table:table-cell>
          <table:table-cell table:formula="of:=SUM([.L$3:.L44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43]+1" office:value-type="date" office:date-value="2021-04-05" calcext:value-type="date">
            <text:p>04/05/21</text:p>
          </table:table-cell>
          <table:table-cell/>
          <table:table-cell table:formula="of:=IF([.G443] &lt; [.$B$25];CEILING([.G443]*[.$B$3];1);0)" office:value-type="float" office:value="0" calcext:value-type="float">
            <text:p/>
          </table:table-cell>
          <table:table-cell table:formula="of:=IF([.G443] &lt; [.$B$25];SUM([.F$3:.F444]);[.$B$25])" office:value-type="float" office:value="222350062.5" calcext:value-type="float">
            <text:p>222,350,063</text:p>
          </table:table-cell>
          <table:table-cell table:formula="of:=IF((ROW() - [.$B$21] &lt; 3);0;FLOOR(IFERROR(OFFSET([.$F44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44] &gt; [.$B$20];[.I444]-[.$B$20];0)" office:value-type="float" office:value="0" calcext:value-type="float">
            <text:p/>
          </table:table-cell>
          <table:table-cell table:formula="of:=IF([.J444] &gt; 0; ROUND([.$B$23] *MIN([.J444];[.H444])); 0)" office:value-type="float" office:value="0" calcext:value-type="float">
            <text:p/>
          </table:table-cell>
          <table:table-cell table:formula="of:=IF((ROW() - [.$B$13] &lt; 3);0;FLOOR(IFERROR(OFFSET([.$F444];-1*[.$B$13];0 );0) * [.$B$14]))" office:value-type="float" office:value="0" calcext:value-type="float">
            <text:p/>
          </table:table-cell>
          <table:table-cell table:formula="of:=SUM([.L$3:.L44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44]+1" office:value-type="date" office:date-value="2021-04-06" calcext:value-type="date">
            <text:p>04/06/21</text:p>
          </table:table-cell>
          <table:table-cell/>
          <table:table-cell table:formula="of:=IF([.G444] &lt; [.$B$25];CEILING([.G444]*[.$B$3];1);0)" office:value-type="float" office:value="0" calcext:value-type="float">
            <text:p/>
          </table:table-cell>
          <table:table-cell table:formula="of:=IF([.G444] &lt; [.$B$25];SUM([.F$3:.F445]);[.$B$25])" office:value-type="float" office:value="222350062.5" calcext:value-type="float">
            <text:p>222,350,063</text:p>
          </table:table-cell>
          <table:table-cell table:formula="of:=IF((ROW() - [.$B$21] &lt; 3);0;FLOOR(IFERROR(OFFSET([.$F44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45] &gt; [.$B$20];[.I445]-[.$B$20];0)" office:value-type="float" office:value="0" calcext:value-type="float">
            <text:p/>
          </table:table-cell>
          <table:table-cell table:formula="of:=IF([.J445] &gt; 0; ROUND([.$B$23] *MIN([.J445];[.H445])); 0)" office:value-type="float" office:value="0" calcext:value-type="float">
            <text:p/>
          </table:table-cell>
          <table:table-cell table:formula="of:=IF((ROW() - [.$B$13] &lt; 3);0;FLOOR(IFERROR(OFFSET([.$F445];-1*[.$B$13];0 );0) * [.$B$14]))" office:value-type="float" office:value="0" calcext:value-type="float">
            <text:p/>
          </table:table-cell>
          <table:table-cell table:formula="of:=SUM([.L$3:.L44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45]+1" office:value-type="date" office:date-value="2021-04-07" calcext:value-type="date">
            <text:p>04/07/21</text:p>
          </table:table-cell>
          <table:table-cell/>
          <table:table-cell table:formula="of:=IF([.G445] &lt; [.$B$25];CEILING([.G445]*[.$B$3];1);0)" office:value-type="float" office:value="0" calcext:value-type="float">
            <text:p/>
          </table:table-cell>
          <table:table-cell table:formula="of:=IF([.G445] &lt; [.$B$25];SUM([.F$3:.F446]);[.$B$25])" office:value-type="float" office:value="222350062.5" calcext:value-type="float">
            <text:p>222,350,063</text:p>
          </table:table-cell>
          <table:table-cell table:formula="of:=IF((ROW() - [.$B$21] &lt; 3);0;FLOOR(IFERROR(OFFSET([.$F44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46] &gt; [.$B$20];[.I446]-[.$B$20];0)" office:value-type="float" office:value="0" calcext:value-type="float">
            <text:p/>
          </table:table-cell>
          <table:table-cell table:formula="of:=IF([.J446] &gt; 0; ROUND([.$B$23] *MIN([.J446];[.H446])); 0)" office:value-type="float" office:value="0" calcext:value-type="float">
            <text:p/>
          </table:table-cell>
          <table:table-cell table:formula="of:=IF((ROW() - [.$B$13] &lt; 3);0;FLOOR(IFERROR(OFFSET([.$F446];-1*[.$B$13];0 );0) * [.$B$14]))" office:value-type="float" office:value="0" calcext:value-type="float">
            <text:p/>
          </table:table-cell>
          <table:table-cell table:formula="of:=SUM([.L$3:.L44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46]+1" office:value-type="date" office:date-value="2021-04-08" calcext:value-type="date">
            <text:p>04/08/21</text:p>
          </table:table-cell>
          <table:table-cell/>
          <table:table-cell table:formula="of:=IF([.G446] &lt; [.$B$25];CEILING([.G446]*[.$B$3];1);0)" office:value-type="float" office:value="0" calcext:value-type="float">
            <text:p/>
          </table:table-cell>
          <table:table-cell table:formula="of:=IF([.G446] &lt; [.$B$25];SUM([.F$3:.F447]);[.$B$25])" office:value-type="float" office:value="222350062.5" calcext:value-type="float">
            <text:p>222,350,063</text:p>
          </table:table-cell>
          <table:table-cell table:formula="of:=IF((ROW() - [.$B$21] &lt; 3);0;FLOOR(IFERROR(OFFSET([.$F44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47] &gt; [.$B$20];[.I447]-[.$B$20];0)" office:value-type="float" office:value="0" calcext:value-type="float">
            <text:p/>
          </table:table-cell>
          <table:table-cell table:formula="of:=IF([.J447] &gt; 0; ROUND([.$B$23] *MIN([.J447];[.H447])); 0)" office:value-type="float" office:value="0" calcext:value-type="float">
            <text:p/>
          </table:table-cell>
          <table:table-cell table:formula="of:=IF((ROW() - [.$B$13] &lt; 3);0;FLOOR(IFERROR(OFFSET([.$F447];-1*[.$B$13];0 );0) * [.$B$14]))" office:value-type="float" office:value="0" calcext:value-type="float">
            <text:p/>
          </table:table-cell>
          <table:table-cell table:formula="of:=SUM([.L$3:.L44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47]+1" office:value-type="date" office:date-value="2021-04-09" calcext:value-type="date">
            <text:p>04/09/21</text:p>
          </table:table-cell>
          <table:table-cell/>
          <table:table-cell table:formula="of:=IF([.G447] &lt; [.$B$25];CEILING([.G447]*[.$B$3];1);0)" office:value-type="float" office:value="0" calcext:value-type="float">
            <text:p/>
          </table:table-cell>
          <table:table-cell table:formula="of:=IF([.G447] &lt; [.$B$25];SUM([.F$3:.F448]);[.$B$25])" office:value-type="float" office:value="222350062.5" calcext:value-type="float">
            <text:p>222,350,063</text:p>
          </table:table-cell>
          <table:table-cell table:formula="of:=IF((ROW() - [.$B$21] &lt; 3);0;FLOOR(IFERROR(OFFSET([.$F44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48] &gt; [.$B$20];[.I448]-[.$B$20];0)" office:value-type="float" office:value="0" calcext:value-type="float">
            <text:p/>
          </table:table-cell>
          <table:table-cell table:formula="of:=IF([.J448] &gt; 0; ROUND([.$B$23] *MIN([.J448];[.H448])); 0)" office:value-type="float" office:value="0" calcext:value-type="float">
            <text:p/>
          </table:table-cell>
          <table:table-cell table:formula="of:=IF((ROW() - [.$B$13] &lt; 3);0;FLOOR(IFERROR(OFFSET([.$F448];-1*[.$B$13];0 );0) * [.$B$14]))" office:value-type="float" office:value="0" calcext:value-type="float">
            <text:p/>
          </table:table-cell>
          <table:table-cell table:formula="of:=SUM([.L$3:.L44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48]+1" office:value-type="date" office:date-value="2021-04-10" calcext:value-type="date">
            <text:p>04/10/21</text:p>
          </table:table-cell>
          <table:table-cell/>
          <table:table-cell table:formula="of:=IF([.G448] &lt; [.$B$25];CEILING([.G448]*[.$B$3];1);0)" office:value-type="float" office:value="0" calcext:value-type="float">
            <text:p/>
          </table:table-cell>
          <table:table-cell table:formula="of:=IF([.G448] &lt; [.$B$25];SUM([.F$3:.F449]);[.$B$25])" office:value-type="float" office:value="222350062.5" calcext:value-type="float">
            <text:p>222,350,063</text:p>
          </table:table-cell>
          <table:table-cell table:formula="of:=IF((ROW() - [.$B$21] &lt; 3);0;FLOOR(IFERROR(OFFSET([.$F44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49] &gt; [.$B$20];[.I449]-[.$B$20];0)" office:value-type="float" office:value="0" calcext:value-type="float">
            <text:p/>
          </table:table-cell>
          <table:table-cell table:formula="of:=IF([.J449] &gt; 0; ROUND([.$B$23] *MIN([.J449];[.H449])); 0)" office:value-type="float" office:value="0" calcext:value-type="float">
            <text:p/>
          </table:table-cell>
          <table:table-cell table:formula="of:=IF((ROW() - [.$B$13] &lt; 3);0;FLOOR(IFERROR(OFFSET([.$F449];-1*[.$B$13];0 );0) * [.$B$14]))" office:value-type="float" office:value="0" calcext:value-type="float">
            <text:p/>
          </table:table-cell>
          <table:table-cell table:formula="of:=SUM([.L$3:.L44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49]+1" office:value-type="date" office:date-value="2021-04-11" calcext:value-type="date">
            <text:p>04/11/21</text:p>
          </table:table-cell>
          <table:table-cell/>
          <table:table-cell table:formula="of:=IF([.G449] &lt; [.$B$25];CEILING([.G449]*[.$B$3];1);0)" office:value-type="float" office:value="0" calcext:value-type="float">
            <text:p/>
          </table:table-cell>
          <table:table-cell table:formula="of:=IF([.G449] &lt; [.$B$25];SUM([.F$3:.F450]);[.$B$25])" office:value-type="float" office:value="222350062.5" calcext:value-type="float">
            <text:p>222,350,063</text:p>
          </table:table-cell>
          <table:table-cell table:formula="of:=IF((ROW() - [.$B$21] &lt; 3);0;FLOOR(IFERROR(OFFSET([.$F45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50] &gt; [.$B$20];[.I450]-[.$B$20];0)" office:value-type="float" office:value="0" calcext:value-type="float">
            <text:p/>
          </table:table-cell>
          <table:table-cell table:formula="of:=IF([.J450] &gt; 0; ROUND([.$B$23] *MIN([.J450];[.H450])); 0)" office:value-type="float" office:value="0" calcext:value-type="float">
            <text:p/>
          </table:table-cell>
          <table:table-cell table:formula="of:=IF((ROW() - [.$B$13] &lt; 3);0;FLOOR(IFERROR(OFFSET([.$F450];-1*[.$B$13];0 );0) * [.$B$14]))" office:value-type="float" office:value="0" calcext:value-type="float">
            <text:p/>
          </table:table-cell>
          <table:table-cell table:formula="of:=SUM([.L$3:.L45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50]+1" office:value-type="date" office:date-value="2021-04-12" calcext:value-type="date">
            <text:p>04/12/21</text:p>
          </table:table-cell>
          <table:table-cell/>
          <table:table-cell table:formula="of:=IF([.G450] &lt; [.$B$25];CEILING([.G450]*[.$B$3];1);0)" office:value-type="float" office:value="0" calcext:value-type="float">
            <text:p/>
          </table:table-cell>
          <table:table-cell table:formula="of:=IF([.G450] &lt; [.$B$25];SUM([.F$3:.F451]);[.$B$25])" office:value-type="float" office:value="222350062.5" calcext:value-type="float">
            <text:p>222,350,063</text:p>
          </table:table-cell>
          <table:table-cell table:formula="of:=IF((ROW() - [.$B$21] &lt; 3);0;FLOOR(IFERROR(OFFSET([.$F45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51] &gt; [.$B$20];[.I451]-[.$B$20];0)" office:value-type="float" office:value="0" calcext:value-type="float">
            <text:p/>
          </table:table-cell>
          <table:table-cell table:formula="of:=IF([.J451] &gt; 0; ROUND([.$B$23] *MIN([.J451];[.H451])); 0)" office:value-type="float" office:value="0" calcext:value-type="float">
            <text:p/>
          </table:table-cell>
          <table:table-cell table:formula="of:=IF((ROW() - [.$B$13] &lt; 3);0;FLOOR(IFERROR(OFFSET([.$F451];-1*[.$B$13];0 );0) * [.$B$14]))" office:value-type="float" office:value="0" calcext:value-type="float">
            <text:p/>
          </table:table-cell>
          <table:table-cell table:formula="of:=SUM([.L$3:.L45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51]+1" office:value-type="date" office:date-value="2021-04-13" calcext:value-type="date">
            <text:p>04/13/21</text:p>
          </table:table-cell>
          <table:table-cell/>
          <table:table-cell table:formula="of:=IF([.G451] &lt; [.$B$25];CEILING([.G451]*[.$B$3];1);0)" office:value-type="float" office:value="0" calcext:value-type="float">
            <text:p/>
          </table:table-cell>
          <table:table-cell table:formula="of:=IF([.G451] &lt; [.$B$25];SUM([.F$3:.F452]);[.$B$25])" office:value-type="float" office:value="222350062.5" calcext:value-type="float">
            <text:p>222,350,063</text:p>
          </table:table-cell>
          <table:table-cell table:formula="of:=IF((ROW() - [.$B$21] &lt; 3);0;FLOOR(IFERROR(OFFSET([.$F45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52] &gt; [.$B$20];[.I452]-[.$B$20];0)" office:value-type="float" office:value="0" calcext:value-type="float">
            <text:p/>
          </table:table-cell>
          <table:table-cell table:formula="of:=IF([.J452] &gt; 0; ROUND([.$B$23] *MIN([.J452];[.H452])); 0)" office:value-type="float" office:value="0" calcext:value-type="float">
            <text:p/>
          </table:table-cell>
          <table:table-cell table:formula="of:=IF((ROW() - [.$B$13] &lt; 3);0;FLOOR(IFERROR(OFFSET([.$F452];-1*[.$B$13];0 );0) * [.$B$14]))" office:value-type="float" office:value="0" calcext:value-type="float">
            <text:p/>
          </table:table-cell>
          <table:table-cell table:formula="of:=SUM([.L$3:.L45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52]+1" office:value-type="date" office:date-value="2021-04-14" calcext:value-type="date">
            <text:p>04/14/21</text:p>
          </table:table-cell>
          <table:table-cell/>
          <table:table-cell table:formula="of:=IF([.G452] &lt; [.$B$25];CEILING([.G452]*[.$B$3];1);0)" office:value-type="float" office:value="0" calcext:value-type="float">
            <text:p/>
          </table:table-cell>
          <table:table-cell table:formula="of:=IF([.G452] &lt; [.$B$25];SUM([.F$3:.F453]);[.$B$25])" office:value-type="float" office:value="222350062.5" calcext:value-type="float">
            <text:p>222,350,063</text:p>
          </table:table-cell>
          <table:table-cell table:formula="of:=IF((ROW() - [.$B$21] &lt; 3);0;FLOOR(IFERROR(OFFSET([.$F45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53] &gt; [.$B$20];[.I453]-[.$B$20];0)" office:value-type="float" office:value="0" calcext:value-type="float">
            <text:p/>
          </table:table-cell>
          <table:table-cell table:formula="of:=IF([.J453] &gt; 0; ROUND([.$B$23] *MIN([.J453];[.H453])); 0)" office:value-type="float" office:value="0" calcext:value-type="float">
            <text:p/>
          </table:table-cell>
          <table:table-cell table:formula="of:=IF((ROW() - [.$B$13] &lt; 3);0;FLOOR(IFERROR(OFFSET([.$F453];-1*[.$B$13];0 );0) * [.$B$14]))" office:value-type="float" office:value="0" calcext:value-type="float">
            <text:p/>
          </table:table-cell>
          <table:table-cell table:formula="of:=SUM([.L$3:.L45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53]+1" office:value-type="date" office:date-value="2021-04-15" calcext:value-type="date">
            <text:p>04/15/21</text:p>
          </table:table-cell>
          <table:table-cell/>
          <table:table-cell table:formula="of:=IF([.G453] &lt; [.$B$25];CEILING([.G453]*[.$B$3];1);0)" office:value-type="float" office:value="0" calcext:value-type="float">
            <text:p/>
          </table:table-cell>
          <table:table-cell table:formula="of:=IF([.G453] &lt; [.$B$25];SUM([.F$3:.F454]);[.$B$25])" office:value-type="float" office:value="222350062.5" calcext:value-type="float">
            <text:p>222,350,063</text:p>
          </table:table-cell>
          <table:table-cell table:formula="of:=IF((ROW() - [.$B$21] &lt; 3);0;FLOOR(IFERROR(OFFSET([.$F45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54] &gt; [.$B$20];[.I454]-[.$B$20];0)" office:value-type="float" office:value="0" calcext:value-type="float">
            <text:p/>
          </table:table-cell>
          <table:table-cell table:formula="of:=IF([.J454] &gt; 0; ROUND([.$B$23] *MIN([.J454];[.H454])); 0)" office:value-type="float" office:value="0" calcext:value-type="float">
            <text:p/>
          </table:table-cell>
          <table:table-cell table:formula="of:=IF((ROW() - [.$B$13] &lt; 3);0;FLOOR(IFERROR(OFFSET([.$F454];-1*[.$B$13];0 );0) * [.$B$14]))" office:value-type="float" office:value="0" calcext:value-type="float">
            <text:p/>
          </table:table-cell>
          <table:table-cell table:formula="of:=SUM([.L$3:.L45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54]+1" office:value-type="date" office:date-value="2021-04-16" calcext:value-type="date">
            <text:p>04/16/21</text:p>
          </table:table-cell>
          <table:table-cell/>
          <table:table-cell table:formula="of:=IF([.G454] &lt; [.$B$25];CEILING([.G454]*[.$B$3];1);0)" office:value-type="float" office:value="0" calcext:value-type="float">
            <text:p/>
          </table:table-cell>
          <table:table-cell table:formula="of:=IF([.G454] &lt; [.$B$25];SUM([.F$3:.F455]);[.$B$25])" office:value-type="float" office:value="222350062.5" calcext:value-type="float">
            <text:p>222,350,063</text:p>
          </table:table-cell>
          <table:table-cell table:formula="of:=IF((ROW() - [.$B$21] &lt; 3);0;FLOOR(IFERROR(OFFSET([.$F45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55] &gt; [.$B$20];[.I455]-[.$B$20];0)" office:value-type="float" office:value="0" calcext:value-type="float">
            <text:p/>
          </table:table-cell>
          <table:table-cell table:formula="of:=IF([.J455] &gt; 0; ROUND([.$B$23] *MIN([.J455];[.H455])); 0)" office:value-type="float" office:value="0" calcext:value-type="float">
            <text:p/>
          </table:table-cell>
          <table:table-cell table:formula="of:=IF((ROW() - [.$B$13] &lt; 3);0;FLOOR(IFERROR(OFFSET([.$F455];-1*[.$B$13];0 );0) * [.$B$14]))" office:value-type="float" office:value="0" calcext:value-type="float">
            <text:p/>
          </table:table-cell>
          <table:table-cell table:formula="of:=SUM([.L$3:.L45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55]+1" office:value-type="date" office:date-value="2021-04-17" calcext:value-type="date">
            <text:p>04/17/21</text:p>
          </table:table-cell>
          <table:table-cell/>
          <table:table-cell table:formula="of:=IF([.G455] &lt; [.$B$25];CEILING([.G455]*[.$B$3];1);0)" office:value-type="float" office:value="0" calcext:value-type="float">
            <text:p/>
          </table:table-cell>
          <table:table-cell table:formula="of:=IF([.G455] &lt; [.$B$25];SUM([.F$3:.F456]);[.$B$25])" office:value-type="float" office:value="222350062.5" calcext:value-type="float">
            <text:p>222,350,063</text:p>
          </table:table-cell>
          <table:table-cell table:formula="of:=IF((ROW() - [.$B$21] &lt; 3);0;FLOOR(IFERROR(OFFSET([.$F45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56] &gt; [.$B$20];[.I456]-[.$B$20];0)" office:value-type="float" office:value="0" calcext:value-type="float">
            <text:p/>
          </table:table-cell>
          <table:table-cell table:formula="of:=IF([.J456] &gt; 0; ROUND([.$B$23] *MIN([.J456];[.H456])); 0)" office:value-type="float" office:value="0" calcext:value-type="float">
            <text:p/>
          </table:table-cell>
          <table:table-cell table:formula="of:=IF((ROW() - [.$B$13] &lt; 3);0;FLOOR(IFERROR(OFFSET([.$F456];-1*[.$B$13];0 );0) * [.$B$14]))" office:value-type="float" office:value="0" calcext:value-type="float">
            <text:p/>
          </table:table-cell>
          <table:table-cell table:formula="of:=SUM([.L$3:.L45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56]+1" office:value-type="date" office:date-value="2021-04-18" calcext:value-type="date">
            <text:p>04/18/21</text:p>
          </table:table-cell>
          <table:table-cell/>
          <table:table-cell table:formula="of:=IF([.G456] &lt; [.$B$25];CEILING([.G456]*[.$B$3];1);0)" office:value-type="float" office:value="0" calcext:value-type="float">
            <text:p/>
          </table:table-cell>
          <table:table-cell table:formula="of:=IF([.G456] &lt; [.$B$25];SUM([.F$3:.F457]);[.$B$25])" office:value-type="float" office:value="222350062.5" calcext:value-type="float">
            <text:p>222,350,063</text:p>
          </table:table-cell>
          <table:table-cell table:formula="of:=IF((ROW() - [.$B$21] &lt; 3);0;FLOOR(IFERROR(OFFSET([.$F45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57] &gt; [.$B$20];[.I457]-[.$B$20];0)" office:value-type="float" office:value="0" calcext:value-type="float">
            <text:p/>
          </table:table-cell>
          <table:table-cell table:formula="of:=IF([.J457] &gt; 0; ROUND([.$B$23] *MIN([.J457];[.H457])); 0)" office:value-type="float" office:value="0" calcext:value-type="float">
            <text:p/>
          </table:table-cell>
          <table:table-cell table:formula="of:=IF((ROW() - [.$B$13] &lt; 3);0;FLOOR(IFERROR(OFFSET([.$F457];-1*[.$B$13];0 );0) * [.$B$14]))" office:value-type="float" office:value="0" calcext:value-type="float">
            <text:p/>
          </table:table-cell>
          <table:table-cell table:formula="of:=SUM([.L$3:.L45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57]+1" office:value-type="date" office:date-value="2021-04-19" calcext:value-type="date">
            <text:p>04/19/21</text:p>
          </table:table-cell>
          <table:table-cell/>
          <table:table-cell table:formula="of:=IF([.G457] &lt; [.$B$25];CEILING([.G457]*[.$B$3];1);0)" office:value-type="float" office:value="0" calcext:value-type="float">
            <text:p/>
          </table:table-cell>
          <table:table-cell table:formula="of:=IF([.G457] &lt; [.$B$25];SUM([.F$3:.F458]);[.$B$25])" office:value-type="float" office:value="222350062.5" calcext:value-type="float">
            <text:p>222,350,063</text:p>
          </table:table-cell>
          <table:table-cell table:formula="of:=IF((ROW() - [.$B$21] &lt; 3);0;FLOOR(IFERROR(OFFSET([.$F45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58] &gt; [.$B$20];[.I458]-[.$B$20];0)" office:value-type="float" office:value="0" calcext:value-type="float">
            <text:p/>
          </table:table-cell>
          <table:table-cell table:formula="of:=IF([.J458] &gt; 0; ROUND([.$B$23] *MIN([.J458];[.H458])); 0)" office:value-type="float" office:value="0" calcext:value-type="float">
            <text:p/>
          </table:table-cell>
          <table:table-cell table:formula="of:=IF((ROW() - [.$B$13] &lt; 3);0;FLOOR(IFERROR(OFFSET([.$F458];-1*[.$B$13];0 );0) * [.$B$14]))" office:value-type="float" office:value="0" calcext:value-type="float">
            <text:p/>
          </table:table-cell>
          <table:table-cell table:formula="of:=SUM([.L$3:.L45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58]+1" office:value-type="date" office:date-value="2021-04-20" calcext:value-type="date">
            <text:p>04/20/21</text:p>
          </table:table-cell>
          <table:table-cell/>
          <table:table-cell table:formula="of:=IF([.G458] &lt; [.$B$25];CEILING([.G458]*[.$B$3];1);0)" office:value-type="float" office:value="0" calcext:value-type="float">
            <text:p/>
          </table:table-cell>
          <table:table-cell table:formula="of:=IF([.G458] &lt; [.$B$25];SUM([.F$3:.F459]);[.$B$25])" office:value-type="float" office:value="222350062.5" calcext:value-type="float">
            <text:p>222,350,063</text:p>
          </table:table-cell>
          <table:table-cell table:formula="of:=IF((ROW() - [.$B$21] &lt; 3);0;FLOOR(IFERROR(OFFSET([.$F45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59] &gt; [.$B$20];[.I459]-[.$B$20];0)" office:value-type="float" office:value="0" calcext:value-type="float">
            <text:p/>
          </table:table-cell>
          <table:table-cell table:formula="of:=IF([.J459] &gt; 0; ROUND([.$B$23] *MIN([.J459];[.H459])); 0)" office:value-type="float" office:value="0" calcext:value-type="float">
            <text:p/>
          </table:table-cell>
          <table:table-cell table:formula="of:=IF((ROW() - [.$B$13] &lt; 3);0;FLOOR(IFERROR(OFFSET([.$F459];-1*[.$B$13];0 );0) * [.$B$14]))" office:value-type="float" office:value="0" calcext:value-type="float">
            <text:p/>
          </table:table-cell>
          <table:table-cell table:formula="of:=SUM([.L$3:.L45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59]+1" office:value-type="date" office:date-value="2021-04-21" calcext:value-type="date">
            <text:p>04/21/21</text:p>
          </table:table-cell>
          <table:table-cell/>
          <table:table-cell table:formula="of:=IF([.G459] &lt; [.$B$25];CEILING([.G459]*[.$B$3];1);0)" office:value-type="float" office:value="0" calcext:value-type="float">
            <text:p/>
          </table:table-cell>
          <table:table-cell table:formula="of:=IF([.G459] &lt; [.$B$25];SUM([.F$3:.F460]);[.$B$25])" office:value-type="float" office:value="222350062.5" calcext:value-type="float">
            <text:p>222,350,063</text:p>
          </table:table-cell>
          <table:table-cell table:formula="of:=IF((ROW() - [.$B$21] &lt; 3);0;FLOOR(IFERROR(OFFSET([.$F46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60] &gt; [.$B$20];[.I460]-[.$B$20];0)" office:value-type="float" office:value="0" calcext:value-type="float">
            <text:p/>
          </table:table-cell>
          <table:table-cell table:formula="of:=IF([.J460] &gt; 0; ROUND([.$B$23] *MIN([.J460];[.H460])); 0)" office:value-type="float" office:value="0" calcext:value-type="float">
            <text:p/>
          </table:table-cell>
          <table:table-cell table:formula="of:=IF((ROW() - [.$B$13] &lt; 3);0;FLOOR(IFERROR(OFFSET([.$F460];-1*[.$B$13];0 );0) * [.$B$14]))" office:value-type="float" office:value="0" calcext:value-type="float">
            <text:p/>
          </table:table-cell>
          <table:table-cell table:formula="of:=SUM([.L$3:.L46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60]+1" office:value-type="date" office:date-value="2021-04-22" calcext:value-type="date">
            <text:p>04/22/21</text:p>
          </table:table-cell>
          <table:table-cell/>
          <table:table-cell table:formula="of:=IF([.G460] &lt; [.$B$25];CEILING([.G460]*[.$B$3];1);0)" office:value-type="float" office:value="0" calcext:value-type="float">
            <text:p/>
          </table:table-cell>
          <table:table-cell table:formula="of:=IF([.G460] &lt; [.$B$25];SUM([.F$3:.F461]);[.$B$25])" office:value-type="float" office:value="222350062.5" calcext:value-type="float">
            <text:p>222,350,063</text:p>
          </table:table-cell>
          <table:table-cell table:formula="of:=IF((ROW() - [.$B$21] &lt; 3);0;FLOOR(IFERROR(OFFSET([.$F46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61] &gt; [.$B$20];[.I461]-[.$B$20];0)" office:value-type="float" office:value="0" calcext:value-type="float">
            <text:p/>
          </table:table-cell>
          <table:table-cell table:formula="of:=IF([.J461] &gt; 0; ROUND([.$B$23] *MIN([.J461];[.H461])); 0)" office:value-type="float" office:value="0" calcext:value-type="float">
            <text:p/>
          </table:table-cell>
          <table:table-cell table:formula="of:=IF((ROW() - [.$B$13] &lt; 3);0;FLOOR(IFERROR(OFFSET([.$F461];-1*[.$B$13];0 );0) * [.$B$14]))" office:value-type="float" office:value="0" calcext:value-type="float">
            <text:p/>
          </table:table-cell>
          <table:table-cell table:formula="of:=SUM([.L$3:.L46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61]+1" office:value-type="date" office:date-value="2021-04-23" calcext:value-type="date">
            <text:p>04/23/21</text:p>
          </table:table-cell>
          <table:table-cell/>
          <table:table-cell table:formula="of:=IF([.G461] &lt; [.$B$25];CEILING([.G461]*[.$B$3];1);0)" office:value-type="float" office:value="0" calcext:value-type="float">
            <text:p/>
          </table:table-cell>
          <table:table-cell table:formula="of:=IF([.G461] &lt; [.$B$25];SUM([.F$3:.F462]);[.$B$25])" office:value-type="float" office:value="222350062.5" calcext:value-type="float">
            <text:p>222,350,063</text:p>
          </table:table-cell>
          <table:table-cell table:formula="of:=IF((ROW() - [.$B$21] &lt; 3);0;FLOOR(IFERROR(OFFSET([.$F46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62] &gt; [.$B$20];[.I462]-[.$B$20];0)" office:value-type="float" office:value="0" calcext:value-type="float">
            <text:p/>
          </table:table-cell>
          <table:table-cell table:formula="of:=IF([.J462] &gt; 0; ROUND([.$B$23] *MIN([.J462];[.H462])); 0)" office:value-type="float" office:value="0" calcext:value-type="float">
            <text:p/>
          </table:table-cell>
          <table:table-cell table:formula="of:=IF((ROW() - [.$B$13] &lt; 3);0;FLOOR(IFERROR(OFFSET([.$F462];-1*[.$B$13];0 );0) * [.$B$14]))" office:value-type="float" office:value="0" calcext:value-type="float">
            <text:p/>
          </table:table-cell>
          <table:table-cell table:formula="of:=SUM([.L$3:.L46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62]+1" office:value-type="date" office:date-value="2021-04-24" calcext:value-type="date">
            <text:p>04/24/21</text:p>
          </table:table-cell>
          <table:table-cell/>
          <table:table-cell table:formula="of:=IF([.G462] &lt; [.$B$25];CEILING([.G462]*[.$B$3];1);0)" office:value-type="float" office:value="0" calcext:value-type="float">
            <text:p/>
          </table:table-cell>
          <table:table-cell table:formula="of:=IF([.G462] &lt; [.$B$25];SUM([.F$3:.F463]);[.$B$25])" office:value-type="float" office:value="222350062.5" calcext:value-type="float">
            <text:p>222,350,063</text:p>
          </table:table-cell>
          <table:table-cell table:formula="of:=IF((ROW() - [.$B$21] &lt; 3);0;FLOOR(IFERROR(OFFSET([.$F46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63] &gt; [.$B$20];[.I463]-[.$B$20];0)" office:value-type="float" office:value="0" calcext:value-type="float">
            <text:p/>
          </table:table-cell>
          <table:table-cell table:formula="of:=IF([.J463] &gt; 0; ROUND([.$B$23] *MIN([.J463];[.H463])); 0)" office:value-type="float" office:value="0" calcext:value-type="float">
            <text:p/>
          </table:table-cell>
          <table:table-cell table:formula="of:=IF((ROW() - [.$B$13] &lt; 3);0;FLOOR(IFERROR(OFFSET([.$F463];-1*[.$B$13];0 );0) * [.$B$14]))" office:value-type="float" office:value="0" calcext:value-type="float">
            <text:p/>
          </table:table-cell>
          <table:table-cell table:formula="of:=SUM([.L$3:.L46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63]+1" office:value-type="date" office:date-value="2021-04-25" calcext:value-type="date">
            <text:p>04/25/21</text:p>
          </table:table-cell>
          <table:table-cell/>
          <table:table-cell table:formula="of:=IF([.G463] &lt; [.$B$25];CEILING([.G463]*[.$B$3];1);0)" office:value-type="float" office:value="0" calcext:value-type="float">
            <text:p/>
          </table:table-cell>
          <table:table-cell table:formula="of:=IF([.G463] &lt; [.$B$25];SUM([.F$3:.F464]);[.$B$25])" office:value-type="float" office:value="222350062.5" calcext:value-type="float">
            <text:p>222,350,063</text:p>
          </table:table-cell>
          <table:table-cell table:formula="of:=IF((ROW() - [.$B$21] &lt; 3);0;FLOOR(IFERROR(OFFSET([.$F46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64] &gt; [.$B$20];[.I464]-[.$B$20];0)" office:value-type="float" office:value="0" calcext:value-type="float">
            <text:p/>
          </table:table-cell>
          <table:table-cell table:formula="of:=IF([.J464] &gt; 0; ROUND([.$B$23] *MIN([.J464];[.H464])); 0)" office:value-type="float" office:value="0" calcext:value-type="float">
            <text:p/>
          </table:table-cell>
          <table:table-cell table:formula="of:=IF((ROW() - [.$B$13] &lt; 3);0;FLOOR(IFERROR(OFFSET([.$F464];-1*[.$B$13];0 );0) * [.$B$14]))" office:value-type="float" office:value="0" calcext:value-type="float">
            <text:p/>
          </table:table-cell>
          <table:table-cell table:formula="of:=SUM([.L$3:.L46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64]+1" office:value-type="date" office:date-value="2021-04-26" calcext:value-type="date">
            <text:p>04/26/21</text:p>
          </table:table-cell>
          <table:table-cell/>
          <table:table-cell table:formula="of:=IF([.G464] &lt; [.$B$25];CEILING([.G464]*[.$B$3];1);0)" office:value-type="float" office:value="0" calcext:value-type="float">
            <text:p/>
          </table:table-cell>
          <table:table-cell table:formula="of:=IF([.G464] &lt; [.$B$25];SUM([.F$3:.F465]);[.$B$25])" office:value-type="float" office:value="222350062.5" calcext:value-type="float">
            <text:p>222,350,063</text:p>
          </table:table-cell>
          <table:table-cell table:formula="of:=IF((ROW() - [.$B$21] &lt; 3);0;FLOOR(IFERROR(OFFSET([.$F46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65] &gt; [.$B$20];[.I465]-[.$B$20];0)" office:value-type="float" office:value="0" calcext:value-type="float">
            <text:p/>
          </table:table-cell>
          <table:table-cell table:formula="of:=IF([.J465] &gt; 0; ROUND([.$B$23] *MIN([.J465];[.H465])); 0)" office:value-type="float" office:value="0" calcext:value-type="float">
            <text:p/>
          </table:table-cell>
          <table:table-cell table:formula="of:=IF((ROW() - [.$B$13] &lt; 3);0;FLOOR(IFERROR(OFFSET([.$F465];-1*[.$B$13];0 );0) * [.$B$14]))" office:value-type="float" office:value="0" calcext:value-type="float">
            <text:p/>
          </table:table-cell>
          <table:table-cell table:formula="of:=SUM([.L$3:.L46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65]+1" office:value-type="date" office:date-value="2021-04-27" calcext:value-type="date">
            <text:p>04/27/21</text:p>
          </table:table-cell>
          <table:table-cell/>
          <table:table-cell table:formula="of:=IF([.G465] &lt; [.$B$25];CEILING([.G465]*[.$B$3];1);0)" office:value-type="float" office:value="0" calcext:value-type="float">
            <text:p/>
          </table:table-cell>
          <table:table-cell table:formula="of:=IF([.G465] &lt; [.$B$25];SUM([.F$3:.F466]);[.$B$25])" office:value-type="float" office:value="222350062.5" calcext:value-type="float">
            <text:p>222,350,063</text:p>
          </table:table-cell>
          <table:table-cell table:formula="of:=IF((ROW() - [.$B$21] &lt; 3);0;FLOOR(IFERROR(OFFSET([.$F46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66] &gt; [.$B$20];[.I466]-[.$B$20];0)" office:value-type="float" office:value="0" calcext:value-type="float">
            <text:p/>
          </table:table-cell>
          <table:table-cell table:formula="of:=IF([.J466] &gt; 0; ROUND([.$B$23] *MIN([.J466];[.H466])); 0)" office:value-type="float" office:value="0" calcext:value-type="float">
            <text:p/>
          </table:table-cell>
          <table:table-cell table:formula="of:=IF((ROW() - [.$B$13] &lt; 3);0;FLOOR(IFERROR(OFFSET([.$F466];-1*[.$B$13];0 );0) * [.$B$14]))" office:value-type="float" office:value="0" calcext:value-type="float">
            <text:p/>
          </table:table-cell>
          <table:table-cell table:formula="of:=SUM([.L$3:.L46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66]+1" office:value-type="date" office:date-value="2021-04-28" calcext:value-type="date">
            <text:p>04/28/21</text:p>
          </table:table-cell>
          <table:table-cell/>
          <table:table-cell table:formula="of:=IF([.G466] &lt; [.$B$25];CEILING([.G466]*[.$B$3];1);0)" office:value-type="float" office:value="0" calcext:value-type="float">
            <text:p/>
          </table:table-cell>
          <table:table-cell table:formula="of:=IF([.G466] &lt; [.$B$25];SUM([.F$3:.F467]);[.$B$25])" office:value-type="float" office:value="222350062.5" calcext:value-type="float">
            <text:p>222,350,063</text:p>
          </table:table-cell>
          <table:table-cell table:formula="of:=IF((ROW() - [.$B$21] &lt; 3);0;FLOOR(IFERROR(OFFSET([.$F46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67] &gt; [.$B$20];[.I467]-[.$B$20];0)" office:value-type="float" office:value="0" calcext:value-type="float">
            <text:p/>
          </table:table-cell>
          <table:table-cell table:formula="of:=IF([.J467] &gt; 0; ROUND([.$B$23] *MIN([.J467];[.H467])); 0)" office:value-type="float" office:value="0" calcext:value-type="float">
            <text:p/>
          </table:table-cell>
          <table:table-cell table:formula="of:=IF((ROW() - [.$B$13] &lt; 3);0;FLOOR(IFERROR(OFFSET([.$F467];-1*[.$B$13];0 );0) * [.$B$14]))" office:value-type="float" office:value="0" calcext:value-type="float">
            <text:p/>
          </table:table-cell>
          <table:table-cell table:formula="of:=SUM([.L$3:.L46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67]+1" office:value-type="date" office:date-value="2021-04-29" calcext:value-type="date">
            <text:p>04/29/21</text:p>
          </table:table-cell>
          <table:table-cell/>
          <table:table-cell table:formula="of:=IF([.G467] &lt; [.$B$25];CEILING([.G467]*[.$B$3];1);0)" office:value-type="float" office:value="0" calcext:value-type="float">
            <text:p/>
          </table:table-cell>
          <table:table-cell table:formula="of:=IF([.G467] &lt; [.$B$25];SUM([.F$3:.F468]);[.$B$25])" office:value-type="float" office:value="222350062.5" calcext:value-type="float">
            <text:p>222,350,063</text:p>
          </table:table-cell>
          <table:table-cell table:formula="of:=IF((ROW() - [.$B$21] &lt; 3);0;FLOOR(IFERROR(OFFSET([.$F46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68] &gt; [.$B$20];[.I468]-[.$B$20];0)" office:value-type="float" office:value="0" calcext:value-type="float">
            <text:p/>
          </table:table-cell>
          <table:table-cell table:formula="of:=IF([.J468] &gt; 0; ROUND([.$B$23] *MIN([.J468];[.H468])); 0)" office:value-type="float" office:value="0" calcext:value-type="float">
            <text:p/>
          </table:table-cell>
          <table:table-cell table:formula="of:=IF((ROW() - [.$B$13] &lt; 3);0;FLOOR(IFERROR(OFFSET([.$F468];-1*[.$B$13];0 );0) * [.$B$14]))" office:value-type="float" office:value="0" calcext:value-type="float">
            <text:p/>
          </table:table-cell>
          <table:table-cell table:formula="of:=SUM([.L$3:.L46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68]+1" office:value-type="date" office:date-value="2021-04-30" calcext:value-type="date">
            <text:p>04/30/21</text:p>
          </table:table-cell>
          <table:table-cell/>
          <table:table-cell table:formula="of:=IF([.G468] &lt; [.$B$25];CEILING([.G468]*[.$B$3];1);0)" office:value-type="float" office:value="0" calcext:value-type="float">
            <text:p/>
          </table:table-cell>
          <table:table-cell table:formula="of:=IF([.G468] &lt; [.$B$25];SUM([.F$3:.F469]);[.$B$25])" office:value-type="float" office:value="222350062.5" calcext:value-type="float">
            <text:p>222,350,063</text:p>
          </table:table-cell>
          <table:table-cell table:formula="of:=IF((ROW() - [.$B$21] &lt; 3);0;FLOOR(IFERROR(OFFSET([.$F46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69] &gt; [.$B$20];[.I469]-[.$B$20];0)" office:value-type="float" office:value="0" calcext:value-type="float">
            <text:p/>
          </table:table-cell>
          <table:table-cell table:formula="of:=IF([.J469] &gt; 0; ROUND([.$B$23] *MIN([.J469];[.H469])); 0)" office:value-type="float" office:value="0" calcext:value-type="float">
            <text:p/>
          </table:table-cell>
          <table:table-cell table:formula="of:=IF((ROW() - [.$B$13] &lt; 3);0;FLOOR(IFERROR(OFFSET([.$F469];-1*[.$B$13];0 );0) * [.$B$14]))" office:value-type="float" office:value="0" calcext:value-type="float">
            <text:p/>
          </table:table-cell>
          <table:table-cell table:formula="of:=SUM([.L$3:.L46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69]+1" office:value-type="date" office:date-value="2021-05-01" calcext:value-type="date">
            <text:p>05/01/21</text:p>
          </table:table-cell>
          <table:table-cell/>
          <table:table-cell table:formula="of:=IF([.G469] &lt; [.$B$25];CEILING([.G469]*[.$B$3];1);0)" office:value-type="float" office:value="0" calcext:value-type="float">
            <text:p/>
          </table:table-cell>
          <table:table-cell table:formula="of:=IF([.G469] &lt; [.$B$25];SUM([.F$3:.F470]);[.$B$25])" office:value-type="float" office:value="222350062.5" calcext:value-type="float">
            <text:p>222,350,063</text:p>
          </table:table-cell>
          <table:table-cell table:formula="of:=IF((ROW() - [.$B$21] &lt; 3);0;FLOOR(IFERROR(OFFSET([.$F47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70] &gt; [.$B$20];[.I470]-[.$B$20];0)" office:value-type="float" office:value="0" calcext:value-type="float">
            <text:p/>
          </table:table-cell>
          <table:table-cell table:formula="of:=IF([.J470] &gt; 0; ROUND([.$B$23] *MIN([.J470];[.H470])); 0)" office:value-type="float" office:value="0" calcext:value-type="float">
            <text:p/>
          </table:table-cell>
          <table:table-cell table:formula="of:=IF((ROW() - [.$B$13] &lt; 3);0;FLOOR(IFERROR(OFFSET([.$F470];-1*[.$B$13];0 );0) * [.$B$14]))" office:value-type="float" office:value="0" calcext:value-type="float">
            <text:p/>
          </table:table-cell>
          <table:table-cell table:formula="of:=SUM([.L$3:.L47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70]+1" office:value-type="date" office:date-value="2021-05-02" calcext:value-type="date">
            <text:p>05/02/21</text:p>
          </table:table-cell>
          <table:table-cell/>
          <table:table-cell table:formula="of:=IF([.G470] &lt; [.$B$25];CEILING([.G470]*[.$B$3];1);0)" office:value-type="float" office:value="0" calcext:value-type="float">
            <text:p/>
          </table:table-cell>
          <table:table-cell table:formula="of:=IF([.G470] &lt; [.$B$25];SUM([.F$3:.F471]);[.$B$25])" office:value-type="float" office:value="222350062.5" calcext:value-type="float">
            <text:p>222,350,063</text:p>
          </table:table-cell>
          <table:table-cell table:formula="of:=IF((ROW() - [.$B$21] &lt; 3);0;FLOOR(IFERROR(OFFSET([.$F47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71] &gt; [.$B$20];[.I471]-[.$B$20];0)" office:value-type="float" office:value="0" calcext:value-type="float">
            <text:p/>
          </table:table-cell>
          <table:table-cell table:formula="of:=IF([.J471] &gt; 0; ROUND([.$B$23] *MIN([.J471];[.H471])); 0)" office:value-type="float" office:value="0" calcext:value-type="float">
            <text:p/>
          </table:table-cell>
          <table:table-cell table:formula="of:=IF((ROW() - [.$B$13] &lt; 3);0;FLOOR(IFERROR(OFFSET([.$F471];-1*[.$B$13];0 );0) * [.$B$14]))" office:value-type="float" office:value="0" calcext:value-type="float">
            <text:p/>
          </table:table-cell>
          <table:table-cell table:formula="of:=SUM([.L$3:.L47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71]+1" office:value-type="date" office:date-value="2021-05-03" calcext:value-type="date">
            <text:p>05/03/21</text:p>
          </table:table-cell>
          <table:table-cell/>
          <table:table-cell table:formula="of:=IF([.G471] &lt; [.$B$25];CEILING([.G471]*[.$B$3];1);0)" office:value-type="float" office:value="0" calcext:value-type="float">
            <text:p/>
          </table:table-cell>
          <table:table-cell table:formula="of:=IF([.G471] &lt; [.$B$25];SUM([.F$3:.F472]);[.$B$25])" office:value-type="float" office:value="222350062.5" calcext:value-type="float">
            <text:p>222,350,063</text:p>
          </table:table-cell>
          <table:table-cell table:formula="of:=IF((ROW() - [.$B$21] &lt; 3);0;FLOOR(IFERROR(OFFSET([.$F47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72] &gt; [.$B$20];[.I472]-[.$B$20];0)" office:value-type="float" office:value="0" calcext:value-type="float">
            <text:p/>
          </table:table-cell>
          <table:table-cell table:formula="of:=IF([.J472] &gt; 0; ROUND([.$B$23] *MIN([.J472];[.H472])); 0)" office:value-type="float" office:value="0" calcext:value-type="float">
            <text:p/>
          </table:table-cell>
          <table:table-cell table:formula="of:=IF((ROW() - [.$B$13] &lt; 3);0;FLOOR(IFERROR(OFFSET([.$F472];-1*[.$B$13];0 );0) * [.$B$14]))" office:value-type="float" office:value="0" calcext:value-type="float">
            <text:p/>
          </table:table-cell>
          <table:table-cell table:formula="of:=SUM([.L$3:.L47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72]+1" office:value-type="date" office:date-value="2021-05-04" calcext:value-type="date">
            <text:p>05/04/21</text:p>
          </table:table-cell>
          <table:table-cell/>
          <table:table-cell table:formula="of:=IF([.G472] &lt; [.$B$25];CEILING([.G472]*[.$B$3];1);0)" office:value-type="float" office:value="0" calcext:value-type="float">
            <text:p/>
          </table:table-cell>
          <table:table-cell table:formula="of:=IF([.G472] &lt; [.$B$25];SUM([.F$3:.F473]);[.$B$25])" office:value-type="float" office:value="222350062.5" calcext:value-type="float">
            <text:p>222,350,063</text:p>
          </table:table-cell>
          <table:table-cell table:formula="of:=IF((ROW() - [.$B$21] &lt; 3);0;FLOOR(IFERROR(OFFSET([.$F47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73] &gt; [.$B$20];[.I473]-[.$B$20];0)" office:value-type="float" office:value="0" calcext:value-type="float">
            <text:p/>
          </table:table-cell>
          <table:table-cell table:formula="of:=IF([.J473] &gt; 0; ROUND([.$B$23] *MIN([.J473];[.H473])); 0)" office:value-type="float" office:value="0" calcext:value-type="float">
            <text:p/>
          </table:table-cell>
          <table:table-cell table:formula="of:=IF((ROW() - [.$B$13] &lt; 3);0;FLOOR(IFERROR(OFFSET([.$F473];-1*[.$B$13];0 );0) * [.$B$14]))" office:value-type="float" office:value="0" calcext:value-type="float">
            <text:p/>
          </table:table-cell>
          <table:table-cell table:formula="of:=SUM([.L$3:.L47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73]+1" office:value-type="date" office:date-value="2021-05-05" calcext:value-type="date">
            <text:p>05/05/21</text:p>
          </table:table-cell>
          <table:table-cell/>
          <table:table-cell table:formula="of:=IF([.G473] &lt; [.$B$25];CEILING([.G473]*[.$B$3];1);0)" office:value-type="float" office:value="0" calcext:value-type="float">
            <text:p/>
          </table:table-cell>
          <table:table-cell table:formula="of:=IF([.G473] &lt; [.$B$25];SUM([.F$3:.F474]);[.$B$25])" office:value-type="float" office:value="222350062.5" calcext:value-type="float">
            <text:p>222,350,063</text:p>
          </table:table-cell>
          <table:table-cell table:formula="of:=IF((ROW() - [.$B$21] &lt; 3);0;FLOOR(IFERROR(OFFSET([.$F47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74] &gt; [.$B$20];[.I474]-[.$B$20];0)" office:value-type="float" office:value="0" calcext:value-type="float">
            <text:p/>
          </table:table-cell>
          <table:table-cell table:formula="of:=IF([.J474] &gt; 0; ROUND([.$B$23] *MIN([.J474];[.H474])); 0)" office:value-type="float" office:value="0" calcext:value-type="float">
            <text:p/>
          </table:table-cell>
          <table:table-cell table:formula="of:=IF((ROW() - [.$B$13] &lt; 3);0;FLOOR(IFERROR(OFFSET([.$F474];-1*[.$B$13];0 );0) * [.$B$14]))" office:value-type="float" office:value="0" calcext:value-type="float">
            <text:p/>
          </table:table-cell>
          <table:table-cell table:formula="of:=SUM([.L$3:.L47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74]+1" office:value-type="date" office:date-value="2021-05-06" calcext:value-type="date">
            <text:p>05/06/21</text:p>
          </table:table-cell>
          <table:table-cell/>
          <table:table-cell table:formula="of:=IF([.G474] &lt; [.$B$25];CEILING([.G474]*[.$B$3];1);0)" office:value-type="float" office:value="0" calcext:value-type="float">
            <text:p/>
          </table:table-cell>
          <table:table-cell table:formula="of:=IF([.G474] &lt; [.$B$25];SUM([.F$3:.F475]);[.$B$25])" office:value-type="float" office:value="222350062.5" calcext:value-type="float">
            <text:p>222,350,063</text:p>
          </table:table-cell>
          <table:table-cell table:formula="of:=IF((ROW() - [.$B$21] &lt; 3);0;FLOOR(IFERROR(OFFSET([.$F47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75] &gt; [.$B$20];[.I475]-[.$B$20];0)" office:value-type="float" office:value="0" calcext:value-type="float">
            <text:p/>
          </table:table-cell>
          <table:table-cell table:formula="of:=IF([.J475] &gt; 0; ROUND([.$B$23] *MIN([.J475];[.H475])); 0)" office:value-type="float" office:value="0" calcext:value-type="float">
            <text:p/>
          </table:table-cell>
          <table:table-cell table:formula="of:=IF((ROW() - [.$B$13] &lt; 3);0;FLOOR(IFERROR(OFFSET([.$F475];-1*[.$B$13];0 );0) * [.$B$14]))" office:value-type="float" office:value="0" calcext:value-type="float">
            <text:p/>
          </table:table-cell>
          <table:table-cell table:formula="of:=SUM([.L$3:.L47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75]+1" office:value-type="date" office:date-value="2021-05-07" calcext:value-type="date">
            <text:p>05/07/21</text:p>
          </table:table-cell>
          <table:table-cell/>
          <table:table-cell table:formula="of:=IF([.G475] &lt; [.$B$25];CEILING([.G475]*[.$B$3];1);0)" office:value-type="float" office:value="0" calcext:value-type="float">
            <text:p/>
          </table:table-cell>
          <table:table-cell table:formula="of:=IF([.G475] &lt; [.$B$25];SUM([.F$3:.F476]);[.$B$25])" office:value-type="float" office:value="222350062.5" calcext:value-type="float">
            <text:p>222,350,063</text:p>
          </table:table-cell>
          <table:table-cell table:formula="of:=IF((ROW() - [.$B$21] &lt; 3);0;FLOOR(IFERROR(OFFSET([.$F47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76] &gt; [.$B$20];[.I476]-[.$B$20];0)" office:value-type="float" office:value="0" calcext:value-type="float">
            <text:p/>
          </table:table-cell>
          <table:table-cell table:formula="of:=IF([.J476] &gt; 0; ROUND([.$B$23] *MIN([.J476];[.H476])); 0)" office:value-type="float" office:value="0" calcext:value-type="float">
            <text:p/>
          </table:table-cell>
          <table:table-cell table:formula="of:=IF((ROW() - [.$B$13] &lt; 3);0;FLOOR(IFERROR(OFFSET([.$F476];-1*[.$B$13];0 );0) * [.$B$14]))" office:value-type="float" office:value="0" calcext:value-type="float">
            <text:p/>
          </table:table-cell>
          <table:table-cell table:formula="of:=SUM([.L$3:.L47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76]+1" office:value-type="date" office:date-value="2021-05-08" calcext:value-type="date">
            <text:p>05/08/21</text:p>
          </table:table-cell>
          <table:table-cell/>
          <table:table-cell table:formula="of:=IF([.G476] &lt; [.$B$25];CEILING([.G476]*[.$B$3];1);0)" office:value-type="float" office:value="0" calcext:value-type="float">
            <text:p/>
          </table:table-cell>
          <table:table-cell table:formula="of:=IF([.G476] &lt; [.$B$25];SUM([.F$3:.F477]);[.$B$25])" office:value-type="float" office:value="222350062.5" calcext:value-type="float">
            <text:p>222,350,063</text:p>
          </table:table-cell>
          <table:table-cell table:formula="of:=IF((ROW() - [.$B$21] &lt; 3);0;FLOOR(IFERROR(OFFSET([.$F47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77] &gt; [.$B$20];[.I477]-[.$B$20];0)" office:value-type="float" office:value="0" calcext:value-type="float">
            <text:p/>
          </table:table-cell>
          <table:table-cell table:formula="of:=IF([.J477] &gt; 0; ROUND([.$B$23] *MIN([.J477];[.H477])); 0)" office:value-type="float" office:value="0" calcext:value-type="float">
            <text:p/>
          </table:table-cell>
          <table:table-cell table:formula="of:=IF((ROW() - [.$B$13] &lt; 3);0;FLOOR(IFERROR(OFFSET([.$F477];-1*[.$B$13];0 );0) * [.$B$14]))" office:value-type="float" office:value="0" calcext:value-type="float">
            <text:p/>
          </table:table-cell>
          <table:table-cell table:formula="of:=SUM([.L$3:.L47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77]+1" office:value-type="date" office:date-value="2021-05-09" calcext:value-type="date">
            <text:p>05/09/21</text:p>
          </table:table-cell>
          <table:table-cell/>
          <table:table-cell table:formula="of:=IF([.G477] &lt; [.$B$25];CEILING([.G477]*[.$B$3];1);0)" office:value-type="float" office:value="0" calcext:value-type="float">
            <text:p/>
          </table:table-cell>
          <table:table-cell table:formula="of:=IF([.G477] &lt; [.$B$25];SUM([.F$3:.F478]);[.$B$25])" office:value-type="float" office:value="222350062.5" calcext:value-type="float">
            <text:p>222,350,063</text:p>
          </table:table-cell>
          <table:table-cell table:formula="of:=IF((ROW() - [.$B$21] &lt; 3);0;FLOOR(IFERROR(OFFSET([.$F47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78] &gt; [.$B$20];[.I478]-[.$B$20];0)" office:value-type="float" office:value="0" calcext:value-type="float">
            <text:p/>
          </table:table-cell>
          <table:table-cell table:formula="of:=IF([.J478] &gt; 0; ROUND([.$B$23] *MIN([.J478];[.H478])); 0)" office:value-type="float" office:value="0" calcext:value-type="float">
            <text:p/>
          </table:table-cell>
          <table:table-cell table:formula="of:=IF((ROW() - [.$B$13] &lt; 3);0;FLOOR(IFERROR(OFFSET([.$F478];-1*[.$B$13];0 );0) * [.$B$14]))" office:value-type="float" office:value="0" calcext:value-type="float">
            <text:p/>
          </table:table-cell>
          <table:table-cell table:formula="of:=SUM([.L$3:.L47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78]+1" office:value-type="date" office:date-value="2021-05-10" calcext:value-type="date">
            <text:p>05/10/21</text:p>
          </table:table-cell>
          <table:table-cell/>
          <table:table-cell table:formula="of:=IF([.G478] &lt; [.$B$25];CEILING([.G478]*[.$B$3];1);0)" office:value-type="float" office:value="0" calcext:value-type="float">
            <text:p/>
          </table:table-cell>
          <table:table-cell table:formula="of:=IF([.G478] &lt; [.$B$25];SUM([.F$3:.F479]);[.$B$25])" office:value-type="float" office:value="222350062.5" calcext:value-type="float">
            <text:p>222,350,063</text:p>
          </table:table-cell>
          <table:table-cell table:formula="of:=IF((ROW() - [.$B$21] &lt; 3);0;FLOOR(IFERROR(OFFSET([.$F47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79] &gt; [.$B$20];[.I479]-[.$B$20];0)" office:value-type="float" office:value="0" calcext:value-type="float">
            <text:p/>
          </table:table-cell>
          <table:table-cell table:formula="of:=IF([.J479] &gt; 0; ROUND([.$B$23] *MIN([.J479];[.H479])); 0)" office:value-type="float" office:value="0" calcext:value-type="float">
            <text:p/>
          </table:table-cell>
          <table:table-cell table:formula="of:=IF((ROW() - [.$B$13] &lt; 3);0;FLOOR(IFERROR(OFFSET([.$F479];-1*[.$B$13];0 );0) * [.$B$14]))" office:value-type="float" office:value="0" calcext:value-type="float">
            <text:p/>
          </table:table-cell>
          <table:table-cell table:formula="of:=SUM([.L$3:.L47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79]+1" office:value-type="date" office:date-value="2021-05-11" calcext:value-type="date">
            <text:p>05/11/21</text:p>
          </table:table-cell>
          <table:table-cell/>
          <table:table-cell table:formula="of:=IF([.G479] &lt; [.$B$25];CEILING([.G479]*[.$B$3];1);0)" office:value-type="float" office:value="0" calcext:value-type="float">
            <text:p/>
          </table:table-cell>
          <table:table-cell table:formula="of:=IF([.G479] &lt; [.$B$25];SUM([.F$3:.F480]);[.$B$25])" office:value-type="float" office:value="222350062.5" calcext:value-type="float">
            <text:p>222,350,063</text:p>
          </table:table-cell>
          <table:table-cell table:formula="of:=IF((ROW() - [.$B$21] &lt; 3);0;FLOOR(IFERROR(OFFSET([.$F48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80] &gt; [.$B$20];[.I480]-[.$B$20];0)" office:value-type="float" office:value="0" calcext:value-type="float">
            <text:p/>
          </table:table-cell>
          <table:table-cell table:formula="of:=IF([.J480] &gt; 0; ROUND([.$B$23] *MIN([.J480];[.H480])); 0)" office:value-type="float" office:value="0" calcext:value-type="float">
            <text:p/>
          </table:table-cell>
          <table:table-cell table:formula="of:=IF((ROW() - [.$B$13] &lt; 3);0;FLOOR(IFERROR(OFFSET([.$F480];-1*[.$B$13];0 );0) * [.$B$14]))" office:value-type="float" office:value="0" calcext:value-type="float">
            <text:p/>
          </table:table-cell>
          <table:table-cell table:formula="of:=SUM([.L$3:.L48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80]+1" office:value-type="date" office:date-value="2021-05-12" calcext:value-type="date">
            <text:p>05/12/21</text:p>
          </table:table-cell>
          <table:table-cell/>
          <table:table-cell table:formula="of:=IF([.G480] &lt; [.$B$25];CEILING([.G480]*[.$B$3];1);0)" office:value-type="float" office:value="0" calcext:value-type="float">
            <text:p/>
          </table:table-cell>
          <table:table-cell table:formula="of:=IF([.G480] &lt; [.$B$25];SUM([.F$3:.F481]);[.$B$25])" office:value-type="float" office:value="222350062.5" calcext:value-type="float">
            <text:p>222,350,063</text:p>
          </table:table-cell>
          <table:table-cell table:formula="of:=IF((ROW() - [.$B$21] &lt; 3);0;FLOOR(IFERROR(OFFSET([.$F48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81] &gt; [.$B$20];[.I481]-[.$B$20];0)" office:value-type="float" office:value="0" calcext:value-type="float">
            <text:p/>
          </table:table-cell>
          <table:table-cell table:formula="of:=IF([.J481] &gt; 0; ROUND([.$B$23] *MIN([.J481];[.H481])); 0)" office:value-type="float" office:value="0" calcext:value-type="float">
            <text:p/>
          </table:table-cell>
          <table:table-cell table:formula="of:=IF((ROW() - [.$B$13] &lt; 3);0;FLOOR(IFERROR(OFFSET([.$F481];-1*[.$B$13];0 );0) * [.$B$14]))" office:value-type="float" office:value="0" calcext:value-type="float">
            <text:p/>
          </table:table-cell>
          <table:table-cell table:formula="of:=SUM([.L$3:.L48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81]+1" office:value-type="date" office:date-value="2021-05-13" calcext:value-type="date">
            <text:p>05/13/21</text:p>
          </table:table-cell>
          <table:table-cell/>
          <table:table-cell table:formula="of:=IF([.G481] &lt; [.$B$25];CEILING([.G481]*[.$B$3];1);0)" office:value-type="float" office:value="0" calcext:value-type="float">
            <text:p/>
          </table:table-cell>
          <table:table-cell table:formula="of:=IF([.G481] &lt; [.$B$25];SUM([.F$3:.F482]);[.$B$25])" office:value-type="float" office:value="222350062.5" calcext:value-type="float">
            <text:p>222,350,063</text:p>
          </table:table-cell>
          <table:table-cell table:formula="of:=IF((ROW() - [.$B$21] &lt; 3);0;FLOOR(IFERROR(OFFSET([.$F48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82] &gt; [.$B$20];[.I482]-[.$B$20];0)" office:value-type="float" office:value="0" calcext:value-type="float">
            <text:p/>
          </table:table-cell>
          <table:table-cell table:formula="of:=IF([.J482] &gt; 0; ROUND([.$B$23] *MIN([.J482];[.H482])); 0)" office:value-type="float" office:value="0" calcext:value-type="float">
            <text:p/>
          </table:table-cell>
          <table:table-cell table:formula="of:=IF((ROW() - [.$B$13] &lt; 3);0;FLOOR(IFERROR(OFFSET([.$F482];-1*[.$B$13];0 );0) * [.$B$14]))" office:value-type="float" office:value="0" calcext:value-type="float">
            <text:p/>
          </table:table-cell>
          <table:table-cell table:formula="of:=SUM([.L$3:.L48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82]+1" office:value-type="date" office:date-value="2021-05-14" calcext:value-type="date">
            <text:p>05/14/21</text:p>
          </table:table-cell>
          <table:table-cell/>
          <table:table-cell table:formula="of:=IF([.G482] &lt; [.$B$25];CEILING([.G482]*[.$B$3];1);0)" office:value-type="float" office:value="0" calcext:value-type="float">
            <text:p/>
          </table:table-cell>
          <table:table-cell table:formula="of:=IF([.G482] &lt; [.$B$25];SUM([.F$3:.F483]);[.$B$25])" office:value-type="float" office:value="222350062.5" calcext:value-type="float">
            <text:p>222,350,063</text:p>
          </table:table-cell>
          <table:table-cell table:formula="of:=IF((ROW() - [.$B$21] &lt; 3);0;FLOOR(IFERROR(OFFSET([.$F48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83] &gt; [.$B$20];[.I483]-[.$B$20];0)" office:value-type="float" office:value="0" calcext:value-type="float">
            <text:p/>
          </table:table-cell>
          <table:table-cell table:formula="of:=IF([.J483] &gt; 0; ROUND([.$B$23] *MIN([.J483];[.H483])); 0)" office:value-type="float" office:value="0" calcext:value-type="float">
            <text:p/>
          </table:table-cell>
          <table:table-cell table:formula="of:=IF((ROW() - [.$B$13] &lt; 3);0;FLOOR(IFERROR(OFFSET([.$F483];-1*[.$B$13];0 );0) * [.$B$14]))" office:value-type="float" office:value="0" calcext:value-type="float">
            <text:p/>
          </table:table-cell>
          <table:table-cell table:formula="of:=SUM([.L$3:.L48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83]+1" office:value-type="date" office:date-value="2021-05-15" calcext:value-type="date">
            <text:p>05/15/21</text:p>
          </table:table-cell>
          <table:table-cell/>
          <table:table-cell table:formula="of:=IF([.G483] &lt; [.$B$25];CEILING([.G483]*[.$B$3];1);0)" office:value-type="float" office:value="0" calcext:value-type="float">
            <text:p/>
          </table:table-cell>
          <table:table-cell table:formula="of:=IF([.G483] &lt; [.$B$25];SUM([.F$3:.F484]);[.$B$25])" office:value-type="float" office:value="222350062.5" calcext:value-type="float">
            <text:p>222,350,063</text:p>
          </table:table-cell>
          <table:table-cell table:formula="of:=IF((ROW() - [.$B$21] &lt; 3);0;FLOOR(IFERROR(OFFSET([.$F48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84] &gt; [.$B$20];[.I484]-[.$B$20];0)" office:value-type="float" office:value="0" calcext:value-type="float">
            <text:p/>
          </table:table-cell>
          <table:table-cell table:formula="of:=IF([.J484] &gt; 0; ROUND([.$B$23] *MIN([.J484];[.H484])); 0)" office:value-type="float" office:value="0" calcext:value-type="float">
            <text:p/>
          </table:table-cell>
          <table:table-cell table:formula="of:=IF((ROW() - [.$B$13] &lt; 3);0;FLOOR(IFERROR(OFFSET([.$F484];-1*[.$B$13];0 );0) * [.$B$14]))" office:value-type="float" office:value="0" calcext:value-type="float">
            <text:p/>
          </table:table-cell>
          <table:table-cell table:formula="of:=SUM([.L$3:.L48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84]+1" office:value-type="date" office:date-value="2021-05-16" calcext:value-type="date">
            <text:p>05/16/21</text:p>
          </table:table-cell>
          <table:table-cell/>
          <table:table-cell table:formula="of:=IF([.G484] &lt; [.$B$25];CEILING([.G484]*[.$B$3];1);0)" office:value-type="float" office:value="0" calcext:value-type="float">
            <text:p/>
          </table:table-cell>
          <table:table-cell table:formula="of:=IF([.G484] &lt; [.$B$25];SUM([.F$3:.F485]);[.$B$25])" office:value-type="float" office:value="222350062.5" calcext:value-type="float">
            <text:p>222,350,063</text:p>
          </table:table-cell>
          <table:table-cell table:formula="of:=IF((ROW() - [.$B$21] &lt; 3);0;FLOOR(IFERROR(OFFSET([.$F48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85] &gt; [.$B$20];[.I485]-[.$B$20];0)" office:value-type="float" office:value="0" calcext:value-type="float">
            <text:p/>
          </table:table-cell>
          <table:table-cell table:formula="of:=IF([.J485] &gt; 0; ROUND([.$B$23] *MIN([.J485];[.H485])); 0)" office:value-type="float" office:value="0" calcext:value-type="float">
            <text:p/>
          </table:table-cell>
          <table:table-cell table:formula="of:=IF((ROW() - [.$B$13] &lt; 3);0;FLOOR(IFERROR(OFFSET([.$F485];-1*[.$B$13];0 );0) * [.$B$14]))" office:value-type="float" office:value="0" calcext:value-type="float">
            <text:p/>
          </table:table-cell>
          <table:table-cell table:formula="of:=SUM([.L$3:.L48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85]+1" office:value-type="date" office:date-value="2021-05-17" calcext:value-type="date">
            <text:p>05/17/21</text:p>
          </table:table-cell>
          <table:table-cell/>
          <table:table-cell table:formula="of:=IF([.G485] &lt; [.$B$25];CEILING([.G485]*[.$B$3];1);0)" office:value-type="float" office:value="0" calcext:value-type="float">
            <text:p/>
          </table:table-cell>
          <table:table-cell table:formula="of:=IF([.G485] &lt; [.$B$25];SUM([.F$3:.F486]);[.$B$25])" office:value-type="float" office:value="222350062.5" calcext:value-type="float">
            <text:p>222,350,063</text:p>
          </table:table-cell>
          <table:table-cell table:formula="of:=IF((ROW() - [.$B$21] &lt; 3);0;FLOOR(IFERROR(OFFSET([.$F48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86] &gt; [.$B$20];[.I486]-[.$B$20];0)" office:value-type="float" office:value="0" calcext:value-type="float">
            <text:p/>
          </table:table-cell>
          <table:table-cell table:formula="of:=IF([.J486] &gt; 0; ROUND([.$B$23] *MIN([.J486];[.H486])); 0)" office:value-type="float" office:value="0" calcext:value-type="float">
            <text:p/>
          </table:table-cell>
          <table:table-cell table:formula="of:=IF((ROW() - [.$B$13] &lt; 3);0;FLOOR(IFERROR(OFFSET([.$F486];-1*[.$B$13];0 );0) * [.$B$14]))" office:value-type="float" office:value="0" calcext:value-type="float">
            <text:p/>
          </table:table-cell>
          <table:table-cell table:formula="of:=SUM([.L$3:.L48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86]+1" office:value-type="date" office:date-value="2021-05-18" calcext:value-type="date">
            <text:p>05/18/21</text:p>
          </table:table-cell>
          <table:table-cell/>
          <table:table-cell table:formula="of:=IF([.G486] &lt; [.$B$25];CEILING([.G486]*[.$B$3];1);0)" office:value-type="float" office:value="0" calcext:value-type="float">
            <text:p/>
          </table:table-cell>
          <table:table-cell table:formula="of:=IF([.G486] &lt; [.$B$25];SUM([.F$3:.F487]);[.$B$25])" office:value-type="float" office:value="222350062.5" calcext:value-type="float">
            <text:p>222,350,063</text:p>
          </table:table-cell>
          <table:table-cell table:formula="of:=IF((ROW() - [.$B$21] &lt; 3);0;FLOOR(IFERROR(OFFSET([.$F48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87] &gt; [.$B$20];[.I487]-[.$B$20];0)" office:value-type="float" office:value="0" calcext:value-type="float">
            <text:p/>
          </table:table-cell>
          <table:table-cell table:formula="of:=IF([.J487] &gt; 0; ROUND([.$B$23] *MIN([.J487];[.H487])); 0)" office:value-type="float" office:value="0" calcext:value-type="float">
            <text:p/>
          </table:table-cell>
          <table:table-cell table:formula="of:=IF((ROW() - [.$B$13] &lt; 3);0;FLOOR(IFERROR(OFFSET([.$F487];-1*[.$B$13];0 );0) * [.$B$14]))" office:value-type="float" office:value="0" calcext:value-type="float">
            <text:p/>
          </table:table-cell>
          <table:table-cell table:formula="of:=SUM([.L$3:.L48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87]+1" office:value-type="date" office:date-value="2021-05-19" calcext:value-type="date">
            <text:p>05/19/21</text:p>
          </table:table-cell>
          <table:table-cell/>
          <table:table-cell table:formula="of:=IF([.G487] &lt; [.$B$25];CEILING([.G487]*[.$B$3];1);0)" office:value-type="float" office:value="0" calcext:value-type="float">
            <text:p/>
          </table:table-cell>
          <table:table-cell table:formula="of:=IF([.G487] &lt; [.$B$25];SUM([.F$3:.F488]);[.$B$25])" office:value-type="float" office:value="222350062.5" calcext:value-type="float">
            <text:p>222,350,063</text:p>
          </table:table-cell>
          <table:table-cell table:formula="of:=IF((ROW() - [.$B$21] &lt; 3);0;FLOOR(IFERROR(OFFSET([.$F48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88] &gt; [.$B$20];[.I488]-[.$B$20];0)" office:value-type="float" office:value="0" calcext:value-type="float">
            <text:p/>
          </table:table-cell>
          <table:table-cell table:formula="of:=IF([.J488] &gt; 0; ROUND([.$B$23] *MIN([.J488];[.H488])); 0)" office:value-type="float" office:value="0" calcext:value-type="float">
            <text:p/>
          </table:table-cell>
          <table:table-cell table:formula="of:=IF((ROW() - [.$B$13] &lt; 3);0;FLOOR(IFERROR(OFFSET([.$F488];-1*[.$B$13];0 );0) * [.$B$14]))" office:value-type="float" office:value="0" calcext:value-type="float">
            <text:p/>
          </table:table-cell>
          <table:table-cell table:formula="of:=SUM([.L$3:.L48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88]+1" office:value-type="date" office:date-value="2021-05-20" calcext:value-type="date">
            <text:p>05/20/21</text:p>
          </table:table-cell>
          <table:table-cell/>
          <table:table-cell table:formula="of:=IF([.G488] &lt; [.$B$25];CEILING([.G488]*[.$B$3];1);0)" office:value-type="float" office:value="0" calcext:value-type="float">
            <text:p/>
          </table:table-cell>
          <table:table-cell table:formula="of:=IF([.G488] &lt; [.$B$25];SUM([.F$3:.F489]);[.$B$25])" office:value-type="float" office:value="222350062.5" calcext:value-type="float">
            <text:p>222,350,063</text:p>
          </table:table-cell>
          <table:table-cell table:formula="of:=IF((ROW() - [.$B$21] &lt; 3);0;FLOOR(IFERROR(OFFSET([.$F48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89] &gt; [.$B$20];[.I489]-[.$B$20];0)" office:value-type="float" office:value="0" calcext:value-type="float">
            <text:p/>
          </table:table-cell>
          <table:table-cell table:formula="of:=IF([.J489] &gt; 0; ROUND([.$B$23] *MIN([.J489];[.H489])); 0)" office:value-type="float" office:value="0" calcext:value-type="float">
            <text:p/>
          </table:table-cell>
          <table:table-cell table:formula="of:=IF((ROW() - [.$B$13] &lt; 3);0;FLOOR(IFERROR(OFFSET([.$F489];-1*[.$B$13];0 );0) * [.$B$14]))" office:value-type="float" office:value="0" calcext:value-type="float">
            <text:p/>
          </table:table-cell>
          <table:table-cell table:formula="of:=SUM([.L$3:.L48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89]+1" office:value-type="date" office:date-value="2021-05-21" calcext:value-type="date">
            <text:p>05/21/21</text:p>
          </table:table-cell>
          <table:table-cell/>
          <table:table-cell table:formula="of:=IF([.G489] &lt; [.$B$25];CEILING([.G489]*[.$B$3];1);0)" office:value-type="float" office:value="0" calcext:value-type="float">
            <text:p/>
          </table:table-cell>
          <table:table-cell table:formula="of:=IF([.G489] &lt; [.$B$25];SUM([.F$3:.F490]);[.$B$25])" office:value-type="float" office:value="222350062.5" calcext:value-type="float">
            <text:p>222,350,063</text:p>
          </table:table-cell>
          <table:table-cell table:formula="of:=IF((ROW() - [.$B$21] &lt; 3);0;FLOOR(IFERROR(OFFSET([.$F49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90] &gt; [.$B$20];[.I490]-[.$B$20];0)" office:value-type="float" office:value="0" calcext:value-type="float">
            <text:p/>
          </table:table-cell>
          <table:table-cell table:formula="of:=IF([.J490] &gt; 0; ROUND([.$B$23] *MIN([.J490];[.H490])); 0)" office:value-type="float" office:value="0" calcext:value-type="float">
            <text:p/>
          </table:table-cell>
          <table:table-cell table:formula="of:=IF((ROW() - [.$B$13] &lt; 3);0;FLOOR(IFERROR(OFFSET([.$F490];-1*[.$B$13];0 );0) * [.$B$14]))" office:value-type="float" office:value="0" calcext:value-type="float">
            <text:p/>
          </table:table-cell>
          <table:table-cell table:formula="of:=SUM([.L$3:.L49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90]+1" office:value-type="date" office:date-value="2021-05-22" calcext:value-type="date">
            <text:p>05/22/21</text:p>
          </table:table-cell>
          <table:table-cell/>
          <table:table-cell table:formula="of:=IF([.G490] &lt; [.$B$25];CEILING([.G490]*[.$B$3];1);0)" office:value-type="float" office:value="0" calcext:value-type="float">
            <text:p/>
          </table:table-cell>
          <table:table-cell table:formula="of:=IF([.G490] &lt; [.$B$25];SUM([.F$3:.F491]);[.$B$25])" office:value-type="float" office:value="222350062.5" calcext:value-type="float">
            <text:p>222,350,063</text:p>
          </table:table-cell>
          <table:table-cell table:formula="of:=IF((ROW() - [.$B$21] &lt; 3);0;FLOOR(IFERROR(OFFSET([.$F49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91] &gt; [.$B$20];[.I491]-[.$B$20];0)" office:value-type="float" office:value="0" calcext:value-type="float">
            <text:p/>
          </table:table-cell>
          <table:table-cell table:formula="of:=IF([.J491] &gt; 0; ROUND([.$B$23] *MIN([.J491];[.H491])); 0)" office:value-type="float" office:value="0" calcext:value-type="float">
            <text:p/>
          </table:table-cell>
          <table:table-cell table:formula="of:=IF((ROW() - [.$B$13] &lt; 3);0;FLOOR(IFERROR(OFFSET([.$F491];-1*[.$B$13];0 );0) * [.$B$14]))" office:value-type="float" office:value="0" calcext:value-type="float">
            <text:p/>
          </table:table-cell>
          <table:table-cell table:formula="of:=SUM([.L$3:.L49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91]+1" office:value-type="date" office:date-value="2021-05-23" calcext:value-type="date">
            <text:p>05/23/21</text:p>
          </table:table-cell>
          <table:table-cell/>
          <table:table-cell table:formula="of:=IF([.G491] &lt; [.$B$25];CEILING([.G491]*[.$B$3];1);0)" office:value-type="float" office:value="0" calcext:value-type="float">
            <text:p/>
          </table:table-cell>
          <table:table-cell table:formula="of:=IF([.G491] &lt; [.$B$25];SUM([.F$3:.F492]);[.$B$25])" office:value-type="float" office:value="222350062.5" calcext:value-type="float">
            <text:p>222,350,063</text:p>
          </table:table-cell>
          <table:table-cell table:formula="of:=IF((ROW() - [.$B$21] &lt; 3);0;FLOOR(IFERROR(OFFSET([.$F49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92] &gt; [.$B$20];[.I492]-[.$B$20];0)" office:value-type="float" office:value="0" calcext:value-type="float">
            <text:p/>
          </table:table-cell>
          <table:table-cell table:formula="of:=IF([.J492] &gt; 0; ROUND([.$B$23] *MIN([.J492];[.H492])); 0)" office:value-type="float" office:value="0" calcext:value-type="float">
            <text:p/>
          </table:table-cell>
          <table:table-cell table:formula="of:=IF((ROW() - [.$B$13] &lt; 3);0;FLOOR(IFERROR(OFFSET([.$F492];-1*[.$B$13];0 );0) * [.$B$14]))" office:value-type="float" office:value="0" calcext:value-type="float">
            <text:p/>
          </table:table-cell>
          <table:table-cell table:formula="of:=SUM([.L$3:.L49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92]+1" office:value-type="date" office:date-value="2021-05-24" calcext:value-type="date">
            <text:p>05/24/21</text:p>
          </table:table-cell>
          <table:table-cell/>
          <table:table-cell table:formula="of:=IF([.G492] &lt; [.$B$25];CEILING([.G492]*[.$B$3];1);0)" office:value-type="float" office:value="0" calcext:value-type="float">
            <text:p/>
          </table:table-cell>
          <table:table-cell table:formula="of:=IF([.G492] &lt; [.$B$25];SUM([.F$3:.F493]);[.$B$25])" office:value-type="float" office:value="222350062.5" calcext:value-type="float">
            <text:p>222,350,063</text:p>
          </table:table-cell>
          <table:table-cell table:formula="of:=IF((ROW() - [.$B$21] &lt; 3);0;FLOOR(IFERROR(OFFSET([.$F49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93] &gt; [.$B$20];[.I493]-[.$B$20];0)" office:value-type="float" office:value="0" calcext:value-type="float">
            <text:p/>
          </table:table-cell>
          <table:table-cell table:formula="of:=IF([.J493] &gt; 0; ROUND([.$B$23] *MIN([.J493];[.H493])); 0)" office:value-type="float" office:value="0" calcext:value-type="float">
            <text:p/>
          </table:table-cell>
          <table:table-cell table:formula="of:=IF((ROW() - [.$B$13] &lt; 3);0;FLOOR(IFERROR(OFFSET([.$F493];-1*[.$B$13];0 );0) * [.$B$14]))" office:value-type="float" office:value="0" calcext:value-type="float">
            <text:p/>
          </table:table-cell>
          <table:table-cell table:formula="of:=SUM([.L$3:.L49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93]+1" office:value-type="date" office:date-value="2021-05-25" calcext:value-type="date">
            <text:p>05/25/21</text:p>
          </table:table-cell>
          <table:table-cell/>
          <table:table-cell table:formula="of:=IF([.G493] &lt; [.$B$25];CEILING([.G493]*[.$B$3];1);0)" office:value-type="float" office:value="0" calcext:value-type="float">
            <text:p/>
          </table:table-cell>
          <table:table-cell table:formula="of:=IF([.G493] &lt; [.$B$25];SUM([.F$3:.F494]);[.$B$25])" office:value-type="float" office:value="222350062.5" calcext:value-type="float">
            <text:p>222,350,063</text:p>
          </table:table-cell>
          <table:table-cell table:formula="of:=IF((ROW() - [.$B$21] &lt; 3);0;FLOOR(IFERROR(OFFSET([.$F49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94] &gt; [.$B$20];[.I494]-[.$B$20];0)" office:value-type="float" office:value="0" calcext:value-type="float">
            <text:p/>
          </table:table-cell>
          <table:table-cell table:formula="of:=IF([.J494] &gt; 0; ROUND([.$B$23] *MIN([.J494];[.H494])); 0)" office:value-type="float" office:value="0" calcext:value-type="float">
            <text:p/>
          </table:table-cell>
          <table:table-cell table:formula="of:=IF((ROW() - [.$B$13] &lt; 3);0;FLOOR(IFERROR(OFFSET([.$F494];-1*[.$B$13];0 );0) * [.$B$14]))" office:value-type="float" office:value="0" calcext:value-type="float">
            <text:p/>
          </table:table-cell>
          <table:table-cell table:formula="of:=SUM([.L$3:.L49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94]+1" office:value-type="date" office:date-value="2021-05-26" calcext:value-type="date">
            <text:p>05/26/21</text:p>
          </table:table-cell>
          <table:table-cell/>
          <table:table-cell table:formula="of:=IF([.G494] &lt; [.$B$25];CEILING([.G494]*[.$B$3];1);0)" office:value-type="float" office:value="0" calcext:value-type="float">
            <text:p/>
          </table:table-cell>
          <table:table-cell table:formula="of:=IF([.G494] &lt; [.$B$25];SUM([.F$3:.F495]);[.$B$25])" office:value-type="float" office:value="222350062.5" calcext:value-type="float">
            <text:p>222,350,063</text:p>
          </table:table-cell>
          <table:table-cell table:formula="of:=IF((ROW() - [.$B$21] &lt; 3);0;FLOOR(IFERROR(OFFSET([.$F49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95] &gt; [.$B$20];[.I495]-[.$B$20];0)" office:value-type="float" office:value="0" calcext:value-type="float">
            <text:p/>
          </table:table-cell>
          <table:table-cell table:formula="of:=IF([.J495] &gt; 0; ROUND([.$B$23] *MIN([.J495];[.H495])); 0)" office:value-type="float" office:value="0" calcext:value-type="float">
            <text:p/>
          </table:table-cell>
          <table:table-cell table:formula="of:=IF((ROW() - [.$B$13] &lt; 3);0;FLOOR(IFERROR(OFFSET([.$F495];-1*[.$B$13];0 );0) * [.$B$14]))" office:value-type="float" office:value="0" calcext:value-type="float">
            <text:p/>
          </table:table-cell>
          <table:table-cell table:formula="of:=SUM([.L$3:.L49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95]+1" office:value-type="date" office:date-value="2021-05-27" calcext:value-type="date">
            <text:p>05/27/21</text:p>
          </table:table-cell>
          <table:table-cell/>
          <table:table-cell table:formula="of:=IF([.G495] &lt; [.$B$25];CEILING([.G495]*[.$B$3];1);0)" office:value-type="float" office:value="0" calcext:value-type="float">
            <text:p/>
          </table:table-cell>
          <table:table-cell table:formula="of:=IF([.G495] &lt; [.$B$25];SUM([.F$3:.F496]);[.$B$25])" office:value-type="float" office:value="222350062.5" calcext:value-type="float">
            <text:p>222,350,063</text:p>
          </table:table-cell>
          <table:table-cell table:formula="of:=IF((ROW() - [.$B$21] &lt; 3);0;FLOOR(IFERROR(OFFSET([.$F49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96] &gt; [.$B$20];[.I496]-[.$B$20];0)" office:value-type="float" office:value="0" calcext:value-type="float">
            <text:p/>
          </table:table-cell>
          <table:table-cell table:formula="of:=IF([.J496] &gt; 0; ROUND([.$B$23] *MIN([.J496];[.H496])); 0)" office:value-type="float" office:value="0" calcext:value-type="float">
            <text:p/>
          </table:table-cell>
          <table:table-cell table:formula="of:=IF((ROW() - [.$B$13] &lt; 3);0;FLOOR(IFERROR(OFFSET([.$F496];-1*[.$B$13];0 );0) * [.$B$14]))" office:value-type="float" office:value="0" calcext:value-type="float">
            <text:p/>
          </table:table-cell>
          <table:table-cell table:formula="of:=SUM([.L$3:.L49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96]+1" office:value-type="date" office:date-value="2021-05-28" calcext:value-type="date">
            <text:p>05/28/21</text:p>
          </table:table-cell>
          <table:table-cell/>
          <table:table-cell table:formula="of:=IF([.G496] &lt; [.$B$25];CEILING([.G496]*[.$B$3];1);0)" office:value-type="float" office:value="0" calcext:value-type="float">
            <text:p/>
          </table:table-cell>
          <table:table-cell table:formula="of:=IF([.G496] &lt; [.$B$25];SUM([.F$3:.F497]);[.$B$25])" office:value-type="float" office:value="222350062.5" calcext:value-type="float">
            <text:p>222,350,063</text:p>
          </table:table-cell>
          <table:table-cell table:formula="of:=IF((ROW() - [.$B$21] &lt; 3);0;FLOOR(IFERROR(OFFSET([.$F49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97] &gt; [.$B$20];[.I497]-[.$B$20];0)" office:value-type="float" office:value="0" calcext:value-type="float">
            <text:p/>
          </table:table-cell>
          <table:table-cell table:formula="of:=IF([.J497] &gt; 0; ROUND([.$B$23] *MIN([.J497];[.H497])); 0)" office:value-type="float" office:value="0" calcext:value-type="float">
            <text:p/>
          </table:table-cell>
          <table:table-cell table:formula="of:=IF((ROW() - [.$B$13] &lt; 3);0;FLOOR(IFERROR(OFFSET([.$F497];-1*[.$B$13];0 );0) * [.$B$14]))" office:value-type="float" office:value="0" calcext:value-type="float">
            <text:p/>
          </table:table-cell>
          <table:table-cell table:formula="of:=SUM([.L$3:.L49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97]+1" office:value-type="date" office:date-value="2021-05-29" calcext:value-type="date">
            <text:p>05/29/21</text:p>
          </table:table-cell>
          <table:table-cell/>
          <table:table-cell table:formula="of:=IF([.G497] &lt; [.$B$25];CEILING([.G497]*[.$B$3];1);0)" office:value-type="float" office:value="0" calcext:value-type="float">
            <text:p/>
          </table:table-cell>
          <table:table-cell table:formula="of:=IF([.G497] &lt; [.$B$25];SUM([.F$3:.F498]);[.$B$25])" office:value-type="float" office:value="222350062.5" calcext:value-type="float">
            <text:p>222,350,063</text:p>
          </table:table-cell>
          <table:table-cell table:formula="of:=IF((ROW() - [.$B$21] &lt; 3);0;FLOOR(IFERROR(OFFSET([.$F49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98] &gt; [.$B$20];[.I498]-[.$B$20];0)" office:value-type="float" office:value="0" calcext:value-type="float">
            <text:p/>
          </table:table-cell>
          <table:table-cell table:formula="of:=IF([.J498] &gt; 0; ROUND([.$B$23] *MIN([.J498];[.H498])); 0)" office:value-type="float" office:value="0" calcext:value-type="float">
            <text:p/>
          </table:table-cell>
          <table:table-cell table:formula="of:=IF((ROW() - [.$B$13] &lt; 3);0;FLOOR(IFERROR(OFFSET([.$F498];-1*[.$B$13];0 );0) * [.$B$14]))" office:value-type="float" office:value="0" calcext:value-type="float">
            <text:p/>
          </table:table-cell>
          <table:table-cell table:formula="of:=SUM([.L$3:.L49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98]+1" office:value-type="date" office:date-value="2021-05-30" calcext:value-type="date">
            <text:p>05/30/21</text:p>
          </table:table-cell>
          <table:table-cell/>
          <table:table-cell table:formula="of:=IF([.G498] &lt; [.$B$25];CEILING([.G498]*[.$B$3];1);0)" office:value-type="float" office:value="0" calcext:value-type="float">
            <text:p/>
          </table:table-cell>
          <table:table-cell table:formula="of:=IF([.G498] &lt; [.$B$25];SUM([.F$3:.F499]);[.$B$25])" office:value-type="float" office:value="222350062.5" calcext:value-type="float">
            <text:p>222,350,063</text:p>
          </table:table-cell>
          <table:table-cell table:formula="of:=IF((ROW() - [.$B$21] &lt; 3);0;FLOOR(IFERROR(OFFSET([.$F49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499] &gt; [.$B$20];[.I499]-[.$B$20];0)" office:value-type="float" office:value="0" calcext:value-type="float">
            <text:p/>
          </table:table-cell>
          <table:table-cell table:formula="of:=IF([.J499] &gt; 0; ROUND([.$B$23] *MIN([.J499];[.H499])); 0)" office:value-type="float" office:value="0" calcext:value-type="float">
            <text:p/>
          </table:table-cell>
          <table:table-cell table:formula="of:=IF((ROW() - [.$B$13] &lt; 3);0;FLOOR(IFERROR(OFFSET([.$F499];-1*[.$B$13];0 );0) * [.$B$14]))" office:value-type="float" office:value="0" calcext:value-type="float">
            <text:p/>
          </table:table-cell>
          <table:table-cell table:formula="of:=SUM([.L$3:.L49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99]+1" office:value-type="date" office:date-value="2021-05-31" calcext:value-type="date">
            <text:p>05/31/21</text:p>
          </table:table-cell>
          <table:table-cell/>
          <table:table-cell table:formula="of:=IF([.G499] &lt; [.$B$25];CEILING([.G499]*[.$B$3];1);0)" office:value-type="float" office:value="0" calcext:value-type="float">
            <text:p/>
          </table:table-cell>
          <table:table-cell table:formula="of:=IF([.G499] &lt; [.$B$25];SUM([.F$3:.F500]);[.$B$25])" office:value-type="float" office:value="222350062.5" calcext:value-type="float">
            <text:p>222,350,063</text:p>
          </table:table-cell>
          <table:table-cell table:formula="of:=IF((ROW() - [.$B$21] &lt; 3);0;FLOOR(IFERROR(OFFSET([.$F50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00] &gt; [.$B$20];[.I500]-[.$B$20];0)" office:value-type="float" office:value="0" calcext:value-type="float">
            <text:p/>
          </table:table-cell>
          <table:table-cell table:formula="of:=IF([.J500] &gt; 0; ROUND([.$B$23] *MIN([.J500];[.H500])); 0)" office:value-type="float" office:value="0" calcext:value-type="float">
            <text:p/>
          </table:table-cell>
          <table:table-cell table:formula="of:=IF((ROW() - [.$B$13] &lt; 3);0;FLOOR(IFERROR(OFFSET([.$F500];-1*[.$B$13];0 );0) * [.$B$14]))" office:value-type="float" office:value="0" calcext:value-type="float">
            <text:p/>
          </table:table-cell>
          <table:table-cell table:formula="of:=SUM([.L$3:.L50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00]+1" office:value-type="date" office:date-value="2021-06-01" calcext:value-type="date">
            <text:p>06/01/21</text:p>
          </table:table-cell>
          <table:table-cell/>
          <table:table-cell table:formula="of:=IF([.G500] &lt; [.$B$25];CEILING([.G500]*[.$B$3];1);0)" office:value-type="float" office:value="0" calcext:value-type="float">
            <text:p/>
          </table:table-cell>
          <table:table-cell table:formula="of:=IF([.G500] &lt; [.$B$25];SUM([.F$3:.F501]);[.$B$25])" office:value-type="float" office:value="222350062.5" calcext:value-type="float">
            <text:p>222,350,063</text:p>
          </table:table-cell>
          <table:table-cell table:formula="of:=IF((ROW() - [.$B$21] &lt; 3);0;FLOOR(IFERROR(OFFSET([.$F50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01] &gt; [.$B$20];[.I501]-[.$B$20];0)" office:value-type="float" office:value="0" calcext:value-type="float">
            <text:p/>
          </table:table-cell>
          <table:table-cell table:formula="of:=IF([.J501] &gt; 0; ROUND([.$B$23] *MIN([.J501];[.H501])); 0)" office:value-type="float" office:value="0" calcext:value-type="float">
            <text:p/>
          </table:table-cell>
          <table:table-cell table:formula="of:=IF((ROW() - [.$B$13] &lt; 3);0;FLOOR(IFERROR(OFFSET([.$F501];-1*[.$B$13];0 );0) * [.$B$14]))" office:value-type="float" office:value="0" calcext:value-type="float">
            <text:p/>
          </table:table-cell>
          <table:table-cell table:formula="of:=SUM([.L$3:.L50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01]+1" office:value-type="date" office:date-value="2021-06-02" calcext:value-type="date">
            <text:p>06/02/21</text:p>
          </table:table-cell>
          <table:table-cell/>
          <table:table-cell table:formula="of:=IF([.G501] &lt; [.$B$25];CEILING([.G501]*[.$B$3];1);0)" office:value-type="float" office:value="0" calcext:value-type="float">
            <text:p/>
          </table:table-cell>
          <table:table-cell table:formula="of:=IF([.G501] &lt; [.$B$25];SUM([.F$3:.F502]);[.$B$25])" office:value-type="float" office:value="222350062.5" calcext:value-type="float">
            <text:p>222,350,063</text:p>
          </table:table-cell>
          <table:table-cell table:formula="of:=IF((ROW() - [.$B$21] &lt; 3);0;FLOOR(IFERROR(OFFSET([.$F50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02] &gt; [.$B$20];[.I502]-[.$B$20];0)" office:value-type="float" office:value="0" calcext:value-type="float">
            <text:p/>
          </table:table-cell>
          <table:table-cell table:formula="of:=IF([.J502] &gt; 0; ROUND([.$B$23] *MIN([.J502];[.H502])); 0)" office:value-type="float" office:value="0" calcext:value-type="float">
            <text:p/>
          </table:table-cell>
          <table:table-cell table:formula="of:=IF((ROW() - [.$B$13] &lt; 3);0;FLOOR(IFERROR(OFFSET([.$F502];-1*[.$B$13];0 );0) * [.$B$14]))" office:value-type="float" office:value="0" calcext:value-type="float">
            <text:p/>
          </table:table-cell>
          <table:table-cell table:formula="of:=SUM([.L$3:.L50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02]+1" office:value-type="date" office:date-value="2021-06-03" calcext:value-type="date">
            <text:p>06/03/21</text:p>
          </table:table-cell>
          <table:table-cell/>
          <table:table-cell table:formula="of:=IF([.G502] &lt; [.$B$25];CEILING([.G502]*[.$B$3];1);0)" office:value-type="float" office:value="0" calcext:value-type="float">
            <text:p/>
          </table:table-cell>
          <table:table-cell table:formula="of:=IF([.G502] &lt; [.$B$25];SUM([.F$3:.F503]);[.$B$25])" office:value-type="float" office:value="222350062.5" calcext:value-type="float">
            <text:p>222,350,063</text:p>
          </table:table-cell>
          <table:table-cell table:formula="of:=IF((ROW() - [.$B$21] &lt; 3);0;FLOOR(IFERROR(OFFSET([.$F50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03] &gt; [.$B$20];[.I503]-[.$B$20];0)" office:value-type="float" office:value="0" calcext:value-type="float">
            <text:p/>
          </table:table-cell>
          <table:table-cell table:formula="of:=IF([.J503] &gt; 0; ROUND([.$B$23] *MIN([.J503];[.H503])); 0)" office:value-type="float" office:value="0" calcext:value-type="float">
            <text:p/>
          </table:table-cell>
          <table:table-cell table:formula="of:=IF((ROW() - [.$B$13] &lt; 3);0;FLOOR(IFERROR(OFFSET([.$F503];-1*[.$B$13];0 );0) * [.$B$14]))" office:value-type="float" office:value="0" calcext:value-type="float">
            <text:p/>
          </table:table-cell>
          <table:table-cell table:formula="of:=SUM([.L$3:.L50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03]+1" office:value-type="date" office:date-value="2021-06-04" calcext:value-type="date">
            <text:p>06/04/21</text:p>
          </table:table-cell>
          <table:table-cell/>
          <table:table-cell table:formula="of:=IF([.G503] &lt; [.$B$25];CEILING([.G503]*[.$B$3];1);0)" office:value-type="float" office:value="0" calcext:value-type="float">
            <text:p/>
          </table:table-cell>
          <table:table-cell table:formula="of:=IF([.G503] &lt; [.$B$25];SUM([.F$3:.F504]);[.$B$25])" office:value-type="float" office:value="222350062.5" calcext:value-type="float">
            <text:p>222,350,063</text:p>
          </table:table-cell>
          <table:table-cell table:formula="of:=IF((ROW() - [.$B$21] &lt; 3);0;FLOOR(IFERROR(OFFSET([.$F50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04] &gt; [.$B$20];[.I504]-[.$B$20];0)" office:value-type="float" office:value="0" calcext:value-type="float">
            <text:p/>
          </table:table-cell>
          <table:table-cell table:formula="of:=IF([.J504] &gt; 0; ROUND([.$B$23] *MIN([.J504];[.H504])); 0)" office:value-type="float" office:value="0" calcext:value-type="float">
            <text:p/>
          </table:table-cell>
          <table:table-cell table:formula="of:=IF((ROW() - [.$B$13] &lt; 3);0;FLOOR(IFERROR(OFFSET([.$F504];-1*[.$B$13];0 );0) * [.$B$14]))" office:value-type="float" office:value="0" calcext:value-type="float">
            <text:p/>
          </table:table-cell>
          <table:table-cell table:formula="of:=SUM([.L$3:.L50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04]+1" office:value-type="date" office:date-value="2021-06-05" calcext:value-type="date">
            <text:p>06/05/21</text:p>
          </table:table-cell>
          <table:table-cell/>
          <table:table-cell table:formula="of:=IF([.G504] &lt; [.$B$25];CEILING([.G504]*[.$B$3];1);0)" office:value-type="float" office:value="0" calcext:value-type="float">
            <text:p/>
          </table:table-cell>
          <table:table-cell table:formula="of:=IF([.G504] &lt; [.$B$25];SUM([.F$3:.F505]);[.$B$25])" office:value-type="float" office:value="222350062.5" calcext:value-type="float">
            <text:p>222,350,063</text:p>
          </table:table-cell>
          <table:table-cell table:formula="of:=IF((ROW() - [.$B$21] &lt; 3);0;FLOOR(IFERROR(OFFSET([.$F50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05] &gt; [.$B$20];[.I505]-[.$B$20];0)" office:value-type="float" office:value="0" calcext:value-type="float">
            <text:p/>
          </table:table-cell>
          <table:table-cell table:formula="of:=IF([.J505] &gt; 0; ROUND([.$B$23] *MIN([.J505];[.H505])); 0)" office:value-type="float" office:value="0" calcext:value-type="float">
            <text:p/>
          </table:table-cell>
          <table:table-cell table:formula="of:=IF((ROW() - [.$B$13] &lt; 3);0;FLOOR(IFERROR(OFFSET([.$F505];-1*[.$B$13];0 );0) * [.$B$14]))" office:value-type="float" office:value="0" calcext:value-type="float">
            <text:p/>
          </table:table-cell>
          <table:table-cell table:formula="of:=SUM([.L$3:.L50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05]+1" office:value-type="date" office:date-value="2021-06-06" calcext:value-type="date">
            <text:p>06/06/21</text:p>
          </table:table-cell>
          <table:table-cell/>
          <table:table-cell table:formula="of:=IF([.G505] &lt; [.$B$25];CEILING([.G505]*[.$B$3];1);0)" office:value-type="float" office:value="0" calcext:value-type="float">
            <text:p/>
          </table:table-cell>
          <table:table-cell table:formula="of:=IF([.G505] &lt; [.$B$25];SUM([.F$3:.F506]);[.$B$25])" office:value-type="float" office:value="222350062.5" calcext:value-type="float">
            <text:p>222,350,063</text:p>
          </table:table-cell>
          <table:table-cell table:formula="of:=IF((ROW() - [.$B$21] &lt; 3);0;FLOOR(IFERROR(OFFSET([.$F50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06] &gt; [.$B$20];[.I506]-[.$B$20];0)" office:value-type="float" office:value="0" calcext:value-type="float">
            <text:p/>
          </table:table-cell>
          <table:table-cell table:formula="of:=IF([.J506] &gt; 0; ROUND([.$B$23] *MIN([.J506];[.H506])); 0)" office:value-type="float" office:value="0" calcext:value-type="float">
            <text:p/>
          </table:table-cell>
          <table:table-cell table:formula="of:=IF((ROW() - [.$B$13] &lt; 3);0;FLOOR(IFERROR(OFFSET([.$F506];-1*[.$B$13];0 );0) * [.$B$14]))" office:value-type="float" office:value="0" calcext:value-type="float">
            <text:p/>
          </table:table-cell>
          <table:table-cell table:formula="of:=SUM([.L$3:.L50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06]+1" office:value-type="date" office:date-value="2021-06-07" calcext:value-type="date">
            <text:p>06/07/21</text:p>
          </table:table-cell>
          <table:table-cell/>
          <table:table-cell table:formula="of:=IF([.G506] &lt; [.$B$25];CEILING([.G506]*[.$B$3];1);0)" office:value-type="float" office:value="0" calcext:value-type="float">
            <text:p/>
          </table:table-cell>
          <table:table-cell table:formula="of:=IF([.G506] &lt; [.$B$25];SUM([.F$3:.F507]);[.$B$25])" office:value-type="float" office:value="222350062.5" calcext:value-type="float">
            <text:p>222,350,063</text:p>
          </table:table-cell>
          <table:table-cell table:formula="of:=IF((ROW() - [.$B$21] &lt; 3);0;FLOOR(IFERROR(OFFSET([.$F50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07] &gt; [.$B$20];[.I507]-[.$B$20];0)" office:value-type="float" office:value="0" calcext:value-type="float">
            <text:p/>
          </table:table-cell>
          <table:table-cell table:formula="of:=IF([.J507] &gt; 0; ROUND([.$B$23] *MIN([.J507];[.H507])); 0)" office:value-type="float" office:value="0" calcext:value-type="float">
            <text:p/>
          </table:table-cell>
          <table:table-cell table:formula="of:=IF((ROW() - [.$B$13] &lt; 3);0;FLOOR(IFERROR(OFFSET([.$F507];-1*[.$B$13];0 );0) * [.$B$14]))" office:value-type="float" office:value="0" calcext:value-type="float">
            <text:p/>
          </table:table-cell>
          <table:table-cell table:formula="of:=SUM([.L$3:.L50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07]+1" office:value-type="date" office:date-value="2021-06-08" calcext:value-type="date">
            <text:p>06/08/21</text:p>
          </table:table-cell>
          <table:table-cell/>
          <table:table-cell table:formula="of:=IF([.G507] &lt; [.$B$25];CEILING([.G507]*[.$B$3];1);0)" office:value-type="float" office:value="0" calcext:value-type="float">
            <text:p/>
          </table:table-cell>
          <table:table-cell table:formula="of:=IF([.G507] &lt; [.$B$25];SUM([.F$3:.F508]);[.$B$25])" office:value-type="float" office:value="222350062.5" calcext:value-type="float">
            <text:p>222,350,063</text:p>
          </table:table-cell>
          <table:table-cell table:formula="of:=IF((ROW() - [.$B$21] &lt; 3);0;FLOOR(IFERROR(OFFSET([.$F50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08] &gt; [.$B$20];[.I508]-[.$B$20];0)" office:value-type="float" office:value="0" calcext:value-type="float">
            <text:p/>
          </table:table-cell>
          <table:table-cell table:formula="of:=IF([.J508] &gt; 0; ROUND([.$B$23] *MIN([.J508];[.H508])); 0)" office:value-type="float" office:value="0" calcext:value-type="float">
            <text:p/>
          </table:table-cell>
          <table:table-cell table:formula="of:=IF((ROW() - [.$B$13] &lt; 3);0;FLOOR(IFERROR(OFFSET([.$F508];-1*[.$B$13];0 );0) * [.$B$14]))" office:value-type="float" office:value="0" calcext:value-type="float">
            <text:p/>
          </table:table-cell>
          <table:table-cell table:formula="of:=SUM([.L$3:.L50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08]+1" office:value-type="date" office:date-value="2021-06-09" calcext:value-type="date">
            <text:p>06/09/21</text:p>
          </table:table-cell>
          <table:table-cell/>
          <table:table-cell table:formula="of:=IF([.G508] &lt; [.$B$25];CEILING([.G508]*[.$B$3];1);0)" office:value-type="float" office:value="0" calcext:value-type="float">
            <text:p/>
          </table:table-cell>
          <table:table-cell table:formula="of:=IF([.G508] &lt; [.$B$25];SUM([.F$3:.F509]);[.$B$25])" office:value-type="float" office:value="222350062.5" calcext:value-type="float">
            <text:p>222,350,063</text:p>
          </table:table-cell>
          <table:table-cell table:formula="of:=IF((ROW() - [.$B$21] &lt; 3);0;FLOOR(IFERROR(OFFSET([.$F50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09] &gt; [.$B$20];[.I509]-[.$B$20];0)" office:value-type="float" office:value="0" calcext:value-type="float">
            <text:p/>
          </table:table-cell>
          <table:table-cell table:formula="of:=IF([.J509] &gt; 0; ROUND([.$B$23] *MIN([.J509];[.H509])); 0)" office:value-type="float" office:value="0" calcext:value-type="float">
            <text:p/>
          </table:table-cell>
          <table:table-cell table:formula="of:=IF((ROW() - [.$B$13] &lt; 3);0;FLOOR(IFERROR(OFFSET([.$F509];-1*[.$B$13];0 );0) * [.$B$14]))" office:value-type="float" office:value="0" calcext:value-type="float">
            <text:p/>
          </table:table-cell>
          <table:table-cell table:formula="of:=SUM([.L$3:.L50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09]+1" office:value-type="date" office:date-value="2021-06-10" calcext:value-type="date">
            <text:p>06/10/21</text:p>
          </table:table-cell>
          <table:table-cell/>
          <table:table-cell table:formula="of:=IF([.G509] &lt; [.$B$25];CEILING([.G509]*[.$B$3];1);0)" office:value-type="float" office:value="0" calcext:value-type="float">
            <text:p/>
          </table:table-cell>
          <table:table-cell table:formula="of:=IF([.G509] &lt; [.$B$25];SUM([.F$3:.F510]);[.$B$25])" office:value-type="float" office:value="222350062.5" calcext:value-type="float">
            <text:p>222,350,063</text:p>
          </table:table-cell>
          <table:table-cell table:formula="of:=IF((ROW() - [.$B$21] &lt; 3);0;FLOOR(IFERROR(OFFSET([.$F51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10] &gt; [.$B$20];[.I510]-[.$B$20];0)" office:value-type="float" office:value="0" calcext:value-type="float">
            <text:p/>
          </table:table-cell>
          <table:table-cell table:formula="of:=IF([.J510] &gt; 0; ROUND([.$B$23] *MIN([.J510];[.H510])); 0)" office:value-type="float" office:value="0" calcext:value-type="float">
            <text:p/>
          </table:table-cell>
          <table:table-cell table:formula="of:=IF((ROW() - [.$B$13] &lt; 3);0;FLOOR(IFERROR(OFFSET([.$F510];-1*[.$B$13];0 );0) * [.$B$14]))" office:value-type="float" office:value="0" calcext:value-type="float">
            <text:p/>
          </table:table-cell>
          <table:table-cell table:formula="of:=SUM([.L$3:.L51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10]+1" office:value-type="date" office:date-value="2021-06-11" calcext:value-type="date">
            <text:p>06/11/21</text:p>
          </table:table-cell>
          <table:table-cell/>
          <table:table-cell table:formula="of:=IF([.G510] &lt; [.$B$25];CEILING([.G510]*[.$B$3];1);0)" office:value-type="float" office:value="0" calcext:value-type="float">
            <text:p/>
          </table:table-cell>
          <table:table-cell table:formula="of:=IF([.G510] &lt; [.$B$25];SUM([.F$3:.F511]);[.$B$25])" office:value-type="float" office:value="222350062.5" calcext:value-type="float">
            <text:p>222,350,063</text:p>
          </table:table-cell>
          <table:table-cell table:formula="of:=IF((ROW() - [.$B$21] &lt; 3);0;FLOOR(IFERROR(OFFSET([.$F51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11] &gt; [.$B$20];[.I511]-[.$B$20];0)" office:value-type="float" office:value="0" calcext:value-type="float">
            <text:p/>
          </table:table-cell>
          <table:table-cell table:formula="of:=IF([.J511] &gt; 0; ROUND([.$B$23] *MIN([.J511];[.H511])); 0)" office:value-type="float" office:value="0" calcext:value-type="float">
            <text:p/>
          </table:table-cell>
          <table:table-cell table:formula="of:=IF((ROW() - [.$B$13] &lt; 3);0;FLOOR(IFERROR(OFFSET([.$F511];-1*[.$B$13];0 );0) * [.$B$14]))" office:value-type="float" office:value="0" calcext:value-type="float">
            <text:p/>
          </table:table-cell>
          <table:table-cell table:formula="of:=SUM([.L$3:.L51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11]+1" office:value-type="date" office:date-value="2021-06-12" calcext:value-type="date">
            <text:p>06/12/21</text:p>
          </table:table-cell>
          <table:table-cell/>
          <table:table-cell table:formula="of:=IF([.G511] &lt; [.$B$25];CEILING([.G511]*[.$B$3];1);0)" office:value-type="float" office:value="0" calcext:value-type="float">
            <text:p/>
          </table:table-cell>
          <table:table-cell table:formula="of:=IF([.G511] &lt; [.$B$25];SUM([.F$3:.F512]);[.$B$25])" office:value-type="float" office:value="222350062.5" calcext:value-type="float">
            <text:p>222,350,063</text:p>
          </table:table-cell>
          <table:table-cell table:formula="of:=IF((ROW() - [.$B$21] &lt; 3);0;FLOOR(IFERROR(OFFSET([.$F51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12] &gt; [.$B$20];[.I512]-[.$B$20];0)" office:value-type="float" office:value="0" calcext:value-type="float">
            <text:p/>
          </table:table-cell>
          <table:table-cell table:formula="of:=IF([.J512] &gt; 0; ROUND([.$B$23] *MIN([.J512];[.H512])); 0)" office:value-type="float" office:value="0" calcext:value-type="float">
            <text:p/>
          </table:table-cell>
          <table:table-cell table:formula="of:=IF((ROW() - [.$B$13] &lt; 3);0;FLOOR(IFERROR(OFFSET([.$F512];-1*[.$B$13];0 );0) * [.$B$14]))" office:value-type="float" office:value="0" calcext:value-type="float">
            <text:p/>
          </table:table-cell>
          <table:table-cell table:formula="of:=SUM([.L$3:.L51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12]+1" office:value-type="date" office:date-value="2021-06-13" calcext:value-type="date">
            <text:p>06/13/21</text:p>
          </table:table-cell>
          <table:table-cell/>
          <table:table-cell table:formula="of:=IF([.G512] &lt; [.$B$25];CEILING([.G512]*[.$B$3];1);0)" office:value-type="float" office:value="0" calcext:value-type="float">
            <text:p/>
          </table:table-cell>
          <table:table-cell table:formula="of:=IF([.G512] &lt; [.$B$25];SUM([.F$3:.F513]);[.$B$25])" office:value-type="float" office:value="222350062.5" calcext:value-type="float">
            <text:p>222,350,063</text:p>
          </table:table-cell>
          <table:table-cell table:formula="of:=IF((ROW() - [.$B$21] &lt; 3);0;FLOOR(IFERROR(OFFSET([.$F51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13] &gt; [.$B$20];[.I513]-[.$B$20];0)" office:value-type="float" office:value="0" calcext:value-type="float">
            <text:p/>
          </table:table-cell>
          <table:table-cell table:formula="of:=IF([.J513] &gt; 0; ROUND([.$B$23] *MIN([.J513];[.H513])); 0)" office:value-type="float" office:value="0" calcext:value-type="float">
            <text:p/>
          </table:table-cell>
          <table:table-cell table:formula="of:=IF((ROW() - [.$B$13] &lt; 3);0;FLOOR(IFERROR(OFFSET([.$F513];-1*[.$B$13];0 );0) * [.$B$14]))" office:value-type="float" office:value="0" calcext:value-type="float">
            <text:p/>
          </table:table-cell>
          <table:table-cell table:formula="of:=SUM([.L$3:.L51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13]+1" office:value-type="date" office:date-value="2021-06-14" calcext:value-type="date">
            <text:p>06/14/21</text:p>
          </table:table-cell>
          <table:table-cell/>
          <table:table-cell table:formula="of:=IF([.G513] &lt; [.$B$25];CEILING([.G513]*[.$B$3];1);0)" office:value-type="float" office:value="0" calcext:value-type="float">
            <text:p/>
          </table:table-cell>
          <table:table-cell table:formula="of:=IF([.G513] &lt; [.$B$25];SUM([.F$3:.F514]);[.$B$25])" office:value-type="float" office:value="222350062.5" calcext:value-type="float">
            <text:p>222,350,063</text:p>
          </table:table-cell>
          <table:table-cell table:formula="of:=IF((ROW() - [.$B$21] &lt; 3);0;FLOOR(IFERROR(OFFSET([.$F51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14] &gt; [.$B$20];[.I514]-[.$B$20];0)" office:value-type="float" office:value="0" calcext:value-type="float">
            <text:p/>
          </table:table-cell>
          <table:table-cell table:formula="of:=IF([.J514] &gt; 0; ROUND([.$B$23] *MIN([.J514];[.H514])); 0)" office:value-type="float" office:value="0" calcext:value-type="float">
            <text:p/>
          </table:table-cell>
          <table:table-cell table:formula="of:=IF((ROW() - [.$B$13] &lt; 3);0;FLOOR(IFERROR(OFFSET([.$F514];-1*[.$B$13];0 );0) * [.$B$14]))" office:value-type="float" office:value="0" calcext:value-type="float">
            <text:p/>
          </table:table-cell>
          <table:table-cell table:formula="of:=SUM([.L$3:.L51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14]+1" office:value-type="date" office:date-value="2021-06-15" calcext:value-type="date">
            <text:p>06/15/21</text:p>
          </table:table-cell>
          <table:table-cell/>
          <table:table-cell table:formula="of:=IF([.G514] &lt; [.$B$25];CEILING([.G514]*[.$B$3];1);0)" office:value-type="float" office:value="0" calcext:value-type="float">
            <text:p/>
          </table:table-cell>
          <table:table-cell table:formula="of:=IF([.G514] &lt; [.$B$25];SUM([.F$3:.F515]);[.$B$25])" office:value-type="float" office:value="222350062.5" calcext:value-type="float">
            <text:p>222,350,063</text:p>
          </table:table-cell>
          <table:table-cell table:formula="of:=IF((ROW() - [.$B$21] &lt; 3);0;FLOOR(IFERROR(OFFSET([.$F51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15] &gt; [.$B$20];[.I515]-[.$B$20];0)" office:value-type="float" office:value="0" calcext:value-type="float">
            <text:p/>
          </table:table-cell>
          <table:table-cell table:formula="of:=IF([.J515] &gt; 0; ROUND([.$B$23] *MIN([.J515];[.H515])); 0)" office:value-type="float" office:value="0" calcext:value-type="float">
            <text:p/>
          </table:table-cell>
          <table:table-cell table:formula="of:=IF((ROW() - [.$B$13] &lt; 3);0;FLOOR(IFERROR(OFFSET([.$F515];-1*[.$B$13];0 );0) * [.$B$14]))" office:value-type="float" office:value="0" calcext:value-type="float">
            <text:p/>
          </table:table-cell>
          <table:table-cell table:formula="of:=SUM([.L$3:.L51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15]+1" office:value-type="date" office:date-value="2021-06-16" calcext:value-type="date">
            <text:p>06/16/21</text:p>
          </table:table-cell>
          <table:table-cell/>
          <table:table-cell table:formula="of:=IF([.G515] &lt; [.$B$25];CEILING([.G515]*[.$B$3];1);0)" office:value-type="float" office:value="0" calcext:value-type="float">
            <text:p/>
          </table:table-cell>
          <table:table-cell table:formula="of:=IF([.G515] &lt; [.$B$25];SUM([.F$3:.F516]);[.$B$25])" office:value-type="float" office:value="222350062.5" calcext:value-type="float">
            <text:p>222,350,063</text:p>
          </table:table-cell>
          <table:table-cell table:formula="of:=IF((ROW() - [.$B$21] &lt; 3);0;FLOOR(IFERROR(OFFSET([.$F51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16] &gt; [.$B$20];[.I516]-[.$B$20];0)" office:value-type="float" office:value="0" calcext:value-type="float">
            <text:p/>
          </table:table-cell>
          <table:table-cell table:formula="of:=IF([.J516] &gt; 0; ROUND([.$B$23] *MIN([.J516];[.H516])); 0)" office:value-type="float" office:value="0" calcext:value-type="float">
            <text:p/>
          </table:table-cell>
          <table:table-cell table:formula="of:=IF((ROW() - [.$B$13] &lt; 3);0;FLOOR(IFERROR(OFFSET([.$F516];-1*[.$B$13];0 );0) * [.$B$14]))" office:value-type="float" office:value="0" calcext:value-type="float">
            <text:p/>
          </table:table-cell>
          <table:table-cell table:formula="of:=SUM([.L$3:.L51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16]+1" office:value-type="date" office:date-value="2021-06-17" calcext:value-type="date">
            <text:p>06/17/21</text:p>
          </table:table-cell>
          <table:table-cell/>
          <table:table-cell table:formula="of:=IF([.G516] &lt; [.$B$25];CEILING([.G516]*[.$B$3];1);0)" office:value-type="float" office:value="0" calcext:value-type="float">
            <text:p/>
          </table:table-cell>
          <table:table-cell table:formula="of:=IF([.G516] &lt; [.$B$25];SUM([.F$3:.F517]);[.$B$25])" office:value-type="float" office:value="222350062.5" calcext:value-type="float">
            <text:p>222,350,063</text:p>
          </table:table-cell>
          <table:table-cell table:formula="of:=IF((ROW() - [.$B$21] &lt; 3);0;FLOOR(IFERROR(OFFSET([.$F51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17] &gt; [.$B$20];[.I517]-[.$B$20];0)" office:value-type="float" office:value="0" calcext:value-type="float">
            <text:p/>
          </table:table-cell>
          <table:table-cell table:formula="of:=IF([.J517] &gt; 0; ROUND([.$B$23] *MIN([.J517];[.H517])); 0)" office:value-type="float" office:value="0" calcext:value-type="float">
            <text:p/>
          </table:table-cell>
          <table:table-cell table:formula="of:=IF((ROW() - [.$B$13] &lt; 3);0;FLOOR(IFERROR(OFFSET([.$F517];-1*[.$B$13];0 );0) * [.$B$14]))" office:value-type="float" office:value="0" calcext:value-type="float">
            <text:p/>
          </table:table-cell>
          <table:table-cell table:formula="of:=SUM([.L$3:.L51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17]+1" office:value-type="date" office:date-value="2021-06-18" calcext:value-type="date">
            <text:p>06/18/21</text:p>
          </table:table-cell>
          <table:table-cell/>
          <table:table-cell table:formula="of:=IF([.G517] &lt; [.$B$25];CEILING([.G517]*[.$B$3];1);0)" office:value-type="float" office:value="0" calcext:value-type="float">
            <text:p/>
          </table:table-cell>
          <table:table-cell table:formula="of:=IF([.G517] &lt; [.$B$25];SUM([.F$3:.F518]);[.$B$25])" office:value-type="float" office:value="222350062.5" calcext:value-type="float">
            <text:p>222,350,063</text:p>
          </table:table-cell>
          <table:table-cell table:formula="of:=IF((ROW() - [.$B$21] &lt; 3);0;FLOOR(IFERROR(OFFSET([.$F51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18] &gt; [.$B$20];[.I518]-[.$B$20];0)" office:value-type="float" office:value="0" calcext:value-type="float">
            <text:p/>
          </table:table-cell>
          <table:table-cell table:formula="of:=IF([.J518] &gt; 0; ROUND([.$B$23] *MIN([.J518];[.H518])); 0)" office:value-type="float" office:value="0" calcext:value-type="float">
            <text:p/>
          </table:table-cell>
          <table:table-cell table:formula="of:=IF((ROW() - [.$B$13] &lt; 3);0;FLOOR(IFERROR(OFFSET([.$F518];-1*[.$B$13];0 );0) * [.$B$14]))" office:value-type="float" office:value="0" calcext:value-type="float">
            <text:p/>
          </table:table-cell>
          <table:table-cell table:formula="of:=SUM([.L$3:.L51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18]+1" office:value-type="date" office:date-value="2021-06-19" calcext:value-type="date">
            <text:p>06/19/21</text:p>
          </table:table-cell>
          <table:table-cell/>
          <table:table-cell table:formula="of:=IF([.G518] &lt; [.$B$25];CEILING([.G518]*[.$B$3];1);0)" office:value-type="float" office:value="0" calcext:value-type="float">
            <text:p/>
          </table:table-cell>
          <table:table-cell table:formula="of:=IF([.G518] &lt; [.$B$25];SUM([.F$3:.F519]);[.$B$25])" office:value-type="float" office:value="222350062.5" calcext:value-type="float">
            <text:p>222,350,063</text:p>
          </table:table-cell>
          <table:table-cell table:formula="of:=IF((ROW() - [.$B$21] &lt; 3);0;FLOOR(IFERROR(OFFSET([.$F51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19] &gt; [.$B$20];[.I519]-[.$B$20];0)" office:value-type="float" office:value="0" calcext:value-type="float">
            <text:p/>
          </table:table-cell>
          <table:table-cell table:formula="of:=IF([.J519] &gt; 0; ROUND([.$B$23] *MIN([.J519];[.H519])); 0)" office:value-type="float" office:value="0" calcext:value-type="float">
            <text:p/>
          </table:table-cell>
          <table:table-cell table:formula="of:=IF((ROW() - [.$B$13] &lt; 3);0;FLOOR(IFERROR(OFFSET([.$F519];-1*[.$B$13];0 );0) * [.$B$14]))" office:value-type="float" office:value="0" calcext:value-type="float">
            <text:p/>
          </table:table-cell>
          <table:table-cell table:formula="of:=SUM([.L$3:.L51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19]+1" office:value-type="date" office:date-value="2021-06-20" calcext:value-type="date">
            <text:p>06/20/21</text:p>
          </table:table-cell>
          <table:table-cell/>
          <table:table-cell table:formula="of:=IF([.G519] &lt; [.$B$25];CEILING([.G519]*[.$B$3];1);0)" office:value-type="float" office:value="0" calcext:value-type="float">
            <text:p/>
          </table:table-cell>
          <table:table-cell table:formula="of:=IF([.G519] &lt; [.$B$25];SUM([.F$3:.F520]);[.$B$25])" office:value-type="float" office:value="222350062.5" calcext:value-type="float">
            <text:p>222,350,063</text:p>
          </table:table-cell>
          <table:table-cell table:formula="of:=IF((ROW() - [.$B$21] &lt; 3);0;FLOOR(IFERROR(OFFSET([.$F52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20] &gt; [.$B$20];[.I520]-[.$B$20];0)" office:value-type="float" office:value="0" calcext:value-type="float">
            <text:p/>
          </table:table-cell>
          <table:table-cell table:formula="of:=IF([.J520] &gt; 0; ROUND([.$B$23] *MIN([.J520];[.H520])); 0)" office:value-type="float" office:value="0" calcext:value-type="float">
            <text:p/>
          </table:table-cell>
          <table:table-cell table:formula="of:=IF((ROW() - [.$B$13] &lt; 3);0;FLOOR(IFERROR(OFFSET([.$F520];-1*[.$B$13];0 );0) * [.$B$14]))" office:value-type="float" office:value="0" calcext:value-type="float">
            <text:p/>
          </table:table-cell>
          <table:table-cell table:formula="of:=SUM([.L$3:.L52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20]+1" office:value-type="date" office:date-value="2021-06-21" calcext:value-type="date">
            <text:p>06/21/21</text:p>
          </table:table-cell>
          <table:table-cell/>
          <table:table-cell table:formula="of:=IF([.G520] &lt; [.$B$25];CEILING([.G520]*[.$B$3];1);0)" office:value-type="float" office:value="0" calcext:value-type="float">
            <text:p/>
          </table:table-cell>
          <table:table-cell table:formula="of:=IF([.G520] &lt; [.$B$25];SUM([.F$3:.F521]);[.$B$25])" office:value-type="float" office:value="222350062.5" calcext:value-type="float">
            <text:p>222,350,063</text:p>
          </table:table-cell>
          <table:table-cell table:formula="of:=IF((ROW() - [.$B$21] &lt; 3);0;FLOOR(IFERROR(OFFSET([.$F52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21] &gt; [.$B$20];[.I521]-[.$B$20];0)" office:value-type="float" office:value="0" calcext:value-type="float">
            <text:p/>
          </table:table-cell>
          <table:table-cell table:formula="of:=IF([.J521] &gt; 0; ROUND([.$B$23] *MIN([.J521];[.H521])); 0)" office:value-type="float" office:value="0" calcext:value-type="float">
            <text:p/>
          </table:table-cell>
          <table:table-cell table:formula="of:=IF((ROW() - [.$B$13] &lt; 3);0;FLOOR(IFERROR(OFFSET([.$F521];-1*[.$B$13];0 );0) * [.$B$14]))" office:value-type="float" office:value="0" calcext:value-type="float">
            <text:p/>
          </table:table-cell>
          <table:table-cell table:formula="of:=SUM([.L$3:.L52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21]+1" office:value-type="date" office:date-value="2021-06-22" calcext:value-type="date">
            <text:p>06/22/21</text:p>
          </table:table-cell>
          <table:table-cell/>
          <table:table-cell table:formula="of:=IF([.G521] &lt; [.$B$25];CEILING([.G521]*[.$B$3];1);0)" office:value-type="float" office:value="0" calcext:value-type="float">
            <text:p/>
          </table:table-cell>
          <table:table-cell table:formula="of:=IF([.G521] &lt; [.$B$25];SUM([.F$3:.F522]);[.$B$25])" office:value-type="float" office:value="222350062.5" calcext:value-type="float">
            <text:p>222,350,063</text:p>
          </table:table-cell>
          <table:table-cell table:formula="of:=IF((ROW() - [.$B$21] &lt; 3);0;FLOOR(IFERROR(OFFSET([.$F52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22] &gt; [.$B$20];[.I522]-[.$B$20];0)" office:value-type="float" office:value="0" calcext:value-type="float">
            <text:p/>
          </table:table-cell>
          <table:table-cell table:formula="of:=IF([.J522] &gt; 0; ROUND([.$B$23] *MIN([.J522];[.H522])); 0)" office:value-type="float" office:value="0" calcext:value-type="float">
            <text:p/>
          </table:table-cell>
          <table:table-cell table:formula="of:=IF((ROW() - [.$B$13] &lt; 3);0;FLOOR(IFERROR(OFFSET([.$F522];-1*[.$B$13];0 );0) * [.$B$14]))" office:value-type="float" office:value="0" calcext:value-type="float">
            <text:p/>
          </table:table-cell>
          <table:table-cell table:formula="of:=SUM([.L$3:.L52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22]+1" office:value-type="date" office:date-value="2021-06-23" calcext:value-type="date">
            <text:p>06/23/21</text:p>
          </table:table-cell>
          <table:table-cell/>
          <table:table-cell table:formula="of:=IF([.G522] &lt; [.$B$25];CEILING([.G522]*[.$B$3];1);0)" office:value-type="float" office:value="0" calcext:value-type="float">
            <text:p/>
          </table:table-cell>
          <table:table-cell table:formula="of:=IF([.G522] &lt; [.$B$25];SUM([.F$3:.F523]);[.$B$25])" office:value-type="float" office:value="222350062.5" calcext:value-type="float">
            <text:p>222,350,063</text:p>
          </table:table-cell>
          <table:table-cell table:formula="of:=IF((ROW() - [.$B$21] &lt; 3);0;FLOOR(IFERROR(OFFSET([.$F52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23] &gt; [.$B$20];[.I523]-[.$B$20];0)" office:value-type="float" office:value="0" calcext:value-type="float">
            <text:p/>
          </table:table-cell>
          <table:table-cell table:formula="of:=IF([.J523] &gt; 0; ROUND([.$B$23] *MIN([.J523];[.H523])); 0)" office:value-type="float" office:value="0" calcext:value-type="float">
            <text:p/>
          </table:table-cell>
          <table:table-cell table:formula="of:=IF((ROW() - [.$B$13] &lt; 3);0;FLOOR(IFERROR(OFFSET([.$F523];-1*[.$B$13];0 );0) * [.$B$14]))" office:value-type="float" office:value="0" calcext:value-type="float">
            <text:p/>
          </table:table-cell>
          <table:table-cell table:formula="of:=SUM([.L$3:.L52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23]+1" office:value-type="date" office:date-value="2021-06-24" calcext:value-type="date">
            <text:p>06/24/21</text:p>
          </table:table-cell>
          <table:table-cell/>
          <table:table-cell table:formula="of:=IF([.G523] &lt; [.$B$25];CEILING([.G523]*[.$B$3];1);0)" office:value-type="float" office:value="0" calcext:value-type="float">
            <text:p/>
          </table:table-cell>
          <table:table-cell table:formula="of:=IF([.G523] &lt; [.$B$25];SUM([.F$3:.F524]);[.$B$25])" office:value-type="float" office:value="222350062.5" calcext:value-type="float">
            <text:p>222,350,063</text:p>
          </table:table-cell>
          <table:table-cell table:formula="of:=IF((ROW() - [.$B$21] &lt; 3);0;FLOOR(IFERROR(OFFSET([.$F52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24] &gt; [.$B$20];[.I524]-[.$B$20];0)" office:value-type="float" office:value="0" calcext:value-type="float">
            <text:p/>
          </table:table-cell>
          <table:table-cell table:formula="of:=IF([.J524] &gt; 0; ROUND([.$B$23] *MIN([.J524];[.H524])); 0)" office:value-type="float" office:value="0" calcext:value-type="float">
            <text:p/>
          </table:table-cell>
          <table:table-cell table:formula="of:=IF((ROW() - [.$B$13] &lt; 3);0;FLOOR(IFERROR(OFFSET([.$F524];-1*[.$B$13];0 );0) * [.$B$14]))" office:value-type="float" office:value="0" calcext:value-type="float">
            <text:p/>
          </table:table-cell>
          <table:table-cell table:formula="of:=SUM([.L$3:.L52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24]+1" office:value-type="date" office:date-value="2021-06-25" calcext:value-type="date">
            <text:p>06/25/21</text:p>
          </table:table-cell>
          <table:table-cell/>
          <table:table-cell table:formula="of:=IF([.G524] &lt; [.$B$25];CEILING([.G524]*[.$B$3];1);0)" office:value-type="float" office:value="0" calcext:value-type="float">
            <text:p/>
          </table:table-cell>
          <table:table-cell table:formula="of:=IF([.G524] &lt; [.$B$25];SUM([.F$3:.F525]);[.$B$25])" office:value-type="float" office:value="222350062.5" calcext:value-type="float">
            <text:p>222,350,063</text:p>
          </table:table-cell>
          <table:table-cell table:formula="of:=IF((ROW() - [.$B$21] &lt; 3);0;FLOOR(IFERROR(OFFSET([.$F52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25] &gt; [.$B$20];[.I525]-[.$B$20];0)" office:value-type="float" office:value="0" calcext:value-type="float">
            <text:p/>
          </table:table-cell>
          <table:table-cell table:formula="of:=IF([.J525] &gt; 0; ROUND([.$B$23] *MIN([.J525];[.H525])); 0)" office:value-type="float" office:value="0" calcext:value-type="float">
            <text:p/>
          </table:table-cell>
          <table:table-cell table:formula="of:=IF((ROW() - [.$B$13] &lt; 3);0;FLOOR(IFERROR(OFFSET([.$F525];-1*[.$B$13];0 );0) * [.$B$14]))" office:value-type="float" office:value="0" calcext:value-type="float">
            <text:p/>
          </table:table-cell>
          <table:table-cell table:formula="of:=SUM([.L$3:.L52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25]+1" office:value-type="date" office:date-value="2021-06-26" calcext:value-type="date">
            <text:p>06/26/21</text:p>
          </table:table-cell>
          <table:table-cell/>
          <table:table-cell table:formula="of:=IF([.G525] &lt; [.$B$25];CEILING([.G525]*[.$B$3];1);0)" office:value-type="float" office:value="0" calcext:value-type="float">
            <text:p/>
          </table:table-cell>
          <table:table-cell table:formula="of:=IF([.G525] &lt; [.$B$25];SUM([.F$3:.F526]);[.$B$25])" office:value-type="float" office:value="222350062.5" calcext:value-type="float">
            <text:p>222,350,063</text:p>
          </table:table-cell>
          <table:table-cell table:formula="of:=IF((ROW() - [.$B$21] &lt; 3);0;FLOOR(IFERROR(OFFSET([.$F52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26] &gt; [.$B$20];[.I526]-[.$B$20];0)" office:value-type="float" office:value="0" calcext:value-type="float">
            <text:p/>
          </table:table-cell>
          <table:table-cell table:formula="of:=IF([.J526] &gt; 0; ROUND([.$B$23] *MIN([.J526];[.H526])); 0)" office:value-type="float" office:value="0" calcext:value-type="float">
            <text:p/>
          </table:table-cell>
          <table:table-cell table:formula="of:=IF((ROW() - [.$B$13] &lt; 3);0;FLOOR(IFERROR(OFFSET([.$F526];-1*[.$B$13];0 );0) * [.$B$14]))" office:value-type="float" office:value="0" calcext:value-type="float">
            <text:p/>
          </table:table-cell>
          <table:table-cell table:formula="of:=SUM([.L$3:.L52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26]+1" office:value-type="date" office:date-value="2021-06-27" calcext:value-type="date">
            <text:p>06/27/21</text:p>
          </table:table-cell>
          <table:table-cell/>
          <table:table-cell table:formula="of:=IF([.G526] &lt; [.$B$25];CEILING([.G526]*[.$B$3];1);0)" office:value-type="float" office:value="0" calcext:value-type="float">
            <text:p/>
          </table:table-cell>
          <table:table-cell table:formula="of:=IF([.G526] &lt; [.$B$25];SUM([.F$3:.F527]);[.$B$25])" office:value-type="float" office:value="222350062.5" calcext:value-type="float">
            <text:p>222,350,063</text:p>
          </table:table-cell>
          <table:table-cell table:formula="of:=IF((ROW() - [.$B$21] &lt; 3);0;FLOOR(IFERROR(OFFSET([.$F52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27] &gt; [.$B$20];[.I527]-[.$B$20];0)" office:value-type="float" office:value="0" calcext:value-type="float">
            <text:p/>
          </table:table-cell>
          <table:table-cell table:formula="of:=IF([.J527] &gt; 0; ROUND([.$B$23] *MIN([.J527];[.H527])); 0)" office:value-type="float" office:value="0" calcext:value-type="float">
            <text:p/>
          </table:table-cell>
          <table:table-cell table:formula="of:=IF((ROW() - [.$B$13] &lt; 3);0;FLOOR(IFERROR(OFFSET([.$F527];-1*[.$B$13];0 );0) * [.$B$14]))" office:value-type="float" office:value="0" calcext:value-type="float">
            <text:p/>
          </table:table-cell>
          <table:table-cell table:formula="of:=SUM([.L$3:.L52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27]+1" office:value-type="date" office:date-value="2021-06-28" calcext:value-type="date">
            <text:p>06/28/21</text:p>
          </table:table-cell>
          <table:table-cell/>
          <table:table-cell table:formula="of:=IF([.G527] &lt; [.$B$25];CEILING([.G527]*[.$B$3];1);0)" office:value-type="float" office:value="0" calcext:value-type="float">
            <text:p/>
          </table:table-cell>
          <table:table-cell table:formula="of:=IF([.G527] &lt; [.$B$25];SUM([.F$3:.F528]);[.$B$25])" office:value-type="float" office:value="222350062.5" calcext:value-type="float">
            <text:p>222,350,063</text:p>
          </table:table-cell>
          <table:table-cell table:formula="of:=IF((ROW() - [.$B$21] &lt; 3);0;FLOOR(IFERROR(OFFSET([.$F52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28] &gt; [.$B$20];[.I528]-[.$B$20];0)" office:value-type="float" office:value="0" calcext:value-type="float">
            <text:p/>
          </table:table-cell>
          <table:table-cell table:formula="of:=IF([.J528] &gt; 0; ROUND([.$B$23] *MIN([.J528];[.H528])); 0)" office:value-type="float" office:value="0" calcext:value-type="float">
            <text:p/>
          </table:table-cell>
          <table:table-cell table:formula="of:=IF((ROW() - [.$B$13] &lt; 3);0;FLOOR(IFERROR(OFFSET([.$F528];-1*[.$B$13];0 );0) * [.$B$14]))" office:value-type="float" office:value="0" calcext:value-type="float">
            <text:p/>
          </table:table-cell>
          <table:table-cell table:formula="of:=SUM([.L$3:.L52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28]+1" office:value-type="date" office:date-value="2021-06-29" calcext:value-type="date">
            <text:p>06/29/21</text:p>
          </table:table-cell>
          <table:table-cell/>
          <table:table-cell table:formula="of:=IF([.G528] &lt; [.$B$25];CEILING([.G528]*[.$B$3];1);0)" office:value-type="float" office:value="0" calcext:value-type="float">
            <text:p/>
          </table:table-cell>
          <table:table-cell table:formula="of:=IF([.G528] &lt; [.$B$25];SUM([.F$3:.F529]);[.$B$25])" office:value-type="float" office:value="222350062.5" calcext:value-type="float">
            <text:p>222,350,063</text:p>
          </table:table-cell>
          <table:table-cell table:formula="of:=IF((ROW() - [.$B$21] &lt; 3);0;FLOOR(IFERROR(OFFSET([.$F52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29] &gt; [.$B$20];[.I529]-[.$B$20];0)" office:value-type="float" office:value="0" calcext:value-type="float">
            <text:p/>
          </table:table-cell>
          <table:table-cell table:formula="of:=IF([.J529] &gt; 0; ROUND([.$B$23] *MIN([.J529];[.H529])); 0)" office:value-type="float" office:value="0" calcext:value-type="float">
            <text:p/>
          </table:table-cell>
          <table:table-cell table:formula="of:=IF((ROW() - [.$B$13] &lt; 3);0;FLOOR(IFERROR(OFFSET([.$F529];-1*[.$B$13];0 );0) * [.$B$14]))" office:value-type="float" office:value="0" calcext:value-type="float">
            <text:p/>
          </table:table-cell>
          <table:table-cell table:formula="of:=SUM([.L$3:.L52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29]+1" office:value-type="date" office:date-value="2021-06-30" calcext:value-type="date">
            <text:p>06/30/21</text:p>
          </table:table-cell>
          <table:table-cell/>
          <table:table-cell table:formula="of:=IF([.G529] &lt; [.$B$25];CEILING([.G529]*[.$B$3];1);0)" office:value-type="float" office:value="0" calcext:value-type="float">
            <text:p/>
          </table:table-cell>
          <table:table-cell table:formula="of:=IF([.G529] &lt; [.$B$25];SUM([.F$3:.F530]);[.$B$25])" office:value-type="float" office:value="222350062.5" calcext:value-type="float">
            <text:p>222,350,063</text:p>
          </table:table-cell>
          <table:table-cell table:formula="of:=IF((ROW() - [.$B$21] &lt; 3);0;FLOOR(IFERROR(OFFSET([.$F53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30] &gt; [.$B$20];[.I530]-[.$B$20];0)" office:value-type="float" office:value="0" calcext:value-type="float">
            <text:p/>
          </table:table-cell>
          <table:table-cell table:formula="of:=IF([.J530] &gt; 0; ROUND([.$B$23] *MIN([.J530];[.H530])); 0)" office:value-type="float" office:value="0" calcext:value-type="float">
            <text:p/>
          </table:table-cell>
          <table:table-cell table:formula="of:=IF((ROW() - [.$B$13] &lt; 3);0;FLOOR(IFERROR(OFFSET([.$F530];-1*[.$B$13];0 );0) * [.$B$14]))" office:value-type="float" office:value="0" calcext:value-type="float">
            <text:p/>
          </table:table-cell>
          <table:table-cell table:formula="of:=SUM([.L$3:.L53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30]+1" office:value-type="date" office:date-value="2021-07-01" calcext:value-type="date">
            <text:p>07/01/21</text:p>
          </table:table-cell>
          <table:table-cell/>
          <table:table-cell table:formula="of:=IF([.G530] &lt; [.$B$25];CEILING([.G530]*[.$B$3];1);0)" office:value-type="float" office:value="0" calcext:value-type="float">
            <text:p/>
          </table:table-cell>
          <table:table-cell table:formula="of:=IF([.G530] &lt; [.$B$25];SUM([.F$3:.F531]);[.$B$25])" office:value-type="float" office:value="222350062.5" calcext:value-type="float">
            <text:p>222,350,063</text:p>
          </table:table-cell>
          <table:table-cell table:formula="of:=IF((ROW() - [.$B$21] &lt; 3);0;FLOOR(IFERROR(OFFSET([.$F53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31] &gt; [.$B$20];[.I531]-[.$B$20];0)" office:value-type="float" office:value="0" calcext:value-type="float">
            <text:p/>
          </table:table-cell>
          <table:table-cell table:formula="of:=IF([.J531] &gt; 0; ROUND([.$B$23] *MIN([.J531];[.H531])); 0)" office:value-type="float" office:value="0" calcext:value-type="float">
            <text:p/>
          </table:table-cell>
          <table:table-cell table:formula="of:=IF((ROW() - [.$B$13] &lt; 3);0;FLOOR(IFERROR(OFFSET([.$F531];-1*[.$B$13];0 );0) * [.$B$14]))" office:value-type="float" office:value="0" calcext:value-type="float">
            <text:p/>
          </table:table-cell>
          <table:table-cell table:formula="of:=SUM([.L$3:.L53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31]+1" office:value-type="date" office:date-value="2021-07-02" calcext:value-type="date">
            <text:p>07/02/21</text:p>
          </table:table-cell>
          <table:table-cell/>
          <table:table-cell table:formula="of:=IF([.G531] &lt; [.$B$25];CEILING([.G531]*[.$B$3];1);0)" office:value-type="float" office:value="0" calcext:value-type="float">
            <text:p/>
          </table:table-cell>
          <table:table-cell table:formula="of:=IF([.G531] &lt; [.$B$25];SUM([.F$3:.F532]);[.$B$25])" office:value-type="float" office:value="222350062.5" calcext:value-type="float">
            <text:p>222,350,063</text:p>
          </table:table-cell>
          <table:table-cell table:formula="of:=IF((ROW() - [.$B$21] &lt; 3);0;FLOOR(IFERROR(OFFSET([.$F53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32] &gt; [.$B$20];[.I532]-[.$B$20];0)" office:value-type="float" office:value="0" calcext:value-type="float">
            <text:p/>
          </table:table-cell>
          <table:table-cell table:formula="of:=IF([.J532] &gt; 0; ROUND([.$B$23] *MIN([.J532];[.H532])); 0)" office:value-type="float" office:value="0" calcext:value-type="float">
            <text:p/>
          </table:table-cell>
          <table:table-cell table:formula="of:=IF((ROW() - [.$B$13] &lt; 3);0;FLOOR(IFERROR(OFFSET([.$F532];-1*[.$B$13];0 );0) * [.$B$14]))" office:value-type="float" office:value="0" calcext:value-type="float">
            <text:p/>
          </table:table-cell>
          <table:table-cell table:formula="of:=SUM([.L$3:.L53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32]+1" office:value-type="date" office:date-value="2021-07-03" calcext:value-type="date">
            <text:p>07/03/21</text:p>
          </table:table-cell>
          <table:table-cell/>
          <table:table-cell table:formula="of:=IF([.G532] &lt; [.$B$25];CEILING([.G532]*[.$B$3];1);0)" office:value-type="float" office:value="0" calcext:value-type="float">
            <text:p/>
          </table:table-cell>
          <table:table-cell table:formula="of:=IF([.G532] &lt; [.$B$25];SUM([.F$3:.F533]);[.$B$25])" office:value-type="float" office:value="222350062.5" calcext:value-type="float">
            <text:p>222,350,063</text:p>
          </table:table-cell>
          <table:table-cell table:formula="of:=IF((ROW() - [.$B$21] &lt; 3);0;FLOOR(IFERROR(OFFSET([.$F53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33] &gt; [.$B$20];[.I533]-[.$B$20];0)" office:value-type="float" office:value="0" calcext:value-type="float">
            <text:p/>
          </table:table-cell>
          <table:table-cell table:formula="of:=IF([.J533] &gt; 0; ROUND([.$B$23] *MIN([.J533];[.H533])); 0)" office:value-type="float" office:value="0" calcext:value-type="float">
            <text:p/>
          </table:table-cell>
          <table:table-cell table:formula="of:=IF((ROW() - [.$B$13] &lt; 3);0;FLOOR(IFERROR(OFFSET([.$F533];-1*[.$B$13];0 );0) * [.$B$14]))" office:value-type="float" office:value="0" calcext:value-type="float">
            <text:p/>
          </table:table-cell>
          <table:table-cell table:formula="of:=SUM([.L$3:.L53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33]+1" office:value-type="date" office:date-value="2021-07-04" calcext:value-type="date">
            <text:p>07/04/21</text:p>
          </table:table-cell>
          <table:table-cell/>
          <table:table-cell table:formula="of:=IF([.G533] &lt; [.$B$25];CEILING([.G533]*[.$B$3];1);0)" office:value-type="float" office:value="0" calcext:value-type="float">
            <text:p/>
          </table:table-cell>
          <table:table-cell table:formula="of:=IF([.G533] &lt; [.$B$25];SUM([.F$3:.F534]);[.$B$25])" office:value-type="float" office:value="222350062.5" calcext:value-type="float">
            <text:p>222,350,063</text:p>
          </table:table-cell>
          <table:table-cell table:formula="of:=IF((ROW() - [.$B$21] &lt; 3);0;FLOOR(IFERROR(OFFSET([.$F53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34] &gt; [.$B$20];[.I534]-[.$B$20];0)" office:value-type="float" office:value="0" calcext:value-type="float">
            <text:p/>
          </table:table-cell>
          <table:table-cell table:formula="of:=IF([.J534] &gt; 0; ROUND([.$B$23] *MIN([.J534];[.H534])); 0)" office:value-type="float" office:value="0" calcext:value-type="float">
            <text:p/>
          </table:table-cell>
          <table:table-cell table:formula="of:=IF((ROW() - [.$B$13] &lt; 3);0;FLOOR(IFERROR(OFFSET([.$F534];-1*[.$B$13];0 );0) * [.$B$14]))" office:value-type="float" office:value="0" calcext:value-type="float">
            <text:p/>
          </table:table-cell>
          <table:table-cell table:formula="of:=SUM([.L$3:.L53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34]+1" office:value-type="date" office:date-value="2021-07-05" calcext:value-type="date">
            <text:p>07/05/21</text:p>
          </table:table-cell>
          <table:table-cell/>
          <table:table-cell table:formula="of:=IF([.G534] &lt; [.$B$25];CEILING([.G534]*[.$B$3];1);0)" office:value-type="float" office:value="0" calcext:value-type="float">
            <text:p/>
          </table:table-cell>
          <table:table-cell table:formula="of:=IF([.G534] &lt; [.$B$25];SUM([.F$3:.F535]);[.$B$25])" office:value-type="float" office:value="222350062.5" calcext:value-type="float">
            <text:p>222,350,063</text:p>
          </table:table-cell>
          <table:table-cell table:formula="of:=IF((ROW() - [.$B$21] &lt; 3);0;FLOOR(IFERROR(OFFSET([.$F53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35] &gt; [.$B$20];[.I535]-[.$B$20];0)" office:value-type="float" office:value="0" calcext:value-type="float">
            <text:p/>
          </table:table-cell>
          <table:table-cell table:formula="of:=IF([.J535] &gt; 0; ROUND([.$B$23] *MIN([.J535];[.H535])); 0)" office:value-type="float" office:value="0" calcext:value-type="float">
            <text:p/>
          </table:table-cell>
          <table:table-cell table:formula="of:=IF((ROW() - [.$B$13] &lt; 3);0;FLOOR(IFERROR(OFFSET([.$F535];-1*[.$B$13];0 );0) * [.$B$14]))" office:value-type="float" office:value="0" calcext:value-type="float">
            <text:p/>
          </table:table-cell>
          <table:table-cell table:formula="of:=SUM([.L$3:.L53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35]+1" office:value-type="date" office:date-value="2021-07-06" calcext:value-type="date">
            <text:p>07/06/21</text:p>
          </table:table-cell>
          <table:table-cell/>
          <table:table-cell table:formula="of:=IF([.G535] &lt; [.$B$25];CEILING([.G535]*[.$B$3];1);0)" office:value-type="float" office:value="0" calcext:value-type="float">
            <text:p/>
          </table:table-cell>
          <table:table-cell table:formula="of:=IF([.G535] &lt; [.$B$25];SUM([.F$3:.F536]);[.$B$25])" office:value-type="float" office:value="222350062.5" calcext:value-type="float">
            <text:p>222,350,063</text:p>
          </table:table-cell>
          <table:table-cell table:formula="of:=IF((ROW() - [.$B$21] &lt; 3);0;FLOOR(IFERROR(OFFSET([.$F53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36] &gt; [.$B$20];[.I536]-[.$B$20];0)" office:value-type="float" office:value="0" calcext:value-type="float">
            <text:p/>
          </table:table-cell>
          <table:table-cell table:formula="of:=IF([.J536] &gt; 0; ROUND([.$B$23] *MIN([.J536];[.H536])); 0)" office:value-type="float" office:value="0" calcext:value-type="float">
            <text:p/>
          </table:table-cell>
          <table:table-cell table:formula="of:=IF((ROW() - [.$B$13] &lt; 3);0;FLOOR(IFERROR(OFFSET([.$F536];-1*[.$B$13];0 );0) * [.$B$14]))" office:value-type="float" office:value="0" calcext:value-type="float">
            <text:p/>
          </table:table-cell>
          <table:table-cell table:formula="of:=SUM([.L$3:.L53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36]+1" office:value-type="date" office:date-value="2021-07-07" calcext:value-type="date">
            <text:p>07/07/21</text:p>
          </table:table-cell>
          <table:table-cell/>
          <table:table-cell table:formula="of:=IF([.G536] &lt; [.$B$25];CEILING([.G536]*[.$B$3];1);0)" office:value-type="float" office:value="0" calcext:value-type="float">
            <text:p/>
          </table:table-cell>
          <table:table-cell table:formula="of:=IF([.G536] &lt; [.$B$25];SUM([.F$3:.F537]);[.$B$25])" office:value-type="float" office:value="222350062.5" calcext:value-type="float">
            <text:p>222,350,063</text:p>
          </table:table-cell>
          <table:table-cell table:formula="of:=IF((ROW() - [.$B$21] &lt; 3);0;FLOOR(IFERROR(OFFSET([.$F53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37] &gt; [.$B$20];[.I537]-[.$B$20];0)" office:value-type="float" office:value="0" calcext:value-type="float">
            <text:p/>
          </table:table-cell>
          <table:table-cell table:formula="of:=IF([.J537] &gt; 0; ROUND([.$B$23] *MIN([.J537];[.H537])); 0)" office:value-type="float" office:value="0" calcext:value-type="float">
            <text:p/>
          </table:table-cell>
          <table:table-cell table:formula="of:=IF((ROW() - [.$B$13] &lt; 3);0;FLOOR(IFERROR(OFFSET([.$F537];-1*[.$B$13];0 );0) * [.$B$14]))" office:value-type="float" office:value="0" calcext:value-type="float">
            <text:p/>
          </table:table-cell>
          <table:table-cell table:formula="of:=SUM([.L$3:.L53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37]+1" office:value-type="date" office:date-value="2021-07-08" calcext:value-type="date">
            <text:p>07/08/21</text:p>
          </table:table-cell>
          <table:table-cell/>
          <table:table-cell table:formula="of:=IF([.G537] &lt; [.$B$25];CEILING([.G537]*[.$B$3];1);0)" office:value-type="float" office:value="0" calcext:value-type="float">
            <text:p/>
          </table:table-cell>
          <table:table-cell table:formula="of:=IF([.G537] &lt; [.$B$25];SUM([.F$3:.F538]);[.$B$25])" office:value-type="float" office:value="222350062.5" calcext:value-type="float">
            <text:p>222,350,063</text:p>
          </table:table-cell>
          <table:table-cell table:formula="of:=IF((ROW() - [.$B$21] &lt; 3);0;FLOOR(IFERROR(OFFSET([.$F53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38] &gt; [.$B$20];[.I538]-[.$B$20];0)" office:value-type="float" office:value="0" calcext:value-type="float">
            <text:p/>
          </table:table-cell>
          <table:table-cell table:formula="of:=IF([.J538] &gt; 0; ROUND([.$B$23] *MIN([.J538];[.H538])); 0)" office:value-type="float" office:value="0" calcext:value-type="float">
            <text:p/>
          </table:table-cell>
          <table:table-cell table:formula="of:=IF((ROW() - [.$B$13] &lt; 3);0;FLOOR(IFERROR(OFFSET([.$F538];-1*[.$B$13];0 );0) * [.$B$14]))" office:value-type="float" office:value="0" calcext:value-type="float">
            <text:p/>
          </table:table-cell>
          <table:table-cell table:formula="of:=SUM([.L$3:.L53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38]+1" office:value-type="date" office:date-value="2021-07-09" calcext:value-type="date">
            <text:p>07/09/21</text:p>
          </table:table-cell>
          <table:table-cell/>
          <table:table-cell table:formula="of:=IF([.G538] &lt; [.$B$25];CEILING([.G538]*[.$B$3];1);0)" office:value-type="float" office:value="0" calcext:value-type="float">
            <text:p/>
          </table:table-cell>
          <table:table-cell table:formula="of:=IF([.G538] &lt; [.$B$25];SUM([.F$3:.F539]);[.$B$25])" office:value-type="float" office:value="222350062.5" calcext:value-type="float">
            <text:p>222,350,063</text:p>
          </table:table-cell>
          <table:table-cell table:formula="of:=IF((ROW() - [.$B$21] &lt; 3);0;FLOOR(IFERROR(OFFSET([.$F53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39] &gt; [.$B$20];[.I539]-[.$B$20];0)" office:value-type="float" office:value="0" calcext:value-type="float">
            <text:p/>
          </table:table-cell>
          <table:table-cell table:formula="of:=IF([.J539] &gt; 0; ROUND([.$B$23] *MIN([.J539];[.H539])); 0)" office:value-type="float" office:value="0" calcext:value-type="float">
            <text:p/>
          </table:table-cell>
          <table:table-cell table:formula="of:=IF((ROW() - [.$B$13] &lt; 3);0;FLOOR(IFERROR(OFFSET([.$F539];-1*[.$B$13];0 );0) * [.$B$14]))" office:value-type="float" office:value="0" calcext:value-type="float">
            <text:p/>
          </table:table-cell>
          <table:table-cell table:formula="of:=SUM([.L$3:.L53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39]+1" office:value-type="date" office:date-value="2021-07-10" calcext:value-type="date">
            <text:p>07/10/21</text:p>
          </table:table-cell>
          <table:table-cell/>
          <table:table-cell table:formula="of:=IF([.G539] &lt; [.$B$25];CEILING([.G539]*[.$B$3];1);0)" office:value-type="float" office:value="0" calcext:value-type="float">
            <text:p/>
          </table:table-cell>
          <table:table-cell table:formula="of:=IF([.G539] &lt; [.$B$25];SUM([.F$3:.F540]);[.$B$25])" office:value-type="float" office:value="222350062.5" calcext:value-type="float">
            <text:p>222,350,063</text:p>
          </table:table-cell>
          <table:table-cell table:formula="of:=IF((ROW() - [.$B$21] &lt; 3);0;FLOOR(IFERROR(OFFSET([.$F54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40] &gt; [.$B$20];[.I540]-[.$B$20];0)" office:value-type="float" office:value="0" calcext:value-type="float">
            <text:p/>
          </table:table-cell>
          <table:table-cell table:formula="of:=IF([.J540] &gt; 0; ROUND([.$B$23] *MIN([.J540];[.H540])); 0)" office:value-type="float" office:value="0" calcext:value-type="float">
            <text:p/>
          </table:table-cell>
          <table:table-cell table:formula="of:=IF((ROW() - [.$B$13] &lt; 3);0;FLOOR(IFERROR(OFFSET([.$F540];-1*[.$B$13];0 );0) * [.$B$14]))" office:value-type="float" office:value="0" calcext:value-type="float">
            <text:p/>
          </table:table-cell>
          <table:table-cell table:formula="of:=SUM([.L$3:.L54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40]+1" office:value-type="date" office:date-value="2021-07-11" calcext:value-type="date">
            <text:p>07/11/21</text:p>
          </table:table-cell>
          <table:table-cell/>
          <table:table-cell table:formula="of:=IF([.G540] &lt; [.$B$25];CEILING([.G540]*[.$B$3];1);0)" office:value-type="float" office:value="0" calcext:value-type="float">
            <text:p/>
          </table:table-cell>
          <table:table-cell table:formula="of:=IF([.G540] &lt; [.$B$25];SUM([.F$3:.F541]);[.$B$25])" office:value-type="float" office:value="222350062.5" calcext:value-type="float">
            <text:p>222,350,063</text:p>
          </table:table-cell>
          <table:table-cell table:formula="of:=IF((ROW() - [.$B$21] &lt; 3);0;FLOOR(IFERROR(OFFSET([.$F54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41] &gt; [.$B$20];[.I541]-[.$B$20];0)" office:value-type="float" office:value="0" calcext:value-type="float">
            <text:p/>
          </table:table-cell>
          <table:table-cell table:formula="of:=IF([.J541] &gt; 0; ROUND([.$B$23] *MIN([.J541];[.H541])); 0)" office:value-type="float" office:value="0" calcext:value-type="float">
            <text:p/>
          </table:table-cell>
          <table:table-cell table:formula="of:=IF((ROW() - [.$B$13] &lt; 3);0;FLOOR(IFERROR(OFFSET([.$F541];-1*[.$B$13];0 );0) * [.$B$14]))" office:value-type="float" office:value="0" calcext:value-type="float">
            <text:p/>
          </table:table-cell>
          <table:table-cell table:formula="of:=SUM([.L$3:.L54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41]+1" office:value-type="date" office:date-value="2021-07-12" calcext:value-type="date">
            <text:p>07/12/21</text:p>
          </table:table-cell>
          <table:table-cell/>
          <table:table-cell table:formula="of:=IF([.G541] &lt; [.$B$25];CEILING([.G541]*[.$B$3];1);0)" office:value-type="float" office:value="0" calcext:value-type="float">
            <text:p/>
          </table:table-cell>
          <table:table-cell table:formula="of:=IF([.G541] &lt; [.$B$25];SUM([.F$3:.F542]);[.$B$25])" office:value-type="float" office:value="222350062.5" calcext:value-type="float">
            <text:p>222,350,063</text:p>
          </table:table-cell>
          <table:table-cell table:formula="of:=IF((ROW() - [.$B$21] &lt; 3);0;FLOOR(IFERROR(OFFSET([.$F54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42] &gt; [.$B$20];[.I542]-[.$B$20];0)" office:value-type="float" office:value="0" calcext:value-type="float">
            <text:p/>
          </table:table-cell>
          <table:table-cell table:formula="of:=IF([.J542] &gt; 0; ROUND([.$B$23] *MIN([.J542];[.H542])); 0)" office:value-type="float" office:value="0" calcext:value-type="float">
            <text:p/>
          </table:table-cell>
          <table:table-cell table:formula="of:=IF((ROW() - [.$B$13] &lt; 3);0;FLOOR(IFERROR(OFFSET([.$F542];-1*[.$B$13];0 );0) * [.$B$14]))" office:value-type="float" office:value="0" calcext:value-type="float">
            <text:p/>
          </table:table-cell>
          <table:table-cell table:formula="of:=SUM([.L$3:.L54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42]+1" office:value-type="date" office:date-value="2021-07-13" calcext:value-type="date">
            <text:p>07/13/21</text:p>
          </table:table-cell>
          <table:table-cell/>
          <table:table-cell table:formula="of:=IF([.G542] &lt; [.$B$25];CEILING([.G542]*[.$B$3];1);0)" office:value-type="float" office:value="0" calcext:value-type="float">
            <text:p/>
          </table:table-cell>
          <table:table-cell table:formula="of:=IF([.G542] &lt; [.$B$25];SUM([.F$3:.F543]);[.$B$25])" office:value-type="float" office:value="222350062.5" calcext:value-type="float">
            <text:p>222,350,063</text:p>
          </table:table-cell>
          <table:table-cell table:formula="of:=IF((ROW() - [.$B$21] &lt; 3);0;FLOOR(IFERROR(OFFSET([.$F54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43] &gt; [.$B$20];[.I543]-[.$B$20];0)" office:value-type="float" office:value="0" calcext:value-type="float">
            <text:p/>
          </table:table-cell>
          <table:table-cell table:formula="of:=IF([.J543] &gt; 0; ROUND([.$B$23] *MIN([.J543];[.H543])); 0)" office:value-type="float" office:value="0" calcext:value-type="float">
            <text:p/>
          </table:table-cell>
          <table:table-cell table:formula="of:=IF((ROW() - [.$B$13] &lt; 3);0;FLOOR(IFERROR(OFFSET([.$F543];-1*[.$B$13];0 );0) * [.$B$14]))" office:value-type="float" office:value="0" calcext:value-type="float">
            <text:p/>
          </table:table-cell>
          <table:table-cell table:formula="of:=SUM([.L$3:.L54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43]+1" office:value-type="date" office:date-value="2021-07-14" calcext:value-type="date">
            <text:p>07/14/21</text:p>
          </table:table-cell>
          <table:table-cell/>
          <table:table-cell table:formula="of:=IF([.G543] &lt; [.$B$25];CEILING([.G543]*[.$B$3];1);0)" office:value-type="float" office:value="0" calcext:value-type="float">
            <text:p/>
          </table:table-cell>
          <table:table-cell table:formula="of:=IF([.G543] &lt; [.$B$25];SUM([.F$3:.F544]);[.$B$25])" office:value-type="float" office:value="222350062.5" calcext:value-type="float">
            <text:p>222,350,063</text:p>
          </table:table-cell>
          <table:table-cell table:formula="of:=IF((ROW() - [.$B$21] &lt; 3);0;FLOOR(IFERROR(OFFSET([.$F54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44] &gt; [.$B$20];[.I544]-[.$B$20];0)" office:value-type="float" office:value="0" calcext:value-type="float">
            <text:p/>
          </table:table-cell>
          <table:table-cell table:formula="of:=IF([.J544] &gt; 0; ROUND([.$B$23] *MIN([.J544];[.H544])); 0)" office:value-type="float" office:value="0" calcext:value-type="float">
            <text:p/>
          </table:table-cell>
          <table:table-cell table:formula="of:=IF((ROW() - [.$B$13] &lt; 3);0;FLOOR(IFERROR(OFFSET([.$F544];-1*[.$B$13];0 );0) * [.$B$14]))" office:value-type="float" office:value="0" calcext:value-type="float">
            <text:p/>
          </table:table-cell>
          <table:table-cell table:formula="of:=SUM([.L$3:.L54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44]+1" office:value-type="date" office:date-value="2021-07-15" calcext:value-type="date">
            <text:p>07/15/21</text:p>
          </table:table-cell>
          <table:table-cell/>
          <table:table-cell table:formula="of:=IF([.G544] &lt; [.$B$25];CEILING([.G544]*[.$B$3];1);0)" office:value-type="float" office:value="0" calcext:value-type="float">
            <text:p/>
          </table:table-cell>
          <table:table-cell table:formula="of:=IF([.G544] &lt; [.$B$25];SUM([.F$3:.F545]);[.$B$25])" office:value-type="float" office:value="222350062.5" calcext:value-type="float">
            <text:p>222,350,063</text:p>
          </table:table-cell>
          <table:table-cell table:formula="of:=IF((ROW() - [.$B$21] &lt; 3);0;FLOOR(IFERROR(OFFSET([.$F54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45] &gt; [.$B$20];[.I545]-[.$B$20];0)" office:value-type="float" office:value="0" calcext:value-type="float">
            <text:p/>
          </table:table-cell>
          <table:table-cell table:formula="of:=IF([.J545] &gt; 0; ROUND([.$B$23] *MIN([.J545];[.H545])); 0)" office:value-type="float" office:value="0" calcext:value-type="float">
            <text:p/>
          </table:table-cell>
          <table:table-cell table:formula="of:=IF((ROW() - [.$B$13] &lt; 3);0;FLOOR(IFERROR(OFFSET([.$F545];-1*[.$B$13];0 );0) * [.$B$14]))" office:value-type="float" office:value="0" calcext:value-type="float">
            <text:p/>
          </table:table-cell>
          <table:table-cell table:formula="of:=SUM([.L$3:.L54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45]+1" office:value-type="date" office:date-value="2021-07-16" calcext:value-type="date">
            <text:p>07/16/21</text:p>
          </table:table-cell>
          <table:table-cell/>
          <table:table-cell table:formula="of:=IF([.G545] &lt; [.$B$25];CEILING([.G545]*[.$B$3];1);0)" office:value-type="float" office:value="0" calcext:value-type="float">
            <text:p/>
          </table:table-cell>
          <table:table-cell table:formula="of:=IF([.G545] &lt; [.$B$25];SUM([.F$3:.F546]);[.$B$25])" office:value-type="float" office:value="222350062.5" calcext:value-type="float">
            <text:p>222,350,063</text:p>
          </table:table-cell>
          <table:table-cell table:formula="of:=IF((ROW() - [.$B$21] &lt; 3);0;FLOOR(IFERROR(OFFSET([.$F54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46] &gt; [.$B$20];[.I546]-[.$B$20];0)" office:value-type="float" office:value="0" calcext:value-type="float">
            <text:p/>
          </table:table-cell>
          <table:table-cell table:formula="of:=IF([.J546] &gt; 0; ROUND([.$B$23] *MIN([.J546];[.H546])); 0)" office:value-type="float" office:value="0" calcext:value-type="float">
            <text:p/>
          </table:table-cell>
          <table:table-cell table:formula="of:=IF((ROW() - [.$B$13] &lt; 3);0;FLOOR(IFERROR(OFFSET([.$F546];-1*[.$B$13];0 );0) * [.$B$14]))" office:value-type="float" office:value="0" calcext:value-type="float">
            <text:p/>
          </table:table-cell>
          <table:table-cell table:formula="of:=SUM([.L$3:.L54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46]+1" office:value-type="date" office:date-value="2021-07-17" calcext:value-type="date">
            <text:p>07/17/21</text:p>
          </table:table-cell>
          <table:table-cell/>
          <table:table-cell table:formula="of:=IF([.G546] &lt; [.$B$25];CEILING([.G546]*[.$B$3];1);0)" office:value-type="float" office:value="0" calcext:value-type="float">
            <text:p/>
          </table:table-cell>
          <table:table-cell table:formula="of:=IF([.G546] &lt; [.$B$25];SUM([.F$3:.F547]);[.$B$25])" office:value-type="float" office:value="222350062.5" calcext:value-type="float">
            <text:p>222,350,063</text:p>
          </table:table-cell>
          <table:table-cell table:formula="of:=IF((ROW() - [.$B$21] &lt; 3);0;FLOOR(IFERROR(OFFSET([.$F54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47] &gt; [.$B$20];[.I547]-[.$B$20];0)" office:value-type="float" office:value="0" calcext:value-type="float">
            <text:p/>
          </table:table-cell>
          <table:table-cell table:formula="of:=IF([.J547] &gt; 0; ROUND([.$B$23] *MIN([.J547];[.H547])); 0)" office:value-type="float" office:value="0" calcext:value-type="float">
            <text:p/>
          </table:table-cell>
          <table:table-cell table:formula="of:=IF((ROW() - [.$B$13] &lt; 3);0;FLOOR(IFERROR(OFFSET([.$F547];-1*[.$B$13];0 );0) * [.$B$14]))" office:value-type="float" office:value="0" calcext:value-type="float">
            <text:p/>
          </table:table-cell>
          <table:table-cell table:formula="of:=SUM([.L$3:.L54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47]+1" office:value-type="date" office:date-value="2021-07-18" calcext:value-type="date">
            <text:p>07/18/21</text:p>
          </table:table-cell>
          <table:table-cell/>
          <table:table-cell table:formula="of:=IF([.G547] &lt; [.$B$25];CEILING([.G547]*[.$B$3];1);0)" office:value-type="float" office:value="0" calcext:value-type="float">
            <text:p/>
          </table:table-cell>
          <table:table-cell table:formula="of:=IF([.G547] &lt; [.$B$25];SUM([.F$3:.F548]);[.$B$25])" office:value-type="float" office:value="222350062.5" calcext:value-type="float">
            <text:p>222,350,063</text:p>
          </table:table-cell>
          <table:table-cell table:formula="of:=IF((ROW() - [.$B$21] &lt; 3);0;FLOOR(IFERROR(OFFSET([.$F54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48] &gt; [.$B$20];[.I548]-[.$B$20];0)" office:value-type="float" office:value="0" calcext:value-type="float">
            <text:p/>
          </table:table-cell>
          <table:table-cell table:formula="of:=IF([.J548] &gt; 0; ROUND([.$B$23] *MIN([.J548];[.H548])); 0)" office:value-type="float" office:value="0" calcext:value-type="float">
            <text:p/>
          </table:table-cell>
          <table:table-cell table:formula="of:=IF((ROW() - [.$B$13] &lt; 3);0;FLOOR(IFERROR(OFFSET([.$F548];-1*[.$B$13];0 );0) * [.$B$14]))" office:value-type="float" office:value="0" calcext:value-type="float">
            <text:p/>
          </table:table-cell>
          <table:table-cell table:formula="of:=SUM([.L$3:.L54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48]+1" office:value-type="date" office:date-value="2021-07-19" calcext:value-type="date">
            <text:p>07/19/21</text:p>
          </table:table-cell>
          <table:table-cell/>
          <table:table-cell table:formula="of:=IF([.G548] &lt; [.$B$25];CEILING([.G548]*[.$B$3];1);0)" office:value-type="float" office:value="0" calcext:value-type="float">
            <text:p/>
          </table:table-cell>
          <table:table-cell table:formula="of:=IF([.G548] &lt; [.$B$25];SUM([.F$3:.F549]);[.$B$25])" office:value-type="float" office:value="222350062.5" calcext:value-type="float">
            <text:p>222,350,063</text:p>
          </table:table-cell>
          <table:table-cell table:formula="of:=IF((ROW() - [.$B$21] &lt; 3);0;FLOOR(IFERROR(OFFSET([.$F54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49] &gt; [.$B$20];[.I549]-[.$B$20];0)" office:value-type="float" office:value="0" calcext:value-type="float">
            <text:p/>
          </table:table-cell>
          <table:table-cell table:formula="of:=IF([.J549] &gt; 0; ROUND([.$B$23] *MIN([.J549];[.H549])); 0)" office:value-type="float" office:value="0" calcext:value-type="float">
            <text:p/>
          </table:table-cell>
          <table:table-cell table:formula="of:=IF((ROW() - [.$B$13] &lt; 3);0;FLOOR(IFERROR(OFFSET([.$F549];-1*[.$B$13];0 );0) * [.$B$14]))" office:value-type="float" office:value="0" calcext:value-type="float">
            <text:p/>
          </table:table-cell>
          <table:table-cell table:formula="of:=SUM([.L$3:.L54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49]+1" office:value-type="date" office:date-value="2021-07-20" calcext:value-type="date">
            <text:p>07/20/21</text:p>
          </table:table-cell>
          <table:table-cell/>
          <table:table-cell table:formula="of:=IF([.G549] &lt; [.$B$25];CEILING([.G549]*[.$B$3];1);0)" office:value-type="float" office:value="0" calcext:value-type="float">
            <text:p/>
          </table:table-cell>
          <table:table-cell table:formula="of:=IF([.G549] &lt; [.$B$25];SUM([.F$3:.F550]);[.$B$25])" office:value-type="float" office:value="222350062.5" calcext:value-type="float">
            <text:p>222,350,063</text:p>
          </table:table-cell>
          <table:table-cell table:formula="of:=IF((ROW() - [.$B$21] &lt; 3);0;FLOOR(IFERROR(OFFSET([.$F55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50] &gt; [.$B$20];[.I550]-[.$B$20];0)" office:value-type="float" office:value="0" calcext:value-type="float">
            <text:p/>
          </table:table-cell>
          <table:table-cell table:formula="of:=IF([.J550] &gt; 0; ROUND([.$B$23] *MIN([.J550];[.H550])); 0)" office:value-type="float" office:value="0" calcext:value-type="float">
            <text:p/>
          </table:table-cell>
          <table:table-cell table:formula="of:=IF((ROW() - [.$B$13] &lt; 3);0;FLOOR(IFERROR(OFFSET([.$F550];-1*[.$B$13];0 );0) * [.$B$14]))" office:value-type="float" office:value="0" calcext:value-type="float">
            <text:p/>
          </table:table-cell>
          <table:table-cell table:formula="of:=SUM([.L$3:.L55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50]+1" office:value-type="date" office:date-value="2021-07-21" calcext:value-type="date">
            <text:p>07/21/21</text:p>
          </table:table-cell>
          <table:table-cell/>
          <table:table-cell table:formula="of:=IF([.G550] &lt; [.$B$25];CEILING([.G550]*[.$B$3];1);0)" office:value-type="float" office:value="0" calcext:value-type="float">
            <text:p/>
          </table:table-cell>
          <table:table-cell table:formula="of:=IF([.G550] &lt; [.$B$25];SUM([.F$3:.F551]);[.$B$25])" office:value-type="float" office:value="222350062.5" calcext:value-type="float">
            <text:p>222,350,063</text:p>
          </table:table-cell>
          <table:table-cell table:formula="of:=IF((ROW() - [.$B$21] &lt; 3);0;FLOOR(IFERROR(OFFSET([.$F55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51] &gt; [.$B$20];[.I551]-[.$B$20];0)" office:value-type="float" office:value="0" calcext:value-type="float">
            <text:p/>
          </table:table-cell>
          <table:table-cell table:formula="of:=IF([.J551] &gt; 0; ROUND([.$B$23] *MIN([.J551];[.H551])); 0)" office:value-type="float" office:value="0" calcext:value-type="float">
            <text:p/>
          </table:table-cell>
          <table:table-cell table:formula="of:=IF((ROW() - [.$B$13] &lt; 3);0;FLOOR(IFERROR(OFFSET([.$F551];-1*[.$B$13];0 );0) * [.$B$14]))" office:value-type="float" office:value="0" calcext:value-type="float">
            <text:p/>
          </table:table-cell>
          <table:table-cell table:formula="of:=SUM([.L$3:.L55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51]+1" office:value-type="date" office:date-value="2021-07-22" calcext:value-type="date">
            <text:p>07/22/21</text:p>
          </table:table-cell>
          <table:table-cell/>
          <table:table-cell table:formula="of:=IF([.G551] &lt; [.$B$25];CEILING([.G551]*[.$B$3];1);0)" office:value-type="float" office:value="0" calcext:value-type="float">
            <text:p/>
          </table:table-cell>
          <table:table-cell table:formula="of:=IF([.G551] &lt; [.$B$25];SUM([.F$3:.F552]);[.$B$25])" office:value-type="float" office:value="222350062.5" calcext:value-type="float">
            <text:p>222,350,063</text:p>
          </table:table-cell>
          <table:table-cell table:formula="of:=IF((ROW() - [.$B$21] &lt; 3);0;FLOOR(IFERROR(OFFSET([.$F55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52] &gt; [.$B$20];[.I552]-[.$B$20];0)" office:value-type="float" office:value="0" calcext:value-type="float">
            <text:p/>
          </table:table-cell>
          <table:table-cell table:formula="of:=IF([.J552] &gt; 0; ROUND([.$B$23] *MIN([.J552];[.H552])); 0)" office:value-type="float" office:value="0" calcext:value-type="float">
            <text:p/>
          </table:table-cell>
          <table:table-cell table:formula="of:=IF((ROW() - [.$B$13] &lt; 3);0;FLOOR(IFERROR(OFFSET([.$F552];-1*[.$B$13];0 );0) * [.$B$14]))" office:value-type="float" office:value="0" calcext:value-type="float">
            <text:p/>
          </table:table-cell>
          <table:table-cell table:formula="of:=SUM([.L$3:.L55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52]+1" office:value-type="date" office:date-value="2021-07-23" calcext:value-type="date">
            <text:p>07/23/21</text:p>
          </table:table-cell>
          <table:table-cell/>
          <table:table-cell table:formula="of:=IF([.G552] &lt; [.$B$25];CEILING([.G552]*[.$B$3];1);0)" office:value-type="float" office:value="0" calcext:value-type="float">
            <text:p/>
          </table:table-cell>
          <table:table-cell table:formula="of:=IF([.G552] &lt; [.$B$25];SUM([.F$3:.F553]);[.$B$25])" office:value-type="float" office:value="222350062.5" calcext:value-type="float">
            <text:p>222,350,063</text:p>
          </table:table-cell>
          <table:table-cell table:formula="of:=IF((ROW() - [.$B$21] &lt; 3);0;FLOOR(IFERROR(OFFSET([.$F55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53] &gt; [.$B$20];[.I553]-[.$B$20];0)" office:value-type="float" office:value="0" calcext:value-type="float">
            <text:p/>
          </table:table-cell>
          <table:table-cell table:formula="of:=IF([.J553] &gt; 0; ROUND([.$B$23] *MIN([.J553];[.H553])); 0)" office:value-type="float" office:value="0" calcext:value-type="float">
            <text:p/>
          </table:table-cell>
          <table:table-cell table:formula="of:=IF((ROW() - [.$B$13] &lt; 3);0;FLOOR(IFERROR(OFFSET([.$F553];-1*[.$B$13];0 );0) * [.$B$14]))" office:value-type="float" office:value="0" calcext:value-type="float">
            <text:p/>
          </table:table-cell>
          <table:table-cell table:formula="of:=SUM([.L$3:.L55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53]+1" office:value-type="date" office:date-value="2021-07-24" calcext:value-type="date">
            <text:p>07/24/21</text:p>
          </table:table-cell>
          <table:table-cell/>
          <table:table-cell table:formula="of:=IF([.G553] &lt; [.$B$25];CEILING([.G553]*[.$B$3];1);0)" office:value-type="float" office:value="0" calcext:value-type="float">
            <text:p/>
          </table:table-cell>
          <table:table-cell table:formula="of:=IF([.G553] &lt; [.$B$25];SUM([.F$3:.F554]);[.$B$25])" office:value-type="float" office:value="222350062.5" calcext:value-type="float">
            <text:p>222,350,063</text:p>
          </table:table-cell>
          <table:table-cell table:formula="of:=IF((ROW() - [.$B$21] &lt; 3);0;FLOOR(IFERROR(OFFSET([.$F55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54] &gt; [.$B$20];[.I554]-[.$B$20];0)" office:value-type="float" office:value="0" calcext:value-type="float">
            <text:p/>
          </table:table-cell>
          <table:table-cell table:formula="of:=IF([.J554] &gt; 0; ROUND([.$B$23] *MIN([.J554];[.H554])); 0)" office:value-type="float" office:value="0" calcext:value-type="float">
            <text:p/>
          </table:table-cell>
          <table:table-cell table:formula="of:=IF((ROW() - [.$B$13] &lt; 3);0;FLOOR(IFERROR(OFFSET([.$F554];-1*[.$B$13];0 );0) * [.$B$14]))" office:value-type="float" office:value="0" calcext:value-type="float">
            <text:p/>
          </table:table-cell>
          <table:table-cell table:formula="of:=SUM([.L$3:.L55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54]+1" office:value-type="date" office:date-value="2021-07-25" calcext:value-type="date">
            <text:p>07/25/21</text:p>
          </table:table-cell>
          <table:table-cell/>
          <table:table-cell table:formula="of:=IF([.G554] &lt; [.$B$25];CEILING([.G554]*[.$B$3];1);0)" office:value-type="float" office:value="0" calcext:value-type="float">
            <text:p/>
          </table:table-cell>
          <table:table-cell table:formula="of:=IF([.G554] &lt; [.$B$25];SUM([.F$3:.F555]);[.$B$25])" office:value-type="float" office:value="222350062.5" calcext:value-type="float">
            <text:p>222,350,063</text:p>
          </table:table-cell>
          <table:table-cell table:formula="of:=IF((ROW() - [.$B$21] &lt; 3);0;FLOOR(IFERROR(OFFSET([.$F55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55] &gt; [.$B$20];[.I555]-[.$B$20];0)" office:value-type="float" office:value="0" calcext:value-type="float">
            <text:p/>
          </table:table-cell>
          <table:table-cell table:formula="of:=IF([.J555] &gt; 0; ROUND([.$B$23] *MIN([.J555];[.H555])); 0)" office:value-type="float" office:value="0" calcext:value-type="float">
            <text:p/>
          </table:table-cell>
          <table:table-cell table:formula="of:=IF((ROW() - [.$B$13] &lt; 3);0;FLOOR(IFERROR(OFFSET([.$F555];-1*[.$B$13];0 );0) * [.$B$14]))" office:value-type="float" office:value="0" calcext:value-type="float">
            <text:p/>
          </table:table-cell>
          <table:table-cell table:formula="of:=SUM([.L$3:.L55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55]+1" office:value-type="date" office:date-value="2021-07-26" calcext:value-type="date">
            <text:p>07/26/21</text:p>
          </table:table-cell>
          <table:table-cell/>
          <table:table-cell table:formula="of:=IF([.G555] &lt; [.$B$25];CEILING([.G555]*[.$B$3];1);0)" office:value-type="float" office:value="0" calcext:value-type="float">
            <text:p/>
          </table:table-cell>
          <table:table-cell table:formula="of:=IF([.G555] &lt; [.$B$25];SUM([.F$3:.F556]);[.$B$25])" office:value-type="float" office:value="222350062.5" calcext:value-type="float">
            <text:p>222,350,063</text:p>
          </table:table-cell>
          <table:table-cell table:formula="of:=IF((ROW() - [.$B$21] &lt; 3);0;FLOOR(IFERROR(OFFSET([.$F55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56] &gt; [.$B$20];[.I556]-[.$B$20];0)" office:value-type="float" office:value="0" calcext:value-type="float">
            <text:p/>
          </table:table-cell>
          <table:table-cell table:formula="of:=IF([.J556] &gt; 0; ROUND([.$B$23] *MIN([.J556];[.H556])); 0)" office:value-type="float" office:value="0" calcext:value-type="float">
            <text:p/>
          </table:table-cell>
          <table:table-cell table:formula="of:=IF((ROW() - [.$B$13] &lt; 3);0;FLOOR(IFERROR(OFFSET([.$F556];-1*[.$B$13];0 );0) * [.$B$14]))" office:value-type="float" office:value="0" calcext:value-type="float">
            <text:p/>
          </table:table-cell>
          <table:table-cell table:formula="of:=SUM([.L$3:.L55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56]+1" office:value-type="date" office:date-value="2021-07-27" calcext:value-type="date">
            <text:p>07/27/21</text:p>
          </table:table-cell>
          <table:table-cell/>
          <table:table-cell table:formula="of:=IF([.G556] &lt; [.$B$25];CEILING([.G556]*[.$B$3];1);0)" office:value-type="float" office:value="0" calcext:value-type="float">
            <text:p/>
          </table:table-cell>
          <table:table-cell table:formula="of:=IF([.G556] &lt; [.$B$25];SUM([.F$3:.F557]);[.$B$25])" office:value-type="float" office:value="222350062.5" calcext:value-type="float">
            <text:p>222,350,063</text:p>
          </table:table-cell>
          <table:table-cell table:formula="of:=IF((ROW() - [.$B$21] &lt; 3);0;FLOOR(IFERROR(OFFSET([.$F55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57] &gt; [.$B$20];[.I557]-[.$B$20];0)" office:value-type="float" office:value="0" calcext:value-type="float">
            <text:p/>
          </table:table-cell>
          <table:table-cell table:formula="of:=IF([.J557] &gt; 0; ROUND([.$B$23] *MIN([.J557];[.H557])); 0)" office:value-type="float" office:value="0" calcext:value-type="float">
            <text:p/>
          </table:table-cell>
          <table:table-cell table:formula="of:=IF((ROW() - [.$B$13] &lt; 3);0;FLOOR(IFERROR(OFFSET([.$F557];-1*[.$B$13];0 );0) * [.$B$14]))" office:value-type="float" office:value="0" calcext:value-type="float">
            <text:p/>
          </table:table-cell>
          <table:table-cell table:formula="of:=SUM([.L$3:.L55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57]+1" office:value-type="date" office:date-value="2021-07-28" calcext:value-type="date">
            <text:p>07/28/21</text:p>
          </table:table-cell>
          <table:table-cell/>
          <table:table-cell table:formula="of:=IF([.G557] &lt; [.$B$25];CEILING([.G557]*[.$B$3];1);0)" office:value-type="float" office:value="0" calcext:value-type="float">
            <text:p/>
          </table:table-cell>
          <table:table-cell table:formula="of:=IF([.G557] &lt; [.$B$25];SUM([.F$3:.F558]);[.$B$25])" office:value-type="float" office:value="222350062.5" calcext:value-type="float">
            <text:p>222,350,063</text:p>
          </table:table-cell>
          <table:table-cell table:formula="of:=IF((ROW() - [.$B$21] &lt; 3);0;FLOOR(IFERROR(OFFSET([.$F55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58] &gt; [.$B$20];[.I558]-[.$B$20];0)" office:value-type="float" office:value="0" calcext:value-type="float">
            <text:p/>
          </table:table-cell>
          <table:table-cell table:formula="of:=IF([.J558] &gt; 0; ROUND([.$B$23] *MIN([.J558];[.H558])); 0)" office:value-type="float" office:value="0" calcext:value-type="float">
            <text:p/>
          </table:table-cell>
          <table:table-cell table:formula="of:=IF((ROW() - [.$B$13] &lt; 3);0;FLOOR(IFERROR(OFFSET([.$F558];-1*[.$B$13];0 );0) * [.$B$14]))" office:value-type="float" office:value="0" calcext:value-type="float">
            <text:p/>
          </table:table-cell>
          <table:table-cell table:formula="of:=SUM([.L$3:.L55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58]+1" office:value-type="date" office:date-value="2021-07-29" calcext:value-type="date">
            <text:p>07/29/21</text:p>
          </table:table-cell>
          <table:table-cell/>
          <table:table-cell table:formula="of:=IF([.G558] &lt; [.$B$25];CEILING([.G558]*[.$B$3];1);0)" office:value-type="float" office:value="0" calcext:value-type="float">
            <text:p/>
          </table:table-cell>
          <table:table-cell table:formula="of:=IF([.G558] &lt; [.$B$25];SUM([.F$3:.F559]);[.$B$25])" office:value-type="float" office:value="222350062.5" calcext:value-type="float">
            <text:p>222,350,063</text:p>
          </table:table-cell>
          <table:table-cell table:formula="of:=IF((ROW() - [.$B$21] &lt; 3);0;FLOOR(IFERROR(OFFSET([.$F55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59] &gt; [.$B$20];[.I559]-[.$B$20];0)" office:value-type="float" office:value="0" calcext:value-type="float">
            <text:p/>
          </table:table-cell>
          <table:table-cell table:formula="of:=IF([.J559] &gt; 0; ROUND([.$B$23] *MIN([.J559];[.H559])); 0)" office:value-type="float" office:value="0" calcext:value-type="float">
            <text:p/>
          </table:table-cell>
          <table:table-cell table:formula="of:=IF((ROW() - [.$B$13] &lt; 3);0;FLOOR(IFERROR(OFFSET([.$F559];-1*[.$B$13];0 );0) * [.$B$14]))" office:value-type="float" office:value="0" calcext:value-type="float">
            <text:p/>
          </table:table-cell>
          <table:table-cell table:formula="of:=SUM([.L$3:.L55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59]+1" office:value-type="date" office:date-value="2021-07-30" calcext:value-type="date">
            <text:p>07/30/21</text:p>
          </table:table-cell>
          <table:table-cell/>
          <table:table-cell table:formula="of:=IF([.G559] &lt; [.$B$25];CEILING([.G559]*[.$B$3];1);0)" office:value-type="float" office:value="0" calcext:value-type="float">
            <text:p/>
          </table:table-cell>
          <table:table-cell table:formula="of:=IF([.G559] &lt; [.$B$25];SUM([.F$3:.F560]);[.$B$25])" office:value-type="float" office:value="222350062.5" calcext:value-type="float">
            <text:p>222,350,063</text:p>
          </table:table-cell>
          <table:table-cell table:formula="of:=IF((ROW() - [.$B$21] &lt; 3);0;FLOOR(IFERROR(OFFSET([.$F56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60] &gt; [.$B$20];[.I560]-[.$B$20];0)" office:value-type="float" office:value="0" calcext:value-type="float">
            <text:p/>
          </table:table-cell>
          <table:table-cell table:formula="of:=IF([.J560] &gt; 0; ROUND([.$B$23] *MIN([.J560];[.H560])); 0)" office:value-type="float" office:value="0" calcext:value-type="float">
            <text:p/>
          </table:table-cell>
          <table:table-cell table:formula="of:=IF((ROW() - [.$B$13] &lt; 3);0;FLOOR(IFERROR(OFFSET([.$F560];-1*[.$B$13];0 );0) * [.$B$14]))" office:value-type="float" office:value="0" calcext:value-type="float">
            <text:p/>
          </table:table-cell>
          <table:table-cell table:formula="of:=SUM([.L$3:.L56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60]+1" office:value-type="date" office:date-value="2021-07-31" calcext:value-type="date">
            <text:p>07/31/21</text:p>
          </table:table-cell>
          <table:table-cell/>
          <table:table-cell table:formula="of:=IF([.G560] &lt; [.$B$25];CEILING([.G560]*[.$B$3];1);0)" office:value-type="float" office:value="0" calcext:value-type="float">
            <text:p/>
          </table:table-cell>
          <table:table-cell table:formula="of:=IF([.G560] &lt; [.$B$25];SUM([.F$3:.F561]);[.$B$25])" office:value-type="float" office:value="222350062.5" calcext:value-type="float">
            <text:p>222,350,063</text:p>
          </table:table-cell>
          <table:table-cell table:formula="of:=IF((ROW() - [.$B$21] &lt; 3);0;FLOOR(IFERROR(OFFSET([.$F56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61] &gt; [.$B$20];[.I561]-[.$B$20];0)" office:value-type="float" office:value="0" calcext:value-type="float">
            <text:p/>
          </table:table-cell>
          <table:table-cell table:formula="of:=IF([.J561] &gt; 0; ROUND([.$B$23] *MIN([.J561];[.H561])); 0)" office:value-type="float" office:value="0" calcext:value-type="float">
            <text:p/>
          </table:table-cell>
          <table:table-cell table:formula="of:=IF((ROW() - [.$B$13] &lt; 3);0;FLOOR(IFERROR(OFFSET([.$F561];-1*[.$B$13];0 );0) * [.$B$14]))" office:value-type="float" office:value="0" calcext:value-type="float">
            <text:p/>
          </table:table-cell>
          <table:table-cell table:formula="of:=SUM([.L$3:.L56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61]+1" office:value-type="date" office:date-value="2021-08-01" calcext:value-type="date">
            <text:p>08/01/21</text:p>
          </table:table-cell>
          <table:table-cell/>
          <table:table-cell table:formula="of:=IF([.G561] &lt; [.$B$25];CEILING([.G561]*[.$B$3];1);0)" office:value-type="float" office:value="0" calcext:value-type="float">
            <text:p/>
          </table:table-cell>
          <table:table-cell table:formula="of:=IF([.G561] &lt; [.$B$25];SUM([.F$3:.F562]);[.$B$25])" office:value-type="float" office:value="222350062.5" calcext:value-type="float">
            <text:p>222,350,063</text:p>
          </table:table-cell>
          <table:table-cell table:formula="of:=IF((ROW() - [.$B$21] &lt; 3);0;FLOOR(IFERROR(OFFSET([.$F56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62] &gt; [.$B$20];[.I562]-[.$B$20];0)" office:value-type="float" office:value="0" calcext:value-type="float">
            <text:p/>
          </table:table-cell>
          <table:table-cell table:formula="of:=IF([.J562] &gt; 0; ROUND([.$B$23] *MIN([.J562];[.H562])); 0)" office:value-type="float" office:value="0" calcext:value-type="float">
            <text:p/>
          </table:table-cell>
          <table:table-cell table:formula="of:=IF((ROW() - [.$B$13] &lt; 3);0;FLOOR(IFERROR(OFFSET([.$F562];-1*[.$B$13];0 );0) * [.$B$14]))" office:value-type="float" office:value="0" calcext:value-type="float">
            <text:p/>
          </table:table-cell>
          <table:table-cell table:formula="of:=SUM([.L$3:.L56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62]+1" office:value-type="date" office:date-value="2021-08-02" calcext:value-type="date">
            <text:p>08/02/21</text:p>
          </table:table-cell>
          <table:table-cell/>
          <table:table-cell table:formula="of:=IF([.G562] &lt; [.$B$25];CEILING([.G562]*[.$B$3];1);0)" office:value-type="float" office:value="0" calcext:value-type="float">
            <text:p/>
          </table:table-cell>
          <table:table-cell table:formula="of:=IF([.G562] &lt; [.$B$25];SUM([.F$3:.F563]);[.$B$25])" office:value-type="float" office:value="222350062.5" calcext:value-type="float">
            <text:p>222,350,063</text:p>
          </table:table-cell>
          <table:table-cell table:formula="of:=IF((ROW() - [.$B$21] &lt; 3);0;FLOOR(IFERROR(OFFSET([.$F56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63] &gt; [.$B$20];[.I563]-[.$B$20];0)" office:value-type="float" office:value="0" calcext:value-type="float">
            <text:p/>
          </table:table-cell>
          <table:table-cell table:formula="of:=IF([.J563] &gt; 0; ROUND([.$B$23] *MIN([.J563];[.H563])); 0)" office:value-type="float" office:value="0" calcext:value-type="float">
            <text:p/>
          </table:table-cell>
          <table:table-cell table:formula="of:=IF((ROW() - [.$B$13] &lt; 3);0;FLOOR(IFERROR(OFFSET([.$F563];-1*[.$B$13];0 );0) * [.$B$14]))" office:value-type="float" office:value="0" calcext:value-type="float">
            <text:p/>
          </table:table-cell>
          <table:table-cell table:formula="of:=SUM([.L$3:.L56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63]+1" office:value-type="date" office:date-value="2021-08-03" calcext:value-type="date">
            <text:p>08/03/21</text:p>
          </table:table-cell>
          <table:table-cell/>
          <table:table-cell table:formula="of:=IF([.G563] &lt; [.$B$25];CEILING([.G563]*[.$B$3];1);0)" office:value-type="float" office:value="0" calcext:value-type="float">
            <text:p/>
          </table:table-cell>
          <table:table-cell table:formula="of:=IF([.G563] &lt; [.$B$25];SUM([.F$3:.F564]);[.$B$25])" office:value-type="float" office:value="222350062.5" calcext:value-type="float">
            <text:p>222,350,063</text:p>
          </table:table-cell>
          <table:table-cell table:formula="of:=IF((ROW() - [.$B$21] &lt; 3);0;FLOOR(IFERROR(OFFSET([.$F56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64] &gt; [.$B$20];[.I564]-[.$B$20];0)" office:value-type="float" office:value="0" calcext:value-type="float">
            <text:p/>
          </table:table-cell>
          <table:table-cell table:formula="of:=IF([.J564] &gt; 0; ROUND([.$B$23] *MIN([.J564];[.H564])); 0)" office:value-type="float" office:value="0" calcext:value-type="float">
            <text:p/>
          </table:table-cell>
          <table:table-cell table:formula="of:=IF((ROW() - [.$B$13] &lt; 3);0;FLOOR(IFERROR(OFFSET([.$F564];-1*[.$B$13];0 );0) * [.$B$14]))" office:value-type="float" office:value="0" calcext:value-type="float">
            <text:p/>
          </table:table-cell>
          <table:table-cell table:formula="of:=SUM([.L$3:.L56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64]+1" office:value-type="date" office:date-value="2021-08-04" calcext:value-type="date">
            <text:p>08/04/21</text:p>
          </table:table-cell>
          <table:table-cell/>
          <table:table-cell table:formula="of:=IF([.G564] &lt; [.$B$25];CEILING([.G564]*[.$B$3];1);0)" office:value-type="float" office:value="0" calcext:value-type="float">
            <text:p/>
          </table:table-cell>
          <table:table-cell table:formula="of:=IF([.G564] &lt; [.$B$25];SUM([.F$3:.F565]);[.$B$25])" office:value-type="float" office:value="222350062.5" calcext:value-type="float">
            <text:p>222,350,063</text:p>
          </table:table-cell>
          <table:table-cell table:formula="of:=IF((ROW() - [.$B$21] &lt; 3);0;FLOOR(IFERROR(OFFSET([.$F56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65] &gt; [.$B$20];[.I565]-[.$B$20];0)" office:value-type="float" office:value="0" calcext:value-type="float">
            <text:p/>
          </table:table-cell>
          <table:table-cell table:formula="of:=IF([.J565] &gt; 0; ROUND([.$B$23] *MIN([.J565];[.H565])); 0)" office:value-type="float" office:value="0" calcext:value-type="float">
            <text:p/>
          </table:table-cell>
          <table:table-cell table:formula="of:=IF((ROW() - [.$B$13] &lt; 3);0;FLOOR(IFERROR(OFFSET([.$F565];-1*[.$B$13];0 );0) * [.$B$14]))" office:value-type="float" office:value="0" calcext:value-type="float">
            <text:p/>
          </table:table-cell>
          <table:table-cell table:formula="of:=SUM([.L$3:.L56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65]+1" office:value-type="date" office:date-value="2021-08-05" calcext:value-type="date">
            <text:p>08/05/21</text:p>
          </table:table-cell>
          <table:table-cell/>
          <table:table-cell table:formula="of:=IF([.G565] &lt; [.$B$25];CEILING([.G565]*[.$B$3];1);0)" office:value-type="float" office:value="0" calcext:value-type="float">
            <text:p/>
          </table:table-cell>
          <table:table-cell table:formula="of:=IF([.G565] &lt; [.$B$25];SUM([.F$3:.F566]);[.$B$25])" office:value-type="float" office:value="222350062.5" calcext:value-type="float">
            <text:p>222,350,063</text:p>
          </table:table-cell>
          <table:table-cell table:formula="of:=IF((ROW() - [.$B$21] &lt; 3);0;FLOOR(IFERROR(OFFSET([.$F56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66] &gt; [.$B$20];[.I566]-[.$B$20];0)" office:value-type="float" office:value="0" calcext:value-type="float">
            <text:p/>
          </table:table-cell>
          <table:table-cell table:formula="of:=IF([.J566] &gt; 0; ROUND([.$B$23] *MIN([.J566];[.H566])); 0)" office:value-type="float" office:value="0" calcext:value-type="float">
            <text:p/>
          </table:table-cell>
          <table:table-cell table:formula="of:=IF((ROW() - [.$B$13] &lt; 3);0;FLOOR(IFERROR(OFFSET([.$F566];-1*[.$B$13];0 );0) * [.$B$14]))" office:value-type="float" office:value="0" calcext:value-type="float">
            <text:p/>
          </table:table-cell>
          <table:table-cell table:formula="of:=SUM([.L$3:.L56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66]+1" office:value-type="date" office:date-value="2021-08-06" calcext:value-type="date">
            <text:p>08/06/21</text:p>
          </table:table-cell>
          <table:table-cell/>
          <table:table-cell table:formula="of:=IF([.G566] &lt; [.$B$25];CEILING([.G566]*[.$B$3];1);0)" office:value-type="float" office:value="0" calcext:value-type="float">
            <text:p/>
          </table:table-cell>
          <table:table-cell table:formula="of:=IF([.G566] &lt; [.$B$25];SUM([.F$3:.F567]);[.$B$25])" office:value-type="float" office:value="222350062.5" calcext:value-type="float">
            <text:p>222,350,063</text:p>
          </table:table-cell>
          <table:table-cell table:formula="of:=IF((ROW() - [.$B$21] &lt; 3);0;FLOOR(IFERROR(OFFSET([.$F56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67] &gt; [.$B$20];[.I567]-[.$B$20];0)" office:value-type="float" office:value="0" calcext:value-type="float">
            <text:p/>
          </table:table-cell>
          <table:table-cell table:formula="of:=IF([.J567] &gt; 0; ROUND([.$B$23] *MIN([.J567];[.H567])); 0)" office:value-type="float" office:value="0" calcext:value-type="float">
            <text:p/>
          </table:table-cell>
          <table:table-cell table:formula="of:=IF((ROW() - [.$B$13] &lt; 3);0;FLOOR(IFERROR(OFFSET([.$F567];-1*[.$B$13];0 );0) * [.$B$14]))" office:value-type="float" office:value="0" calcext:value-type="float">
            <text:p/>
          </table:table-cell>
          <table:table-cell table:formula="of:=SUM([.L$3:.L56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67]+1" office:value-type="date" office:date-value="2021-08-07" calcext:value-type="date">
            <text:p>08/07/21</text:p>
          </table:table-cell>
          <table:table-cell/>
          <table:table-cell table:formula="of:=IF([.G567] &lt; [.$B$25];CEILING([.G567]*[.$B$3];1);0)" office:value-type="float" office:value="0" calcext:value-type="float">
            <text:p/>
          </table:table-cell>
          <table:table-cell table:formula="of:=IF([.G567] &lt; [.$B$25];SUM([.F$3:.F568]);[.$B$25])" office:value-type="float" office:value="222350062.5" calcext:value-type="float">
            <text:p>222,350,063</text:p>
          </table:table-cell>
          <table:table-cell table:formula="of:=IF((ROW() - [.$B$21] &lt; 3);0;FLOOR(IFERROR(OFFSET([.$F56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68] &gt; [.$B$20];[.I568]-[.$B$20];0)" office:value-type="float" office:value="0" calcext:value-type="float">
            <text:p/>
          </table:table-cell>
          <table:table-cell table:formula="of:=IF([.J568] &gt; 0; ROUND([.$B$23] *MIN([.J568];[.H568])); 0)" office:value-type="float" office:value="0" calcext:value-type="float">
            <text:p/>
          </table:table-cell>
          <table:table-cell table:formula="of:=IF((ROW() - [.$B$13] &lt; 3);0;FLOOR(IFERROR(OFFSET([.$F568];-1*[.$B$13];0 );0) * [.$B$14]))" office:value-type="float" office:value="0" calcext:value-type="float">
            <text:p/>
          </table:table-cell>
          <table:table-cell table:formula="of:=SUM([.L$3:.L56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68]+1" office:value-type="date" office:date-value="2021-08-08" calcext:value-type="date">
            <text:p>08/08/21</text:p>
          </table:table-cell>
          <table:table-cell/>
          <table:table-cell table:formula="of:=IF([.G568] &lt; [.$B$25];CEILING([.G568]*[.$B$3];1);0)" office:value-type="float" office:value="0" calcext:value-type="float">
            <text:p/>
          </table:table-cell>
          <table:table-cell table:formula="of:=IF([.G568] &lt; [.$B$25];SUM([.F$3:.F569]);[.$B$25])" office:value-type="float" office:value="222350062.5" calcext:value-type="float">
            <text:p>222,350,063</text:p>
          </table:table-cell>
          <table:table-cell table:formula="of:=IF((ROW() - [.$B$21] &lt; 3);0;FLOOR(IFERROR(OFFSET([.$F56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69] &gt; [.$B$20];[.I569]-[.$B$20];0)" office:value-type="float" office:value="0" calcext:value-type="float">
            <text:p/>
          </table:table-cell>
          <table:table-cell table:formula="of:=IF([.J569] &gt; 0; ROUND([.$B$23] *MIN([.J569];[.H569])); 0)" office:value-type="float" office:value="0" calcext:value-type="float">
            <text:p/>
          </table:table-cell>
          <table:table-cell table:formula="of:=IF((ROW() - [.$B$13] &lt; 3);0;FLOOR(IFERROR(OFFSET([.$F569];-1*[.$B$13];0 );0) * [.$B$14]))" office:value-type="float" office:value="0" calcext:value-type="float">
            <text:p/>
          </table:table-cell>
          <table:table-cell table:formula="of:=SUM([.L$3:.L56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69]+1" office:value-type="date" office:date-value="2021-08-09" calcext:value-type="date">
            <text:p>08/09/21</text:p>
          </table:table-cell>
          <table:table-cell/>
          <table:table-cell table:formula="of:=IF([.G569] &lt; [.$B$25];CEILING([.G569]*[.$B$3];1);0)" office:value-type="float" office:value="0" calcext:value-type="float">
            <text:p/>
          </table:table-cell>
          <table:table-cell table:formula="of:=IF([.G569] &lt; [.$B$25];SUM([.F$3:.F570]);[.$B$25])" office:value-type="float" office:value="222350062.5" calcext:value-type="float">
            <text:p>222,350,063</text:p>
          </table:table-cell>
          <table:table-cell table:formula="of:=IF((ROW() - [.$B$21] &lt; 3);0;FLOOR(IFERROR(OFFSET([.$F57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70] &gt; [.$B$20];[.I570]-[.$B$20];0)" office:value-type="float" office:value="0" calcext:value-type="float">
            <text:p/>
          </table:table-cell>
          <table:table-cell table:formula="of:=IF([.J570] &gt; 0; ROUND([.$B$23] *MIN([.J570];[.H570])); 0)" office:value-type="float" office:value="0" calcext:value-type="float">
            <text:p/>
          </table:table-cell>
          <table:table-cell table:formula="of:=IF((ROW() - [.$B$13] &lt; 3);0;FLOOR(IFERROR(OFFSET([.$F570];-1*[.$B$13];0 );0) * [.$B$14]))" office:value-type="float" office:value="0" calcext:value-type="float">
            <text:p/>
          </table:table-cell>
          <table:table-cell table:formula="of:=SUM([.L$3:.L57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70]+1" office:value-type="date" office:date-value="2021-08-10" calcext:value-type="date">
            <text:p>08/10/21</text:p>
          </table:table-cell>
          <table:table-cell/>
          <table:table-cell table:formula="of:=IF([.G570] &lt; [.$B$25];CEILING([.G570]*[.$B$3];1);0)" office:value-type="float" office:value="0" calcext:value-type="float">
            <text:p/>
          </table:table-cell>
          <table:table-cell table:formula="of:=IF([.G570] &lt; [.$B$25];SUM([.F$3:.F571]);[.$B$25])" office:value-type="float" office:value="222350062.5" calcext:value-type="float">
            <text:p>222,350,063</text:p>
          </table:table-cell>
          <table:table-cell table:formula="of:=IF((ROW() - [.$B$21] &lt; 3);0;FLOOR(IFERROR(OFFSET([.$F57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71] &gt; [.$B$20];[.I571]-[.$B$20];0)" office:value-type="float" office:value="0" calcext:value-type="float">
            <text:p/>
          </table:table-cell>
          <table:table-cell table:formula="of:=IF([.J571] &gt; 0; ROUND([.$B$23] *MIN([.J571];[.H571])); 0)" office:value-type="float" office:value="0" calcext:value-type="float">
            <text:p/>
          </table:table-cell>
          <table:table-cell table:formula="of:=IF((ROW() - [.$B$13] &lt; 3);0;FLOOR(IFERROR(OFFSET([.$F571];-1*[.$B$13];0 );0) * [.$B$14]))" office:value-type="float" office:value="0" calcext:value-type="float">
            <text:p/>
          </table:table-cell>
          <table:table-cell table:formula="of:=SUM([.L$3:.L57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71]+1" office:value-type="date" office:date-value="2021-08-11" calcext:value-type="date">
            <text:p>08/11/21</text:p>
          </table:table-cell>
          <table:table-cell/>
          <table:table-cell table:formula="of:=IF([.G571] &lt; [.$B$25];CEILING([.G571]*[.$B$3];1);0)" office:value-type="float" office:value="0" calcext:value-type="float">
            <text:p/>
          </table:table-cell>
          <table:table-cell table:formula="of:=IF([.G571] &lt; [.$B$25];SUM([.F$3:.F572]);[.$B$25])" office:value-type="float" office:value="222350062.5" calcext:value-type="float">
            <text:p>222,350,063</text:p>
          </table:table-cell>
          <table:table-cell table:formula="of:=IF((ROW() - [.$B$21] &lt; 3);0;FLOOR(IFERROR(OFFSET([.$F57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72] &gt; [.$B$20];[.I572]-[.$B$20];0)" office:value-type="float" office:value="0" calcext:value-type="float">
            <text:p/>
          </table:table-cell>
          <table:table-cell table:formula="of:=IF([.J572] &gt; 0; ROUND([.$B$23] *MIN([.J572];[.H572])); 0)" office:value-type="float" office:value="0" calcext:value-type="float">
            <text:p/>
          </table:table-cell>
          <table:table-cell table:formula="of:=IF((ROW() - [.$B$13] &lt; 3);0;FLOOR(IFERROR(OFFSET([.$F572];-1*[.$B$13];0 );0) * [.$B$14]))" office:value-type="float" office:value="0" calcext:value-type="float">
            <text:p/>
          </table:table-cell>
          <table:table-cell table:formula="of:=SUM([.L$3:.L57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72]+1" office:value-type="date" office:date-value="2021-08-12" calcext:value-type="date">
            <text:p>08/12/21</text:p>
          </table:table-cell>
          <table:table-cell/>
          <table:table-cell table:formula="of:=IF([.G572] &lt; [.$B$25];CEILING([.G572]*[.$B$3];1);0)" office:value-type="float" office:value="0" calcext:value-type="float">
            <text:p/>
          </table:table-cell>
          <table:table-cell table:formula="of:=IF([.G572] &lt; [.$B$25];SUM([.F$3:.F573]);[.$B$25])" office:value-type="float" office:value="222350062.5" calcext:value-type="float">
            <text:p>222,350,063</text:p>
          </table:table-cell>
          <table:table-cell table:formula="of:=IF((ROW() - [.$B$21] &lt; 3);0;FLOOR(IFERROR(OFFSET([.$F57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73] &gt; [.$B$20];[.I573]-[.$B$20];0)" office:value-type="float" office:value="0" calcext:value-type="float">
            <text:p/>
          </table:table-cell>
          <table:table-cell table:formula="of:=IF([.J573] &gt; 0; ROUND([.$B$23] *MIN([.J573];[.H573])); 0)" office:value-type="float" office:value="0" calcext:value-type="float">
            <text:p/>
          </table:table-cell>
          <table:table-cell table:formula="of:=IF((ROW() - [.$B$13] &lt; 3);0;FLOOR(IFERROR(OFFSET([.$F573];-1*[.$B$13];0 );0) * [.$B$14]))" office:value-type="float" office:value="0" calcext:value-type="float">
            <text:p/>
          </table:table-cell>
          <table:table-cell table:formula="of:=SUM([.L$3:.L57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73]+1" office:value-type="date" office:date-value="2021-08-13" calcext:value-type="date">
            <text:p>08/13/21</text:p>
          </table:table-cell>
          <table:table-cell/>
          <table:table-cell table:formula="of:=IF([.G573] &lt; [.$B$25];CEILING([.G573]*[.$B$3];1);0)" office:value-type="float" office:value="0" calcext:value-type="float">
            <text:p/>
          </table:table-cell>
          <table:table-cell table:formula="of:=IF([.G573] &lt; [.$B$25];SUM([.F$3:.F574]);[.$B$25])" office:value-type="float" office:value="222350062.5" calcext:value-type="float">
            <text:p>222,350,063</text:p>
          </table:table-cell>
          <table:table-cell table:formula="of:=IF((ROW() - [.$B$21] &lt; 3);0;FLOOR(IFERROR(OFFSET([.$F57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74] &gt; [.$B$20];[.I574]-[.$B$20];0)" office:value-type="float" office:value="0" calcext:value-type="float">
            <text:p/>
          </table:table-cell>
          <table:table-cell table:formula="of:=IF([.J574] &gt; 0; ROUND([.$B$23] *MIN([.J574];[.H574])); 0)" office:value-type="float" office:value="0" calcext:value-type="float">
            <text:p/>
          </table:table-cell>
          <table:table-cell table:formula="of:=IF((ROW() - [.$B$13] &lt; 3);0;FLOOR(IFERROR(OFFSET([.$F574];-1*[.$B$13];0 );0) * [.$B$14]))" office:value-type="float" office:value="0" calcext:value-type="float">
            <text:p/>
          </table:table-cell>
          <table:table-cell table:formula="of:=SUM([.L$3:.L57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74]+1" office:value-type="date" office:date-value="2021-08-14" calcext:value-type="date">
            <text:p>08/14/21</text:p>
          </table:table-cell>
          <table:table-cell/>
          <table:table-cell table:formula="of:=IF([.G574] &lt; [.$B$25];CEILING([.G574]*[.$B$3];1);0)" office:value-type="float" office:value="0" calcext:value-type="float">
            <text:p/>
          </table:table-cell>
          <table:table-cell table:formula="of:=IF([.G574] &lt; [.$B$25];SUM([.F$3:.F575]);[.$B$25])" office:value-type="float" office:value="222350062.5" calcext:value-type="float">
            <text:p>222,350,063</text:p>
          </table:table-cell>
          <table:table-cell table:formula="of:=IF((ROW() - [.$B$21] &lt; 3);0;FLOOR(IFERROR(OFFSET([.$F57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75] &gt; [.$B$20];[.I575]-[.$B$20];0)" office:value-type="float" office:value="0" calcext:value-type="float">
            <text:p/>
          </table:table-cell>
          <table:table-cell table:formula="of:=IF([.J575] &gt; 0; ROUND([.$B$23] *MIN([.J575];[.H575])); 0)" office:value-type="float" office:value="0" calcext:value-type="float">
            <text:p/>
          </table:table-cell>
          <table:table-cell table:formula="of:=IF((ROW() - [.$B$13] &lt; 3);0;FLOOR(IFERROR(OFFSET([.$F575];-1*[.$B$13];0 );0) * [.$B$14]))" office:value-type="float" office:value="0" calcext:value-type="float">
            <text:p/>
          </table:table-cell>
          <table:table-cell table:formula="of:=SUM([.L$3:.L57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75]+1" office:value-type="date" office:date-value="2021-08-15" calcext:value-type="date">
            <text:p>08/15/21</text:p>
          </table:table-cell>
          <table:table-cell/>
          <table:table-cell table:formula="of:=IF([.G575] &lt; [.$B$25];CEILING([.G575]*[.$B$3];1);0)" office:value-type="float" office:value="0" calcext:value-type="float">
            <text:p/>
          </table:table-cell>
          <table:table-cell table:formula="of:=IF([.G575] &lt; [.$B$25];SUM([.F$3:.F576]);[.$B$25])" office:value-type="float" office:value="222350062.5" calcext:value-type="float">
            <text:p>222,350,063</text:p>
          </table:table-cell>
          <table:table-cell table:formula="of:=IF((ROW() - [.$B$21] &lt; 3);0;FLOOR(IFERROR(OFFSET([.$F57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76] &gt; [.$B$20];[.I576]-[.$B$20];0)" office:value-type="float" office:value="0" calcext:value-type="float">
            <text:p/>
          </table:table-cell>
          <table:table-cell table:formula="of:=IF([.J576] &gt; 0; ROUND([.$B$23] *MIN([.J576];[.H576])); 0)" office:value-type="float" office:value="0" calcext:value-type="float">
            <text:p/>
          </table:table-cell>
          <table:table-cell table:formula="of:=IF((ROW() - [.$B$13] &lt; 3);0;FLOOR(IFERROR(OFFSET([.$F576];-1*[.$B$13];0 );0) * [.$B$14]))" office:value-type="float" office:value="0" calcext:value-type="float">
            <text:p/>
          </table:table-cell>
          <table:table-cell table:formula="of:=SUM([.L$3:.L57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76]+1" office:value-type="date" office:date-value="2021-08-16" calcext:value-type="date">
            <text:p>08/16/21</text:p>
          </table:table-cell>
          <table:table-cell/>
          <table:table-cell table:formula="of:=IF([.G576] &lt; [.$B$25];CEILING([.G576]*[.$B$3];1);0)" office:value-type="float" office:value="0" calcext:value-type="float">
            <text:p/>
          </table:table-cell>
          <table:table-cell table:formula="of:=IF([.G576] &lt; [.$B$25];SUM([.F$3:.F577]);[.$B$25])" office:value-type="float" office:value="222350062.5" calcext:value-type="float">
            <text:p>222,350,063</text:p>
          </table:table-cell>
          <table:table-cell table:formula="of:=IF((ROW() - [.$B$21] &lt; 3);0;FLOOR(IFERROR(OFFSET([.$F57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77] &gt; [.$B$20];[.I577]-[.$B$20];0)" office:value-type="float" office:value="0" calcext:value-type="float">
            <text:p/>
          </table:table-cell>
          <table:table-cell table:formula="of:=IF([.J577] &gt; 0; ROUND([.$B$23] *MIN([.J577];[.H577])); 0)" office:value-type="float" office:value="0" calcext:value-type="float">
            <text:p/>
          </table:table-cell>
          <table:table-cell table:formula="of:=IF((ROW() - [.$B$13] &lt; 3);0;FLOOR(IFERROR(OFFSET([.$F577];-1*[.$B$13];0 );0) * [.$B$14]))" office:value-type="float" office:value="0" calcext:value-type="float">
            <text:p/>
          </table:table-cell>
          <table:table-cell table:formula="of:=SUM([.L$3:.L57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77]+1" office:value-type="date" office:date-value="2021-08-17" calcext:value-type="date">
            <text:p>08/17/21</text:p>
          </table:table-cell>
          <table:table-cell/>
          <table:table-cell table:formula="of:=IF([.G577] &lt; [.$B$25];CEILING([.G577]*[.$B$3];1);0)" office:value-type="float" office:value="0" calcext:value-type="float">
            <text:p/>
          </table:table-cell>
          <table:table-cell table:formula="of:=IF([.G577] &lt; [.$B$25];SUM([.F$3:.F578]);[.$B$25])" office:value-type="float" office:value="222350062.5" calcext:value-type="float">
            <text:p>222,350,063</text:p>
          </table:table-cell>
          <table:table-cell table:formula="of:=IF((ROW() - [.$B$21] &lt; 3);0;FLOOR(IFERROR(OFFSET([.$F57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78] &gt; [.$B$20];[.I578]-[.$B$20];0)" office:value-type="float" office:value="0" calcext:value-type="float">
            <text:p/>
          </table:table-cell>
          <table:table-cell table:formula="of:=IF([.J578] &gt; 0; ROUND([.$B$23] *MIN([.J578];[.H578])); 0)" office:value-type="float" office:value="0" calcext:value-type="float">
            <text:p/>
          </table:table-cell>
          <table:table-cell table:formula="of:=IF((ROW() - [.$B$13] &lt; 3);0;FLOOR(IFERROR(OFFSET([.$F578];-1*[.$B$13];0 );0) * [.$B$14]))" office:value-type="float" office:value="0" calcext:value-type="float">
            <text:p/>
          </table:table-cell>
          <table:table-cell table:formula="of:=SUM([.L$3:.L57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78]+1" office:value-type="date" office:date-value="2021-08-18" calcext:value-type="date">
            <text:p>08/18/21</text:p>
          </table:table-cell>
          <table:table-cell/>
          <table:table-cell table:formula="of:=IF([.G578] &lt; [.$B$25];CEILING([.G578]*[.$B$3];1);0)" office:value-type="float" office:value="0" calcext:value-type="float">
            <text:p/>
          </table:table-cell>
          <table:table-cell table:formula="of:=IF([.G578] &lt; [.$B$25];SUM([.F$3:.F579]);[.$B$25])" office:value-type="float" office:value="222350062.5" calcext:value-type="float">
            <text:p>222,350,063</text:p>
          </table:table-cell>
          <table:table-cell table:formula="of:=IF((ROW() - [.$B$21] &lt; 3);0;FLOOR(IFERROR(OFFSET([.$F57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79] &gt; [.$B$20];[.I579]-[.$B$20];0)" office:value-type="float" office:value="0" calcext:value-type="float">
            <text:p/>
          </table:table-cell>
          <table:table-cell table:formula="of:=IF([.J579] &gt; 0; ROUND([.$B$23] *MIN([.J579];[.H579])); 0)" office:value-type="float" office:value="0" calcext:value-type="float">
            <text:p/>
          </table:table-cell>
          <table:table-cell table:formula="of:=IF((ROW() - [.$B$13] &lt; 3);0;FLOOR(IFERROR(OFFSET([.$F579];-1*[.$B$13];0 );0) * [.$B$14]))" office:value-type="float" office:value="0" calcext:value-type="float">
            <text:p/>
          </table:table-cell>
          <table:table-cell table:formula="of:=SUM([.L$3:.L57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79]+1" office:value-type="date" office:date-value="2021-08-19" calcext:value-type="date">
            <text:p>08/19/21</text:p>
          </table:table-cell>
          <table:table-cell/>
          <table:table-cell table:formula="of:=IF([.G579] &lt; [.$B$25];CEILING([.G579]*[.$B$3];1);0)" office:value-type="float" office:value="0" calcext:value-type="float">
            <text:p/>
          </table:table-cell>
          <table:table-cell table:formula="of:=IF([.G579] &lt; [.$B$25];SUM([.F$3:.F580]);[.$B$25])" office:value-type="float" office:value="222350062.5" calcext:value-type="float">
            <text:p>222,350,063</text:p>
          </table:table-cell>
          <table:table-cell table:formula="of:=IF((ROW() - [.$B$21] &lt; 3);0;FLOOR(IFERROR(OFFSET([.$F58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80] &gt; [.$B$20];[.I580]-[.$B$20];0)" office:value-type="float" office:value="0" calcext:value-type="float">
            <text:p/>
          </table:table-cell>
          <table:table-cell table:formula="of:=IF([.J580] &gt; 0; ROUND([.$B$23] *MIN([.J580];[.H580])); 0)" office:value-type="float" office:value="0" calcext:value-type="float">
            <text:p/>
          </table:table-cell>
          <table:table-cell table:formula="of:=IF((ROW() - [.$B$13] &lt; 3);0;FLOOR(IFERROR(OFFSET([.$F580];-1*[.$B$13];0 );0) * [.$B$14]))" office:value-type="float" office:value="0" calcext:value-type="float">
            <text:p/>
          </table:table-cell>
          <table:table-cell table:formula="of:=SUM([.L$3:.L58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80]+1" office:value-type="date" office:date-value="2021-08-20" calcext:value-type="date">
            <text:p>08/20/21</text:p>
          </table:table-cell>
          <table:table-cell/>
          <table:table-cell table:formula="of:=IF([.G580] &lt; [.$B$25];CEILING([.G580]*[.$B$3];1);0)" office:value-type="float" office:value="0" calcext:value-type="float">
            <text:p/>
          </table:table-cell>
          <table:table-cell table:formula="of:=IF([.G580] &lt; [.$B$25];SUM([.F$3:.F581]);[.$B$25])" office:value-type="float" office:value="222350062.5" calcext:value-type="float">
            <text:p>222,350,063</text:p>
          </table:table-cell>
          <table:table-cell table:formula="of:=IF((ROW() - [.$B$21] &lt; 3);0;FLOOR(IFERROR(OFFSET([.$F58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81] &gt; [.$B$20];[.I581]-[.$B$20];0)" office:value-type="float" office:value="0" calcext:value-type="float">
            <text:p/>
          </table:table-cell>
          <table:table-cell table:formula="of:=IF([.J581] &gt; 0; ROUND([.$B$23] *MIN([.J581];[.H581])); 0)" office:value-type="float" office:value="0" calcext:value-type="float">
            <text:p/>
          </table:table-cell>
          <table:table-cell table:formula="of:=IF((ROW() - [.$B$13] &lt; 3);0;FLOOR(IFERROR(OFFSET([.$F581];-1*[.$B$13];0 );0) * [.$B$14]))" office:value-type="float" office:value="0" calcext:value-type="float">
            <text:p/>
          </table:table-cell>
          <table:table-cell table:formula="of:=SUM([.L$3:.L58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81]+1" office:value-type="date" office:date-value="2021-08-21" calcext:value-type="date">
            <text:p>08/21/21</text:p>
          </table:table-cell>
          <table:table-cell/>
          <table:table-cell table:formula="of:=IF([.G581] &lt; [.$B$25];CEILING([.G581]*[.$B$3];1);0)" office:value-type="float" office:value="0" calcext:value-type="float">
            <text:p/>
          </table:table-cell>
          <table:table-cell table:formula="of:=IF([.G581] &lt; [.$B$25];SUM([.F$3:.F582]);[.$B$25])" office:value-type="float" office:value="222350062.5" calcext:value-type="float">
            <text:p>222,350,063</text:p>
          </table:table-cell>
          <table:table-cell table:formula="of:=IF((ROW() - [.$B$21] &lt; 3);0;FLOOR(IFERROR(OFFSET([.$F58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82] &gt; [.$B$20];[.I582]-[.$B$20];0)" office:value-type="float" office:value="0" calcext:value-type="float">
            <text:p/>
          </table:table-cell>
          <table:table-cell table:formula="of:=IF([.J582] &gt; 0; ROUND([.$B$23] *MIN([.J582];[.H582])); 0)" office:value-type="float" office:value="0" calcext:value-type="float">
            <text:p/>
          </table:table-cell>
          <table:table-cell table:formula="of:=IF((ROW() - [.$B$13] &lt; 3);0;FLOOR(IFERROR(OFFSET([.$F582];-1*[.$B$13];0 );0) * [.$B$14]))" office:value-type="float" office:value="0" calcext:value-type="float">
            <text:p/>
          </table:table-cell>
          <table:table-cell table:formula="of:=SUM([.L$3:.L58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82]+1" office:value-type="date" office:date-value="2021-08-22" calcext:value-type="date">
            <text:p>08/22/21</text:p>
          </table:table-cell>
          <table:table-cell/>
          <table:table-cell table:formula="of:=IF([.G582] &lt; [.$B$25];CEILING([.G582]*[.$B$3];1);0)" office:value-type="float" office:value="0" calcext:value-type="float">
            <text:p/>
          </table:table-cell>
          <table:table-cell table:formula="of:=IF([.G582] &lt; [.$B$25];SUM([.F$3:.F583]);[.$B$25])" office:value-type="float" office:value="222350062.5" calcext:value-type="float">
            <text:p>222,350,063</text:p>
          </table:table-cell>
          <table:table-cell table:formula="of:=IF((ROW() - [.$B$21] &lt; 3);0;FLOOR(IFERROR(OFFSET([.$F58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83] &gt; [.$B$20];[.I583]-[.$B$20];0)" office:value-type="float" office:value="0" calcext:value-type="float">
            <text:p/>
          </table:table-cell>
          <table:table-cell table:formula="of:=IF([.J583] &gt; 0; ROUND([.$B$23] *MIN([.J583];[.H583])); 0)" office:value-type="float" office:value="0" calcext:value-type="float">
            <text:p/>
          </table:table-cell>
          <table:table-cell table:formula="of:=IF((ROW() - [.$B$13] &lt; 3);0;FLOOR(IFERROR(OFFSET([.$F583];-1*[.$B$13];0 );0) * [.$B$14]))" office:value-type="float" office:value="0" calcext:value-type="float">
            <text:p/>
          </table:table-cell>
          <table:table-cell table:formula="of:=SUM([.L$3:.L58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83]+1" office:value-type="date" office:date-value="2021-08-23" calcext:value-type="date">
            <text:p>08/23/21</text:p>
          </table:table-cell>
          <table:table-cell/>
          <table:table-cell table:formula="of:=IF([.G583] &lt; [.$B$25];CEILING([.G583]*[.$B$3];1);0)" office:value-type="float" office:value="0" calcext:value-type="float">
            <text:p/>
          </table:table-cell>
          <table:table-cell table:formula="of:=IF([.G583] &lt; [.$B$25];SUM([.F$3:.F584]);[.$B$25])" office:value-type="float" office:value="222350062.5" calcext:value-type="float">
            <text:p>222,350,063</text:p>
          </table:table-cell>
          <table:table-cell table:formula="of:=IF((ROW() - [.$B$21] &lt; 3);0;FLOOR(IFERROR(OFFSET([.$F58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84] &gt; [.$B$20];[.I584]-[.$B$20];0)" office:value-type="float" office:value="0" calcext:value-type="float">
            <text:p/>
          </table:table-cell>
          <table:table-cell table:formula="of:=IF([.J584] &gt; 0; ROUND([.$B$23] *MIN([.J584];[.H584])); 0)" office:value-type="float" office:value="0" calcext:value-type="float">
            <text:p/>
          </table:table-cell>
          <table:table-cell table:formula="of:=IF((ROW() - [.$B$13] &lt; 3);0;FLOOR(IFERROR(OFFSET([.$F584];-1*[.$B$13];0 );0) * [.$B$14]))" office:value-type="float" office:value="0" calcext:value-type="float">
            <text:p/>
          </table:table-cell>
          <table:table-cell table:formula="of:=SUM([.L$3:.L58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84]+1" office:value-type="date" office:date-value="2021-08-24" calcext:value-type="date">
            <text:p>08/24/21</text:p>
          </table:table-cell>
          <table:table-cell/>
          <table:table-cell table:formula="of:=IF([.G584] &lt; [.$B$25];CEILING([.G584]*[.$B$3];1);0)" office:value-type="float" office:value="0" calcext:value-type="float">
            <text:p/>
          </table:table-cell>
          <table:table-cell table:formula="of:=IF([.G584] &lt; [.$B$25];SUM([.F$3:.F585]);[.$B$25])" office:value-type="float" office:value="222350062.5" calcext:value-type="float">
            <text:p>222,350,063</text:p>
          </table:table-cell>
          <table:table-cell table:formula="of:=IF((ROW() - [.$B$21] &lt; 3);0;FLOOR(IFERROR(OFFSET([.$F58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85] &gt; [.$B$20];[.I585]-[.$B$20];0)" office:value-type="float" office:value="0" calcext:value-type="float">
            <text:p/>
          </table:table-cell>
          <table:table-cell table:formula="of:=IF([.J585] &gt; 0; ROUND([.$B$23] *MIN([.J585];[.H585])); 0)" office:value-type="float" office:value="0" calcext:value-type="float">
            <text:p/>
          </table:table-cell>
          <table:table-cell table:formula="of:=IF((ROW() - [.$B$13] &lt; 3);0;FLOOR(IFERROR(OFFSET([.$F585];-1*[.$B$13];0 );0) * [.$B$14]))" office:value-type="float" office:value="0" calcext:value-type="float">
            <text:p/>
          </table:table-cell>
          <table:table-cell table:formula="of:=SUM([.L$3:.L58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85]+1" office:value-type="date" office:date-value="2021-08-25" calcext:value-type="date">
            <text:p>08/25/21</text:p>
          </table:table-cell>
          <table:table-cell/>
          <table:table-cell table:formula="of:=IF([.G585] &lt; [.$B$25];CEILING([.G585]*[.$B$3];1);0)" office:value-type="float" office:value="0" calcext:value-type="float">
            <text:p/>
          </table:table-cell>
          <table:table-cell table:formula="of:=IF([.G585] &lt; [.$B$25];SUM([.F$3:.F586]);[.$B$25])" office:value-type="float" office:value="222350062.5" calcext:value-type="float">
            <text:p>222,350,063</text:p>
          </table:table-cell>
          <table:table-cell table:formula="of:=IF((ROW() - [.$B$21] &lt; 3);0;FLOOR(IFERROR(OFFSET([.$F58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86] &gt; [.$B$20];[.I586]-[.$B$20];0)" office:value-type="float" office:value="0" calcext:value-type="float">
            <text:p/>
          </table:table-cell>
          <table:table-cell table:formula="of:=IF([.J586] &gt; 0; ROUND([.$B$23] *MIN([.J586];[.H586])); 0)" office:value-type="float" office:value="0" calcext:value-type="float">
            <text:p/>
          </table:table-cell>
          <table:table-cell table:formula="of:=IF((ROW() - [.$B$13] &lt; 3);0;FLOOR(IFERROR(OFFSET([.$F586];-1*[.$B$13];0 );0) * [.$B$14]))" office:value-type="float" office:value="0" calcext:value-type="float">
            <text:p/>
          </table:table-cell>
          <table:table-cell table:formula="of:=SUM([.L$3:.L58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86]+1" office:value-type="date" office:date-value="2021-08-26" calcext:value-type="date">
            <text:p>08/26/21</text:p>
          </table:table-cell>
          <table:table-cell/>
          <table:table-cell table:formula="of:=IF([.G586] &lt; [.$B$25];CEILING([.G586]*[.$B$3];1);0)" office:value-type="float" office:value="0" calcext:value-type="float">
            <text:p/>
          </table:table-cell>
          <table:table-cell table:formula="of:=IF([.G586] &lt; [.$B$25];SUM([.F$3:.F587]);[.$B$25])" office:value-type="float" office:value="222350062.5" calcext:value-type="float">
            <text:p>222,350,063</text:p>
          </table:table-cell>
          <table:table-cell table:formula="of:=IF((ROW() - [.$B$21] &lt; 3);0;FLOOR(IFERROR(OFFSET([.$F58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87] &gt; [.$B$20];[.I587]-[.$B$20];0)" office:value-type="float" office:value="0" calcext:value-type="float">
            <text:p/>
          </table:table-cell>
          <table:table-cell table:formula="of:=IF([.J587] &gt; 0; ROUND([.$B$23] *MIN([.J587];[.H587])); 0)" office:value-type="float" office:value="0" calcext:value-type="float">
            <text:p/>
          </table:table-cell>
          <table:table-cell table:formula="of:=IF((ROW() - [.$B$13] &lt; 3);0;FLOOR(IFERROR(OFFSET([.$F587];-1*[.$B$13];0 );0) * [.$B$14]))" office:value-type="float" office:value="0" calcext:value-type="float">
            <text:p/>
          </table:table-cell>
          <table:table-cell table:formula="of:=SUM([.L$3:.L58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87]+1" office:value-type="date" office:date-value="2021-08-27" calcext:value-type="date">
            <text:p>08/27/21</text:p>
          </table:table-cell>
          <table:table-cell/>
          <table:table-cell table:formula="of:=IF([.G587] &lt; [.$B$25];CEILING([.G587]*[.$B$3];1);0)" office:value-type="float" office:value="0" calcext:value-type="float">
            <text:p/>
          </table:table-cell>
          <table:table-cell table:formula="of:=IF([.G587] &lt; [.$B$25];SUM([.F$3:.F588]);[.$B$25])" office:value-type="float" office:value="222350062.5" calcext:value-type="float">
            <text:p>222,350,063</text:p>
          </table:table-cell>
          <table:table-cell table:formula="of:=IF((ROW() - [.$B$21] &lt; 3);0;FLOOR(IFERROR(OFFSET([.$F58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88] &gt; [.$B$20];[.I588]-[.$B$20];0)" office:value-type="float" office:value="0" calcext:value-type="float">
            <text:p/>
          </table:table-cell>
          <table:table-cell table:formula="of:=IF([.J588] &gt; 0; ROUND([.$B$23] *MIN([.J588];[.H588])); 0)" office:value-type="float" office:value="0" calcext:value-type="float">
            <text:p/>
          </table:table-cell>
          <table:table-cell table:formula="of:=IF((ROW() - [.$B$13] &lt; 3);0;FLOOR(IFERROR(OFFSET([.$F588];-1*[.$B$13];0 );0) * [.$B$14]))" office:value-type="float" office:value="0" calcext:value-type="float">
            <text:p/>
          </table:table-cell>
          <table:table-cell table:formula="of:=SUM([.L$3:.L58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88]+1" office:value-type="date" office:date-value="2021-08-28" calcext:value-type="date">
            <text:p>08/28/21</text:p>
          </table:table-cell>
          <table:table-cell/>
          <table:table-cell table:formula="of:=IF([.G588] &lt; [.$B$25];CEILING([.G588]*[.$B$3];1);0)" office:value-type="float" office:value="0" calcext:value-type="float">
            <text:p/>
          </table:table-cell>
          <table:table-cell table:formula="of:=IF([.G588] &lt; [.$B$25];SUM([.F$3:.F589]);[.$B$25])" office:value-type="float" office:value="222350062.5" calcext:value-type="float">
            <text:p>222,350,063</text:p>
          </table:table-cell>
          <table:table-cell table:formula="of:=IF((ROW() - [.$B$21] &lt; 3);0;FLOOR(IFERROR(OFFSET([.$F58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89] &gt; [.$B$20];[.I589]-[.$B$20];0)" office:value-type="float" office:value="0" calcext:value-type="float">
            <text:p/>
          </table:table-cell>
          <table:table-cell table:formula="of:=IF([.J589] &gt; 0; ROUND([.$B$23] *MIN([.J589];[.H589])); 0)" office:value-type="float" office:value="0" calcext:value-type="float">
            <text:p/>
          </table:table-cell>
          <table:table-cell table:formula="of:=IF((ROW() - [.$B$13] &lt; 3);0;FLOOR(IFERROR(OFFSET([.$F589];-1*[.$B$13];0 );0) * [.$B$14]))" office:value-type="float" office:value="0" calcext:value-type="float">
            <text:p/>
          </table:table-cell>
          <table:table-cell table:formula="of:=SUM([.L$3:.L58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89]+1" office:value-type="date" office:date-value="2021-08-29" calcext:value-type="date">
            <text:p>08/29/21</text:p>
          </table:table-cell>
          <table:table-cell/>
          <table:table-cell table:formula="of:=IF([.G589] &lt; [.$B$25];CEILING([.G589]*[.$B$3];1);0)" office:value-type="float" office:value="0" calcext:value-type="float">
            <text:p/>
          </table:table-cell>
          <table:table-cell table:formula="of:=IF([.G589] &lt; [.$B$25];SUM([.F$3:.F590]);[.$B$25])" office:value-type="float" office:value="222350062.5" calcext:value-type="float">
            <text:p>222,350,063</text:p>
          </table:table-cell>
          <table:table-cell table:formula="of:=IF((ROW() - [.$B$21] &lt; 3);0;FLOOR(IFERROR(OFFSET([.$F59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90] &gt; [.$B$20];[.I590]-[.$B$20];0)" office:value-type="float" office:value="0" calcext:value-type="float">
            <text:p/>
          </table:table-cell>
          <table:table-cell table:formula="of:=IF([.J590] &gt; 0; ROUND([.$B$23] *MIN([.J590];[.H590])); 0)" office:value-type="float" office:value="0" calcext:value-type="float">
            <text:p/>
          </table:table-cell>
          <table:table-cell table:formula="of:=IF((ROW() - [.$B$13] &lt; 3);0;FLOOR(IFERROR(OFFSET([.$F590];-1*[.$B$13];0 );0) * [.$B$14]))" office:value-type="float" office:value="0" calcext:value-type="float">
            <text:p/>
          </table:table-cell>
          <table:table-cell table:formula="of:=SUM([.L$3:.L59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90]+1" office:value-type="date" office:date-value="2021-08-30" calcext:value-type="date">
            <text:p>08/30/21</text:p>
          </table:table-cell>
          <table:table-cell/>
          <table:table-cell table:formula="of:=IF([.G590] &lt; [.$B$25];CEILING([.G590]*[.$B$3];1);0)" office:value-type="float" office:value="0" calcext:value-type="float">
            <text:p/>
          </table:table-cell>
          <table:table-cell table:formula="of:=IF([.G590] &lt; [.$B$25];SUM([.F$3:.F591]);[.$B$25])" office:value-type="float" office:value="222350062.5" calcext:value-type="float">
            <text:p>222,350,063</text:p>
          </table:table-cell>
          <table:table-cell table:formula="of:=IF((ROW() - [.$B$21] &lt; 3);0;FLOOR(IFERROR(OFFSET([.$F59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91] &gt; [.$B$20];[.I591]-[.$B$20];0)" office:value-type="float" office:value="0" calcext:value-type="float">
            <text:p/>
          </table:table-cell>
          <table:table-cell table:formula="of:=IF([.J591] &gt; 0; ROUND([.$B$23] *MIN([.J591];[.H591])); 0)" office:value-type="float" office:value="0" calcext:value-type="float">
            <text:p/>
          </table:table-cell>
          <table:table-cell table:formula="of:=IF((ROW() - [.$B$13] &lt; 3);0;FLOOR(IFERROR(OFFSET([.$F591];-1*[.$B$13];0 );0) * [.$B$14]))" office:value-type="float" office:value="0" calcext:value-type="float">
            <text:p/>
          </table:table-cell>
          <table:table-cell table:formula="of:=SUM([.L$3:.L59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91]+1" office:value-type="date" office:date-value="2021-08-31" calcext:value-type="date">
            <text:p>08/31/21</text:p>
          </table:table-cell>
          <table:table-cell/>
          <table:table-cell table:formula="of:=IF([.G591] &lt; [.$B$25];CEILING([.G591]*[.$B$3];1);0)" office:value-type="float" office:value="0" calcext:value-type="float">
            <text:p/>
          </table:table-cell>
          <table:table-cell table:formula="of:=IF([.G591] &lt; [.$B$25];SUM([.F$3:.F592]);[.$B$25])" office:value-type="float" office:value="222350062.5" calcext:value-type="float">
            <text:p>222,350,063</text:p>
          </table:table-cell>
          <table:table-cell table:formula="of:=IF((ROW() - [.$B$21] &lt; 3);0;FLOOR(IFERROR(OFFSET([.$F59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92] &gt; [.$B$20];[.I592]-[.$B$20];0)" office:value-type="float" office:value="0" calcext:value-type="float">
            <text:p/>
          </table:table-cell>
          <table:table-cell table:formula="of:=IF([.J592] &gt; 0; ROUND([.$B$23] *MIN([.J592];[.H592])); 0)" office:value-type="float" office:value="0" calcext:value-type="float">
            <text:p/>
          </table:table-cell>
          <table:table-cell table:formula="of:=IF((ROW() - [.$B$13] &lt; 3);0;FLOOR(IFERROR(OFFSET([.$F592];-1*[.$B$13];0 );0) * [.$B$14]))" office:value-type="float" office:value="0" calcext:value-type="float">
            <text:p/>
          </table:table-cell>
          <table:table-cell table:formula="of:=SUM([.L$3:.L59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92]+1" office:value-type="date" office:date-value="2021-09-01" calcext:value-type="date">
            <text:p>09/01/21</text:p>
          </table:table-cell>
          <table:table-cell/>
          <table:table-cell table:formula="of:=IF([.G592] &lt; [.$B$25];CEILING([.G592]*[.$B$3];1);0)" office:value-type="float" office:value="0" calcext:value-type="float">
            <text:p/>
          </table:table-cell>
          <table:table-cell table:formula="of:=IF([.G592] &lt; [.$B$25];SUM([.F$3:.F593]);[.$B$25])" office:value-type="float" office:value="222350062.5" calcext:value-type="float">
            <text:p>222,350,063</text:p>
          </table:table-cell>
          <table:table-cell table:formula="of:=IF((ROW() - [.$B$21] &lt; 3);0;FLOOR(IFERROR(OFFSET([.$F59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93] &gt; [.$B$20];[.I593]-[.$B$20];0)" office:value-type="float" office:value="0" calcext:value-type="float">
            <text:p/>
          </table:table-cell>
          <table:table-cell table:formula="of:=IF([.J593] &gt; 0; ROUND([.$B$23] *MIN([.J593];[.H593])); 0)" office:value-type="float" office:value="0" calcext:value-type="float">
            <text:p/>
          </table:table-cell>
          <table:table-cell table:formula="of:=IF((ROW() - [.$B$13] &lt; 3);0;FLOOR(IFERROR(OFFSET([.$F593];-1*[.$B$13];0 );0) * [.$B$14]))" office:value-type="float" office:value="0" calcext:value-type="float">
            <text:p/>
          </table:table-cell>
          <table:table-cell table:formula="of:=SUM([.L$3:.L59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93]+1" office:value-type="date" office:date-value="2021-09-02" calcext:value-type="date">
            <text:p>09/02/21</text:p>
          </table:table-cell>
          <table:table-cell/>
          <table:table-cell table:formula="of:=IF([.G593] &lt; [.$B$25];CEILING([.G593]*[.$B$3];1);0)" office:value-type="float" office:value="0" calcext:value-type="float">
            <text:p/>
          </table:table-cell>
          <table:table-cell table:formula="of:=IF([.G593] &lt; [.$B$25];SUM([.F$3:.F594]);[.$B$25])" office:value-type="float" office:value="222350062.5" calcext:value-type="float">
            <text:p>222,350,063</text:p>
          </table:table-cell>
          <table:table-cell table:formula="of:=IF((ROW() - [.$B$21] &lt; 3);0;FLOOR(IFERROR(OFFSET([.$F59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94] &gt; [.$B$20];[.I594]-[.$B$20];0)" office:value-type="float" office:value="0" calcext:value-type="float">
            <text:p/>
          </table:table-cell>
          <table:table-cell table:formula="of:=IF([.J594] &gt; 0; ROUND([.$B$23] *MIN([.J594];[.H594])); 0)" office:value-type="float" office:value="0" calcext:value-type="float">
            <text:p/>
          </table:table-cell>
          <table:table-cell table:formula="of:=IF((ROW() - [.$B$13] &lt; 3);0;FLOOR(IFERROR(OFFSET([.$F594];-1*[.$B$13];0 );0) * [.$B$14]))" office:value-type="float" office:value="0" calcext:value-type="float">
            <text:p/>
          </table:table-cell>
          <table:table-cell table:formula="of:=SUM([.L$3:.L59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94]+1" office:value-type="date" office:date-value="2021-09-03" calcext:value-type="date">
            <text:p>09/03/21</text:p>
          </table:table-cell>
          <table:table-cell/>
          <table:table-cell table:formula="of:=IF([.G594] &lt; [.$B$25];CEILING([.G594]*[.$B$3];1);0)" office:value-type="float" office:value="0" calcext:value-type="float">
            <text:p/>
          </table:table-cell>
          <table:table-cell table:formula="of:=IF([.G594] &lt; [.$B$25];SUM([.F$3:.F595]);[.$B$25])" office:value-type="float" office:value="222350062.5" calcext:value-type="float">
            <text:p>222,350,063</text:p>
          </table:table-cell>
          <table:table-cell table:formula="of:=IF((ROW() - [.$B$21] &lt; 3);0;FLOOR(IFERROR(OFFSET([.$F59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95] &gt; [.$B$20];[.I595]-[.$B$20];0)" office:value-type="float" office:value="0" calcext:value-type="float">
            <text:p/>
          </table:table-cell>
          <table:table-cell table:formula="of:=IF([.J595] &gt; 0; ROUND([.$B$23] *MIN([.J595];[.H595])); 0)" office:value-type="float" office:value="0" calcext:value-type="float">
            <text:p/>
          </table:table-cell>
          <table:table-cell table:formula="of:=IF((ROW() - [.$B$13] &lt; 3);0;FLOOR(IFERROR(OFFSET([.$F595];-1*[.$B$13];0 );0) * [.$B$14]))" office:value-type="float" office:value="0" calcext:value-type="float">
            <text:p/>
          </table:table-cell>
          <table:table-cell table:formula="of:=SUM([.L$3:.L59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95]+1" office:value-type="date" office:date-value="2021-09-04" calcext:value-type="date">
            <text:p>09/04/21</text:p>
          </table:table-cell>
          <table:table-cell/>
          <table:table-cell table:formula="of:=IF([.G595] &lt; [.$B$25];CEILING([.G595]*[.$B$3];1);0)" office:value-type="float" office:value="0" calcext:value-type="float">
            <text:p/>
          </table:table-cell>
          <table:table-cell table:formula="of:=IF([.G595] &lt; [.$B$25];SUM([.F$3:.F596]);[.$B$25])" office:value-type="float" office:value="222350062.5" calcext:value-type="float">
            <text:p>222,350,063</text:p>
          </table:table-cell>
          <table:table-cell table:formula="of:=IF((ROW() - [.$B$21] &lt; 3);0;FLOOR(IFERROR(OFFSET([.$F59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96] &gt; [.$B$20];[.I596]-[.$B$20];0)" office:value-type="float" office:value="0" calcext:value-type="float">
            <text:p/>
          </table:table-cell>
          <table:table-cell table:formula="of:=IF([.J596] &gt; 0; ROUND([.$B$23] *MIN([.J596];[.H596])); 0)" office:value-type="float" office:value="0" calcext:value-type="float">
            <text:p/>
          </table:table-cell>
          <table:table-cell table:formula="of:=IF((ROW() - [.$B$13] &lt; 3);0;FLOOR(IFERROR(OFFSET([.$F596];-1*[.$B$13];0 );0) * [.$B$14]))" office:value-type="float" office:value="0" calcext:value-type="float">
            <text:p/>
          </table:table-cell>
          <table:table-cell table:formula="of:=SUM([.L$3:.L59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96]+1" office:value-type="date" office:date-value="2021-09-05" calcext:value-type="date">
            <text:p>09/05/21</text:p>
          </table:table-cell>
          <table:table-cell/>
          <table:table-cell table:formula="of:=IF([.G596] &lt; [.$B$25];CEILING([.G596]*[.$B$3];1);0)" office:value-type="float" office:value="0" calcext:value-type="float">
            <text:p/>
          </table:table-cell>
          <table:table-cell table:formula="of:=IF([.G596] &lt; [.$B$25];SUM([.F$3:.F597]);[.$B$25])" office:value-type="float" office:value="222350062.5" calcext:value-type="float">
            <text:p>222,350,063</text:p>
          </table:table-cell>
          <table:table-cell table:formula="of:=IF((ROW() - [.$B$21] &lt; 3);0;FLOOR(IFERROR(OFFSET([.$F59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97] &gt; [.$B$20];[.I597]-[.$B$20];0)" office:value-type="float" office:value="0" calcext:value-type="float">
            <text:p/>
          </table:table-cell>
          <table:table-cell table:formula="of:=IF([.J597] &gt; 0; ROUND([.$B$23] *MIN([.J597];[.H597])); 0)" office:value-type="float" office:value="0" calcext:value-type="float">
            <text:p/>
          </table:table-cell>
          <table:table-cell table:formula="of:=IF((ROW() - [.$B$13] &lt; 3);0;FLOOR(IFERROR(OFFSET([.$F597];-1*[.$B$13];0 );0) * [.$B$14]))" office:value-type="float" office:value="0" calcext:value-type="float">
            <text:p/>
          </table:table-cell>
          <table:table-cell table:formula="of:=SUM([.L$3:.L59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97]+1" office:value-type="date" office:date-value="2021-09-06" calcext:value-type="date">
            <text:p>09/06/21</text:p>
          </table:table-cell>
          <table:table-cell/>
          <table:table-cell table:formula="of:=IF([.G597] &lt; [.$B$25];CEILING([.G597]*[.$B$3];1);0)" office:value-type="float" office:value="0" calcext:value-type="float">
            <text:p/>
          </table:table-cell>
          <table:table-cell table:formula="of:=IF([.G597] &lt; [.$B$25];SUM([.F$3:.F598]);[.$B$25])" office:value-type="float" office:value="222350062.5" calcext:value-type="float">
            <text:p>222,350,063</text:p>
          </table:table-cell>
          <table:table-cell table:formula="of:=IF((ROW() - [.$B$21] &lt; 3);0;FLOOR(IFERROR(OFFSET([.$F59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98] &gt; [.$B$20];[.I598]-[.$B$20];0)" office:value-type="float" office:value="0" calcext:value-type="float">
            <text:p/>
          </table:table-cell>
          <table:table-cell table:formula="of:=IF([.J598] &gt; 0; ROUND([.$B$23] *MIN([.J598];[.H598])); 0)" office:value-type="float" office:value="0" calcext:value-type="float">
            <text:p/>
          </table:table-cell>
          <table:table-cell table:formula="of:=IF((ROW() - [.$B$13] &lt; 3);0;FLOOR(IFERROR(OFFSET([.$F598];-1*[.$B$13];0 );0) * [.$B$14]))" office:value-type="float" office:value="0" calcext:value-type="float">
            <text:p/>
          </table:table-cell>
          <table:table-cell table:formula="of:=SUM([.L$3:.L59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98]+1" office:value-type="date" office:date-value="2021-09-07" calcext:value-type="date">
            <text:p>09/07/21</text:p>
          </table:table-cell>
          <table:table-cell/>
          <table:table-cell table:formula="of:=IF([.G598] &lt; [.$B$25];CEILING([.G598]*[.$B$3];1);0)" office:value-type="float" office:value="0" calcext:value-type="float">
            <text:p/>
          </table:table-cell>
          <table:table-cell table:formula="of:=IF([.G598] &lt; [.$B$25];SUM([.F$3:.F599]);[.$B$25])" office:value-type="float" office:value="222350062.5" calcext:value-type="float">
            <text:p>222,350,063</text:p>
          </table:table-cell>
          <table:table-cell table:formula="of:=IF((ROW() - [.$B$21] &lt; 3);0;FLOOR(IFERROR(OFFSET([.$F59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599] &gt; [.$B$20];[.I599]-[.$B$20];0)" office:value-type="float" office:value="0" calcext:value-type="float">
            <text:p/>
          </table:table-cell>
          <table:table-cell table:formula="of:=IF([.J599] &gt; 0; ROUND([.$B$23] *MIN([.J599];[.H599])); 0)" office:value-type="float" office:value="0" calcext:value-type="float">
            <text:p/>
          </table:table-cell>
          <table:table-cell table:formula="of:=IF((ROW() - [.$B$13] &lt; 3);0;FLOOR(IFERROR(OFFSET([.$F599];-1*[.$B$13];0 );0) * [.$B$14]))" office:value-type="float" office:value="0" calcext:value-type="float">
            <text:p/>
          </table:table-cell>
          <table:table-cell table:formula="of:=SUM([.L$3:.L59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599]+1" office:value-type="date" office:date-value="2021-09-08" calcext:value-type="date">
            <text:p>09/08/21</text:p>
          </table:table-cell>
          <table:table-cell/>
          <table:table-cell table:formula="of:=IF([.G599] &lt; [.$B$25];CEILING([.G599]*[.$B$3];1);0)" office:value-type="float" office:value="0" calcext:value-type="float">
            <text:p/>
          </table:table-cell>
          <table:table-cell table:formula="of:=IF([.G599] &lt; [.$B$25];SUM([.F$3:.F600]);[.$B$25])" office:value-type="float" office:value="222350062.5" calcext:value-type="float">
            <text:p>222,350,063</text:p>
          </table:table-cell>
          <table:table-cell table:formula="of:=IF((ROW() - [.$B$21] &lt; 3);0;FLOOR(IFERROR(OFFSET([.$F60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00] &gt; [.$B$20];[.I600]-[.$B$20];0)" office:value-type="float" office:value="0" calcext:value-type="float">
            <text:p/>
          </table:table-cell>
          <table:table-cell table:formula="of:=IF([.J600] &gt; 0; ROUND([.$B$23] *MIN([.J600];[.H600])); 0)" office:value-type="float" office:value="0" calcext:value-type="float">
            <text:p/>
          </table:table-cell>
          <table:table-cell table:formula="of:=IF((ROW() - [.$B$13] &lt; 3);0;FLOOR(IFERROR(OFFSET([.$F600];-1*[.$B$13];0 );0) * [.$B$14]))" office:value-type="float" office:value="0" calcext:value-type="float">
            <text:p/>
          </table:table-cell>
          <table:table-cell table:formula="of:=SUM([.L$3:.L60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00]+1" office:value-type="date" office:date-value="2021-09-09" calcext:value-type="date">
            <text:p>09/09/21</text:p>
          </table:table-cell>
          <table:table-cell/>
          <table:table-cell table:formula="of:=IF([.G600] &lt; [.$B$25];CEILING([.G600]*[.$B$3];1);0)" office:value-type="float" office:value="0" calcext:value-type="float">
            <text:p/>
          </table:table-cell>
          <table:table-cell table:formula="of:=IF([.G600] &lt; [.$B$25];SUM([.F$3:.F601]);[.$B$25])" office:value-type="float" office:value="222350062.5" calcext:value-type="float">
            <text:p>222,350,063</text:p>
          </table:table-cell>
          <table:table-cell table:formula="of:=IF((ROW() - [.$B$21] &lt; 3);0;FLOOR(IFERROR(OFFSET([.$F60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01] &gt; [.$B$20];[.I601]-[.$B$20];0)" office:value-type="float" office:value="0" calcext:value-type="float">
            <text:p/>
          </table:table-cell>
          <table:table-cell table:formula="of:=IF([.J601] &gt; 0; ROUND([.$B$23] *MIN([.J601];[.H601])); 0)" office:value-type="float" office:value="0" calcext:value-type="float">
            <text:p/>
          </table:table-cell>
          <table:table-cell table:formula="of:=IF((ROW() - [.$B$13] &lt; 3);0;FLOOR(IFERROR(OFFSET([.$F601];-1*[.$B$13];0 );0) * [.$B$14]))" office:value-type="float" office:value="0" calcext:value-type="float">
            <text:p/>
          </table:table-cell>
          <table:table-cell table:formula="of:=SUM([.L$3:.L60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01]+1" office:value-type="date" office:date-value="2021-09-10" calcext:value-type="date">
            <text:p>09/10/21</text:p>
          </table:table-cell>
          <table:table-cell/>
          <table:table-cell table:formula="of:=IF([.G601] &lt; [.$B$25];CEILING([.G601]*[.$B$3];1);0)" office:value-type="float" office:value="0" calcext:value-type="float">
            <text:p/>
          </table:table-cell>
          <table:table-cell table:formula="of:=IF([.G601] &lt; [.$B$25];SUM([.F$3:.F602]);[.$B$25])" office:value-type="float" office:value="222350062.5" calcext:value-type="float">
            <text:p>222,350,063</text:p>
          </table:table-cell>
          <table:table-cell table:formula="of:=IF((ROW() - [.$B$21] &lt; 3);0;FLOOR(IFERROR(OFFSET([.$F60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02] &gt; [.$B$20];[.I602]-[.$B$20];0)" office:value-type="float" office:value="0" calcext:value-type="float">
            <text:p/>
          </table:table-cell>
          <table:table-cell table:formula="of:=IF([.J602] &gt; 0; ROUND([.$B$23] *MIN([.J602];[.H602])); 0)" office:value-type="float" office:value="0" calcext:value-type="float">
            <text:p/>
          </table:table-cell>
          <table:table-cell table:formula="of:=IF((ROW() - [.$B$13] &lt; 3);0;FLOOR(IFERROR(OFFSET([.$F602];-1*[.$B$13];0 );0) * [.$B$14]))" office:value-type="float" office:value="0" calcext:value-type="float">
            <text:p/>
          </table:table-cell>
          <table:table-cell table:formula="of:=SUM([.L$3:.L60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02]+1" office:value-type="date" office:date-value="2021-09-11" calcext:value-type="date">
            <text:p>09/11/21</text:p>
          </table:table-cell>
          <table:table-cell/>
          <table:table-cell table:formula="of:=IF([.G602] &lt; [.$B$25];CEILING([.G602]*[.$B$3];1);0)" office:value-type="float" office:value="0" calcext:value-type="float">
            <text:p/>
          </table:table-cell>
          <table:table-cell table:formula="of:=IF([.G602] &lt; [.$B$25];SUM([.F$3:.F603]);[.$B$25])" office:value-type="float" office:value="222350062.5" calcext:value-type="float">
            <text:p>222,350,063</text:p>
          </table:table-cell>
          <table:table-cell table:formula="of:=IF((ROW() - [.$B$21] &lt; 3);0;FLOOR(IFERROR(OFFSET([.$F60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03] &gt; [.$B$20];[.I603]-[.$B$20];0)" office:value-type="float" office:value="0" calcext:value-type="float">
            <text:p/>
          </table:table-cell>
          <table:table-cell table:formula="of:=IF([.J603] &gt; 0; ROUND([.$B$23] *MIN([.J603];[.H603])); 0)" office:value-type="float" office:value="0" calcext:value-type="float">
            <text:p/>
          </table:table-cell>
          <table:table-cell table:formula="of:=IF((ROW() - [.$B$13] &lt; 3);0;FLOOR(IFERROR(OFFSET([.$F603];-1*[.$B$13];0 );0) * [.$B$14]))" office:value-type="float" office:value="0" calcext:value-type="float">
            <text:p/>
          </table:table-cell>
          <table:table-cell table:formula="of:=SUM([.L$3:.L60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03]+1" office:value-type="date" office:date-value="2021-09-12" calcext:value-type="date">
            <text:p>09/12/21</text:p>
          </table:table-cell>
          <table:table-cell/>
          <table:table-cell table:formula="of:=IF([.G603] &lt; [.$B$25];CEILING([.G603]*[.$B$3];1);0)" office:value-type="float" office:value="0" calcext:value-type="float">
            <text:p/>
          </table:table-cell>
          <table:table-cell table:formula="of:=IF([.G603] &lt; [.$B$25];SUM([.F$3:.F604]);[.$B$25])" office:value-type="float" office:value="222350062.5" calcext:value-type="float">
            <text:p>222,350,063</text:p>
          </table:table-cell>
          <table:table-cell table:formula="of:=IF((ROW() - [.$B$21] &lt; 3);0;FLOOR(IFERROR(OFFSET([.$F60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04] &gt; [.$B$20];[.I604]-[.$B$20];0)" office:value-type="float" office:value="0" calcext:value-type="float">
            <text:p/>
          </table:table-cell>
          <table:table-cell table:formula="of:=IF([.J604] &gt; 0; ROUND([.$B$23] *MIN([.J604];[.H604])); 0)" office:value-type="float" office:value="0" calcext:value-type="float">
            <text:p/>
          </table:table-cell>
          <table:table-cell table:formula="of:=IF((ROW() - [.$B$13] &lt; 3);0;FLOOR(IFERROR(OFFSET([.$F604];-1*[.$B$13];0 );0) * [.$B$14]))" office:value-type="float" office:value="0" calcext:value-type="float">
            <text:p/>
          </table:table-cell>
          <table:table-cell table:formula="of:=SUM([.L$3:.L60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04]+1" office:value-type="date" office:date-value="2021-09-13" calcext:value-type="date">
            <text:p>09/13/21</text:p>
          </table:table-cell>
          <table:table-cell/>
          <table:table-cell table:formula="of:=IF([.G604] &lt; [.$B$25];CEILING([.G604]*[.$B$3];1);0)" office:value-type="float" office:value="0" calcext:value-type="float">
            <text:p/>
          </table:table-cell>
          <table:table-cell table:formula="of:=IF([.G604] &lt; [.$B$25];SUM([.F$3:.F605]);[.$B$25])" office:value-type="float" office:value="222350062.5" calcext:value-type="float">
            <text:p>222,350,063</text:p>
          </table:table-cell>
          <table:table-cell table:formula="of:=IF((ROW() - [.$B$21] &lt; 3);0;FLOOR(IFERROR(OFFSET([.$F60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05] &gt; [.$B$20];[.I605]-[.$B$20];0)" office:value-type="float" office:value="0" calcext:value-type="float">
            <text:p/>
          </table:table-cell>
          <table:table-cell table:formula="of:=IF([.J605] &gt; 0; ROUND([.$B$23] *MIN([.J605];[.H605])); 0)" office:value-type="float" office:value="0" calcext:value-type="float">
            <text:p/>
          </table:table-cell>
          <table:table-cell table:formula="of:=IF((ROW() - [.$B$13] &lt; 3);0;FLOOR(IFERROR(OFFSET([.$F605];-1*[.$B$13];0 );0) * [.$B$14]))" office:value-type="float" office:value="0" calcext:value-type="float">
            <text:p/>
          </table:table-cell>
          <table:table-cell table:formula="of:=SUM([.L$3:.L60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05]+1" office:value-type="date" office:date-value="2021-09-14" calcext:value-type="date">
            <text:p>09/14/21</text:p>
          </table:table-cell>
          <table:table-cell/>
          <table:table-cell table:formula="of:=IF([.G605] &lt; [.$B$25];CEILING([.G605]*[.$B$3];1);0)" office:value-type="float" office:value="0" calcext:value-type="float">
            <text:p/>
          </table:table-cell>
          <table:table-cell table:formula="of:=IF([.G605] &lt; [.$B$25];SUM([.F$3:.F606]);[.$B$25])" office:value-type="float" office:value="222350062.5" calcext:value-type="float">
            <text:p>222,350,063</text:p>
          </table:table-cell>
          <table:table-cell table:formula="of:=IF((ROW() - [.$B$21] &lt; 3);0;FLOOR(IFERROR(OFFSET([.$F60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06] &gt; [.$B$20];[.I606]-[.$B$20];0)" office:value-type="float" office:value="0" calcext:value-type="float">
            <text:p/>
          </table:table-cell>
          <table:table-cell table:formula="of:=IF([.J606] &gt; 0; ROUND([.$B$23] *MIN([.J606];[.H606])); 0)" office:value-type="float" office:value="0" calcext:value-type="float">
            <text:p/>
          </table:table-cell>
          <table:table-cell table:formula="of:=IF((ROW() - [.$B$13] &lt; 3);0;FLOOR(IFERROR(OFFSET([.$F606];-1*[.$B$13];0 );0) * [.$B$14]))" office:value-type="float" office:value="0" calcext:value-type="float">
            <text:p/>
          </table:table-cell>
          <table:table-cell table:formula="of:=SUM([.L$3:.L60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06]+1" office:value-type="date" office:date-value="2021-09-15" calcext:value-type="date">
            <text:p>09/15/21</text:p>
          </table:table-cell>
          <table:table-cell/>
          <table:table-cell table:formula="of:=IF([.G606] &lt; [.$B$25];CEILING([.G606]*[.$B$3];1);0)" office:value-type="float" office:value="0" calcext:value-type="float">
            <text:p/>
          </table:table-cell>
          <table:table-cell table:formula="of:=IF([.G606] &lt; [.$B$25];SUM([.F$3:.F607]);[.$B$25])" office:value-type="float" office:value="222350062.5" calcext:value-type="float">
            <text:p>222,350,063</text:p>
          </table:table-cell>
          <table:table-cell table:formula="of:=IF((ROW() - [.$B$21] &lt; 3);0;FLOOR(IFERROR(OFFSET([.$F60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07] &gt; [.$B$20];[.I607]-[.$B$20];0)" office:value-type="float" office:value="0" calcext:value-type="float">
            <text:p/>
          </table:table-cell>
          <table:table-cell table:formula="of:=IF([.J607] &gt; 0; ROUND([.$B$23] *MIN([.J607];[.H607])); 0)" office:value-type="float" office:value="0" calcext:value-type="float">
            <text:p/>
          </table:table-cell>
          <table:table-cell table:formula="of:=IF((ROW() - [.$B$13] &lt; 3);0;FLOOR(IFERROR(OFFSET([.$F607];-1*[.$B$13];0 );0) * [.$B$14]))" office:value-type="float" office:value="0" calcext:value-type="float">
            <text:p/>
          </table:table-cell>
          <table:table-cell table:formula="of:=SUM([.L$3:.L60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07]+1" office:value-type="date" office:date-value="2021-09-16" calcext:value-type="date">
            <text:p>09/16/21</text:p>
          </table:table-cell>
          <table:table-cell/>
          <table:table-cell table:formula="of:=IF([.G607] &lt; [.$B$25];CEILING([.G607]*[.$B$3];1);0)" office:value-type="float" office:value="0" calcext:value-type="float">
            <text:p/>
          </table:table-cell>
          <table:table-cell table:formula="of:=IF([.G607] &lt; [.$B$25];SUM([.F$3:.F608]);[.$B$25])" office:value-type="float" office:value="222350062.5" calcext:value-type="float">
            <text:p>222,350,063</text:p>
          </table:table-cell>
          <table:table-cell table:formula="of:=IF((ROW() - [.$B$21] &lt; 3);0;FLOOR(IFERROR(OFFSET([.$F60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08] &gt; [.$B$20];[.I608]-[.$B$20];0)" office:value-type="float" office:value="0" calcext:value-type="float">
            <text:p/>
          </table:table-cell>
          <table:table-cell table:formula="of:=IF([.J608] &gt; 0; ROUND([.$B$23] *MIN([.J608];[.H608])); 0)" office:value-type="float" office:value="0" calcext:value-type="float">
            <text:p/>
          </table:table-cell>
          <table:table-cell table:formula="of:=IF((ROW() - [.$B$13] &lt; 3);0;FLOOR(IFERROR(OFFSET([.$F608];-1*[.$B$13];0 );0) * [.$B$14]))" office:value-type="float" office:value="0" calcext:value-type="float">
            <text:p/>
          </table:table-cell>
          <table:table-cell table:formula="of:=SUM([.L$3:.L60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08]+1" office:value-type="date" office:date-value="2021-09-17" calcext:value-type="date">
            <text:p>09/17/21</text:p>
          </table:table-cell>
          <table:table-cell/>
          <table:table-cell table:formula="of:=IF([.G608] &lt; [.$B$25];CEILING([.G608]*[.$B$3];1);0)" office:value-type="float" office:value="0" calcext:value-type="float">
            <text:p/>
          </table:table-cell>
          <table:table-cell table:formula="of:=IF([.G608] &lt; [.$B$25];SUM([.F$3:.F609]);[.$B$25])" office:value-type="float" office:value="222350062.5" calcext:value-type="float">
            <text:p>222,350,063</text:p>
          </table:table-cell>
          <table:table-cell table:formula="of:=IF((ROW() - [.$B$21] &lt; 3);0;FLOOR(IFERROR(OFFSET([.$F60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09] &gt; [.$B$20];[.I609]-[.$B$20];0)" office:value-type="float" office:value="0" calcext:value-type="float">
            <text:p/>
          </table:table-cell>
          <table:table-cell table:formula="of:=IF([.J609] &gt; 0; ROUND([.$B$23] *MIN([.J609];[.H609])); 0)" office:value-type="float" office:value="0" calcext:value-type="float">
            <text:p/>
          </table:table-cell>
          <table:table-cell table:formula="of:=IF((ROW() - [.$B$13] &lt; 3);0;FLOOR(IFERROR(OFFSET([.$F609];-1*[.$B$13];0 );0) * [.$B$14]))" office:value-type="float" office:value="0" calcext:value-type="float">
            <text:p/>
          </table:table-cell>
          <table:table-cell table:formula="of:=SUM([.L$3:.L60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09]+1" office:value-type="date" office:date-value="2021-09-18" calcext:value-type="date">
            <text:p>09/18/21</text:p>
          </table:table-cell>
          <table:table-cell/>
          <table:table-cell table:formula="of:=IF([.G609] &lt; [.$B$25];CEILING([.G609]*[.$B$3];1);0)" office:value-type="float" office:value="0" calcext:value-type="float">
            <text:p/>
          </table:table-cell>
          <table:table-cell table:formula="of:=IF([.G609] &lt; [.$B$25];SUM([.F$3:.F610]);[.$B$25])" office:value-type="float" office:value="222350062.5" calcext:value-type="float">
            <text:p>222,350,063</text:p>
          </table:table-cell>
          <table:table-cell table:formula="of:=IF((ROW() - [.$B$21] &lt; 3);0;FLOOR(IFERROR(OFFSET([.$F61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10] &gt; [.$B$20];[.I610]-[.$B$20];0)" office:value-type="float" office:value="0" calcext:value-type="float">
            <text:p/>
          </table:table-cell>
          <table:table-cell table:formula="of:=IF([.J610] &gt; 0; ROUND([.$B$23] *MIN([.J610];[.H610])); 0)" office:value-type="float" office:value="0" calcext:value-type="float">
            <text:p/>
          </table:table-cell>
          <table:table-cell table:formula="of:=IF((ROW() - [.$B$13] &lt; 3);0;FLOOR(IFERROR(OFFSET([.$F610];-1*[.$B$13];0 );0) * [.$B$14]))" office:value-type="float" office:value="0" calcext:value-type="float">
            <text:p/>
          </table:table-cell>
          <table:table-cell table:formula="of:=SUM([.L$3:.L61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10]+1" office:value-type="date" office:date-value="2021-09-19" calcext:value-type="date">
            <text:p>09/19/21</text:p>
          </table:table-cell>
          <table:table-cell/>
          <table:table-cell table:formula="of:=IF([.G610] &lt; [.$B$25];CEILING([.G610]*[.$B$3];1);0)" office:value-type="float" office:value="0" calcext:value-type="float">
            <text:p/>
          </table:table-cell>
          <table:table-cell table:formula="of:=IF([.G610] &lt; [.$B$25];SUM([.F$3:.F611]);[.$B$25])" office:value-type="float" office:value="222350062.5" calcext:value-type="float">
            <text:p>222,350,063</text:p>
          </table:table-cell>
          <table:table-cell table:formula="of:=IF((ROW() - [.$B$21] &lt; 3);0;FLOOR(IFERROR(OFFSET([.$F61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11] &gt; [.$B$20];[.I611]-[.$B$20];0)" office:value-type="float" office:value="0" calcext:value-type="float">
            <text:p/>
          </table:table-cell>
          <table:table-cell table:formula="of:=IF([.J611] &gt; 0; ROUND([.$B$23] *MIN([.J611];[.H611])); 0)" office:value-type="float" office:value="0" calcext:value-type="float">
            <text:p/>
          </table:table-cell>
          <table:table-cell table:formula="of:=IF((ROW() - [.$B$13] &lt; 3);0;FLOOR(IFERROR(OFFSET([.$F611];-1*[.$B$13];0 );0) * [.$B$14]))" office:value-type="float" office:value="0" calcext:value-type="float">
            <text:p/>
          </table:table-cell>
          <table:table-cell table:formula="of:=SUM([.L$3:.L61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11]+1" office:value-type="date" office:date-value="2021-09-20" calcext:value-type="date">
            <text:p>09/20/21</text:p>
          </table:table-cell>
          <table:table-cell/>
          <table:table-cell table:formula="of:=IF([.G611] &lt; [.$B$25];CEILING([.G611]*[.$B$3];1);0)" office:value-type="float" office:value="0" calcext:value-type="float">
            <text:p/>
          </table:table-cell>
          <table:table-cell table:formula="of:=IF([.G611] &lt; [.$B$25];SUM([.F$3:.F612]);[.$B$25])" office:value-type="float" office:value="222350062.5" calcext:value-type="float">
            <text:p>222,350,063</text:p>
          </table:table-cell>
          <table:table-cell table:formula="of:=IF((ROW() - [.$B$21] &lt; 3);0;FLOOR(IFERROR(OFFSET([.$F61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12] &gt; [.$B$20];[.I612]-[.$B$20];0)" office:value-type="float" office:value="0" calcext:value-type="float">
            <text:p/>
          </table:table-cell>
          <table:table-cell table:formula="of:=IF([.J612] &gt; 0; ROUND([.$B$23] *MIN([.J612];[.H612])); 0)" office:value-type="float" office:value="0" calcext:value-type="float">
            <text:p/>
          </table:table-cell>
          <table:table-cell table:formula="of:=IF((ROW() - [.$B$13] &lt; 3);0;FLOOR(IFERROR(OFFSET([.$F612];-1*[.$B$13];0 );0) * [.$B$14]))" office:value-type="float" office:value="0" calcext:value-type="float">
            <text:p/>
          </table:table-cell>
          <table:table-cell table:formula="of:=SUM([.L$3:.L61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12]+1" office:value-type="date" office:date-value="2021-09-21" calcext:value-type="date">
            <text:p>09/21/21</text:p>
          </table:table-cell>
          <table:table-cell/>
          <table:table-cell table:formula="of:=IF([.G612] &lt; [.$B$25];CEILING([.G612]*[.$B$3];1);0)" office:value-type="float" office:value="0" calcext:value-type="float">
            <text:p/>
          </table:table-cell>
          <table:table-cell table:formula="of:=IF([.G612] &lt; [.$B$25];SUM([.F$3:.F613]);[.$B$25])" office:value-type="float" office:value="222350062.5" calcext:value-type="float">
            <text:p>222,350,063</text:p>
          </table:table-cell>
          <table:table-cell table:formula="of:=IF((ROW() - [.$B$21] &lt; 3);0;FLOOR(IFERROR(OFFSET([.$F61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13] &gt; [.$B$20];[.I613]-[.$B$20];0)" office:value-type="float" office:value="0" calcext:value-type="float">
            <text:p/>
          </table:table-cell>
          <table:table-cell table:formula="of:=IF([.J613] &gt; 0; ROUND([.$B$23] *MIN([.J613];[.H613])); 0)" office:value-type="float" office:value="0" calcext:value-type="float">
            <text:p/>
          </table:table-cell>
          <table:table-cell table:formula="of:=IF((ROW() - [.$B$13] &lt; 3);0;FLOOR(IFERROR(OFFSET([.$F613];-1*[.$B$13];0 );0) * [.$B$14]))" office:value-type="float" office:value="0" calcext:value-type="float">
            <text:p/>
          </table:table-cell>
          <table:table-cell table:formula="of:=SUM([.L$3:.L61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13]+1" office:value-type="date" office:date-value="2021-09-22" calcext:value-type="date">
            <text:p>09/22/21</text:p>
          </table:table-cell>
          <table:table-cell/>
          <table:table-cell table:formula="of:=IF([.G613] &lt; [.$B$25];CEILING([.G613]*[.$B$3];1);0)" office:value-type="float" office:value="0" calcext:value-type="float">
            <text:p/>
          </table:table-cell>
          <table:table-cell table:formula="of:=IF([.G613] &lt; [.$B$25];SUM([.F$3:.F614]);[.$B$25])" office:value-type="float" office:value="222350062.5" calcext:value-type="float">
            <text:p>222,350,063</text:p>
          </table:table-cell>
          <table:table-cell table:formula="of:=IF((ROW() - [.$B$21] &lt; 3);0;FLOOR(IFERROR(OFFSET([.$F61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14] &gt; [.$B$20];[.I614]-[.$B$20];0)" office:value-type="float" office:value="0" calcext:value-type="float">
            <text:p/>
          </table:table-cell>
          <table:table-cell table:formula="of:=IF([.J614] &gt; 0; ROUND([.$B$23] *MIN([.J614];[.H614])); 0)" office:value-type="float" office:value="0" calcext:value-type="float">
            <text:p/>
          </table:table-cell>
          <table:table-cell table:formula="of:=IF((ROW() - [.$B$13] &lt; 3);0;FLOOR(IFERROR(OFFSET([.$F614];-1*[.$B$13];0 );0) * [.$B$14]))" office:value-type="float" office:value="0" calcext:value-type="float">
            <text:p/>
          </table:table-cell>
          <table:table-cell table:formula="of:=SUM([.L$3:.L61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14]+1" office:value-type="date" office:date-value="2021-09-23" calcext:value-type="date">
            <text:p>09/23/21</text:p>
          </table:table-cell>
          <table:table-cell/>
          <table:table-cell table:formula="of:=IF([.G614] &lt; [.$B$25];CEILING([.G614]*[.$B$3];1);0)" office:value-type="float" office:value="0" calcext:value-type="float">
            <text:p/>
          </table:table-cell>
          <table:table-cell table:formula="of:=IF([.G614] &lt; [.$B$25];SUM([.F$3:.F615]);[.$B$25])" office:value-type="float" office:value="222350062.5" calcext:value-type="float">
            <text:p>222,350,063</text:p>
          </table:table-cell>
          <table:table-cell table:formula="of:=IF((ROW() - [.$B$21] &lt; 3);0;FLOOR(IFERROR(OFFSET([.$F61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15] &gt; [.$B$20];[.I615]-[.$B$20];0)" office:value-type="float" office:value="0" calcext:value-type="float">
            <text:p/>
          </table:table-cell>
          <table:table-cell table:formula="of:=IF([.J615] &gt; 0; ROUND([.$B$23] *MIN([.J615];[.H615])); 0)" office:value-type="float" office:value="0" calcext:value-type="float">
            <text:p/>
          </table:table-cell>
          <table:table-cell table:formula="of:=IF((ROW() - [.$B$13] &lt; 3);0;FLOOR(IFERROR(OFFSET([.$F615];-1*[.$B$13];0 );0) * [.$B$14]))" office:value-type="float" office:value="0" calcext:value-type="float">
            <text:p/>
          </table:table-cell>
          <table:table-cell table:formula="of:=SUM([.L$3:.L61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15]+1" office:value-type="date" office:date-value="2021-09-24" calcext:value-type="date">
            <text:p>09/24/21</text:p>
          </table:table-cell>
          <table:table-cell/>
          <table:table-cell table:formula="of:=IF([.G615] &lt; [.$B$25];CEILING([.G615]*[.$B$3];1);0)" office:value-type="float" office:value="0" calcext:value-type="float">
            <text:p/>
          </table:table-cell>
          <table:table-cell table:formula="of:=IF([.G615] &lt; [.$B$25];SUM([.F$3:.F616]);[.$B$25])" office:value-type="float" office:value="222350062.5" calcext:value-type="float">
            <text:p>222,350,063</text:p>
          </table:table-cell>
          <table:table-cell table:formula="of:=IF((ROW() - [.$B$21] &lt; 3);0;FLOOR(IFERROR(OFFSET([.$F61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16] &gt; [.$B$20];[.I616]-[.$B$20];0)" office:value-type="float" office:value="0" calcext:value-type="float">
            <text:p/>
          </table:table-cell>
          <table:table-cell table:formula="of:=IF([.J616] &gt; 0; ROUND([.$B$23] *MIN([.J616];[.H616])); 0)" office:value-type="float" office:value="0" calcext:value-type="float">
            <text:p/>
          </table:table-cell>
          <table:table-cell table:formula="of:=IF((ROW() - [.$B$13] &lt; 3);0;FLOOR(IFERROR(OFFSET([.$F616];-1*[.$B$13];0 );0) * [.$B$14]))" office:value-type="float" office:value="0" calcext:value-type="float">
            <text:p/>
          </table:table-cell>
          <table:table-cell table:formula="of:=SUM([.L$3:.L61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16]+1" office:value-type="date" office:date-value="2021-09-25" calcext:value-type="date">
            <text:p>09/25/21</text:p>
          </table:table-cell>
          <table:table-cell/>
          <table:table-cell table:formula="of:=IF([.G616] &lt; [.$B$25];CEILING([.G616]*[.$B$3];1);0)" office:value-type="float" office:value="0" calcext:value-type="float">
            <text:p/>
          </table:table-cell>
          <table:table-cell table:formula="of:=IF([.G616] &lt; [.$B$25];SUM([.F$3:.F617]);[.$B$25])" office:value-type="float" office:value="222350062.5" calcext:value-type="float">
            <text:p>222,350,063</text:p>
          </table:table-cell>
          <table:table-cell table:formula="of:=IF((ROW() - [.$B$21] &lt; 3);0;FLOOR(IFERROR(OFFSET([.$F61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17] &gt; [.$B$20];[.I617]-[.$B$20];0)" office:value-type="float" office:value="0" calcext:value-type="float">
            <text:p/>
          </table:table-cell>
          <table:table-cell table:formula="of:=IF([.J617] &gt; 0; ROUND([.$B$23] *MIN([.J617];[.H617])); 0)" office:value-type="float" office:value="0" calcext:value-type="float">
            <text:p/>
          </table:table-cell>
          <table:table-cell table:formula="of:=IF((ROW() - [.$B$13] &lt; 3);0;FLOOR(IFERROR(OFFSET([.$F617];-1*[.$B$13];0 );0) * [.$B$14]))" office:value-type="float" office:value="0" calcext:value-type="float">
            <text:p/>
          </table:table-cell>
          <table:table-cell table:formula="of:=SUM([.L$3:.L61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17]+1" office:value-type="date" office:date-value="2021-09-26" calcext:value-type="date">
            <text:p>09/26/21</text:p>
          </table:table-cell>
          <table:table-cell/>
          <table:table-cell table:formula="of:=IF([.G617] &lt; [.$B$25];CEILING([.G617]*[.$B$3];1);0)" office:value-type="float" office:value="0" calcext:value-type="float">
            <text:p/>
          </table:table-cell>
          <table:table-cell table:formula="of:=IF([.G617] &lt; [.$B$25];SUM([.F$3:.F618]);[.$B$25])" office:value-type="float" office:value="222350062.5" calcext:value-type="float">
            <text:p>222,350,063</text:p>
          </table:table-cell>
          <table:table-cell table:formula="of:=IF((ROW() - [.$B$21] &lt; 3);0;FLOOR(IFERROR(OFFSET([.$F61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18] &gt; [.$B$20];[.I618]-[.$B$20];0)" office:value-type="float" office:value="0" calcext:value-type="float">
            <text:p/>
          </table:table-cell>
          <table:table-cell table:formula="of:=IF([.J618] &gt; 0; ROUND([.$B$23] *MIN([.J618];[.H618])); 0)" office:value-type="float" office:value="0" calcext:value-type="float">
            <text:p/>
          </table:table-cell>
          <table:table-cell table:formula="of:=IF((ROW() - [.$B$13] &lt; 3);0;FLOOR(IFERROR(OFFSET([.$F618];-1*[.$B$13];0 );0) * [.$B$14]))" office:value-type="float" office:value="0" calcext:value-type="float">
            <text:p/>
          </table:table-cell>
          <table:table-cell table:formula="of:=SUM([.L$3:.L61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18]+1" office:value-type="date" office:date-value="2021-09-27" calcext:value-type="date">
            <text:p>09/27/21</text:p>
          </table:table-cell>
          <table:table-cell/>
          <table:table-cell table:formula="of:=IF([.G618] &lt; [.$B$25];CEILING([.G618]*[.$B$3];1);0)" office:value-type="float" office:value="0" calcext:value-type="float">
            <text:p/>
          </table:table-cell>
          <table:table-cell table:formula="of:=IF([.G618] &lt; [.$B$25];SUM([.F$3:.F619]);[.$B$25])" office:value-type="float" office:value="222350062.5" calcext:value-type="float">
            <text:p>222,350,063</text:p>
          </table:table-cell>
          <table:table-cell table:formula="of:=IF((ROW() - [.$B$21] &lt; 3);0;FLOOR(IFERROR(OFFSET([.$F61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19] &gt; [.$B$20];[.I619]-[.$B$20];0)" office:value-type="float" office:value="0" calcext:value-type="float">
            <text:p/>
          </table:table-cell>
          <table:table-cell table:formula="of:=IF([.J619] &gt; 0; ROUND([.$B$23] *MIN([.J619];[.H619])); 0)" office:value-type="float" office:value="0" calcext:value-type="float">
            <text:p/>
          </table:table-cell>
          <table:table-cell table:formula="of:=IF((ROW() - [.$B$13] &lt; 3);0;FLOOR(IFERROR(OFFSET([.$F619];-1*[.$B$13];0 );0) * [.$B$14]))" office:value-type="float" office:value="0" calcext:value-type="float">
            <text:p/>
          </table:table-cell>
          <table:table-cell table:formula="of:=SUM([.L$3:.L61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19]+1" office:value-type="date" office:date-value="2021-09-28" calcext:value-type="date">
            <text:p>09/28/21</text:p>
          </table:table-cell>
          <table:table-cell/>
          <table:table-cell table:formula="of:=IF([.G619] &lt; [.$B$25];CEILING([.G619]*[.$B$3];1);0)" office:value-type="float" office:value="0" calcext:value-type="float">
            <text:p/>
          </table:table-cell>
          <table:table-cell table:formula="of:=IF([.G619] &lt; [.$B$25];SUM([.F$3:.F620]);[.$B$25])" office:value-type="float" office:value="222350062.5" calcext:value-type="float">
            <text:p>222,350,063</text:p>
          </table:table-cell>
          <table:table-cell table:formula="of:=IF((ROW() - [.$B$21] &lt; 3);0;FLOOR(IFERROR(OFFSET([.$F62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20] &gt; [.$B$20];[.I620]-[.$B$20];0)" office:value-type="float" office:value="0" calcext:value-type="float">
            <text:p/>
          </table:table-cell>
          <table:table-cell table:formula="of:=IF([.J620] &gt; 0; ROUND([.$B$23] *MIN([.J620];[.H620])); 0)" office:value-type="float" office:value="0" calcext:value-type="float">
            <text:p/>
          </table:table-cell>
          <table:table-cell table:formula="of:=IF((ROW() - [.$B$13] &lt; 3);0;FLOOR(IFERROR(OFFSET([.$F620];-1*[.$B$13];0 );0) * [.$B$14]))" office:value-type="float" office:value="0" calcext:value-type="float">
            <text:p/>
          </table:table-cell>
          <table:table-cell table:formula="of:=SUM([.L$3:.L62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20]+1" office:value-type="date" office:date-value="2021-09-29" calcext:value-type="date">
            <text:p>09/29/21</text:p>
          </table:table-cell>
          <table:table-cell/>
          <table:table-cell table:formula="of:=IF([.G620] &lt; [.$B$25];CEILING([.G620]*[.$B$3];1);0)" office:value-type="float" office:value="0" calcext:value-type="float">
            <text:p/>
          </table:table-cell>
          <table:table-cell table:formula="of:=IF([.G620] &lt; [.$B$25];SUM([.F$3:.F621]);[.$B$25])" office:value-type="float" office:value="222350062.5" calcext:value-type="float">
            <text:p>222,350,063</text:p>
          </table:table-cell>
          <table:table-cell table:formula="of:=IF((ROW() - [.$B$21] &lt; 3);0;FLOOR(IFERROR(OFFSET([.$F62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21] &gt; [.$B$20];[.I621]-[.$B$20];0)" office:value-type="float" office:value="0" calcext:value-type="float">
            <text:p/>
          </table:table-cell>
          <table:table-cell table:formula="of:=IF([.J621] &gt; 0; ROUND([.$B$23] *MIN([.J621];[.H621])); 0)" office:value-type="float" office:value="0" calcext:value-type="float">
            <text:p/>
          </table:table-cell>
          <table:table-cell table:formula="of:=IF((ROW() - [.$B$13] &lt; 3);0;FLOOR(IFERROR(OFFSET([.$F621];-1*[.$B$13];0 );0) * [.$B$14]))" office:value-type="float" office:value="0" calcext:value-type="float">
            <text:p/>
          </table:table-cell>
          <table:table-cell table:formula="of:=SUM([.L$3:.L62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21]+1" office:value-type="date" office:date-value="2021-09-30" calcext:value-type="date">
            <text:p>09/30/21</text:p>
          </table:table-cell>
          <table:table-cell/>
          <table:table-cell table:formula="of:=IF([.G621] &lt; [.$B$25];CEILING([.G621]*[.$B$3];1);0)" office:value-type="float" office:value="0" calcext:value-type="float">
            <text:p/>
          </table:table-cell>
          <table:table-cell table:formula="of:=IF([.G621] &lt; [.$B$25];SUM([.F$3:.F622]);[.$B$25])" office:value-type="float" office:value="222350062.5" calcext:value-type="float">
            <text:p>222,350,063</text:p>
          </table:table-cell>
          <table:table-cell table:formula="of:=IF((ROW() - [.$B$21] &lt; 3);0;FLOOR(IFERROR(OFFSET([.$F62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22] &gt; [.$B$20];[.I622]-[.$B$20];0)" office:value-type="float" office:value="0" calcext:value-type="float">
            <text:p/>
          </table:table-cell>
          <table:table-cell table:formula="of:=IF([.J622] &gt; 0; ROUND([.$B$23] *MIN([.J622];[.H622])); 0)" office:value-type="float" office:value="0" calcext:value-type="float">
            <text:p/>
          </table:table-cell>
          <table:table-cell table:formula="of:=IF((ROW() - [.$B$13] &lt; 3);0;FLOOR(IFERROR(OFFSET([.$F622];-1*[.$B$13];0 );0) * [.$B$14]))" office:value-type="float" office:value="0" calcext:value-type="float">
            <text:p/>
          </table:table-cell>
          <table:table-cell table:formula="of:=SUM([.L$3:.L62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22]+1" office:value-type="date" office:date-value="2021-10-01" calcext:value-type="date">
            <text:p>10/01/21</text:p>
          </table:table-cell>
          <table:table-cell/>
          <table:table-cell table:formula="of:=IF([.G622] &lt; [.$B$25];CEILING([.G622]*[.$B$3];1);0)" office:value-type="float" office:value="0" calcext:value-type="float">
            <text:p/>
          </table:table-cell>
          <table:table-cell table:formula="of:=IF([.G622] &lt; [.$B$25];SUM([.F$3:.F623]);[.$B$25])" office:value-type="float" office:value="222350062.5" calcext:value-type="float">
            <text:p>222,350,063</text:p>
          </table:table-cell>
          <table:table-cell table:formula="of:=IF((ROW() - [.$B$21] &lt; 3);0;FLOOR(IFERROR(OFFSET([.$F62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23] &gt; [.$B$20];[.I623]-[.$B$20];0)" office:value-type="float" office:value="0" calcext:value-type="float">
            <text:p/>
          </table:table-cell>
          <table:table-cell table:formula="of:=IF([.J623] &gt; 0; ROUND([.$B$23] *MIN([.J623];[.H623])); 0)" office:value-type="float" office:value="0" calcext:value-type="float">
            <text:p/>
          </table:table-cell>
          <table:table-cell table:formula="of:=IF((ROW() - [.$B$13] &lt; 3);0;FLOOR(IFERROR(OFFSET([.$F623];-1*[.$B$13];0 );0) * [.$B$14]))" office:value-type="float" office:value="0" calcext:value-type="float">
            <text:p/>
          </table:table-cell>
          <table:table-cell table:formula="of:=SUM([.L$3:.L62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23]+1" office:value-type="date" office:date-value="2021-10-02" calcext:value-type="date">
            <text:p>10/02/21</text:p>
          </table:table-cell>
          <table:table-cell/>
          <table:table-cell table:formula="of:=IF([.G623] &lt; [.$B$25];CEILING([.G623]*[.$B$3];1);0)" office:value-type="float" office:value="0" calcext:value-type="float">
            <text:p/>
          </table:table-cell>
          <table:table-cell table:formula="of:=IF([.G623] &lt; [.$B$25];SUM([.F$3:.F624]);[.$B$25])" office:value-type="float" office:value="222350062.5" calcext:value-type="float">
            <text:p>222,350,063</text:p>
          </table:table-cell>
          <table:table-cell table:formula="of:=IF((ROW() - [.$B$21] &lt; 3);0;FLOOR(IFERROR(OFFSET([.$F62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24] &gt; [.$B$20];[.I624]-[.$B$20];0)" office:value-type="float" office:value="0" calcext:value-type="float">
            <text:p/>
          </table:table-cell>
          <table:table-cell table:formula="of:=IF([.J624] &gt; 0; ROUND([.$B$23] *MIN([.J624];[.H624])); 0)" office:value-type="float" office:value="0" calcext:value-type="float">
            <text:p/>
          </table:table-cell>
          <table:table-cell table:formula="of:=IF((ROW() - [.$B$13] &lt; 3);0;FLOOR(IFERROR(OFFSET([.$F624];-1*[.$B$13];0 );0) * [.$B$14]))" office:value-type="float" office:value="0" calcext:value-type="float">
            <text:p/>
          </table:table-cell>
          <table:table-cell table:formula="of:=SUM([.L$3:.L62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24]+1" office:value-type="date" office:date-value="2021-10-03" calcext:value-type="date">
            <text:p>10/03/21</text:p>
          </table:table-cell>
          <table:table-cell/>
          <table:table-cell table:formula="of:=IF([.G624] &lt; [.$B$25];CEILING([.G624]*[.$B$3];1);0)" office:value-type="float" office:value="0" calcext:value-type="float">
            <text:p/>
          </table:table-cell>
          <table:table-cell table:formula="of:=IF([.G624] &lt; [.$B$25];SUM([.F$3:.F625]);[.$B$25])" office:value-type="float" office:value="222350062.5" calcext:value-type="float">
            <text:p>222,350,063</text:p>
          </table:table-cell>
          <table:table-cell table:formula="of:=IF((ROW() - [.$B$21] &lt; 3);0;FLOOR(IFERROR(OFFSET([.$F62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25] &gt; [.$B$20];[.I625]-[.$B$20];0)" office:value-type="float" office:value="0" calcext:value-type="float">
            <text:p/>
          </table:table-cell>
          <table:table-cell table:formula="of:=IF([.J625] &gt; 0; ROUND([.$B$23] *MIN([.J625];[.H625])); 0)" office:value-type="float" office:value="0" calcext:value-type="float">
            <text:p/>
          </table:table-cell>
          <table:table-cell table:formula="of:=IF((ROW() - [.$B$13] &lt; 3);0;FLOOR(IFERROR(OFFSET([.$F625];-1*[.$B$13];0 );0) * [.$B$14]))" office:value-type="float" office:value="0" calcext:value-type="float">
            <text:p/>
          </table:table-cell>
          <table:table-cell table:formula="of:=SUM([.L$3:.L62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25]+1" office:value-type="date" office:date-value="2021-10-04" calcext:value-type="date">
            <text:p>10/04/21</text:p>
          </table:table-cell>
          <table:table-cell/>
          <table:table-cell table:formula="of:=IF([.G625] &lt; [.$B$25];CEILING([.G625]*[.$B$3];1);0)" office:value-type="float" office:value="0" calcext:value-type="float">
            <text:p/>
          </table:table-cell>
          <table:table-cell table:formula="of:=IF([.G625] &lt; [.$B$25];SUM([.F$3:.F626]);[.$B$25])" office:value-type="float" office:value="222350062.5" calcext:value-type="float">
            <text:p>222,350,063</text:p>
          </table:table-cell>
          <table:table-cell table:formula="of:=IF((ROW() - [.$B$21] &lt; 3);0;FLOOR(IFERROR(OFFSET([.$F62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26] &gt; [.$B$20];[.I626]-[.$B$20];0)" office:value-type="float" office:value="0" calcext:value-type="float">
            <text:p/>
          </table:table-cell>
          <table:table-cell table:formula="of:=IF([.J626] &gt; 0; ROUND([.$B$23] *MIN([.J626];[.H626])); 0)" office:value-type="float" office:value="0" calcext:value-type="float">
            <text:p/>
          </table:table-cell>
          <table:table-cell table:formula="of:=IF((ROW() - [.$B$13] &lt; 3);0;FLOOR(IFERROR(OFFSET([.$F626];-1*[.$B$13];0 );0) * [.$B$14]))" office:value-type="float" office:value="0" calcext:value-type="float">
            <text:p/>
          </table:table-cell>
          <table:table-cell table:formula="of:=SUM([.L$3:.L62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26]+1" office:value-type="date" office:date-value="2021-10-05" calcext:value-type="date">
            <text:p>10/05/21</text:p>
          </table:table-cell>
          <table:table-cell/>
          <table:table-cell table:formula="of:=IF([.G626] &lt; [.$B$25];CEILING([.G626]*[.$B$3];1);0)" office:value-type="float" office:value="0" calcext:value-type="float">
            <text:p/>
          </table:table-cell>
          <table:table-cell table:formula="of:=IF([.G626] &lt; [.$B$25];SUM([.F$3:.F627]);[.$B$25])" office:value-type="float" office:value="222350062.5" calcext:value-type="float">
            <text:p>222,350,063</text:p>
          </table:table-cell>
          <table:table-cell table:formula="of:=IF((ROW() - [.$B$21] &lt; 3);0;FLOOR(IFERROR(OFFSET([.$F62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27] &gt; [.$B$20];[.I627]-[.$B$20];0)" office:value-type="float" office:value="0" calcext:value-type="float">
            <text:p/>
          </table:table-cell>
          <table:table-cell table:formula="of:=IF([.J627] &gt; 0; ROUND([.$B$23] *MIN([.J627];[.H627])); 0)" office:value-type="float" office:value="0" calcext:value-type="float">
            <text:p/>
          </table:table-cell>
          <table:table-cell table:formula="of:=IF((ROW() - [.$B$13] &lt; 3);0;FLOOR(IFERROR(OFFSET([.$F627];-1*[.$B$13];0 );0) * [.$B$14]))" office:value-type="float" office:value="0" calcext:value-type="float">
            <text:p/>
          </table:table-cell>
          <table:table-cell table:formula="of:=SUM([.L$3:.L62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27]+1" office:value-type="date" office:date-value="2021-10-06" calcext:value-type="date">
            <text:p>10/06/21</text:p>
          </table:table-cell>
          <table:table-cell/>
          <table:table-cell table:formula="of:=IF([.G627] &lt; [.$B$25];CEILING([.G627]*[.$B$3];1);0)" office:value-type="float" office:value="0" calcext:value-type="float">
            <text:p/>
          </table:table-cell>
          <table:table-cell table:formula="of:=IF([.G627] &lt; [.$B$25];SUM([.F$3:.F628]);[.$B$25])" office:value-type="float" office:value="222350062.5" calcext:value-type="float">
            <text:p>222,350,063</text:p>
          </table:table-cell>
          <table:table-cell table:formula="of:=IF((ROW() - [.$B$21] &lt; 3);0;FLOOR(IFERROR(OFFSET([.$F62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28] &gt; [.$B$20];[.I628]-[.$B$20];0)" office:value-type="float" office:value="0" calcext:value-type="float">
            <text:p/>
          </table:table-cell>
          <table:table-cell table:formula="of:=IF([.J628] &gt; 0; ROUND([.$B$23] *MIN([.J628];[.H628])); 0)" office:value-type="float" office:value="0" calcext:value-type="float">
            <text:p/>
          </table:table-cell>
          <table:table-cell table:formula="of:=IF((ROW() - [.$B$13] &lt; 3);0;FLOOR(IFERROR(OFFSET([.$F628];-1*[.$B$13];0 );0) * [.$B$14]))" office:value-type="float" office:value="0" calcext:value-type="float">
            <text:p/>
          </table:table-cell>
          <table:table-cell table:formula="of:=SUM([.L$3:.L62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28]+1" office:value-type="date" office:date-value="2021-10-07" calcext:value-type="date">
            <text:p>10/07/21</text:p>
          </table:table-cell>
          <table:table-cell/>
          <table:table-cell table:formula="of:=IF([.G628] &lt; [.$B$25];CEILING([.G628]*[.$B$3];1);0)" office:value-type="float" office:value="0" calcext:value-type="float">
            <text:p/>
          </table:table-cell>
          <table:table-cell table:formula="of:=IF([.G628] &lt; [.$B$25];SUM([.F$3:.F629]);[.$B$25])" office:value-type="float" office:value="222350062.5" calcext:value-type="float">
            <text:p>222,350,063</text:p>
          </table:table-cell>
          <table:table-cell table:formula="of:=IF((ROW() - [.$B$21] &lt; 3);0;FLOOR(IFERROR(OFFSET([.$F62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29] &gt; [.$B$20];[.I629]-[.$B$20];0)" office:value-type="float" office:value="0" calcext:value-type="float">
            <text:p/>
          </table:table-cell>
          <table:table-cell table:formula="of:=IF([.J629] &gt; 0; ROUND([.$B$23] *MIN([.J629];[.H629])); 0)" office:value-type="float" office:value="0" calcext:value-type="float">
            <text:p/>
          </table:table-cell>
          <table:table-cell table:formula="of:=IF((ROW() - [.$B$13] &lt; 3);0;FLOOR(IFERROR(OFFSET([.$F629];-1*[.$B$13];0 );0) * [.$B$14]))" office:value-type="float" office:value="0" calcext:value-type="float">
            <text:p/>
          </table:table-cell>
          <table:table-cell table:formula="of:=SUM([.L$3:.L62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29]+1" office:value-type="date" office:date-value="2021-10-08" calcext:value-type="date">
            <text:p>10/08/21</text:p>
          </table:table-cell>
          <table:table-cell/>
          <table:table-cell table:formula="of:=IF([.G629] &lt; [.$B$25];CEILING([.G629]*[.$B$3];1);0)" office:value-type="float" office:value="0" calcext:value-type="float">
            <text:p/>
          </table:table-cell>
          <table:table-cell table:formula="of:=IF([.G629] &lt; [.$B$25];SUM([.F$3:.F630]);[.$B$25])" office:value-type="float" office:value="222350062.5" calcext:value-type="float">
            <text:p>222,350,063</text:p>
          </table:table-cell>
          <table:table-cell table:formula="of:=IF((ROW() - [.$B$21] &lt; 3);0;FLOOR(IFERROR(OFFSET([.$F63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30] &gt; [.$B$20];[.I630]-[.$B$20];0)" office:value-type="float" office:value="0" calcext:value-type="float">
            <text:p/>
          </table:table-cell>
          <table:table-cell table:formula="of:=IF([.J630] &gt; 0; ROUND([.$B$23] *MIN([.J630];[.H630])); 0)" office:value-type="float" office:value="0" calcext:value-type="float">
            <text:p/>
          </table:table-cell>
          <table:table-cell table:formula="of:=IF((ROW() - [.$B$13] &lt; 3);0;FLOOR(IFERROR(OFFSET([.$F630];-1*[.$B$13];0 );0) * [.$B$14]))" office:value-type="float" office:value="0" calcext:value-type="float">
            <text:p/>
          </table:table-cell>
          <table:table-cell table:formula="of:=SUM([.L$3:.L63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30]+1" office:value-type="date" office:date-value="2021-10-09" calcext:value-type="date">
            <text:p>10/09/21</text:p>
          </table:table-cell>
          <table:table-cell/>
          <table:table-cell table:formula="of:=IF([.G630] &lt; [.$B$25];CEILING([.G630]*[.$B$3];1);0)" office:value-type="float" office:value="0" calcext:value-type="float">
            <text:p/>
          </table:table-cell>
          <table:table-cell table:formula="of:=IF([.G630] &lt; [.$B$25];SUM([.F$3:.F631]);[.$B$25])" office:value-type="float" office:value="222350062.5" calcext:value-type="float">
            <text:p>222,350,063</text:p>
          </table:table-cell>
          <table:table-cell table:formula="of:=IF((ROW() - [.$B$21] &lt; 3);0;FLOOR(IFERROR(OFFSET([.$F63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31] &gt; [.$B$20];[.I631]-[.$B$20];0)" office:value-type="float" office:value="0" calcext:value-type="float">
            <text:p/>
          </table:table-cell>
          <table:table-cell table:formula="of:=IF([.J631] &gt; 0; ROUND([.$B$23] *MIN([.J631];[.H631])); 0)" office:value-type="float" office:value="0" calcext:value-type="float">
            <text:p/>
          </table:table-cell>
          <table:table-cell table:formula="of:=IF((ROW() - [.$B$13] &lt; 3);0;FLOOR(IFERROR(OFFSET([.$F631];-1*[.$B$13];0 );0) * [.$B$14]))" office:value-type="float" office:value="0" calcext:value-type="float">
            <text:p/>
          </table:table-cell>
          <table:table-cell table:formula="of:=SUM([.L$3:.L63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31]+1" office:value-type="date" office:date-value="2021-10-10" calcext:value-type="date">
            <text:p>10/10/21</text:p>
          </table:table-cell>
          <table:table-cell/>
          <table:table-cell table:formula="of:=IF([.G631] &lt; [.$B$25];CEILING([.G631]*[.$B$3];1);0)" office:value-type="float" office:value="0" calcext:value-type="float">
            <text:p/>
          </table:table-cell>
          <table:table-cell table:formula="of:=IF([.G631] &lt; [.$B$25];SUM([.F$3:.F632]);[.$B$25])" office:value-type="float" office:value="222350062.5" calcext:value-type="float">
            <text:p>222,350,063</text:p>
          </table:table-cell>
          <table:table-cell table:formula="of:=IF((ROW() - [.$B$21] &lt; 3);0;FLOOR(IFERROR(OFFSET([.$F63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32] &gt; [.$B$20];[.I632]-[.$B$20];0)" office:value-type="float" office:value="0" calcext:value-type="float">
            <text:p/>
          </table:table-cell>
          <table:table-cell table:formula="of:=IF([.J632] &gt; 0; ROUND([.$B$23] *MIN([.J632];[.H632])); 0)" office:value-type="float" office:value="0" calcext:value-type="float">
            <text:p/>
          </table:table-cell>
          <table:table-cell table:formula="of:=IF((ROW() - [.$B$13] &lt; 3);0;FLOOR(IFERROR(OFFSET([.$F632];-1*[.$B$13];0 );0) * [.$B$14]))" office:value-type="float" office:value="0" calcext:value-type="float">
            <text:p/>
          </table:table-cell>
          <table:table-cell table:formula="of:=SUM([.L$3:.L63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32]+1" office:value-type="date" office:date-value="2021-10-11" calcext:value-type="date">
            <text:p>10/11/21</text:p>
          </table:table-cell>
          <table:table-cell/>
          <table:table-cell table:formula="of:=IF([.G632] &lt; [.$B$25];CEILING([.G632]*[.$B$3];1);0)" office:value-type="float" office:value="0" calcext:value-type="float">
            <text:p/>
          </table:table-cell>
          <table:table-cell table:formula="of:=IF([.G632] &lt; [.$B$25];SUM([.F$3:.F633]);[.$B$25])" office:value-type="float" office:value="222350062.5" calcext:value-type="float">
            <text:p>222,350,063</text:p>
          </table:table-cell>
          <table:table-cell table:formula="of:=IF((ROW() - [.$B$21] &lt; 3);0;FLOOR(IFERROR(OFFSET([.$F63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33] &gt; [.$B$20];[.I633]-[.$B$20];0)" office:value-type="float" office:value="0" calcext:value-type="float">
            <text:p/>
          </table:table-cell>
          <table:table-cell table:formula="of:=IF([.J633] &gt; 0; ROUND([.$B$23] *MIN([.J633];[.H633])); 0)" office:value-type="float" office:value="0" calcext:value-type="float">
            <text:p/>
          </table:table-cell>
          <table:table-cell table:formula="of:=IF((ROW() - [.$B$13] &lt; 3);0;FLOOR(IFERROR(OFFSET([.$F633];-1*[.$B$13];0 );0) * [.$B$14]))" office:value-type="float" office:value="0" calcext:value-type="float">
            <text:p/>
          </table:table-cell>
          <table:table-cell table:formula="of:=SUM([.L$3:.L63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33]+1" office:value-type="date" office:date-value="2021-10-12" calcext:value-type="date">
            <text:p>10/12/21</text:p>
          </table:table-cell>
          <table:table-cell/>
          <table:table-cell table:formula="of:=IF([.G633] &lt; [.$B$25];CEILING([.G633]*[.$B$3];1);0)" office:value-type="float" office:value="0" calcext:value-type="float">
            <text:p/>
          </table:table-cell>
          <table:table-cell table:formula="of:=IF([.G633] &lt; [.$B$25];SUM([.F$3:.F634]);[.$B$25])" office:value-type="float" office:value="222350062.5" calcext:value-type="float">
            <text:p>222,350,063</text:p>
          </table:table-cell>
          <table:table-cell table:formula="of:=IF((ROW() - [.$B$21] &lt; 3);0;FLOOR(IFERROR(OFFSET([.$F63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34] &gt; [.$B$20];[.I634]-[.$B$20];0)" office:value-type="float" office:value="0" calcext:value-type="float">
            <text:p/>
          </table:table-cell>
          <table:table-cell table:formula="of:=IF([.J634] &gt; 0; ROUND([.$B$23] *MIN([.J634];[.H634])); 0)" office:value-type="float" office:value="0" calcext:value-type="float">
            <text:p/>
          </table:table-cell>
          <table:table-cell table:formula="of:=IF((ROW() - [.$B$13] &lt; 3);0;FLOOR(IFERROR(OFFSET([.$F634];-1*[.$B$13];0 );0) * [.$B$14]))" office:value-type="float" office:value="0" calcext:value-type="float">
            <text:p/>
          </table:table-cell>
          <table:table-cell table:formula="of:=SUM([.L$3:.L63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34]+1" office:value-type="date" office:date-value="2021-10-13" calcext:value-type="date">
            <text:p>10/13/21</text:p>
          </table:table-cell>
          <table:table-cell/>
          <table:table-cell table:formula="of:=IF([.G634] &lt; [.$B$25];CEILING([.G634]*[.$B$3];1);0)" office:value-type="float" office:value="0" calcext:value-type="float">
            <text:p/>
          </table:table-cell>
          <table:table-cell table:formula="of:=IF([.G634] &lt; [.$B$25];SUM([.F$3:.F635]);[.$B$25])" office:value-type="float" office:value="222350062.5" calcext:value-type="float">
            <text:p>222,350,063</text:p>
          </table:table-cell>
          <table:table-cell table:formula="of:=IF((ROW() - [.$B$21] &lt; 3);0;FLOOR(IFERROR(OFFSET([.$F63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35] &gt; [.$B$20];[.I635]-[.$B$20];0)" office:value-type="float" office:value="0" calcext:value-type="float">
            <text:p/>
          </table:table-cell>
          <table:table-cell table:formula="of:=IF([.J635] &gt; 0; ROUND([.$B$23] *MIN([.J635];[.H635])); 0)" office:value-type="float" office:value="0" calcext:value-type="float">
            <text:p/>
          </table:table-cell>
          <table:table-cell table:formula="of:=IF((ROW() - [.$B$13] &lt; 3);0;FLOOR(IFERROR(OFFSET([.$F635];-1*[.$B$13];0 );0) * [.$B$14]))" office:value-type="float" office:value="0" calcext:value-type="float">
            <text:p/>
          </table:table-cell>
          <table:table-cell table:formula="of:=SUM([.L$3:.L63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35]+1" office:value-type="date" office:date-value="2021-10-14" calcext:value-type="date">
            <text:p>10/14/21</text:p>
          </table:table-cell>
          <table:table-cell/>
          <table:table-cell table:formula="of:=IF([.G635] &lt; [.$B$25];CEILING([.G635]*[.$B$3];1);0)" office:value-type="float" office:value="0" calcext:value-type="float">
            <text:p/>
          </table:table-cell>
          <table:table-cell table:formula="of:=IF([.G635] &lt; [.$B$25];SUM([.F$3:.F636]);[.$B$25])" office:value-type="float" office:value="222350062.5" calcext:value-type="float">
            <text:p>222,350,063</text:p>
          </table:table-cell>
          <table:table-cell table:formula="of:=IF((ROW() - [.$B$21] &lt; 3);0;FLOOR(IFERROR(OFFSET([.$F63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36] &gt; [.$B$20];[.I636]-[.$B$20];0)" office:value-type="float" office:value="0" calcext:value-type="float">
            <text:p/>
          </table:table-cell>
          <table:table-cell table:formula="of:=IF([.J636] &gt; 0; ROUND([.$B$23] *MIN([.J636];[.H636])); 0)" office:value-type="float" office:value="0" calcext:value-type="float">
            <text:p/>
          </table:table-cell>
          <table:table-cell table:formula="of:=IF((ROW() - [.$B$13] &lt; 3);0;FLOOR(IFERROR(OFFSET([.$F636];-1*[.$B$13];0 );0) * [.$B$14]))" office:value-type="float" office:value="0" calcext:value-type="float">
            <text:p/>
          </table:table-cell>
          <table:table-cell table:formula="of:=SUM([.L$3:.L63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36]+1" office:value-type="date" office:date-value="2021-10-15" calcext:value-type="date">
            <text:p>10/15/21</text:p>
          </table:table-cell>
          <table:table-cell/>
          <table:table-cell table:formula="of:=IF([.G636] &lt; [.$B$25];CEILING([.G636]*[.$B$3];1);0)" office:value-type="float" office:value="0" calcext:value-type="float">
            <text:p/>
          </table:table-cell>
          <table:table-cell table:formula="of:=IF([.G636] &lt; [.$B$25];SUM([.F$3:.F637]);[.$B$25])" office:value-type="float" office:value="222350062.5" calcext:value-type="float">
            <text:p>222,350,063</text:p>
          </table:table-cell>
          <table:table-cell table:formula="of:=IF((ROW() - [.$B$21] &lt; 3);0;FLOOR(IFERROR(OFFSET([.$F63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37] &gt; [.$B$20];[.I637]-[.$B$20];0)" office:value-type="float" office:value="0" calcext:value-type="float">
            <text:p/>
          </table:table-cell>
          <table:table-cell table:formula="of:=IF([.J637] &gt; 0; ROUND([.$B$23] *MIN([.J637];[.H637])); 0)" office:value-type="float" office:value="0" calcext:value-type="float">
            <text:p/>
          </table:table-cell>
          <table:table-cell table:formula="of:=IF((ROW() - [.$B$13] &lt; 3);0;FLOOR(IFERROR(OFFSET([.$F637];-1*[.$B$13];0 );0) * [.$B$14]))" office:value-type="float" office:value="0" calcext:value-type="float">
            <text:p/>
          </table:table-cell>
          <table:table-cell table:formula="of:=SUM([.L$3:.L63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37]+1" office:value-type="date" office:date-value="2021-10-16" calcext:value-type="date">
            <text:p>10/16/21</text:p>
          </table:table-cell>
          <table:table-cell/>
          <table:table-cell table:formula="of:=IF([.G637] &lt; [.$B$25];CEILING([.G637]*[.$B$3];1);0)" office:value-type="float" office:value="0" calcext:value-type="float">
            <text:p/>
          </table:table-cell>
          <table:table-cell table:formula="of:=IF([.G637] &lt; [.$B$25];SUM([.F$3:.F638]);[.$B$25])" office:value-type="float" office:value="222350062.5" calcext:value-type="float">
            <text:p>222,350,063</text:p>
          </table:table-cell>
          <table:table-cell table:formula="of:=IF((ROW() - [.$B$21] &lt; 3);0;FLOOR(IFERROR(OFFSET([.$F63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38] &gt; [.$B$20];[.I638]-[.$B$20];0)" office:value-type="float" office:value="0" calcext:value-type="float">
            <text:p/>
          </table:table-cell>
          <table:table-cell table:formula="of:=IF([.J638] &gt; 0; ROUND([.$B$23] *MIN([.J638];[.H638])); 0)" office:value-type="float" office:value="0" calcext:value-type="float">
            <text:p/>
          </table:table-cell>
          <table:table-cell table:formula="of:=IF((ROW() - [.$B$13] &lt; 3);0;FLOOR(IFERROR(OFFSET([.$F638];-1*[.$B$13];0 );0) * [.$B$14]))" office:value-type="float" office:value="0" calcext:value-type="float">
            <text:p/>
          </table:table-cell>
          <table:table-cell table:formula="of:=SUM([.L$3:.L63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38]+1" office:value-type="date" office:date-value="2021-10-17" calcext:value-type="date">
            <text:p>10/17/21</text:p>
          </table:table-cell>
          <table:table-cell/>
          <table:table-cell table:formula="of:=IF([.G638] &lt; [.$B$25];CEILING([.G638]*[.$B$3];1);0)" office:value-type="float" office:value="0" calcext:value-type="float">
            <text:p/>
          </table:table-cell>
          <table:table-cell table:formula="of:=IF([.G638] &lt; [.$B$25];SUM([.F$3:.F639]);[.$B$25])" office:value-type="float" office:value="222350062.5" calcext:value-type="float">
            <text:p>222,350,063</text:p>
          </table:table-cell>
          <table:table-cell table:formula="of:=IF((ROW() - [.$B$21] &lt; 3);0;FLOOR(IFERROR(OFFSET([.$F63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39] &gt; [.$B$20];[.I639]-[.$B$20];0)" office:value-type="float" office:value="0" calcext:value-type="float">
            <text:p/>
          </table:table-cell>
          <table:table-cell table:formula="of:=IF([.J639] &gt; 0; ROUND([.$B$23] *MIN([.J639];[.H639])); 0)" office:value-type="float" office:value="0" calcext:value-type="float">
            <text:p/>
          </table:table-cell>
          <table:table-cell table:formula="of:=IF((ROW() - [.$B$13] &lt; 3);0;FLOOR(IFERROR(OFFSET([.$F639];-1*[.$B$13];0 );0) * [.$B$14]))" office:value-type="float" office:value="0" calcext:value-type="float">
            <text:p/>
          </table:table-cell>
          <table:table-cell table:formula="of:=SUM([.L$3:.L63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39]+1" office:value-type="date" office:date-value="2021-10-18" calcext:value-type="date">
            <text:p>10/18/21</text:p>
          </table:table-cell>
          <table:table-cell/>
          <table:table-cell table:formula="of:=IF([.G639] &lt; [.$B$25];CEILING([.G639]*[.$B$3];1);0)" office:value-type="float" office:value="0" calcext:value-type="float">
            <text:p/>
          </table:table-cell>
          <table:table-cell table:formula="of:=IF([.G639] &lt; [.$B$25];SUM([.F$3:.F640]);[.$B$25])" office:value-type="float" office:value="222350062.5" calcext:value-type="float">
            <text:p>222,350,063</text:p>
          </table:table-cell>
          <table:table-cell table:formula="of:=IF((ROW() - [.$B$21] &lt; 3);0;FLOOR(IFERROR(OFFSET([.$F64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40] &gt; [.$B$20];[.I640]-[.$B$20];0)" office:value-type="float" office:value="0" calcext:value-type="float">
            <text:p/>
          </table:table-cell>
          <table:table-cell table:formula="of:=IF([.J640] &gt; 0; ROUND([.$B$23] *MIN([.J640];[.H640])); 0)" office:value-type="float" office:value="0" calcext:value-type="float">
            <text:p/>
          </table:table-cell>
          <table:table-cell table:formula="of:=IF((ROW() - [.$B$13] &lt; 3);0;FLOOR(IFERROR(OFFSET([.$F640];-1*[.$B$13];0 );0) * [.$B$14]))" office:value-type="float" office:value="0" calcext:value-type="float">
            <text:p/>
          </table:table-cell>
          <table:table-cell table:formula="of:=SUM([.L$3:.L64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40]+1" office:value-type="date" office:date-value="2021-10-19" calcext:value-type="date">
            <text:p>10/19/21</text:p>
          </table:table-cell>
          <table:table-cell/>
          <table:table-cell table:formula="of:=IF([.G640] &lt; [.$B$25];CEILING([.G640]*[.$B$3];1);0)" office:value-type="float" office:value="0" calcext:value-type="float">
            <text:p/>
          </table:table-cell>
          <table:table-cell table:formula="of:=IF([.G640] &lt; [.$B$25];SUM([.F$3:.F641]);[.$B$25])" office:value-type="float" office:value="222350062.5" calcext:value-type="float">
            <text:p>222,350,063</text:p>
          </table:table-cell>
          <table:table-cell table:formula="of:=IF((ROW() - [.$B$21] &lt; 3);0;FLOOR(IFERROR(OFFSET([.$F64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41] &gt; [.$B$20];[.I641]-[.$B$20];0)" office:value-type="float" office:value="0" calcext:value-type="float">
            <text:p/>
          </table:table-cell>
          <table:table-cell table:formula="of:=IF([.J641] &gt; 0; ROUND([.$B$23] *MIN([.J641];[.H641])); 0)" office:value-type="float" office:value="0" calcext:value-type="float">
            <text:p/>
          </table:table-cell>
          <table:table-cell table:formula="of:=IF((ROW() - [.$B$13] &lt; 3);0;FLOOR(IFERROR(OFFSET([.$F641];-1*[.$B$13];0 );0) * [.$B$14]))" office:value-type="float" office:value="0" calcext:value-type="float">
            <text:p/>
          </table:table-cell>
          <table:table-cell table:formula="of:=SUM([.L$3:.L64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41]+1" office:value-type="date" office:date-value="2021-10-20" calcext:value-type="date">
            <text:p>10/20/21</text:p>
          </table:table-cell>
          <table:table-cell/>
          <table:table-cell table:formula="of:=IF([.G641] &lt; [.$B$25];CEILING([.G641]*[.$B$3];1);0)" office:value-type="float" office:value="0" calcext:value-type="float">
            <text:p/>
          </table:table-cell>
          <table:table-cell table:formula="of:=IF([.G641] &lt; [.$B$25];SUM([.F$3:.F642]);[.$B$25])" office:value-type="float" office:value="222350062.5" calcext:value-type="float">
            <text:p>222,350,063</text:p>
          </table:table-cell>
          <table:table-cell table:formula="of:=IF((ROW() - [.$B$21] &lt; 3);0;FLOOR(IFERROR(OFFSET([.$F64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42] &gt; [.$B$20];[.I642]-[.$B$20];0)" office:value-type="float" office:value="0" calcext:value-type="float">
            <text:p/>
          </table:table-cell>
          <table:table-cell table:formula="of:=IF([.J642] &gt; 0; ROUND([.$B$23] *MIN([.J642];[.H642])); 0)" office:value-type="float" office:value="0" calcext:value-type="float">
            <text:p/>
          </table:table-cell>
          <table:table-cell table:formula="of:=IF((ROW() - [.$B$13] &lt; 3);0;FLOOR(IFERROR(OFFSET([.$F642];-1*[.$B$13];0 );0) * [.$B$14]))" office:value-type="float" office:value="0" calcext:value-type="float">
            <text:p/>
          </table:table-cell>
          <table:table-cell table:formula="of:=SUM([.L$3:.L64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42]+1" office:value-type="date" office:date-value="2021-10-21" calcext:value-type="date">
            <text:p>10/21/21</text:p>
          </table:table-cell>
          <table:table-cell/>
          <table:table-cell table:formula="of:=IF([.G642] &lt; [.$B$25];CEILING([.G642]*[.$B$3];1);0)" office:value-type="float" office:value="0" calcext:value-type="float">
            <text:p/>
          </table:table-cell>
          <table:table-cell table:formula="of:=IF([.G642] &lt; [.$B$25];SUM([.F$3:.F643]);[.$B$25])" office:value-type="float" office:value="222350062.5" calcext:value-type="float">
            <text:p>222,350,063</text:p>
          </table:table-cell>
          <table:table-cell table:formula="of:=IF((ROW() - [.$B$21] &lt; 3);0;FLOOR(IFERROR(OFFSET([.$F64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43] &gt; [.$B$20];[.I643]-[.$B$20];0)" office:value-type="float" office:value="0" calcext:value-type="float">
            <text:p/>
          </table:table-cell>
          <table:table-cell table:formula="of:=IF([.J643] &gt; 0; ROUND([.$B$23] *MIN([.J643];[.H643])); 0)" office:value-type="float" office:value="0" calcext:value-type="float">
            <text:p/>
          </table:table-cell>
          <table:table-cell table:formula="of:=IF((ROW() - [.$B$13] &lt; 3);0;FLOOR(IFERROR(OFFSET([.$F643];-1*[.$B$13];0 );0) * [.$B$14]))" office:value-type="float" office:value="0" calcext:value-type="float">
            <text:p/>
          </table:table-cell>
          <table:table-cell table:formula="of:=SUM([.L$3:.L64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43]+1" office:value-type="date" office:date-value="2021-10-22" calcext:value-type="date">
            <text:p>10/22/21</text:p>
          </table:table-cell>
          <table:table-cell/>
          <table:table-cell table:formula="of:=IF([.G643] &lt; [.$B$25];CEILING([.G643]*[.$B$3];1);0)" office:value-type="float" office:value="0" calcext:value-type="float">
            <text:p/>
          </table:table-cell>
          <table:table-cell table:formula="of:=IF([.G643] &lt; [.$B$25];SUM([.F$3:.F644]);[.$B$25])" office:value-type="float" office:value="222350062.5" calcext:value-type="float">
            <text:p>222,350,063</text:p>
          </table:table-cell>
          <table:table-cell table:formula="of:=IF((ROW() - [.$B$21] &lt; 3);0;FLOOR(IFERROR(OFFSET([.$F64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44] &gt; [.$B$20];[.I644]-[.$B$20];0)" office:value-type="float" office:value="0" calcext:value-type="float">
            <text:p/>
          </table:table-cell>
          <table:table-cell table:formula="of:=IF([.J644] &gt; 0; ROUND([.$B$23] *MIN([.J644];[.H644])); 0)" office:value-type="float" office:value="0" calcext:value-type="float">
            <text:p/>
          </table:table-cell>
          <table:table-cell table:formula="of:=IF((ROW() - [.$B$13] &lt; 3);0;FLOOR(IFERROR(OFFSET([.$F644];-1*[.$B$13];0 );0) * [.$B$14]))" office:value-type="float" office:value="0" calcext:value-type="float">
            <text:p/>
          </table:table-cell>
          <table:table-cell table:formula="of:=SUM([.L$3:.L64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44]+1" office:value-type="date" office:date-value="2021-10-23" calcext:value-type="date">
            <text:p>10/23/21</text:p>
          </table:table-cell>
          <table:table-cell/>
          <table:table-cell table:formula="of:=IF([.G644] &lt; [.$B$25];CEILING([.G644]*[.$B$3];1);0)" office:value-type="float" office:value="0" calcext:value-type="float">
            <text:p/>
          </table:table-cell>
          <table:table-cell table:formula="of:=IF([.G644] &lt; [.$B$25];SUM([.F$3:.F645]);[.$B$25])" office:value-type="float" office:value="222350062.5" calcext:value-type="float">
            <text:p>222,350,063</text:p>
          </table:table-cell>
          <table:table-cell table:formula="of:=IF((ROW() - [.$B$21] &lt; 3);0;FLOOR(IFERROR(OFFSET([.$F64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45] &gt; [.$B$20];[.I645]-[.$B$20];0)" office:value-type="float" office:value="0" calcext:value-type="float">
            <text:p/>
          </table:table-cell>
          <table:table-cell table:formula="of:=IF([.J645] &gt; 0; ROUND([.$B$23] *MIN([.J645];[.H645])); 0)" office:value-type="float" office:value="0" calcext:value-type="float">
            <text:p/>
          </table:table-cell>
          <table:table-cell table:formula="of:=IF((ROW() - [.$B$13] &lt; 3);0;FLOOR(IFERROR(OFFSET([.$F645];-1*[.$B$13];0 );0) * [.$B$14]))" office:value-type="float" office:value="0" calcext:value-type="float">
            <text:p/>
          </table:table-cell>
          <table:table-cell table:formula="of:=SUM([.L$3:.L64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45]+1" office:value-type="date" office:date-value="2021-10-24" calcext:value-type="date">
            <text:p>10/24/21</text:p>
          </table:table-cell>
          <table:table-cell/>
          <table:table-cell table:formula="of:=IF([.G645] &lt; [.$B$25];CEILING([.G645]*[.$B$3];1);0)" office:value-type="float" office:value="0" calcext:value-type="float">
            <text:p/>
          </table:table-cell>
          <table:table-cell table:formula="of:=IF([.G645] &lt; [.$B$25];SUM([.F$3:.F646]);[.$B$25])" office:value-type="float" office:value="222350062.5" calcext:value-type="float">
            <text:p>222,350,063</text:p>
          </table:table-cell>
          <table:table-cell table:formula="of:=IF((ROW() - [.$B$21] &lt; 3);0;FLOOR(IFERROR(OFFSET([.$F64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46] &gt; [.$B$20];[.I646]-[.$B$20];0)" office:value-type="float" office:value="0" calcext:value-type="float">
            <text:p/>
          </table:table-cell>
          <table:table-cell table:formula="of:=IF([.J646] &gt; 0; ROUND([.$B$23] *MIN([.J646];[.H646])); 0)" office:value-type="float" office:value="0" calcext:value-type="float">
            <text:p/>
          </table:table-cell>
          <table:table-cell table:formula="of:=IF((ROW() - [.$B$13] &lt; 3);0;FLOOR(IFERROR(OFFSET([.$F646];-1*[.$B$13];0 );0) * [.$B$14]))" office:value-type="float" office:value="0" calcext:value-type="float">
            <text:p/>
          </table:table-cell>
          <table:table-cell table:formula="of:=SUM([.L$3:.L64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46]+1" office:value-type="date" office:date-value="2021-10-25" calcext:value-type="date">
            <text:p>10/25/21</text:p>
          </table:table-cell>
          <table:table-cell/>
          <table:table-cell table:formula="of:=IF([.G646] &lt; [.$B$25];CEILING([.G646]*[.$B$3];1);0)" office:value-type="float" office:value="0" calcext:value-type="float">
            <text:p/>
          </table:table-cell>
          <table:table-cell table:formula="of:=IF([.G646] &lt; [.$B$25];SUM([.F$3:.F647]);[.$B$25])" office:value-type="float" office:value="222350062.5" calcext:value-type="float">
            <text:p>222,350,063</text:p>
          </table:table-cell>
          <table:table-cell table:formula="of:=IF((ROW() - [.$B$21] &lt; 3);0;FLOOR(IFERROR(OFFSET([.$F64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47] &gt; [.$B$20];[.I647]-[.$B$20];0)" office:value-type="float" office:value="0" calcext:value-type="float">
            <text:p/>
          </table:table-cell>
          <table:table-cell table:formula="of:=IF([.J647] &gt; 0; ROUND([.$B$23] *MIN([.J647];[.H647])); 0)" office:value-type="float" office:value="0" calcext:value-type="float">
            <text:p/>
          </table:table-cell>
          <table:table-cell table:formula="of:=IF((ROW() - [.$B$13] &lt; 3);0;FLOOR(IFERROR(OFFSET([.$F647];-1*[.$B$13];0 );0) * [.$B$14]))" office:value-type="float" office:value="0" calcext:value-type="float">
            <text:p/>
          </table:table-cell>
          <table:table-cell table:formula="of:=SUM([.L$3:.L64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47]+1" office:value-type="date" office:date-value="2021-10-26" calcext:value-type="date">
            <text:p>10/26/21</text:p>
          </table:table-cell>
          <table:table-cell/>
          <table:table-cell table:formula="of:=IF([.G647] &lt; [.$B$25];CEILING([.G647]*[.$B$3];1);0)" office:value-type="float" office:value="0" calcext:value-type="float">
            <text:p/>
          </table:table-cell>
          <table:table-cell table:formula="of:=IF([.G647] &lt; [.$B$25];SUM([.F$3:.F648]);[.$B$25])" office:value-type="float" office:value="222350062.5" calcext:value-type="float">
            <text:p>222,350,063</text:p>
          </table:table-cell>
          <table:table-cell table:formula="of:=IF((ROW() - [.$B$21] &lt; 3);0;FLOOR(IFERROR(OFFSET([.$F64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48] &gt; [.$B$20];[.I648]-[.$B$20];0)" office:value-type="float" office:value="0" calcext:value-type="float">
            <text:p/>
          </table:table-cell>
          <table:table-cell table:formula="of:=IF([.J648] &gt; 0; ROUND([.$B$23] *MIN([.J648];[.H648])); 0)" office:value-type="float" office:value="0" calcext:value-type="float">
            <text:p/>
          </table:table-cell>
          <table:table-cell table:formula="of:=IF((ROW() - [.$B$13] &lt; 3);0;FLOOR(IFERROR(OFFSET([.$F648];-1*[.$B$13];0 );0) * [.$B$14]))" office:value-type="float" office:value="0" calcext:value-type="float">
            <text:p/>
          </table:table-cell>
          <table:table-cell table:formula="of:=SUM([.L$3:.L64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48]+1" office:value-type="date" office:date-value="2021-10-27" calcext:value-type="date">
            <text:p>10/27/21</text:p>
          </table:table-cell>
          <table:table-cell/>
          <table:table-cell table:formula="of:=IF([.G648] &lt; [.$B$25];CEILING([.G648]*[.$B$3];1);0)" office:value-type="float" office:value="0" calcext:value-type="float">
            <text:p/>
          </table:table-cell>
          <table:table-cell table:formula="of:=IF([.G648] &lt; [.$B$25];SUM([.F$3:.F649]);[.$B$25])" office:value-type="float" office:value="222350062.5" calcext:value-type="float">
            <text:p>222,350,063</text:p>
          </table:table-cell>
          <table:table-cell table:formula="of:=IF((ROW() - [.$B$21] &lt; 3);0;FLOOR(IFERROR(OFFSET([.$F64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49] &gt; [.$B$20];[.I649]-[.$B$20];0)" office:value-type="float" office:value="0" calcext:value-type="float">
            <text:p/>
          </table:table-cell>
          <table:table-cell table:formula="of:=IF([.J649] &gt; 0; ROUND([.$B$23] *MIN([.J649];[.H649])); 0)" office:value-type="float" office:value="0" calcext:value-type="float">
            <text:p/>
          </table:table-cell>
          <table:table-cell table:formula="of:=IF((ROW() - [.$B$13] &lt; 3);0;FLOOR(IFERROR(OFFSET([.$F649];-1*[.$B$13];0 );0) * [.$B$14]))" office:value-type="float" office:value="0" calcext:value-type="float">
            <text:p/>
          </table:table-cell>
          <table:table-cell table:formula="of:=SUM([.L$3:.L64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49]+1" office:value-type="date" office:date-value="2021-10-28" calcext:value-type="date">
            <text:p>10/28/21</text:p>
          </table:table-cell>
          <table:table-cell/>
          <table:table-cell table:formula="of:=IF([.G649] &lt; [.$B$25];CEILING([.G649]*[.$B$3];1);0)" office:value-type="float" office:value="0" calcext:value-type="float">
            <text:p/>
          </table:table-cell>
          <table:table-cell table:formula="of:=IF([.G649] &lt; [.$B$25];SUM([.F$3:.F650]);[.$B$25])" office:value-type="float" office:value="222350062.5" calcext:value-type="float">
            <text:p>222,350,063</text:p>
          </table:table-cell>
          <table:table-cell table:formula="of:=IF((ROW() - [.$B$21] &lt; 3);0;FLOOR(IFERROR(OFFSET([.$F65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50] &gt; [.$B$20];[.I650]-[.$B$20];0)" office:value-type="float" office:value="0" calcext:value-type="float">
            <text:p/>
          </table:table-cell>
          <table:table-cell table:formula="of:=IF([.J650] &gt; 0; ROUND([.$B$23] *MIN([.J650];[.H650])); 0)" office:value-type="float" office:value="0" calcext:value-type="float">
            <text:p/>
          </table:table-cell>
          <table:table-cell table:formula="of:=IF((ROW() - [.$B$13] &lt; 3);0;FLOOR(IFERROR(OFFSET([.$F650];-1*[.$B$13];0 );0) * [.$B$14]))" office:value-type="float" office:value="0" calcext:value-type="float">
            <text:p/>
          </table:table-cell>
          <table:table-cell table:formula="of:=SUM([.L$3:.L65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50]+1" office:value-type="date" office:date-value="2021-10-29" calcext:value-type="date">
            <text:p>10/29/21</text:p>
          </table:table-cell>
          <table:table-cell/>
          <table:table-cell table:formula="of:=IF([.G650] &lt; [.$B$25];CEILING([.G650]*[.$B$3];1);0)" office:value-type="float" office:value="0" calcext:value-type="float">
            <text:p/>
          </table:table-cell>
          <table:table-cell table:formula="of:=IF([.G650] &lt; [.$B$25];SUM([.F$3:.F651]);[.$B$25])" office:value-type="float" office:value="222350062.5" calcext:value-type="float">
            <text:p>222,350,063</text:p>
          </table:table-cell>
          <table:table-cell table:formula="of:=IF((ROW() - [.$B$21] &lt; 3);0;FLOOR(IFERROR(OFFSET([.$F65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51] &gt; [.$B$20];[.I651]-[.$B$20];0)" office:value-type="float" office:value="0" calcext:value-type="float">
            <text:p/>
          </table:table-cell>
          <table:table-cell table:formula="of:=IF([.J651] &gt; 0; ROUND([.$B$23] *MIN([.J651];[.H651])); 0)" office:value-type="float" office:value="0" calcext:value-type="float">
            <text:p/>
          </table:table-cell>
          <table:table-cell table:formula="of:=IF((ROW() - [.$B$13] &lt; 3);0;FLOOR(IFERROR(OFFSET([.$F651];-1*[.$B$13];0 );0) * [.$B$14]))" office:value-type="float" office:value="0" calcext:value-type="float">
            <text:p/>
          </table:table-cell>
          <table:table-cell table:formula="of:=SUM([.L$3:.L65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51]+1" office:value-type="date" office:date-value="2021-10-30" calcext:value-type="date">
            <text:p>10/30/21</text:p>
          </table:table-cell>
          <table:table-cell/>
          <table:table-cell table:formula="of:=IF([.G651] &lt; [.$B$25];CEILING([.G651]*[.$B$3];1);0)" office:value-type="float" office:value="0" calcext:value-type="float">
            <text:p/>
          </table:table-cell>
          <table:table-cell table:formula="of:=IF([.G651] &lt; [.$B$25];SUM([.F$3:.F652]);[.$B$25])" office:value-type="float" office:value="222350062.5" calcext:value-type="float">
            <text:p>222,350,063</text:p>
          </table:table-cell>
          <table:table-cell table:formula="of:=IF((ROW() - [.$B$21] &lt; 3);0;FLOOR(IFERROR(OFFSET([.$F65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52] &gt; [.$B$20];[.I652]-[.$B$20];0)" office:value-type="float" office:value="0" calcext:value-type="float">
            <text:p/>
          </table:table-cell>
          <table:table-cell table:formula="of:=IF([.J652] &gt; 0; ROUND([.$B$23] *MIN([.J652];[.H652])); 0)" office:value-type="float" office:value="0" calcext:value-type="float">
            <text:p/>
          </table:table-cell>
          <table:table-cell table:formula="of:=IF((ROW() - [.$B$13] &lt; 3);0;FLOOR(IFERROR(OFFSET([.$F652];-1*[.$B$13];0 );0) * [.$B$14]))" office:value-type="float" office:value="0" calcext:value-type="float">
            <text:p/>
          </table:table-cell>
          <table:table-cell table:formula="of:=SUM([.L$3:.L65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52]+1" office:value-type="date" office:date-value="2021-10-31" calcext:value-type="date">
            <text:p>10/31/21</text:p>
          </table:table-cell>
          <table:table-cell/>
          <table:table-cell table:formula="of:=IF([.G652] &lt; [.$B$25];CEILING([.G652]*[.$B$3];1);0)" office:value-type="float" office:value="0" calcext:value-type="float">
            <text:p/>
          </table:table-cell>
          <table:table-cell table:formula="of:=IF([.G652] &lt; [.$B$25];SUM([.F$3:.F653]);[.$B$25])" office:value-type="float" office:value="222350062.5" calcext:value-type="float">
            <text:p>222,350,063</text:p>
          </table:table-cell>
          <table:table-cell table:formula="of:=IF((ROW() - [.$B$21] &lt; 3);0;FLOOR(IFERROR(OFFSET([.$F65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53] &gt; [.$B$20];[.I653]-[.$B$20];0)" office:value-type="float" office:value="0" calcext:value-type="float">
            <text:p/>
          </table:table-cell>
          <table:table-cell table:formula="of:=IF([.J653] &gt; 0; ROUND([.$B$23] *MIN([.J653];[.H653])); 0)" office:value-type="float" office:value="0" calcext:value-type="float">
            <text:p/>
          </table:table-cell>
          <table:table-cell table:formula="of:=IF((ROW() - [.$B$13] &lt; 3);0;FLOOR(IFERROR(OFFSET([.$F653];-1*[.$B$13];0 );0) * [.$B$14]))" office:value-type="float" office:value="0" calcext:value-type="float">
            <text:p/>
          </table:table-cell>
          <table:table-cell table:formula="of:=SUM([.L$3:.L65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53]+1" office:value-type="date" office:date-value="2021-11-01" calcext:value-type="date">
            <text:p>11/01/21</text:p>
          </table:table-cell>
          <table:table-cell/>
          <table:table-cell table:formula="of:=IF([.G653] &lt; [.$B$25];CEILING([.G653]*[.$B$3];1);0)" office:value-type="float" office:value="0" calcext:value-type="float">
            <text:p/>
          </table:table-cell>
          <table:table-cell table:formula="of:=IF([.G653] &lt; [.$B$25];SUM([.F$3:.F654]);[.$B$25])" office:value-type="float" office:value="222350062.5" calcext:value-type="float">
            <text:p>222,350,063</text:p>
          </table:table-cell>
          <table:table-cell table:formula="of:=IF((ROW() - [.$B$21] &lt; 3);0;FLOOR(IFERROR(OFFSET([.$F65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54] &gt; [.$B$20];[.I654]-[.$B$20];0)" office:value-type="float" office:value="0" calcext:value-type="float">
            <text:p/>
          </table:table-cell>
          <table:table-cell table:formula="of:=IF([.J654] &gt; 0; ROUND([.$B$23] *MIN([.J654];[.H654])); 0)" office:value-type="float" office:value="0" calcext:value-type="float">
            <text:p/>
          </table:table-cell>
          <table:table-cell table:formula="of:=IF((ROW() - [.$B$13] &lt; 3);0;FLOOR(IFERROR(OFFSET([.$F654];-1*[.$B$13];0 );0) * [.$B$14]))" office:value-type="float" office:value="0" calcext:value-type="float">
            <text:p/>
          </table:table-cell>
          <table:table-cell table:formula="of:=SUM([.L$3:.L65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54]+1" office:value-type="date" office:date-value="2021-11-02" calcext:value-type="date">
            <text:p>11/02/21</text:p>
          </table:table-cell>
          <table:table-cell/>
          <table:table-cell table:formula="of:=IF([.G654] &lt; [.$B$25];CEILING([.G654]*[.$B$3];1);0)" office:value-type="float" office:value="0" calcext:value-type="float">
            <text:p/>
          </table:table-cell>
          <table:table-cell table:formula="of:=IF([.G654] &lt; [.$B$25];SUM([.F$3:.F655]);[.$B$25])" office:value-type="float" office:value="222350062.5" calcext:value-type="float">
            <text:p>222,350,063</text:p>
          </table:table-cell>
          <table:table-cell table:formula="of:=IF((ROW() - [.$B$21] &lt; 3);0;FLOOR(IFERROR(OFFSET([.$F65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55] &gt; [.$B$20];[.I655]-[.$B$20];0)" office:value-type="float" office:value="0" calcext:value-type="float">
            <text:p/>
          </table:table-cell>
          <table:table-cell table:formula="of:=IF([.J655] &gt; 0; ROUND([.$B$23] *MIN([.J655];[.H655])); 0)" office:value-type="float" office:value="0" calcext:value-type="float">
            <text:p/>
          </table:table-cell>
          <table:table-cell table:formula="of:=IF((ROW() - [.$B$13] &lt; 3);0;FLOOR(IFERROR(OFFSET([.$F655];-1*[.$B$13];0 );0) * [.$B$14]))" office:value-type="float" office:value="0" calcext:value-type="float">
            <text:p/>
          </table:table-cell>
          <table:table-cell table:formula="of:=SUM([.L$3:.L65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55]+1" office:value-type="date" office:date-value="2021-11-03" calcext:value-type="date">
            <text:p>11/03/21</text:p>
          </table:table-cell>
          <table:table-cell/>
          <table:table-cell table:formula="of:=IF([.G655] &lt; [.$B$25];CEILING([.G655]*[.$B$3];1);0)" office:value-type="float" office:value="0" calcext:value-type="float">
            <text:p/>
          </table:table-cell>
          <table:table-cell table:formula="of:=IF([.G655] &lt; [.$B$25];SUM([.F$3:.F656]);[.$B$25])" office:value-type="float" office:value="222350062.5" calcext:value-type="float">
            <text:p>222,350,063</text:p>
          </table:table-cell>
          <table:table-cell table:formula="of:=IF((ROW() - [.$B$21] &lt; 3);0;FLOOR(IFERROR(OFFSET([.$F65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56] &gt; [.$B$20];[.I656]-[.$B$20];0)" office:value-type="float" office:value="0" calcext:value-type="float">
            <text:p/>
          </table:table-cell>
          <table:table-cell table:formula="of:=IF([.J656] &gt; 0; ROUND([.$B$23] *MIN([.J656];[.H656])); 0)" office:value-type="float" office:value="0" calcext:value-type="float">
            <text:p/>
          </table:table-cell>
          <table:table-cell table:formula="of:=IF((ROW() - [.$B$13] &lt; 3);0;FLOOR(IFERROR(OFFSET([.$F656];-1*[.$B$13];0 );0) * [.$B$14]))" office:value-type="float" office:value="0" calcext:value-type="float">
            <text:p/>
          </table:table-cell>
          <table:table-cell table:formula="of:=SUM([.L$3:.L65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56]+1" office:value-type="date" office:date-value="2021-11-04" calcext:value-type="date">
            <text:p>11/04/21</text:p>
          </table:table-cell>
          <table:table-cell/>
          <table:table-cell table:formula="of:=IF([.G656] &lt; [.$B$25];CEILING([.G656]*[.$B$3];1);0)" office:value-type="float" office:value="0" calcext:value-type="float">
            <text:p/>
          </table:table-cell>
          <table:table-cell table:formula="of:=IF([.G656] &lt; [.$B$25];SUM([.F$3:.F657]);[.$B$25])" office:value-type="float" office:value="222350062.5" calcext:value-type="float">
            <text:p>222,350,063</text:p>
          </table:table-cell>
          <table:table-cell table:formula="of:=IF((ROW() - [.$B$21] &lt; 3);0;FLOOR(IFERROR(OFFSET([.$F65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57] &gt; [.$B$20];[.I657]-[.$B$20];0)" office:value-type="float" office:value="0" calcext:value-type="float">
            <text:p/>
          </table:table-cell>
          <table:table-cell table:formula="of:=IF([.J657] &gt; 0; ROUND([.$B$23] *MIN([.J657];[.H657])); 0)" office:value-type="float" office:value="0" calcext:value-type="float">
            <text:p/>
          </table:table-cell>
          <table:table-cell table:formula="of:=IF((ROW() - [.$B$13] &lt; 3);0;FLOOR(IFERROR(OFFSET([.$F657];-1*[.$B$13];0 );0) * [.$B$14]))" office:value-type="float" office:value="0" calcext:value-type="float">
            <text:p/>
          </table:table-cell>
          <table:table-cell table:formula="of:=SUM([.L$3:.L65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57]+1" office:value-type="date" office:date-value="2021-11-05" calcext:value-type="date">
            <text:p>11/05/21</text:p>
          </table:table-cell>
          <table:table-cell/>
          <table:table-cell table:formula="of:=IF([.G657] &lt; [.$B$25];CEILING([.G657]*[.$B$3];1);0)" office:value-type="float" office:value="0" calcext:value-type="float">
            <text:p/>
          </table:table-cell>
          <table:table-cell table:formula="of:=IF([.G657] &lt; [.$B$25];SUM([.F$3:.F658]);[.$B$25])" office:value-type="float" office:value="222350062.5" calcext:value-type="float">
            <text:p>222,350,063</text:p>
          </table:table-cell>
          <table:table-cell table:formula="of:=IF((ROW() - [.$B$21] &lt; 3);0;FLOOR(IFERROR(OFFSET([.$F65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58] &gt; [.$B$20];[.I658]-[.$B$20];0)" office:value-type="float" office:value="0" calcext:value-type="float">
            <text:p/>
          </table:table-cell>
          <table:table-cell table:formula="of:=IF([.J658] &gt; 0; ROUND([.$B$23] *MIN([.J658];[.H658])); 0)" office:value-type="float" office:value="0" calcext:value-type="float">
            <text:p/>
          </table:table-cell>
          <table:table-cell table:formula="of:=IF((ROW() - [.$B$13] &lt; 3);0;FLOOR(IFERROR(OFFSET([.$F658];-1*[.$B$13];0 );0) * [.$B$14]))" office:value-type="float" office:value="0" calcext:value-type="float">
            <text:p/>
          </table:table-cell>
          <table:table-cell table:formula="of:=SUM([.L$3:.L65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58]+1" office:value-type="date" office:date-value="2021-11-06" calcext:value-type="date">
            <text:p>11/06/21</text:p>
          </table:table-cell>
          <table:table-cell/>
          <table:table-cell table:formula="of:=IF([.G658] &lt; [.$B$25];CEILING([.G658]*[.$B$3];1);0)" office:value-type="float" office:value="0" calcext:value-type="float">
            <text:p/>
          </table:table-cell>
          <table:table-cell table:formula="of:=IF([.G658] &lt; [.$B$25];SUM([.F$3:.F659]);[.$B$25])" office:value-type="float" office:value="222350062.5" calcext:value-type="float">
            <text:p>222,350,063</text:p>
          </table:table-cell>
          <table:table-cell table:formula="of:=IF((ROW() - [.$B$21] &lt; 3);0;FLOOR(IFERROR(OFFSET([.$F65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59] &gt; [.$B$20];[.I659]-[.$B$20];0)" office:value-type="float" office:value="0" calcext:value-type="float">
            <text:p/>
          </table:table-cell>
          <table:table-cell table:formula="of:=IF([.J659] &gt; 0; ROUND([.$B$23] *MIN([.J659];[.H659])); 0)" office:value-type="float" office:value="0" calcext:value-type="float">
            <text:p/>
          </table:table-cell>
          <table:table-cell table:formula="of:=IF((ROW() - [.$B$13] &lt; 3);0;FLOOR(IFERROR(OFFSET([.$F659];-1*[.$B$13];0 );0) * [.$B$14]))" office:value-type="float" office:value="0" calcext:value-type="float">
            <text:p/>
          </table:table-cell>
          <table:table-cell table:formula="of:=SUM([.L$3:.L65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59]+1" office:value-type="date" office:date-value="2021-11-07" calcext:value-type="date">
            <text:p>11/07/21</text:p>
          </table:table-cell>
          <table:table-cell/>
          <table:table-cell table:formula="of:=IF([.G659] &lt; [.$B$25];CEILING([.G659]*[.$B$3];1);0)" office:value-type="float" office:value="0" calcext:value-type="float">
            <text:p/>
          </table:table-cell>
          <table:table-cell table:formula="of:=IF([.G659] &lt; [.$B$25];SUM([.F$3:.F660]);[.$B$25])" office:value-type="float" office:value="222350062.5" calcext:value-type="float">
            <text:p>222,350,063</text:p>
          </table:table-cell>
          <table:table-cell table:formula="of:=IF((ROW() - [.$B$21] &lt; 3);0;FLOOR(IFERROR(OFFSET([.$F66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60] &gt; [.$B$20];[.I660]-[.$B$20];0)" office:value-type="float" office:value="0" calcext:value-type="float">
            <text:p/>
          </table:table-cell>
          <table:table-cell table:formula="of:=IF([.J660] &gt; 0; ROUND([.$B$23] *MIN([.J660];[.H660])); 0)" office:value-type="float" office:value="0" calcext:value-type="float">
            <text:p/>
          </table:table-cell>
          <table:table-cell table:formula="of:=IF((ROW() - [.$B$13] &lt; 3);0;FLOOR(IFERROR(OFFSET([.$F660];-1*[.$B$13];0 );0) * [.$B$14]))" office:value-type="float" office:value="0" calcext:value-type="float">
            <text:p/>
          </table:table-cell>
          <table:table-cell table:formula="of:=SUM([.L$3:.L66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60]+1" office:value-type="date" office:date-value="2021-11-08" calcext:value-type="date">
            <text:p>11/08/21</text:p>
          </table:table-cell>
          <table:table-cell/>
          <table:table-cell table:formula="of:=IF([.G660] &lt; [.$B$25];CEILING([.G660]*[.$B$3];1);0)" office:value-type="float" office:value="0" calcext:value-type="float">
            <text:p/>
          </table:table-cell>
          <table:table-cell table:formula="of:=IF([.G660] &lt; [.$B$25];SUM([.F$3:.F661]);[.$B$25])" office:value-type="float" office:value="222350062.5" calcext:value-type="float">
            <text:p>222,350,063</text:p>
          </table:table-cell>
          <table:table-cell table:formula="of:=IF((ROW() - [.$B$21] &lt; 3);0;FLOOR(IFERROR(OFFSET([.$F66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61] &gt; [.$B$20];[.I661]-[.$B$20];0)" office:value-type="float" office:value="0" calcext:value-type="float">
            <text:p/>
          </table:table-cell>
          <table:table-cell table:formula="of:=IF([.J661] &gt; 0; ROUND([.$B$23] *MIN([.J661];[.H661])); 0)" office:value-type="float" office:value="0" calcext:value-type="float">
            <text:p/>
          </table:table-cell>
          <table:table-cell table:formula="of:=IF((ROW() - [.$B$13] &lt; 3);0;FLOOR(IFERROR(OFFSET([.$F661];-1*[.$B$13];0 );0) * [.$B$14]))" office:value-type="float" office:value="0" calcext:value-type="float">
            <text:p/>
          </table:table-cell>
          <table:table-cell table:formula="of:=SUM([.L$3:.L66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61]+1" office:value-type="date" office:date-value="2021-11-09" calcext:value-type="date">
            <text:p>11/09/21</text:p>
          </table:table-cell>
          <table:table-cell/>
          <table:table-cell table:formula="of:=IF([.G661] &lt; [.$B$25];CEILING([.G661]*[.$B$3];1);0)" office:value-type="float" office:value="0" calcext:value-type="float">
            <text:p/>
          </table:table-cell>
          <table:table-cell table:formula="of:=IF([.G661] &lt; [.$B$25];SUM([.F$3:.F662]);[.$B$25])" office:value-type="float" office:value="222350062.5" calcext:value-type="float">
            <text:p>222,350,063</text:p>
          </table:table-cell>
          <table:table-cell table:formula="of:=IF((ROW() - [.$B$21] &lt; 3);0;FLOOR(IFERROR(OFFSET([.$F66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62] &gt; [.$B$20];[.I662]-[.$B$20];0)" office:value-type="float" office:value="0" calcext:value-type="float">
            <text:p/>
          </table:table-cell>
          <table:table-cell table:formula="of:=IF([.J662] &gt; 0; ROUND([.$B$23] *MIN([.J662];[.H662])); 0)" office:value-type="float" office:value="0" calcext:value-type="float">
            <text:p/>
          </table:table-cell>
          <table:table-cell table:formula="of:=IF((ROW() - [.$B$13] &lt; 3);0;FLOOR(IFERROR(OFFSET([.$F662];-1*[.$B$13];0 );0) * [.$B$14]))" office:value-type="float" office:value="0" calcext:value-type="float">
            <text:p/>
          </table:table-cell>
          <table:table-cell table:formula="of:=SUM([.L$3:.L66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62]+1" office:value-type="date" office:date-value="2021-11-10" calcext:value-type="date">
            <text:p>11/10/21</text:p>
          </table:table-cell>
          <table:table-cell/>
          <table:table-cell table:formula="of:=IF([.G662] &lt; [.$B$25];CEILING([.G662]*[.$B$3];1);0)" office:value-type="float" office:value="0" calcext:value-type="float">
            <text:p/>
          </table:table-cell>
          <table:table-cell table:formula="of:=IF([.G662] &lt; [.$B$25];SUM([.F$3:.F663]);[.$B$25])" office:value-type="float" office:value="222350062.5" calcext:value-type="float">
            <text:p>222,350,063</text:p>
          </table:table-cell>
          <table:table-cell table:formula="of:=IF((ROW() - [.$B$21] &lt; 3);0;FLOOR(IFERROR(OFFSET([.$F66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63] &gt; [.$B$20];[.I663]-[.$B$20];0)" office:value-type="float" office:value="0" calcext:value-type="float">
            <text:p/>
          </table:table-cell>
          <table:table-cell table:formula="of:=IF([.J663] &gt; 0; ROUND([.$B$23] *MIN([.J663];[.H663])); 0)" office:value-type="float" office:value="0" calcext:value-type="float">
            <text:p/>
          </table:table-cell>
          <table:table-cell table:formula="of:=IF((ROW() - [.$B$13] &lt; 3);0;FLOOR(IFERROR(OFFSET([.$F663];-1*[.$B$13];0 );0) * [.$B$14]))" office:value-type="float" office:value="0" calcext:value-type="float">
            <text:p/>
          </table:table-cell>
          <table:table-cell table:formula="of:=SUM([.L$3:.L66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63]+1" office:value-type="date" office:date-value="2021-11-11" calcext:value-type="date">
            <text:p>11/11/21</text:p>
          </table:table-cell>
          <table:table-cell/>
          <table:table-cell table:formula="of:=IF([.G663] &lt; [.$B$25];CEILING([.G663]*[.$B$3];1);0)" office:value-type="float" office:value="0" calcext:value-type="float">
            <text:p/>
          </table:table-cell>
          <table:table-cell table:formula="of:=IF([.G663] &lt; [.$B$25];SUM([.F$3:.F664]);[.$B$25])" office:value-type="float" office:value="222350062.5" calcext:value-type="float">
            <text:p>222,350,063</text:p>
          </table:table-cell>
          <table:table-cell table:formula="of:=IF((ROW() - [.$B$21] &lt; 3);0;FLOOR(IFERROR(OFFSET([.$F66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64] &gt; [.$B$20];[.I664]-[.$B$20];0)" office:value-type="float" office:value="0" calcext:value-type="float">
            <text:p/>
          </table:table-cell>
          <table:table-cell table:formula="of:=IF([.J664] &gt; 0; ROUND([.$B$23] *MIN([.J664];[.H664])); 0)" office:value-type="float" office:value="0" calcext:value-type="float">
            <text:p/>
          </table:table-cell>
          <table:table-cell table:formula="of:=IF((ROW() - [.$B$13] &lt; 3);0;FLOOR(IFERROR(OFFSET([.$F664];-1*[.$B$13];0 );0) * [.$B$14]))" office:value-type="float" office:value="0" calcext:value-type="float">
            <text:p/>
          </table:table-cell>
          <table:table-cell table:formula="of:=SUM([.L$3:.L66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64]+1" office:value-type="date" office:date-value="2021-11-12" calcext:value-type="date">
            <text:p>11/12/21</text:p>
          </table:table-cell>
          <table:table-cell/>
          <table:table-cell table:formula="of:=IF([.G664] &lt; [.$B$25];CEILING([.G664]*[.$B$3];1);0)" office:value-type="float" office:value="0" calcext:value-type="float">
            <text:p/>
          </table:table-cell>
          <table:table-cell table:formula="of:=IF([.G664] &lt; [.$B$25];SUM([.F$3:.F665]);[.$B$25])" office:value-type="float" office:value="222350062.5" calcext:value-type="float">
            <text:p>222,350,063</text:p>
          </table:table-cell>
          <table:table-cell table:formula="of:=IF((ROW() - [.$B$21] &lt; 3);0;FLOOR(IFERROR(OFFSET([.$F66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65] &gt; [.$B$20];[.I665]-[.$B$20];0)" office:value-type="float" office:value="0" calcext:value-type="float">
            <text:p/>
          </table:table-cell>
          <table:table-cell table:formula="of:=IF([.J665] &gt; 0; ROUND([.$B$23] *MIN([.J665];[.H665])); 0)" office:value-type="float" office:value="0" calcext:value-type="float">
            <text:p/>
          </table:table-cell>
          <table:table-cell table:formula="of:=IF((ROW() - [.$B$13] &lt; 3);0;FLOOR(IFERROR(OFFSET([.$F665];-1*[.$B$13];0 );0) * [.$B$14]))" office:value-type="float" office:value="0" calcext:value-type="float">
            <text:p/>
          </table:table-cell>
          <table:table-cell table:formula="of:=SUM([.L$3:.L66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65]+1" office:value-type="date" office:date-value="2021-11-13" calcext:value-type="date">
            <text:p>11/13/21</text:p>
          </table:table-cell>
          <table:table-cell/>
          <table:table-cell table:formula="of:=IF([.G665] &lt; [.$B$25];CEILING([.G665]*[.$B$3];1);0)" office:value-type="float" office:value="0" calcext:value-type="float">
            <text:p/>
          </table:table-cell>
          <table:table-cell table:formula="of:=IF([.G665] &lt; [.$B$25];SUM([.F$3:.F666]);[.$B$25])" office:value-type="float" office:value="222350062.5" calcext:value-type="float">
            <text:p>222,350,063</text:p>
          </table:table-cell>
          <table:table-cell table:formula="of:=IF((ROW() - [.$B$21] &lt; 3);0;FLOOR(IFERROR(OFFSET([.$F66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66] &gt; [.$B$20];[.I666]-[.$B$20];0)" office:value-type="float" office:value="0" calcext:value-type="float">
            <text:p/>
          </table:table-cell>
          <table:table-cell table:formula="of:=IF([.J666] &gt; 0; ROUND([.$B$23] *MIN([.J666];[.H666])); 0)" office:value-type="float" office:value="0" calcext:value-type="float">
            <text:p/>
          </table:table-cell>
          <table:table-cell table:formula="of:=IF((ROW() - [.$B$13] &lt; 3);0;FLOOR(IFERROR(OFFSET([.$F666];-1*[.$B$13];0 );0) * [.$B$14]))" office:value-type="float" office:value="0" calcext:value-type="float">
            <text:p/>
          </table:table-cell>
          <table:table-cell table:formula="of:=SUM([.L$3:.L66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66]+1" office:value-type="date" office:date-value="2021-11-14" calcext:value-type="date">
            <text:p>11/14/21</text:p>
          </table:table-cell>
          <table:table-cell/>
          <table:table-cell table:formula="of:=IF([.G666] &lt; [.$B$25];CEILING([.G666]*[.$B$3];1);0)" office:value-type="float" office:value="0" calcext:value-type="float">
            <text:p/>
          </table:table-cell>
          <table:table-cell table:formula="of:=IF([.G666] &lt; [.$B$25];SUM([.F$3:.F667]);[.$B$25])" office:value-type="float" office:value="222350062.5" calcext:value-type="float">
            <text:p>222,350,063</text:p>
          </table:table-cell>
          <table:table-cell table:formula="of:=IF((ROW() - [.$B$21] &lt; 3);0;FLOOR(IFERROR(OFFSET([.$F66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67] &gt; [.$B$20];[.I667]-[.$B$20];0)" office:value-type="float" office:value="0" calcext:value-type="float">
            <text:p/>
          </table:table-cell>
          <table:table-cell table:formula="of:=IF([.J667] &gt; 0; ROUND([.$B$23] *MIN([.J667];[.H667])); 0)" office:value-type="float" office:value="0" calcext:value-type="float">
            <text:p/>
          </table:table-cell>
          <table:table-cell table:formula="of:=IF((ROW() - [.$B$13] &lt; 3);0;FLOOR(IFERROR(OFFSET([.$F667];-1*[.$B$13];0 );0) * [.$B$14]))" office:value-type="float" office:value="0" calcext:value-type="float">
            <text:p/>
          </table:table-cell>
          <table:table-cell table:formula="of:=SUM([.L$3:.L66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67]+1" office:value-type="date" office:date-value="2021-11-15" calcext:value-type="date">
            <text:p>11/15/21</text:p>
          </table:table-cell>
          <table:table-cell/>
          <table:table-cell table:formula="of:=IF([.G667] &lt; [.$B$25];CEILING([.G667]*[.$B$3];1);0)" office:value-type="float" office:value="0" calcext:value-type="float">
            <text:p/>
          </table:table-cell>
          <table:table-cell table:formula="of:=IF([.G667] &lt; [.$B$25];SUM([.F$3:.F668]);[.$B$25])" office:value-type="float" office:value="222350062.5" calcext:value-type="float">
            <text:p>222,350,063</text:p>
          </table:table-cell>
          <table:table-cell table:formula="of:=IF((ROW() - [.$B$21] &lt; 3);0;FLOOR(IFERROR(OFFSET([.$F66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68] &gt; [.$B$20];[.I668]-[.$B$20];0)" office:value-type="float" office:value="0" calcext:value-type="float">
            <text:p/>
          </table:table-cell>
          <table:table-cell table:formula="of:=IF([.J668] &gt; 0; ROUND([.$B$23] *MIN([.J668];[.H668])); 0)" office:value-type="float" office:value="0" calcext:value-type="float">
            <text:p/>
          </table:table-cell>
          <table:table-cell table:formula="of:=IF((ROW() - [.$B$13] &lt; 3);0;FLOOR(IFERROR(OFFSET([.$F668];-1*[.$B$13];0 );0) * [.$B$14]))" office:value-type="float" office:value="0" calcext:value-type="float">
            <text:p/>
          </table:table-cell>
          <table:table-cell table:formula="of:=SUM([.L$3:.L66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68]+1" office:value-type="date" office:date-value="2021-11-16" calcext:value-type="date">
            <text:p>11/16/21</text:p>
          </table:table-cell>
          <table:table-cell/>
          <table:table-cell table:formula="of:=IF([.G668] &lt; [.$B$25];CEILING([.G668]*[.$B$3];1);0)" office:value-type="float" office:value="0" calcext:value-type="float">
            <text:p/>
          </table:table-cell>
          <table:table-cell table:formula="of:=IF([.G668] &lt; [.$B$25];SUM([.F$3:.F669]);[.$B$25])" office:value-type="float" office:value="222350062.5" calcext:value-type="float">
            <text:p>222,350,063</text:p>
          </table:table-cell>
          <table:table-cell table:formula="of:=IF((ROW() - [.$B$21] &lt; 3);0;FLOOR(IFERROR(OFFSET([.$F66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69] &gt; [.$B$20];[.I669]-[.$B$20];0)" office:value-type="float" office:value="0" calcext:value-type="float">
            <text:p/>
          </table:table-cell>
          <table:table-cell table:formula="of:=IF([.J669] &gt; 0; ROUND([.$B$23] *MIN([.J669];[.H669])); 0)" office:value-type="float" office:value="0" calcext:value-type="float">
            <text:p/>
          </table:table-cell>
          <table:table-cell table:formula="of:=IF((ROW() - [.$B$13] &lt; 3);0;FLOOR(IFERROR(OFFSET([.$F669];-1*[.$B$13];0 );0) * [.$B$14]))" office:value-type="float" office:value="0" calcext:value-type="float">
            <text:p/>
          </table:table-cell>
          <table:table-cell table:formula="of:=SUM([.L$3:.L66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69]+1" office:value-type="date" office:date-value="2021-11-17" calcext:value-type="date">
            <text:p>11/17/21</text:p>
          </table:table-cell>
          <table:table-cell/>
          <table:table-cell table:formula="of:=IF([.G669] &lt; [.$B$25];CEILING([.G669]*[.$B$3];1);0)" office:value-type="float" office:value="0" calcext:value-type="float">
            <text:p/>
          </table:table-cell>
          <table:table-cell table:formula="of:=IF([.G669] &lt; [.$B$25];SUM([.F$3:.F670]);[.$B$25])" office:value-type="float" office:value="222350062.5" calcext:value-type="float">
            <text:p>222,350,063</text:p>
          </table:table-cell>
          <table:table-cell table:formula="of:=IF((ROW() - [.$B$21] &lt; 3);0;FLOOR(IFERROR(OFFSET([.$F67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70] &gt; [.$B$20];[.I670]-[.$B$20];0)" office:value-type="float" office:value="0" calcext:value-type="float">
            <text:p/>
          </table:table-cell>
          <table:table-cell table:formula="of:=IF([.J670] &gt; 0; ROUND([.$B$23] *MIN([.J670];[.H670])); 0)" office:value-type="float" office:value="0" calcext:value-type="float">
            <text:p/>
          </table:table-cell>
          <table:table-cell table:formula="of:=IF((ROW() - [.$B$13] &lt; 3);0;FLOOR(IFERROR(OFFSET([.$F670];-1*[.$B$13];0 );0) * [.$B$14]))" office:value-type="float" office:value="0" calcext:value-type="float">
            <text:p/>
          </table:table-cell>
          <table:table-cell table:formula="of:=SUM([.L$3:.L67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70]+1" office:value-type="date" office:date-value="2021-11-18" calcext:value-type="date">
            <text:p>11/18/21</text:p>
          </table:table-cell>
          <table:table-cell/>
          <table:table-cell table:formula="of:=IF([.G670] &lt; [.$B$25];CEILING([.G670]*[.$B$3];1);0)" office:value-type="float" office:value="0" calcext:value-type="float">
            <text:p/>
          </table:table-cell>
          <table:table-cell table:formula="of:=IF([.G670] &lt; [.$B$25];SUM([.F$3:.F671]);[.$B$25])" office:value-type="float" office:value="222350062.5" calcext:value-type="float">
            <text:p>222,350,063</text:p>
          </table:table-cell>
          <table:table-cell table:formula="of:=IF((ROW() - [.$B$21] &lt; 3);0;FLOOR(IFERROR(OFFSET([.$F67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71] &gt; [.$B$20];[.I671]-[.$B$20];0)" office:value-type="float" office:value="0" calcext:value-type="float">
            <text:p/>
          </table:table-cell>
          <table:table-cell table:formula="of:=IF([.J671] &gt; 0; ROUND([.$B$23] *MIN([.J671];[.H671])); 0)" office:value-type="float" office:value="0" calcext:value-type="float">
            <text:p/>
          </table:table-cell>
          <table:table-cell table:formula="of:=IF((ROW() - [.$B$13] &lt; 3);0;FLOOR(IFERROR(OFFSET([.$F671];-1*[.$B$13];0 );0) * [.$B$14]))" office:value-type="float" office:value="0" calcext:value-type="float">
            <text:p/>
          </table:table-cell>
          <table:table-cell table:formula="of:=SUM([.L$3:.L67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71]+1" office:value-type="date" office:date-value="2021-11-19" calcext:value-type="date">
            <text:p>11/19/21</text:p>
          </table:table-cell>
          <table:table-cell/>
          <table:table-cell table:formula="of:=IF([.G671] &lt; [.$B$25];CEILING([.G671]*[.$B$3];1);0)" office:value-type="float" office:value="0" calcext:value-type="float">
            <text:p/>
          </table:table-cell>
          <table:table-cell table:formula="of:=IF([.G671] &lt; [.$B$25];SUM([.F$3:.F672]);[.$B$25])" office:value-type="float" office:value="222350062.5" calcext:value-type="float">
            <text:p>222,350,063</text:p>
          </table:table-cell>
          <table:table-cell table:formula="of:=IF((ROW() - [.$B$21] &lt; 3);0;FLOOR(IFERROR(OFFSET([.$F67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72] &gt; [.$B$20];[.I672]-[.$B$20];0)" office:value-type="float" office:value="0" calcext:value-type="float">
            <text:p/>
          </table:table-cell>
          <table:table-cell table:formula="of:=IF([.J672] &gt; 0; ROUND([.$B$23] *MIN([.J672];[.H672])); 0)" office:value-type="float" office:value="0" calcext:value-type="float">
            <text:p/>
          </table:table-cell>
          <table:table-cell table:formula="of:=IF((ROW() - [.$B$13] &lt; 3);0;FLOOR(IFERROR(OFFSET([.$F672];-1*[.$B$13];0 );0) * [.$B$14]))" office:value-type="float" office:value="0" calcext:value-type="float">
            <text:p/>
          </table:table-cell>
          <table:table-cell table:formula="of:=SUM([.L$3:.L67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72]+1" office:value-type="date" office:date-value="2021-11-20" calcext:value-type="date">
            <text:p>11/20/21</text:p>
          </table:table-cell>
          <table:table-cell/>
          <table:table-cell table:formula="of:=IF([.G672] &lt; [.$B$25];CEILING([.G672]*[.$B$3];1);0)" office:value-type="float" office:value="0" calcext:value-type="float">
            <text:p/>
          </table:table-cell>
          <table:table-cell table:formula="of:=IF([.G672] &lt; [.$B$25];SUM([.F$3:.F673]);[.$B$25])" office:value-type="float" office:value="222350062.5" calcext:value-type="float">
            <text:p>222,350,063</text:p>
          </table:table-cell>
          <table:table-cell table:formula="of:=IF((ROW() - [.$B$21] &lt; 3);0;FLOOR(IFERROR(OFFSET([.$F67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73] &gt; [.$B$20];[.I673]-[.$B$20];0)" office:value-type="float" office:value="0" calcext:value-type="float">
            <text:p/>
          </table:table-cell>
          <table:table-cell table:formula="of:=IF([.J673] &gt; 0; ROUND([.$B$23] *MIN([.J673];[.H673])); 0)" office:value-type="float" office:value="0" calcext:value-type="float">
            <text:p/>
          </table:table-cell>
          <table:table-cell table:formula="of:=IF((ROW() - [.$B$13] &lt; 3);0;FLOOR(IFERROR(OFFSET([.$F673];-1*[.$B$13];0 );0) * [.$B$14]))" office:value-type="float" office:value="0" calcext:value-type="float">
            <text:p/>
          </table:table-cell>
          <table:table-cell table:formula="of:=SUM([.L$3:.L67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73]+1" office:value-type="date" office:date-value="2021-11-21" calcext:value-type="date">
            <text:p>11/21/21</text:p>
          </table:table-cell>
          <table:table-cell/>
          <table:table-cell table:formula="of:=IF([.G673] &lt; [.$B$25];CEILING([.G673]*[.$B$3];1);0)" office:value-type="float" office:value="0" calcext:value-type="float">
            <text:p/>
          </table:table-cell>
          <table:table-cell table:formula="of:=IF([.G673] &lt; [.$B$25];SUM([.F$3:.F674]);[.$B$25])" office:value-type="float" office:value="222350062.5" calcext:value-type="float">
            <text:p>222,350,063</text:p>
          </table:table-cell>
          <table:table-cell table:formula="of:=IF((ROW() - [.$B$21] &lt; 3);0;FLOOR(IFERROR(OFFSET([.$F67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74] &gt; [.$B$20];[.I674]-[.$B$20];0)" office:value-type="float" office:value="0" calcext:value-type="float">
            <text:p/>
          </table:table-cell>
          <table:table-cell table:formula="of:=IF([.J674] &gt; 0; ROUND([.$B$23] *MIN([.J674];[.H674])); 0)" office:value-type="float" office:value="0" calcext:value-type="float">
            <text:p/>
          </table:table-cell>
          <table:table-cell table:formula="of:=IF((ROW() - [.$B$13] &lt; 3);0;FLOOR(IFERROR(OFFSET([.$F674];-1*[.$B$13];0 );0) * [.$B$14]))" office:value-type="float" office:value="0" calcext:value-type="float">
            <text:p/>
          </table:table-cell>
          <table:table-cell table:formula="of:=SUM([.L$3:.L67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74]+1" office:value-type="date" office:date-value="2021-11-22" calcext:value-type="date">
            <text:p>11/22/21</text:p>
          </table:table-cell>
          <table:table-cell/>
          <table:table-cell table:formula="of:=IF([.G674] &lt; [.$B$25];CEILING([.G674]*[.$B$3];1);0)" office:value-type="float" office:value="0" calcext:value-type="float">
            <text:p/>
          </table:table-cell>
          <table:table-cell table:formula="of:=IF([.G674] &lt; [.$B$25];SUM([.F$3:.F675]);[.$B$25])" office:value-type="float" office:value="222350062.5" calcext:value-type="float">
            <text:p>222,350,063</text:p>
          </table:table-cell>
          <table:table-cell table:formula="of:=IF((ROW() - [.$B$21] &lt; 3);0;FLOOR(IFERROR(OFFSET([.$F67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75] &gt; [.$B$20];[.I675]-[.$B$20];0)" office:value-type="float" office:value="0" calcext:value-type="float">
            <text:p/>
          </table:table-cell>
          <table:table-cell table:formula="of:=IF([.J675] &gt; 0; ROUND([.$B$23] *MIN([.J675];[.H675])); 0)" office:value-type="float" office:value="0" calcext:value-type="float">
            <text:p/>
          </table:table-cell>
          <table:table-cell table:formula="of:=IF((ROW() - [.$B$13] &lt; 3);0;FLOOR(IFERROR(OFFSET([.$F675];-1*[.$B$13];0 );0) * [.$B$14]))" office:value-type="float" office:value="0" calcext:value-type="float">
            <text:p/>
          </table:table-cell>
          <table:table-cell table:formula="of:=SUM([.L$3:.L67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75]+1" office:value-type="date" office:date-value="2021-11-23" calcext:value-type="date">
            <text:p>11/23/21</text:p>
          </table:table-cell>
          <table:table-cell/>
          <table:table-cell table:formula="of:=IF([.G675] &lt; [.$B$25];CEILING([.G675]*[.$B$3];1);0)" office:value-type="float" office:value="0" calcext:value-type="float">
            <text:p/>
          </table:table-cell>
          <table:table-cell table:formula="of:=IF([.G675] &lt; [.$B$25];SUM([.F$3:.F676]);[.$B$25])" office:value-type="float" office:value="222350062.5" calcext:value-type="float">
            <text:p>222,350,063</text:p>
          </table:table-cell>
          <table:table-cell table:formula="of:=IF((ROW() - [.$B$21] &lt; 3);0;FLOOR(IFERROR(OFFSET([.$F67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76] &gt; [.$B$20];[.I676]-[.$B$20];0)" office:value-type="float" office:value="0" calcext:value-type="float">
            <text:p/>
          </table:table-cell>
          <table:table-cell table:formula="of:=IF([.J676] &gt; 0; ROUND([.$B$23] *MIN([.J676];[.H676])); 0)" office:value-type="float" office:value="0" calcext:value-type="float">
            <text:p/>
          </table:table-cell>
          <table:table-cell table:formula="of:=IF((ROW() - [.$B$13] &lt; 3);0;FLOOR(IFERROR(OFFSET([.$F676];-1*[.$B$13];0 );0) * [.$B$14]))" office:value-type="float" office:value="0" calcext:value-type="float">
            <text:p/>
          </table:table-cell>
          <table:table-cell table:formula="of:=SUM([.L$3:.L67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76]+1" office:value-type="date" office:date-value="2021-11-24" calcext:value-type="date">
            <text:p>11/24/21</text:p>
          </table:table-cell>
          <table:table-cell/>
          <table:table-cell table:formula="of:=IF([.G676] &lt; [.$B$25];CEILING([.G676]*[.$B$3];1);0)" office:value-type="float" office:value="0" calcext:value-type="float">
            <text:p/>
          </table:table-cell>
          <table:table-cell table:formula="of:=IF([.G676] &lt; [.$B$25];SUM([.F$3:.F677]);[.$B$25])" office:value-type="float" office:value="222350062.5" calcext:value-type="float">
            <text:p>222,350,063</text:p>
          </table:table-cell>
          <table:table-cell table:formula="of:=IF((ROW() - [.$B$21] &lt; 3);0;FLOOR(IFERROR(OFFSET([.$F67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77] &gt; [.$B$20];[.I677]-[.$B$20];0)" office:value-type="float" office:value="0" calcext:value-type="float">
            <text:p/>
          </table:table-cell>
          <table:table-cell table:formula="of:=IF([.J677] &gt; 0; ROUND([.$B$23] *MIN([.J677];[.H677])); 0)" office:value-type="float" office:value="0" calcext:value-type="float">
            <text:p/>
          </table:table-cell>
          <table:table-cell table:formula="of:=IF((ROW() - [.$B$13] &lt; 3);0;FLOOR(IFERROR(OFFSET([.$F677];-1*[.$B$13];0 );0) * [.$B$14]))" office:value-type="float" office:value="0" calcext:value-type="float">
            <text:p/>
          </table:table-cell>
          <table:table-cell table:formula="of:=SUM([.L$3:.L67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77]+1" office:value-type="date" office:date-value="2021-11-25" calcext:value-type="date">
            <text:p>11/25/21</text:p>
          </table:table-cell>
          <table:table-cell/>
          <table:table-cell table:formula="of:=IF([.G677] &lt; [.$B$25];CEILING([.G677]*[.$B$3];1);0)" office:value-type="float" office:value="0" calcext:value-type="float">
            <text:p/>
          </table:table-cell>
          <table:table-cell table:formula="of:=IF([.G677] &lt; [.$B$25];SUM([.F$3:.F678]);[.$B$25])" office:value-type="float" office:value="222350062.5" calcext:value-type="float">
            <text:p>222,350,063</text:p>
          </table:table-cell>
          <table:table-cell table:formula="of:=IF((ROW() - [.$B$21] &lt; 3);0;FLOOR(IFERROR(OFFSET([.$F67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78] &gt; [.$B$20];[.I678]-[.$B$20];0)" office:value-type="float" office:value="0" calcext:value-type="float">
            <text:p/>
          </table:table-cell>
          <table:table-cell table:formula="of:=IF([.J678] &gt; 0; ROUND([.$B$23] *MIN([.J678];[.H678])); 0)" office:value-type="float" office:value="0" calcext:value-type="float">
            <text:p/>
          </table:table-cell>
          <table:table-cell table:formula="of:=IF((ROW() - [.$B$13] &lt; 3);0;FLOOR(IFERROR(OFFSET([.$F678];-1*[.$B$13];0 );0) * [.$B$14]))" office:value-type="float" office:value="0" calcext:value-type="float">
            <text:p/>
          </table:table-cell>
          <table:table-cell table:formula="of:=SUM([.L$3:.L67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78]+1" office:value-type="date" office:date-value="2021-11-26" calcext:value-type="date">
            <text:p>11/26/21</text:p>
          </table:table-cell>
          <table:table-cell/>
          <table:table-cell table:formula="of:=IF([.G678] &lt; [.$B$25];CEILING([.G678]*[.$B$3];1);0)" office:value-type="float" office:value="0" calcext:value-type="float">
            <text:p/>
          </table:table-cell>
          <table:table-cell table:formula="of:=IF([.G678] &lt; [.$B$25];SUM([.F$3:.F679]);[.$B$25])" office:value-type="float" office:value="222350062.5" calcext:value-type="float">
            <text:p>222,350,063</text:p>
          </table:table-cell>
          <table:table-cell table:formula="of:=IF((ROW() - [.$B$21] &lt; 3);0;FLOOR(IFERROR(OFFSET([.$F67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79] &gt; [.$B$20];[.I679]-[.$B$20];0)" office:value-type="float" office:value="0" calcext:value-type="float">
            <text:p/>
          </table:table-cell>
          <table:table-cell table:formula="of:=IF([.J679] &gt; 0; ROUND([.$B$23] *MIN([.J679];[.H679])); 0)" office:value-type="float" office:value="0" calcext:value-type="float">
            <text:p/>
          </table:table-cell>
          <table:table-cell table:formula="of:=IF((ROW() - [.$B$13] &lt; 3);0;FLOOR(IFERROR(OFFSET([.$F679];-1*[.$B$13];0 );0) * [.$B$14]))" office:value-type="float" office:value="0" calcext:value-type="float">
            <text:p/>
          </table:table-cell>
          <table:table-cell table:formula="of:=SUM([.L$3:.L67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79]+1" office:value-type="date" office:date-value="2021-11-27" calcext:value-type="date">
            <text:p>11/27/21</text:p>
          </table:table-cell>
          <table:table-cell/>
          <table:table-cell table:formula="of:=IF([.G679] &lt; [.$B$25];CEILING([.G679]*[.$B$3];1);0)" office:value-type="float" office:value="0" calcext:value-type="float">
            <text:p/>
          </table:table-cell>
          <table:table-cell table:formula="of:=IF([.G679] &lt; [.$B$25];SUM([.F$3:.F680]);[.$B$25])" office:value-type="float" office:value="222350062.5" calcext:value-type="float">
            <text:p>222,350,063</text:p>
          </table:table-cell>
          <table:table-cell table:formula="of:=IF((ROW() - [.$B$21] &lt; 3);0;FLOOR(IFERROR(OFFSET([.$F68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80] &gt; [.$B$20];[.I680]-[.$B$20];0)" office:value-type="float" office:value="0" calcext:value-type="float">
            <text:p/>
          </table:table-cell>
          <table:table-cell table:formula="of:=IF([.J680] &gt; 0; ROUND([.$B$23] *MIN([.J680];[.H680])); 0)" office:value-type="float" office:value="0" calcext:value-type="float">
            <text:p/>
          </table:table-cell>
          <table:table-cell table:formula="of:=IF((ROW() - [.$B$13] &lt; 3);0;FLOOR(IFERROR(OFFSET([.$F680];-1*[.$B$13];0 );0) * [.$B$14]))" office:value-type="float" office:value="0" calcext:value-type="float">
            <text:p/>
          </table:table-cell>
          <table:table-cell table:formula="of:=SUM([.L$3:.L68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80]+1" office:value-type="date" office:date-value="2021-11-28" calcext:value-type="date">
            <text:p>11/28/21</text:p>
          </table:table-cell>
          <table:table-cell/>
          <table:table-cell table:formula="of:=IF([.G680] &lt; [.$B$25];CEILING([.G680]*[.$B$3];1);0)" office:value-type="float" office:value="0" calcext:value-type="float">
            <text:p/>
          </table:table-cell>
          <table:table-cell table:formula="of:=IF([.G680] &lt; [.$B$25];SUM([.F$3:.F681]);[.$B$25])" office:value-type="float" office:value="222350062.5" calcext:value-type="float">
            <text:p>222,350,063</text:p>
          </table:table-cell>
          <table:table-cell table:formula="of:=IF((ROW() - [.$B$21] &lt; 3);0;FLOOR(IFERROR(OFFSET([.$F68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81] &gt; [.$B$20];[.I681]-[.$B$20];0)" office:value-type="float" office:value="0" calcext:value-type="float">
            <text:p/>
          </table:table-cell>
          <table:table-cell table:formula="of:=IF([.J681] &gt; 0; ROUND([.$B$23] *MIN([.J681];[.H681])); 0)" office:value-type="float" office:value="0" calcext:value-type="float">
            <text:p/>
          </table:table-cell>
          <table:table-cell table:formula="of:=IF((ROW() - [.$B$13] &lt; 3);0;FLOOR(IFERROR(OFFSET([.$F681];-1*[.$B$13];0 );0) * [.$B$14]))" office:value-type="float" office:value="0" calcext:value-type="float">
            <text:p/>
          </table:table-cell>
          <table:table-cell table:formula="of:=SUM([.L$3:.L68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81]+1" office:value-type="date" office:date-value="2021-11-29" calcext:value-type="date">
            <text:p>11/29/21</text:p>
          </table:table-cell>
          <table:table-cell/>
          <table:table-cell table:formula="of:=IF([.G681] &lt; [.$B$25];CEILING([.G681]*[.$B$3];1);0)" office:value-type="float" office:value="0" calcext:value-type="float">
            <text:p/>
          </table:table-cell>
          <table:table-cell table:formula="of:=IF([.G681] &lt; [.$B$25];SUM([.F$3:.F682]);[.$B$25])" office:value-type="float" office:value="222350062.5" calcext:value-type="float">
            <text:p>222,350,063</text:p>
          </table:table-cell>
          <table:table-cell table:formula="of:=IF((ROW() - [.$B$21] &lt; 3);0;FLOOR(IFERROR(OFFSET([.$F68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82] &gt; [.$B$20];[.I682]-[.$B$20];0)" office:value-type="float" office:value="0" calcext:value-type="float">
            <text:p/>
          </table:table-cell>
          <table:table-cell table:formula="of:=IF([.J682] &gt; 0; ROUND([.$B$23] *MIN([.J682];[.H682])); 0)" office:value-type="float" office:value="0" calcext:value-type="float">
            <text:p/>
          </table:table-cell>
          <table:table-cell table:formula="of:=IF((ROW() - [.$B$13] &lt; 3);0;FLOOR(IFERROR(OFFSET([.$F682];-1*[.$B$13];0 );0) * [.$B$14]))" office:value-type="float" office:value="0" calcext:value-type="float">
            <text:p/>
          </table:table-cell>
          <table:table-cell table:formula="of:=SUM([.L$3:.L68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82]+1" office:value-type="date" office:date-value="2021-11-30" calcext:value-type="date">
            <text:p>11/30/21</text:p>
          </table:table-cell>
          <table:table-cell/>
          <table:table-cell table:formula="of:=IF([.G682] &lt; [.$B$25];CEILING([.G682]*[.$B$3];1);0)" office:value-type="float" office:value="0" calcext:value-type="float">
            <text:p/>
          </table:table-cell>
          <table:table-cell table:formula="of:=IF([.G682] &lt; [.$B$25];SUM([.F$3:.F683]);[.$B$25])" office:value-type="float" office:value="222350062.5" calcext:value-type="float">
            <text:p>222,350,063</text:p>
          </table:table-cell>
          <table:table-cell table:formula="of:=IF((ROW() - [.$B$21] &lt; 3);0;FLOOR(IFERROR(OFFSET([.$F68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83] &gt; [.$B$20];[.I683]-[.$B$20];0)" office:value-type="float" office:value="0" calcext:value-type="float">
            <text:p/>
          </table:table-cell>
          <table:table-cell table:formula="of:=IF([.J683] &gt; 0; ROUND([.$B$23] *MIN([.J683];[.H683])); 0)" office:value-type="float" office:value="0" calcext:value-type="float">
            <text:p/>
          </table:table-cell>
          <table:table-cell table:formula="of:=IF((ROW() - [.$B$13] &lt; 3);0;FLOOR(IFERROR(OFFSET([.$F683];-1*[.$B$13];0 );0) * [.$B$14]))" office:value-type="float" office:value="0" calcext:value-type="float">
            <text:p/>
          </table:table-cell>
          <table:table-cell table:formula="of:=SUM([.L$3:.L68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83]+1" office:value-type="date" office:date-value="2021-12-01" calcext:value-type="date">
            <text:p>12/01/21</text:p>
          </table:table-cell>
          <table:table-cell/>
          <table:table-cell table:formula="of:=IF([.G683] &lt; [.$B$25];CEILING([.G683]*[.$B$3];1);0)" office:value-type="float" office:value="0" calcext:value-type="float">
            <text:p/>
          </table:table-cell>
          <table:table-cell table:formula="of:=IF([.G683] &lt; [.$B$25];SUM([.F$3:.F684]);[.$B$25])" office:value-type="float" office:value="222350062.5" calcext:value-type="float">
            <text:p>222,350,063</text:p>
          </table:table-cell>
          <table:table-cell table:formula="of:=IF((ROW() - [.$B$21] &lt; 3);0;FLOOR(IFERROR(OFFSET([.$F68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84] &gt; [.$B$20];[.I684]-[.$B$20];0)" office:value-type="float" office:value="0" calcext:value-type="float">
            <text:p/>
          </table:table-cell>
          <table:table-cell table:formula="of:=IF([.J684] &gt; 0; ROUND([.$B$23] *MIN([.J684];[.H684])); 0)" office:value-type="float" office:value="0" calcext:value-type="float">
            <text:p/>
          </table:table-cell>
          <table:table-cell table:formula="of:=IF((ROW() - [.$B$13] &lt; 3);0;FLOOR(IFERROR(OFFSET([.$F684];-1*[.$B$13];0 );0) * [.$B$14]))" office:value-type="float" office:value="0" calcext:value-type="float">
            <text:p/>
          </table:table-cell>
          <table:table-cell table:formula="of:=SUM([.L$3:.L68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84]+1" office:value-type="date" office:date-value="2021-12-02" calcext:value-type="date">
            <text:p>12/02/21</text:p>
          </table:table-cell>
          <table:table-cell/>
          <table:table-cell table:formula="of:=IF([.G684] &lt; [.$B$25];CEILING([.G684]*[.$B$3];1);0)" office:value-type="float" office:value="0" calcext:value-type="float">
            <text:p/>
          </table:table-cell>
          <table:table-cell table:formula="of:=IF([.G684] &lt; [.$B$25];SUM([.F$3:.F685]);[.$B$25])" office:value-type="float" office:value="222350062.5" calcext:value-type="float">
            <text:p>222,350,063</text:p>
          </table:table-cell>
          <table:table-cell table:formula="of:=IF((ROW() - [.$B$21] &lt; 3);0;FLOOR(IFERROR(OFFSET([.$F68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85] &gt; [.$B$20];[.I685]-[.$B$20];0)" office:value-type="float" office:value="0" calcext:value-type="float">
            <text:p/>
          </table:table-cell>
          <table:table-cell table:formula="of:=IF([.J685] &gt; 0; ROUND([.$B$23] *MIN([.J685];[.H685])); 0)" office:value-type="float" office:value="0" calcext:value-type="float">
            <text:p/>
          </table:table-cell>
          <table:table-cell table:formula="of:=IF((ROW() - [.$B$13] &lt; 3);0;FLOOR(IFERROR(OFFSET([.$F685];-1*[.$B$13];0 );0) * [.$B$14]))" office:value-type="float" office:value="0" calcext:value-type="float">
            <text:p/>
          </table:table-cell>
          <table:table-cell table:formula="of:=SUM([.L$3:.L68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85]+1" office:value-type="date" office:date-value="2021-12-03" calcext:value-type="date">
            <text:p>12/03/21</text:p>
          </table:table-cell>
          <table:table-cell/>
          <table:table-cell table:formula="of:=IF([.G685] &lt; [.$B$25];CEILING([.G685]*[.$B$3];1);0)" office:value-type="float" office:value="0" calcext:value-type="float">
            <text:p/>
          </table:table-cell>
          <table:table-cell table:formula="of:=IF([.G685] &lt; [.$B$25];SUM([.F$3:.F686]);[.$B$25])" office:value-type="float" office:value="222350062.5" calcext:value-type="float">
            <text:p>222,350,063</text:p>
          </table:table-cell>
          <table:table-cell table:formula="of:=IF((ROW() - [.$B$21] &lt; 3);0;FLOOR(IFERROR(OFFSET([.$F68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86] &gt; [.$B$20];[.I686]-[.$B$20];0)" office:value-type="float" office:value="0" calcext:value-type="float">
            <text:p/>
          </table:table-cell>
          <table:table-cell table:formula="of:=IF([.J686] &gt; 0; ROUND([.$B$23] *MIN([.J686];[.H686])); 0)" office:value-type="float" office:value="0" calcext:value-type="float">
            <text:p/>
          </table:table-cell>
          <table:table-cell table:formula="of:=IF((ROW() - [.$B$13] &lt; 3);0;FLOOR(IFERROR(OFFSET([.$F686];-1*[.$B$13];0 );0) * [.$B$14]))" office:value-type="float" office:value="0" calcext:value-type="float">
            <text:p/>
          </table:table-cell>
          <table:table-cell table:formula="of:=SUM([.L$3:.L68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86]+1" office:value-type="date" office:date-value="2021-12-04" calcext:value-type="date">
            <text:p>12/04/21</text:p>
          </table:table-cell>
          <table:table-cell/>
          <table:table-cell table:formula="of:=IF([.G686] &lt; [.$B$25];CEILING([.G686]*[.$B$3];1);0)" office:value-type="float" office:value="0" calcext:value-type="float">
            <text:p/>
          </table:table-cell>
          <table:table-cell table:formula="of:=IF([.G686] &lt; [.$B$25];SUM([.F$3:.F687]);[.$B$25])" office:value-type="float" office:value="222350062.5" calcext:value-type="float">
            <text:p>222,350,063</text:p>
          </table:table-cell>
          <table:table-cell table:formula="of:=IF((ROW() - [.$B$21] &lt; 3);0;FLOOR(IFERROR(OFFSET([.$F68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87] &gt; [.$B$20];[.I687]-[.$B$20];0)" office:value-type="float" office:value="0" calcext:value-type="float">
            <text:p/>
          </table:table-cell>
          <table:table-cell table:formula="of:=IF([.J687] &gt; 0; ROUND([.$B$23] *MIN([.J687];[.H687])); 0)" office:value-type="float" office:value="0" calcext:value-type="float">
            <text:p/>
          </table:table-cell>
          <table:table-cell table:formula="of:=IF((ROW() - [.$B$13] &lt; 3);0;FLOOR(IFERROR(OFFSET([.$F687];-1*[.$B$13];0 );0) * [.$B$14]))" office:value-type="float" office:value="0" calcext:value-type="float">
            <text:p/>
          </table:table-cell>
          <table:table-cell table:formula="of:=SUM([.L$3:.L68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87]+1" office:value-type="date" office:date-value="2021-12-05" calcext:value-type="date">
            <text:p>12/05/21</text:p>
          </table:table-cell>
          <table:table-cell/>
          <table:table-cell table:formula="of:=IF([.G687] &lt; [.$B$25];CEILING([.G687]*[.$B$3];1);0)" office:value-type="float" office:value="0" calcext:value-type="float">
            <text:p/>
          </table:table-cell>
          <table:table-cell table:formula="of:=IF([.G687] &lt; [.$B$25];SUM([.F$3:.F688]);[.$B$25])" office:value-type="float" office:value="222350062.5" calcext:value-type="float">
            <text:p>222,350,063</text:p>
          </table:table-cell>
          <table:table-cell table:formula="of:=IF((ROW() - [.$B$21] &lt; 3);0;FLOOR(IFERROR(OFFSET([.$F68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88] &gt; [.$B$20];[.I688]-[.$B$20];0)" office:value-type="float" office:value="0" calcext:value-type="float">
            <text:p/>
          </table:table-cell>
          <table:table-cell table:formula="of:=IF([.J688] &gt; 0; ROUND([.$B$23] *MIN([.J688];[.H688])); 0)" office:value-type="float" office:value="0" calcext:value-type="float">
            <text:p/>
          </table:table-cell>
          <table:table-cell table:formula="of:=IF((ROW() - [.$B$13] &lt; 3);0;FLOOR(IFERROR(OFFSET([.$F688];-1*[.$B$13];0 );0) * [.$B$14]))" office:value-type="float" office:value="0" calcext:value-type="float">
            <text:p/>
          </table:table-cell>
          <table:table-cell table:formula="of:=SUM([.L$3:.L68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88]+1" office:value-type="date" office:date-value="2021-12-06" calcext:value-type="date">
            <text:p>12/06/21</text:p>
          </table:table-cell>
          <table:table-cell/>
          <table:table-cell table:formula="of:=IF([.G688] &lt; [.$B$25];CEILING([.G688]*[.$B$3];1);0)" office:value-type="float" office:value="0" calcext:value-type="float">
            <text:p/>
          </table:table-cell>
          <table:table-cell table:formula="of:=IF([.G688] &lt; [.$B$25];SUM([.F$3:.F689]);[.$B$25])" office:value-type="float" office:value="222350062.5" calcext:value-type="float">
            <text:p>222,350,063</text:p>
          </table:table-cell>
          <table:table-cell table:formula="of:=IF((ROW() - [.$B$21] &lt; 3);0;FLOOR(IFERROR(OFFSET([.$F68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89] &gt; [.$B$20];[.I689]-[.$B$20];0)" office:value-type="float" office:value="0" calcext:value-type="float">
            <text:p/>
          </table:table-cell>
          <table:table-cell table:formula="of:=IF([.J689] &gt; 0; ROUND([.$B$23] *MIN([.J689];[.H689])); 0)" office:value-type="float" office:value="0" calcext:value-type="float">
            <text:p/>
          </table:table-cell>
          <table:table-cell table:formula="of:=IF((ROW() - [.$B$13] &lt; 3);0;FLOOR(IFERROR(OFFSET([.$F689];-1*[.$B$13];0 );0) * [.$B$14]))" office:value-type="float" office:value="0" calcext:value-type="float">
            <text:p/>
          </table:table-cell>
          <table:table-cell table:formula="of:=SUM([.L$3:.L68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89]+1" office:value-type="date" office:date-value="2021-12-07" calcext:value-type="date">
            <text:p>12/07/21</text:p>
          </table:table-cell>
          <table:table-cell/>
          <table:table-cell table:formula="of:=IF([.G689] &lt; [.$B$25];CEILING([.G689]*[.$B$3];1);0)" office:value-type="float" office:value="0" calcext:value-type="float">
            <text:p/>
          </table:table-cell>
          <table:table-cell table:formula="of:=IF([.G689] &lt; [.$B$25];SUM([.F$3:.F690]);[.$B$25])" office:value-type="float" office:value="222350062.5" calcext:value-type="float">
            <text:p>222,350,063</text:p>
          </table:table-cell>
          <table:table-cell table:formula="of:=IF((ROW() - [.$B$21] &lt; 3);0;FLOOR(IFERROR(OFFSET([.$F69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90] &gt; [.$B$20];[.I690]-[.$B$20];0)" office:value-type="float" office:value="0" calcext:value-type="float">
            <text:p/>
          </table:table-cell>
          <table:table-cell table:formula="of:=IF([.J690] &gt; 0; ROUND([.$B$23] *MIN([.J690];[.H690])); 0)" office:value-type="float" office:value="0" calcext:value-type="float">
            <text:p/>
          </table:table-cell>
          <table:table-cell table:formula="of:=IF((ROW() - [.$B$13] &lt; 3);0;FLOOR(IFERROR(OFFSET([.$F690];-1*[.$B$13];0 );0) * [.$B$14]))" office:value-type="float" office:value="0" calcext:value-type="float">
            <text:p/>
          </table:table-cell>
          <table:table-cell table:formula="of:=SUM([.L$3:.L69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90]+1" office:value-type="date" office:date-value="2021-12-08" calcext:value-type="date">
            <text:p>12/08/21</text:p>
          </table:table-cell>
          <table:table-cell/>
          <table:table-cell table:formula="of:=IF([.G690] &lt; [.$B$25];CEILING([.G690]*[.$B$3];1);0)" office:value-type="float" office:value="0" calcext:value-type="float">
            <text:p/>
          </table:table-cell>
          <table:table-cell table:formula="of:=IF([.G690] &lt; [.$B$25];SUM([.F$3:.F691]);[.$B$25])" office:value-type="float" office:value="222350062.5" calcext:value-type="float">
            <text:p>222,350,063</text:p>
          </table:table-cell>
          <table:table-cell table:formula="of:=IF((ROW() - [.$B$21] &lt; 3);0;FLOOR(IFERROR(OFFSET([.$F69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91] &gt; [.$B$20];[.I691]-[.$B$20];0)" office:value-type="float" office:value="0" calcext:value-type="float">
            <text:p/>
          </table:table-cell>
          <table:table-cell table:formula="of:=IF([.J691] &gt; 0; ROUND([.$B$23] *MIN([.J691];[.H691])); 0)" office:value-type="float" office:value="0" calcext:value-type="float">
            <text:p/>
          </table:table-cell>
          <table:table-cell table:formula="of:=IF((ROW() - [.$B$13] &lt; 3);0;FLOOR(IFERROR(OFFSET([.$F691];-1*[.$B$13];0 );0) * [.$B$14]))" office:value-type="float" office:value="0" calcext:value-type="float">
            <text:p/>
          </table:table-cell>
          <table:table-cell table:formula="of:=SUM([.L$3:.L69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91]+1" office:value-type="date" office:date-value="2021-12-09" calcext:value-type="date">
            <text:p>12/09/21</text:p>
          </table:table-cell>
          <table:table-cell/>
          <table:table-cell table:formula="of:=IF([.G691] &lt; [.$B$25];CEILING([.G691]*[.$B$3];1);0)" office:value-type="float" office:value="0" calcext:value-type="float">
            <text:p/>
          </table:table-cell>
          <table:table-cell table:formula="of:=IF([.G691] &lt; [.$B$25];SUM([.F$3:.F692]);[.$B$25])" office:value-type="float" office:value="222350062.5" calcext:value-type="float">
            <text:p>222,350,063</text:p>
          </table:table-cell>
          <table:table-cell table:formula="of:=IF((ROW() - [.$B$21] &lt; 3);0;FLOOR(IFERROR(OFFSET([.$F69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92] &gt; [.$B$20];[.I692]-[.$B$20];0)" office:value-type="float" office:value="0" calcext:value-type="float">
            <text:p/>
          </table:table-cell>
          <table:table-cell table:formula="of:=IF([.J692] &gt; 0; ROUND([.$B$23] *MIN([.J692];[.H692])); 0)" office:value-type="float" office:value="0" calcext:value-type="float">
            <text:p/>
          </table:table-cell>
          <table:table-cell table:formula="of:=IF((ROW() - [.$B$13] &lt; 3);0;FLOOR(IFERROR(OFFSET([.$F692];-1*[.$B$13];0 );0) * [.$B$14]))" office:value-type="float" office:value="0" calcext:value-type="float">
            <text:p/>
          </table:table-cell>
          <table:table-cell table:formula="of:=SUM([.L$3:.L69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92]+1" office:value-type="date" office:date-value="2021-12-10" calcext:value-type="date">
            <text:p>12/10/21</text:p>
          </table:table-cell>
          <table:table-cell/>
          <table:table-cell table:formula="of:=IF([.G692] &lt; [.$B$25];CEILING([.G692]*[.$B$3];1);0)" office:value-type="float" office:value="0" calcext:value-type="float">
            <text:p/>
          </table:table-cell>
          <table:table-cell table:formula="of:=IF([.G692] &lt; [.$B$25];SUM([.F$3:.F693]);[.$B$25])" office:value-type="float" office:value="222350062.5" calcext:value-type="float">
            <text:p>222,350,063</text:p>
          </table:table-cell>
          <table:table-cell table:formula="of:=IF((ROW() - [.$B$21] &lt; 3);0;FLOOR(IFERROR(OFFSET([.$F69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93] &gt; [.$B$20];[.I693]-[.$B$20];0)" office:value-type="float" office:value="0" calcext:value-type="float">
            <text:p/>
          </table:table-cell>
          <table:table-cell table:formula="of:=IF([.J693] &gt; 0; ROUND([.$B$23] *MIN([.J693];[.H693])); 0)" office:value-type="float" office:value="0" calcext:value-type="float">
            <text:p/>
          </table:table-cell>
          <table:table-cell table:formula="of:=IF((ROW() - [.$B$13] &lt; 3);0;FLOOR(IFERROR(OFFSET([.$F693];-1*[.$B$13];0 );0) * [.$B$14]))" office:value-type="float" office:value="0" calcext:value-type="float">
            <text:p/>
          </table:table-cell>
          <table:table-cell table:formula="of:=SUM([.L$3:.L69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93]+1" office:value-type="date" office:date-value="2021-12-11" calcext:value-type="date">
            <text:p>12/11/21</text:p>
          </table:table-cell>
          <table:table-cell/>
          <table:table-cell table:formula="of:=IF([.G693] &lt; [.$B$25];CEILING([.G693]*[.$B$3];1);0)" office:value-type="float" office:value="0" calcext:value-type="float">
            <text:p/>
          </table:table-cell>
          <table:table-cell table:formula="of:=IF([.G693] &lt; [.$B$25];SUM([.F$3:.F694]);[.$B$25])" office:value-type="float" office:value="222350062.5" calcext:value-type="float">
            <text:p>222,350,063</text:p>
          </table:table-cell>
          <table:table-cell table:formula="of:=IF((ROW() - [.$B$21] &lt; 3);0;FLOOR(IFERROR(OFFSET([.$F69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94] &gt; [.$B$20];[.I694]-[.$B$20];0)" office:value-type="float" office:value="0" calcext:value-type="float">
            <text:p/>
          </table:table-cell>
          <table:table-cell table:formula="of:=IF([.J694] &gt; 0; ROUND([.$B$23] *MIN([.J694];[.H694])); 0)" office:value-type="float" office:value="0" calcext:value-type="float">
            <text:p/>
          </table:table-cell>
          <table:table-cell table:formula="of:=IF((ROW() - [.$B$13] &lt; 3);0;FLOOR(IFERROR(OFFSET([.$F694];-1*[.$B$13];0 );0) * [.$B$14]))" office:value-type="float" office:value="0" calcext:value-type="float">
            <text:p/>
          </table:table-cell>
          <table:table-cell table:formula="of:=SUM([.L$3:.L69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94]+1" office:value-type="date" office:date-value="2021-12-12" calcext:value-type="date">
            <text:p>12/12/21</text:p>
          </table:table-cell>
          <table:table-cell/>
          <table:table-cell table:formula="of:=IF([.G694] &lt; [.$B$25];CEILING([.G694]*[.$B$3];1);0)" office:value-type="float" office:value="0" calcext:value-type="float">
            <text:p/>
          </table:table-cell>
          <table:table-cell table:formula="of:=IF([.G694] &lt; [.$B$25];SUM([.F$3:.F695]);[.$B$25])" office:value-type="float" office:value="222350062.5" calcext:value-type="float">
            <text:p>222,350,063</text:p>
          </table:table-cell>
          <table:table-cell table:formula="of:=IF((ROW() - [.$B$21] &lt; 3);0;FLOOR(IFERROR(OFFSET([.$F69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95] &gt; [.$B$20];[.I695]-[.$B$20];0)" office:value-type="float" office:value="0" calcext:value-type="float">
            <text:p/>
          </table:table-cell>
          <table:table-cell table:formula="of:=IF([.J695] &gt; 0; ROUND([.$B$23] *MIN([.J695];[.H695])); 0)" office:value-type="float" office:value="0" calcext:value-type="float">
            <text:p/>
          </table:table-cell>
          <table:table-cell table:formula="of:=IF((ROW() - [.$B$13] &lt; 3);0;FLOOR(IFERROR(OFFSET([.$F695];-1*[.$B$13];0 );0) * [.$B$14]))" office:value-type="float" office:value="0" calcext:value-type="float">
            <text:p/>
          </table:table-cell>
          <table:table-cell table:formula="of:=SUM([.L$3:.L69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95]+1" office:value-type="date" office:date-value="2021-12-13" calcext:value-type="date">
            <text:p>12/13/21</text:p>
          </table:table-cell>
          <table:table-cell/>
          <table:table-cell table:formula="of:=IF([.G695] &lt; [.$B$25];CEILING([.G695]*[.$B$3];1);0)" office:value-type="float" office:value="0" calcext:value-type="float">
            <text:p/>
          </table:table-cell>
          <table:table-cell table:formula="of:=IF([.G695] &lt; [.$B$25];SUM([.F$3:.F696]);[.$B$25])" office:value-type="float" office:value="222350062.5" calcext:value-type="float">
            <text:p>222,350,063</text:p>
          </table:table-cell>
          <table:table-cell table:formula="of:=IF((ROW() - [.$B$21] &lt; 3);0;FLOOR(IFERROR(OFFSET([.$F69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96] &gt; [.$B$20];[.I696]-[.$B$20];0)" office:value-type="float" office:value="0" calcext:value-type="float">
            <text:p/>
          </table:table-cell>
          <table:table-cell table:formula="of:=IF([.J696] &gt; 0; ROUND([.$B$23] *MIN([.J696];[.H696])); 0)" office:value-type="float" office:value="0" calcext:value-type="float">
            <text:p/>
          </table:table-cell>
          <table:table-cell table:formula="of:=IF((ROW() - [.$B$13] &lt; 3);0;FLOOR(IFERROR(OFFSET([.$F696];-1*[.$B$13];0 );0) * [.$B$14]))" office:value-type="float" office:value="0" calcext:value-type="float">
            <text:p/>
          </table:table-cell>
          <table:table-cell table:formula="of:=SUM([.L$3:.L69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96]+1" office:value-type="date" office:date-value="2021-12-14" calcext:value-type="date">
            <text:p>12/14/21</text:p>
          </table:table-cell>
          <table:table-cell/>
          <table:table-cell table:formula="of:=IF([.G696] &lt; [.$B$25];CEILING([.G696]*[.$B$3];1);0)" office:value-type="float" office:value="0" calcext:value-type="float">
            <text:p/>
          </table:table-cell>
          <table:table-cell table:formula="of:=IF([.G696] &lt; [.$B$25];SUM([.F$3:.F697]);[.$B$25])" office:value-type="float" office:value="222350062.5" calcext:value-type="float">
            <text:p>222,350,063</text:p>
          </table:table-cell>
          <table:table-cell table:formula="of:=IF((ROW() - [.$B$21] &lt; 3);0;FLOOR(IFERROR(OFFSET([.$F69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97] &gt; [.$B$20];[.I697]-[.$B$20];0)" office:value-type="float" office:value="0" calcext:value-type="float">
            <text:p/>
          </table:table-cell>
          <table:table-cell table:formula="of:=IF([.J697] &gt; 0; ROUND([.$B$23] *MIN([.J697];[.H697])); 0)" office:value-type="float" office:value="0" calcext:value-type="float">
            <text:p/>
          </table:table-cell>
          <table:table-cell table:formula="of:=IF((ROW() - [.$B$13] &lt; 3);0;FLOOR(IFERROR(OFFSET([.$F697];-1*[.$B$13];0 );0) * [.$B$14]))" office:value-type="float" office:value="0" calcext:value-type="float">
            <text:p/>
          </table:table-cell>
          <table:table-cell table:formula="of:=SUM([.L$3:.L69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97]+1" office:value-type="date" office:date-value="2021-12-15" calcext:value-type="date">
            <text:p>12/15/21</text:p>
          </table:table-cell>
          <table:table-cell/>
          <table:table-cell table:formula="of:=IF([.G697] &lt; [.$B$25];CEILING([.G697]*[.$B$3];1);0)" office:value-type="float" office:value="0" calcext:value-type="float">
            <text:p/>
          </table:table-cell>
          <table:table-cell table:formula="of:=IF([.G697] &lt; [.$B$25];SUM([.F$3:.F698]);[.$B$25])" office:value-type="float" office:value="222350062.5" calcext:value-type="float">
            <text:p>222,350,063</text:p>
          </table:table-cell>
          <table:table-cell table:formula="of:=IF((ROW() - [.$B$21] &lt; 3);0;FLOOR(IFERROR(OFFSET([.$F69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98] &gt; [.$B$20];[.I698]-[.$B$20];0)" office:value-type="float" office:value="0" calcext:value-type="float">
            <text:p/>
          </table:table-cell>
          <table:table-cell table:formula="of:=IF([.J698] &gt; 0; ROUND([.$B$23] *MIN([.J698];[.H698])); 0)" office:value-type="float" office:value="0" calcext:value-type="float">
            <text:p/>
          </table:table-cell>
          <table:table-cell table:formula="of:=IF((ROW() - [.$B$13] &lt; 3);0;FLOOR(IFERROR(OFFSET([.$F698];-1*[.$B$13];0 );0) * [.$B$14]))" office:value-type="float" office:value="0" calcext:value-type="float">
            <text:p/>
          </table:table-cell>
          <table:table-cell table:formula="of:=SUM([.L$3:.L69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98]+1" office:value-type="date" office:date-value="2021-12-16" calcext:value-type="date">
            <text:p>12/16/21</text:p>
          </table:table-cell>
          <table:table-cell/>
          <table:table-cell table:formula="of:=IF([.G698] &lt; [.$B$25];CEILING([.G698]*[.$B$3];1);0)" office:value-type="float" office:value="0" calcext:value-type="float">
            <text:p/>
          </table:table-cell>
          <table:table-cell table:formula="of:=IF([.G698] &lt; [.$B$25];SUM([.F$3:.F699]);[.$B$25])" office:value-type="float" office:value="222350062.5" calcext:value-type="float">
            <text:p>222,350,063</text:p>
          </table:table-cell>
          <table:table-cell table:formula="of:=IF((ROW() - [.$B$21] &lt; 3);0;FLOOR(IFERROR(OFFSET([.$F69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699] &gt; [.$B$20];[.I699]-[.$B$20];0)" office:value-type="float" office:value="0" calcext:value-type="float">
            <text:p/>
          </table:table-cell>
          <table:table-cell table:formula="of:=IF([.J699] &gt; 0; ROUND([.$B$23] *MIN([.J699];[.H699])); 0)" office:value-type="float" office:value="0" calcext:value-type="float">
            <text:p/>
          </table:table-cell>
          <table:table-cell table:formula="of:=IF((ROW() - [.$B$13] &lt; 3);0;FLOOR(IFERROR(OFFSET([.$F699];-1*[.$B$13];0 );0) * [.$B$14]))" office:value-type="float" office:value="0" calcext:value-type="float">
            <text:p/>
          </table:table-cell>
          <table:table-cell table:formula="of:=SUM([.L$3:.L69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699]+1" office:value-type="date" office:date-value="2021-12-17" calcext:value-type="date">
            <text:p>12/17/21</text:p>
          </table:table-cell>
          <table:table-cell/>
          <table:table-cell table:formula="of:=IF([.G699] &lt; [.$B$25];CEILING([.G699]*[.$B$3];1);0)" office:value-type="float" office:value="0" calcext:value-type="float">
            <text:p/>
          </table:table-cell>
          <table:table-cell table:formula="of:=IF([.G699] &lt; [.$B$25];SUM([.F$3:.F700]);[.$B$25])" office:value-type="float" office:value="222350062.5" calcext:value-type="float">
            <text:p>222,350,063</text:p>
          </table:table-cell>
          <table:table-cell table:formula="of:=IF((ROW() - [.$B$21] &lt; 3);0;FLOOR(IFERROR(OFFSET([.$F70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00] &gt; [.$B$20];[.I700]-[.$B$20];0)" office:value-type="float" office:value="0" calcext:value-type="float">
            <text:p/>
          </table:table-cell>
          <table:table-cell table:formula="of:=IF([.J700] &gt; 0; ROUND([.$B$23] *MIN([.J700];[.H700])); 0)" office:value-type="float" office:value="0" calcext:value-type="float">
            <text:p/>
          </table:table-cell>
          <table:table-cell table:formula="of:=IF((ROW() - [.$B$13] &lt; 3);0;FLOOR(IFERROR(OFFSET([.$F700];-1*[.$B$13];0 );0) * [.$B$14]))" office:value-type="float" office:value="0" calcext:value-type="float">
            <text:p/>
          </table:table-cell>
          <table:table-cell table:formula="of:=SUM([.L$3:.L70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00]+1" office:value-type="date" office:date-value="2021-12-18" calcext:value-type="date">
            <text:p>12/18/21</text:p>
          </table:table-cell>
          <table:table-cell/>
          <table:table-cell table:formula="of:=IF([.G700] &lt; [.$B$25];CEILING([.G700]*[.$B$3];1);0)" office:value-type="float" office:value="0" calcext:value-type="float">
            <text:p/>
          </table:table-cell>
          <table:table-cell table:formula="of:=IF([.G700] &lt; [.$B$25];SUM([.F$3:.F701]);[.$B$25])" office:value-type="float" office:value="222350062.5" calcext:value-type="float">
            <text:p>222,350,063</text:p>
          </table:table-cell>
          <table:table-cell table:formula="of:=IF((ROW() - [.$B$21] &lt; 3);0;FLOOR(IFERROR(OFFSET([.$F70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01] &gt; [.$B$20];[.I701]-[.$B$20];0)" office:value-type="float" office:value="0" calcext:value-type="float">
            <text:p/>
          </table:table-cell>
          <table:table-cell table:formula="of:=IF([.J701] &gt; 0; ROUND([.$B$23] *MIN([.J701];[.H701])); 0)" office:value-type="float" office:value="0" calcext:value-type="float">
            <text:p/>
          </table:table-cell>
          <table:table-cell table:formula="of:=IF((ROW() - [.$B$13] &lt; 3);0;FLOOR(IFERROR(OFFSET([.$F701];-1*[.$B$13];0 );0) * [.$B$14]))" office:value-type="float" office:value="0" calcext:value-type="float">
            <text:p/>
          </table:table-cell>
          <table:table-cell table:formula="of:=SUM([.L$3:.L70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01]+1" office:value-type="date" office:date-value="2021-12-19" calcext:value-type="date">
            <text:p>12/19/21</text:p>
          </table:table-cell>
          <table:table-cell/>
          <table:table-cell table:formula="of:=IF([.G701] &lt; [.$B$25];CEILING([.G701]*[.$B$3];1);0)" office:value-type="float" office:value="0" calcext:value-type="float">
            <text:p/>
          </table:table-cell>
          <table:table-cell table:formula="of:=IF([.G701] &lt; [.$B$25];SUM([.F$3:.F702]);[.$B$25])" office:value-type="float" office:value="222350062.5" calcext:value-type="float">
            <text:p>222,350,063</text:p>
          </table:table-cell>
          <table:table-cell table:formula="of:=IF((ROW() - [.$B$21] &lt; 3);0;FLOOR(IFERROR(OFFSET([.$F70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02] &gt; [.$B$20];[.I702]-[.$B$20];0)" office:value-type="float" office:value="0" calcext:value-type="float">
            <text:p/>
          </table:table-cell>
          <table:table-cell table:formula="of:=IF([.J702] &gt; 0; ROUND([.$B$23] *MIN([.J702];[.H702])); 0)" office:value-type="float" office:value="0" calcext:value-type="float">
            <text:p/>
          </table:table-cell>
          <table:table-cell table:formula="of:=IF((ROW() - [.$B$13] &lt; 3);0;FLOOR(IFERROR(OFFSET([.$F702];-1*[.$B$13];0 );0) * [.$B$14]))" office:value-type="float" office:value="0" calcext:value-type="float">
            <text:p/>
          </table:table-cell>
          <table:table-cell table:formula="of:=SUM([.L$3:.L70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02]+1" office:value-type="date" office:date-value="2021-12-20" calcext:value-type="date">
            <text:p>12/20/21</text:p>
          </table:table-cell>
          <table:table-cell/>
          <table:table-cell table:formula="of:=IF([.G702] &lt; [.$B$25];CEILING([.G702]*[.$B$3];1);0)" office:value-type="float" office:value="0" calcext:value-type="float">
            <text:p/>
          </table:table-cell>
          <table:table-cell table:formula="of:=IF([.G702] &lt; [.$B$25];SUM([.F$3:.F703]);[.$B$25])" office:value-type="float" office:value="222350062.5" calcext:value-type="float">
            <text:p>222,350,063</text:p>
          </table:table-cell>
          <table:table-cell table:formula="of:=IF((ROW() - [.$B$21] &lt; 3);0;FLOOR(IFERROR(OFFSET([.$F70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03] &gt; [.$B$20];[.I703]-[.$B$20];0)" office:value-type="float" office:value="0" calcext:value-type="float">
            <text:p/>
          </table:table-cell>
          <table:table-cell table:formula="of:=IF([.J703] &gt; 0; ROUND([.$B$23] *MIN([.J703];[.H703])); 0)" office:value-type="float" office:value="0" calcext:value-type="float">
            <text:p/>
          </table:table-cell>
          <table:table-cell table:formula="of:=IF((ROW() - [.$B$13] &lt; 3);0;FLOOR(IFERROR(OFFSET([.$F703];-1*[.$B$13];0 );0) * [.$B$14]))" office:value-type="float" office:value="0" calcext:value-type="float">
            <text:p/>
          </table:table-cell>
          <table:table-cell table:formula="of:=SUM([.L$3:.L70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03]+1" office:value-type="date" office:date-value="2021-12-21" calcext:value-type="date">
            <text:p>12/21/21</text:p>
          </table:table-cell>
          <table:table-cell/>
          <table:table-cell table:formula="of:=IF([.G703] &lt; [.$B$25];CEILING([.G703]*[.$B$3];1);0)" office:value-type="float" office:value="0" calcext:value-type="float">
            <text:p/>
          </table:table-cell>
          <table:table-cell table:formula="of:=IF([.G703] &lt; [.$B$25];SUM([.F$3:.F704]);[.$B$25])" office:value-type="float" office:value="222350062.5" calcext:value-type="float">
            <text:p>222,350,063</text:p>
          </table:table-cell>
          <table:table-cell table:formula="of:=IF((ROW() - [.$B$21] &lt; 3);0;FLOOR(IFERROR(OFFSET([.$F70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04] &gt; [.$B$20];[.I704]-[.$B$20];0)" office:value-type="float" office:value="0" calcext:value-type="float">
            <text:p/>
          </table:table-cell>
          <table:table-cell table:formula="of:=IF([.J704] &gt; 0; ROUND([.$B$23] *MIN([.J704];[.H704])); 0)" office:value-type="float" office:value="0" calcext:value-type="float">
            <text:p/>
          </table:table-cell>
          <table:table-cell table:formula="of:=IF((ROW() - [.$B$13] &lt; 3);0;FLOOR(IFERROR(OFFSET([.$F704];-1*[.$B$13];0 );0) * [.$B$14]))" office:value-type="float" office:value="0" calcext:value-type="float">
            <text:p/>
          </table:table-cell>
          <table:table-cell table:formula="of:=SUM([.L$3:.L70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04]+1" office:value-type="date" office:date-value="2021-12-22" calcext:value-type="date">
            <text:p>12/22/21</text:p>
          </table:table-cell>
          <table:table-cell/>
          <table:table-cell table:formula="of:=IF([.G704] &lt; [.$B$25];CEILING([.G704]*[.$B$3];1);0)" office:value-type="float" office:value="0" calcext:value-type="float">
            <text:p/>
          </table:table-cell>
          <table:table-cell table:formula="of:=IF([.G704] &lt; [.$B$25];SUM([.F$3:.F705]);[.$B$25])" office:value-type="float" office:value="222350062.5" calcext:value-type="float">
            <text:p>222,350,063</text:p>
          </table:table-cell>
          <table:table-cell table:formula="of:=IF((ROW() - [.$B$21] &lt; 3);0;FLOOR(IFERROR(OFFSET([.$F70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05] &gt; [.$B$20];[.I705]-[.$B$20];0)" office:value-type="float" office:value="0" calcext:value-type="float">
            <text:p/>
          </table:table-cell>
          <table:table-cell table:formula="of:=IF([.J705] &gt; 0; ROUND([.$B$23] *MIN([.J705];[.H705])); 0)" office:value-type="float" office:value="0" calcext:value-type="float">
            <text:p/>
          </table:table-cell>
          <table:table-cell table:formula="of:=IF((ROW() - [.$B$13] &lt; 3);0;FLOOR(IFERROR(OFFSET([.$F705];-1*[.$B$13];0 );0) * [.$B$14]))" office:value-type="float" office:value="0" calcext:value-type="float">
            <text:p/>
          </table:table-cell>
          <table:table-cell table:formula="of:=SUM([.L$3:.L70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05]+1" office:value-type="date" office:date-value="2021-12-23" calcext:value-type="date">
            <text:p>12/23/21</text:p>
          </table:table-cell>
          <table:table-cell/>
          <table:table-cell table:formula="of:=IF([.G705] &lt; [.$B$25];CEILING([.G705]*[.$B$3];1);0)" office:value-type="float" office:value="0" calcext:value-type="float">
            <text:p/>
          </table:table-cell>
          <table:table-cell table:formula="of:=IF([.G705] &lt; [.$B$25];SUM([.F$3:.F706]);[.$B$25])" office:value-type="float" office:value="222350062.5" calcext:value-type="float">
            <text:p>222,350,063</text:p>
          </table:table-cell>
          <table:table-cell table:formula="of:=IF((ROW() - [.$B$21] &lt; 3);0;FLOOR(IFERROR(OFFSET([.$F70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06] &gt; [.$B$20];[.I706]-[.$B$20];0)" office:value-type="float" office:value="0" calcext:value-type="float">
            <text:p/>
          </table:table-cell>
          <table:table-cell table:formula="of:=IF([.J706] &gt; 0; ROUND([.$B$23] *MIN([.J706];[.H706])); 0)" office:value-type="float" office:value="0" calcext:value-type="float">
            <text:p/>
          </table:table-cell>
          <table:table-cell table:formula="of:=IF((ROW() - [.$B$13] &lt; 3);0;FLOOR(IFERROR(OFFSET([.$F706];-1*[.$B$13];0 );0) * [.$B$14]))" office:value-type="float" office:value="0" calcext:value-type="float">
            <text:p/>
          </table:table-cell>
          <table:table-cell table:formula="of:=SUM([.L$3:.L70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06]+1" office:value-type="date" office:date-value="2021-12-24" calcext:value-type="date">
            <text:p>12/24/21</text:p>
          </table:table-cell>
          <table:table-cell/>
          <table:table-cell table:formula="of:=IF([.G706] &lt; [.$B$25];CEILING([.G706]*[.$B$3];1);0)" office:value-type="float" office:value="0" calcext:value-type="float">
            <text:p/>
          </table:table-cell>
          <table:table-cell table:formula="of:=IF([.G706] &lt; [.$B$25];SUM([.F$3:.F707]);[.$B$25])" office:value-type="float" office:value="222350062.5" calcext:value-type="float">
            <text:p>222,350,063</text:p>
          </table:table-cell>
          <table:table-cell table:formula="of:=IF((ROW() - [.$B$21] &lt; 3);0;FLOOR(IFERROR(OFFSET([.$F70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07] &gt; [.$B$20];[.I707]-[.$B$20];0)" office:value-type="float" office:value="0" calcext:value-type="float">
            <text:p/>
          </table:table-cell>
          <table:table-cell table:formula="of:=IF([.J707] &gt; 0; ROUND([.$B$23] *MIN([.J707];[.H707])); 0)" office:value-type="float" office:value="0" calcext:value-type="float">
            <text:p/>
          </table:table-cell>
          <table:table-cell table:formula="of:=IF((ROW() - [.$B$13] &lt; 3);0;FLOOR(IFERROR(OFFSET([.$F707];-1*[.$B$13];0 );0) * [.$B$14]))" office:value-type="float" office:value="0" calcext:value-type="float">
            <text:p/>
          </table:table-cell>
          <table:table-cell table:formula="of:=SUM([.L$3:.L70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07]+1" office:value-type="date" office:date-value="2021-12-25" calcext:value-type="date">
            <text:p>12/25/21</text:p>
          </table:table-cell>
          <table:table-cell/>
          <table:table-cell table:formula="of:=IF([.G707] &lt; [.$B$25];CEILING([.G707]*[.$B$3];1);0)" office:value-type="float" office:value="0" calcext:value-type="float">
            <text:p/>
          </table:table-cell>
          <table:table-cell table:formula="of:=IF([.G707] &lt; [.$B$25];SUM([.F$3:.F708]);[.$B$25])" office:value-type="float" office:value="222350062.5" calcext:value-type="float">
            <text:p>222,350,063</text:p>
          </table:table-cell>
          <table:table-cell table:formula="of:=IF((ROW() - [.$B$21] &lt; 3);0;FLOOR(IFERROR(OFFSET([.$F70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08] &gt; [.$B$20];[.I708]-[.$B$20];0)" office:value-type="float" office:value="0" calcext:value-type="float">
            <text:p/>
          </table:table-cell>
          <table:table-cell table:formula="of:=IF([.J708] &gt; 0; ROUND([.$B$23] *MIN([.J708];[.H708])); 0)" office:value-type="float" office:value="0" calcext:value-type="float">
            <text:p/>
          </table:table-cell>
          <table:table-cell table:formula="of:=IF((ROW() - [.$B$13] &lt; 3);0;FLOOR(IFERROR(OFFSET([.$F708];-1*[.$B$13];0 );0) * [.$B$14]))" office:value-type="float" office:value="0" calcext:value-type="float">
            <text:p/>
          </table:table-cell>
          <table:table-cell table:formula="of:=SUM([.L$3:.L70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08]+1" office:value-type="date" office:date-value="2021-12-26" calcext:value-type="date">
            <text:p>12/26/21</text:p>
          </table:table-cell>
          <table:table-cell/>
          <table:table-cell table:formula="of:=IF([.G708] &lt; [.$B$25];CEILING([.G708]*[.$B$3];1);0)" office:value-type="float" office:value="0" calcext:value-type="float">
            <text:p/>
          </table:table-cell>
          <table:table-cell table:formula="of:=IF([.G708] &lt; [.$B$25];SUM([.F$3:.F709]);[.$B$25])" office:value-type="float" office:value="222350062.5" calcext:value-type="float">
            <text:p>222,350,063</text:p>
          </table:table-cell>
          <table:table-cell table:formula="of:=IF((ROW() - [.$B$21] &lt; 3);0;FLOOR(IFERROR(OFFSET([.$F70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09] &gt; [.$B$20];[.I709]-[.$B$20];0)" office:value-type="float" office:value="0" calcext:value-type="float">
            <text:p/>
          </table:table-cell>
          <table:table-cell table:formula="of:=IF([.J709] &gt; 0; ROUND([.$B$23] *MIN([.J709];[.H709])); 0)" office:value-type="float" office:value="0" calcext:value-type="float">
            <text:p/>
          </table:table-cell>
          <table:table-cell table:formula="of:=IF((ROW() - [.$B$13] &lt; 3);0;FLOOR(IFERROR(OFFSET([.$F709];-1*[.$B$13];0 );0) * [.$B$14]))" office:value-type="float" office:value="0" calcext:value-type="float">
            <text:p/>
          </table:table-cell>
          <table:table-cell table:formula="of:=SUM([.L$3:.L70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09]+1" office:value-type="date" office:date-value="2021-12-27" calcext:value-type="date">
            <text:p>12/27/21</text:p>
          </table:table-cell>
          <table:table-cell/>
          <table:table-cell table:formula="of:=IF([.G709] &lt; [.$B$25];CEILING([.G709]*[.$B$3];1);0)" office:value-type="float" office:value="0" calcext:value-type="float">
            <text:p/>
          </table:table-cell>
          <table:table-cell table:formula="of:=IF([.G709] &lt; [.$B$25];SUM([.F$3:.F710]);[.$B$25])" office:value-type="float" office:value="222350062.5" calcext:value-type="float">
            <text:p>222,350,063</text:p>
          </table:table-cell>
          <table:table-cell table:formula="of:=IF((ROW() - [.$B$21] &lt; 3);0;FLOOR(IFERROR(OFFSET([.$F71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10] &gt; [.$B$20];[.I710]-[.$B$20];0)" office:value-type="float" office:value="0" calcext:value-type="float">
            <text:p/>
          </table:table-cell>
          <table:table-cell table:formula="of:=IF([.J710] &gt; 0; ROUND([.$B$23] *MIN([.J710];[.H710])); 0)" office:value-type="float" office:value="0" calcext:value-type="float">
            <text:p/>
          </table:table-cell>
          <table:table-cell table:formula="of:=IF((ROW() - [.$B$13] &lt; 3);0;FLOOR(IFERROR(OFFSET([.$F710];-1*[.$B$13];0 );0) * [.$B$14]))" office:value-type="float" office:value="0" calcext:value-type="float">
            <text:p/>
          </table:table-cell>
          <table:table-cell table:formula="of:=SUM([.L$3:.L71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10]+1" office:value-type="date" office:date-value="2021-12-28" calcext:value-type="date">
            <text:p>12/28/21</text:p>
          </table:table-cell>
          <table:table-cell/>
          <table:table-cell table:formula="of:=IF([.G710] &lt; [.$B$25];CEILING([.G710]*[.$B$3];1);0)" office:value-type="float" office:value="0" calcext:value-type="float">
            <text:p/>
          </table:table-cell>
          <table:table-cell table:formula="of:=IF([.G710] &lt; [.$B$25];SUM([.F$3:.F711]);[.$B$25])" office:value-type="float" office:value="222350062.5" calcext:value-type="float">
            <text:p>222,350,063</text:p>
          </table:table-cell>
          <table:table-cell table:formula="of:=IF((ROW() - [.$B$21] &lt; 3);0;FLOOR(IFERROR(OFFSET([.$F71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11] &gt; [.$B$20];[.I711]-[.$B$20];0)" office:value-type="float" office:value="0" calcext:value-type="float">
            <text:p/>
          </table:table-cell>
          <table:table-cell table:formula="of:=IF([.J711] &gt; 0; ROUND([.$B$23] *MIN([.J711];[.H711])); 0)" office:value-type="float" office:value="0" calcext:value-type="float">
            <text:p/>
          </table:table-cell>
          <table:table-cell table:formula="of:=IF((ROW() - [.$B$13] &lt; 3);0;FLOOR(IFERROR(OFFSET([.$F711];-1*[.$B$13];0 );0) * [.$B$14]))" office:value-type="float" office:value="0" calcext:value-type="float">
            <text:p/>
          </table:table-cell>
          <table:table-cell table:formula="of:=SUM([.L$3:.L71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11]+1" office:value-type="date" office:date-value="2021-12-29" calcext:value-type="date">
            <text:p>12/29/21</text:p>
          </table:table-cell>
          <table:table-cell/>
          <table:table-cell table:formula="of:=IF([.G711] &lt; [.$B$25];CEILING([.G711]*[.$B$3];1);0)" office:value-type="float" office:value="0" calcext:value-type="float">
            <text:p/>
          </table:table-cell>
          <table:table-cell table:formula="of:=IF([.G711] &lt; [.$B$25];SUM([.F$3:.F712]);[.$B$25])" office:value-type="float" office:value="222350062.5" calcext:value-type="float">
            <text:p>222,350,063</text:p>
          </table:table-cell>
          <table:table-cell table:formula="of:=IF((ROW() - [.$B$21] &lt; 3);0;FLOOR(IFERROR(OFFSET([.$F71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12] &gt; [.$B$20];[.I712]-[.$B$20];0)" office:value-type="float" office:value="0" calcext:value-type="float">
            <text:p/>
          </table:table-cell>
          <table:table-cell table:formula="of:=IF([.J712] &gt; 0; ROUND([.$B$23] *MIN([.J712];[.H712])); 0)" office:value-type="float" office:value="0" calcext:value-type="float">
            <text:p/>
          </table:table-cell>
          <table:table-cell table:formula="of:=IF((ROW() - [.$B$13] &lt; 3);0;FLOOR(IFERROR(OFFSET([.$F712];-1*[.$B$13];0 );0) * [.$B$14]))" office:value-type="float" office:value="0" calcext:value-type="float">
            <text:p/>
          </table:table-cell>
          <table:table-cell table:formula="of:=SUM([.L$3:.L71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12]+1" office:value-type="date" office:date-value="2021-12-30" calcext:value-type="date">
            <text:p>12/30/21</text:p>
          </table:table-cell>
          <table:table-cell/>
          <table:table-cell table:formula="of:=IF([.G712] &lt; [.$B$25];CEILING([.G712]*[.$B$3];1);0)" office:value-type="float" office:value="0" calcext:value-type="float">
            <text:p/>
          </table:table-cell>
          <table:table-cell table:formula="of:=IF([.G712] &lt; [.$B$25];SUM([.F$3:.F713]);[.$B$25])" office:value-type="float" office:value="222350062.5" calcext:value-type="float">
            <text:p>222,350,063</text:p>
          </table:table-cell>
          <table:table-cell table:formula="of:=IF((ROW() - [.$B$21] &lt; 3);0;FLOOR(IFERROR(OFFSET([.$F71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13] &gt; [.$B$20];[.I713]-[.$B$20];0)" office:value-type="float" office:value="0" calcext:value-type="float">
            <text:p/>
          </table:table-cell>
          <table:table-cell table:formula="of:=IF([.J713] &gt; 0; ROUND([.$B$23] *MIN([.J713];[.H713])); 0)" office:value-type="float" office:value="0" calcext:value-type="float">
            <text:p/>
          </table:table-cell>
          <table:table-cell table:formula="of:=IF((ROW() - [.$B$13] &lt; 3);0;FLOOR(IFERROR(OFFSET([.$F713];-1*[.$B$13];0 );0) * [.$B$14]))" office:value-type="float" office:value="0" calcext:value-type="float">
            <text:p/>
          </table:table-cell>
          <table:table-cell table:formula="of:=SUM([.L$3:.L71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13]+1" office:value-type="date" office:date-value="2021-12-31" calcext:value-type="date">
            <text:p>12/31/21</text:p>
          </table:table-cell>
          <table:table-cell/>
          <table:table-cell table:formula="of:=IF([.G713] &lt; [.$B$25];CEILING([.G713]*[.$B$3];1);0)" office:value-type="float" office:value="0" calcext:value-type="float">
            <text:p/>
          </table:table-cell>
          <table:table-cell table:formula="of:=IF([.G713] &lt; [.$B$25];SUM([.F$3:.F714]);[.$B$25])" office:value-type="float" office:value="222350062.5" calcext:value-type="float">
            <text:p>222,350,063</text:p>
          </table:table-cell>
          <table:table-cell table:formula="of:=IF((ROW() - [.$B$21] &lt; 3);0;FLOOR(IFERROR(OFFSET([.$F71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14] &gt; [.$B$20];[.I714]-[.$B$20];0)" office:value-type="float" office:value="0" calcext:value-type="float">
            <text:p/>
          </table:table-cell>
          <table:table-cell table:formula="of:=IF([.J714] &gt; 0; ROUND([.$B$23] *MIN([.J714];[.H714])); 0)" office:value-type="float" office:value="0" calcext:value-type="float">
            <text:p/>
          </table:table-cell>
          <table:table-cell table:formula="of:=IF((ROW() - [.$B$13] &lt; 3);0;FLOOR(IFERROR(OFFSET([.$F714];-1*[.$B$13];0 );0) * [.$B$14]))" office:value-type="float" office:value="0" calcext:value-type="float">
            <text:p/>
          </table:table-cell>
          <table:table-cell table:formula="of:=SUM([.L$3:.L71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14]+1" office:value-type="date" office:date-value="2022-01-01" calcext:value-type="date">
            <text:p>01/01/22</text:p>
          </table:table-cell>
          <table:table-cell/>
          <table:table-cell table:formula="of:=IF([.G714] &lt; [.$B$25];CEILING([.G714]*[.$B$3];1);0)" office:value-type="float" office:value="0" calcext:value-type="float">
            <text:p/>
          </table:table-cell>
          <table:table-cell table:formula="of:=IF([.G714] &lt; [.$B$25];SUM([.F$3:.F715]);[.$B$25])" office:value-type="float" office:value="222350062.5" calcext:value-type="float">
            <text:p>222,350,063</text:p>
          </table:table-cell>
          <table:table-cell table:formula="of:=IF((ROW() - [.$B$21] &lt; 3);0;FLOOR(IFERROR(OFFSET([.$F71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15] &gt; [.$B$20];[.I715]-[.$B$20];0)" office:value-type="float" office:value="0" calcext:value-type="float">
            <text:p/>
          </table:table-cell>
          <table:table-cell table:formula="of:=IF([.J715] &gt; 0; ROUND([.$B$23] *MIN([.J715];[.H715])); 0)" office:value-type="float" office:value="0" calcext:value-type="float">
            <text:p/>
          </table:table-cell>
          <table:table-cell table:formula="of:=IF((ROW() - [.$B$13] &lt; 3);0;FLOOR(IFERROR(OFFSET([.$F715];-1*[.$B$13];0 );0) * [.$B$14]))" office:value-type="float" office:value="0" calcext:value-type="float">
            <text:p/>
          </table:table-cell>
          <table:table-cell table:formula="of:=SUM([.L$3:.L71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15]+1" office:value-type="date" office:date-value="2022-01-02" calcext:value-type="date">
            <text:p>01/02/22</text:p>
          </table:table-cell>
          <table:table-cell/>
          <table:table-cell table:formula="of:=IF([.G715] &lt; [.$B$25];CEILING([.G715]*[.$B$3];1);0)" office:value-type="float" office:value="0" calcext:value-type="float">
            <text:p/>
          </table:table-cell>
          <table:table-cell table:formula="of:=IF([.G715] &lt; [.$B$25];SUM([.F$3:.F716]);[.$B$25])" office:value-type="float" office:value="222350062.5" calcext:value-type="float">
            <text:p>222,350,063</text:p>
          </table:table-cell>
          <table:table-cell table:formula="of:=IF((ROW() - [.$B$21] &lt; 3);0;FLOOR(IFERROR(OFFSET([.$F71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16] &gt; [.$B$20];[.I716]-[.$B$20];0)" office:value-type="float" office:value="0" calcext:value-type="float">
            <text:p/>
          </table:table-cell>
          <table:table-cell table:formula="of:=IF([.J716] &gt; 0; ROUND([.$B$23] *MIN([.J716];[.H716])); 0)" office:value-type="float" office:value="0" calcext:value-type="float">
            <text:p/>
          </table:table-cell>
          <table:table-cell table:formula="of:=IF((ROW() - [.$B$13] &lt; 3);0;FLOOR(IFERROR(OFFSET([.$F716];-1*[.$B$13];0 );0) * [.$B$14]))" office:value-type="float" office:value="0" calcext:value-type="float">
            <text:p/>
          </table:table-cell>
          <table:table-cell table:formula="of:=SUM([.L$3:.L71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16]+1" office:value-type="date" office:date-value="2022-01-03" calcext:value-type="date">
            <text:p>01/03/22</text:p>
          </table:table-cell>
          <table:table-cell/>
          <table:table-cell table:formula="of:=IF([.G716] &lt; [.$B$25];CEILING([.G716]*[.$B$3];1);0)" office:value-type="float" office:value="0" calcext:value-type="float">
            <text:p/>
          </table:table-cell>
          <table:table-cell table:formula="of:=IF([.G716] &lt; [.$B$25];SUM([.F$3:.F717]);[.$B$25])" office:value-type="float" office:value="222350062.5" calcext:value-type="float">
            <text:p>222,350,063</text:p>
          </table:table-cell>
          <table:table-cell table:formula="of:=IF((ROW() - [.$B$21] &lt; 3);0;FLOOR(IFERROR(OFFSET([.$F71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17] &gt; [.$B$20];[.I717]-[.$B$20];0)" office:value-type="float" office:value="0" calcext:value-type="float">
            <text:p/>
          </table:table-cell>
          <table:table-cell table:formula="of:=IF([.J717] &gt; 0; ROUND([.$B$23] *MIN([.J717];[.H717])); 0)" office:value-type="float" office:value="0" calcext:value-type="float">
            <text:p/>
          </table:table-cell>
          <table:table-cell table:formula="of:=IF((ROW() - [.$B$13] &lt; 3);0;FLOOR(IFERROR(OFFSET([.$F717];-1*[.$B$13];0 );0) * [.$B$14]))" office:value-type="float" office:value="0" calcext:value-type="float">
            <text:p/>
          </table:table-cell>
          <table:table-cell table:formula="of:=SUM([.L$3:.L71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17]+1" office:value-type="date" office:date-value="2022-01-04" calcext:value-type="date">
            <text:p>01/04/22</text:p>
          </table:table-cell>
          <table:table-cell/>
          <table:table-cell table:formula="of:=IF([.G717] &lt; [.$B$25];CEILING([.G717]*[.$B$3];1);0)" office:value-type="float" office:value="0" calcext:value-type="float">
            <text:p/>
          </table:table-cell>
          <table:table-cell table:formula="of:=IF([.G717] &lt; [.$B$25];SUM([.F$3:.F718]);[.$B$25])" office:value-type="float" office:value="222350062.5" calcext:value-type="float">
            <text:p>222,350,063</text:p>
          </table:table-cell>
          <table:table-cell table:formula="of:=IF((ROW() - [.$B$21] &lt; 3);0;FLOOR(IFERROR(OFFSET([.$F71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18] &gt; [.$B$20];[.I718]-[.$B$20];0)" office:value-type="float" office:value="0" calcext:value-type="float">
            <text:p/>
          </table:table-cell>
          <table:table-cell table:formula="of:=IF([.J718] &gt; 0; ROUND([.$B$23] *MIN([.J718];[.H718])); 0)" office:value-type="float" office:value="0" calcext:value-type="float">
            <text:p/>
          </table:table-cell>
          <table:table-cell table:formula="of:=IF((ROW() - [.$B$13] &lt; 3);0;FLOOR(IFERROR(OFFSET([.$F718];-1*[.$B$13];0 );0) * [.$B$14]))" office:value-type="float" office:value="0" calcext:value-type="float">
            <text:p/>
          </table:table-cell>
          <table:table-cell table:formula="of:=SUM([.L$3:.L71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18]+1" office:value-type="date" office:date-value="2022-01-05" calcext:value-type="date">
            <text:p>01/05/22</text:p>
          </table:table-cell>
          <table:table-cell/>
          <table:table-cell table:formula="of:=IF([.G718] &lt; [.$B$25];CEILING([.G718]*[.$B$3];1);0)" office:value-type="float" office:value="0" calcext:value-type="float">
            <text:p/>
          </table:table-cell>
          <table:table-cell table:formula="of:=IF([.G718] &lt; [.$B$25];SUM([.F$3:.F719]);[.$B$25])" office:value-type="float" office:value="222350062.5" calcext:value-type="float">
            <text:p>222,350,063</text:p>
          </table:table-cell>
          <table:table-cell table:formula="of:=IF((ROW() - [.$B$21] &lt; 3);0;FLOOR(IFERROR(OFFSET([.$F71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19] &gt; [.$B$20];[.I719]-[.$B$20];0)" office:value-type="float" office:value="0" calcext:value-type="float">
            <text:p/>
          </table:table-cell>
          <table:table-cell table:formula="of:=IF([.J719] &gt; 0; ROUND([.$B$23] *MIN([.J719];[.H719])); 0)" office:value-type="float" office:value="0" calcext:value-type="float">
            <text:p/>
          </table:table-cell>
          <table:table-cell table:formula="of:=IF((ROW() - [.$B$13] &lt; 3);0;FLOOR(IFERROR(OFFSET([.$F719];-1*[.$B$13];0 );0) * [.$B$14]))" office:value-type="float" office:value="0" calcext:value-type="float">
            <text:p/>
          </table:table-cell>
          <table:table-cell table:formula="of:=SUM([.L$3:.L71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19]+1" office:value-type="date" office:date-value="2022-01-06" calcext:value-type="date">
            <text:p>01/06/22</text:p>
          </table:table-cell>
          <table:table-cell/>
          <table:table-cell table:formula="of:=IF([.G719] &lt; [.$B$25];CEILING([.G719]*[.$B$3];1);0)" office:value-type="float" office:value="0" calcext:value-type="float">
            <text:p/>
          </table:table-cell>
          <table:table-cell table:formula="of:=IF([.G719] &lt; [.$B$25];SUM([.F$3:.F720]);[.$B$25])" office:value-type="float" office:value="222350062.5" calcext:value-type="float">
            <text:p>222,350,063</text:p>
          </table:table-cell>
          <table:table-cell table:formula="of:=IF((ROW() - [.$B$21] &lt; 3);0;FLOOR(IFERROR(OFFSET([.$F72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20] &gt; [.$B$20];[.I720]-[.$B$20];0)" office:value-type="float" office:value="0" calcext:value-type="float">
            <text:p/>
          </table:table-cell>
          <table:table-cell table:formula="of:=IF([.J720] &gt; 0; ROUND([.$B$23] *MIN([.J720];[.H720])); 0)" office:value-type="float" office:value="0" calcext:value-type="float">
            <text:p/>
          </table:table-cell>
          <table:table-cell table:formula="of:=IF((ROW() - [.$B$13] &lt; 3);0;FLOOR(IFERROR(OFFSET([.$F720];-1*[.$B$13];0 );0) * [.$B$14]))" office:value-type="float" office:value="0" calcext:value-type="float">
            <text:p/>
          </table:table-cell>
          <table:table-cell table:formula="of:=SUM([.L$3:.L72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20]+1" office:value-type="date" office:date-value="2022-01-07" calcext:value-type="date">
            <text:p>01/07/22</text:p>
          </table:table-cell>
          <table:table-cell/>
          <table:table-cell table:formula="of:=IF([.G720] &lt; [.$B$25];CEILING([.G720]*[.$B$3];1);0)" office:value-type="float" office:value="0" calcext:value-type="float">
            <text:p/>
          </table:table-cell>
          <table:table-cell table:formula="of:=IF([.G720] &lt; [.$B$25];SUM([.F$3:.F721]);[.$B$25])" office:value-type="float" office:value="222350062.5" calcext:value-type="float">
            <text:p>222,350,063</text:p>
          </table:table-cell>
          <table:table-cell table:formula="of:=IF((ROW() - [.$B$21] &lt; 3);0;FLOOR(IFERROR(OFFSET([.$F72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21] &gt; [.$B$20];[.I721]-[.$B$20];0)" office:value-type="float" office:value="0" calcext:value-type="float">
            <text:p/>
          </table:table-cell>
          <table:table-cell table:formula="of:=IF([.J721] &gt; 0; ROUND([.$B$23] *MIN([.J721];[.H721])); 0)" office:value-type="float" office:value="0" calcext:value-type="float">
            <text:p/>
          </table:table-cell>
          <table:table-cell table:formula="of:=IF((ROW() - [.$B$13] &lt; 3);0;FLOOR(IFERROR(OFFSET([.$F721];-1*[.$B$13];0 );0) * [.$B$14]))" office:value-type="float" office:value="0" calcext:value-type="float">
            <text:p/>
          </table:table-cell>
          <table:table-cell table:formula="of:=SUM([.L$3:.L72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21]+1" office:value-type="date" office:date-value="2022-01-08" calcext:value-type="date">
            <text:p>01/08/22</text:p>
          </table:table-cell>
          <table:table-cell/>
          <table:table-cell table:formula="of:=IF([.G721] &lt; [.$B$25];CEILING([.G721]*[.$B$3];1);0)" office:value-type="float" office:value="0" calcext:value-type="float">
            <text:p/>
          </table:table-cell>
          <table:table-cell table:formula="of:=IF([.G721] &lt; [.$B$25];SUM([.F$3:.F722]);[.$B$25])" office:value-type="float" office:value="222350062.5" calcext:value-type="float">
            <text:p>222,350,063</text:p>
          </table:table-cell>
          <table:table-cell table:formula="of:=IF((ROW() - [.$B$21] &lt; 3);0;FLOOR(IFERROR(OFFSET([.$F72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22] &gt; [.$B$20];[.I722]-[.$B$20];0)" office:value-type="float" office:value="0" calcext:value-type="float">
            <text:p/>
          </table:table-cell>
          <table:table-cell table:formula="of:=IF([.J722] &gt; 0; ROUND([.$B$23] *MIN([.J722];[.H722])); 0)" office:value-type="float" office:value="0" calcext:value-type="float">
            <text:p/>
          </table:table-cell>
          <table:table-cell table:formula="of:=IF((ROW() - [.$B$13] &lt; 3);0;FLOOR(IFERROR(OFFSET([.$F722];-1*[.$B$13];0 );0) * [.$B$14]))" office:value-type="float" office:value="0" calcext:value-type="float">
            <text:p/>
          </table:table-cell>
          <table:table-cell table:formula="of:=SUM([.L$3:.L72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22]+1" office:value-type="date" office:date-value="2022-01-09" calcext:value-type="date">
            <text:p>01/09/22</text:p>
          </table:table-cell>
          <table:table-cell/>
          <table:table-cell table:formula="of:=IF([.G722] &lt; [.$B$25];CEILING([.G722]*[.$B$3];1);0)" office:value-type="float" office:value="0" calcext:value-type="float">
            <text:p/>
          </table:table-cell>
          <table:table-cell table:formula="of:=IF([.G722] &lt; [.$B$25];SUM([.F$3:.F723]);[.$B$25])" office:value-type="float" office:value="222350062.5" calcext:value-type="float">
            <text:p>222,350,063</text:p>
          </table:table-cell>
          <table:table-cell table:formula="of:=IF((ROW() - [.$B$21] &lt; 3);0;FLOOR(IFERROR(OFFSET([.$F72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23] &gt; [.$B$20];[.I723]-[.$B$20];0)" office:value-type="float" office:value="0" calcext:value-type="float">
            <text:p/>
          </table:table-cell>
          <table:table-cell table:formula="of:=IF([.J723] &gt; 0; ROUND([.$B$23] *MIN([.J723];[.H723])); 0)" office:value-type="float" office:value="0" calcext:value-type="float">
            <text:p/>
          </table:table-cell>
          <table:table-cell table:formula="of:=IF((ROW() - [.$B$13] &lt; 3);0;FLOOR(IFERROR(OFFSET([.$F723];-1*[.$B$13];0 );0) * [.$B$14]))" office:value-type="float" office:value="0" calcext:value-type="float">
            <text:p/>
          </table:table-cell>
          <table:table-cell table:formula="of:=SUM([.L$3:.L72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23]+1" office:value-type="date" office:date-value="2022-01-10" calcext:value-type="date">
            <text:p>01/10/22</text:p>
          </table:table-cell>
          <table:table-cell/>
          <table:table-cell table:formula="of:=IF([.G723] &lt; [.$B$25];CEILING([.G723]*[.$B$3];1);0)" office:value-type="float" office:value="0" calcext:value-type="float">
            <text:p/>
          </table:table-cell>
          <table:table-cell table:formula="of:=IF([.G723] &lt; [.$B$25];SUM([.F$3:.F724]);[.$B$25])" office:value-type="float" office:value="222350062.5" calcext:value-type="float">
            <text:p>222,350,063</text:p>
          </table:table-cell>
          <table:table-cell table:formula="of:=IF((ROW() - [.$B$21] &lt; 3);0;FLOOR(IFERROR(OFFSET([.$F72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24] &gt; [.$B$20];[.I724]-[.$B$20];0)" office:value-type="float" office:value="0" calcext:value-type="float">
            <text:p/>
          </table:table-cell>
          <table:table-cell table:formula="of:=IF([.J724] &gt; 0; ROUND([.$B$23] *MIN([.J724];[.H724])); 0)" office:value-type="float" office:value="0" calcext:value-type="float">
            <text:p/>
          </table:table-cell>
          <table:table-cell table:formula="of:=IF((ROW() - [.$B$13] &lt; 3);0;FLOOR(IFERROR(OFFSET([.$F724];-1*[.$B$13];0 );0) * [.$B$14]))" office:value-type="float" office:value="0" calcext:value-type="float">
            <text:p/>
          </table:table-cell>
          <table:table-cell table:formula="of:=SUM([.L$3:.L72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24]+1" office:value-type="date" office:date-value="2022-01-11" calcext:value-type="date">
            <text:p>01/11/22</text:p>
          </table:table-cell>
          <table:table-cell/>
          <table:table-cell table:formula="of:=IF([.G724] &lt; [.$B$25];CEILING([.G724]*[.$B$3];1);0)" office:value-type="float" office:value="0" calcext:value-type="float">
            <text:p/>
          </table:table-cell>
          <table:table-cell table:formula="of:=IF([.G724] &lt; [.$B$25];SUM([.F$3:.F725]);[.$B$25])" office:value-type="float" office:value="222350062.5" calcext:value-type="float">
            <text:p>222,350,063</text:p>
          </table:table-cell>
          <table:table-cell table:formula="of:=IF((ROW() - [.$B$21] &lt; 3);0;FLOOR(IFERROR(OFFSET([.$F72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25] &gt; [.$B$20];[.I725]-[.$B$20];0)" office:value-type="float" office:value="0" calcext:value-type="float">
            <text:p/>
          </table:table-cell>
          <table:table-cell table:formula="of:=IF([.J725] &gt; 0; ROUND([.$B$23] *MIN([.J725];[.H725])); 0)" office:value-type="float" office:value="0" calcext:value-type="float">
            <text:p/>
          </table:table-cell>
          <table:table-cell table:formula="of:=IF((ROW() - [.$B$13] &lt; 3);0;FLOOR(IFERROR(OFFSET([.$F725];-1*[.$B$13];0 );0) * [.$B$14]))" office:value-type="float" office:value="0" calcext:value-type="float">
            <text:p/>
          </table:table-cell>
          <table:table-cell table:formula="of:=SUM([.L$3:.L72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25]+1" office:value-type="date" office:date-value="2022-01-12" calcext:value-type="date">
            <text:p>01/12/22</text:p>
          </table:table-cell>
          <table:table-cell/>
          <table:table-cell table:formula="of:=IF([.G725] &lt; [.$B$25];CEILING([.G725]*[.$B$3];1);0)" office:value-type="float" office:value="0" calcext:value-type="float">
            <text:p/>
          </table:table-cell>
          <table:table-cell table:formula="of:=IF([.G725] &lt; [.$B$25];SUM([.F$3:.F726]);[.$B$25])" office:value-type="float" office:value="222350062.5" calcext:value-type="float">
            <text:p>222,350,063</text:p>
          </table:table-cell>
          <table:table-cell table:formula="of:=IF((ROW() - [.$B$21] &lt; 3);0;FLOOR(IFERROR(OFFSET([.$F72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26] &gt; [.$B$20];[.I726]-[.$B$20];0)" office:value-type="float" office:value="0" calcext:value-type="float">
            <text:p/>
          </table:table-cell>
          <table:table-cell table:formula="of:=IF([.J726] &gt; 0; ROUND([.$B$23] *MIN([.J726];[.H726])); 0)" office:value-type="float" office:value="0" calcext:value-type="float">
            <text:p/>
          </table:table-cell>
          <table:table-cell table:formula="of:=IF((ROW() - [.$B$13] &lt; 3);0;FLOOR(IFERROR(OFFSET([.$F726];-1*[.$B$13];0 );0) * [.$B$14]))" office:value-type="float" office:value="0" calcext:value-type="float">
            <text:p/>
          </table:table-cell>
          <table:table-cell table:formula="of:=SUM([.L$3:.L72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26]+1" office:value-type="date" office:date-value="2022-01-13" calcext:value-type="date">
            <text:p>01/13/22</text:p>
          </table:table-cell>
          <table:table-cell/>
          <table:table-cell table:formula="of:=IF([.G726] &lt; [.$B$25];CEILING([.G726]*[.$B$3];1);0)" office:value-type="float" office:value="0" calcext:value-type="float">
            <text:p/>
          </table:table-cell>
          <table:table-cell table:formula="of:=IF([.G726] &lt; [.$B$25];SUM([.F$3:.F727]);[.$B$25])" office:value-type="float" office:value="222350062.5" calcext:value-type="float">
            <text:p>222,350,063</text:p>
          </table:table-cell>
          <table:table-cell table:formula="of:=IF((ROW() - [.$B$21] &lt; 3);0;FLOOR(IFERROR(OFFSET([.$F727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27] &gt; [.$B$20];[.I727]-[.$B$20];0)" office:value-type="float" office:value="0" calcext:value-type="float">
            <text:p/>
          </table:table-cell>
          <table:table-cell table:formula="of:=IF([.J727] &gt; 0; ROUND([.$B$23] *MIN([.J727];[.H727])); 0)" office:value-type="float" office:value="0" calcext:value-type="float">
            <text:p/>
          </table:table-cell>
          <table:table-cell table:formula="of:=IF((ROW() - [.$B$13] &lt; 3);0;FLOOR(IFERROR(OFFSET([.$F727];-1*[.$B$13];0 );0) * [.$B$14]))" office:value-type="float" office:value="0" calcext:value-type="float">
            <text:p/>
          </table:table-cell>
          <table:table-cell table:formula="of:=SUM([.L$3:.L727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27]+1" office:value-type="date" office:date-value="2022-01-14" calcext:value-type="date">
            <text:p>01/14/22</text:p>
          </table:table-cell>
          <table:table-cell/>
          <table:table-cell table:formula="of:=IF([.G727] &lt; [.$B$25];CEILING([.G727]*[.$B$3];1);0)" office:value-type="float" office:value="0" calcext:value-type="float">
            <text:p/>
          </table:table-cell>
          <table:table-cell table:formula="of:=IF([.G727] &lt; [.$B$25];SUM([.F$3:.F728]);[.$B$25])" office:value-type="float" office:value="222350062.5" calcext:value-type="float">
            <text:p>222,350,063</text:p>
          </table:table-cell>
          <table:table-cell table:formula="of:=IF((ROW() - [.$B$21] &lt; 3);0;FLOOR(IFERROR(OFFSET([.$F728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28] &gt; [.$B$20];[.I728]-[.$B$20];0)" office:value-type="float" office:value="0" calcext:value-type="float">
            <text:p/>
          </table:table-cell>
          <table:table-cell table:formula="of:=IF([.J728] &gt; 0; ROUND([.$B$23] *MIN([.J728];[.H728])); 0)" office:value-type="float" office:value="0" calcext:value-type="float">
            <text:p/>
          </table:table-cell>
          <table:table-cell table:formula="of:=IF((ROW() - [.$B$13] &lt; 3);0;FLOOR(IFERROR(OFFSET([.$F728];-1*[.$B$13];0 );0) * [.$B$14]))" office:value-type="float" office:value="0" calcext:value-type="float">
            <text:p/>
          </table:table-cell>
          <table:table-cell table:formula="of:=SUM([.L$3:.L728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28]+1" office:value-type="date" office:date-value="2022-01-15" calcext:value-type="date">
            <text:p>01/15/22</text:p>
          </table:table-cell>
          <table:table-cell/>
          <table:table-cell table:formula="of:=IF([.G728] &lt; [.$B$25];CEILING([.G728]*[.$B$3];1);0)" office:value-type="float" office:value="0" calcext:value-type="float">
            <text:p/>
          </table:table-cell>
          <table:table-cell table:formula="of:=IF([.G728] &lt; [.$B$25];SUM([.F$3:.F729]);[.$B$25])" office:value-type="float" office:value="222350062.5" calcext:value-type="float">
            <text:p>222,350,063</text:p>
          </table:table-cell>
          <table:table-cell table:formula="of:=IF((ROW() - [.$B$21] &lt; 3);0;FLOOR(IFERROR(OFFSET([.$F729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29] &gt; [.$B$20];[.I729]-[.$B$20];0)" office:value-type="float" office:value="0" calcext:value-type="float">
            <text:p/>
          </table:table-cell>
          <table:table-cell table:formula="of:=IF([.J729] &gt; 0; ROUND([.$B$23] *MIN([.J729];[.H729])); 0)" office:value-type="float" office:value="0" calcext:value-type="float">
            <text:p/>
          </table:table-cell>
          <table:table-cell table:formula="of:=IF((ROW() - [.$B$13] &lt; 3);0;FLOOR(IFERROR(OFFSET([.$F729];-1*[.$B$13];0 );0) * [.$B$14]))" office:value-type="float" office:value="0" calcext:value-type="float">
            <text:p/>
          </table:table-cell>
          <table:table-cell table:formula="of:=SUM([.L$3:.L729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29]+1" office:value-type="date" office:date-value="2022-01-16" calcext:value-type="date">
            <text:p>01/16/22</text:p>
          </table:table-cell>
          <table:table-cell/>
          <table:table-cell table:formula="of:=IF([.G729] &lt; [.$B$25];CEILING([.G729]*[.$B$3];1);0)" office:value-type="float" office:value="0" calcext:value-type="float">
            <text:p/>
          </table:table-cell>
          <table:table-cell table:formula="of:=IF([.G729] &lt; [.$B$25];SUM([.F$3:.F730]);[.$B$25])" office:value-type="float" office:value="222350062.5" calcext:value-type="float">
            <text:p>222,350,063</text:p>
          </table:table-cell>
          <table:table-cell table:formula="of:=IF((ROW() - [.$B$21] &lt; 3);0;FLOOR(IFERROR(OFFSET([.$F730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30] &gt; [.$B$20];[.I730]-[.$B$20];0)" office:value-type="float" office:value="0" calcext:value-type="float">
            <text:p/>
          </table:table-cell>
          <table:table-cell table:formula="of:=IF([.J730] &gt; 0; ROUND([.$B$23] *MIN([.J730];[.H730])); 0)" office:value-type="float" office:value="0" calcext:value-type="float">
            <text:p/>
          </table:table-cell>
          <table:table-cell table:formula="of:=IF((ROW() - [.$B$13] &lt; 3);0;FLOOR(IFERROR(OFFSET([.$F730];-1*[.$B$13];0 );0) * [.$B$14]))" office:value-type="float" office:value="0" calcext:value-type="float">
            <text:p/>
          </table:table-cell>
          <table:table-cell table:formula="of:=SUM([.L$3:.L730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30]+1" office:value-type="date" office:date-value="2022-01-17" calcext:value-type="date">
            <text:p>01/17/22</text:p>
          </table:table-cell>
          <table:table-cell/>
          <table:table-cell table:formula="of:=IF([.G730] &lt; [.$B$25];CEILING([.G730]*[.$B$3];1);0)" office:value-type="float" office:value="0" calcext:value-type="float">
            <text:p/>
          </table:table-cell>
          <table:table-cell table:formula="of:=IF([.G730] &lt; [.$B$25];SUM([.F$3:.F731]);[.$B$25])" office:value-type="float" office:value="222350062.5" calcext:value-type="float">
            <text:p>222,350,063</text:p>
          </table:table-cell>
          <table:table-cell table:formula="of:=IF((ROW() - [.$B$21] &lt; 3);0;FLOOR(IFERROR(OFFSET([.$F731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31] &gt; [.$B$20];[.I731]-[.$B$20];0)" office:value-type="float" office:value="0" calcext:value-type="float">
            <text:p/>
          </table:table-cell>
          <table:table-cell table:formula="of:=IF([.J731] &gt; 0; ROUND([.$B$23] *MIN([.J731];[.H731])); 0)" office:value-type="float" office:value="0" calcext:value-type="float">
            <text:p/>
          </table:table-cell>
          <table:table-cell table:formula="of:=IF((ROW() - [.$B$13] &lt; 3);0;FLOOR(IFERROR(OFFSET([.$F731];-1*[.$B$13];0 );0) * [.$B$14]))" office:value-type="float" office:value="0" calcext:value-type="float">
            <text:p/>
          </table:table-cell>
          <table:table-cell table:formula="of:=SUM([.L$3:.L731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31]+1" office:value-type="date" office:date-value="2022-01-18" calcext:value-type="date">
            <text:p>01/18/22</text:p>
          </table:table-cell>
          <table:table-cell/>
          <table:table-cell table:formula="of:=IF([.G731] &lt; [.$B$25];CEILING([.G731]*[.$B$3];1);0)" office:value-type="float" office:value="0" calcext:value-type="float">
            <text:p/>
          </table:table-cell>
          <table:table-cell table:formula="of:=IF([.G731] &lt; [.$B$25];SUM([.F$3:.F732]);[.$B$25])" office:value-type="float" office:value="222350062.5" calcext:value-type="float">
            <text:p>222,350,063</text:p>
          </table:table-cell>
          <table:table-cell table:formula="of:=IF((ROW() - [.$B$21] &lt; 3);0;FLOOR(IFERROR(OFFSET([.$F732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32] &gt; [.$B$20];[.I732]-[.$B$20];0)" office:value-type="float" office:value="0" calcext:value-type="float">
            <text:p/>
          </table:table-cell>
          <table:table-cell table:formula="of:=IF([.J732] &gt; 0; ROUND([.$B$23] *MIN([.J732];[.H732])); 0)" office:value-type="float" office:value="0" calcext:value-type="float">
            <text:p/>
          </table:table-cell>
          <table:table-cell table:formula="of:=IF((ROW() - [.$B$13] &lt; 3);0;FLOOR(IFERROR(OFFSET([.$F732];-1*[.$B$13];0 );0) * [.$B$14]))" office:value-type="float" office:value="0" calcext:value-type="float">
            <text:p/>
          </table:table-cell>
          <table:table-cell table:formula="of:=SUM([.L$3:.L732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32]+1" office:value-type="date" office:date-value="2022-01-19" calcext:value-type="date">
            <text:p>01/19/22</text:p>
          </table:table-cell>
          <table:table-cell/>
          <table:table-cell table:formula="of:=IF([.G732] &lt; [.$B$25];CEILING([.G732]*[.$B$3];1);0)" office:value-type="float" office:value="0" calcext:value-type="float">
            <text:p/>
          </table:table-cell>
          <table:table-cell table:formula="of:=IF([.G732] &lt; [.$B$25];SUM([.F$3:.F733]);[.$B$25])" office:value-type="float" office:value="222350062.5" calcext:value-type="float">
            <text:p>222,350,063</text:p>
          </table:table-cell>
          <table:table-cell table:formula="of:=IF((ROW() - [.$B$21] &lt; 3);0;FLOOR(IFERROR(OFFSET([.$F733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33] &gt; [.$B$20];[.I733]-[.$B$20];0)" office:value-type="float" office:value="0" calcext:value-type="float">
            <text:p/>
          </table:table-cell>
          <table:table-cell table:formula="of:=IF([.J733] &gt; 0; ROUND([.$B$23] *MIN([.J733];[.H733])); 0)" office:value-type="float" office:value="0" calcext:value-type="float">
            <text:p/>
          </table:table-cell>
          <table:table-cell table:formula="of:=IF((ROW() - [.$B$13] &lt; 3);0;FLOOR(IFERROR(OFFSET([.$F733];-1*[.$B$13];0 );0) * [.$B$14]))" office:value-type="float" office:value="0" calcext:value-type="float">
            <text:p/>
          </table:table-cell>
          <table:table-cell table:formula="of:=SUM([.L$3:.L733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33]+1" office:value-type="date" office:date-value="2022-01-20" calcext:value-type="date">
            <text:p>01/20/22</text:p>
          </table:table-cell>
          <table:table-cell/>
          <table:table-cell table:formula="of:=IF([.G733] &lt; [.$B$25];CEILING([.G733]*[.$B$3];1);0)" office:value-type="float" office:value="0" calcext:value-type="float">
            <text:p/>
          </table:table-cell>
          <table:table-cell table:formula="of:=IF([.G733] &lt; [.$B$25];SUM([.F$3:.F734]);[.$B$25])" office:value-type="float" office:value="222350062.5" calcext:value-type="float">
            <text:p>222,350,063</text:p>
          </table:table-cell>
          <table:table-cell table:formula="of:=IF((ROW() - [.$B$21] &lt; 3);0;FLOOR(IFERROR(OFFSET([.$F734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34] &gt; [.$B$20];[.I734]-[.$B$20];0)" office:value-type="float" office:value="0" calcext:value-type="float">
            <text:p/>
          </table:table-cell>
          <table:table-cell table:formula="of:=IF([.J734] &gt; 0; ROUND([.$B$23] *MIN([.J734];[.H734])); 0)" office:value-type="float" office:value="0" calcext:value-type="float">
            <text:p/>
          </table:table-cell>
          <table:table-cell table:formula="of:=IF((ROW() - [.$B$13] &lt; 3);0;FLOOR(IFERROR(OFFSET([.$F734];-1*[.$B$13];0 );0) * [.$B$14]))" office:value-type="float" office:value="0" calcext:value-type="float">
            <text:p/>
          </table:table-cell>
          <table:table-cell table:formula="of:=SUM([.L$3:.L734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34]+1" office:value-type="date" office:date-value="2022-01-21" calcext:value-type="date">
            <text:p>01/21/22</text:p>
          </table:table-cell>
          <table:table-cell/>
          <table:table-cell table:formula="of:=IF([.G734] &lt; [.$B$25];CEILING([.G734]*[.$B$3];1);0)" office:value-type="float" office:value="0" calcext:value-type="float">
            <text:p/>
          </table:table-cell>
          <table:table-cell table:formula="of:=IF([.G734] &lt; [.$B$25];SUM([.F$3:.F735]);[.$B$25])" office:value-type="float" office:value="222350062.5" calcext:value-type="float">
            <text:p>222,350,063</text:p>
          </table:table-cell>
          <table:table-cell table:formula="of:=IF((ROW() - [.$B$21] &lt; 3);0;FLOOR(IFERROR(OFFSET([.$F735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35] &gt; [.$B$20];[.I735]-[.$B$20];0)" office:value-type="float" office:value="0" calcext:value-type="float">
            <text:p/>
          </table:table-cell>
          <table:table-cell table:formula="of:=IF([.J735] &gt; 0; ROUND([.$B$23] *MIN([.J735];[.H735])); 0)" office:value-type="float" office:value="0" calcext:value-type="float">
            <text:p/>
          </table:table-cell>
          <table:table-cell table:formula="of:=IF((ROW() - [.$B$13] &lt; 3);0;FLOOR(IFERROR(OFFSET([.$F735];-1*[.$B$13];0 );0) * [.$B$14]))" office:value-type="float" office:value="0" calcext:value-type="float">
            <text:p/>
          </table:table-cell>
          <table:table-cell table:formula="of:=SUM([.L$3:.L735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735]+1" office:value-type="date" office:date-value="2022-01-22" calcext:value-type="date">
            <text:p>01/22/22</text:p>
          </table:table-cell>
          <table:table-cell/>
          <table:table-cell table:formula="of:=IF([.G735] &lt; [.$B$25];CEILING([.G735]*[.$B$3];1);0)" office:value-type="float" office:value="0" calcext:value-type="float">
            <text:p/>
          </table:table-cell>
          <table:table-cell table:formula="of:=IF([.G735] &lt; [.$B$25];SUM([.F$3:.F736]);[.$B$25])" office:value-type="float" office:value="222350062.5" calcext:value-type="float">
            <text:p>222,350,063</text:p>
          </table:table-cell>
          <table:table-cell table:formula="of:=IF((ROW() - [.$B$21] &lt; 3);0;FLOOR(IFERROR(OFFSET([.$F736];-1*[.$B$21];0 );0) * [.$B$10]))" office:value-type="float" office:value="0" calcext:value-type="float">
            <text:p/>
          </table:table-cell>
          <table:table-cell table:formula="of:=SUM(INDEX([.H$1:.H$736];MAX(ROW()+(-1*[.$B$22])+1;3);1):INDEX([.H$1:.H$736];ROW();1))" office:value-type="float" office:value="0" calcext:value-type="float">
            <text:p/>
          </table:table-cell>
          <table:table-cell table:style-name="ce27" table:formula="of:=IF([.I736] &gt; [.$B$20];[.I736]-[.$B$20];0)" office:value-type="float" office:value="0" calcext:value-type="float">
            <text:p/>
          </table:table-cell>
          <table:table-cell table:formula="of:=IF([.J736] &gt; 0; ROUND([.$B$23] *MIN([.J736];[.H736])); 0)" office:value-type="float" office:value="0" calcext:value-type="float">
            <text:p/>
          </table:table-cell>
          <table:table-cell table:formula="of:=IF((ROW() - [.$B$13] &lt; 3);0;FLOOR(IFERROR(OFFSET([.$F736];-1*[.$B$13];0 );0) * [.$B$14]))" office:value-type="float" office:value="0" calcext:value-type="float">
            <text:p/>
          </table:table-cell>
          <table:table-cell table:formula="of:=SUM([.L$3:.L736])" office:value-type="float" office:value="6061951" calcext:value-type="float">
            <text:p>6,061,951</text:p>
          </table:table-cell>
          <table:table-cell table:number-columns-repeated="1011"/>
        </table:table-row>
        <table:table-row table:style-name="ro1" table:number-rows-repeated="10478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1">
      <number:number number:decimal-places="1" loext:min-decimal-places="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2" loext:min-decimal-places="2" number:min-integer-digits="0"/>
    </number:number-style>
    <number:number-style style:name="N134">
      <number:number number:decimal-places="1" loext:min-decimal-places="1" number:min-integer-digits="0"/>
    </number:number-style>
    <number:number-style style:name="N135">
      <number:number number:decimal-places="0" loext:min-decimal-places="0" number:min-integer-digits="0"/>
    </number:number-style>
    <number:number-style style:name="N136">
      <number:number number:decimal-places="0" loext:min-decimal-places="0" number:min-integer-digits="0" number:grouping="true"/>
    </number:number-style>
    <number:percentage-style style:name="N137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 style:data-style-name="N122">
      <style:table-cell-properties style:diagonal-bl-tr="none" style:diagonal-tl-br="none" loext:vertical-justify="auto"/>
      <style:paragraph-properties css3t:text-justify="auto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8T00:58:09.340000000</meta:creation-date>
    <meta:generator>LibreOffice/6.3.2.2$Windows_X86_64 LibreOffice_project/98b30e735bda24bc04ab42594c85f7fd8be07b9c</meta:generator>
    <dc:date>2020-03-18T08:23:13.308000000</dc:date>
    <meta:editing-duration>PT20M31S</meta:editing-duration>
    <meta:editing-cycles>5</meta:editing-cycles>
    <meta:document-statistic meta:table-count="2" meta:cell-count="6677" meta:object-count="0"/>
  </office:meta>
</office:document-meta>
</file>